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999n_o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12" table:number-columns-repeated="2" table:default-cell-style-name="Default"/>
        <table:table-column table:style-name="co4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999" calcext:value-type="float">
            <text:p>1011999</text:p>
          </table:table-cell>
          <table:table-cell office:value-type="float" office:value="7.86185" calcext:value-type="float">
            <text:p>7.86185</text:p>
          </table:table-cell>
          <table:table-cell office:value-type="float" office:value="477.2747" calcext:value-type="float">
            <text:p>477.2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24078" calcext:value-type="float">
            <text:p>0.06324078</text:p>
          </table:table-cell>
          <table:table-cell office:value-type="float" office:value="20.86392" calcext:value-type="float">
            <text:p>20.86392</text:p>
          </table:table-cell>
          <table:table-cell office:value-type="float" office:value="0" calcext:value-type="float">
            <text:p>0</text:p>
          </table:table-cell>
          <table:table-cell office:value-type="float" office:value="0.00009401833" calcext:value-type="float">
            <text:p>9.401833E-05</text:p>
          </table:table-cell>
          <table:table-cell office:value-type="float" office:value="0" calcext:value-type="float">
            <text:p>0</text:p>
          </table:table-cell>
          <table:table-cell office:value-type="float" office:value="0.016953" calcext:value-type="float">
            <text:p>0.016953</text:p>
          </table:table-cell>
          <table:table-cell office:value-type="float" office:value="-0.0006208597" calcext:value-type="float">
            <text:p>-0.0006208597</text:p>
          </table:table-cell>
          <table:table-cell office:value-type="float" office:value="-0.00007502122" calcext:value-type="float">
            <text:p>-7.502122E-05</text:p>
          </table:table-cell>
          <table:table-cell office:value-type="float" office:value="0.0000000000008969096" calcext:value-type="float">
            <text:p>8.969096E-13</text:p>
          </table:table-cell>
          <table:table-cell office:value-type="float" office:value="10.57933" calcext:value-type="float">
            <text:p>10.57933</text:p>
          </table:table-cell>
          <table:table-cell office:value-type="float" office:value="0.2171762" calcext:value-type="float">
            <text:p>0.2171762</text:p>
          </table:table-cell>
          <table:table-cell office:value-type="float" office:value="0.01676805" calcext:value-type="float">
            <text:p>0.01676805</text:p>
          </table:table-cell>
          <table:table-cell office:value-type="float" office:value="0.01698807" calcext:value-type="float">
            <text:p>0.01698807</text:p>
          </table:table-cell>
          <table:table-cell office:value-type="float" office:value="0.0217998" calcext:value-type="float">
            <text:p>0.0217998</text:p>
          </table:table-cell>
          <table:table-cell office:value-type="float" office:value="0.02468141" calcext:value-type="float">
            <text:p>0.02468141</text:p>
          </table:table-cell>
          <table:table-cell office:value-type="float" office:value="0.02298367" calcext:value-type="float">
            <text:p>0.02298367</text:p>
          </table:table-cell>
          <table:table-cell office:value-type="float" office:value="0.02566573" calcext:value-type="float">
            <text:p>0.02566573</text:p>
          </table:table-cell>
          <table:table-cell office:value-type="float" office:value="0.02270412" calcext:value-type="float">
            <text:p>0.02270412</text:p>
          </table:table-cell>
          <table:table-cell office:value-type="float" office:value="39.23282" calcext:value-type="float">
            <text:p>39.23282</text:p>
          </table:table-cell>
          <table:table-cell office:value-type="float" office:value="44.37222" calcext:value-type="float">
            <text:p>44.37222</text:p>
          </table:table-cell>
          <table:table-cell office:value-type="float" office:value="33.79258" calcext:value-type="float">
            <text:p>33.79258</text:p>
          </table:table-cell>
          <table:table-cell office:value-type="float" office:value="36.95122" calcext:value-type="float">
            <text:p>36.95122</text:p>
          </table:table-cell>
          <table:table-cell office:value-type="float" office:value="35.65041" calcext:value-type="float">
            <text:p>35.65041</text:p>
          </table:table-cell>
          <table:table-cell office:value-type="float" office:value="25.99764" calcext:value-type="float">
            <text:p>25.99764</text:p>
          </table:table-cell>
          <table:table-cell office:value-type="float" office:value="15.29552" calcext:value-type="float">
            <text:p>15.29552</text:p>
          </table:table-cell>
          <table:table-cell office:value-type="float" office:value="12.66572" calcext:value-type="float">
            <text:p>12.66572</text:p>
          </table:table-cell>
          <table:table-cell office:value-type="float" office:value="673.9925" calcext:value-type="float">
            <text:p>673.9925</text:p>
          </table:table-cell>
          <table:table-cell office:value-type="float" office:value="0" calcext:value-type="float">
            <text:p>0</text:p>
          </table:table-cell>
          <table:table-cell office:value-type="float" office:value="-0.0003008279" calcext:value-type="float">
            <text:p>-0.00030082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999" calcext:value-type="float">
            <text:p>2011999</text:p>
          </table:table-cell>
          <table:table-cell office:value-type="float" office:value="7.858595" calcext:value-type="float">
            <text:p>7.858595</text:p>
          </table:table-cell>
          <table:table-cell office:value-type="float" office:value="477.2679" calcext:value-type="float">
            <text:p>477.2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86925" calcext:value-type="float">
            <text:p>0.06286925</text:p>
          </table:table-cell>
          <table:table-cell office:value-type="float" office:value="20.85833" calcext:value-type="float">
            <text:p>20.85833</text:p>
          </table:table-cell>
          <table:table-cell office:value-type="float" office:value="0" calcext:value-type="float">
            <text:p>0</text:p>
          </table:table-cell>
          <table:table-cell office:value-type="float" office:value="0.0001874148" calcext:value-type="float">
            <text:p>0.0001874148</text:p>
          </table:table-cell>
          <table:table-cell office:value-type="float" office:value="0" calcext:value-type="float">
            <text:p>0</text:p>
          </table:table-cell>
          <table:table-cell office:value-type="float" office:value="0.03329614" calcext:value-type="float">
            <text:p>0.03329614</text:p>
          </table:table-cell>
          <table:table-cell office:value-type="float" office:value="-0.00115187" calcext:value-type="float">
            <text:p>-0.00115187</text:p>
          </table:table-cell>
          <table:table-cell office:value-type="float" office:value="-0.0001458232" calcext:value-type="float">
            <text:p>-0.0001458232</text:p>
          </table:table-cell>
          <table:table-cell office:value-type="float" office:value="0.000000000001743376" calcext:value-type="float">
            <text:p>1.743376E-12</text:p>
          </table:table-cell>
          <table:table-cell office:value-type="float" office:value="10.56802" calcext:value-type="float">
            <text:p>10.56802</text:p>
          </table:table-cell>
          <table:table-cell office:value-type="float" office:value="0.1882964" calcext:value-type="float">
            <text:p>0.1882964</text:p>
          </table:table-cell>
          <table:table-cell office:value-type="float" office:value="0.01634024" calcext:value-type="float">
            <text:p>0.01634024</text:p>
          </table:table-cell>
          <table:table-cell office:value-type="float" office:value="0.01677018" calcext:value-type="float">
            <text:p>0.01677018</text:p>
          </table:table-cell>
          <table:table-cell office:value-type="float" office:value="0.02175803" calcext:value-type="float">
            <text:p>0.02175803</text:p>
          </table:table-cell>
          <table:table-cell office:value-type="float" office:value="0.02458131" calcext:value-type="float">
            <text:p>0.02458131</text:p>
          </table:table-cell>
          <table:table-cell office:value-type="float" office:value="0.02290474" calcext:value-type="float">
            <text:p>0.02290474</text:p>
          </table:table-cell>
          <table:table-cell office:value-type="float" office:value="0.02566265" calcext:value-type="float">
            <text:p>0.02566265</text:p>
          </table:table-cell>
          <table:table-cell office:value-type="float" office:value="0.0226975" calcext:value-type="float">
            <text:p>0.0226975</text:p>
          </table:table-cell>
          <table:table-cell office:value-type="float" office:value="39.65602" calcext:value-type="float">
            <text:p>39.65602</text:p>
          </table:table-cell>
          <table:table-cell office:value-type="float" office:value="45.50853" calcext:value-type="float">
            <text:p>45.50853</text:p>
          </table:table-cell>
          <table:table-cell office:value-type="float" office:value="34.03953" calcext:value-type="float">
            <text:p>34.03953</text:p>
          </table:table-cell>
          <table:table-cell office:value-type="float" office:value="36.55077" calcext:value-type="float">
            <text:p>36.55077</text:p>
          </table:table-cell>
          <table:table-cell office:value-type="float" office:value="35.51384" calcext:value-type="float">
            <text:p>35.51384</text:p>
          </table:table-cell>
          <table:table-cell office:value-type="float" office:value="25.95103" calcext:value-type="float">
            <text:p>25.95103</text:p>
          </table:table-cell>
          <table:table-cell office:value-type="float" office:value="15.33813" calcext:value-type="float">
            <text:p>15.33813</text:p>
          </table:table-cell>
          <table:table-cell office:value-type="float" office:value="12.65535" calcext:value-type="float">
            <text:p>12.65535</text:p>
          </table:table-cell>
          <table:table-cell office:value-type="float" office:value="684.0198" calcext:value-type="float">
            <text:p>684.0198</text:p>
          </table:table-cell>
          <table:table-cell office:value-type="float" office:value="0" calcext:value-type="float">
            <text:p>0</text:p>
          </table:table-cell>
          <table:table-cell office:value-type="float" office:value="-0.000518102" calcext:value-type="float">
            <text:p>-0.000518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1999" calcext:value-type="float">
            <text:p>3011999</text:p>
          </table:table-cell>
          <table:table-cell office:value-type="float" office:value="7.855371" calcext:value-type="float">
            <text:p>7.855371</text:p>
          </table:table-cell>
          <table:table-cell office:value-type="float" office:value="477.2613" calcext:value-type="float">
            <text:p>477.2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82967" calcext:value-type="float">
            <text:p>0.06282967</text:p>
          </table:table-cell>
          <table:table-cell office:value-type="float" office:value="20.85309" calcext:value-type="float">
            <text:p>20.85309</text:p>
          </table:table-cell>
          <table:table-cell office:value-type="float" office:value="0" calcext:value-type="float">
            <text:p>0</text:p>
          </table:table-cell>
          <table:table-cell office:value-type="float" office:value="0.0002802123" calcext:value-type="float">
            <text:p>0.0002802123</text:p>
          </table:table-cell>
          <table:table-cell office:value-type="float" office:value="0" calcext:value-type="float">
            <text:p>0</text:p>
          </table:table-cell>
          <table:table-cell office:value-type="float" office:value="0.04901529" calcext:value-type="float">
            <text:p>0.04901529</text:p>
          </table:table-cell>
          <table:table-cell office:value-type="float" office:value="-0.001617282" calcext:value-type="float">
            <text:p>-0.001617282</text:p>
          </table:table-cell>
          <table:table-cell office:value-type="float" office:value="-0.0002227389" calcext:value-type="float">
            <text:p>-0.0002227389</text:p>
          </table:table-cell>
          <table:table-cell office:value-type="float" office:value="0.000000000002531181" calcext:value-type="float">
            <text:p>2.531181E-12</text:p>
          </table:table-cell>
          <table:table-cell office:value-type="float" office:value="10.5567" calcext:value-type="float">
            <text:p>10.5567</text:p>
          </table:table-cell>
          <table:table-cell office:value-type="float" office:value="0.1820814" calcext:value-type="float">
            <text:p>0.1820814</text:p>
          </table:table-cell>
          <table:table-cell office:value-type="float" office:value="0.01613346" calcext:value-type="float">
            <text:p>0.01613346</text:p>
          </table:table-cell>
          <table:table-cell office:value-type="float" office:value="0.01653054" calcext:value-type="float">
            <text:p>0.01653054</text:p>
          </table:table-cell>
          <table:table-cell office:value-type="float" office:value="0.02171931" calcext:value-type="float">
            <text:p>0.02171931</text:p>
          </table:table-cell>
          <table:table-cell office:value-type="float" office:value="0.02448148" calcext:value-type="float">
            <text:p>0.02448148</text:p>
          </table:table-cell>
          <table:table-cell office:value-type="float" office:value="0.0228267" calcext:value-type="float">
            <text:p>0.0228267</text:p>
          </table:table-cell>
          <table:table-cell office:value-type="float" office:value="0.02565621" calcext:value-type="float">
            <text:p>0.02565621</text:p>
          </table:table-cell>
          <table:table-cell office:value-type="float" office:value="0.02269131" calcext:value-type="float">
            <text:p>0.02269131</text:p>
          </table:table-cell>
          <table:table-cell office:value-type="float" office:value="40.35329" calcext:value-type="float">
            <text:p>40.35329</text:p>
          </table:table-cell>
          <table:table-cell office:value-type="float" office:value="46.26284" calcext:value-type="float">
            <text:p>46.26284</text:p>
          </table:table-cell>
          <table:table-cell office:value-type="float" office:value="34.21427" calcext:value-type="float">
            <text:p>34.21427</text:p>
          </table:table-cell>
          <table:table-cell office:value-type="float" office:value="36.29941" calcext:value-type="float">
            <text:p>36.29941</text:p>
          </table:table-cell>
          <table:table-cell office:value-type="float" office:value="35.37085" calcext:value-type="float">
            <text:p>35.37085</text:p>
          </table:table-cell>
          <table:table-cell office:value-type="float" office:value="25.89591" calcext:value-type="float">
            <text:p>25.89591</text:p>
          </table:table-cell>
          <table:table-cell office:value-type="float" office:value="15.3777" calcext:value-type="float">
            <text:p>15.3777</text:p>
          </table:table-cell>
          <table:table-cell office:value-type="float" office:value="12.64498" calcext:value-type="float">
            <text:p>12.64498</text:p>
          </table:table-cell>
          <table:table-cell office:value-type="float" office:value="693.538" calcext:value-type="float">
            <text:p>693.538</text:p>
          </table:table-cell>
          <table:table-cell office:value-type="float" office:value="0" calcext:value-type="float">
            <text:p>0</text:p>
          </table:table-cell>
          <table:table-cell office:value-type="float" office:value="-0.0008021338" calcext:value-type="float">
            <text:p>-0.0008021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1999" calcext:value-type="float">
            <text:p>4011999</text:p>
          </table:table-cell>
          <table:table-cell office:value-type="float" office:value="7.851939" calcext:value-type="float">
            <text:p>7.851939</text:p>
          </table:table-cell>
          <table:table-cell office:value-type="float" office:value="477.2545" calcext:value-type="float">
            <text:p>477.2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2336" calcext:value-type="float">
            <text:p>0.0632336</text:p>
          </table:table-cell>
          <table:table-cell office:value-type="float" office:value="20.84836" calcext:value-type="float">
            <text:p>20.84836</text:p>
          </table:table-cell>
          <table:table-cell office:value-type="float" office:value="0" calcext:value-type="float">
            <text:p>0</text:p>
          </table:table-cell>
          <table:table-cell office:value-type="float" office:value="0.000372456" calcext:value-type="float">
            <text:p>0.000372456</text:p>
          </table:table-cell>
          <table:table-cell office:value-type="float" office:value="0" calcext:value-type="float">
            <text:p>0</text:p>
          </table:table-cell>
          <table:table-cell office:value-type="float" office:value="0.06414437" calcext:value-type="float">
            <text:p>0.06414437</text:p>
          </table:table-cell>
          <table:table-cell office:value-type="float" office:value="-0.002101408" calcext:value-type="float">
            <text:p>-0.002101408</text:p>
          </table:table-cell>
          <table:table-cell office:value-type="float" office:value="-0.0003288455" calcext:value-type="float">
            <text:p>-0.0003288455</text:p>
          </table:table-cell>
          <table:table-cell office:value-type="float" office:value="0.000000000003283177" calcext:value-type="float">
            <text:p>3.283177E-12</text:p>
          </table:table-cell>
          <table:table-cell office:value-type="float" office:value="10.54511" calcext:value-type="float">
            <text:p>10.54511</text:p>
          </table:table-cell>
          <table:table-cell office:value-type="float" office:value="0.2088509" calcext:value-type="float">
            <text:p>0.2088509</text:p>
          </table:table-cell>
          <table:table-cell office:value-type="float" office:value="0.01622196" calcext:value-type="float">
            <text:p>0.01622196</text:p>
          </table:table-cell>
          <table:table-cell office:value-type="float" office:value="0.01643316" calcext:value-type="float">
            <text:p>0.01643316</text:p>
          </table:table-cell>
          <table:table-cell office:value-type="float" office:value="0.02167447" calcext:value-type="float">
            <text:p>0.02167447</text:p>
          </table:table-cell>
          <table:table-cell office:value-type="float" office:value="0.02438525" calcext:value-type="float">
            <text:p>0.02438525</text:p>
          </table:table-cell>
          <table:table-cell office:value-type="float" office:value="0.0227503" calcext:value-type="float">
            <text:p>0.0227503</text:p>
          </table:table-cell>
          <table:table-cell office:value-type="float" office:value="0.02564727" calcext:value-type="float">
            <text:p>0.02564727</text:p>
          </table:table-cell>
          <table:table-cell office:value-type="float" office:value="0.02268538" calcext:value-type="float">
            <text:p>0.02268538</text:p>
          </table:table-cell>
          <table:table-cell office:value-type="float" office:value="41.173" calcext:value-type="float">
            <text:p>41.173</text:p>
          </table:table-cell>
          <table:table-cell office:value-type="float" office:value="46.11228" calcext:value-type="float">
            <text:p>46.11228</text:p>
          </table:table-cell>
          <table:table-cell office:value-type="float" office:value="34.59325" calcext:value-type="float">
            <text:p>34.59325</text:p>
          </table:table-cell>
          <table:table-cell office:value-type="float" office:value="36.06203" calcext:value-type="float">
            <text:p>36.06203</text:p>
          </table:table-cell>
          <table:table-cell office:value-type="float" office:value="35.25108" calcext:value-type="float">
            <text:p>35.25108</text:p>
          </table:table-cell>
          <table:table-cell office:value-type="float" office:value="25.84517" calcext:value-type="float">
            <text:p>25.84517</text:p>
          </table:table-cell>
          <table:table-cell office:value-type="float" office:value="15.41627" calcext:value-type="float">
            <text:p>15.41627</text:p>
          </table:table-cell>
          <table:table-cell office:value-type="float" office:value="12.63451" calcext:value-type="float">
            <text:p>12.63451</text:p>
          </table:table-cell>
          <table:table-cell office:value-type="float" office:value="703.0716" calcext:value-type="float">
            <text:p>703.0716</text:p>
          </table:table-cell>
          <table:table-cell office:value-type="float" office:value="0" calcext:value-type="float">
            <text:p>0</text:p>
          </table:table-cell>
          <table:table-cell office:value-type="float" office:value="-0.001368316" calcext:value-type="float">
            <text:p>-0.001368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1999" calcext:value-type="float">
            <text:p>5011999</text:p>
          </table:table-cell>
          <table:table-cell office:value-type="float" office:value="7.848515" calcext:value-type="float">
            <text:p>7.848515</text:p>
          </table:table-cell>
          <table:table-cell office:value-type="float" office:value="477.2479" calcext:value-type="float">
            <text:p>477.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40607" calcext:value-type="float">
            <text:p>0.06340607</text:p>
          </table:table-cell>
          <table:table-cell office:value-type="float" office:value="20.84424" calcext:value-type="float">
            <text:p>20.84424</text:p>
          </table:table-cell>
          <table:table-cell office:value-type="float" office:value="0" calcext:value-type="float">
            <text:p>0</text:p>
          </table:table-cell>
          <table:table-cell office:value-type="float" office:value="0.0004641893" calcext:value-type="float">
            <text:p>0.0004641893</text:p>
          </table:table-cell>
          <table:table-cell office:value-type="float" office:value="0" calcext:value-type="float">
            <text:p>0</text:p>
          </table:table-cell>
          <table:table-cell office:value-type="float" office:value="0.07871384" calcext:value-type="float">
            <text:p>0.07871384</text:p>
          </table:table-cell>
          <table:table-cell office:value-type="float" office:value="-0.002645034" calcext:value-type="float">
            <text:p>-0.002645034</text:p>
          </table:table-cell>
          <table:table-cell office:value-type="float" office:value="-0.0004396516" calcext:value-type="float">
            <text:p>-0.0004396516</text:p>
          </table:table-cell>
          <table:table-cell office:value-type="float" office:value="0.000000000004010809" calcext:value-type="float">
            <text:p>4.010809E-12</text:p>
          </table:table-cell>
          <table:table-cell office:value-type="float" office:value="10.53359" calcext:value-type="float">
            <text:p>10.53359</text:p>
          </table:table-cell>
          <table:table-cell office:value-type="float" office:value="0.223118" calcext:value-type="float">
            <text:p>0.223118</text:p>
          </table:table-cell>
          <table:table-cell office:value-type="float" office:value="0.01629451" calcext:value-type="float">
            <text:p>0.01629451</text:p>
          </table:table-cell>
          <table:table-cell office:value-type="float" office:value="0.01647009" calcext:value-type="float">
            <text:p>0.01647009</text:p>
          </table:table-cell>
          <table:table-cell office:value-type="float" office:value="0.02162114" calcext:value-type="float">
            <text:p>0.02162114</text:p>
          </table:table-cell>
          <table:table-cell office:value-type="float" office:value="0.02429079" calcext:value-type="float">
            <text:p>0.02429079</text:p>
          </table:table-cell>
          <table:table-cell office:value-type="float" office:value="0.02267589" calcext:value-type="float">
            <text:p>0.02267589</text:p>
          </table:table-cell>
          <table:table-cell office:value-type="float" office:value="0.02563638" calcext:value-type="float">
            <text:p>0.02563638</text:p>
          </table:table-cell>
          <table:table-cell office:value-type="float" office:value="0.02267943" calcext:value-type="float">
            <text:p>0.02267943</text:p>
          </table:table-cell>
          <table:table-cell office:value-type="float" office:value="41.73891" calcext:value-type="float">
            <text:p>41.73891</text:p>
          </table:table-cell>
          <table:table-cell office:value-type="float" office:value="45.64557" calcext:value-type="float">
            <text:p>45.64557</text:p>
          </table:table-cell>
          <table:table-cell office:value-type="float" office:value="35.20664" calcext:value-type="float">
            <text:p>35.20664</text:p>
          </table:table-cell>
          <table:table-cell office:value-type="float" office:value="35.73832" calcext:value-type="float">
            <text:p>35.73832</text:p>
          </table:table-cell>
          <table:table-cell office:value-type="float" office:value="35.13394" calcext:value-type="float">
            <text:p>35.13394</text:p>
          </table:table-cell>
          <table:table-cell office:value-type="float" office:value="25.79814" calcext:value-type="float">
            <text:p>25.79814</text:p>
          </table:table-cell>
          <table:table-cell office:value-type="float" office:value="15.45502" calcext:value-type="float">
            <text:p>15.45502</text:p>
          </table:table-cell>
          <table:table-cell office:value-type="float" office:value="12.62394" calcext:value-type="float">
            <text:p>12.62394</text:p>
          </table:table-cell>
          <table:table-cell office:value-type="float" office:value="712.0964" calcext:value-type="float">
            <text:p>712.0964</text:p>
          </table:table-cell>
          <table:table-cell office:value-type="float" office:value="0" calcext:value-type="float">
            <text:p>0</text:p>
          </table:table-cell>
          <table:table-cell office:value-type="float" office:value="-0.002001935" calcext:value-type="float">
            <text:p>-0.0020019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1999" calcext:value-type="float">
            <text:p>6011999</text:p>
          </table:table-cell>
          <table:table-cell office:value-type="float" office:value="7.845121" calcext:value-type="float">
            <text:p>7.845121</text:p>
          </table:table-cell>
          <table:table-cell office:value-type="float" office:value="477.2414" calcext:value-type="float">
            <text:p>477.2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53775" calcext:value-type="float">
            <text:p>0.06353775</text:p>
          </table:table-cell>
          <table:table-cell office:value-type="float" office:value="20.84046" calcext:value-type="float">
            <text:p>20.84046</text:p>
          </table:table-cell>
          <table:table-cell office:value-type="float" office:value="0" calcext:value-type="float">
            <text:p>0</text:p>
          </table:table-cell>
          <table:table-cell office:value-type="float" office:value="0.0005554713" calcext:value-type="float">
            <text:p>0.0005554713</text:p>
          </table:table-cell>
          <table:table-cell office:value-type="float" office:value="0" calcext:value-type="float">
            <text:p>0</text:p>
          </table:table-cell>
          <table:table-cell office:value-type="float" office:value="0.09278888" calcext:value-type="float">
            <text:p>0.09278888</text:p>
          </table:table-cell>
          <table:table-cell office:value-type="float" office:value="-0.003232427" calcext:value-type="float">
            <text:p>-0.003232427</text:p>
          </table:table-cell>
          <table:table-cell office:value-type="float" office:value="-0.0005443321" calcext:value-type="float">
            <text:p>-0.0005443321</text:p>
          </table:table-cell>
          <table:table-cell office:value-type="float" office:value="0.000000000004737993" calcext:value-type="float">
            <text:p>4.737993E-12</text:p>
          </table:table-cell>
          <table:table-cell office:value-type="float" office:value="10.52211" calcext:value-type="float">
            <text:p>10.52211</text:p>
          </table:table-cell>
          <table:table-cell office:value-type="float" office:value="0.2317124" calcext:value-type="float">
            <text:p>0.2317124</text:p>
          </table:table-cell>
          <table:table-cell office:value-type="float" office:value="0.01633737" calcext:value-type="float">
            <text:p>0.01633737</text:p>
          </table:table-cell>
          <table:table-cell office:value-type="float" office:value="0.01651811" calcext:value-type="float">
            <text:p>0.01651811</text:p>
          </table:table-cell>
          <table:table-cell office:value-type="float" office:value="0.02156052" calcext:value-type="float">
            <text:p>0.02156052</text:p>
          </table:table-cell>
          <table:table-cell office:value-type="float" office:value="0.02418694" calcext:value-type="float">
            <text:p>0.02418694</text:p>
          </table:table-cell>
          <table:table-cell office:value-type="float" office:value="0.02259683" calcext:value-type="float">
            <text:p>0.02259683</text:p>
          </table:table-cell>
          <table:table-cell office:value-type="float" office:value="0.02562414" calcext:value-type="float">
            <text:p>0.02562414</text:p>
          </table:table-cell>
          <table:table-cell office:value-type="float" office:value="0.02267351" calcext:value-type="float">
            <text:p>0.02267351</text:p>
          </table:table-cell>
          <table:table-cell office:value-type="float" office:value="42.29434" calcext:value-type="float">
            <text:p>42.29434</text:p>
          </table:table-cell>
          <table:table-cell office:value-type="float" office:value="45.22123" calcext:value-type="float">
            <text:p>45.22123</text:p>
          </table:table-cell>
          <table:table-cell office:value-type="float" office:value="35.78334" calcext:value-type="float">
            <text:p>35.78334</text:p>
          </table:table-cell>
          <table:table-cell office:value-type="float" office:value="35.46228" calcext:value-type="float">
            <text:p>35.46228</text:p>
          </table:table-cell>
          <table:table-cell office:value-type="float" office:value="34.99757" calcext:value-type="float">
            <text:p>34.99757</text:p>
          </table:table-cell>
          <table:table-cell office:value-type="float" office:value="25.74387" calcext:value-type="float">
            <text:p>25.74387</text:p>
          </table:table-cell>
          <table:table-cell office:value-type="float" office:value="15.49467" calcext:value-type="float">
            <text:p>15.49467</text:p>
          </table:table-cell>
          <table:table-cell office:value-type="float" office:value="12.61345" calcext:value-type="float">
            <text:p>12.61345</text:p>
          </table:table-cell>
          <table:table-cell office:value-type="float" office:value="721.3306" calcext:value-type="float">
            <text:p>721.3306</text:p>
          </table:table-cell>
          <table:table-cell office:value-type="float" office:value="0" calcext:value-type="float">
            <text:p>0</text:p>
          </table:table-cell>
          <table:table-cell office:value-type="float" office:value="-0.0026324" calcext:value-type="float">
            <text:p>-0.00263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1999" calcext:value-type="float">
            <text:p>7011999</text:p>
          </table:table-cell>
          <table:table-cell office:value-type="float" office:value="7.841666" calcext:value-type="float">
            <text:p>7.841666</text:p>
          </table:table-cell>
          <table:table-cell office:value-type="float" office:value="477.2347" calcext:value-type="float">
            <text:p>477.2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68959" calcext:value-type="float">
            <text:p>0.06368959</text:p>
          </table:table-cell>
          <table:table-cell office:value-type="float" office:value="20.8373" calcext:value-type="float">
            <text:p>20.8373</text:p>
          </table:table-cell>
          <table:table-cell office:value-type="float" office:value="0" calcext:value-type="float">
            <text:p>0</text:p>
          </table:table-cell>
          <table:table-cell office:value-type="float" office:value="0.0006463327" calcext:value-type="float">
            <text:p>0.0006463327</text:p>
          </table:table-cell>
          <table:table-cell office:value-type="float" office:value="0" calcext:value-type="float">
            <text:p>0</text:p>
          </table:table-cell>
          <table:table-cell office:value-type="float" office:value="0.1063933" calcext:value-type="float">
            <text:p>0.1063933</text:p>
          </table:table-cell>
          <table:table-cell office:value-type="float" office:value="-0.003875361" calcext:value-type="float">
            <text:p>-0.003875361</text:p>
          </table:table-cell>
          <table:table-cell office:value-type="float" office:value="-0.0006564342" calcext:value-type="float">
            <text:p>-0.0006564342</text:p>
          </table:table-cell>
          <table:table-cell office:value-type="float" office:value="0.000000000005483784" calcext:value-type="float">
            <text:p>5.483784E-12</text:p>
          </table:table-cell>
          <table:table-cell office:value-type="float" office:value="10.51059" calcext:value-type="float">
            <text:p>10.51059</text:p>
          </table:table-cell>
          <table:table-cell office:value-type="float" office:value="0.2426858" calcext:value-type="float">
            <text:p>0.2426858</text:p>
          </table:table-cell>
          <table:table-cell office:value-type="float" office:value="0.01646981" calcext:value-type="float">
            <text:p>0.01646981</text:p>
          </table:table-cell>
          <table:table-cell office:value-type="float" office:value="0.01666688" calcext:value-type="float">
            <text:p>0.01666688</text:p>
          </table:table-cell>
          <table:table-cell office:value-type="float" office:value="0.02142155" calcext:value-type="float">
            <text:p>0.02142155</text:p>
          </table:table-cell>
          <table:table-cell office:value-type="float" office:value="0.02401459" calcext:value-type="float">
            <text:p>0.02401459</text:p>
          </table:table-cell>
          <table:table-cell office:value-type="float" office:value="0.02247802" calcext:value-type="float">
            <text:p>0.02247802</text:p>
          </table:table-cell>
          <table:table-cell office:value-type="float" office:value="0.0256012" calcext:value-type="float">
            <text:p>0.0256012</text:p>
          </table:table-cell>
          <table:table-cell office:value-type="float" office:value="0.0226664" calcext:value-type="float">
            <text:p>0.0226664</text:p>
          </table:table-cell>
          <table:table-cell office:value-type="float" office:value="42.82333" calcext:value-type="float">
            <text:p>42.82333</text:p>
          </table:table-cell>
          <table:table-cell office:value-type="float" office:value="44.87076" calcext:value-type="float">
            <text:p>44.87076</text:p>
          </table:table-cell>
          <table:table-cell office:value-type="float" office:value="36.45501" calcext:value-type="float">
            <text:p>36.45501</text:p>
          </table:table-cell>
          <table:table-cell office:value-type="float" office:value="35.27445" calcext:value-type="float">
            <text:p>35.27445</text:p>
          </table:table-cell>
          <table:table-cell office:value-type="float" office:value="34.71747" calcext:value-type="float">
            <text:p>34.71747</text:p>
          </table:table-cell>
          <table:table-cell office:value-type="float" office:value="25.64135" calcext:value-type="float">
            <text:p>25.64135</text:p>
          </table:table-cell>
          <table:table-cell office:value-type="float" office:value="15.52985" calcext:value-type="float">
            <text:p>15.52985</text:p>
          </table:table-cell>
          <table:table-cell office:value-type="float" office:value="12.60291" calcext:value-type="float">
            <text:p>12.60291</text:p>
          </table:table-cell>
          <table:table-cell office:value-type="float" office:value="729.9507" calcext:value-type="float">
            <text:p>729.9507</text:p>
          </table:table-cell>
          <table:table-cell office:value-type="float" office:value="0" calcext:value-type="float">
            <text:p>0</text:p>
          </table:table-cell>
          <table:table-cell office:value-type="float" office:value="-0.003304315" calcext:value-type="float">
            <text:p>-0.0033043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1999" calcext:value-type="float">
            <text:p>8011999</text:p>
          </table:table-cell>
          <table:table-cell office:value-type="float" office:value="7.83825" calcext:value-type="float">
            <text:p>7.83825</text:p>
          </table:table-cell>
          <table:table-cell office:value-type="float" office:value="477.228" calcext:value-type="float">
            <text:p>477.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74159" calcext:value-type="float">
            <text:p>0.06374159</text:p>
          </table:table-cell>
          <table:table-cell office:value-type="float" office:value="20.83465" calcext:value-type="float">
            <text:p>20.83465</text:p>
          </table:table-cell>
          <table:table-cell office:value-type="float" office:value="0" calcext:value-type="float">
            <text:p>0</text:p>
          </table:table-cell>
          <table:table-cell office:value-type="float" office:value="0.0007367312" calcext:value-type="float">
            <text:p>0.0007367312</text:p>
          </table:table-cell>
          <table:table-cell office:value-type="float" office:value="0" calcext:value-type="float">
            <text:p>0</text:p>
          </table:table-cell>
          <table:table-cell office:value-type="float" office:value="0.1194272" calcext:value-type="float">
            <text:p>0.1194272</text:p>
          </table:table-cell>
          <table:table-cell office:value-type="float" office:value="-0.004552562" calcext:value-type="float">
            <text:p>-0.004552562</text:p>
          </table:table-cell>
          <table:table-cell office:value-type="float" office:value="-0.0007644317" calcext:value-type="float">
            <text:p>-0.0007644317</text:p>
          </table:table-cell>
          <table:table-cell office:value-type="float" office:value="0.000000000006235693" calcext:value-type="float">
            <text:p>6.235693E-12</text:p>
          </table:table-cell>
          <table:table-cell office:value-type="float" office:value="10.49913" calcext:value-type="float">
            <text:p>10.49913</text:p>
          </table:table-cell>
          <table:table-cell office:value-type="float" office:value="0.2470069" calcext:value-type="float">
            <text:p>0.2470069</text:p>
          </table:table-cell>
          <table:table-cell office:value-type="float" office:value="0.01653274" calcext:value-type="float">
            <text:p>0.01653274</text:p>
          </table:table-cell>
          <table:table-cell office:value-type="float" office:value="0.01689862" calcext:value-type="float">
            <text:p>0.01689862</text:p>
          </table:table-cell>
          <table:table-cell office:value-type="float" office:value="0.02126591" calcext:value-type="float">
            <text:p>0.02126591</text:p>
          </table:table-cell>
          <table:table-cell office:value-type="float" office:value="0.02382251" calcext:value-type="float">
            <text:p>0.02382251</text:p>
          </table:table-cell>
          <table:table-cell office:value-type="float" office:value="0.02234322" calcext:value-type="float">
            <text:p>0.02234322</text:p>
          </table:table-cell>
          <table:table-cell office:value-type="float" office:value="0.02556801" calcext:value-type="float">
            <text:p>0.02556801</text:p>
          </table:table-cell>
          <table:table-cell office:value-type="float" office:value="0.02265757" calcext:value-type="float">
            <text:p>0.02265757</text:p>
          </table:table-cell>
          <table:table-cell office:value-type="float" office:value="43.22861" calcext:value-type="float">
            <text:p>43.22861</text:p>
          </table:table-cell>
          <table:table-cell office:value-type="float" office:value="44.55627" calcext:value-type="float">
            <text:p>44.55627</text:p>
          </table:table-cell>
          <table:table-cell office:value-type="float" office:value="37.28658" calcext:value-type="float">
            <text:p>37.28658</text:p>
          </table:table-cell>
          <table:table-cell office:value-type="float" office:value="35.08946" calcext:value-type="float">
            <text:p>35.08946</text:p>
          </table:table-cell>
          <table:table-cell office:value-type="float" office:value="34.35952" calcext:value-type="float">
            <text:p>34.35952</text:p>
          </table:table-cell>
          <table:table-cell office:value-type="float" office:value="25.48854" calcext:value-type="float">
            <text:p>25.48854</text:p>
          </table:table-cell>
          <table:table-cell office:value-type="float" office:value="15.55638" calcext:value-type="float">
            <text:p>15.55638</text:p>
          </table:table-cell>
          <table:table-cell office:value-type="float" office:value="12.5922" calcext:value-type="float">
            <text:p>12.5922</text:p>
          </table:table-cell>
          <table:table-cell office:value-type="float" office:value="738.4965" calcext:value-type="float">
            <text:p>738.4965</text:p>
          </table:table-cell>
          <table:table-cell office:value-type="float" office:value="0" calcext:value-type="float">
            <text:p>0</text:p>
          </table:table-cell>
          <table:table-cell office:value-type="float" office:value="-0.00396706" calcext:value-type="float">
            <text:p>-0.003967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1999" calcext:value-type="float">
            <text:p>9011999</text:p>
          </table:table-cell>
          <table:table-cell office:value-type="float" office:value="7.834785" calcext:value-type="float">
            <text:p>7.834785</text:p>
          </table:table-cell>
          <table:table-cell office:value-type="float" office:value="477.2214" calcext:value-type="float">
            <text:p>477.2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89682" calcext:value-type="float">
            <text:p>0.06389682</text:p>
          </table:table-cell>
          <table:table-cell office:value-type="float" office:value="20.83261" calcext:value-type="float">
            <text:p>20.83261</text:p>
          </table:table-cell>
          <table:table-cell office:value-type="float" office:value="0" calcext:value-type="float">
            <text:p>0</text:p>
          </table:table-cell>
          <table:table-cell office:value-type="float" office:value="0.0008266488" calcext:value-type="float">
            <text:p>0.0008266488</text:p>
          </table:table-cell>
          <table:table-cell office:value-type="float" office:value="0" calcext:value-type="float">
            <text:p>0</text:p>
          </table:table-cell>
          <table:table-cell office:value-type="float" office:value="0.131834" calcext:value-type="float">
            <text:p>0.131834</text:p>
          </table:table-cell>
          <table:table-cell office:value-type="float" office:value="-0.00527237" calcext:value-type="float">
            <text:p>-0.00527237</text:p>
          </table:table-cell>
          <table:table-cell office:value-type="float" office:value="-0.0008766534" calcext:value-type="float">
            <text:p>-0.0008766534</text:p>
          </table:table-cell>
          <table:table-cell office:value-type="float" office:value="0.000000000006992427" calcext:value-type="float">
            <text:p>6.992427E-12</text:p>
          </table:table-cell>
          <table:table-cell office:value-type="float" office:value="10.48768" calcext:value-type="float">
            <text:p>10.48768</text:p>
          </table:table-cell>
          <table:table-cell office:value-type="float" office:value="0.2574689" calcext:value-type="float">
            <text:p>0.2574689</text:p>
          </table:table-cell>
          <table:table-cell office:value-type="float" office:value="0.01664836" calcext:value-type="float">
            <text:p>0.01664836</text:p>
          </table:table-cell>
          <table:table-cell office:value-type="float" office:value="0.0171924" calcext:value-type="float">
            <text:p>0.0171924</text:p>
          </table:table-cell>
          <table:table-cell office:value-type="float" office:value="0.0210797" calcext:value-type="float">
            <text:p>0.0210797</text:p>
          </table:table-cell>
          <table:table-cell office:value-type="float" office:value="0.02362216" calcext:value-type="float">
            <text:p>0.02362216</text:p>
          </table:table-cell>
          <table:table-cell office:value-type="float" office:value="0.02219911" calcext:value-type="float">
            <text:p>0.02219911</text:p>
          </table:table-cell>
          <table:table-cell office:value-type="float" office:value="0.02552464" calcext:value-type="float">
            <text:p>0.02552464</text:p>
          </table:table-cell>
          <table:table-cell office:value-type="float" office:value="0.02264736" calcext:value-type="float">
            <text:p>0.02264736</text:p>
          </table:table-cell>
          <table:table-cell office:value-type="float" office:value="43.67708" calcext:value-type="float">
            <text:p>43.67708</text:p>
          </table:table-cell>
          <table:table-cell office:value-type="float" office:value="44.27462" calcext:value-type="float">
            <text:p>44.27462</text:p>
          </table:table-cell>
          <table:table-cell office:value-type="float" office:value="38.24725" calcext:value-type="float">
            <text:p>38.24725</text:p>
          </table:table-cell>
          <table:table-cell office:value-type="float" office:value="34.8245" calcext:value-type="float">
            <text:p>34.8245</text:p>
          </table:table-cell>
          <table:table-cell office:value-type="float" office:value="33.98186" calcext:value-type="float">
            <text:p>33.98186</text:p>
          </table:table-cell>
          <table:table-cell office:value-type="float" office:value="25.30478" calcext:value-type="float">
            <text:p>25.30478</text:p>
          </table:table-cell>
          <table:table-cell office:value-type="float" office:value="15.57247" calcext:value-type="float">
            <text:p>15.57247</text:p>
          </table:table-cell>
          <table:table-cell office:value-type="float" office:value="12.58098" calcext:value-type="float">
            <text:p>12.58098</text:p>
          </table:table-cell>
          <table:table-cell office:value-type="float" office:value="746.781" calcext:value-type="float">
            <text:p>746.781</text:p>
          </table:table-cell>
          <table:table-cell office:value-type="float" office:value="0" calcext:value-type="float">
            <text:p>0</text:p>
          </table:table-cell>
          <table:table-cell office:value-type="float" office:value="-0.004667457" calcext:value-type="float">
            <text:p>-0.0046674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1999" calcext:value-type="float">
            <text:p>10011999</text:p>
          </table:table-cell>
          <table:table-cell office:value-type="float" office:value="7.831284" calcext:value-type="float">
            <text:p>7.831284</text:p>
          </table:table-cell>
          <table:table-cell office:value-type="float" office:value="477.2148" calcext:value-type="float">
            <text:p>477.2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0469" calcext:value-type="float">
            <text:p>0.0640469</text:p>
          </table:table-cell>
          <table:table-cell office:value-type="float" office:value="20.8314" calcext:value-type="float">
            <text:p>20.8314</text:p>
          </table:table-cell>
          <table:table-cell office:value-type="float" office:value="0" calcext:value-type="float">
            <text:p>0</text:p>
          </table:table-cell>
          <table:table-cell office:value-type="float" office:value="0.0009160416" calcext:value-type="float">
            <text:p>0.0009160416</text:p>
          </table:table-cell>
          <table:table-cell office:value-type="float" office:value="0" calcext:value-type="float">
            <text:p>0</text:p>
          </table:table-cell>
          <table:table-cell office:value-type="float" office:value="0.1435191" calcext:value-type="float">
            <text:p>0.1435191</text:p>
          </table:table-cell>
          <table:table-cell office:value-type="float" office:value="-0.006041931" calcext:value-type="float">
            <text:p>-0.006041931</text:p>
          </table:table-cell>
          <table:table-cell office:value-type="float" office:value="-0.000996656" calcext:value-type="float">
            <text:p>-0.000996656</text:p>
          </table:table-cell>
          <table:table-cell office:value-type="float" office:value="0.000000000007761862" calcext:value-type="float">
            <text:p>7.761862E-12</text:p>
          </table:table-cell>
          <table:table-cell office:value-type="float" office:value="10.47625" calcext:value-type="float">
            <text:p>10.47625</text:p>
          </table:table-cell>
          <table:table-cell office:value-type="float" office:value="0.269111" calcext:value-type="float">
            <text:p>0.269111</text:p>
          </table:table-cell>
          <table:table-cell office:value-type="float" office:value="0.01681963" calcext:value-type="float">
            <text:p>0.01681963</text:p>
          </table:table-cell>
          <table:table-cell office:value-type="float" office:value="0.01758845" calcext:value-type="float">
            <text:p>0.01758845</text:p>
          </table:table-cell>
          <table:table-cell office:value-type="float" office:value="0.02087346" calcext:value-type="float">
            <text:p>0.02087346</text:p>
          </table:table-cell>
          <table:table-cell office:value-type="float" office:value="0.02340006" calcext:value-type="float">
            <text:p>0.02340006</text:p>
          </table:table-cell>
          <table:table-cell office:value-type="float" office:value="0.02203782" calcext:value-type="float">
            <text:p>0.02203782</text:p>
          </table:table-cell>
          <table:table-cell office:value-type="float" office:value="0.02547161" calcext:value-type="float">
            <text:p>0.02547161</text:p>
          </table:table-cell>
          <table:table-cell office:value-type="float" office:value="0.0226358" calcext:value-type="float">
            <text:p>0.0226358</text:p>
          </table:table-cell>
          <table:table-cell office:value-type="float" office:value="44.04592" calcext:value-type="float">
            <text:p>44.04592</text:p>
          </table:table-cell>
          <table:table-cell office:value-type="float" office:value="44.04369" calcext:value-type="float">
            <text:p>44.04369</text:p>
          </table:table-cell>
          <table:table-cell office:value-type="float" office:value="39.39901" calcext:value-type="float">
            <text:p>39.39901</text:p>
          </table:table-cell>
          <table:table-cell office:value-type="float" office:value="34.52387" calcext:value-type="float">
            <text:p>34.52387</text:p>
          </table:table-cell>
          <table:table-cell office:value-type="float" office:value="33.52781" calcext:value-type="float">
            <text:p>33.52781</text:p>
          </table:table-cell>
          <table:table-cell office:value-type="float" office:value="25.06901" calcext:value-type="float">
            <text:p>25.06901</text:p>
          </table:table-cell>
          <table:table-cell office:value-type="float" office:value="15.57945" calcext:value-type="float">
            <text:p>15.57945</text:p>
          </table:table-cell>
          <table:table-cell office:value-type="float" office:value="12.56912" calcext:value-type="float">
            <text:p>12.56912</text:p>
          </table:table-cell>
          <table:table-cell office:value-type="float" office:value="754.4172" calcext:value-type="float">
            <text:p>754.4172</text:p>
          </table:table-cell>
          <table:table-cell office:value-type="float" office:value="0" calcext:value-type="float">
            <text:p>0</text:p>
          </table:table-cell>
          <table:table-cell office:value-type="float" office:value="-0.005408102" calcext:value-type="float">
            <text:p>-0.0054081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1999" calcext:value-type="float">
            <text:p>11011999</text:p>
          </table:table-cell>
          <table:table-cell office:value-type="float" office:value="7.827773" calcext:value-type="float">
            <text:p>7.827773</text:p>
          </table:table-cell>
          <table:table-cell office:value-type="float" office:value="477.2082" calcext:value-type="float">
            <text:p>477.2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12502" calcext:value-type="float">
            <text:p>0.06412502</text:p>
          </table:table-cell>
          <table:table-cell office:value-type="float" office:value="20.83104" calcext:value-type="float">
            <text:p>20.83104</text:p>
          </table:table-cell>
          <table:table-cell office:value-type="float" office:value="0" calcext:value-type="float">
            <text:p>0</text:p>
          </table:table-cell>
          <table:table-cell office:value-type="float" office:value="0.001004882" calcext:value-type="float">
            <text:p>0.001004882</text:p>
          </table:table-cell>
          <table:table-cell office:value-type="float" office:value="0" calcext:value-type="float">
            <text:p>0</text:p>
          </table:table-cell>
          <table:table-cell office:value-type="float" office:value="0.1544155" calcext:value-type="float">
            <text:p>0.1544155</text:p>
          </table:table-cell>
          <table:table-cell office:value-type="float" office:value="-0.006856297" calcext:value-type="float">
            <text:p>-0.006856297</text:p>
          </table:table-cell>
          <table:table-cell office:value-type="float" office:value="-0.001117957" calcext:value-type="float">
            <text:p>-0.001117957</text:p>
          </table:table-cell>
          <table:table-cell office:value-type="float" office:value="0.000000000008547816" calcext:value-type="float">
            <text:p>8.547816E-12</text:p>
          </table:table-cell>
          <table:table-cell office:value-type="float" office:value="10.46489" calcext:value-type="float">
            <text:p>10.46489</text:p>
          </table:table-cell>
          <table:table-cell office:value-type="float" office:value="0.275553" calcext:value-type="float">
            <text:p>0.275553</text:p>
          </table:table-cell>
          <table:table-cell office:value-type="float" office:value="0.0169612" calcext:value-type="float">
            <text:p>0.0169612</text:p>
          </table:table-cell>
          <table:table-cell office:value-type="float" office:value="0.01808125" calcext:value-type="float">
            <text:p>0.01808125</text:p>
          </table:table-cell>
          <table:table-cell office:value-type="float" office:value="0.02063683" calcext:value-type="float">
            <text:p>0.02063683</text:p>
          </table:table-cell>
          <table:table-cell office:value-type="float" office:value="0.02316116" calcext:value-type="float">
            <text:p>0.02316116</text:p>
          </table:table-cell>
          <table:table-cell office:value-type="float" office:value="0.02187124" calcext:value-type="float">
            <text:p>0.02187124</text:p>
          </table:table-cell>
          <table:table-cell office:value-type="float" office:value="0.0254101" calcext:value-type="float">
            <text:p>0.0254101</text:p>
          </table:table-cell>
          <table:table-cell office:value-type="float" office:value="0.02262278" calcext:value-type="float">
            <text:p>0.02262278</text:p>
          </table:table-cell>
          <table:table-cell office:value-type="float" office:value="44.3475" calcext:value-type="float">
            <text:p>44.3475</text:p>
          </table:table-cell>
          <table:table-cell office:value-type="float" office:value="43.83318" calcext:value-type="float">
            <text:p>43.83318</text:p>
          </table:table-cell>
          <table:table-cell office:value-type="float" office:value="40.73874" calcext:value-type="float">
            <text:p>40.73874</text:p>
          </table:table-cell>
          <table:table-cell office:value-type="float" office:value="34.13058" calcext:value-type="float">
            <text:p>34.13058</text:p>
          </table:table-cell>
          <table:table-cell office:value-type="float" office:value="33.02512" calcext:value-type="float">
            <text:p>33.02512</text:p>
          </table:table-cell>
          <table:table-cell office:value-type="float" office:value="24.81643" calcext:value-type="float">
            <text:p>24.81643</text:p>
          </table:table-cell>
          <table:table-cell office:value-type="float" office:value="15.57895" calcext:value-type="float">
            <text:p>15.57895</text:p>
          </table:table-cell>
          <table:table-cell office:value-type="float" office:value="12.55637" calcext:value-type="float">
            <text:p>12.55637</text:p>
          </table:table-cell>
          <table:table-cell office:value-type="float" office:value="761.7839" calcext:value-type="float">
            <text:p>761.7839</text:p>
          </table:table-cell>
          <table:table-cell office:value-type="float" office:value="0" calcext:value-type="float">
            <text:p>0</text:p>
          </table:table-cell>
          <table:table-cell office:value-type="float" office:value="-0.006159164" calcext:value-type="float">
            <text:p>-0.006159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1999" calcext:value-type="float">
            <text:p>12011999</text:p>
          </table:table-cell>
          <table:table-cell office:value-type="float" office:value="7.824254" calcext:value-type="float">
            <text:p>7.824254</text:p>
          </table:table-cell>
          <table:table-cell office:value-type="float" office:value="477.2017" calcext:value-type="float">
            <text:p>477.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21119" calcext:value-type="float">
            <text:p>0.06421119</text:p>
          </table:table-cell>
          <table:table-cell office:value-type="float" office:value="20.8315" calcext:value-type="float">
            <text:p>20.8315</text:p>
          </table:table-cell>
          <table:table-cell office:value-type="float" office:value="0" calcext:value-type="float">
            <text:p>0</text:p>
          </table:table-cell>
          <table:table-cell office:value-type="float" office:value="0.001093159" calcext:value-type="float">
            <text:p>0.001093159</text:p>
          </table:table-cell>
          <table:table-cell office:value-type="float" office:value="0" calcext:value-type="float">
            <text:p>0</text:p>
          </table:table-cell>
          <table:table-cell office:value-type="float" office:value="0.1644903" calcext:value-type="float">
            <text:p>0.1644903</text:p>
          </table:table-cell>
          <table:table-cell office:value-type="float" office:value="-0.007715031" calcext:value-type="float">
            <text:p>-0.007715031</text:p>
          </table:table-cell>
          <table:table-cell office:value-type="float" office:value="-0.001241448" calcext:value-type="float">
            <text:p>-0.001241448</text:p>
          </table:table-cell>
          <table:table-cell office:value-type="float" office:value="0.000000000009354227" calcext:value-type="float">
            <text:p>9.354227E-12</text:p>
          </table:table-cell>
          <table:table-cell office:value-type="float" office:value="10.4536" calcext:value-type="float">
            <text:p>10.4536</text:p>
          </table:table-cell>
          <table:table-cell office:value-type="float" office:value="0.2828709" calcext:value-type="float">
            <text:p>0.2828709</text:p>
          </table:table-cell>
          <table:table-cell office:value-type="float" office:value="0.0170943" calcext:value-type="float">
            <text:p>0.0170943</text:p>
          </table:table-cell>
          <table:table-cell office:value-type="float" office:value="0.01860114" calcext:value-type="float">
            <text:p>0.01860114</text:p>
          </table:table-cell>
          <table:table-cell office:value-type="float" office:value="0.02041841" calcext:value-type="float">
            <text:p>0.02041841</text:p>
          </table:table-cell>
          <table:table-cell office:value-type="float" office:value="0.02292728" calcext:value-type="float">
            <text:p>0.02292728</text:p>
          </table:table-cell>
          <table:table-cell office:value-type="float" office:value="0.0216948" calcext:value-type="float">
            <text:p>0.0216948</text:p>
          </table:table-cell>
          <table:table-cell office:value-type="float" office:value="0.02534037" calcext:value-type="float">
            <text:p>0.02534037</text:p>
          </table:table-cell>
          <table:table-cell office:value-type="float" office:value="0.02260835" calcext:value-type="float">
            <text:p>0.02260835</text:p>
          </table:table-cell>
          <table:table-cell office:value-type="float" office:value="44.66757" calcext:value-type="float">
            <text:p>44.66757</text:p>
          </table:table-cell>
          <table:table-cell office:value-type="float" office:value="43.62558" calcext:value-type="float">
            <text:p>43.62558</text:p>
          </table:table-cell>
          <table:table-cell office:value-type="float" office:value="42.02229" calcext:value-type="float">
            <text:p>42.02229</text:p>
          </table:table-cell>
          <table:table-cell office:value-type="float" office:value="33.8304" calcext:value-type="float">
            <text:p>33.8304</text:p>
          </table:table-cell>
          <table:table-cell office:value-type="float" office:value="32.54309" calcext:value-type="float">
            <text:p>32.54309</text:p>
          </table:table-cell>
          <table:table-cell office:value-type="float" office:value="24.5245" calcext:value-type="float">
            <text:p>24.5245</text:p>
          </table:table-cell>
          <table:table-cell office:value-type="float" office:value="15.57055" calcext:value-type="float">
            <text:p>15.57055</text:p>
          </table:table-cell>
          <table:table-cell office:value-type="float" office:value="12.54259" calcext:value-type="float">
            <text:p>12.54259</text:p>
          </table:table-cell>
          <table:table-cell office:value-type="float" office:value="769.0544" calcext:value-type="float">
            <text:p>769.0544</text:p>
          </table:table-cell>
          <table:table-cell office:value-type="float" office:value="0" calcext:value-type="float">
            <text:p>0</text:p>
          </table:table-cell>
          <table:table-cell office:value-type="float" office:value="-0.006918011" calcext:value-type="float">
            <text:p>-0.0069180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1999" calcext:value-type="float">
            <text:p>13011999</text:p>
          </table:table-cell>
          <table:table-cell office:value-type="float" office:value="7.820661" calcext:value-type="float">
            <text:p>7.820661</text:p>
          </table:table-cell>
          <table:table-cell office:value-type="float" office:value="477.1952" calcext:value-type="float">
            <text:p>477.1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04825" calcext:value-type="float">
            <text:p>0.06404825</text:p>
          </table:table-cell>
          <table:table-cell office:value-type="float" office:value="20.83287" calcext:value-type="float">
            <text:p>20.83287</text:p>
          </table:table-cell>
          <table:table-cell office:value-type="float" office:value="0" calcext:value-type="float">
            <text:p>0</text:p>
          </table:table-cell>
          <table:table-cell office:value-type="float" office:value="0.001180896" calcext:value-type="float">
            <text:p>0.001180896</text:p>
          </table:table-cell>
          <table:table-cell office:value-type="float" office:value="0" calcext:value-type="float">
            <text:p>0</text:p>
          </table:table-cell>
          <table:table-cell office:value-type="float" office:value="0.1737859" calcext:value-type="float">
            <text:p>0.1737859</text:p>
          </table:table-cell>
          <table:table-cell office:value-type="float" office:value="-0.008580741" calcext:value-type="float">
            <text:p>-0.008580741</text:p>
          </table:table-cell>
          <table:table-cell office:value-type="float" office:value="-0.00135546" calcext:value-type="float">
            <text:p>-0.00135546</text:p>
          </table:table-cell>
          <table:table-cell office:value-type="float" office:value="0.00000000001018658" calcext:value-type="float">
            <text:p>1.018658E-11</text:p>
          </table:table-cell>
          <table:table-cell office:value-type="float" office:value="10.44231" calcext:value-type="float">
            <text:p>10.44231</text:p>
          </table:table-cell>
          <table:table-cell office:value-type="float" office:value="0.2723194" calcext:value-type="float">
            <text:p>0.2723194</text:p>
          </table:table-cell>
          <table:table-cell office:value-type="float" office:value="0.01705007" calcext:value-type="float">
            <text:p>0.01705007</text:p>
          </table:table-cell>
          <table:table-cell office:value-type="float" office:value="0.0190533" calcext:value-type="float">
            <text:p>0.0190533</text:p>
          </table:table-cell>
          <table:table-cell office:value-type="float" office:value="0.02026793" calcext:value-type="float">
            <text:p>0.02026793</text:p>
          </table:table-cell>
          <table:table-cell office:value-type="float" office:value="0.02271328" calcext:value-type="float">
            <text:p>0.02271328</text:p>
          </table:table-cell>
          <table:table-cell office:value-type="float" office:value="0.02152136" calcext:value-type="float">
            <text:p>0.02152136</text:p>
          </table:table-cell>
          <table:table-cell office:value-type="float" office:value="0.02526653" calcext:value-type="float">
            <text:p>0.02526653</text:p>
          </table:table-cell>
          <table:table-cell office:value-type="float" office:value="0.02259286" calcext:value-type="float">
            <text:p>0.02259286</text:p>
          </table:table-cell>
          <table:table-cell office:value-type="float" office:value="44.69899" calcext:value-type="float">
            <text:p>44.69899</text:p>
          </table:table-cell>
          <table:table-cell office:value-type="float" office:value="43.44861" calcext:value-type="float">
            <text:p>43.44861</text:p>
          </table:table-cell>
          <table:table-cell office:value-type="float" office:value="43.12377" calcext:value-type="float">
            <text:p>43.12377</text:p>
          </table:table-cell>
          <table:table-cell office:value-type="float" office:value="33.73334" calcext:value-type="float">
            <text:p>33.73334</text:p>
          </table:table-cell>
          <table:table-cell office:value-type="float" office:value="32.10794" calcext:value-type="float">
            <text:p>32.10794</text:p>
          </table:table-cell>
          <table:table-cell office:value-type="float" office:value="24.2301" calcext:value-type="float">
            <text:p>24.2301</text:p>
          </table:table-cell>
          <table:table-cell office:value-type="float" office:value="15.5593" calcext:value-type="float">
            <text:p>15.5593</text:p>
          </table:table-cell>
          <table:table-cell office:value-type="float" office:value="12.52794" calcext:value-type="float">
            <text:p>12.52794</text:p>
          </table:table-cell>
          <table:table-cell office:value-type="float" office:value="775.3544" calcext:value-type="float">
            <text:p>775.3544</text:p>
          </table:table-cell>
          <table:table-cell office:value-type="float" office:value="0" calcext:value-type="float">
            <text:p>0</text:p>
          </table:table-cell>
          <table:table-cell office:value-type="float" office:value="-0.00761665" calcext:value-type="float">
            <text:p>-0.007616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1999" calcext:value-type="float">
            <text:p>14011999</text:p>
          </table:table-cell>
          <table:table-cell office:value-type="float" office:value="7.81707" calcext:value-type="float">
            <text:p>7.81707</text:p>
          </table:table-cell>
          <table:table-cell office:value-type="float" office:value="477.1888" calcext:value-type="float">
            <text:p>477.1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80024" calcext:value-type="float">
            <text:p>0.06380024</text:p>
          </table:table-cell>
          <table:table-cell office:value-type="float" office:value="20.83492" calcext:value-type="float">
            <text:p>20.83492</text:p>
          </table:table-cell>
          <table:table-cell office:value-type="float" office:value="0" calcext:value-type="float">
            <text:p>0</text:p>
          </table:table-cell>
          <table:table-cell office:value-type="float" office:value="0.001268236" calcext:value-type="float">
            <text:p>0.001268236</text:p>
          </table:table-cell>
          <table:table-cell office:value-type="float" office:value="0" calcext:value-type="float">
            <text:p>0</text:p>
          </table:table-cell>
          <table:table-cell office:value-type="float" office:value="0.18254" calcext:value-type="float">
            <text:p>0.18254</text:p>
          </table:table-cell>
          <table:table-cell office:value-type="float" office:value="-0.009448661" calcext:value-type="float">
            <text:p>-0.009448661</text:p>
          </table:table-cell>
          <table:table-cell office:value-type="float" office:value="-0.001466363" calcext:value-type="float">
            <text:p>-0.001466363</text:p>
          </table:table-cell>
          <table:table-cell office:value-type="float" office:value="0.00000000001104313" calcext:value-type="float">
            <text:p>1.104313E-11</text:p>
          </table:table-cell>
          <table:table-cell office:value-type="float" office:value="10.43108" calcext:value-type="float">
            <text:p>10.43108</text:p>
          </table:table-cell>
          <table:table-cell office:value-type="float" office:value="0.2577579" calcext:value-type="float">
            <text:p>0.2577579</text:p>
          </table:table-cell>
          <table:table-cell office:value-type="float" office:value="0.01695473" calcext:value-type="float">
            <text:p>0.01695473</text:p>
          </table:table-cell>
          <table:table-cell office:value-type="float" office:value="0.01938668" calcext:value-type="float">
            <text:p>0.01938668</text:p>
          </table:table-cell>
          <table:table-cell office:value-type="float" office:value="0.02017595" calcext:value-type="float">
            <text:p>0.02017595</text:p>
          </table:table-cell>
          <table:table-cell office:value-type="float" office:value="0.02252937" calcext:value-type="float">
            <text:p>0.02252937</text:p>
          </table:table-cell>
          <table:table-cell office:value-type="float" office:value="0.02136808" calcext:value-type="float">
            <text:p>0.02136808</text:p>
          </table:table-cell>
          <table:table-cell office:value-type="float" office:value="0.02519621" calcext:value-type="float">
            <text:p>0.02519621</text:p>
          </table:table-cell>
          <table:table-cell office:value-type="float" office:value="0.02257675" calcext:value-type="float">
            <text:p>0.02257675</text:p>
          </table:table-cell>
          <table:table-cell office:value-type="float" office:value="44.63108" calcext:value-type="float">
            <text:p>44.63108</text:p>
          </table:table-cell>
          <table:table-cell office:value-type="float" office:value="43.27471" calcext:value-type="float">
            <text:p>43.27471</text:p>
          </table:table-cell>
          <table:table-cell office:value-type="float" office:value="43.9737" calcext:value-type="float">
            <text:p>43.9737</text:p>
          </table:table-cell>
          <table:table-cell office:value-type="float" office:value="33.75087" calcext:value-type="float">
            <text:p>33.75087</text:p>
          </table:table-cell>
          <table:table-cell office:value-type="float" office:value="31.767" calcext:value-type="float">
            <text:p>31.767</text:p>
          </table:table-cell>
          <table:table-cell office:value-type="float" office:value="23.98883" calcext:value-type="float">
            <text:p>23.98883</text:p>
          </table:table-cell>
          <table:table-cell office:value-type="float" office:value="15.55571" calcext:value-type="float">
            <text:p>15.55571</text:p>
          </table:table-cell>
          <table:table-cell office:value-type="float" office:value="12.5126" calcext:value-type="float">
            <text:p>12.5126</text:p>
          </table:table-cell>
          <table:table-cell office:value-type="float" office:value="780.4157" calcext:value-type="float">
            <text:p>780.4157</text:p>
          </table:table-cell>
          <table:table-cell office:value-type="float" office:value="0" calcext:value-type="float">
            <text:p>0</text:p>
          </table:table-cell>
          <table:table-cell office:value-type="float" office:value="-0.008249244" calcext:value-type="float">
            <text:p>-0.0082492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1999" calcext:value-type="float">
            <text:p>15011999</text:p>
          </table:table-cell>
          <table:table-cell office:value-type="float" office:value="7.813617" calcext:value-type="float">
            <text:p>7.813617</text:p>
          </table:table-cell>
          <table:table-cell office:value-type="float" office:value="477.1824" calcext:value-type="float">
            <text:p>477.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5589" calcext:value-type="float">
            <text:p>0.0635589</text:p>
          </table:table-cell>
          <table:table-cell office:value-type="float" office:value="20.83709" calcext:value-type="float">
            <text:p>20.83709</text:p>
          </table:table-cell>
          <table:table-cell office:value-type="float" office:value="0" calcext:value-type="float">
            <text:p>0</text:p>
          </table:table-cell>
          <table:table-cell office:value-type="float" office:value="0.001355277" calcext:value-type="float">
            <text:p>0.001355277</text:p>
          </table:table-cell>
          <table:table-cell office:value-type="float" office:value="0" calcext:value-type="float">
            <text:p>0</text:p>
          </table:table-cell>
          <table:table-cell office:value-type="float" office:value="0.190911" calcext:value-type="float">
            <text:p>0.190911</text:p>
          </table:table-cell>
          <table:table-cell office:value-type="float" office:value="-0.01027626" calcext:value-type="float">
            <text:p>-0.01027626</text:p>
          </table:table-cell>
          <table:table-cell office:value-type="float" office:value="-0.001565018" calcext:value-type="float">
            <text:p>-0.001565018</text:p>
          </table:table-cell>
          <table:table-cell office:value-type="float" office:value="0.00000000001192874" calcext:value-type="float">
            <text:p>1.192874E-11</text:p>
          </table:table-cell>
          <table:table-cell office:value-type="float" office:value="10.42002" calcext:value-type="float">
            <text:p>10.42002</text:p>
          </table:table-cell>
          <table:table-cell office:value-type="float" office:value="0.2404398" calcext:value-type="float">
            <text:p>0.2404398</text:p>
          </table:table-cell>
          <table:table-cell office:value-type="float" office:value="0.01674051" calcext:value-type="float">
            <text:p>0.01674051</text:p>
          </table:table-cell>
          <table:table-cell office:value-type="float" office:value="0.01957615" calcext:value-type="float">
            <text:p>0.01957615</text:p>
          </table:table-cell>
          <table:table-cell office:value-type="float" office:value="0.02012453" calcext:value-type="float">
            <text:p>0.02012453</text:p>
          </table:table-cell>
          <table:table-cell office:value-type="float" office:value="0.02238516" calcext:value-type="float">
            <text:p>0.02238516</text:p>
          </table:table-cell>
          <table:table-cell office:value-type="float" office:value="0.02123506" calcext:value-type="float">
            <text:p>0.02123506</text:p>
          </table:table-cell>
          <table:table-cell office:value-type="float" office:value="0.02512502" calcext:value-type="float">
            <text:p>0.02512502</text:p>
          </table:table-cell>
          <table:table-cell office:value-type="float" office:value="0.02255948" calcext:value-type="float">
            <text:p>0.02255948</text:p>
          </table:table-cell>
          <table:table-cell office:value-type="float" office:value="44.76514" calcext:value-type="float">
            <text:p>44.76514</text:p>
          </table:table-cell>
          <table:table-cell office:value-type="float" office:value="43.05519" calcext:value-type="float">
            <text:p>43.05519</text:p>
          </table:table-cell>
          <table:table-cell office:value-type="float" office:value="44.68704" calcext:value-type="float">
            <text:p>44.68704</text:p>
          </table:table-cell>
          <table:table-cell office:value-type="float" office:value="33.80172" calcext:value-type="float">
            <text:p>33.80172</text:p>
          </table:table-cell>
          <table:table-cell office:value-type="float" office:value="31.50767" calcext:value-type="float">
            <text:p>31.50767</text:p>
          </table:table-cell>
          <table:table-cell office:value-type="float" office:value="23.7672" calcext:value-type="float">
            <text:p>23.7672</text:p>
          </table:table-cell>
          <table:table-cell office:value-type="float" office:value="15.54967" calcext:value-type="float">
            <text:p>15.54967</text:p>
          </table:table-cell>
          <table:table-cell office:value-type="float" office:value="12.4952" calcext:value-type="float">
            <text:p>12.4952</text:p>
          </table:table-cell>
          <table:table-cell office:value-type="float" office:value="786.4894" calcext:value-type="float">
            <text:p>786.4894</text:p>
          </table:table-cell>
          <table:table-cell office:value-type="float" office:value="0" calcext:value-type="float">
            <text:p>0</text:p>
          </table:table-cell>
          <table:table-cell office:value-type="float" office:value="-0.008819601" calcext:value-type="float">
            <text:p>-0.0088196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1999" calcext:value-type="float">
            <text:p>16011999</text:p>
          </table:table-cell>
          <table:table-cell office:value-type="float" office:value="7.810093" calcext:value-type="float">
            <text:p>7.810093</text:p>
          </table:table-cell>
          <table:table-cell office:value-type="float" office:value="477.1759" calcext:value-type="float">
            <text:p>477.1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69185" calcext:value-type="float">
            <text:p>0.06369185</text:p>
          </table:table-cell>
          <table:table-cell office:value-type="float" office:value="20.8395" calcext:value-type="float">
            <text:p>20.8395</text:p>
          </table:table-cell>
          <table:table-cell office:value-type="float" office:value="0" calcext:value-type="float">
            <text:p>0</text:p>
          </table:table-cell>
          <table:table-cell office:value-type="float" office:value="0.001442055" calcext:value-type="float">
            <text:p>0.001442055</text:p>
          </table:table-cell>
          <table:table-cell office:value-type="float" office:value="0" calcext:value-type="float">
            <text:p>0</text:p>
          </table:table-cell>
          <table:table-cell office:value-type="float" office:value="0.198954" calcext:value-type="float">
            <text:p>0.198954</text:p>
          </table:table-cell>
          <table:table-cell office:value-type="float" office:value="-0.0111052" calcext:value-type="float">
            <text:p>-0.0111052</text:p>
          </table:table-cell>
          <table:table-cell office:value-type="float" office:value="-0.001677648" calcext:value-type="float">
            <text:p>-0.001677648</text:p>
          </table:table-cell>
          <table:table-cell office:value-type="float" office:value="0.00000000001279279" calcext:value-type="float">
            <text:p>1.279279E-11</text:p>
          </table:table-cell>
          <table:table-cell office:value-type="float" office:value="10.40888" calcext:value-type="float">
            <text:p>10.40888</text:p>
          </table:table-cell>
          <table:table-cell office:value-type="float" office:value="0.250047" calcext:value-type="float">
            <text:p>0.250047</text:p>
          </table:table-cell>
          <table:table-cell office:value-type="float" office:value="0.01679246" calcext:value-type="float">
            <text:p>0.01679246</text:p>
          </table:table-cell>
          <table:table-cell office:value-type="float" office:value="0.01968827" calcext:value-type="float">
            <text:p>0.01968827</text:p>
          </table:table-cell>
          <table:table-cell office:value-type="float" office:value="0.02009311" calcext:value-type="float">
            <text:p>0.02009311</text:p>
          </table:table-cell>
          <table:table-cell office:value-type="float" office:value="0.02226503" calcext:value-type="float">
            <text:p>0.02226503</text:p>
          </table:table-cell>
          <table:table-cell office:value-type="float" office:value="0.02111999" calcext:value-type="float">
            <text:p>0.02111999</text:p>
          </table:table-cell>
          <table:table-cell office:value-type="float" office:value="0.02505542" calcext:value-type="float">
            <text:p>0.02505542</text:p>
          </table:table-cell>
          <table:table-cell office:value-type="float" office:value="0.02254115" calcext:value-type="float">
            <text:p>0.02254115</text:p>
          </table:table-cell>
          <table:table-cell office:value-type="float" office:value="44.9967" calcext:value-type="float">
            <text:p>44.9967</text:p>
          </table:table-cell>
          <table:table-cell office:value-type="float" office:value="42.90855" calcext:value-type="float">
            <text:p>42.90855</text:p>
          </table:table-cell>
          <table:table-cell office:value-type="float" office:value="45.26391" calcext:value-type="float">
            <text:p>45.26391</text:p>
          </table:table-cell>
          <table:table-cell office:value-type="float" office:value="33.87114" calcext:value-type="float">
            <text:p>33.87114</text:p>
          </table:table-cell>
          <table:table-cell office:value-type="float" office:value="31.29232" calcext:value-type="float">
            <text:p>31.29232</text:p>
          </table:table-cell>
          <table:table-cell office:value-type="float" office:value="23.57101" calcext:value-type="float">
            <text:p>23.57101</text:p>
          </table:table-cell>
          <table:table-cell office:value-type="float" office:value="15.54527" calcext:value-type="float">
            <text:p>15.54527</text:p>
          </table:table-cell>
          <table:table-cell office:value-type="float" office:value="12.47585" calcext:value-type="float">
            <text:p>12.47585</text:p>
          </table:table-cell>
          <table:table-cell office:value-type="float" office:value="792.1678" calcext:value-type="float">
            <text:p>792.1678</text:p>
          </table:table-cell>
          <table:table-cell office:value-type="float" office:value="0" calcext:value-type="float">
            <text:p>0</text:p>
          </table:table-cell>
          <table:table-cell office:value-type="float" office:value="-0.009477425" calcext:value-type="float">
            <text:p>-0.0094774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1999" calcext:value-type="float">
            <text:p>17011999</text:p>
          </table:table-cell>
          <table:table-cell office:value-type="float" office:value="7.806441" calcext:value-type="float">
            <text:p>7.806441</text:p>
          </table:table-cell>
          <table:table-cell office:value-type="float" office:value="477.1695" calcext:value-type="float">
            <text:p>477.1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15776" calcext:value-type="float">
            <text:p>0.06415776</text:p>
          </table:table-cell>
          <table:table-cell office:value-type="float" office:value="20.84206" calcext:value-type="float">
            <text:p>20.84206</text:p>
          </table:table-cell>
          <table:table-cell office:value-type="float" office:value="0" calcext:value-type="float">
            <text:p>0</text:p>
          </table:table-cell>
          <table:table-cell office:value-type="float" office:value="0.001528587" calcext:value-type="float">
            <text:p>0.001528587</text:p>
          </table:table-cell>
          <table:table-cell office:value-type="float" office:value="0" calcext:value-type="float">
            <text:p>0</text:p>
          </table:table-cell>
          <table:table-cell office:value-type="float" office:value="0.206683" calcext:value-type="float">
            <text:p>0.206683</text:p>
          </table:table-cell>
          <table:table-cell office:value-type="float" office:value="-0.01198932" calcext:value-type="float">
            <text:p>-0.01198932</text:p>
          </table:table-cell>
          <table:table-cell office:value-type="float" office:value="-0.001810977" calcext:value-type="float">
            <text:p>-0.001810977</text:p>
          </table:table-cell>
          <table:table-cell office:value-type="float" office:value="0.00000000001364077" calcext:value-type="float">
            <text:p>1.364077E-11</text:p>
          </table:table-cell>
          <table:table-cell office:value-type="float" office:value="10.39764" calcext:value-type="float">
            <text:p>10.39764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0.01714975" calcext:value-type="float">
            <text:p>0.01714975</text:p>
          </table:table-cell>
          <table:table-cell office:value-type="float" office:value="0.0197981" calcext:value-type="float">
            <text:p>0.0197981</text:p>
          </table:table-cell>
          <table:table-cell office:value-type="float" office:value="0.02008297" calcext:value-type="float">
            <text:p>0.02008297</text:p>
          </table:table-cell>
          <table:table-cell office:value-type="float" office:value="0.0221661" calcext:value-type="float">
            <text:p>0.0221661</text:p>
          </table:table-cell>
          <table:table-cell office:value-type="float" office:value="0.02102069" calcext:value-type="float">
            <text:p>0.02102069</text:p>
          </table:table-cell>
          <table:table-cell office:value-type="float" office:value="0.02498827" calcext:value-type="float">
            <text:p>0.02498827</text:p>
          </table:table-cell>
          <table:table-cell office:value-type="float" office:value="0.02252185" calcext:value-type="float">
            <text:p>0.02252185</text:p>
          </table:table-cell>
          <table:table-cell office:value-type="float" office:value="45.27005" calcext:value-type="float">
            <text:p>45.27005</text:p>
          </table:table-cell>
          <table:table-cell office:value-type="float" office:value="42.8434" calcext:value-type="float">
            <text:p>42.8434</text:p>
          </table:table-cell>
          <table:table-cell office:value-type="float" office:value="45.69703" calcext:value-type="float">
            <text:p>45.69703</text:p>
          </table:table-cell>
          <table:table-cell office:value-type="float" office:value="33.97953" calcext:value-type="float">
            <text:p>33.97953</text:p>
          </table:table-cell>
          <table:table-cell office:value-type="float" office:value="31.12016" calcext:value-type="float">
            <text:p>31.12016</text:p>
          </table:table-cell>
          <table:table-cell office:value-type="float" office:value="23.39961" calcext:value-type="float">
            <text:p>23.39961</text:p>
          </table:table-cell>
          <table:table-cell office:value-type="float" office:value="15.54421" calcext:value-type="float">
            <text:p>15.54421</text:p>
          </table:table-cell>
          <table:table-cell office:value-type="float" office:value="12.45495" calcext:value-type="float">
            <text:p>12.45495</text:p>
          </table:table-cell>
          <table:table-cell office:value-type="float" office:value="796.7315" calcext:value-type="float">
            <text:p>796.7315</text:p>
          </table:table-cell>
          <table:table-cell office:value-type="float" office:value="0" calcext:value-type="float">
            <text:p>0</text:p>
          </table:table-cell>
          <table:table-cell office:value-type="float" office:value="-0.01031559" calcext:value-type="float">
            <text:p>-0.010315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1999" calcext:value-type="float">
            <text:p>18011999</text:p>
          </table:table-cell>
          <table:table-cell office:value-type="float" office:value="7.802917" calcext:value-type="float">
            <text:p>7.802917</text:p>
          </table:table-cell>
          <table:table-cell office:value-type="float" office:value="477.1631" calcext:value-type="float">
            <text:p>477.1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15598" calcext:value-type="float">
            <text:p>0.06515598</text:p>
          </table:table-cell>
          <table:table-cell office:value-type="float" office:value="20.8417" calcext:value-type="float">
            <text:p>20.8417</text:p>
          </table:table-cell>
          <table:table-cell office:value-type="float" office:value="0" calcext:value-type="float">
            <text:p>0</text:p>
          </table:table-cell>
          <table:table-cell office:value-type="float" office:value="0.001616278" calcext:value-type="float">
            <text:p>0.001616278</text:p>
          </table:table-cell>
          <table:table-cell office:value-type="float" office:value="0" calcext:value-type="float">
            <text:p>0</text:p>
          </table:table-cell>
          <table:table-cell office:value-type="float" office:value="0.2169102" calcext:value-type="float">
            <text:p>0.2169102</text:p>
          </table:table-cell>
          <table:table-cell office:value-type="float" office:value="-0.01300921" calcext:value-type="float">
            <text:p>-0.01300921</text:p>
          </table:table-cell>
          <table:table-cell office:value-type="float" office:value="-0.001984064" calcext:value-type="float">
            <text:p>-0.001984064</text:p>
          </table:table-cell>
          <table:table-cell office:value-type="float" office:value="0.000000000014508" calcext:value-type="float">
            <text:p>1.4508E-11</text:p>
          </table:table-cell>
          <table:table-cell office:value-type="float" office:value="10.38736" calcext:value-type="float">
            <text:p>10.38736</text:p>
          </table:table-cell>
          <table:table-cell office:value-type="float" office:value="0.3604246" calcext:value-type="float">
            <text:p>0.3604246</text:p>
          </table:table-cell>
          <table:table-cell office:value-type="float" office:value="0.0178782" calcext:value-type="float">
            <text:p>0.0178782</text:p>
          </table:table-cell>
          <table:table-cell office:value-type="float" office:value="0.01994061" calcext:value-type="float">
            <text:p>0.01994061</text:p>
          </table:table-cell>
          <table:table-cell office:value-type="float" office:value="0.02011496" calcext:value-type="float">
            <text:p>0.02011496</text:p>
          </table:table-cell>
          <table:table-cell office:value-type="float" office:value="0.02213419" calcext:value-type="float">
            <text:p>0.02213419</text:p>
          </table:table-cell>
          <table:table-cell office:value-type="float" office:value="0.02125125" calcext:value-type="float">
            <text:p>0.02125125</text:p>
          </table:table-cell>
          <table:table-cell office:value-type="float" office:value="0.02714927" calcext:value-type="float">
            <text:p>0.02714927</text:p>
          </table:table-cell>
          <table:table-cell office:value-type="float" office:value="0.02252014" calcext:value-type="float">
            <text:p>0.02252014</text:p>
          </table:table-cell>
          <table:table-cell office:value-type="float" office:value="39.13375" calcext:value-type="float">
            <text:p>39.13375</text:p>
          </table:table-cell>
          <table:table-cell office:value-type="float" office:value="42.84264" calcext:value-type="float">
            <text:p>42.84264</text:p>
          </table:table-cell>
          <table:table-cell office:value-type="float" office:value="45.93208" calcext:value-type="float">
            <text:p>45.93208</text:p>
          </table:table-cell>
          <table:table-cell office:value-type="float" office:value="34.19944" calcext:value-type="float">
            <text:p>34.19944</text:p>
          </table:table-cell>
          <table:table-cell office:value-type="float" office:value="31.1069" calcext:value-type="float">
            <text:p>31.1069</text:p>
          </table:table-cell>
          <table:table-cell office:value-type="float" office:value="23.62206" calcext:value-type="float">
            <text:p>23.62206</text:p>
          </table:table-cell>
          <table:table-cell office:value-type="float" office:value="15.69267" calcext:value-type="float">
            <text:p>15.69267</text:p>
          </table:table-cell>
          <table:table-cell office:value-type="float" office:value="12.46206" calcext:value-type="float">
            <text:p>12.46206</text:p>
          </table:table-cell>
          <table:table-cell office:value-type="float" office:value="777.6822" calcext:value-type="float">
            <text:p>777.6822</text:p>
          </table:table-cell>
          <table:table-cell office:value-type="float" office:value="0" calcext:value-type="float">
            <text:p>0</text:p>
          </table:table-cell>
          <table:table-cell office:value-type="float" office:value="-0.01139903" calcext:value-type="float">
            <text:p>-0.011399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1999" calcext:value-type="float">
            <text:p>19011999</text:p>
          </table:table-cell>
          <table:table-cell office:value-type="float" office:value="7.79916" calcext:value-type="float">
            <text:p>7.79916</text:p>
          </table:table-cell>
          <table:table-cell office:value-type="float" office:value="477.1567" calcext:value-type="float">
            <text:p>477.1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93497" calcext:value-type="float">
            <text:p>0.06593497</text:p>
          </table:table-cell>
          <table:table-cell office:value-type="float" office:value="20.8345" calcext:value-type="float">
            <text:p>20.8345</text:p>
          </table:table-cell>
          <table:table-cell office:value-type="float" office:value="0" calcext:value-type="float">
            <text:p>0</text:p>
          </table:table-cell>
          <table:table-cell office:value-type="float" office:value="0.001707795" calcext:value-type="float">
            <text:p>0.001707795</text:p>
          </table:table-cell>
          <table:table-cell office:value-type="float" office:value="0" calcext:value-type="float">
            <text:p>0</text:p>
          </table:table-cell>
          <table:table-cell office:value-type="float" office:value="0.2350549" calcext:value-type="float">
            <text:p>0.2350549</text:p>
          </table:table-cell>
          <table:table-cell office:value-type="float" office:value="-0.01442325" calcext:value-type="float">
            <text:p>-0.01442325</text:p>
          </table:table-cell>
          <table:table-cell office:value-type="float" office:value="-0.002213873" calcext:value-type="float">
            <text:p>-0.002213873</text:p>
          </table:table-cell>
          <table:table-cell office:value-type="float" office:value="0.00000000001539637" calcext:value-type="float">
            <text:p>1.539637E-11</text:p>
          </table:table-cell>
          <table:table-cell office:value-type="float" office:value="10.37676" calcext:value-type="float">
            <text:p>10.37676</text:p>
          </table:table-cell>
          <table:table-cell office:value-type="float" office:value="0.4416621" calcext:value-type="float">
            <text:p>0.4416621</text:p>
          </table:table-cell>
          <table:table-cell office:value-type="float" office:value="0.01899564" calcext:value-type="float">
            <text:p>0.01899564</text:p>
          </table:table-cell>
          <table:table-cell office:value-type="float" office:value="0.02020499" calcext:value-type="float">
            <text:p>0.02020499</text:p>
          </table:table-cell>
          <table:table-cell office:value-type="float" office:value="0.02041148" calcext:value-type="float">
            <text:p>0.02041148</text:p>
          </table:table-cell>
          <table:table-cell office:value-type="float" office:value="0.02257615" calcext:value-type="float">
            <text:p>0.02257615</text:p>
          </table:table-cell>
          <table:table-cell office:value-type="float" office:value="0.02178016" calcext:value-type="float">
            <text:p>0.02178016</text:p>
          </table:table-cell>
          <table:table-cell office:value-type="float" office:value="0.02665333" calcext:value-type="float">
            <text:p>0.02665333</text:p>
          </table:table-cell>
          <table:table-cell office:value-type="float" office:value="0.02254566" calcext:value-type="float">
            <text:p>0.02254566</text:p>
          </table:table-cell>
          <table:table-cell office:value-type="float" office:value="41.80193" calcext:value-type="float">
            <text:p>41.80193</text:p>
          </table:table-cell>
          <table:table-cell office:value-type="float" office:value="42.62079" calcext:value-type="float">
            <text:p>42.62079</text:p>
          </table:table-cell>
          <table:table-cell office:value-type="float" office:value="46.03567" calcext:value-type="float">
            <text:p>46.03567</text:p>
          </table:table-cell>
          <table:table-cell office:value-type="float" office:value="35.0667" calcext:value-type="float">
            <text:p>35.0667</text:p>
          </table:table-cell>
          <table:table-cell office:value-type="float" office:value="31.77399" calcext:value-type="float">
            <text:p>31.77399</text:p>
          </table:table-cell>
          <table:table-cell office:value-type="float" office:value="23.22208" calcext:value-type="float">
            <text:p>23.22208</text:p>
          </table:table-cell>
          <table:table-cell office:value-type="float" office:value="14.71134" calcext:value-type="float">
            <text:p>14.71134</text:p>
          </table:table-cell>
          <table:table-cell office:value-type="float" office:value="12.50346" calcext:value-type="float">
            <text:p>12.50346</text:p>
          </table:table-cell>
          <table:table-cell office:value-type="float" office:value="755.8174" calcext:value-type="float">
            <text:p>755.8174</text:p>
          </table:table-cell>
          <table:table-cell office:value-type="float" office:value="0" calcext:value-type="float">
            <text:p>0</text:p>
          </table:table-cell>
          <table:table-cell office:value-type="float" office:value="-0.01255204" calcext:value-type="float">
            <text:p>-0.012552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1999" calcext:value-type="float">
            <text:p>20011999</text:p>
          </table:table-cell>
          <table:table-cell office:value-type="float" office:value="7.795195" calcext:value-type="float">
            <text:p>7.795195</text:p>
          </table:table-cell>
          <table:table-cell office:value-type="float" office:value="477.1504" calcext:value-type="float">
            <text:p>477.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17017" calcext:value-type="float">
            <text:p>0.06717017</text:p>
          </table:table-cell>
          <table:table-cell office:value-type="float" office:value="20.82925" calcext:value-type="float">
            <text:p>20.82925</text:p>
          </table:table-cell>
          <table:table-cell office:value-type="float" office:value="0" calcext:value-type="float">
            <text:p>0</text:p>
          </table:table-cell>
          <table:table-cell office:value-type="float" office:value="0.001799011" calcext:value-type="float">
            <text:p>0.001799011</text:p>
          </table:table-cell>
          <table:table-cell office:value-type="float" office:value="0" calcext:value-type="float">
            <text:p>0</text:p>
          </table:table-cell>
          <table:table-cell office:value-type="float" office:value="0.2511939" calcext:value-type="float">
            <text:p>0.2511939</text:p>
          </table:table-cell>
          <table:table-cell office:value-type="float" office:value="-0.01585878" calcext:value-type="float">
            <text:p>-0.01585878</text:p>
          </table:table-cell>
          <table:table-cell office:value-type="float" office:value="-0.002478272" calcext:value-type="float">
            <text:p>-0.002478272</text:p>
          </table:table-cell>
          <table:table-cell office:value-type="float" office:value="0.00000000001630556" calcext:value-type="float">
            <text:p>1.630556E-11</text:p>
          </table:table-cell>
          <table:table-cell office:value-type="float" office:value="10.36578" calcext:value-type="float">
            <text:p>10.36578</text:p>
          </table:table-cell>
          <table:table-cell office:value-type="float" office:value="0.5374768" calcext:value-type="float">
            <text:p>0.5374768</text:p>
          </table:table-cell>
          <table:table-cell office:value-type="float" office:value="0.02034639" calcext:value-type="float">
            <text:p>0.02034639</text:p>
          </table:table-cell>
          <table:table-cell office:value-type="float" office:value="0.02055602" calcext:value-type="float">
            <text:p>0.02055602</text:p>
          </table:table-cell>
          <table:table-cell office:value-type="float" office:value="0.02074378" calcext:value-type="float">
            <text:p>0.02074378</text:p>
          </table:table-cell>
          <table:table-cell office:value-type="float" office:value="0.02276429" calcext:value-type="float">
            <text:p>0.02276429</text:p>
          </table:table-cell>
          <table:table-cell office:value-type="float" office:value="0.02182144" calcext:value-type="float">
            <text:p>0.02182144</text:p>
          </table:table-cell>
          <table:table-cell office:value-type="float" office:value="0.02636523" calcext:value-type="float">
            <text:p>0.02636523</text:p>
          </table:table-cell>
          <table:table-cell office:value-type="float" office:value="0.02254311" calcext:value-type="float">
            <text:p>0.02254311</text:p>
          </table:table-cell>
          <table:table-cell office:value-type="float" office:value="43.30881" calcext:value-type="float">
            <text:p>43.30881</text:p>
          </table:table-cell>
          <table:table-cell office:value-type="float" office:value="42.49547" calcext:value-type="float">
            <text:p>42.49547</text:p>
          </table:table-cell>
          <table:table-cell office:value-type="float" office:value="46.29267" calcext:value-type="float">
            <text:p>46.29267</text:p>
          </table:table-cell>
          <table:table-cell office:value-type="float" office:value="35.85159" calcext:value-type="float">
            <text:p>35.85159</text:p>
          </table:table-cell>
          <table:table-cell office:value-type="float" office:value="31.52229" calcext:value-type="float">
            <text:p>31.52229</text:p>
          </table:table-cell>
          <table:table-cell office:value-type="float" office:value="22.61241" calcext:value-type="float">
            <text:p>22.61241</text:p>
          </table:table-cell>
          <table:table-cell office:value-type="float" office:value="14.41359" calcext:value-type="float">
            <text:p>14.41359</text:p>
          </table:table-cell>
          <table:table-cell office:value-type="float" office:value="12.50687" calcext:value-type="float">
            <text:p>12.50687</text:p>
          </table:table-cell>
          <table:table-cell office:value-type="float" office:value="756.1967" calcext:value-type="float">
            <text:p>756.1967</text:p>
          </table:table-cell>
          <table:table-cell office:value-type="float" office:value="0" calcext:value-type="float">
            <text:p>0</text:p>
          </table:table-cell>
          <table:table-cell office:value-type="float" office:value="-0.01383146" calcext:value-type="float">
            <text:p>-0.013831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1999" calcext:value-type="float">
            <text:p>21011999</text:p>
          </table:table-cell>
          <table:table-cell office:value-type="float" office:value="7.791207" calcext:value-type="float">
            <text:p>7.791207</text:p>
          </table:table-cell>
          <table:table-cell office:value-type="float" office:value="477.1441" calcext:value-type="float">
            <text:p>477.1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37952" calcext:value-type="float">
            <text:p>0.06837952</text:p>
          </table:table-cell>
          <table:table-cell office:value-type="float" office:value="20.8258" calcext:value-type="float">
            <text:p>20.8258</text:p>
          </table:table-cell>
          <table:table-cell office:value-type="float" office:value="0" calcext:value-type="float">
            <text:p>0</text:p>
          </table:table-cell>
          <table:table-cell office:value-type="float" office:value="0.001889212" calcext:value-type="float">
            <text:p>0.001889212</text:p>
          </table:table-cell>
          <table:table-cell office:value-type="float" office:value="0" calcext:value-type="float">
            <text:p>0</text:p>
          </table:table-cell>
          <table:table-cell office:value-type="float" office:value="0.2656553" calcext:value-type="float">
            <text:p>0.2656553</text:p>
          </table:table-cell>
          <table:table-cell office:value-type="float" office:value="-0.01755535" calcext:value-type="float">
            <text:p>-0.01755535</text:p>
          </table:table-cell>
          <table:table-cell office:value-type="float" office:value="-0.002770936" calcext:value-type="float">
            <text:p>-0.002770936</text:p>
          </table:table-cell>
          <table:table-cell office:value-type="float" office:value="0.00000000001722266" calcext:value-type="float">
            <text:p>1.722266E-11</text:p>
          </table:table-cell>
          <table:table-cell office:value-type="float" office:value="10.35497" calcext:value-type="float">
            <text:p>10.35497</text:p>
          </table:table-cell>
          <table:table-cell office:value-type="float" office:value="0.6345401" calcext:value-type="float">
            <text:p>0.6345401</text:p>
          </table:table-cell>
          <table:table-cell office:value-type="float" office:value="0.02186039" calcext:value-type="float">
            <text:p>0.02186039</text:p>
          </table:table-cell>
          <table:table-cell office:value-type="float" office:value="0.02090211" calcext:value-type="float">
            <text:p>0.02090211</text:p>
          </table:table-cell>
          <table:table-cell office:value-type="float" office:value="0.02101087" calcext:value-type="float">
            <text:p>0.02101087</text:p>
          </table:table-cell>
          <table:table-cell office:value-type="float" office:value="0.02287674" calcext:value-type="float">
            <text:p>0.02287674</text:p>
          </table:table-cell>
          <table:table-cell office:value-type="float" office:value="0.02181309" calcext:value-type="float">
            <text:p>0.02181309</text:p>
          </table:table-cell>
          <table:table-cell office:value-type="float" office:value="0.02617501" calcext:value-type="float">
            <text:p>0.02617501</text:p>
          </table:table-cell>
          <table:table-cell office:value-type="float" office:value="0.02253065" calcext:value-type="float">
            <text:p>0.02253065</text:p>
          </table:table-cell>
          <table:table-cell office:value-type="float" office:value="44.69278" calcext:value-type="float">
            <text:p>44.69278</text:p>
          </table:table-cell>
          <table:table-cell office:value-type="float" office:value="42.47358" calcext:value-type="float">
            <text:p>42.47358</text:p>
          </table:table-cell>
          <table:table-cell office:value-type="float" office:value="46.31416" calcext:value-type="float">
            <text:p>46.31416</text:p>
          </table:table-cell>
          <table:table-cell office:value-type="float" office:value="36.32468" calcext:value-type="float">
            <text:p>36.32468</text:p>
          </table:table-cell>
          <table:table-cell office:value-type="float" office:value="31.3257" calcext:value-type="float">
            <text:p>31.3257</text:p>
          </table:table-cell>
          <table:table-cell office:value-type="float" office:value="22.30235" calcext:value-type="float">
            <text:p>22.30235</text:p>
          </table:table-cell>
          <table:table-cell office:value-type="float" office:value="14.28395" calcext:value-type="float">
            <text:p>14.28395</text:p>
          </table:table-cell>
          <table:table-cell office:value-type="float" office:value="12.4981" calcext:value-type="float">
            <text:p>12.4981</text:p>
          </table:table-cell>
          <table:table-cell office:value-type="float" office:value="754.3253" calcext:value-type="float">
            <text:p>754.3253</text:p>
          </table:table-cell>
          <table:table-cell office:value-type="float" office:value="0" calcext:value-type="float">
            <text:p>0</text:p>
          </table:table-cell>
          <table:table-cell office:value-type="float" office:value="-0.01519501" calcext:value-type="float">
            <text:p>-0.015195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1999" calcext:value-type="float">
            <text:p>22011999</text:p>
          </table:table-cell>
          <table:table-cell office:value-type="float" office:value="7.787215" calcext:value-type="float">
            <text:p>7.787215</text:p>
          </table:table-cell>
          <table:table-cell office:value-type="float" office:value="477.1378" calcext:value-type="float">
            <text:p>477.1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51737" calcext:value-type="float">
            <text:p>0.06951737</text:p>
          </table:table-cell>
          <table:table-cell office:value-type="float" office:value="20.82641" calcext:value-type="float">
            <text:p>20.82641</text:p>
          </table:table-cell>
          <table:table-cell office:value-type="float" office:value="0" calcext:value-type="float">
            <text:p>0</text:p>
          </table:table-cell>
          <table:table-cell office:value-type="float" office:value="0.001977094" calcext:value-type="float">
            <text:p>0.001977094</text:p>
          </table:table-cell>
          <table:table-cell office:value-type="float" office:value="0" calcext:value-type="float">
            <text:p>0</text:p>
          </table:table-cell>
          <table:table-cell office:value-type="float" office:value="0.2761927" calcext:value-type="float">
            <text:p>0.2761927</text:p>
          </table:table-cell>
          <table:table-cell office:value-type="float" office:value="-0.0194909" calcext:value-type="float">
            <text:p>-0.0194909</text:p>
          </table:table-cell>
          <table:table-cell office:value-type="float" office:value="-0.003086417" calcext:value-type="float">
            <text:p>-0.003086417</text:p>
          </table:table-cell>
          <table:table-cell office:value-type="float" office:value="0.00000000001815689" calcext:value-type="float">
            <text:p>1.815689E-11</text:p>
          </table:table-cell>
          <table:table-cell office:value-type="float" office:value="10.34433" calcext:value-type="float">
            <text:p>10.34433</text:p>
          </table:table-cell>
          <table:table-cell office:value-type="float" office:value="0.727882" calcext:value-type="float">
            <text:p>0.727882</text:p>
          </table:table-cell>
          <table:table-cell office:value-type="float" office:value="0.02343209" calcext:value-type="float">
            <text:p>0.02343209</text:p>
          </table:table-cell>
          <table:table-cell office:value-type="float" office:value="0.02118271" calcext:value-type="float">
            <text:p>0.02118271</text:p>
          </table:table-cell>
          <table:table-cell office:value-type="float" office:value="0.02121606" calcext:value-type="float">
            <text:p>0.02121606</text:p>
          </table:table-cell>
          <table:table-cell office:value-type="float" office:value="0.02295727" calcext:value-type="float">
            <text:p>0.02295727</text:p>
          </table:table-cell>
          <table:table-cell office:value-type="float" office:value="0.02179814" calcext:value-type="float">
            <text:p>0.02179814</text:p>
          </table:table-cell>
          <table:table-cell office:value-type="float" office:value="0.02603153" calcext:value-type="float">
            <text:p>0.02603153</text:p>
          </table:table-cell>
          <table:table-cell office:value-type="float" office:value="0.02251901" calcext:value-type="float">
            <text:p>0.02251901</text:p>
          </table:table-cell>
          <table:table-cell office:value-type="float" office:value="46.03653" calcext:value-type="float">
            <text:p>46.03653</text:p>
          </table:table-cell>
          <table:table-cell office:value-type="float" office:value="42.54545" calcext:value-type="float">
            <text:p>42.54545</text:p>
          </table:table-cell>
          <table:table-cell office:value-type="float" office:value="45.99118" calcext:value-type="float">
            <text:p>45.99118</text:p>
          </table:table-cell>
          <table:table-cell office:value-type="float" office:value="36.68394" calcext:value-type="float">
            <text:p>36.68394</text:p>
          </table:table-cell>
          <table:table-cell office:value-type="float" office:value="31.28671" calcext:value-type="float">
            <text:p>31.28671</text:p>
          </table:table-cell>
          <table:table-cell office:value-type="float" office:value="22.19102" calcext:value-type="float">
            <text:p>22.19102</text:p>
          </table:table-cell>
          <table:table-cell office:value-type="float" office:value="14.23946" calcext:value-type="float">
            <text:p>14.23946</text:p>
          </table:table-cell>
          <table:table-cell office:value-type="float" office:value="12.49359" calcext:value-type="float">
            <text:p>12.49359</text:p>
          </table:table-cell>
          <table:table-cell office:value-type="float" office:value="751.5214" calcext:value-type="float">
            <text:p>751.5214</text:p>
          </table:table-cell>
          <table:table-cell office:value-type="float" office:value="0" calcext:value-type="float">
            <text:p>0</text:p>
          </table:table-cell>
          <table:table-cell office:value-type="float" office:value="-0.01661645" calcext:value-type="float">
            <text:p>-0.016616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1999" calcext:value-type="float">
            <text:p>23011999</text:p>
          </table:table-cell>
          <table:table-cell office:value-type="float" office:value="7.783216" calcext:value-type="float">
            <text:p>7.783216</text:p>
          </table:table-cell>
          <table:table-cell office:value-type="float" office:value="477.1316" calcext:value-type="float">
            <text:p>477.1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66458" calcext:value-type="float">
            <text:p>0.07066458</text:p>
          </table:table-cell>
          <table:table-cell office:value-type="float" office:value="20.82791" calcext:value-type="float">
            <text:p>20.82791</text:p>
          </table:table-cell>
          <table:table-cell office:value-type="float" office:value="0" calcext:value-type="float">
            <text:p>0</text:p>
          </table:table-cell>
          <table:table-cell office:value-type="float" office:value="0.002064398" calcext:value-type="float">
            <text:p>0.002064398</text:p>
          </table:table-cell>
          <table:table-cell office:value-type="float" office:value="0" calcext:value-type="float">
            <text:p>0</text:p>
          </table:table-cell>
          <table:table-cell office:value-type="float" office:value="0.2858109" calcext:value-type="float">
            <text:p>0.2858109</text:p>
          </table:table-cell>
          <table:table-cell office:value-type="float" office:value="-0.02164705" calcext:value-type="float">
            <text:p>-0.02164705</text:p>
          </table:table-cell>
          <table:table-cell office:value-type="float" office:value="-0.003420325" calcext:value-type="float">
            <text:p>-0.003420325</text:p>
          </table:table-cell>
          <table:table-cell office:value-type="float" office:value="0.00000000001910892" calcext:value-type="float">
            <text:p>1.910892E-11</text:p>
          </table:table-cell>
          <table:table-cell office:value-type="float" office:value="10.3338" calcext:value-type="float">
            <text:p>10.3338</text:p>
          </table:table-cell>
          <table:table-cell office:value-type="float" office:value="0.8223166" calcext:value-type="float">
            <text:p>0.8223166</text:p>
          </table:table-cell>
          <table:table-cell office:value-type="float" office:value="0.0250778" calcext:value-type="float">
            <text:p>0.0250778</text:p>
          </table:table-cell>
          <table:table-cell office:value-type="float" office:value="0.02139661" calcext:value-type="float">
            <text:p>0.02139661</text:p>
          </table:table-cell>
          <table:table-cell office:value-type="float" office:value="0.02137806" calcext:value-type="float">
            <text:p>0.02137806</text:p>
          </table:table-cell>
          <table:table-cell office:value-type="float" office:value="0.02302018" calcext:value-type="float">
            <text:p>0.02302018</text:p>
          </table:table-cell>
          <table:table-cell office:value-type="float" office:value="0.02178535" calcext:value-type="float">
            <text:p>0.02178535</text:p>
          </table:table-cell>
          <table:table-cell office:value-type="float" office:value="0.02591406" calcext:value-type="float">
            <text:p>0.02591406</text:p>
          </table:table-cell>
          <table:table-cell office:value-type="float" office:value="0.02250556" calcext:value-type="float">
            <text:p>0.02250556</text:p>
          </table:table-cell>
          <table:table-cell office:value-type="float" office:value="47.37594" calcext:value-type="float">
            <text:p>47.37594</text:p>
          </table:table-cell>
          <table:table-cell office:value-type="float" office:value="42.69499" calcext:value-type="float">
            <text:p>42.69499</text:p>
          </table:table-cell>
          <table:table-cell office:value-type="float" office:value="45.39773" calcext:value-type="float">
            <text:p>45.39773</text:p>
          </table:table-cell>
          <table:table-cell office:value-type="float" office:value="37.04459" calcext:value-type="float">
            <text:p>37.04459</text:p>
          </table:table-cell>
          <table:table-cell office:value-type="float" office:value="31.34854" calcext:value-type="float">
            <text:p>31.34854</text:p>
          </table:table-cell>
          <table:table-cell office:value-type="float" office:value="22.18006" calcext:value-type="float">
            <text:p>22.18006</text:p>
          </table:table-cell>
          <table:table-cell office:value-type="float" office:value="14.23706" calcext:value-type="float">
            <text:p>14.23706</text:p>
          </table:table-cell>
          <table:table-cell office:value-type="float" office:value="12.48667" calcext:value-type="float">
            <text:p>12.48667</text:p>
          </table:table-cell>
          <table:table-cell office:value-type="float" office:value="749.0443" calcext:value-type="float">
            <text:p>749.0443</text:p>
          </table:table-cell>
          <table:table-cell office:value-type="float" office:value="0" calcext:value-type="float">
            <text:p>0</text:p>
          </table:table-cell>
          <table:table-cell office:value-type="float" office:value="-0.01810502" calcext:value-type="float">
            <text:p>-0.018105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1999" calcext:value-type="float">
            <text:p>24011999</text:p>
          </table:table-cell>
          <table:table-cell office:value-type="float" office:value="7.779229" calcext:value-type="float">
            <text:p>7.779229</text:p>
          </table:table-cell>
          <table:table-cell office:value-type="float" office:value="477.1254" calcext:value-type="float">
            <text:p>477.1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70037" calcext:value-type="float">
            <text:p>0.07170037</text:p>
          </table:table-cell>
          <table:table-cell office:value-type="float" office:value="20.82959" calcext:value-type="float">
            <text:p>20.82959</text:p>
          </table:table-cell>
          <table:table-cell office:value-type="float" office:value="0" calcext:value-type="float">
            <text:p>0</text:p>
          </table:table-cell>
          <table:table-cell office:value-type="float" office:value="0.002151609" calcext:value-type="float">
            <text:p>0.002151609</text:p>
          </table:table-cell>
          <table:table-cell office:value-type="float" office:value="0" calcext:value-type="float">
            <text:p>0</text:p>
          </table:table-cell>
          <table:table-cell office:value-type="float" office:value="0.2953392" calcext:value-type="float">
            <text:p>0.2953392</text:p>
          </table:table-cell>
          <table:table-cell office:value-type="float" office:value="-0.02397178" calcext:value-type="float">
            <text:p>-0.02397178</text:p>
          </table:table-cell>
          <table:table-cell office:value-type="float" office:value="-0.003770645" calcext:value-type="float">
            <text:p>-0.003770645</text:p>
          </table:table-cell>
          <table:table-cell office:value-type="float" office:value="0.00000000002007771" calcext:value-type="float">
            <text:p>2.007771E-11</text:p>
          </table:table-cell>
          <table:table-cell office:value-type="float" office:value="10.32347" calcext:value-type="float">
            <text:p>10.32347</text:p>
          </table:table-cell>
          <table:table-cell office:value-type="float" office:value="0.9107798" calcext:value-type="float">
            <text:p>0.9107798</text:p>
          </table:table-cell>
          <table:table-cell office:value-type="float" office:value="0.02671702" calcext:value-type="float">
            <text:p>0.02671702</text:p>
          </table:table-cell>
          <table:table-cell office:value-type="float" office:value="0.02157366" calcext:value-type="float">
            <text:p>0.02157366</text:p>
          </table:table-cell>
          <table:table-cell office:value-type="float" office:value="0.02150771" calcext:value-type="float">
            <text:p>0.02150771</text:p>
          </table:table-cell>
          <table:table-cell office:value-type="float" office:value="0.02307172" calcext:value-type="float">
            <text:p>0.02307172</text:p>
          </table:table-cell>
          <table:table-cell office:value-type="float" office:value="0.02179395" calcext:value-type="float">
            <text:p>0.02179395</text:p>
          </table:table-cell>
          <table:table-cell office:value-type="float" office:value="0.02580472" calcext:value-type="float">
            <text:p>0.02580472</text:p>
          </table:table-cell>
          <table:table-cell office:value-type="float" office:value="0.02249251" calcext:value-type="float">
            <text:p>0.02249251</text:p>
          </table:table-cell>
          <table:table-cell office:value-type="float" office:value="48.43174" calcext:value-type="float">
            <text:p>48.43174</text:p>
          </table:table-cell>
          <table:table-cell office:value-type="float" office:value="42.92447" calcext:value-type="float">
            <text:p>42.92447</text:p>
          </table:table-cell>
          <table:table-cell office:value-type="float" office:value="44.73516" calcext:value-type="float">
            <text:p>44.73516</text:p>
          </table:table-cell>
          <table:table-cell office:value-type="float" office:value="37.36159" calcext:value-type="float">
            <text:p>37.36159</text:p>
          </table:table-cell>
          <table:table-cell office:value-type="float" office:value="31.48429" calcext:value-type="float">
            <text:p>31.48429</text:p>
          </table:table-cell>
          <table:table-cell office:value-type="float" office:value="22.24118" calcext:value-type="float">
            <text:p>22.24118</text:p>
          </table:table-cell>
          <table:table-cell office:value-type="float" office:value="14.23114" calcext:value-type="float">
            <text:p>14.23114</text:p>
          </table:table-cell>
          <table:table-cell office:value-type="float" office:value="12.48032" calcext:value-type="float">
            <text:p>12.48032</text:p>
          </table:table-cell>
          <table:table-cell office:value-type="float" office:value="744.1677" calcext:value-type="float">
            <text:p>744.1677</text:p>
          </table:table-cell>
          <table:table-cell office:value-type="float" office:value="0" calcext:value-type="float">
            <text:p>0</text:p>
          </table:table-cell>
          <table:table-cell office:value-type="float" office:value="-0.01963763" calcext:value-type="float">
            <text:p>-0.019637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1999" calcext:value-type="float">
            <text:p>25011999</text:p>
          </table:table-cell>
          <table:table-cell office:value-type="float" office:value="7.775232" calcext:value-type="float">
            <text:p>7.775232</text:p>
          </table:table-cell>
          <table:table-cell office:value-type="float" office:value="477.1191" calcext:value-type="float">
            <text:p>477.1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40969" calcext:value-type="float">
            <text:p>0.07240969</text:p>
          </table:table-cell>
          <table:table-cell office:value-type="float" office:value="20.83167" calcext:value-type="float">
            <text:p>20.83167</text:p>
          </table:table-cell>
          <table:table-cell office:value-type="float" office:value="0" calcext:value-type="float">
            <text:p>0</text:p>
          </table:table-cell>
          <table:table-cell office:value-type="float" office:value="0.002238805" calcext:value-type="float">
            <text:p>0.002238805</text:p>
          </table:table-cell>
          <table:table-cell office:value-type="float" office:value="0" calcext:value-type="float">
            <text:p>0</text:p>
          </table:table-cell>
          <table:table-cell office:value-type="float" office:value="0.3049041" calcext:value-type="float">
            <text:p>0.3049041</text:p>
          </table:table-cell>
          <table:table-cell office:value-type="float" office:value="-0.02652549" calcext:value-type="float">
            <text:p>-0.02652549</text:p>
          </table:table-cell>
          <table:table-cell office:value-type="float" office:value="-0.004135679" calcext:value-type="float">
            <text:p>-0.004135679</text:p>
          </table:table-cell>
          <table:table-cell office:value-type="float" office:value="0.00000000002106156" calcext:value-type="float">
            <text:p>2.106156E-11</text:p>
          </table:table-cell>
          <table:table-cell office:value-type="float" office:value="10.31316" calcext:value-type="float">
            <text:p>10.31316</text:p>
          </table:table-cell>
          <table:table-cell office:value-type="float" office:value="0.9696512" calcext:value-type="float">
            <text:p>0.9696512</text:p>
          </table:table-cell>
          <table:table-cell office:value-type="float" office:value="0.02820453" calcext:value-type="float">
            <text:p>0.02820453</text:p>
          </table:table-cell>
          <table:table-cell office:value-type="float" office:value="0.02170693" calcext:value-type="float">
            <text:p>0.02170693</text:p>
          </table:table-cell>
          <table:table-cell office:value-type="float" office:value="0.02161727" calcext:value-type="float">
            <text:p>0.02161727</text:p>
          </table:table-cell>
          <table:table-cell office:value-type="float" office:value="0.02312141" calcext:value-type="float">
            <text:p>0.02312141</text:p>
          </table:table-cell>
          <table:table-cell office:value-type="float" office:value="0.02180592" calcext:value-type="float">
            <text:p>0.02180592</text:p>
          </table:table-cell>
          <table:table-cell office:value-type="float" office:value="0.02571225" calcext:value-type="float">
            <text:p>0.02571225</text:p>
          </table:table-cell>
          <table:table-cell office:value-type="float" office:value="0.02248008" calcext:value-type="float">
            <text:p>0.02248008</text:p>
          </table:table-cell>
          <table:table-cell office:value-type="float" office:value="49.99182" calcext:value-type="float">
            <text:p>49.99182</text:p>
          </table:table-cell>
          <table:table-cell office:value-type="float" office:value="43.16946" calcext:value-type="float">
            <text:p>43.16946</text:p>
          </table:table-cell>
          <table:table-cell office:value-type="float" office:value="43.95104" calcext:value-type="float">
            <text:p>43.95104</text:p>
          </table:table-cell>
          <table:table-cell office:value-type="float" office:value="37.64341" calcext:value-type="float">
            <text:p>37.64341</text:p>
          </table:table-cell>
          <table:table-cell office:value-type="float" office:value="31.65316" calcext:value-type="float">
            <text:p>31.65316</text:p>
          </table:table-cell>
          <table:table-cell office:value-type="float" office:value="22.31184" calcext:value-type="float">
            <text:p>22.31184</text:p>
          </table:table-cell>
          <table:table-cell office:value-type="float" office:value="14.22934" calcext:value-type="float">
            <text:p>14.22934</text:p>
          </table:table-cell>
          <table:table-cell office:value-type="float" office:value="12.47502" calcext:value-type="float">
            <text:p>12.47502</text:p>
          </table:table-cell>
          <table:table-cell office:value-type="float" office:value="743.7143" calcext:value-type="float">
            <text:p>743.7143</text:p>
          </table:table-cell>
          <table:table-cell office:value-type="float" office:value="0" calcext:value-type="float">
            <text:p>0</text:p>
          </table:table-cell>
          <table:table-cell office:value-type="float" office:value="-0.02114821" calcext:value-type="float">
            <text:p>-0.021148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1999" calcext:value-type="float">
            <text:p>26011999</text:p>
          </table:table-cell>
          <table:table-cell office:value-type="float" office:value="7.771232" calcext:value-type="float">
            <text:p>7.771232</text:p>
          </table:table-cell>
          <table:table-cell office:value-type="float" office:value="477.113" calcext:value-type="float">
            <text:p>477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04005" calcext:value-type="float">
            <text:p>0.07304005</text:p>
          </table:table-cell>
          <table:table-cell office:value-type="float" office:value="20.83424" calcext:value-type="float">
            <text:p>20.83424</text:p>
          </table:table-cell>
          <table:table-cell office:value-type="float" office:value="0" calcext:value-type="float">
            <text:p>0</text:p>
          </table:table-cell>
          <table:table-cell office:value-type="float" office:value="0.00232577" calcext:value-type="float">
            <text:p>0.00232577</text:p>
          </table:table-cell>
          <table:table-cell office:value-type="float" office:value="0" calcext:value-type="float">
            <text:p>0</text:p>
          </table:table-cell>
          <table:table-cell office:value-type="float" office:value="0.314131" calcext:value-type="float">
            <text:p>0.314131</text:p>
          </table:table-cell>
          <table:table-cell office:value-type="float" office:value="-0.0292176" calcext:value-type="float">
            <text:p>-0.0292176</text:p>
          </table:table-cell>
          <table:table-cell office:value-type="float" office:value="-0.004514085" calcext:value-type="float">
            <text:p>-0.004514085</text:p>
          </table:table-cell>
          <table:table-cell office:value-type="float" office:value="0.00000000002203973" calcext:value-type="float">
            <text:p>2.203973E-11</text:p>
          </table:table-cell>
          <table:table-cell office:value-type="float" office:value="10.30292" calcext:value-type="float">
            <text:p>10.30292</text:p>
          </table:table-cell>
          <table:table-cell office:value-type="float" office:value="1.022412" calcext:value-type="float">
            <text:p>1.022412</text:p>
          </table:table-cell>
          <table:table-cell office:value-type="float" office:value="0.02954815" calcext:value-type="float">
            <text:p>0.02954815</text:p>
          </table:table-cell>
          <table:table-cell office:value-type="float" office:value="0.02181614" calcext:value-type="float">
            <text:p>0.02181614</text:p>
          </table:table-cell>
          <table:table-cell office:value-type="float" office:value="0.02170407" calcext:value-type="float">
            <text:p>0.02170407</text:p>
          </table:table-cell>
          <table:table-cell office:value-type="float" office:value="0.02315641" calcext:value-type="float">
            <text:p>0.02315641</text:p>
          </table:table-cell>
          <table:table-cell office:value-type="float" office:value="0.02181807" calcext:value-type="float">
            <text:p>0.02181807</text:p>
          </table:table-cell>
          <table:table-cell office:value-type="float" office:value="0.02563845" calcext:value-type="float">
            <text:p>0.02563845</text:p>
          </table:table-cell>
          <table:table-cell office:value-type="float" office:value="0.02246727" calcext:value-type="float">
            <text:p>0.02246727</text:p>
          </table:table-cell>
          <table:table-cell office:value-type="float" office:value="51.60565" calcext:value-type="float">
            <text:p>51.60565</text:p>
          </table:table-cell>
          <table:table-cell office:value-type="float" office:value="43.47219" calcext:value-type="float">
            <text:p>43.47219</text:p>
          </table:table-cell>
          <table:table-cell office:value-type="float" office:value="43.16026" calcext:value-type="float">
            <text:p>43.16026</text:p>
          </table:table-cell>
          <table:table-cell office:value-type="float" office:value="37.85357" calcext:value-type="float">
            <text:p>37.85357</text:p>
          </table:table-cell>
          <table:table-cell office:value-type="float" office:value="31.79211" calcext:value-type="float">
            <text:p>31.79211</text:p>
          </table:table-cell>
          <table:table-cell office:value-type="float" office:value="22.42567" calcext:value-type="float">
            <text:p>22.42567</text:p>
          </table:table-cell>
          <table:table-cell office:value-type="float" office:value="14.2543" calcext:value-type="float">
            <text:p>14.2543</text:p>
          </table:table-cell>
          <table:table-cell office:value-type="float" office:value="12.46933" calcext:value-type="float">
            <text:p>12.46933</text:p>
          </table:table-cell>
          <table:table-cell office:value-type="float" office:value="743.6453" calcext:value-type="float">
            <text:p>743.6453</text:p>
          </table:table-cell>
          <table:table-cell office:value-type="float" office:value="0" calcext:value-type="float">
            <text:p>0</text:p>
          </table:table-cell>
          <table:table-cell office:value-type="float" office:value="-0.02266544" calcext:value-type="float">
            <text:p>-0.022665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1999" calcext:value-type="float">
            <text:p>27011999</text:p>
          </table:table-cell>
          <table:table-cell office:value-type="float" office:value="7.767234" calcext:value-type="float">
            <text:p>7.767234</text:p>
          </table:table-cell>
          <table:table-cell office:value-type="float" office:value="477.1068" calcext:value-type="float">
            <text:p>477.1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60021" calcext:value-type="float">
            <text:p>0.07360021</text:p>
          </table:table-cell>
          <table:table-cell office:value-type="float" office:value="20.83702" calcext:value-type="float">
            <text:p>20.83702</text:p>
          </table:table-cell>
          <table:table-cell office:value-type="float" office:value="0" calcext:value-type="float">
            <text:p>0</text:p>
          </table:table-cell>
          <table:table-cell office:value-type="float" office:value="0.002412613" calcext:value-type="float">
            <text:p>0.002412613</text:p>
          </table:table-cell>
          <table:table-cell office:value-type="float" office:value="0" calcext:value-type="float">
            <text:p>0</text:p>
          </table:table-cell>
          <table:table-cell office:value-type="float" office:value="0.3232503" calcext:value-type="float">
            <text:p>0.3232503</text:p>
          </table:table-cell>
          <table:table-cell office:value-type="float" office:value="-0.03202712" calcext:value-type="float">
            <text:p>-0.03202712</text:p>
          </table:table-cell>
          <table:table-cell office:value-type="float" office:value="-0.004904753" calcext:value-type="float">
            <text:p>-0.004904753</text:p>
          </table:table-cell>
          <table:table-cell office:value-type="float" office:value="0.00000000002302802" calcext:value-type="float">
            <text:p>2.302802E-11</text:p>
          </table:table-cell>
          <table:table-cell office:value-type="float" office:value="10.29278" calcext:value-type="float">
            <text:p>10.29278</text:p>
          </table:table-cell>
          <table:table-cell office:value-type="float" office:value="1.069165" calcext:value-type="float">
            <text:p>1.069165</text:p>
          </table:table-cell>
          <table:table-cell office:value-type="float" office:value="0.0308602" calcext:value-type="float">
            <text:p>0.0308602</text:p>
          </table:table-cell>
          <table:table-cell office:value-type="float" office:value="0.02191065" calcext:value-type="float">
            <text:p>0.02191065</text:p>
          </table:table-cell>
          <table:table-cell office:value-type="float" office:value="0.02177465" calcext:value-type="float">
            <text:p>0.02177465</text:p>
          </table:table-cell>
          <table:table-cell office:value-type="float" office:value="0.02318002" calcext:value-type="float">
            <text:p>0.02318002</text:p>
          </table:table-cell>
          <table:table-cell office:value-type="float" office:value="0.02182835" calcext:value-type="float">
            <text:p>0.02182835</text:p>
          </table:table-cell>
          <table:table-cell office:value-type="float" office:value="0.02557489" calcext:value-type="float">
            <text:p>0.02557489</text:p>
          </table:table-cell>
          <table:table-cell office:value-type="float" office:value="0.02245471" calcext:value-type="float">
            <text:p>0.02245471</text:p>
          </table:table-cell>
          <table:table-cell office:value-type="float" office:value="53.26743" calcext:value-type="float">
            <text:p>53.26743</text:p>
          </table:table-cell>
          <table:table-cell office:value-type="float" office:value="43.82554" calcext:value-type="float">
            <text:p>43.82554</text:p>
          </table:table-cell>
          <table:table-cell office:value-type="float" office:value="42.38375" calcext:value-type="float">
            <text:p>42.38375</text:p>
          </table:table-cell>
          <table:table-cell office:value-type="float" office:value="38.01732" calcext:value-type="float">
            <text:p>38.01732</text:p>
          </table:table-cell>
          <table:table-cell office:value-type="float" office:value="31.90968" calcext:value-type="float">
            <text:p>31.90968</text:p>
          </table:table-cell>
          <table:table-cell office:value-type="float" office:value="22.54341" calcext:value-type="float">
            <text:p>22.54341</text:p>
          </table:table-cell>
          <table:table-cell office:value-type="float" office:value="14.29326" calcext:value-type="float">
            <text:p>14.29326</text:p>
          </table:table-cell>
          <table:table-cell office:value-type="float" office:value="12.46414" calcext:value-type="float">
            <text:p>12.46414</text:p>
          </table:table-cell>
          <table:table-cell office:value-type="float" office:value="744.352" calcext:value-type="float">
            <text:p>744.352</text:p>
          </table:table-cell>
          <table:table-cell office:value-type="float" office:value="0" calcext:value-type="float">
            <text:p>0</text:p>
          </table:table-cell>
          <table:table-cell office:value-type="float" office:value="-0.02419845" calcext:value-type="float">
            <text:p>-0.024198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1999" calcext:value-type="float">
            <text:p>28011999</text:p>
          </table:table-cell>
          <table:table-cell office:value-type="float" office:value="7.763237" calcext:value-type="float">
            <text:p>7.763237</text:p>
          </table:table-cell>
          <table:table-cell office:value-type="float" office:value="477.1008" calcext:value-type="float">
            <text:p>477.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92031" calcext:value-type="float">
            <text:p>0.07392031</text:p>
          </table:table-cell>
          <table:table-cell office:value-type="float" office:value="20.84009" calcext:value-type="float">
            <text:p>20.84009</text:p>
          </table:table-cell>
          <table:table-cell office:value-type="float" office:value="0" calcext:value-type="float">
            <text:p>0</text:p>
          </table:table-cell>
          <table:table-cell office:value-type="float" office:value="0.002499441" calcext:value-type="float">
            <text:p>0.002499441</text:p>
          </table:table-cell>
          <table:table-cell office:value-type="float" office:value="0" calcext:value-type="float">
            <text:p>0</text:p>
          </table:table-cell>
          <table:table-cell office:value-type="float" office:value="0.3323867" calcext:value-type="float">
            <text:p>0.3323867</text:p>
          </table:table-cell>
          <table:table-cell office:value-type="float" office:value="-0.03493158" calcext:value-type="float">
            <text:p>-0.03493158</text:p>
          </table:table-cell>
          <table:table-cell office:value-type="float" office:value="-0.005306492" calcext:value-type="float">
            <text:p>-0.005306492</text:p>
          </table:table-cell>
          <table:table-cell office:value-type="float" office:value="0.00000000002402732" calcext:value-type="float">
            <text:p>2.402732E-11</text:p>
          </table:table-cell>
          <table:table-cell office:value-type="float" office:value="10.28271" calcext:value-type="float">
            <text:p>10.28271</text:p>
          </table:table-cell>
          <table:table-cell office:value-type="float" office:value="1.097284" calcext:value-type="float">
            <text:p>1.097284</text:p>
          </table:table-cell>
          <table:table-cell office:value-type="float" office:value="0.03198064" calcext:value-type="float">
            <text:p>0.03198064</text:p>
          </table:table-cell>
          <table:table-cell office:value-type="float" office:value="0.02199291" calcext:value-type="float">
            <text:p>0.02199291</text:p>
          </table:table-cell>
          <table:table-cell office:value-type="float" office:value="0.02183332" calcext:value-type="float">
            <text:p>0.02183332</text:p>
          </table:table-cell>
          <table:table-cell office:value-type="float" office:value="0.02319598" calcext:value-type="float">
            <text:p>0.02319598</text:p>
          </table:table-cell>
          <table:table-cell office:value-type="float" office:value="0.02183744" calcext:value-type="float">
            <text:p>0.02183744</text:p>
          </table:table-cell>
          <table:table-cell office:value-type="float" office:value="0.02551754" calcext:value-type="float">
            <text:p>0.02551754</text:p>
          </table:table-cell>
          <table:table-cell office:value-type="float" office:value="0.02244263" calcext:value-type="float">
            <text:p>0.02244263</text:p>
          </table:table-cell>
          <table:table-cell office:value-type="float" office:value="54.97514" calcext:value-type="float">
            <text:p>54.97514</text:p>
          </table:table-cell>
          <table:table-cell office:value-type="float" office:value="44.22743" calcext:value-type="float">
            <text:p>44.22743</text:p>
          </table:table-cell>
          <table:table-cell office:value-type="float" office:value="41.6236" calcext:value-type="float">
            <text:p>41.6236</text:p>
          </table:table-cell>
          <table:table-cell office:value-type="float" office:value="38.14702" calcext:value-type="float">
            <text:p>38.14702</text:p>
          </table:table-cell>
          <table:table-cell office:value-type="float" office:value="32.01787" calcext:value-type="float">
            <text:p>32.01787</text:p>
          </table:table-cell>
          <table:table-cell office:value-type="float" office:value="22.6602" calcext:value-type="float">
            <text:p>22.6602</text:p>
          </table:table-cell>
          <table:table-cell office:value-type="float" office:value="14.33313" calcext:value-type="float">
            <text:p>14.33313</text:p>
          </table:table-cell>
          <table:table-cell office:value-type="float" office:value="12.45984" calcext:value-type="float">
            <text:p>12.45984</text:p>
          </table:table-cell>
          <table:table-cell office:value-type="float" office:value="745.2445" calcext:value-type="float">
            <text:p>745.2445</text:p>
          </table:table-cell>
          <table:table-cell office:value-type="float" office:value="0" calcext:value-type="float">
            <text:p>0</text:p>
          </table:table-cell>
          <table:table-cell office:value-type="float" office:value="-0.02570696" calcext:value-type="float">
            <text:p>-0.025706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1999" calcext:value-type="float">
            <text:p>29011999</text:p>
          </table:table-cell>
          <table:table-cell office:value-type="float" office:value="7.759243" calcext:value-type="float">
            <text:p>7.759243</text:p>
          </table:table-cell>
          <table:table-cell office:value-type="float" office:value="477.0949" calcext:value-type="float">
            <text:p>477.0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11011" calcext:value-type="float">
            <text:p>0.07411011</text:p>
          </table:table-cell>
          <table:table-cell office:value-type="float" office:value="20.8432" calcext:value-type="float">
            <text:p>20.8432</text:p>
          </table:table-cell>
          <table:table-cell office:value-type="float" office:value="0" calcext:value-type="float">
            <text:p>0</text:p>
          </table:table-cell>
          <table:table-cell office:value-type="float" office:value="0.002586375" calcext:value-type="float">
            <text:p>0.002586375</text:p>
          </table:table-cell>
          <table:table-cell office:value-type="float" office:value="0" calcext:value-type="float">
            <text:p>0</text:p>
          </table:table-cell>
          <table:table-cell office:value-type="float" office:value="0.3416905" calcext:value-type="float">
            <text:p>0.3416905</text:p>
          </table:table-cell>
          <table:table-cell office:value-type="float" office:value="-0.03791538" calcext:value-type="float">
            <text:p>-0.03791538</text:p>
          </table:table-cell>
          <table:table-cell office:value-type="float" office:value="-0.005718133" calcext:value-type="float">
            <text:p>-0.005718133</text:p>
          </table:table-cell>
          <table:table-cell office:value-type="float" office:value="0.00000000002503555" calcext:value-type="float">
            <text:p>2.503555E-11</text:p>
          </table:table-cell>
          <table:table-cell office:value-type="float" office:value="10.27271" calcext:value-type="float">
            <text:p>10.27271</text:p>
          </table:table-cell>
          <table:table-cell office:value-type="float" office:value="1.115657" calcext:value-type="float">
            <text:p>1.115657</text:p>
          </table:table-cell>
          <table:table-cell office:value-type="float" office:value="0.03289622" calcext:value-type="float">
            <text:p>0.03289622</text:p>
          </table:table-cell>
          <table:table-cell office:value-type="float" office:value="0.02206415" calcext:value-type="float">
            <text:p>0.02206415</text:p>
          </table:table-cell>
          <table:table-cell office:value-type="float" office:value="0.02188161" calcext:value-type="float">
            <text:p>0.02188161</text:p>
          </table:table-cell>
          <table:table-cell office:value-type="float" office:value="0.02320514" calcext:value-type="float">
            <text:p>0.02320514</text:p>
          </table:table-cell>
          <table:table-cell office:value-type="float" office:value="0.02184524" calcext:value-type="float">
            <text:p>0.02184524</text:p>
          </table:table-cell>
          <table:table-cell office:value-type="float" office:value="0.0254642" calcext:value-type="float">
            <text:p>0.0254642</text:p>
          </table:table-cell>
          <table:table-cell office:value-type="float" office:value="0.02243129" calcext:value-type="float">
            <text:p>0.02243129</text:p>
          </table:table-cell>
          <table:table-cell office:value-type="float" office:value="56.83738" calcext:value-type="float">
            <text:p>56.83738</text:p>
          </table:table-cell>
          <table:table-cell office:value-type="float" office:value="44.67169" calcext:value-type="float">
            <text:p>44.67169</text:p>
          </table:table-cell>
          <table:table-cell office:value-type="float" office:value="40.88042" calcext:value-type="float">
            <text:p>40.88042</text:p>
          </table:table-cell>
          <table:table-cell office:value-type="float" office:value="38.24128" calcext:value-type="float">
            <text:p>38.24128</text:p>
          </table:table-cell>
          <table:table-cell office:value-type="float" office:value="32.11449" calcext:value-type="float">
            <text:p>32.11449</text:p>
          </table:table-cell>
          <table:table-cell office:value-type="float" office:value="22.77387" calcext:value-type="float">
            <text:p>22.77387</text:p>
          </table:table-cell>
          <table:table-cell office:value-type="float" office:value="14.36751" calcext:value-type="float">
            <text:p>14.36751</text:p>
          </table:table-cell>
          <table:table-cell office:value-type="float" office:value="12.45695" calcext:value-type="float">
            <text:p>12.45695</text:p>
          </table:table-cell>
          <table:table-cell office:value-type="float" office:value="746.0432" calcext:value-type="float">
            <text:p>746.0432</text:p>
          </table:table-cell>
          <table:table-cell office:value-type="float" office:value="0" calcext:value-type="float">
            <text:p>0</text:p>
          </table:table-cell>
          <table:table-cell office:value-type="float" office:value="-0.02719687" calcext:value-type="float">
            <text:p>-0.027196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1999" calcext:value-type="float">
            <text:p>30011999</text:p>
          </table:table-cell>
          <table:table-cell office:value-type="float" office:value="7.755249" calcext:value-type="float">
            <text:p>7.755249</text:p>
          </table:table-cell>
          <table:table-cell office:value-type="float" office:value="477.0892" calcext:value-type="float">
            <text:p>477.0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22693" calcext:value-type="float">
            <text:p>0.07422693</text:p>
          </table:table-cell>
          <table:table-cell office:value-type="float" office:value="20.84636" calcext:value-type="float">
            <text:p>20.84636</text:p>
          </table:table-cell>
          <table:table-cell office:value-type="float" office:value="0" calcext:value-type="float">
            <text:p>0</text:p>
          </table:table-cell>
          <table:table-cell office:value-type="float" office:value="0.002673333" calcext:value-type="float">
            <text:p>0.002673333</text:p>
          </table:table-cell>
          <table:table-cell office:value-type="float" office:value="0" calcext:value-type="float">
            <text:p>0</text:p>
          </table:table-cell>
          <table:table-cell office:value-type="float" office:value="0.3510754" calcext:value-type="float">
            <text:p>0.3510754</text:p>
          </table:table-cell>
          <table:table-cell office:value-type="float" office:value="-0.04096862" calcext:value-type="float">
            <text:p>-0.04096862</text:p>
          </table:table-cell>
          <table:table-cell office:value-type="float" office:value="-0.006138819" calcext:value-type="float">
            <text:p>-0.006138819</text:p>
          </table:table-cell>
          <table:table-cell office:value-type="float" office:value="0.00000000002605215" calcext:value-type="float">
            <text:p>2.605215E-11</text:p>
          </table:table-cell>
          <table:table-cell office:value-type="float" office:value="10.26278" calcext:value-type="float">
            <text:p>10.26278</text:p>
          </table:table-cell>
          <table:table-cell office:value-type="float" office:value="1.128046" calcext:value-type="float">
            <text:p>1.128046</text:p>
          </table:table-cell>
          <table:table-cell office:value-type="float" office:value="0.03376129" calcext:value-type="float">
            <text:p>0.03376129</text:p>
          </table:table-cell>
          <table:table-cell office:value-type="float" office:value="0.02212547" calcext:value-type="float">
            <text:p>0.02212547</text:p>
          </table:table-cell>
          <table:table-cell office:value-type="float" office:value="0.02192278" calcext:value-type="float">
            <text:p>0.02192278</text:p>
          </table:table-cell>
          <table:table-cell office:value-type="float" office:value="0.02320966" calcext:value-type="float">
            <text:p>0.02320966</text:p>
          </table:table-cell>
          <table:table-cell office:value-type="float" office:value="0.02185292" calcext:value-type="float">
            <text:p>0.02185292</text:p>
          </table:table-cell>
          <table:table-cell office:value-type="float" office:value="0.0254137" calcext:value-type="float">
            <text:p>0.0254137</text:p>
          </table:table-cell>
          <table:table-cell office:value-type="float" office:value="0.02242044" calcext:value-type="float">
            <text:p>0.02242044</text:p>
          </table:table-cell>
          <table:table-cell office:value-type="float" office:value="58.75233" calcext:value-type="float">
            <text:p>58.75233</text:p>
          </table:table-cell>
          <table:table-cell office:value-type="float" office:value="45.14194" calcext:value-type="float">
            <text:p>45.14194</text:p>
          </table:table-cell>
          <table:table-cell office:value-type="float" office:value="40.1497" calcext:value-type="float">
            <text:p>40.1497</text:p>
          </table:table-cell>
          <table:table-cell office:value-type="float" office:value="38.31013" calcext:value-type="float">
            <text:p>38.31013</text:p>
          </table:table-cell>
          <table:table-cell office:value-type="float" office:value="32.2026" calcext:value-type="float">
            <text:p>32.2026</text:p>
          </table:table-cell>
          <table:table-cell office:value-type="float" office:value="22.88505" calcext:value-type="float">
            <text:p>22.88505</text:p>
          </table:table-cell>
          <table:table-cell office:value-type="float" office:value="14.39202" calcext:value-type="float">
            <text:p>14.39202</text:p>
          </table:table-cell>
          <table:table-cell office:value-type="float" office:value="12.45516" calcext:value-type="float">
            <text:p>12.45516</text:p>
          </table:table-cell>
          <table:table-cell office:value-type="float" office:value="747.3408" calcext:value-type="float">
            <text:p>747.3408</text:p>
          </table:table-cell>
          <table:table-cell office:value-type="float" office:value="0" calcext:value-type="float">
            <text:p>0</text:p>
          </table:table-cell>
          <table:table-cell office:value-type="float" office:value="-0.02868064" calcext:value-type="float">
            <text:p>-0.028680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1999" calcext:value-type="float">
            <text:p>31011999</text:p>
          </table:table-cell>
          <table:table-cell office:value-type="float" office:value="7.751258" calcext:value-type="float">
            <text:p>7.751258</text:p>
          </table:table-cell>
          <table:table-cell office:value-type="float" office:value="477.0837" calcext:value-type="float">
            <text:p>477.0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20987" calcext:value-type="float">
            <text:p>0.07420987</text:p>
          </table:table-cell>
          <table:table-cell office:value-type="float" office:value="20.84962" calcext:value-type="float">
            <text:p>20.84962</text:p>
          </table:table-cell>
          <table:table-cell office:value-type="float" office:value="0" calcext:value-type="float">
            <text:p>0</text:p>
          </table:table-cell>
          <table:table-cell office:value-type="float" office:value="0.00276033" calcext:value-type="float">
            <text:p>0.00276033</text:p>
          </table:table-cell>
          <table:table-cell office:value-type="float" office:value="0" calcext:value-type="float">
            <text:p>0</text:p>
          </table:table-cell>
          <table:table-cell office:value-type="float" office:value="0.3605697" calcext:value-type="float">
            <text:p>0.3605697</text:p>
          </table:table-cell>
          <table:table-cell office:value-type="float" office:value="-0.04405253" calcext:value-type="float">
            <text:p>-0.04405253</text:p>
          </table:table-cell>
          <table:table-cell office:value-type="float" office:value="-0.006567901" calcext:value-type="float">
            <text:p>-0.006567901</text:p>
          </table:table-cell>
          <table:table-cell office:value-type="float" office:value="0.0000000000270754" calcext:value-type="float">
            <text:p>2.70754E-11</text:p>
          </table:table-cell>
          <table:table-cell office:value-type="float" office:value="10.25292" calcext:value-type="float">
            <text:p>10.25292</text:p>
          </table:table-cell>
          <table:table-cell office:value-type="float" office:value="1.130906" calcext:value-type="float">
            <text:p>1.130906</text:p>
          </table:table-cell>
          <table:table-cell office:value-type="float" office:value="0.0344574" calcext:value-type="float">
            <text:p>0.0344574</text:p>
          </table:table-cell>
          <table:table-cell office:value-type="float" office:value="0.02218238" calcext:value-type="float">
            <text:p>0.02218238</text:p>
          </table:table-cell>
          <table:table-cell office:value-type="float" office:value="0.02195831" calcext:value-type="float">
            <text:p>0.02195831</text:p>
          </table:table-cell>
          <table:table-cell office:value-type="float" office:value="0.02320996" calcext:value-type="float">
            <text:p>0.02320996</text:p>
          </table:table-cell>
          <table:table-cell office:value-type="float" office:value="0.02185933" calcext:value-type="float">
            <text:p>0.02185933</text:p>
          </table:table-cell>
          <table:table-cell office:value-type="float" office:value="0.02536567" calcext:value-type="float">
            <text:p>0.02536567</text:p>
          </table:table-cell>
          <table:table-cell office:value-type="float" office:value="0.02241009" calcext:value-type="float">
            <text:p>0.02241009</text:p>
          </table:table-cell>
          <table:table-cell office:value-type="float" office:value="60.65993" calcext:value-type="float">
            <text:p>60.65993</text:p>
          </table:table-cell>
          <table:table-cell office:value-type="float" office:value="45.65793" calcext:value-type="float">
            <text:p>45.65793</text:p>
          </table:table-cell>
          <table:table-cell office:value-type="float" office:value="39.45786" calcext:value-type="float">
            <text:p>39.45786</text:p>
          </table:table-cell>
          <table:table-cell office:value-type="float" office:value="38.35944" calcext:value-type="float">
            <text:p>38.35944</text:p>
          </table:table-cell>
          <table:table-cell office:value-type="float" office:value="32.28117" calcext:value-type="float">
            <text:p>32.28117</text:p>
          </table:table-cell>
          <table:table-cell office:value-type="float" office:value="22.98783" calcext:value-type="float">
            <text:p>22.98783</text:p>
          </table:table-cell>
          <table:table-cell office:value-type="float" office:value="14.40592" calcext:value-type="float">
            <text:p>14.40592</text:p>
          </table:table-cell>
          <table:table-cell office:value-type="float" office:value="12.45443" calcext:value-type="float">
            <text:p>12.45443</text:p>
          </table:table-cell>
          <table:table-cell office:value-type="float" office:value="747.9062" calcext:value-type="float">
            <text:p>747.9062</text:p>
          </table:table-cell>
          <table:table-cell office:value-type="float" office:value="0" calcext:value-type="float">
            <text:p>0</text:p>
          </table:table-cell>
          <table:table-cell office:value-type="float" office:value="-0.03014174" calcext:value-type="float">
            <text:p>-0.030141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1999" calcext:value-type="float">
            <text:p>1021999</text:p>
          </table:table-cell>
          <table:table-cell office:value-type="float" office:value="7.747277" calcext:value-type="float">
            <text:p>7.747277</text:p>
          </table:table-cell>
          <table:table-cell office:value-type="float" office:value="477.078" calcext:value-type="float">
            <text:p>477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16235" calcext:value-type="float">
            <text:p>0.07416235</text:p>
          </table:table-cell>
          <table:table-cell office:value-type="float" office:value="20.85283" calcext:value-type="float">
            <text:p>20.85283</text:p>
          </table:table-cell>
          <table:table-cell office:value-type="float" office:value="0" calcext:value-type="float">
            <text:p>0</text:p>
          </table:table-cell>
          <table:table-cell office:value-type="float" office:value="0.00284734" calcext:value-type="float">
            <text:p>0.00284734</text:p>
          </table:table-cell>
          <table:table-cell office:value-type="float" office:value="0" calcext:value-type="float">
            <text:p>0</text:p>
          </table:table-cell>
          <table:table-cell office:value-type="float" office:value="0.370177" calcext:value-type="float">
            <text:p>0.370177</text:p>
          </table:table-cell>
          <table:table-cell office:value-type="float" office:value="-0.04719255" calcext:value-type="float">
            <text:p>-0.04719255</text:p>
          </table:table-cell>
          <table:table-cell office:value-type="float" office:value="-0.007004064" calcext:value-type="float">
            <text:p>-0.007004064</text:p>
          </table:table-cell>
          <table:table-cell office:value-type="float" office:value="0.0000000000281038" calcext:value-type="float">
            <text:p>2.81038E-11</text:p>
          </table:table-cell>
          <table:table-cell office:value-type="float" office:value="10.24309" calcext:value-type="float">
            <text:p>10.24309</text:p>
          </table:table-cell>
          <table:table-cell office:value-type="float" office:value="1.131657" calcext:value-type="float">
            <text:p>1.131657</text:p>
          </table:table-cell>
          <table:table-cell office:value-type="float" office:value="0.03509654" calcext:value-type="float">
            <text:p>0.03509654</text:p>
          </table:table-cell>
          <table:table-cell office:value-type="float" office:value="0.02223014" calcext:value-type="float">
            <text:p>0.02223014</text:p>
          </table:table-cell>
          <table:table-cell office:value-type="float" office:value="0.02198649" calcext:value-type="float">
            <text:p>0.02198649</text:p>
          </table:table-cell>
          <table:table-cell office:value-type="float" office:value="0.02320737" calcext:value-type="float">
            <text:p>0.02320737</text:p>
          </table:table-cell>
          <table:table-cell office:value-type="float" office:value="0.0218658" calcext:value-type="float">
            <text:p>0.0218658</text:p>
          </table:table-cell>
          <table:table-cell office:value-type="float" office:value="0.02531857" calcext:value-type="float">
            <text:p>0.02531857</text:p>
          </table:table-cell>
          <table:table-cell office:value-type="float" office:value="0.02240014" calcext:value-type="float">
            <text:p>0.02240014</text:p>
          </table:table-cell>
          <table:table-cell office:value-type="float" office:value="62.79502" calcext:value-type="float">
            <text:p>62.79502</text:p>
          </table:table-cell>
          <table:table-cell office:value-type="float" office:value="46.18865" calcext:value-type="float">
            <text:p>46.18865</text:p>
          </table:table-cell>
          <table:table-cell office:value-type="float" office:value="38.77728" calcext:value-type="float">
            <text:p>38.77728</text:p>
          </table:table-cell>
          <table:table-cell office:value-type="float" office:value="38.3784" calcext:value-type="float">
            <text:p>38.3784</text:p>
          </table:table-cell>
          <table:table-cell office:value-type="float" office:value="32.35228" calcext:value-type="float">
            <text:p>32.35228</text:p>
          </table:table-cell>
          <table:table-cell office:value-type="float" office:value="23.08588" calcext:value-type="float">
            <text:p>23.08588</text:p>
          </table:table-cell>
          <table:table-cell office:value-type="float" office:value="14.40515" calcext:value-type="float">
            <text:p>14.40515</text:p>
          </table:table-cell>
          <table:table-cell office:value-type="float" office:value="12.45479" calcext:value-type="float">
            <text:p>12.45479</text:p>
          </table:table-cell>
          <table:table-cell office:value-type="float" office:value="748.8729" calcext:value-type="float">
            <text:p>748.8729</text:p>
          </table:table-cell>
          <table:table-cell office:value-type="float" office:value="0" calcext:value-type="float">
            <text:p>0</text:p>
          </table:table-cell>
          <table:table-cell office:value-type="float" office:value="-0.03159589" calcext:value-type="float">
            <text:p>-0.031595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1999" calcext:value-type="float">
            <text:p>2021999</text:p>
          </table:table-cell>
          <table:table-cell office:value-type="float" office:value="7.743345" calcext:value-type="float">
            <text:p>7.743345</text:p>
          </table:table-cell>
          <table:table-cell office:value-type="float" office:value="477.0724" calcext:value-type="float">
            <text:p>477.0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00148" calcext:value-type="float">
            <text:p>0.07400148</text:p>
          </table:table-cell>
          <table:table-cell office:value-type="float" office:value="20.85541" calcext:value-type="float">
            <text:p>20.85541</text:p>
          </table:table-cell>
          <table:table-cell office:value-type="float" office:value="0" calcext:value-type="float">
            <text:p>0</text:p>
          </table:table-cell>
          <table:table-cell office:value-type="float" office:value="0.00293437" calcext:value-type="float">
            <text:p>0.00293437</text:p>
          </table:table-cell>
          <table:table-cell office:value-type="float" office:value="0" calcext:value-type="float">
            <text:p>0</text:p>
          </table:table-cell>
          <table:table-cell office:value-type="float" office:value="0.3798571" calcext:value-type="float">
            <text:p>0.3798571</text:p>
          </table:table-cell>
          <table:table-cell office:value-type="float" office:value="-0.05022294" calcext:value-type="float">
            <text:p>-0.05022294</text:p>
          </table:table-cell>
          <table:table-cell office:value-type="float" office:value="-0.00740599" calcext:value-type="float">
            <text:p>-0.00740599</text:p>
          </table:table-cell>
          <table:table-cell office:value-type="float" office:value="0.00000000002913669" calcext:value-type="float">
            <text:p>2.913669E-11</text:p>
          </table:table-cell>
          <table:table-cell office:value-type="float" office:value="10.23315" calcext:value-type="float">
            <text:p>10.23315</text:p>
          </table:table-cell>
          <table:table-cell office:value-type="float" office:value="1.127618" calcext:value-type="float">
            <text:p>1.127618</text:p>
          </table:table-cell>
          <table:table-cell office:value-type="float" office:value="0.0353809" calcext:value-type="float">
            <text:p>0.0353809</text:p>
          </table:table-cell>
          <table:table-cell office:value-type="float" office:value="0.02228934" calcext:value-type="float">
            <text:p>0.02228934</text:p>
          </table:table-cell>
          <table:table-cell office:value-type="float" office:value="0.02201505" calcext:value-type="float">
            <text:p>0.02201505</text:p>
          </table:table-cell>
          <table:table-cell office:value-type="float" office:value="0.02320257" calcext:value-type="float">
            <text:p>0.02320257</text:p>
          </table:table-cell>
          <table:table-cell office:value-type="float" office:value="0.02186841" calcext:value-type="float">
            <text:p>0.02186841</text:p>
          </table:table-cell>
          <table:table-cell office:value-type="float" office:value="0.0252742" calcext:value-type="float">
            <text:p>0.0252742</text:p>
          </table:table-cell>
          <table:table-cell office:value-type="float" office:value="0.0223904" calcext:value-type="float">
            <text:p>0.0223904</text:p>
          </table:table-cell>
          <table:table-cell office:value-type="float" office:value="64.22024" calcext:value-type="float">
            <text:p>64.22024</text:p>
          </table:table-cell>
          <table:table-cell office:value-type="float" office:value="46.87215" calcext:value-type="float">
            <text:p>46.87215</text:p>
          </table:table-cell>
          <table:table-cell office:value-type="float" office:value="38.25131" calcext:value-type="float">
            <text:p>38.25131</text:p>
          </table:table-cell>
          <table:table-cell office:value-type="float" office:value="38.39802" calcext:value-type="float">
            <text:p>38.39802</text:p>
          </table:table-cell>
          <table:table-cell office:value-type="float" office:value="32.41083" calcext:value-type="float">
            <text:p>32.41083</text:p>
          </table:table-cell>
          <table:table-cell office:value-type="float" office:value="23.16394" calcext:value-type="float">
            <text:p>23.16394</text:p>
          </table:table-cell>
          <table:table-cell office:value-type="float" office:value="14.39668" calcext:value-type="float">
            <text:p>14.39668</text:p>
          </table:table-cell>
          <table:table-cell office:value-type="float" office:value="12.4559" calcext:value-type="float">
            <text:p>12.4559</text:p>
          </table:table-cell>
          <table:table-cell office:value-type="float" office:value="751.6087" calcext:value-type="float">
            <text:p>751.6087</text:p>
          </table:table-cell>
          <table:table-cell office:value-type="float" office:value="0" calcext:value-type="float">
            <text:p>0</text:p>
          </table:table-cell>
          <table:table-cell office:value-type="float" office:value="-0.03305675" calcext:value-type="float">
            <text:p>-0.033056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1999" calcext:value-type="float">
            <text:p>3021999</text:p>
          </table:table-cell>
          <table:table-cell office:value-type="float" office:value="7.739387" calcext:value-type="float">
            <text:p>7.739387</text:p>
          </table:table-cell>
          <table:table-cell office:value-type="float" office:value="477.0667" calcext:value-type="float">
            <text:p>477.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79196" calcext:value-type="float">
            <text:p>0.07379196</text:p>
          </table:table-cell>
          <table:table-cell office:value-type="float" office:value="20.85722" calcext:value-type="float">
            <text:p>20.85722</text:p>
          </table:table-cell>
          <table:table-cell office:value-type="float" office:value="0" calcext:value-type="float">
            <text:p>0</text:p>
          </table:table-cell>
          <table:table-cell office:value-type="float" office:value="0.003021289" calcext:value-type="float">
            <text:p>0.003021289</text:p>
          </table:table-cell>
          <table:table-cell office:value-type="float" office:value="0" calcext:value-type="float">
            <text:p>0</text:p>
          </table:table-cell>
          <table:table-cell office:value-type="float" office:value="0.3894041" calcext:value-type="float">
            <text:p>0.3894041</text:p>
          </table:table-cell>
          <table:table-cell office:value-type="float" office:value="-0.0531113" calcext:value-type="float">
            <text:p>-0.0531113</text:p>
          </table:table-cell>
          <table:table-cell office:value-type="float" office:value="-0.00774966" calcext:value-type="float">
            <text:p>-0.00774966</text:p>
          </table:table-cell>
          <table:table-cell office:value-type="float" office:value="0.00000000003014354" calcext:value-type="float">
            <text:p>3.014354E-11</text:p>
          </table:table-cell>
          <table:table-cell office:value-type="float" office:value="10.22289" calcext:value-type="float">
            <text:p>10.22289</text:p>
          </table:table-cell>
          <table:table-cell office:value-type="float" office:value="1.114856" calcext:value-type="float">
            <text:p>1.114856</text:p>
          </table:table-cell>
          <table:table-cell office:value-type="float" office:value="0.03547087" calcext:value-type="float">
            <text:p>0.03547087</text:p>
          </table:table-cell>
          <table:table-cell office:value-type="float" office:value="0.02235227" calcext:value-type="float">
            <text:p>0.02235227</text:p>
          </table:table-cell>
          <table:table-cell office:value-type="float" office:value="0.02204793" calcext:value-type="float">
            <text:p>0.02204793</text:p>
          </table:table-cell>
          <table:table-cell office:value-type="float" office:value="0.0231964" calcext:value-type="float">
            <text:p>0.0231964</text:p>
          </table:table-cell>
          <table:table-cell office:value-type="float" office:value="0.02186527" calcext:value-type="float">
            <text:p>0.02186527</text:p>
          </table:table-cell>
          <table:table-cell office:value-type="float" office:value="0.02523642" calcext:value-type="float">
            <text:p>0.02523642</text:p>
          </table:table-cell>
          <table:table-cell office:value-type="float" office:value="0.02238053" calcext:value-type="float">
            <text:p>0.02238053</text:p>
          </table:table-cell>
          <table:table-cell office:value-type="float" office:value="64.74971" calcext:value-type="float">
            <text:p>64.74971</text:p>
          </table:table-cell>
          <table:table-cell office:value-type="float" office:value="47.72787" calcext:value-type="float">
            <text:p>47.72787</text:p>
          </table:table-cell>
          <table:table-cell office:value-type="float" office:value="37.81187" calcext:value-type="float">
            <text:p>37.81187</text:p>
          </table:table-cell>
          <table:table-cell office:value-type="float" office:value="38.43615" calcext:value-type="float">
            <text:p>38.43615</text:p>
          </table:table-cell>
          <table:table-cell office:value-type="float" office:value="32.47466" calcext:value-type="float">
            <text:p>32.47466</text:p>
          </table:table-cell>
          <table:table-cell office:value-type="float" office:value="23.23169" calcext:value-type="float">
            <text:p>23.23169</text:p>
          </table:table-cell>
          <table:table-cell office:value-type="float" office:value="14.40125" calcext:value-type="float">
            <text:p>14.40125</text:p>
          </table:table-cell>
          <table:table-cell office:value-type="float" office:value="12.4572" calcext:value-type="float">
            <text:p>12.4572</text:p>
          </table:table-cell>
          <table:table-cell office:value-type="float" office:value="756.6837" calcext:value-type="float">
            <text:p>756.6837</text:p>
          </table:table-cell>
          <table:table-cell office:value-type="float" office:value="0" calcext:value-type="float">
            <text:p>0</text:p>
          </table:table-cell>
          <table:table-cell office:value-type="float" office:value="-0.03457622" calcext:value-type="float">
            <text:p>-0.034576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1999" calcext:value-type="float">
            <text:p>4021999</text:p>
          </table:table-cell>
          <table:table-cell office:value-type="float" office:value="7.73539" calcext:value-type="float">
            <text:p>7.73539</text:p>
          </table:table-cell>
          <table:table-cell office:value-type="float" office:value="477.061" calcext:value-type="float">
            <text:p>477.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60933" calcext:value-type="float">
            <text:p>0.07360933</text:p>
          </table:table-cell>
          <table:table-cell office:value-type="float" office:value="20.85905" calcext:value-type="float">
            <text:p>20.85905</text:p>
          </table:table-cell>
          <table:table-cell office:value-type="float" office:value="0" calcext:value-type="float">
            <text:p>0</text:p>
          </table:table-cell>
          <table:table-cell office:value-type="float" office:value="0.003108115" calcext:value-type="float">
            <text:p>0.003108115</text:p>
          </table:table-cell>
          <table:table-cell office:value-type="float" office:value="0" calcext:value-type="float">
            <text:p>0</text:p>
          </table:table-cell>
          <table:table-cell office:value-type="float" office:value="0.3988144" calcext:value-type="float">
            <text:p>0.3988144</text:p>
          </table:table-cell>
          <table:table-cell office:value-type="float" office:value="-0.0560956" calcext:value-type="float">
            <text:p>-0.0560956</text:p>
          </table:table-cell>
          <table:table-cell office:value-type="float" office:value="-0.00808554" calcext:value-type="float">
            <text:p>-0.00808554</text:p>
          </table:table-cell>
          <table:table-cell office:value-type="float" office:value="0.00000000003115098" calcext:value-type="float">
            <text:p>3.115098E-11</text:p>
          </table:table-cell>
          <table:table-cell office:value-type="float" office:value="10.21258" calcext:value-type="float">
            <text:p>10.21258</text:p>
          </table:table-cell>
          <table:table-cell office:value-type="float" office:value="1.100581" calcext:value-type="float">
            <text:p>1.100581</text:p>
          </table:table-cell>
          <table:table-cell office:value-type="float" office:value="0.03570529" calcext:value-type="float">
            <text:p>0.03570529</text:p>
          </table:table-cell>
          <table:table-cell office:value-type="float" office:value="0.02240761" calcext:value-type="float">
            <text:p>0.02240761</text:p>
          </table:table-cell>
          <table:table-cell office:value-type="float" office:value="0.02208085" calcext:value-type="float">
            <text:p>0.02208085</text:p>
          </table:table-cell>
          <table:table-cell office:value-type="float" office:value="0.02318792" calcext:value-type="float">
            <text:p>0.02318792</text:p>
          </table:table-cell>
          <table:table-cell office:value-type="float" office:value="0.02185968" calcext:value-type="float">
            <text:p>0.02185968</text:p>
          </table:table-cell>
          <table:table-cell office:value-type="float" office:value="0.02520464" calcext:value-type="float">
            <text:p>0.02520464</text:p>
          </table:table-cell>
          <table:table-cell office:value-type="float" office:value="0.02237039" calcext:value-type="float">
            <text:p>0.02237039</text:p>
          </table:table-cell>
          <table:table-cell office:value-type="float" office:value="65.27038" calcext:value-type="float">
            <text:p>65.27038</text:p>
          </table:table-cell>
          <table:table-cell office:value-type="float" office:value="48.48307" calcext:value-type="float">
            <text:p>48.48307</text:p>
          </table:table-cell>
          <table:table-cell office:value-type="float" office:value="37.33403" calcext:value-type="float">
            <text:p>37.33403</text:p>
          </table:table-cell>
          <table:table-cell office:value-type="float" office:value="38.46364" calcext:value-type="float">
            <text:p>38.46364</text:p>
          </table:table-cell>
          <table:table-cell office:value-type="float" office:value="32.54261" calcext:value-type="float">
            <text:p>32.54261</text:p>
          </table:table-cell>
          <table:table-cell office:value-type="float" office:value="23.30926" calcext:value-type="float">
            <text:p>23.30926</text:p>
          </table:table-cell>
          <table:table-cell office:value-type="float" office:value="14.42234" calcext:value-type="float">
            <text:p>14.42234</text:p>
          </table:table-cell>
          <table:table-cell office:value-type="float" office:value="12.45848" calcext:value-type="float">
            <text:p>12.45848</text:p>
          </table:table-cell>
          <table:table-cell office:value-type="float" office:value="761.4662" calcext:value-type="float">
            <text:p>761.4662</text:p>
          </table:table-cell>
          <table:table-cell office:value-type="float" office:value="0" calcext:value-type="float">
            <text:p>0</text:p>
          </table:table-cell>
          <table:table-cell office:value-type="float" office:value="-0.03611718" calcext:value-type="float">
            <text:p>-0.036117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1999" calcext:value-type="float">
            <text:p>5021999</text:p>
          </table:table-cell>
          <table:table-cell office:value-type="float" office:value="7.73139" calcext:value-type="float">
            <text:p>7.73139</text:p>
          </table:table-cell>
          <table:table-cell office:value-type="float" office:value="477.0555" calcext:value-type="float">
            <text:p>477.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20347" calcext:value-type="float">
            <text:p>0.07320347</text:p>
          </table:table-cell>
          <table:table-cell office:value-type="float" office:value="20.8614" calcext:value-type="float">
            <text:p>20.8614</text:p>
          </table:table-cell>
          <table:table-cell office:value-type="float" office:value="0" calcext:value-type="float">
            <text:p>0</text:p>
          </table:table-cell>
          <table:table-cell office:value-type="float" office:value="0.003194927" calcext:value-type="float">
            <text:p>0.003194927</text:p>
          </table:table-cell>
          <table:table-cell office:value-type="float" office:value="0" calcext:value-type="float">
            <text:p>0</text:p>
          </table:table-cell>
          <table:table-cell office:value-type="float" office:value="0.4081886" calcext:value-type="float">
            <text:p>0.4081886</text:p>
          </table:table-cell>
          <table:table-cell office:value-type="float" office:value="-0.05921151" calcext:value-type="float">
            <text:p>-0.05921151</text:p>
          </table:table-cell>
          <table:table-cell office:value-type="float" office:value="-0.008434122" calcext:value-type="float">
            <text:p>-0.008434122</text:p>
          </table:table-cell>
          <table:table-cell office:value-type="float" office:value="0.0000000000321597" calcext:value-type="float">
            <text:p>3.21597E-11</text:p>
          </table:table-cell>
          <table:table-cell office:value-type="float" office:value="10.20237" calcext:value-type="float">
            <text:p>10.20237</text:p>
          </table:table-cell>
          <table:table-cell office:value-type="float" office:value="1.070838" calcext:value-type="float">
            <text:p>1.070838</text:p>
          </table:table-cell>
          <table:table-cell office:value-type="float" office:value="0.03575435" calcext:value-type="float">
            <text:p>0.03575435</text:p>
          </table:table-cell>
          <table:table-cell office:value-type="float" office:value="0.02245789" calcext:value-type="float">
            <text:p>0.02245789</text:p>
          </table:table-cell>
          <table:table-cell office:value-type="float" office:value="0.02210807" calcext:value-type="float">
            <text:p>0.02210807</text:p>
          </table:table-cell>
          <table:table-cell office:value-type="float" office:value="0.02317616" calcext:value-type="float">
            <text:p>0.02317616</text:p>
          </table:table-cell>
          <table:table-cell office:value-type="float" office:value="0.02185348" calcext:value-type="float">
            <text:p>0.02185348</text:p>
          </table:table-cell>
          <table:table-cell office:value-type="float" office:value="0.02517481" calcext:value-type="float">
            <text:p>0.02517481</text:p>
          </table:table-cell>
          <table:table-cell office:value-type="float" office:value="0.02236022" calcext:value-type="float">
            <text:p>0.02236022</text:p>
          </table:table-cell>
          <table:table-cell office:value-type="float" office:value="66.1936" calcext:value-type="float">
            <text:p>66.1936</text:p>
          </table:table-cell>
          <table:table-cell office:value-type="float" office:value="49.08575" calcext:value-type="float">
            <text:p>49.08575</text:p>
          </table:table-cell>
          <table:table-cell office:value-type="float" office:value="36.85786" calcext:value-type="float">
            <text:p>36.85786</text:p>
          </table:table-cell>
          <table:table-cell office:value-type="float" office:value="38.4616" calcext:value-type="float">
            <text:p>38.4616</text:p>
          </table:table-cell>
          <table:table-cell office:value-type="float" office:value="32.60128" calcext:value-type="float">
            <text:p>32.60128</text:p>
          </table:table-cell>
          <table:table-cell office:value-type="float" office:value="23.39201" calcext:value-type="float">
            <text:p>23.39201</text:p>
          </table:table-cell>
          <table:table-cell office:value-type="float" office:value="14.44473" calcext:value-type="float">
            <text:p>14.44473</text:p>
          </table:table-cell>
          <table:table-cell office:value-type="float" office:value="12.4602" calcext:value-type="float">
            <text:p>12.4602</text:p>
          </table:table-cell>
          <table:table-cell office:value-type="float" office:value="764.1951" calcext:value-type="float">
            <text:p>764.1951</text:p>
          </table:table-cell>
          <table:table-cell office:value-type="float" office:value="0" calcext:value-type="float">
            <text:p>0</text:p>
          </table:table-cell>
          <table:table-cell office:value-type="float" office:value="-0.03761066" calcext:value-type="float">
            <text:p>-0.037610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1999" calcext:value-type="float">
            <text:p>6021999</text:p>
          </table:table-cell>
          <table:table-cell office:value-type="float" office:value="7.727411" calcext:value-type="float">
            <text:p>7.727411</text:p>
          </table:table-cell>
          <table:table-cell office:value-type="float" office:value="477.05" calcext:value-type="float">
            <text:p>47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1219" calcext:value-type="float">
            <text:p>0.07271219</text:p>
          </table:table-cell>
          <table:table-cell office:value-type="float" office:value="20.86391" calcext:value-type="float">
            <text:p>20.86391</text:p>
          </table:table-cell>
          <table:table-cell office:value-type="float" office:value="0" calcext:value-type="float">
            <text:p>0</text:p>
          </table:table-cell>
          <table:table-cell office:value-type="float" office:value="0.003281743" calcext:value-type="float">
            <text:p>0.003281743</text:p>
          </table:table-cell>
          <table:table-cell office:value-type="float" office:value="0" calcext:value-type="float">
            <text:p>0</text:p>
          </table:table-cell>
          <table:table-cell office:value-type="float" office:value="0.4175985" calcext:value-type="float">
            <text:p>0.4175985</text:p>
          </table:table-cell>
          <table:table-cell office:value-type="float" office:value="-0.06236232" calcext:value-type="float">
            <text:p>-0.06236232</text:p>
          </table:table-cell>
          <table:table-cell office:value-type="float" office:value="-0.008786814" calcext:value-type="float">
            <text:p>-0.008786814</text:p>
          </table:table-cell>
          <table:table-cell office:value-type="float" office:value="0.00000000003316851" calcext:value-type="float">
            <text:p>3.316851E-11</text:p>
          </table:table-cell>
          <table:table-cell office:value-type="float" office:value="10.19223" calcext:value-type="float">
            <text:p>10.19223</text:p>
          </table:table-cell>
          <table:table-cell office:value-type="float" office:value="1.038661" calcext:value-type="float">
            <text:p>1.038661</text:p>
          </table:table-cell>
          <table:table-cell office:value-type="float" office:value="0.03556551" calcext:value-type="float">
            <text:p>0.03556551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2213077" calcext:value-type="float">
            <text:p>0.02213077</text:p>
          </table:table-cell>
          <table:table-cell office:value-type="float" office:value="0.02316204" calcext:value-type="float">
            <text:p>0.02316204</text:p>
          </table:table-cell>
          <table:table-cell office:value-type="float" office:value="0.02184648" calcext:value-type="float">
            <text:p>0.02184648</text:p>
          </table:table-cell>
          <table:table-cell office:value-type="float" office:value="0.0251451" calcext:value-type="float">
            <text:p>0.0251451</text:p>
          </table:table-cell>
          <table:table-cell office:value-type="float" office:value="0.0223501" calcext:value-type="float">
            <text:p>0.0223501</text:p>
          </table:table-cell>
          <table:table-cell office:value-type="float" office:value="67.25893" calcext:value-type="float">
            <text:p>67.25893</text:p>
          </table:table-cell>
          <table:table-cell office:value-type="float" office:value="49.62371" calcext:value-type="float">
            <text:p>49.62371</text:p>
          </table:table-cell>
          <table:table-cell office:value-type="float" office:value="36.42133" calcext:value-type="float">
            <text:p>36.42133</text:p>
          </table:table-cell>
          <table:table-cell office:value-type="float" office:value="38.44229" calcext:value-type="float">
            <text:p>38.44229</text:p>
          </table:table-cell>
          <table:table-cell office:value-type="float" office:value="32.64995" calcext:value-type="float">
            <text:p>32.64995</text:p>
          </table:table-cell>
          <table:table-cell office:value-type="float" office:value="23.47081" calcext:value-type="float">
            <text:p>23.47081</text:p>
          </table:table-cell>
          <table:table-cell office:value-type="float" office:value="14.46017" calcext:value-type="float">
            <text:p>14.46017</text:p>
          </table:table-cell>
          <table:table-cell office:value-type="float" office:value="12.46251" calcext:value-type="float">
            <text:p>12.46251</text:p>
          </table:table-cell>
          <table:table-cell office:value-type="float" office:value="765.2987" calcext:value-type="float">
            <text:p>765.2987</text:p>
          </table:table-cell>
          <table:table-cell office:value-type="float" office:value="0" calcext:value-type="float">
            <text:p>0</text:p>
          </table:table-cell>
          <table:table-cell office:value-type="float" office:value="-0.03906241" calcext:value-type="float">
            <text:p>-0.039062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1999" calcext:value-type="float">
            <text:p>7021999</text:p>
          </table:table-cell>
          <table:table-cell office:value-type="float" office:value="7.723475" calcext:value-type="float">
            <text:p>7.723475</text:p>
          </table:table-cell>
          <table:table-cell office:value-type="float" office:value="477.0444" calcext:value-type="float">
            <text:p>477.0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9974" calcext:value-type="float">
            <text:p>0.0719974</text:p>
          </table:table-cell>
          <table:table-cell office:value-type="float" office:value="20.8839" calcext:value-type="float">
            <text:p>20.8839</text:p>
          </table:table-cell>
          <table:table-cell office:value-type="float" office:value="0" calcext:value-type="float">
            <text:p>0</text:p>
          </table:table-cell>
          <table:table-cell office:value-type="float" office:value="0.003326612" calcext:value-type="float">
            <text:p>0.003326612</text:p>
          </table:table-cell>
          <table:table-cell office:value-type="float" office:value="0" calcext:value-type="float">
            <text:p>0</text:p>
          </table:table-cell>
          <table:table-cell office:value-type="float" office:value="0.4092325" calcext:value-type="float">
            <text:p>0.4092325</text:p>
          </table:table-cell>
          <table:table-cell office:value-type="float" office:value="-0.06546026" calcext:value-type="float">
            <text:p>-0.06546026</text:p>
          </table:table-cell>
          <table:table-cell office:value-type="float" office:value="-0.009106084" calcext:value-type="float">
            <text:p>-0.009106084</text:p>
          </table:table-cell>
          <table:table-cell office:value-type="float" office:value="0.00000000003429844" calcext:value-type="float">
            <text:p>3.429844E-11</text:p>
          </table:table-cell>
          <table:table-cell office:value-type="float" office:value="10.18199" calcext:value-type="float">
            <text:p>10.18199</text:p>
          </table:table-cell>
          <table:table-cell office:value-type="float" office:value="0.9874765" calcext:value-type="float">
            <text:p>0.9874765</text:p>
          </table:table-cell>
          <table:table-cell office:value-type="float" office:value="0.03487179" calcext:value-type="float">
            <text:p>0.03487179</text:p>
          </table:table-cell>
          <table:table-cell office:value-type="float" office:value="0.02256095" calcext:value-type="float">
            <text:p>0.02256095</text:p>
          </table:table-cell>
          <table:table-cell office:value-type="float" office:value="0.0221535" calcext:value-type="float">
            <text:p>0.0221535</text:p>
          </table:table-cell>
          <table:table-cell office:value-type="float" office:value="0.02314656" calcext:value-type="float">
            <text:p>0.02314656</text:p>
          </table:table-cell>
          <table:table-cell office:value-type="float" office:value="0.02183695" calcext:value-type="float">
            <text:p>0.02183695</text:p>
          </table:table-cell>
          <table:table-cell office:value-type="float" office:value="0.0251166" calcext:value-type="float">
            <text:p>0.0251166</text:p>
          </table:table-cell>
          <table:table-cell office:value-type="float" office:value="0.02234812" calcext:value-type="float">
            <text:p>0.02234812</text:p>
          </table:table-cell>
          <table:table-cell office:value-type="float" office:value="67.79563" calcext:value-type="float">
            <text:p>67.79563</text:p>
          </table:table-cell>
          <table:table-cell office:value-type="float" office:value="50.28833" calcext:value-type="float">
            <text:p>50.28833</text:p>
          </table:table-cell>
          <table:table-cell office:value-type="float" office:value="36.09648" calcext:value-type="float">
            <text:p>36.09648</text:p>
          </table:table-cell>
          <table:table-cell office:value-type="float" office:value="38.42308" calcext:value-type="float">
            <text:p>38.42308</text:p>
          </table:table-cell>
          <table:table-cell office:value-type="float" office:value="32.691" calcext:value-type="float">
            <text:p>32.691</text:p>
          </table:table-cell>
          <table:table-cell office:value-type="float" office:value="23.53858" calcext:value-type="float">
            <text:p>23.53858</text:p>
          </table:table-cell>
          <table:table-cell office:value-type="float" office:value="14.47604" calcext:value-type="float">
            <text:p>14.47604</text:p>
          </table:table-cell>
          <table:table-cell office:value-type="float" office:value="12.47959" calcext:value-type="float">
            <text:p>12.47959</text:p>
          </table:table-cell>
          <table:table-cell office:value-type="float" office:value="767.3174" calcext:value-type="float">
            <text:p>767.3174</text:p>
          </table:table-cell>
          <table:table-cell office:value-type="float" office:value="0" calcext:value-type="float">
            <text:p>0</text:p>
          </table:table-cell>
          <table:table-cell office:value-type="float" office:value="-0.04047381" calcext:value-type="float">
            <text:p>-0.040473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1999" calcext:value-type="float">
            <text:p>8021999</text:p>
          </table:table-cell>
          <table:table-cell office:value-type="float" office:value="7.719573" calcext:value-type="float">
            <text:p>7.719573</text:p>
          </table:table-cell>
          <table:table-cell office:value-type="float" office:value="477.0389" calcext:value-type="float">
            <text:p>477.0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79983" calcext:value-type="float">
            <text:p>0.07079983</text:p>
          </table:table-cell>
          <table:table-cell office:value-type="float" office:value="20.91187" calcext:value-type="float">
            <text:p>20.91187</text:p>
          </table:table-cell>
          <table:table-cell office:value-type="float" office:value="0" calcext:value-type="float">
            <text:p>0</text:p>
          </table:table-cell>
          <table:table-cell office:value-type="float" office:value="0.003349746" calcext:value-type="float">
            <text:p>0.003349746</text:p>
          </table:table-cell>
          <table:table-cell office:value-type="float" office:value="0" calcext:value-type="float">
            <text:p>0</text:p>
          </table:table-cell>
          <table:table-cell office:value-type="float" office:value="0.3927391" calcext:value-type="float">
            <text:p>0.3927391</text:p>
          </table:table-cell>
          <table:table-cell office:value-type="float" office:value="-0.06878874" calcext:value-type="float">
            <text:p>-0.06878874</text:p>
          </table:table-cell>
          <table:table-cell office:value-type="float" office:value="-0.009376782" calcext:value-type="float">
            <text:p>-0.009376782</text:p>
          </table:table-cell>
          <table:table-cell office:value-type="float" office:value="0.00000000003598062" calcext:value-type="float">
            <text:p>3.598062E-11</text:p>
          </table:table-cell>
          <table:table-cell office:value-type="float" office:value="10.17155" calcext:value-type="float">
            <text:p>10.17155</text:p>
          </table:table-cell>
          <table:table-cell office:value-type="float" office:value="0.8963754" calcext:value-type="float">
            <text:p>0.8963754</text:p>
          </table:table-cell>
          <table:table-cell office:value-type="float" office:value="0.0331879" calcext:value-type="float">
            <text:p>0.0331879</text:p>
          </table:table-cell>
          <table:table-cell office:value-type="float" office:value="0.02265916" calcext:value-type="float">
            <text:p>0.02265916</text:p>
          </table:table-cell>
          <table:table-cell office:value-type="float" office:value="0.02221176" calcext:value-type="float">
            <text:p>0.02221176</text:p>
          </table:table-cell>
          <table:table-cell office:value-type="float" office:value="0.02315366" calcext:value-type="float">
            <text:p>0.02315366</text:p>
          </table:table-cell>
          <table:table-cell office:value-type="float" office:value="0.02184391" calcext:value-type="float">
            <text:p>0.02184391</text:p>
          </table:table-cell>
          <table:table-cell office:value-type="float" office:value="0.02508547" calcext:value-type="float">
            <text:p>0.02508547</text:p>
          </table:table-cell>
          <table:table-cell office:value-type="float" office:value="0.02235549" calcext:value-type="float">
            <text:p>0.02235549</text:p>
          </table:table-cell>
          <table:table-cell office:value-type="float" office:value="67.569" calcext:value-type="float">
            <text:p>67.569</text:p>
          </table:table-cell>
          <table:table-cell office:value-type="float" office:value="51.08971" calcext:value-type="float">
            <text:p>51.08971</text:p>
          </table:table-cell>
          <table:table-cell office:value-type="float" office:value="35.86792" calcext:value-type="float">
            <text:p>35.86792</text:p>
          </table:table-cell>
          <table:table-cell office:value-type="float" office:value="38.40814" calcext:value-type="float">
            <text:p>38.40814</text:p>
          </table:table-cell>
          <table:table-cell office:value-type="float" office:value="32.73064" calcext:value-type="float">
            <text:p>32.73064</text:p>
          </table:table-cell>
          <table:table-cell office:value-type="float" office:value="23.59824" calcext:value-type="float">
            <text:p>23.59824</text:p>
          </table:table-cell>
          <table:table-cell office:value-type="float" office:value="14.5027" calcext:value-type="float">
            <text:p>14.5027</text:p>
          </table:table-cell>
          <table:table-cell office:value-type="float" office:value="12.506" calcext:value-type="float">
            <text:p>12.506</text:p>
          </table:table-cell>
          <table:table-cell office:value-type="float" office:value="770.7695" calcext:value-type="float">
            <text:p>770.7695</text:p>
          </table:table-cell>
          <table:table-cell office:value-type="float" office:value="0" calcext:value-type="float">
            <text:p>0</text:p>
          </table:table-cell>
          <table:table-cell office:value-type="float" office:value="-0.04178122" calcext:value-type="float">
            <text:p>-0.041781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1999" calcext:value-type="float">
            <text:p>9021999</text:p>
          </table:table-cell>
          <table:table-cell office:value-type="float" office:value="7.715727" calcext:value-type="float">
            <text:p>7.715727</text:p>
          </table:table-cell>
          <table:table-cell office:value-type="float" office:value="477.0334" calcext:value-type="float">
            <text:p>477.0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5267" calcext:value-type="float">
            <text:p>0.0695267</text:p>
          </table:table-cell>
          <table:table-cell office:value-type="float" office:value="20.93816" calcext:value-type="float">
            <text:p>20.93816</text:p>
          </table:table-cell>
          <table:table-cell office:value-type="float" office:value="0" calcext:value-type="float">
            <text:p>0</text:p>
          </table:table-cell>
          <table:table-cell office:value-type="float" office:value="0.003372882" calcext:value-type="float">
            <text:p>0.003372882</text:p>
          </table:table-cell>
          <table:table-cell office:value-type="float" office:value="0" calcext:value-type="float">
            <text:p>0</text:p>
          </table:table-cell>
          <table:table-cell office:value-type="float" office:value="0.3773424" calcext:value-type="float">
            <text:p>0.3773424</text:p>
          </table:table-cell>
          <table:table-cell office:value-type="float" office:value="-0.071836" calcext:value-type="float">
            <text:p>-0.071836</text:p>
          </table:table-cell>
          <table:table-cell office:value-type="float" office:value="-0.009596719" calcext:value-type="float">
            <text:p>-0.009596719</text:p>
          </table:table-cell>
          <table:table-cell office:value-type="float" office:value="0.000000000038278" calcext:value-type="float">
            <text:p>3.8278E-11</text:p>
          </table:table-cell>
          <table:table-cell office:value-type="float" office:value="10.16095" calcext:value-type="float">
            <text:p>10.16095</text:p>
          </table:table-cell>
          <table:table-cell office:value-type="float" office:value="0.7969434" calcext:value-type="float">
            <text:p>0.7969434</text:p>
          </table:table-cell>
          <table:table-cell office:value-type="float" office:value="0.0311847" calcext:value-type="float">
            <text:p>0.0311847</text:p>
          </table:table-cell>
          <table:table-cell office:value-type="float" office:value="0.02278492" calcext:value-type="float">
            <text:p>0.02278492</text:p>
          </table:table-cell>
          <table:table-cell office:value-type="float" office:value="0.02229496" calcext:value-type="float">
            <text:p>0.02229496</text:p>
          </table:table-cell>
          <table:table-cell office:value-type="float" office:value="0.02318316" calcext:value-type="float">
            <text:p>0.02318316</text:p>
          </table:table-cell>
          <table:table-cell office:value-type="float" office:value="0.02186977" calcext:value-type="float">
            <text:p>0.02186977</text:p>
          </table:table-cell>
          <table:table-cell office:value-type="float" office:value="0.02506455" calcext:value-type="float">
            <text:p>0.02506455</text:p>
          </table:table-cell>
          <table:table-cell office:value-type="float" office:value="0.02236306" calcext:value-type="float">
            <text:p>0.02236306</text:p>
          </table:table-cell>
          <table:table-cell office:value-type="float" office:value="66.64231" calcext:value-type="float">
            <text:p>66.64231</text:p>
          </table:table-cell>
          <table:table-cell office:value-type="float" office:value="51.95353" calcext:value-type="float">
            <text:p>51.95353</text:p>
          </table:table-cell>
          <table:table-cell office:value-type="float" office:value="35.73642" calcext:value-type="float">
            <text:p>35.73642</text:p>
          </table:table-cell>
          <table:table-cell office:value-type="float" office:value="38.38776" calcext:value-type="float">
            <text:p>38.38776</text:p>
          </table:table-cell>
          <table:table-cell office:value-type="float" office:value="32.77003" calcext:value-type="float">
            <text:p>32.77003</text:p>
          </table:table-cell>
          <table:table-cell office:value-type="float" office:value="23.66116" calcext:value-type="float">
            <text:p>23.66116</text:p>
          </table:table-cell>
          <table:table-cell office:value-type="float" office:value="14.55953" calcext:value-type="float">
            <text:p>14.55953</text:p>
          </table:table-cell>
          <table:table-cell office:value-type="float" office:value="12.52725" calcext:value-type="float">
            <text:p>12.52725</text:p>
          </table:table-cell>
          <table:table-cell office:value-type="float" office:value="776.0192" calcext:value-type="float">
            <text:p>776.0192</text:p>
          </table:table-cell>
          <table:table-cell office:value-type="float" office:value="0" calcext:value-type="float">
            <text:p>0</text:p>
          </table:table-cell>
          <table:table-cell office:value-type="float" office:value="-0.04302976" calcext:value-type="float">
            <text:p>-0.043029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1999" calcext:value-type="float">
            <text:p>10021999</text:p>
          </table:table-cell>
          <table:table-cell office:value-type="float" office:value="7.711899" calcext:value-type="float">
            <text:p>7.711899</text:p>
          </table:table-cell>
          <table:table-cell office:value-type="float" office:value="477.0278" calcext:value-type="float">
            <text:p>477.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45162" calcext:value-type="float">
            <text:p>0.06845162</text:p>
          </table:table-cell>
          <table:table-cell office:value-type="float" office:value="20.83563" calcext:value-type="float">
            <text:p>20.83563</text:p>
          </table:table-cell>
          <table:table-cell office:value-type="float" office:value="0" calcext:value-type="float">
            <text:p>0</text:p>
          </table:table-cell>
          <table:table-cell office:value-type="float" office:value="0.003500904" calcext:value-type="float">
            <text:p>0.003500904</text:p>
          </table:table-cell>
          <table:table-cell office:value-type="float" office:value="0" calcext:value-type="float">
            <text:p>0</text:p>
          </table:table-cell>
          <table:table-cell office:value-type="float" office:value="0.4902128" calcext:value-type="float">
            <text:p>0.4902128</text:p>
          </table:table-cell>
          <table:table-cell office:value-type="float" office:value="-0.07428344" calcext:value-type="float">
            <text:p>-0.07428344</text:p>
          </table:table-cell>
          <table:table-cell office:value-type="float" office:value="-0.0097843" calcext:value-type="float">
            <text:p>-0.0097843</text:p>
          </table:table-cell>
          <table:table-cell office:value-type="float" office:value="0.00000000004075893" calcext:value-type="float">
            <text:p>4.075893E-11</text:p>
          </table:table-cell>
          <table:table-cell office:value-type="float" office:value="10.15024" calcext:value-type="float">
            <text:p>10.15024</text:p>
          </table:table-cell>
          <table:table-cell office:value-type="float" office:value="0.7199535" calcext:value-type="float">
            <text:p>0.7199535</text:p>
          </table:table-cell>
          <table:table-cell office:value-type="float" office:value="0.0294054" calcext:value-type="float">
            <text:p>0.0294054</text:p>
          </table:table-cell>
          <table:table-cell office:value-type="float" office:value="0.02271126" calcext:value-type="float">
            <text:p>0.02271126</text:p>
          </table:table-cell>
          <table:table-cell office:value-type="float" office:value="0.02219009" calcext:value-type="float">
            <text:p>0.02219009</text:p>
          </table:table-cell>
          <table:table-cell office:value-type="float" office:value="0.02305146" calcext:value-type="float">
            <text:p>0.02305146</text:p>
          </table:table-cell>
          <table:table-cell office:value-type="float" office:value="0.02175871" calcext:value-type="float">
            <text:p>0.02175871</text:p>
          </table:table-cell>
          <table:table-cell office:value-type="float" office:value="0.02500287" calcext:value-type="float">
            <text:p>0.02500287</text:p>
          </table:table-cell>
          <table:table-cell office:value-type="float" office:value="0.02234754" calcext:value-type="float">
            <text:p>0.02234754</text:p>
          </table:table-cell>
          <table:table-cell office:value-type="float" office:value="65.42622" calcext:value-type="float">
            <text:p>65.42622</text:p>
          </table:table-cell>
          <table:table-cell office:value-type="float" office:value="52.6836" calcext:value-type="float">
            <text:p>52.6836</text:p>
          </table:table-cell>
          <table:table-cell office:value-type="float" office:value="35.30286" calcext:value-type="float">
            <text:p>35.30286</text:p>
          </table:table-cell>
          <table:table-cell office:value-type="float" office:value="37.96275" calcext:value-type="float">
            <text:p>37.96275</text:p>
          </table:table-cell>
          <table:table-cell office:value-type="float" office:value="32.47087" calcext:value-type="float">
            <text:p>32.47087</text:p>
          </table:table-cell>
          <table:table-cell office:value-type="float" office:value="23.49535" calcext:value-type="float">
            <text:p>23.49535</text:p>
          </table:table-cell>
          <table:table-cell office:value-type="float" office:value="14.52989" calcext:value-type="float">
            <text:p>14.52989</text:p>
          </table:table-cell>
          <table:table-cell office:value-type="float" office:value="12.50332" calcext:value-type="float">
            <text:p>12.50332</text:p>
          </table:table-cell>
          <table:table-cell office:value-type="float" office:value="780.4991" calcext:value-type="float">
            <text:p>780.4991</text:p>
          </table:table-cell>
          <table:table-cell office:value-type="float" office:value="0" calcext:value-type="float">
            <text:p>0</text:p>
          </table:table-cell>
          <table:table-cell office:value-type="float" office:value="-0.04428243" calcext:value-type="float">
            <text:p>-0.044282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1999" calcext:value-type="float">
            <text:p>11021999</text:p>
          </table:table-cell>
          <table:table-cell office:value-type="float" office:value="7.708048" calcext:value-type="float">
            <text:p>7.708048</text:p>
          </table:table-cell>
          <table:table-cell office:value-type="float" office:value="477.0222" calcext:value-type="float">
            <text:p>477.0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77603" calcext:value-type="float">
            <text:p>0.06777603</text:p>
          </table:table-cell>
          <table:table-cell office:value-type="float" office:value="20.77644" calcext:value-type="float">
            <text:p>20.77644</text:p>
          </table:table-cell>
          <table:table-cell office:value-type="float" office:value="0" calcext:value-type="float">
            <text:p>0</text:p>
          </table:table-cell>
          <table:table-cell office:value-type="float" office:value="0.003617336" calcext:value-type="float">
            <text:p>0.003617336</text:p>
          </table:table-cell>
          <table:table-cell office:value-type="float" office:value="0" calcext:value-type="float">
            <text:p>0</text:p>
          </table:table-cell>
          <table:table-cell office:value-type="float" office:value="0.5593468" calcext:value-type="float">
            <text:p>0.5593468</text:p>
          </table:table-cell>
          <table:table-cell office:value-type="float" office:value="-0.07656716" calcext:value-type="float">
            <text:p>-0.07656716</text:p>
          </table:table-cell>
          <table:table-cell office:value-type="float" office:value="-0.009969433" calcext:value-type="float">
            <text:p>-0.009969433</text:p>
          </table:table-cell>
          <table:table-cell office:value-type="float" office:value="0.00000000004297339" calcext:value-type="float">
            <text:p>4.297339E-11</text:p>
          </table:table-cell>
          <table:table-cell office:value-type="float" office:value="10.1395" calcext:value-type="float">
            <text:p>10.1395</text:p>
          </table:table-cell>
          <table:table-cell office:value-type="float" office:value="0.6756547" calcext:value-type="float">
            <text:p>0.6756547</text:p>
          </table:table-cell>
          <table:table-cell office:value-type="float" office:value="0.02875809" calcext:value-type="float">
            <text:p>0.02875809</text:p>
          </table:table-cell>
          <table:table-cell office:value-type="float" office:value="0.02260543" calcext:value-type="float">
            <text:p>0.02260543</text:p>
          </table:table-cell>
          <table:table-cell office:value-type="float" office:value="0.02204923" calcext:value-type="float">
            <text:p>0.02204923</text:p>
          </table:table-cell>
          <table:table-cell office:value-type="float" office:value="0.02288763" calcext:value-type="float">
            <text:p>0.02288763</text:p>
          </table:table-cell>
          <table:table-cell office:value-type="float" office:value="0.02160744" calcext:value-type="float">
            <text:p>0.02160744</text:p>
          </table:table-cell>
          <table:table-cell office:value-type="float" office:value="0.02492662" calcext:value-type="float">
            <text:p>0.02492662</text:p>
          </table:table-cell>
          <table:table-cell office:value-type="float" office:value="0.02232344" calcext:value-type="float">
            <text:p>0.02232344</text:p>
          </table:table-cell>
          <table:table-cell office:value-type="float" office:value="64.39088" calcext:value-type="float">
            <text:p>64.39088</text:p>
          </table:table-cell>
          <table:table-cell office:value-type="float" office:value="53.14812" calcext:value-type="float">
            <text:p>53.14812</text:p>
          </table:table-cell>
          <table:table-cell office:value-type="float" office:value="35.10323" calcext:value-type="float">
            <text:p>35.10323</text:p>
          </table:table-cell>
          <table:table-cell office:value-type="float" office:value="37.79134" calcext:value-type="float">
            <text:p>37.79134</text:p>
          </table:table-cell>
          <table:table-cell office:value-type="float" office:value="32.38136" calcext:value-type="float">
            <text:p>32.38136</text:p>
          </table:table-cell>
          <table:table-cell office:value-type="float" office:value="23.41932" calcext:value-type="float">
            <text:p>23.41932</text:p>
          </table:table-cell>
          <table:table-cell office:value-type="float" office:value="14.49253" calcext:value-type="float">
            <text:p>14.49253</text:p>
          </table:table-cell>
          <table:table-cell office:value-type="float" office:value="12.47075" calcext:value-type="float">
            <text:p>12.47075</text:p>
          </table:table-cell>
          <table:table-cell office:value-type="float" office:value="782.0037" calcext:value-type="float">
            <text:p>782.0037</text:p>
          </table:table-cell>
          <table:table-cell office:value-type="float" office:value="0" calcext:value-type="float">
            <text:p>0</text:p>
          </table:table-cell>
          <table:table-cell office:value-type="float" office:value="-0.04559014" calcext:value-type="float">
            <text:p>-0.045590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1999" calcext:value-type="float">
            <text:p>12021999</text:p>
          </table:table-cell>
          <table:table-cell office:value-type="float" office:value="7.7042" calcext:value-type="float">
            <text:p>7.7042</text:p>
          </table:table-cell>
          <table:table-cell office:value-type="float" office:value="477.0166" calcext:value-type="float">
            <text:p>477.0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22958" calcext:value-type="float">
            <text:p>0.06722958</text:p>
          </table:table-cell>
          <table:table-cell office:value-type="float" office:value="20.76406" calcext:value-type="float">
            <text:p>20.76406</text:p>
          </table:table-cell>
          <table:table-cell office:value-type="float" office:value="0" calcext:value-type="float">
            <text:p>0</text:p>
          </table:table-cell>
          <table:table-cell office:value-type="float" office:value="0.003714987" calcext:value-type="float">
            <text:p>0.003714987</text:p>
          </table:table-cell>
          <table:table-cell office:value-type="float" office:value="0" calcext:value-type="float">
            <text:p>0</text:p>
          </table:table-cell>
          <table:table-cell office:value-type="float" office:value="0.581544" calcext:value-type="float">
            <text:p>0.581544</text:p>
          </table:table-cell>
          <table:table-cell office:value-type="float" office:value="-0.07884507" calcext:value-type="float">
            <text:p>-0.07884507</text:p>
          </table:table-cell>
          <table:table-cell office:value-type="float" office:value="-0.01015302" calcext:value-type="float">
            <text:p>-0.01015302</text:p>
          </table:table-cell>
          <table:table-cell office:value-type="float" office:value="0.00000000004501074" calcext:value-type="float">
            <text:p>4.501074E-11</text:p>
          </table:table-cell>
          <table:table-cell office:value-type="float" office:value="10.12873" calcext:value-type="float">
            <text:p>10.12873</text:p>
          </table:table-cell>
          <table:table-cell office:value-type="float" office:value="0.640101" calcext:value-type="float">
            <text:p>0.640101</text:p>
          </table:table-cell>
          <table:table-cell office:value-type="float" office:value="0.02919375" calcext:value-type="float">
            <text:p>0.02919375</text:p>
          </table:table-cell>
          <table:table-cell office:value-type="float" office:value="0.02258248" calcext:value-type="float">
            <text:p>0.02258248</text:p>
          </table:table-cell>
          <table:table-cell office:value-type="float" office:value="0.02198322" calcext:value-type="float">
            <text:p>0.02198322</text:p>
          </table:table-cell>
          <table:table-cell office:value-type="float" office:value="0.02277493" calcext:value-type="float">
            <text:p>0.02277493</text:p>
          </table:table-cell>
          <table:table-cell office:value-type="float" office:value="0.02151162" calcext:value-type="float">
            <text:p>0.02151162</text:p>
          </table:table-cell>
          <table:table-cell office:value-type="float" office:value="0.0248733" calcext:value-type="float">
            <text:p>0.0248733</text:p>
          </table:table-cell>
          <table:table-cell office:value-type="float" office:value="0.02229653" calcext:value-type="float">
            <text:p>0.02229653</text:p>
          </table:table-cell>
          <table:table-cell office:value-type="float" office:value="63.53051" calcext:value-type="float">
            <text:p>63.53051</text:p>
          </table:table-cell>
          <table:table-cell office:value-type="float" office:value="53.37251" calcext:value-type="float">
            <text:p>53.37251</text:p>
          </table:table-cell>
          <table:table-cell office:value-type="float" office:value="35.08381" calcext:value-type="float">
            <text:p>35.08381</text:p>
          </table:table-cell>
          <table:table-cell office:value-type="float" office:value="37.77785" calcext:value-type="float">
            <text:p>37.77785</text:p>
          </table:table-cell>
          <table:table-cell office:value-type="float" office:value="32.41953" calcext:value-type="float">
            <text:p>32.41953</text:p>
          </table:table-cell>
          <table:table-cell office:value-type="float" office:value="23.55694" calcext:value-type="float">
            <text:p>23.55694</text:p>
          </table:table-cell>
          <table:table-cell office:value-type="float" office:value="14.50858" calcext:value-type="float">
            <text:p>14.50858</text:p>
          </table:table-cell>
          <table:table-cell office:value-type="float" office:value="12.43754" calcext:value-type="float">
            <text:p>12.43754</text:p>
          </table:table-cell>
          <table:table-cell office:value-type="float" office:value="781.8245" calcext:value-type="float">
            <text:p>781.8245</text:p>
          </table:table-cell>
          <table:table-cell office:value-type="float" office:value="0" calcext:value-type="float">
            <text:p>0</text:p>
          </table:table-cell>
          <table:table-cell office:value-type="float" office:value="-0.04692201" calcext:value-type="float">
            <text:p>-0.046922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1999" calcext:value-type="float">
            <text:p>13021999</text:p>
          </table:table-cell>
          <table:table-cell office:value-type="float" office:value="7.700294" calcext:value-type="float">
            <text:p>7.700294</text:p>
          </table:table-cell>
          <table:table-cell office:value-type="float" office:value="477.011" calcext:value-type="float">
            <text:p>477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73963" calcext:value-type="float">
            <text:p>0.06673963</text:p>
          </table:table-cell>
          <table:table-cell office:value-type="float" office:value="20.75947" calcext:value-type="float">
            <text:p>20.75947</text:p>
          </table:table-cell>
          <table:table-cell office:value-type="float" office:value="0" calcext:value-type="float">
            <text:p>0</text:p>
          </table:table-cell>
          <table:table-cell office:value-type="float" office:value="0.003808163" calcext:value-type="float">
            <text:p>0.003808163</text:p>
          </table:table-cell>
          <table:table-cell office:value-type="float" office:value="0" calcext:value-type="float">
            <text:p>0</text:p>
          </table:table-cell>
          <table:table-cell office:value-type="float" office:value="0.5963064" calcext:value-type="float">
            <text:p>0.5963064</text:p>
          </table:table-cell>
          <table:table-cell office:value-type="float" office:value="-0.08118251" calcext:value-type="float">
            <text:p>-0.08118251</text:p>
          </table:table-cell>
          <table:table-cell office:value-type="float" office:value="-0.0103511" calcext:value-type="float">
            <text:p>-0.0103511</text:p>
          </table:table-cell>
          <table:table-cell office:value-type="float" office:value="0.00000000004671258" calcext:value-type="float">
            <text:p>4.671258E-11</text:p>
          </table:table-cell>
          <table:table-cell office:value-type="float" office:value="10.11805" calcext:value-type="float">
            <text:p>10.11805</text:p>
          </table:table-cell>
          <table:table-cell office:value-type="float" office:value="0.6102433" calcext:value-type="float">
            <text:p>0.6102433</text:p>
          </table:table-cell>
          <table:table-cell office:value-type="float" office:value="0.02881096" calcext:value-type="float">
            <text:p>0.02881096</text:p>
          </table:table-cell>
          <table:table-cell office:value-type="float" office:value="0.02254292" calcext:value-type="float">
            <text:p>0.02254292</text:p>
          </table:table-cell>
          <table:table-cell office:value-type="float" office:value="0.02192921" calcext:value-type="float">
            <text:p>0.02192921</text:p>
          </table:table-cell>
          <table:table-cell office:value-type="float" office:value="0.02269303" calcext:value-type="float">
            <text:p>0.02269303</text:p>
          </table:table-cell>
          <table:table-cell office:value-type="float" office:value="0.02143672" calcext:value-type="float">
            <text:p>0.02143672</text:p>
          </table:table-cell>
          <table:table-cell office:value-type="float" office:value="0.02483682" calcext:value-type="float">
            <text:p>0.02483682</text:p>
          </table:table-cell>
          <table:table-cell office:value-type="float" office:value="0.0222709" calcext:value-type="float">
            <text:p>0.0222709</text:p>
          </table:table-cell>
          <table:table-cell office:value-type="float" office:value="63.09392" calcext:value-type="float">
            <text:p>63.09392</text:p>
          </table:table-cell>
          <table:table-cell office:value-type="float" office:value="53.35002" calcext:value-type="float">
            <text:p>53.35002</text:p>
          </table:table-cell>
          <table:table-cell office:value-type="float" office:value="35.05866" calcext:value-type="float">
            <text:p>35.05866</text:p>
          </table:table-cell>
          <table:table-cell office:value-type="float" office:value="37.75996" calcext:value-type="float">
            <text:p>37.75996</text:p>
          </table:table-cell>
          <table:table-cell office:value-type="float" office:value="32.50192" calcext:value-type="float">
            <text:p>32.50192</text:p>
          </table:table-cell>
          <table:table-cell office:value-type="float" office:value="23.65356" calcext:value-type="float">
            <text:p>23.65356</text:p>
          </table:table-cell>
          <table:table-cell office:value-type="float" office:value="14.56151" calcext:value-type="float">
            <text:p>14.56151</text:p>
          </table:table-cell>
          <table:table-cell office:value-type="float" office:value="12.41314" calcext:value-type="float">
            <text:p>12.41314</text:p>
          </table:table-cell>
          <table:table-cell office:value-type="float" office:value="777.8486" calcext:value-type="float">
            <text:p>777.8486</text:p>
          </table:table-cell>
          <table:table-cell office:value-type="float" office:value="0" calcext:value-type="float">
            <text:p>0</text:p>
          </table:table-cell>
          <table:table-cell office:value-type="float" office:value="-0.0482481" calcext:value-type="float">
            <text:p>-0.04824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1999" calcext:value-type="float">
            <text:p>14021999</text:p>
          </table:table-cell>
          <table:table-cell office:value-type="float" office:value="7.69636" calcext:value-type="float">
            <text:p>7.69636</text:p>
          </table:table-cell>
          <table:table-cell office:value-type="float" office:value="477.0053" calcext:value-type="float">
            <text:p>477.0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26156" calcext:value-type="float">
            <text:p>0.06626156</text:p>
          </table:table-cell>
          <table:table-cell office:value-type="float" office:value="20.75988" calcext:value-type="float">
            <text:p>20.75988</text:p>
          </table:table-cell>
          <table:table-cell office:value-type="float" office:value="0" calcext:value-type="float">
            <text:p>0</text:p>
          </table:table-cell>
          <table:table-cell office:value-type="float" office:value="0.003898205" calcext:value-type="float">
            <text:p>0.003898205</text:p>
          </table:table-cell>
          <table:table-cell office:value-type="float" office:value="0" calcext:value-type="float">
            <text:p>0</text:p>
          </table:table-cell>
          <table:table-cell office:value-type="float" office:value="0.6066892" calcext:value-type="float">
            <text:p>0.6066892</text:p>
          </table:table-cell>
          <table:table-cell office:value-type="float" office:value="-0.08362281" calcext:value-type="float">
            <text:p>-0.08362281</text:p>
          </table:table-cell>
          <table:table-cell office:value-type="float" office:value="-0.01057505" calcext:value-type="float">
            <text:p>-0.01057505</text:p>
          </table:table-cell>
          <table:table-cell office:value-type="float" office:value="0.00000000004821189" calcext:value-type="float">
            <text:p>4.821189E-11</text:p>
          </table:table-cell>
          <table:table-cell office:value-type="float" office:value="10.10747" calcext:value-type="float">
            <text:p>10.10747</text:p>
          </table:table-cell>
          <table:table-cell office:value-type="float" office:value="0.5880527" calcext:value-type="float">
            <text:p>0.5880527</text:p>
          </table:table-cell>
          <table:table-cell office:value-type="float" office:value="0.02841035" calcext:value-type="float">
            <text:p>0.02841035</text:p>
          </table:table-cell>
          <table:table-cell office:value-type="float" office:value="0.02244829" calcext:value-type="float">
            <text:p>0.02244829</text:p>
          </table:table-cell>
          <table:table-cell office:value-type="float" office:value="0.02182421" calcext:value-type="float">
            <text:p>0.02182421</text:p>
          </table:table-cell>
          <table:table-cell office:value-type="float" office:value="0.02257971" calcext:value-type="float">
            <text:p>0.02257971</text:p>
          </table:table-cell>
          <table:table-cell office:value-type="float" office:value="0.02134621" calcext:value-type="float">
            <text:p>0.02134621</text:p>
          </table:table-cell>
          <table:table-cell office:value-type="float" office:value="0.02479831" calcext:value-type="float">
            <text:p>0.02479831</text:p>
          </table:table-cell>
          <table:table-cell office:value-type="float" office:value="0.02225102" calcext:value-type="float">
            <text:p>0.02225102</text:p>
          </table:table-cell>
          <table:table-cell office:value-type="float" office:value="62.9692" calcext:value-type="float">
            <text:p>62.9692</text:p>
          </table:table-cell>
          <table:table-cell office:value-type="float" office:value="53.35685" calcext:value-type="float">
            <text:p>53.35685</text:p>
          </table:table-cell>
          <table:table-cell office:value-type="float" office:value="35.2084" calcext:value-type="float">
            <text:p>35.2084</text:p>
          </table:table-cell>
          <table:table-cell office:value-type="float" office:value="37.62571" calcext:value-type="float">
            <text:p>37.62571</text:p>
          </table:table-cell>
          <table:table-cell office:value-type="float" office:value="32.49106" calcext:value-type="float">
            <text:p>32.49106</text:p>
          </table:table-cell>
          <table:table-cell office:value-type="float" office:value="23.70519" calcext:value-type="float">
            <text:p>23.70519</text:p>
          </table:table-cell>
          <table:table-cell office:value-type="float" office:value="14.62374" calcext:value-type="float">
            <text:p>14.62374</text:p>
          </table:table-cell>
          <table:table-cell office:value-type="float" office:value="12.40402" calcext:value-type="float">
            <text:p>12.40402</text:p>
          </table:table-cell>
          <table:table-cell office:value-type="float" office:value="769.679" calcext:value-type="float">
            <text:p>769.679</text:p>
          </table:table-cell>
          <table:table-cell office:value-type="float" office:value="0" calcext:value-type="float">
            <text:p>0</text:p>
          </table:table-cell>
          <table:table-cell office:value-type="float" office:value="-0.04952876" calcext:value-type="float">
            <text:p>-0.049528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1999" calcext:value-type="float">
            <text:p>15021999</text:p>
          </table:table-cell>
          <table:table-cell office:value-type="float" office:value="7.69248" calcext:value-type="float">
            <text:p>7.69248</text:p>
          </table:table-cell>
          <table:table-cell office:value-type="float" office:value="476.9997" calcext:value-type="float">
            <text:p>476.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68594" calcext:value-type="float">
            <text:p>0.06568594</text:p>
          </table:table-cell>
          <table:table-cell office:value-type="float" office:value="20.76089" calcext:value-type="float">
            <text:p>20.76089</text:p>
          </table:table-cell>
          <table:table-cell office:value-type="float" office:value="0" calcext:value-type="float">
            <text:p>0</text:p>
          </table:table-cell>
          <table:table-cell office:value-type="float" office:value="0.003987335" calcext:value-type="float">
            <text:p>0.003987335</text:p>
          </table:table-cell>
          <table:table-cell office:value-type="float" office:value="0" calcext:value-type="float">
            <text:p>0</text:p>
          </table:table-cell>
          <table:table-cell office:value-type="float" office:value="0.6163633" calcext:value-type="float">
            <text:p>0.6163633</text:p>
          </table:table-cell>
          <table:table-cell office:value-type="float" office:value="-0.08598642" calcext:value-type="float">
            <text:p>-0.08598642</text:p>
          </table:table-cell>
          <table:table-cell office:value-type="float" office:value="-0.01078756" calcext:value-type="float">
            <text:p>-0.01078756</text:p>
          </table:table-cell>
          <table:table-cell office:value-type="float" office:value="0.00000000004962492" calcext:value-type="float">
            <text:p>4.962492E-11</text:p>
          </table:table-cell>
          <table:table-cell office:value-type="float" office:value="10.09693" calcext:value-type="float">
            <text:p>10.09693</text:p>
          </table:table-cell>
          <table:table-cell office:value-type="float" office:value="0.5593414" calcext:value-type="float">
            <text:p>0.5593414</text:p>
          </table:table-cell>
          <table:table-cell office:value-type="float" office:value="0.02818705" calcext:value-type="float">
            <text:p>0.02818705</text:p>
          </table:table-cell>
          <table:table-cell office:value-type="float" office:value="0.02239902" calcext:value-type="float">
            <text:p>0.02239902</text:p>
          </table:table-cell>
          <table:table-cell office:value-type="float" office:value="0.02175209" calcext:value-type="float">
            <text:p>0.02175209</text:p>
          </table:table-cell>
          <table:table-cell office:value-type="float" office:value="0.02247862" calcext:value-type="float">
            <text:p>0.02247862</text:p>
          </table:table-cell>
          <table:table-cell office:value-type="float" office:value="0.02126066" calcext:value-type="float">
            <text:p>0.02126066</text:p>
          </table:table-cell>
          <table:table-cell office:value-type="float" office:value="0.02475669" calcext:value-type="float">
            <text:p>0.02475669</text:p>
          </table:table-cell>
          <table:table-cell office:value-type="float" office:value="0.02222996" calcext:value-type="float">
            <text:p>0.02222996</text:p>
          </table:table-cell>
          <table:table-cell office:value-type="float" office:value="62.59236" calcext:value-type="float">
            <text:p>62.59236</text:p>
          </table:table-cell>
          <table:table-cell office:value-type="float" office:value="53.5867" calcext:value-type="float">
            <text:p>53.5867</text:p>
          </table:table-cell>
          <table:table-cell office:value-type="float" office:value="35.43757" calcext:value-type="float">
            <text:p>35.43757</text:p>
          </table:table-cell>
          <table:table-cell office:value-type="float" office:value="37.51187" calcext:value-type="float">
            <text:p>37.51187</text:p>
          </table:table-cell>
          <table:table-cell office:value-type="float" office:value="32.4383" calcext:value-type="float">
            <text:p>32.4383</text:p>
          </table:table-cell>
          <table:table-cell office:value-type="float" office:value="23.70753" calcext:value-type="float">
            <text:p>23.70753</text:p>
          </table:table-cell>
          <table:table-cell office:value-type="float" office:value="14.67747" calcext:value-type="float">
            <text:p>14.67747</text:p>
          </table:table-cell>
          <table:table-cell office:value-type="float" office:value="12.39581" calcext:value-type="float">
            <text:p>12.39581</text:p>
          </table:table-cell>
          <table:table-cell office:value-type="float" office:value="763.7845" calcext:value-type="float">
            <text:p>763.7845</text:p>
          </table:table-cell>
          <table:table-cell office:value-type="float" office:value="0" calcext:value-type="float">
            <text:p>0</text:p>
          </table:table-cell>
          <table:table-cell office:value-type="float" office:value="-0.05077009" calcext:value-type="float">
            <text:p>-0.050770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1999" calcext:value-type="float">
            <text:p>16021999</text:p>
          </table:table-cell>
          <table:table-cell office:value-type="float" office:value="7.68865" calcext:value-type="float">
            <text:p>7.68865</text:p>
          </table:table-cell>
          <table:table-cell office:value-type="float" office:value="476.9942" calcext:value-type="float">
            <text:p>476.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02347" calcext:value-type="float">
            <text:p>0.06502347</text:p>
          </table:table-cell>
          <table:table-cell office:value-type="float" office:value="20.77132" calcext:value-type="float">
            <text:p>20.77132</text:p>
          </table:table-cell>
          <table:table-cell office:value-type="float" office:value="0" calcext:value-type="float">
            <text:p>0</text:p>
          </table:table-cell>
          <table:table-cell office:value-type="float" office:value="0.004052713" calcext:value-type="float">
            <text:p>0.004052713</text:p>
          </table:table-cell>
          <table:table-cell office:value-type="float" office:value="0" calcext:value-type="float">
            <text:p>0</text:p>
          </table:table-cell>
          <table:table-cell office:value-type="float" office:value="0.6162828" calcext:value-type="float">
            <text:p>0.6162828</text:p>
          </table:table-cell>
          <table:table-cell office:value-type="float" office:value="-0.08818164" calcext:value-type="float">
            <text:p>-0.08818164</text:p>
          </table:table-cell>
          <table:table-cell office:value-type="float" office:value="-0.01097248" calcext:value-type="float">
            <text:p>-0.01097248</text:p>
          </table:table-cell>
          <table:table-cell office:value-type="float" office:value="0.00000000005098114" calcext:value-type="float">
            <text:p>5.098114E-11</text:p>
          </table:table-cell>
          <table:table-cell office:value-type="float" office:value="10.08633" calcext:value-type="float">
            <text:p>10.08633</text:p>
          </table:table-cell>
          <table:table-cell office:value-type="float" office:value="0.5175233" calcext:value-type="float">
            <text:p>0.5175233</text:p>
          </table:table-cell>
          <table:table-cell office:value-type="float" office:value="0.02781575" calcext:value-type="float">
            <text:p>0.02781575</text:p>
          </table:table-cell>
          <table:table-cell office:value-type="float" office:value="0.02237446" calcext:value-type="float">
            <text:p>0.02237446</text:p>
          </table:table-cell>
          <table:table-cell office:value-type="float" office:value="0.02170148" calcext:value-type="float">
            <text:p>0.02170148</text:p>
          </table:table-cell>
          <table:table-cell office:value-type="float" office:value="0.02239139" calcext:value-type="float">
            <text:p>0.02239139</text:p>
          </table:table-cell>
          <table:table-cell office:value-type="float" office:value="0.02118552" calcext:value-type="float">
            <text:p>0.02118552</text:p>
          </table:table-cell>
          <table:table-cell office:value-type="float" office:value="0.02471414" calcext:value-type="float">
            <text:p>0.02471414</text:p>
          </table:table-cell>
          <table:table-cell office:value-type="float" office:value="0.02221142" calcext:value-type="float">
            <text:p>0.02221142</text:p>
          </table:table-cell>
          <table:table-cell office:value-type="float" office:value="61.83344" calcext:value-type="float">
            <text:p>61.83344</text:p>
          </table:table-cell>
          <table:table-cell office:value-type="float" office:value="53.99675" calcext:value-type="float">
            <text:p>53.99675</text:p>
          </table:table-cell>
          <table:table-cell office:value-type="float" office:value="35.69294" calcext:value-type="float">
            <text:p>35.69294</text:p>
          </table:table-cell>
          <table:table-cell office:value-type="float" office:value="37.41959" calcext:value-type="float">
            <text:p>37.41959</text:p>
          </table:table-cell>
          <table:table-cell office:value-type="float" office:value="32.3853" calcext:value-type="float">
            <text:p>32.3853</text:p>
          </table:table-cell>
          <table:table-cell office:value-type="float" office:value="23.69636" calcext:value-type="float">
            <text:p>23.69636</text:p>
          </table:table-cell>
          <table:table-cell office:value-type="float" office:value="14.72125" calcext:value-type="float">
            <text:p>14.72125</text:p>
          </table:table-cell>
          <table:table-cell office:value-type="float" office:value="12.39288" calcext:value-type="float">
            <text:p>12.39288</text:p>
          </table:table-cell>
          <table:table-cell office:value-type="float" office:value="761.3969" calcext:value-type="float">
            <text:p>761.3969</text:p>
          </table:table-cell>
          <table:table-cell office:value-type="float" office:value="0" calcext:value-type="float">
            <text:p>0</text:p>
          </table:table-cell>
          <table:table-cell office:value-type="float" office:value="-0.05197102" calcext:value-type="float">
            <text:p>-0.051971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1999" calcext:value-type="float">
            <text:p>17021999</text:p>
          </table:table-cell>
          <table:table-cell office:value-type="float" office:value="7.684841" calcext:value-type="float">
            <text:p>7.684841</text:p>
          </table:table-cell>
          <table:table-cell office:value-type="float" office:value="476.9888" calcext:value-type="float">
            <text:p>476.9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14361" calcext:value-type="float">
            <text:p>0.06414361</text:p>
          </table:table-cell>
          <table:table-cell office:value-type="float" office:value="20.79819" calcext:value-type="float">
            <text:p>20.79819</text:p>
          </table:table-cell>
          <table:table-cell office:value-type="float" office:value="0" calcext:value-type="float">
            <text:p>0</text:p>
          </table:table-cell>
          <table:table-cell office:value-type="float" office:value="0.004075824" calcext:value-type="float">
            <text:p>0.004075824</text:p>
          </table:table-cell>
          <table:table-cell office:value-type="float" office:value="0" calcext:value-type="float">
            <text:p>0</text:p>
          </table:table-cell>
          <table:table-cell office:value-type="float" office:value="0.6000901" calcext:value-type="float">
            <text:p>0.6000901</text:p>
          </table:table-cell>
          <table:table-cell office:value-type="float" office:value="-0.09069236" calcext:value-type="float">
            <text:p>-0.09069236</text:p>
          </table:table-cell>
          <table:table-cell office:value-type="float" office:value="-0.01114586" calcext:value-type="float">
            <text:p>-0.01114586</text:p>
          </table:table-cell>
          <table:table-cell office:value-type="float" office:value="0.00000000005270954" calcext:value-type="float">
            <text:p>5.270954E-11</text:p>
          </table:table-cell>
          <table:table-cell office:value-type="float" office:value="10.07575" calcext:value-type="float">
            <text:p>10.07575</text:p>
          </table:table-cell>
          <table:table-cell office:value-type="float" office:value="0.4537279" calcext:value-type="float">
            <text:p>0.4537279</text:p>
          </table:table-cell>
          <table:table-cell office:value-type="float" office:value="0.02668083" calcext:value-type="float">
            <text:p>0.02668083</text:p>
          </table:table-cell>
          <table:table-cell office:value-type="float" office:value="0.02237574" calcext:value-type="float">
            <text:p>0.02237574</text:p>
          </table:table-cell>
          <table:table-cell office:value-type="float" office:value="0.02167629" calcext:value-type="float">
            <text:p>0.02167629</text:p>
          </table:table-cell>
          <table:table-cell office:value-type="float" office:value="0.02232305" calcext:value-type="float">
            <text:p>0.02232305</text:p>
          </table:table-cell>
          <table:table-cell office:value-type="float" office:value="0.02112696" calcext:value-type="float">
            <text:p>0.02112696</text:p>
          </table:table-cell>
          <table:table-cell office:value-type="float" office:value="0.02466883" calcext:value-type="float">
            <text:p>0.02466883</text:p>
          </table:table-cell>
          <table:table-cell office:value-type="float" office:value="0.02220038" calcext:value-type="float">
            <text:p>0.02220038</text:p>
          </table:table-cell>
          <table:table-cell office:value-type="float" office:value="61.09982" calcext:value-type="float">
            <text:p>61.09982</text:p>
          </table:table-cell>
          <table:table-cell office:value-type="float" office:value="54.40736" calcext:value-type="float">
            <text:p>54.40736</text:p>
          </table:table-cell>
          <table:table-cell office:value-type="float" office:value="35.95185" calcext:value-type="float">
            <text:p>35.95185</text:p>
          </table:table-cell>
          <table:table-cell office:value-type="float" office:value="37.33698" calcext:value-type="float">
            <text:p>37.33698</text:p>
          </table:table-cell>
          <table:table-cell office:value-type="float" office:value="32.33239" calcext:value-type="float">
            <text:p>32.33239</text:p>
          </table:table-cell>
          <table:table-cell office:value-type="float" office:value="23.68705" calcext:value-type="float">
            <text:p>23.68705</text:p>
          </table:table-cell>
          <table:table-cell office:value-type="float" office:value="14.76113" calcext:value-type="float">
            <text:p>14.76113</text:p>
          </table:table-cell>
          <table:table-cell office:value-type="float" office:value="12.39806" calcext:value-type="float">
            <text:p>12.39806</text:p>
          </table:table-cell>
          <table:table-cell office:value-type="float" office:value="758.7676" calcext:value-type="float">
            <text:p>758.7676</text:p>
          </table:table-cell>
          <table:table-cell office:value-type="float" office:value="0" calcext:value-type="float">
            <text:p>0</text:p>
          </table:table-cell>
          <table:table-cell office:value-type="float" office:value="-0.05304331" calcext:value-type="float">
            <text:p>-0.053043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1999" calcext:value-type="float">
            <text:p>18021999</text:p>
          </table:table-cell>
          <table:table-cell office:value-type="float" office:value="7.681024" calcext:value-type="float">
            <text:p>7.681024</text:p>
          </table:table-cell>
          <table:table-cell office:value-type="float" office:value="476.9833" calcext:value-type="float">
            <text:p>476.9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48596" calcext:value-type="float">
            <text:p>0.06348596</text:p>
          </table:table-cell>
          <table:table-cell office:value-type="float" office:value="20.79205" calcext:value-type="float">
            <text:p>20.79205</text:p>
          </table:table-cell>
          <table:table-cell office:value-type="float" office:value="0" calcext:value-type="float">
            <text:p>0</text:p>
          </table:table-cell>
          <table:table-cell office:value-type="float" office:value="0.004170686" calcext:value-type="float">
            <text:p>0.004170686</text:p>
          </table:table-cell>
          <table:table-cell office:value-type="float" office:value="0" calcext:value-type="float">
            <text:p>0</text:p>
          </table:table-cell>
          <table:table-cell office:value-type="float" office:value="0.6169109" calcext:value-type="float">
            <text:p>0.6169109</text:p>
          </table:table-cell>
          <table:table-cell office:value-type="float" office:value="-0.09279773" calcext:value-type="float">
            <text:p>-0.09279773</text:p>
          </table:table-cell>
          <table:table-cell office:value-type="float" office:value="-0.01131734" calcext:value-type="float">
            <text:p>-0.01131734</text:p>
          </table:table-cell>
          <table:table-cell office:value-type="float" office:value="0.00000000005465208" calcext:value-type="float">
            <text:p>5.465208E-11</text:p>
          </table:table-cell>
          <table:table-cell office:value-type="float" office:value="10.06517" calcext:value-type="float">
            <text:p>10.06517</text:p>
          </table:table-cell>
          <table:table-cell office:value-type="float" office:value="0.412872" calcext:value-type="float">
            <text:p>0.412872</text:p>
          </table:table-cell>
          <table:table-cell office:value-type="float" office:value="0.02588275" calcext:value-type="float">
            <text:p>0.02588275</text:p>
          </table:table-cell>
          <table:table-cell office:value-type="float" office:value="0.02238883" calcext:value-type="float">
            <text:p>0.02238883</text:p>
          </table:table-cell>
          <table:table-cell office:value-type="float" office:value="0.02166688" calcext:value-type="float">
            <text:p>0.02166688</text:p>
          </table:table-cell>
          <table:table-cell office:value-type="float" office:value="0.02227316" calcext:value-type="float">
            <text:p>0.02227316</text:p>
          </table:table-cell>
          <table:table-cell office:value-type="float" office:value="0.0210854" calcext:value-type="float">
            <text:p>0.0210854</text:p>
          </table:table-cell>
          <table:table-cell office:value-type="float" office:value="0.0246262" calcext:value-type="float">
            <text:p>0.0246262</text:p>
          </table:table-cell>
          <table:table-cell office:value-type="float" office:value="0.02217239" calcext:value-type="float">
            <text:p>0.02217239</text:p>
          </table:table-cell>
          <table:table-cell office:value-type="float" office:value="60.40299" calcext:value-type="float">
            <text:p>60.40299</text:p>
          </table:table-cell>
          <table:table-cell office:value-type="float" office:value="54.75471" calcext:value-type="float">
            <text:p>54.75471</text:p>
          </table:table-cell>
          <table:table-cell office:value-type="float" office:value="36.2074" calcext:value-type="float">
            <text:p>36.2074</text:p>
          </table:table-cell>
          <table:table-cell office:value-type="float" office:value="37.26278" calcext:value-type="float">
            <text:p>37.26278</text:p>
          </table:table-cell>
          <table:table-cell office:value-type="float" office:value="32.28066" calcext:value-type="float">
            <text:p>32.28066</text:p>
          </table:table-cell>
          <table:table-cell office:value-type="float" office:value="23.67767" calcext:value-type="float">
            <text:p>23.67767</text:p>
          </table:table-cell>
          <table:table-cell office:value-type="float" office:value="14.79591" calcext:value-type="float">
            <text:p>14.79591</text:p>
          </table:table-cell>
          <table:table-cell office:value-type="float" office:value="12.36841" calcext:value-type="float">
            <text:p>12.36841</text:p>
          </table:table-cell>
          <table:table-cell office:value-type="float" office:value="754.6848" calcext:value-type="float">
            <text:p>754.6848</text:p>
          </table:table-cell>
          <table:table-cell office:value-type="float" office:value="0" calcext:value-type="float">
            <text:p>0</text:p>
          </table:table-cell>
          <table:table-cell office:value-type="float" office:value="-0.05407759" calcext:value-type="float">
            <text:p>-0.054077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1999" calcext:value-type="float">
            <text:p>19021999</text:p>
          </table:table-cell>
          <table:table-cell office:value-type="float" office:value="7.677182" calcext:value-type="float">
            <text:p>7.677182</text:p>
          </table:table-cell>
          <table:table-cell office:value-type="float" office:value="476.9777" calcext:value-type="float">
            <text:p>476.9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09749" calcext:value-type="float">
            <text:p>0.06309749</text:p>
          </table:table-cell>
          <table:table-cell office:value-type="float" office:value="20.78957" calcext:value-type="float">
            <text:p>20.78957</text:p>
          </table:table-cell>
          <table:table-cell office:value-type="float" office:value="0" calcext:value-type="float">
            <text:p>0</text:p>
          </table:table-cell>
          <table:table-cell office:value-type="float" office:value="0.004263218" calcext:value-type="float">
            <text:p>0.004263218</text:p>
          </table:table-cell>
          <table:table-cell office:value-type="float" office:value="0" calcext:value-type="float">
            <text:p>0</text:p>
          </table:table-cell>
          <table:table-cell office:value-type="float" office:value="0.62998" calcext:value-type="float">
            <text:p>0.62998</text:p>
          </table:table-cell>
          <table:table-cell office:value-type="float" office:value="-0.09470211" calcext:value-type="float">
            <text:p>-0.09470211</text:p>
          </table:table-cell>
          <table:table-cell office:value-type="float" office:value="-0.01149784" calcext:value-type="float">
            <text:p>-0.01149784</text:p>
          </table:table-cell>
          <table:table-cell office:value-type="float" office:value="0.00000000005641452" calcext:value-type="float">
            <text:p>5.641452E-11</text:p>
          </table:table-cell>
          <table:table-cell office:value-type="float" office:value="10.05463" calcext:value-type="float">
            <text:p>10.05463</text:p>
          </table:table-cell>
          <table:table-cell office:value-type="float" office:value="0.3942697" calcext:value-type="float">
            <text:p>0.3942697</text:p>
          </table:table-cell>
          <table:table-cell office:value-type="float" office:value="0.02579752" calcext:value-type="float">
            <text:p>0.02579752</text:p>
          </table:table-cell>
          <table:table-cell office:value-type="float" office:value="0.02238058" calcext:value-type="float">
            <text:p>0.02238058</text:p>
          </table:table-cell>
          <table:table-cell office:value-type="float" office:value="0.02163751" calcext:value-type="float">
            <text:p>0.02163751</text:p>
          </table:table-cell>
          <table:table-cell office:value-type="float" office:value="0.02220956" calcext:value-type="float">
            <text:p>0.02220956</text:p>
          </table:table-cell>
          <table:table-cell office:value-type="float" office:value="0.02103204" calcext:value-type="float">
            <text:p>0.02103204</text:p>
          </table:table-cell>
          <table:table-cell office:value-type="float" office:value="0.02458103" calcext:value-type="float">
            <text:p>0.02458103</text:p>
          </table:table-cell>
          <table:table-cell office:value-type="float" office:value="0.02214833" calcext:value-type="float">
            <text:p>0.02214833</text:p>
          </table:table-cell>
          <table:table-cell office:value-type="float" office:value="59.90762" calcext:value-type="float">
            <text:p>59.90762</text:p>
          </table:table-cell>
          <table:table-cell office:value-type="float" office:value="55.02945" calcext:value-type="float">
            <text:p>55.02945</text:p>
          </table:table-cell>
          <table:table-cell office:value-type="float" office:value="36.45235" calcext:value-type="float">
            <text:p>36.45235</text:p>
          </table:table-cell>
          <table:table-cell office:value-type="float" office:value="37.18655" calcext:value-type="float">
            <text:p>37.18655</text:p>
          </table:table-cell>
          <table:table-cell office:value-type="float" office:value="32.2247" calcext:value-type="float">
            <text:p>32.2247</text:p>
          </table:table-cell>
          <table:table-cell office:value-type="float" office:value="23.66485" calcext:value-type="float">
            <text:p>23.66485</text:p>
          </table:table-cell>
          <table:table-cell office:value-type="float" office:value="14.82606" calcext:value-type="float">
            <text:p>14.82606</text:p>
          </table:table-cell>
          <table:table-cell office:value-type="float" office:value="12.35217" calcext:value-type="float">
            <text:p>12.35217</text:p>
          </table:table-cell>
          <table:table-cell office:value-type="float" office:value="748.6506" calcext:value-type="float">
            <text:p>748.6506</text:p>
          </table:table-cell>
          <table:table-cell office:value-type="float" office:value="0" calcext:value-type="float">
            <text:p>0</text:p>
          </table:table-cell>
          <table:table-cell office:value-type="float" office:value="-0.0551432" calcext:value-type="float">
            <text:p>-0.05514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1999" calcext:value-type="float">
            <text:p>20021999</text:p>
          </table:table-cell>
          <table:table-cell office:value-type="float" office:value="7.673359" calcext:value-type="float">
            <text:p>7.673359</text:p>
          </table:table-cell>
          <table:table-cell office:value-type="float" office:value="476.9723" calcext:value-type="float">
            <text:p>476.9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7085" calcext:value-type="float">
            <text:p>0.0627085</text:p>
          </table:table-cell>
          <table:table-cell office:value-type="float" office:value="20.78954" calcext:value-type="float">
            <text:p>20.78954</text:p>
          </table:table-cell>
          <table:table-cell office:value-type="float" office:value="0" calcext:value-type="float">
            <text:p>0</text:p>
          </table:table-cell>
          <table:table-cell office:value-type="float" office:value="0.004353648" calcext:value-type="float">
            <text:p>0.004353648</text:p>
          </table:table-cell>
          <table:table-cell office:value-type="float" office:value="0" calcext:value-type="float">
            <text:p>0</text:p>
          </table:table-cell>
          <table:table-cell office:value-type="float" office:value="0.6405771" calcext:value-type="float">
            <text:p>0.6405771</text:p>
          </table:table-cell>
          <table:table-cell office:value-type="float" office:value="-0.09654184" calcext:value-type="float">
            <text:p>-0.09654184</text:p>
          </table:table-cell>
          <table:table-cell office:value-type="float" office:value="-0.01167768" calcext:value-type="float">
            <text:p>-0.01167768</text:p>
          </table:table-cell>
          <table:table-cell office:value-type="float" office:value="0.00000000005783168" calcext:value-type="float">
            <text:p>5.783168E-11</text:p>
          </table:table-cell>
          <table:table-cell office:value-type="float" office:value="10.04415" calcext:value-type="float">
            <text:p>10.04415</text:p>
          </table:table-cell>
          <table:table-cell office:value-type="float" office:value="0.3770517" calcext:value-type="float">
            <text:p>0.3770517</text:p>
          </table:table-cell>
          <table:table-cell office:value-type="float" office:value="0.02591611" calcext:value-type="float">
            <text:p>0.02591611</text:p>
          </table:table-cell>
          <table:table-cell office:value-type="float" office:value="0.02237798" calcext:value-type="float">
            <text:p>0.02237798</text:p>
          </table:table-cell>
          <table:table-cell office:value-type="float" office:value="0.02160998" calcext:value-type="float">
            <text:p>0.02160998</text:p>
          </table:table-cell>
          <table:table-cell office:value-type="float" office:value="0.02214514" calcext:value-type="float">
            <text:p>0.02214514</text:p>
          </table:table-cell>
          <table:table-cell office:value-type="float" office:value="0.02097658" calcext:value-type="float">
            <text:p>0.02097658</text:p>
          </table:table-cell>
          <table:table-cell office:value-type="float" office:value="0.02453686" calcext:value-type="float">
            <text:p>0.02453686</text:p>
          </table:table-cell>
          <table:table-cell office:value-type="float" office:value="0.02212637" calcext:value-type="float">
            <text:p>0.02212637</text:p>
          </table:table-cell>
          <table:table-cell office:value-type="float" office:value="59.47499" calcext:value-type="float">
            <text:p>59.47499</text:p>
          </table:table-cell>
          <table:table-cell office:value-type="float" office:value="55.31736" calcext:value-type="float">
            <text:p>55.31736</text:p>
          </table:table-cell>
          <table:table-cell office:value-type="float" office:value="36.6973" calcext:value-type="float">
            <text:p>36.6973</text:p>
          </table:table-cell>
          <table:table-cell office:value-type="float" office:value="37.11472" calcext:value-type="float">
            <text:p>37.11472</text:p>
          </table:table-cell>
          <table:table-cell office:value-type="float" office:value="32.16604" calcext:value-type="float">
            <text:p>32.16604</text:p>
          </table:table-cell>
          <table:table-cell office:value-type="float" office:value="23.6491" calcext:value-type="float">
            <text:p>23.6491</text:p>
          </table:table-cell>
          <table:table-cell office:value-type="float" office:value="14.85665" calcext:value-type="float">
            <text:p>14.85665</text:p>
          </table:table-cell>
          <table:table-cell office:value-type="float" office:value="12.34195" calcext:value-type="float">
            <text:p>12.34195</text:p>
          </table:table-cell>
          <table:table-cell office:value-type="float" office:value="742.5281" calcext:value-type="float">
            <text:p>742.5281</text:p>
          </table:table-cell>
          <table:table-cell office:value-type="float" office:value="0" calcext:value-type="float">
            <text:p>0</text:p>
          </table:table-cell>
          <table:table-cell office:value-type="float" office:value="-0.05619431" calcext:value-type="float">
            <text:p>-0.056194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1999" calcext:value-type="float">
            <text:p>21021999</text:p>
          </table:table-cell>
          <table:table-cell office:value-type="float" office:value="7.66958" calcext:value-type="float">
            <text:p>7.66958</text:p>
          </table:table-cell>
          <table:table-cell office:value-type="float" office:value="476.9667" calcext:value-type="float">
            <text:p>476.9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20306" calcext:value-type="float">
            <text:p>0.06220306</text:p>
          </table:table-cell>
          <table:table-cell office:value-type="float" office:value="20.79902" calcext:value-type="float">
            <text:p>20.79902</text:p>
          </table:table-cell>
          <table:table-cell office:value-type="float" office:value="0" calcext:value-type="float">
            <text:p>0</text:p>
          </table:table-cell>
          <table:table-cell office:value-type="float" office:value="0.004421479" calcext:value-type="float">
            <text:p>0.004421479</text:p>
          </table:table-cell>
          <table:table-cell office:value-type="float" office:value="0" calcext:value-type="float">
            <text:p>0</text:p>
          </table:table-cell>
          <table:table-cell office:value-type="float" office:value="0.6416326" calcext:value-type="float">
            <text:p>0.6416326</text:p>
          </table:table-cell>
          <table:table-cell office:value-type="float" office:value="-0.09827612" calcext:value-type="float">
            <text:p>-0.09827612</text:p>
          </table:table-cell>
          <table:table-cell office:value-type="float" office:value="-0.01184512" calcext:value-type="float">
            <text:p>-0.01184512</text:p>
          </table:table-cell>
          <table:table-cell office:value-type="float" office:value="0.00000000005917423" calcext:value-type="float">
            <text:p>5.917423E-11</text:p>
          </table:table-cell>
          <table:table-cell office:value-type="float" office:value="10.03366" calcext:value-type="float">
            <text:p>10.03366</text:p>
          </table:table-cell>
          <table:table-cell office:value-type="float" office:value="0.3483489" calcext:value-type="float">
            <text:p>0.3483489</text:p>
          </table:table-cell>
          <table:table-cell office:value-type="float" office:value="0.02584258" calcext:value-type="float">
            <text:p>0.02584258</text:p>
          </table:table-cell>
          <table:table-cell office:value-type="float" office:value="0.02238359" calcext:value-type="float">
            <text:p>0.02238359</text:p>
          </table:table-cell>
          <table:table-cell office:value-type="float" office:value="0.02158949" calcext:value-type="float">
            <text:p>0.02158949</text:p>
          </table:table-cell>
          <table:table-cell office:value-type="float" office:value="0.02208586" calcext:value-type="float">
            <text:p>0.02208586</text:p>
          </table:table-cell>
          <table:table-cell office:value-type="float" office:value="0.02092377" calcext:value-type="float">
            <text:p>0.02092377</text:p>
          </table:table-cell>
          <table:table-cell office:value-type="float" office:value="0.02449466" calcext:value-type="float">
            <text:p>0.02449466</text:p>
          </table:table-cell>
          <table:table-cell office:value-type="float" office:value="0.02210677" calcext:value-type="float">
            <text:p>0.02210677</text:p>
          </table:table-cell>
          <table:table-cell office:value-type="float" office:value="58.86179" calcext:value-type="float">
            <text:p>58.86179</text:p>
          </table:table-cell>
          <table:table-cell office:value-type="float" office:value="55.64434" calcext:value-type="float">
            <text:p>55.64434</text:p>
          </table:table-cell>
          <table:table-cell office:value-type="float" office:value="36.94734" calcext:value-type="float">
            <text:p>36.94734</text:p>
          </table:table-cell>
          <table:table-cell office:value-type="float" office:value="37.05662" calcext:value-type="float">
            <text:p>37.05662</text:p>
          </table:table-cell>
          <table:table-cell office:value-type="float" office:value="32.11303" calcext:value-type="float">
            <text:p>32.11303</text:p>
          </table:table-cell>
          <table:table-cell office:value-type="float" office:value="23.63333" calcext:value-type="float">
            <text:p>23.63333</text:p>
          </table:table-cell>
          <table:table-cell office:value-type="float" office:value="14.88779" calcext:value-type="float">
            <text:p>14.88779</text:p>
          </table:table-cell>
          <table:table-cell office:value-type="float" office:value="12.33697" calcext:value-type="float">
            <text:p>12.33697</text:p>
          </table:table-cell>
          <table:table-cell office:value-type="float" office:value="737.5247" calcext:value-type="float">
            <text:p>737.5247</text:p>
          </table:table-cell>
          <table:table-cell office:value-type="float" office:value="0" calcext:value-type="float">
            <text:p>0</text:p>
          </table:table-cell>
          <table:table-cell office:value-type="float" office:value="-0.05719451" calcext:value-type="float">
            <text:p>-0.057194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1999" calcext:value-type="float">
            <text:p>22021999</text:p>
          </table:table-cell>
          <table:table-cell office:value-type="float" office:value="7.665874" calcext:value-type="float">
            <text:p>7.665874</text:p>
          </table:table-cell>
          <table:table-cell office:value-type="float" office:value="476.9613" calcext:value-type="float">
            <text:p>476.9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36116" calcext:value-type="float">
            <text:p>0.06136116</text:p>
          </table:table-cell>
          <table:table-cell office:value-type="float" office:value="20.81218" calcext:value-type="float">
            <text:p>20.81218</text:p>
          </table:table-cell>
          <table:table-cell office:value-type="float" office:value="0" calcext:value-type="float">
            <text:p>0</text:p>
          </table:table-cell>
          <table:table-cell office:value-type="float" office:value="0.004475215" calcext:value-type="float">
            <text:p>0.004475215</text:p>
          </table:table-cell>
          <table:table-cell office:value-type="float" office:value="0" calcext:value-type="float">
            <text:p>0</text:p>
          </table:table-cell>
          <table:table-cell office:value-type="float" office:value="0.6393712" calcext:value-type="float">
            <text:p>0.6393712</text:p>
          </table:table-cell>
          <table:table-cell office:value-type="float" office:value="-0.1002002" calcext:value-type="float">
            <text:p>-0.1002002</text:p>
          </table:table-cell>
          <table:table-cell office:value-type="float" office:value="-0.01199557" calcext:value-type="float">
            <text:p>-0.01199557</text:p>
          </table:table-cell>
          <table:table-cell office:value-type="float" office:value="0.00000000006087038" calcext:value-type="float">
            <text:p>6.087038E-11</text:p>
          </table:table-cell>
          <table:table-cell office:value-type="float" office:value="10.02325" calcext:value-type="float">
            <text:p>10.02325</text:p>
          </table:table-cell>
          <table:table-cell office:value-type="float" office:value="0.2928255" calcext:value-type="float">
            <text:p>0.2928255</text:p>
          </table:table-cell>
          <table:table-cell office:value-type="float" office:value="0.02492004" calcext:value-type="float">
            <text:p>0.02492004</text:p>
          </table:table-cell>
          <table:table-cell office:value-type="float" office:value="0.02242173" calcext:value-type="float">
            <text:p>0.02242173</text:p>
          </table:table-cell>
          <table:table-cell office:value-type="float" office:value="0.0215934" calcext:value-type="float">
            <text:p>0.0215934</text:p>
          </table:table-cell>
          <table:table-cell office:value-type="float" office:value="0.02204328" calcext:value-type="float">
            <text:p>0.02204328</text:p>
          </table:table-cell>
          <table:table-cell office:value-type="float" office:value="0.02088432" calcext:value-type="float">
            <text:p>0.02088432</text:p>
          </table:table-cell>
          <table:table-cell office:value-type="float" office:value="0.02445291" calcext:value-type="float">
            <text:p>0.02445291</text:p>
          </table:table-cell>
          <table:table-cell office:value-type="float" office:value="0.02208632" calcext:value-type="float">
            <text:p>0.02208632</text:p>
          </table:table-cell>
          <table:table-cell office:value-type="float" office:value="58.07302" calcext:value-type="float">
            <text:p>58.07302</text:p>
          </table:table-cell>
          <table:table-cell office:value-type="float" office:value="55.95906" calcext:value-type="float">
            <text:p>55.95906</text:p>
          </table:table-cell>
          <table:table-cell office:value-type="float" office:value="37.22183" calcext:value-type="float">
            <text:p>37.22183</text:p>
          </table:table-cell>
          <table:table-cell office:value-type="float" office:value="37.0132" calcext:value-type="float">
            <text:p>37.0132</text:p>
          </table:table-cell>
          <table:table-cell office:value-type="float" office:value="32.06614" calcext:value-type="float">
            <text:p>32.06614</text:p>
          </table:table-cell>
          <table:table-cell office:value-type="float" office:value="23.61948" calcext:value-type="float">
            <text:p>23.61948</text:p>
          </table:table-cell>
          <table:table-cell office:value-type="float" office:value="14.92176" calcext:value-type="float">
            <text:p>14.92176</text:p>
          </table:table-cell>
          <table:table-cell office:value-type="float" office:value="12.32562" calcext:value-type="float">
            <text:p>12.32562</text:p>
          </table:table-cell>
          <table:table-cell office:value-type="float" office:value="733.4049" calcext:value-type="float">
            <text:p>733.4049</text:p>
          </table:table-cell>
          <table:table-cell office:value-type="float" office:value="0" calcext:value-type="float">
            <text:p>0</text:p>
          </table:table-cell>
          <table:table-cell office:value-type="float" office:value="-0.05800748" calcext:value-type="float">
            <text:p>-0.058007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1999" calcext:value-type="float">
            <text:p>23021999</text:p>
          </table:table-cell>
          <table:table-cell office:value-type="float" office:value="7.662264" calcext:value-type="float">
            <text:p>7.662264</text:p>
          </table:table-cell>
          <table:table-cell office:value-type="float" office:value="476.9557" calcext:value-type="float">
            <text:p>476.9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62999" calcext:value-type="float">
            <text:p>0.06062999</text:p>
          </table:table-cell>
          <table:table-cell office:value-type="float" office:value="20.80998" calcext:value-type="float">
            <text:p>20.80998</text:p>
          </table:table-cell>
          <table:table-cell office:value-type="float" office:value="0" calcext:value-type="float">
            <text:p>0</text:p>
          </table:table-cell>
          <table:table-cell office:value-type="float" office:value="0.004567614" calcext:value-type="float">
            <text:p>0.004567614</text:p>
          </table:table-cell>
          <table:table-cell office:value-type="float" office:value="0" calcext:value-type="float">
            <text:p>0</text:p>
          </table:table-cell>
          <table:table-cell office:value-type="float" office:value="0.6521079" calcext:value-type="float">
            <text:p>0.6521079</text:p>
          </table:table-cell>
          <table:table-cell office:value-type="float" office:value="-0.1015866" calcext:value-type="float">
            <text:p>-0.1015866</text:p>
          </table:table-cell>
          <table:table-cell office:value-type="float" office:value="-0.01211975" calcext:value-type="float">
            <text:p>-0.01211975</text:p>
          </table:table-cell>
          <table:table-cell office:value-type="float" office:value="0.00000000006254801" calcext:value-type="float">
            <text:p>6.254801E-11</text:p>
          </table:table-cell>
          <table:table-cell office:value-type="float" office:value="10.01288" calcext:value-type="float">
            <text:p>10.01288</text:p>
          </table:table-cell>
          <table:table-cell office:value-type="float" office:value="0.248036" calcext:value-type="float">
            <text:p>0.248036</text:p>
          </table:table-cell>
          <table:table-cell office:value-type="float" office:value="0.02376465" calcext:value-type="float">
            <text:p>0.02376465</text:p>
          </table:table-cell>
          <table:table-cell office:value-type="float" office:value="0.02247778" calcext:value-type="float">
            <text:p>0.02247778</text:p>
          </table:table-cell>
          <table:table-cell office:value-type="float" office:value="0.02161165" calcext:value-type="float">
            <text:p>0.02161165</text:p>
          </table:table-cell>
          <table:table-cell office:value-type="float" office:value="0.02201559" calcext:value-type="float">
            <text:p>0.02201559</text:p>
          </table:table-cell>
          <table:table-cell office:value-type="float" office:value="0.0208561" calcext:value-type="float">
            <text:p>0.0208561</text:p>
          </table:table-cell>
          <table:table-cell office:value-type="float" office:value="0.02441589" calcext:value-type="float">
            <text:p>0.02441589</text:p>
          </table:table-cell>
          <table:table-cell office:value-type="float" office:value="0.02206296" calcext:value-type="float">
            <text:p>0.02206296</text:p>
          </table:table-cell>
          <table:table-cell office:value-type="float" office:value="57.11912" calcext:value-type="float">
            <text:p>57.11912</text:p>
          </table:table-cell>
          <table:table-cell office:value-type="float" office:value="56.14807" calcext:value-type="float">
            <text:p>56.14807</text:p>
          </table:table-cell>
          <table:table-cell office:value-type="float" office:value="37.52967" calcext:value-type="float">
            <text:p>37.52967</text:p>
          </table:table-cell>
          <table:table-cell office:value-type="float" office:value="36.99207" calcext:value-type="float">
            <text:p>36.99207</text:p>
          </table:table-cell>
          <table:table-cell office:value-type="float" office:value="32.03101" calcext:value-type="float">
            <text:p>32.03101</text:p>
          </table:table-cell>
          <table:table-cell office:value-type="float" office:value="23.60906" calcext:value-type="float">
            <text:p>23.60906</text:p>
          </table:table-cell>
          <table:table-cell office:value-type="float" office:value="14.9533" calcext:value-type="float">
            <text:p>14.9533</text:p>
          </table:table-cell>
          <table:table-cell office:value-type="float" office:value="12.30825" calcext:value-type="float">
            <text:p>12.30825</text:p>
          </table:table-cell>
          <table:table-cell office:value-type="float" office:value="731.1839" calcext:value-type="float">
            <text:p>731.1839</text:p>
          </table:table-cell>
          <table:table-cell office:value-type="float" office:value="0" calcext:value-type="float">
            <text:p>0</text:p>
          </table:table-cell>
          <table:table-cell office:value-type="float" office:value="-0.058727" calcext:value-type="float">
            <text:p>-0.0587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1999" calcext:value-type="float">
            <text:p>24021999</text:p>
          </table:table-cell>
          <table:table-cell office:value-type="float" office:value="7.658725" calcext:value-type="float">
            <text:p>7.658725</text:p>
          </table:table-cell>
          <table:table-cell office:value-type="float" office:value="476.9502" calcext:value-type="float">
            <text:p>476.9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00338" calcext:value-type="float">
            <text:p>0.06000338</text:p>
          </table:table-cell>
          <table:table-cell office:value-type="float" office:value="20.81465" calcext:value-type="float">
            <text:p>20.81465</text:p>
          </table:table-cell>
          <table:table-cell office:value-type="float" office:value="0" calcext:value-type="float">
            <text:p>0</text:p>
          </table:table-cell>
          <table:table-cell office:value-type="float" office:value="0.004646006" calcext:value-type="float">
            <text:p>0.004646006</text:p>
          </table:table-cell>
          <table:table-cell office:value-type="float" office:value="0" calcext:value-type="float">
            <text:p>0</text:p>
          </table:table-cell>
          <table:table-cell office:value-type="float" office:value="0.6576955" calcext:value-type="float">
            <text:p>0.6576955</text:p>
          </table:table-cell>
          <table:table-cell office:value-type="float" office:value="-0.102796" calcext:value-type="float">
            <text:p>-0.102796</text:p>
          </table:table-cell>
          <table:table-cell office:value-type="float" office:value="-0.0122259" calcext:value-type="float">
            <text:p>-0.0122259</text:p>
          </table:table-cell>
          <table:table-cell office:value-type="float" office:value="0.00000000006388665" calcext:value-type="float">
            <text:p>6.388665E-11</text:p>
          </table:table-cell>
          <table:table-cell office:value-type="float" office:value="10.00252" calcext:value-type="float">
            <text:p>10.00252</text:p>
          </table:table-cell>
          <table:table-cell office:value-type="float" office:value="0.2081732" calcext:value-type="float">
            <text:p>0.2081732</text:p>
          </table:table-cell>
          <table:table-cell office:value-type="float" office:value="0.0223644" calcext:value-type="float">
            <text:p>0.0223644</text:p>
          </table:table-cell>
          <table:table-cell office:value-type="float" office:value="0.02253865" calcext:value-type="float">
            <text:p>0.02253865</text:p>
          </table:table-cell>
          <table:table-cell office:value-type="float" office:value="0.02163512" calcext:value-type="float">
            <text:p>0.02163512</text:p>
          </table:table-cell>
          <table:table-cell office:value-type="float" office:value="0.02199429" calcext:value-type="float">
            <text:p>0.02199429</text:p>
          </table:table-cell>
          <table:table-cell office:value-type="float" office:value="0.02083243" calcext:value-type="float">
            <text:p>0.02083243</text:p>
          </table:table-cell>
          <table:table-cell office:value-type="float" office:value="0.02438271" calcext:value-type="float">
            <text:p>0.02438271</text:p>
          </table:table-cell>
          <table:table-cell office:value-type="float" office:value="0.02204408" calcext:value-type="float">
            <text:p>0.02204408</text:p>
          </table:table-cell>
          <table:table-cell office:value-type="float" office:value="56.32765" calcext:value-type="float">
            <text:p>56.32765</text:p>
          </table:table-cell>
          <table:table-cell office:value-type="float" office:value="55.99688" calcext:value-type="float">
            <text:p>55.99688</text:p>
          </table:table-cell>
          <table:table-cell office:value-type="float" office:value="37.86486" calcext:value-type="float">
            <text:p>37.86486</text:p>
          </table:table-cell>
          <table:table-cell office:value-type="float" office:value="36.98481" calcext:value-type="float">
            <text:p>36.98481</text:p>
          </table:table-cell>
          <table:table-cell office:value-type="float" office:value="32.00702" calcext:value-type="float">
            <text:p>32.00702</text:p>
          </table:table-cell>
          <table:table-cell office:value-type="float" office:value="23.60472" calcext:value-type="float">
            <text:p>23.60472</text:p>
          </table:table-cell>
          <table:table-cell office:value-type="float" office:value="14.98666" calcext:value-type="float">
            <text:p>14.98666</text:p>
          </table:table-cell>
          <table:table-cell office:value-type="float" office:value="12.29935" calcext:value-type="float">
            <text:p>12.29935</text:p>
          </table:table-cell>
          <table:table-cell office:value-type="float" office:value="729.7878" calcext:value-type="float">
            <text:p>729.7878</text:p>
          </table:table-cell>
          <table:table-cell office:value-type="float" office:value="0" calcext:value-type="float">
            <text:p>0</text:p>
          </table:table-cell>
          <table:table-cell office:value-type="float" office:value="-0.05935214" calcext:value-type="float">
            <text:p>-0.059352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1999" calcext:value-type="float">
            <text:p>25021999</text:p>
          </table:table-cell>
          <table:table-cell office:value-type="float" office:value="7.655227" calcext:value-type="float">
            <text:p>7.655227</text:p>
          </table:table-cell>
          <table:table-cell office:value-type="float" office:value="476.9448" calcext:value-type="float">
            <text:p>476.9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46682" calcext:value-type="float">
            <text:p>0.05946682</text:p>
          </table:table-cell>
          <table:table-cell office:value-type="float" office:value="20.82234" calcext:value-type="float">
            <text:p>20.82234</text:p>
          </table:table-cell>
          <table:table-cell office:value-type="float" office:value="0" calcext:value-type="float">
            <text:p>0</text:p>
          </table:table-cell>
          <table:table-cell office:value-type="float" office:value="0.004712012" calcext:value-type="float">
            <text:p>0.004712012</text:p>
          </table:table-cell>
          <table:table-cell office:value-type="float" office:value="0" calcext:value-type="float">
            <text:p>0</text:p>
          </table:table-cell>
          <table:table-cell office:value-type="float" office:value="0.6603233" calcext:value-type="float">
            <text:p>0.6603233</text:p>
          </table:table-cell>
          <table:table-cell office:value-type="float" office:value="-0.1040196" calcext:value-type="float">
            <text:p>-0.1040196</text:p>
          </table:table-cell>
          <table:table-cell office:value-type="float" office:value="-0.0123252" calcext:value-type="float">
            <text:p>-0.0123252</text:p>
          </table:table-cell>
          <table:table-cell office:value-type="float" office:value="0.00000000006549375" calcext:value-type="float">
            <text:p>6.549375E-11</text:p>
          </table:table-cell>
          <table:table-cell office:value-type="float" office:value="9.992205" calcext:value-type="float">
            <text:p>9.992205</text:p>
          </table:table-cell>
          <table:table-cell office:value-type="float" office:value="0.1734209" calcext:value-type="float">
            <text:p>0.1734209</text:p>
          </table:table-cell>
          <table:table-cell office:value-type="float" office:value="0.02072136" calcext:value-type="float">
            <text:p>0.02072136</text:p>
          </table:table-cell>
          <table:table-cell office:value-type="float" office:value="0.0225881" calcext:value-type="float">
            <text:p>0.0225881</text:p>
          </table:table-cell>
          <table:table-cell office:value-type="float" office:value="0.02165705" calcext:value-type="float">
            <text:p>0.02165705</text:p>
          </table:table-cell>
          <table:table-cell office:value-type="float" office:value="0.02197806" calcext:value-type="float">
            <text:p>0.02197806</text:p>
          </table:table-cell>
          <table:table-cell office:value-type="float" office:value="0.02081506" calcext:value-type="float">
            <text:p>0.02081506</text:p>
          </table:table-cell>
          <table:table-cell office:value-type="float" office:value="0.02435323" calcext:value-type="float">
            <text:p>0.02435323</text:p>
          </table:table-cell>
          <table:table-cell office:value-type="float" office:value="0.02202394" calcext:value-type="float">
            <text:p>0.02202394</text:p>
          </table:table-cell>
          <table:table-cell office:value-type="float" office:value="55.98211" calcext:value-type="float">
            <text:p>55.98211</text:p>
          </table:table-cell>
          <table:table-cell office:value-type="float" office:value="55.42771" calcext:value-type="float">
            <text:p>55.42771</text:p>
          </table:table-cell>
          <table:table-cell office:value-type="float" office:value="38.22947" calcext:value-type="float">
            <text:p>38.22947</text:p>
          </table:table-cell>
          <table:table-cell office:value-type="float" office:value="36.97023" calcext:value-type="float">
            <text:p>36.97023</text:p>
          </table:table-cell>
          <table:table-cell office:value-type="float" office:value="31.98751" calcext:value-type="float">
            <text:p>31.98751</text:p>
          </table:table-cell>
          <table:table-cell office:value-type="float" office:value="23.60564" calcext:value-type="float">
            <text:p>23.60564</text:p>
          </table:table-cell>
          <table:table-cell office:value-type="float" office:value="15.02229" calcext:value-type="float">
            <text:p>15.02229</text:p>
          </table:table-cell>
          <table:table-cell office:value-type="float" office:value="12.2845" calcext:value-type="float">
            <text:p>12.2845</text:p>
          </table:table-cell>
          <table:table-cell office:value-type="float" office:value="728.0264" calcext:value-type="float">
            <text:p>728.0264</text:p>
          </table:table-cell>
          <table:table-cell office:value-type="float" office:value="0" calcext:value-type="float">
            <text:p>0</text:p>
          </table:table-cell>
          <table:table-cell office:value-type="float" office:value="-0.05983156" calcext:value-type="float">
            <text:p>-0.059831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1999" calcext:value-type="float">
            <text:p>26021999</text:p>
          </table:table-cell>
          <table:table-cell office:value-type="float" office:value="7.651703" calcext:value-type="float">
            <text:p>7.651703</text:p>
          </table:table-cell>
          <table:table-cell office:value-type="float" office:value="476.9393" calcext:value-type="float">
            <text:p>476.9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19575" calcext:value-type="float">
            <text:p>0.05919575</text:p>
          </table:table-cell>
          <table:table-cell office:value-type="float" office:value="20.82189" calcext:value-type="float">
            <text:p>20.82189</text:p>
          </table:table-cell>
          <table:table-cell office:value-type="float" office:value="0" calcext:value-type="float">
            <text:p>0</text:p>
          </table:table-cell>
          <table:table-cell office:value-type="float" office:value="0.004802793" calcext:value-type="float">
            <text:p>0.004802793</text:p>
          </table:table-cell>
          <table:table-cell office:value-type="float" office:value="0" calcext:value-type="float">
            <text:p>0</text:p>
          </table:table-cell>
          <table:table-cell office:value-type="float" office:value="0.670945" calcext:value-type="float">
            <text:p>0.670945</text:p>
          </table:table-cell>
          <table:table-cell office:value-type="float" office:value="-0.1050108" calcext:value-type="float">
            <text:p>-0.1050108</text:p>
          </table:table-cell>
          <table:table-cell office:value-type="float" office:value="-0.0124269" calcext:value-type="float">
            <text:p>-0.0124269</text:p>
          </table:table-cell>
          <table:table-cell office:value-type="float" office:value="0.00000000006692418" calcext:value-type="float">
            <text:p>6.692418E-11</text:p>
          </table:table-cell>
          <table:table-cell office:value-type="float" office:value="9.981833" calcext:value-type="float">
            <text:p>9.981833</text:p>
          </table:table-cell>
          <table:table-cell office:value-type="float" office:value="0.1610335" calcext:value-type="float">
            <text:p>0.1610335</text:p>
          </table:table-cell>
          <table:table-cell office:value-type="float" office:value="0.01949947" calcext:value-type="float">
            <text:p>0.01949947</text:p>
          </table:table-cell>
          <table:table-cell office:value-type="float" office:value="0.0226097" calcext:value-type="float">
            <text:p>0.0226097</text:p>
          </table:table-cell>
          <table:table-cell office:value-type="float" office:value="0.02166046" calcext:value-type="float">
            <text:p>0.02166046</text:p>
          </table:table-cell>
          <table:table-cell office:value-type="float" office:value="0.02195347" calcext:value-type="float">
            <text:p>0.02195347</text:p>
          </table:table-cell>
          <table:table-cell office:value-type="float" office:value="0.0207943" calcext:value-type="float">
            <text:p>0.0207943</text:p>
          </table:table-cell>
          <table:table-cell office:value-type="float" office:value="0.02432646" calcext:value-type="float">
            <text:p>0.02432646</text:p>
          </table:table-cell>
          <table:table-cell office:value-type="float" office:value="0.02200571" calcext:value-type="float">
            <text:p>0.02200571</text:p>
          </table:table-cell>
          <table:table-cell office:value-type="float" office:value="55.98821" calcext:value-type="float">
            <text:p>55.98821</text:p>
          </table:table-cell>
          <table:table-cell office:value-type="float" office:value="54.60328" calcext:value-type="float">
            <text:p>54.60328</text:p>
          </table:table-cell>
          <table:table-cell office:value-type="float" office:value="38.64155" calcext:value-type="float">
            <text:p>38.64155</text:p>
          </table:table-cell>
          <table:table-cell office:value-type="float" office:value="36.92813" calcext:value-type="float">
            <text:p>36.92813</text:p>
          </table:table-cell>
          <table:table-cell office:value-type="float" office:value="31.95481" calcext:value-type="float">
            <text:p>31.95481</text:p>
          </table:table-cell>
          <table:table-cell office:value-type="float" office:value="23.60371" calcext:value-type="float">
            <text:p>23.60371</text:p>
          </table:table-cell>
          <table:table-cell office:value-type="float" office:value="15.05733" calcext:value-type="float">
            <text:p>15.05733</text:p>
          </table:table-cell>
          <table:table-cell office:value-type="float" office:value="12.27266" calcext:value-type="float">
            <text:p>12.27266</text:p>
          </table:table-cell>
          <table:table-cell office:value-type="float" office:value="725.2141" calcext:value-type="float">
            <text:p>725.2141</text:p>
          </table:table-cell>
          <table:table-cell office:value-type="float" office:value="0" calcext:value-type="float">
            <text:p>0</text:p>
          </table:table-cell>
          <table:table-cell office:value-type="float" office:value="-0.06032342" calcext:value-type="float">
            <text:p>-0.060323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1999" calcext:value-type="float">
            <text:p>27021999</text:p>
          </table:table-cell>
          <table:table-cell office:value-type="float" office:value="7.648071" calcext:value-type="float">
            <text:p>7.648071</text:p>
          </table:table-cell>
          <table:table-cell office:value-type="float" office:value="476.9338" calcext:value-type="float">
            <text:p>476.9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13717" calcext:value-type="float">
            <text:p>0.05913717</text:p>
          </table:table-cell>
          <table:table-cell office:value-type="float" office:value="20.83015" calcext:value-type="float">
            <text:p>20.83015</text:p>
          </table:table-cell>
          <table:table-cell office:value-type="float" office:value="0" calcext:value-type="float">
            <text:p>0</text:p>
          </table:table-cell>
          <table:table-cell office:value-type="float" office:value="0.004869658" calcext:value-type="float">
            <text:p>0.004869658</text:p>
          </table:table-cell>
          <table:table-cell office:value-type="float" office:value="0" calcext:value-type="float">
            <text:p>0</text:p>
          </table:table-cell>
          <table:table-cell office:value-type="float" office:value="0.6730115" calcext:value-type="float">
            <text:p>0.6730115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1254716" calcext:value-type="float">
            <text:p>-0.01254716</text:p>
          </table:table-cell>
          <table:table-cell office:value-type="float" office:value="0.00000000006834663" calcext:value-type="float">
            <text:p>6.834663E-11</text:p>
          </table:table-cell>
          <table:table-cell office:value-type="float" office:value="9.971439" calcext:value-type="float">
            <text:p>9.971439</text:p>
          </table:table-cell>
          <table:table-cell office:value-type="float" office:value="0.1628286" calcext:value-type="float">
            <text:p>0.1628286</text:p>
          </table:table-cell>
          <table:table-cell office:value-type="float" office:value="0.01884894" calcext:value-type="float">
            <text:p>0.01884894</text:p>
          </table:table-cell>
          <table:table-cell office:value-type="float" office:value="0.02261304" calcext:value-type="float">
            <text:p>0.02261304</text:p>
          </table:table-cell>
          <table:table-cell office:value-type="float" office:value="0.02165195" calcext:value-type="float">
            <text:p>0.02165195</text:p>
          </table:table-cell>
          <table:table-cell office:value-type="float" office:value="0.02191842" calcext:value-type="float">
            <text:p>0.02191842</text:p>
          </table:table-cell>
          <table:table-cell office:value-type="float" office:value="0.02076549" calcext:value-type="float">
            <text:p>0.02076549</text:p>
          </table:table-cell>
          <table:table-cell office:value-type="float" office:value="0.02429994" calcext:value-type="float">
            <text:p>0.02429994</text:p>
          </table:table-cell>
          <table:table-cell office:value-type="float" office:value="0.02198797" calcext:value-type="float">
            <text:p>0.02198797</text:p>
          </table:table-cell>
          <table:table-cell office:value-type="float" office:value="56.37042" calcext:value-type="float">
            <text:p>56.37042</text:p>
          </table:table-cell>
          <table:table-cell office:value-type="float" office:value="53.65777" calcext:value-type="float">
            <text:p>53.65777</text:p>
          </table:table-cell>
          <table:table-cell office:value-type="float" office:value="39.01023" calcext:value-type="float">
            <text:p>39.01023</text:p>
          </table:table-cell>
          <table:table-cell office:value-type="float" office:value="36.89698" calcext:value-type="float">
            <text:p>36.89698</text:p>
          </table:table-cell>
          <table:table-cell office:value-type="float" office:value="31.91463" calcext:value-type="float">
            <text:p>31.91463</text:p>
          </table:table-cell>
          <table:table-cell office:value-type="float" office:value="23.59601" calcext:value-type="float">
            <text:p>23.59601</text:p>
          </table:table-cell>
          <table:table-cell office:value-type="float" office:value="15.09217" calcext:value-type="float">
            <text:p>15.09217</text:p>
          </table:table-cell>
          <table:table-cell office:value-type="float" office:value="12.26085" calcext:value-type="float">
            <text:p>12.26085</text:p>
          </table:table-cell>
          <table:table-cell office:value-type="float" office:value="719.0645" calcext:value-type="float">
            <text:p>719.0645</text:p>
          </table:table-cell>
          <table:table-cell office:value-type="float" office:value="0" calcext:value-type="float">
            <text:p>0</text:p>
          </table:table-cell>
          <table:table-cell office:value-type="float" office:value="-0.06088689" calcext:value-type="float">
            <text:p>-0.060886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1999" calcext:value-type="float">
            <text:p>28021999</text:p>
          </table:table-cell>
          <table:table-cell office:value-type="float" office:value="7.64433" calcext:value-type="float">
            <text:p>7.64433</text:p>
          </table:table-cell>
          <table:table-cell office:value-type="float" office:value="476.9285" calcext:value-type="float">
            <text:p>476.9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33346" calcext:value-type="float">
            <text:p>0.05933346</text:p>
          </table:table-cell>
          <table:table-cell office:value-type="float" office:value="20.83373" calcext:value-type="float">
            <text:p>20.83373</text:p>
          </table:table-cell>
          <table:table-cell office:value-type="float" office:value="0" calcext:value-type="float">
            <text:p>0</text:p>
          </table:table-cell>
          <table:table-cell office:value-type="float" office:value="0.004951983" calcext:value-type="float">
            <text:p>0.004951983</text:p>
          </table:table-cell>
          <table:table-cell office:value-type="float" office:value="0" calcext:value-type="float">
            <text:p>0</text:p>
          </table:table-cell>
          <table:table-cell office:value-type="float" office:value="0.6800541" calcext:value-type="float">
            <text:p>0.6800541</text:p>
          </table:table-cell>
          <table:table-cell office:value-type="float" office:value="-0.1070148" calcext:value-type="float">
            <text:p>-0.1070148</text:p>
          </table:table-cell>
          <table:table-cell office:value-type="float" office:value="-0.01270314" calcext:value-type="float">
            <text:p>-0.01270314</text:p>
          </table:table-cell>
          <table:table-cell office:value-type="float" office:value="0.00000000006962259" calcext:value-type="float">
            <text:p>6.962259E-11</text:p>
          </table:table-cell>
          <table:table-cell office:value-type="float" office:value="9.961157" calcext:value-type="float">
            <text:p>9.961157</text:p>
          </table:table-cell>
          <table:table-cell office:value-type="float" office:value="0.190234" calcext:value-type="float">
            <text:p>0.190234</text:p>
          </table:table-cell>
          <table:table-cell office:value-type="float" office:value="0.01886175" calcext:value-type="float">
            <text:p>0.01886175</text:p>
          </table:table-cell>
          <table:table-cell office:value-type="float" office:value="0.02262154" calcext:value-type="float">
            <text:p>0.02262154</text:p>
          </table:table-cell>
          <table:table-cell office:value-type="float" office:value="0.02164719" calcext:value-type="float">
            <text:p>0.02164719</text:p>
          </table:table-cell>
          <table:table-cell office:value-type="float" office:value="0.02188238" calcext:value-type="float">
            <text:p>0.02188238</text:p>
          </table:table-cell>
          <table:table-cell office:value-type="float" office:value="0.02073353" calcext:value-type="float">
            <text:p>0.02073353</text:p>
          </table:table-cell>
          <table:table-cell office:value-type="float" office:value="0.02427324" calcext:value-type="float">
            <text:p>0.02427324</text:p>
          </table:table-cell>
          <table:table-cell office:value-type="float" office:value="0.02197119" calcext:value-type="float">
            <text:p>0.02197119</text:p>
          </table:table-cell>
          <table:table-cell office:value-type="float" office:value="57.02856" calcext:value-type="float">
            <text:p>57.02856</text:p>
          </table:table-cell>
          <table:table-cell office:value-type="float" office:value="52.73866" calcext:value-type="float">
            <text:p>52.73866</text:p>
          </table:table-cell>
          <table:table-cell office:value-type="float" office:value="39.24463" calcext:value-type="float">
            <text:p>39.24463</text:p>
          </table:table-cell>
          <table:table-cell office:value-type="float" office:value="36.91669" calcext:value-type="float">
            <text:p>36.91669</text:p>
          </table:table-cell>
          <table:table-cell office:value-type="float" office:value="31.89403" calcext:value-type="float">
            <text:p>31.89403</text:p>
          </table:table-cell>
          <table:table-cell office:value-type="float" office:value="23.59171" calcext:value-type="float">
            <text:p>23.59171</text:p>
          </table:table-cell>
          <table:table-cell office:value-type="float" office:value="15.12602" calcext:value-type="float">
            <text:p>15.12602</text:p>
          </table:table-cell>
          <table:table-cell office:value-type="float" office:value="12.25086" calcext:value-type="float">
            <text:p>12.25086</text:p>
          </table:table-cell>
          <table:table-cell office:value-type="float" office:value="707.1802" calcext:value-type="float">
            <text:p>707.1802</text:p>
          </table:table-cell>
          <table:table-cell office:value-type="float" office:value="0" calcext:value-type="float">
            <text:p>0</text:p>
          </table:table-cell>
          <table:table-cell office:value-type="float" office:value="-0.06156022" calcext:value-type="float">
            <text:p>-0.061560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1999" calcext:value-type="float">
            <text:p>1031999</text:p>
          </table:table-cell>
          <table:table-cell office:value-type="float" office:value="7.641334" calcext:value-type="float">
            <text:p>7.641334</text:p>
          </table:table-cell>
          <table:table-cell office:value-type="float" office:value="476.923" calcext:value-type="float">
            <text:p>476.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62807" calcext:value-type="float">
            <text:p>0.05962807</text:p>
          </table:table-cell>
          <table:table-cell office:value-type="float" office:value="20.79021" calcext:value-type="float">
            <text:p>20.79021</text:p>
          </table:table-cell>
          <table:table-cell office:value-type="float" office:value="0" calcext:value-type="float">
            <text:p>0</text:p>
          </table:table-cell>
          <table:table-cell office:value-type="float" office:value="0.005048334" calcext:value-type="float">
            <text:p>0.005048334</text:p>
          </table:table-cell>
          <table:table-cell office:value-type="float" office:value="0" calcext:value-type="float">
            <text:p>0</text:p>
          </table:table-cell>
          <table:table-cell office:value-type="float" office:value="0.7332571" calcext:value-type="float">
            <text:p>0.7332571</text:p>
          </table:table-cell>
          <table:table-cell office:value-type="float" office:value="-0.1103293" calcext:value-type="float">
            <text:p>-0.1103293</text:p>
          </table:table-cell>
          <table:table-cell office:value-type="float" office:value="-0.01289837" calcext:value-type="float">
            <text:p>-0.01289837</text:p>
          </table:table-cell>
          <table:table-cell office:value-type="float" office:value="0.00000000007097874" calcext:value-type="float">
            <text:p>7.097874E-11</text:p>
          </table:table-cell>
          <table:table-cell office:value-type="float" office:value="9.953053" calcext:value-type="float">
            <text:p>9.953053</text:p>
          </table:table-cell>
          <table:table-cell office:value-type="float" office:value="0.2536097" calcext:value-type="float">
            <text:p>0.2536097</text:p>
          </table:table-cell>
          <table:table-cell office:value-type="float" office:value="0.0194641" calcext:value-type="float">
            <text:p>0.0194641</text:p>
          </table:table-cell>
          <table:table-cell office:value-type="float" office:value="0.02272804" calcext:value-type="float">
            <text:p>0.02272804</text:p>
          </table:table-cell>
          <table:table-cell office:value-type="float" office:value="0.02187244" calcext:value-type="float">
            <text:p>0.02187244</text:p>
          </table:table-cell>
          <table:table-cell office:value-type="float" office:value="0.02252152" calcext:value-type="float">
            <text:p>0.02252152</text:p>
          </table:table-cell>
          <table:table-cell office:value-type="float" office:value="0.02230548" calcext:value-type="float">
            <text:p>0.02230548</text:p>
          </table:table-cell>
          <table:table-cell office:value-type="float" office:value="0.02834458" calcext:value-type="float">
            <text:p>0.02834458</text:p>
          </table:table-cell>
          <table:table-cell office:value-type="float" office:value="0.02201484" calcext:value-type="float">
            <text:p>0.02201484</text:p>
          </table:table-cell>
          <table:table-cell office:value-type="float" office:value="40.72664" calcext:value-type="float">
            <text:p>40.72664</text:p>
          </table:table-cell>
          <table:table-cell office:value-type="float" office:value="51.7021" calcext:value-type="float">
            <text:p>51.7021</text:p>
          </table:table-cell>
          <table:table-cell office:value-type="float" office:value="39.68407" calcext:value-type="float">
            <text:p>39.68407</text:p>
          </table:table-cell>
          <table:table-cell office:value-type="float" office:value="37.52203" calcext:value-type="float">
            <text:p>37.52203</text:p>
          </table:table-cell>
          <table:table-cell office:value-type="float" office:value="33.11133" calcext:value-type="float">
            <text:p>33.11133</text:p>
          </table:table-cell>
          <table:table-cell office:value-type="float" office:value="24.14593" calcext:value-type="float">
            <text:p>24.14593</text:p>
          </table:table-cell>
          <table:table-cell office:value-type="float" office:value="14.84124" calcext:value-type="float">
            <text:p>14.84124</text:p>
          </table:table-cell>
          <table:table-cell office:value-type="float" office:value="12.32446" calcext:value-type="float">
            <text:p>12.32446</text:p>
          </table:table-cell>
          <table:table-cell office:value-type="float" office:value="615.1664" calcext:value-type="float">
            <text:p>615.1664</text:p>
          </table:table-cell>
          <table:table-cell office:value-type="float" office:value="0" calcext:value-type="float">
            <text:p>0</text:p>
          </table:table-cell>
          <table:table-cell office:value-type="float" office:value="-0.06267958" calcext:value-type="float">
            <text:p>-0.062679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1999" calcext:value-type="float">
            <text:p>2031999</text:p>
          </table:table-cell>
          <table:table-cell office:value-type="float" office:value="7.638036" calcext:value-type="float">
            <text:p>7.638036</text:p>
          </table:table-cell>
          <table:table-cell office:value-type="float" office:value="476.9176" calcext:value-type="float">
            <text:p>476.9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17284" calcext:value-type="float">
            <text:p>0.05917284</text:p>
          </table:table-cell>
          <table:table-cell office:value-type="float" office:value="20.66718" calcext:value-type="float">
            <text:p>20.66718</text:p>
          </table:table-cell>
          <table:table-cell office:value-type="float" office:value="0" calcext:value-type="float">
            <text:p>0</text:p>
          </table:table-cell>
          <table:table-cell office:value-type="float" office:value="0.005174014" calcext:value-type="float">
            <text:p>0.005174014</text:p>
          </table:table-cell>
          <table:table-cell office:value-type="float" office:value="0" calcext:value-type="float">
            <text:p>0</text:p>
          </table:table-cell>
          <table:table-cell office:value-type="float" office:value="0.868112" calcext:value-type="float">
            <text:p>0.868112</text:p>
          </table:table-cell>
          <table:table-cell office:value-type="float" office:value="-0.1119318" calcext:value-type="float">
            <text:p>-0.1119318</text:p>
          </table:table-cell>
          <table:table-cell office:value-type="float" office:value="-0.01311901" calcext:value-type="float">
            <text:p>-0.01311901</text:p>
          </table:table-cell>
          <table:table-cell office:value-type="float" office:value="0.00000000007227943" calcext:value-type="float">
            <text:p>7.227943E-11</text:p>
          </table:table-cell>
          <table:table-cell office:value-type="float" office:value="9.944181" calcext:value-type="float">
            <text:p>9.944181</text:p>
          </table:table-cell>
          <table:table-cell office:value-type="float" office:value="0.2351092" calcext:value-type="float">
            <text:p>0.2351092</text:p>
          </table:table-cell>
          <table:table-cell office:value-type="float" office:value="0.02026779" calcext:value-type="float">
            <text:p>0.02026779</text:p>
          </table:table-cell>
          <table:table-cell office:value-type="float" office:value="0.02313105" calcext:value-type="float">
            <text:p>0.02313105</text:p>
          </table:table-cell>
          <table:table-cell office:value-type="float" office:value="0.02239457" calcext:value-type="float">
            <text:p>0.02239457</text:p>
          </table:table-cell>
          <table:table-cell office:value-type="float" office:value="0.02285217" calcext:value-type="float">
            <text:p>0.02285217</text:p>
          </table:table-cell>
          <table:table-cell office:value-type="float" office:value="0.02214269" calcext:value-type="float">
            <text:p>0.02214269</text:p>
          </table:table-cell>
          <table:table-cell office:value-type="float" office:value="0.02732046" calcext:value-type="float">
            <text:p>0.02732046</text:p>
          </table:table-cell>
          <table:table-cell office:value-type="float" office:value="0.02206657" calcext:value-type="float">
            <text:p>0.02206657</text:p>
          </table:table-cell>
          <table:table-cell office:value-type="float" office:value="47.10181" calcext:value-type="float">
            <text:p>47.10181</text:p>
          </table:table-cell>
          <table:table-cell office:value-type="float" office:value="49.59356" calcext:value-type="float">
            <text:p>49.59356</text:p>
          </table:table-cell>
          <table:table-cell office:value-type="float" office:value="41.00052" calcext:value-type="float">
            <text:p>41.00052</text:p>
          </table:table-cell>
          <table:table-cell office:value-type="float" office:value="38.27879" calcext:value-type="float">
            <text:p>38.27879</text:p>
          </table:table-cell>
          <table:table-cell office:value-type="float" office:value="32.0541" calcext:value-type="float">
            <text:p>32.0541</text:p>
          </table:table-cell>
          <table:table-cell office:value-type="float" office:value="22.06058" calcext:value-type="float">
            <text:p>22.06058</text:p>
          </table:table-cell>
          <table:table-cell office:value-type="float" office:value="13.754" calcext:value-type="float">
            <text:p>13.754</text:p>
          </table:table-cell>
          <table:table-cell office:value-type="float" office:value="12.40272" calcext:value-type="float">
            <text:p>12.40272</text:p>
          </table:table-cell>
          <table:table-cell office:value-type="float" office:value="598.3235" calcext:value-type="float">
            <text:p>598.3235</text:p>
          </table:table-cell>
          <table:table-cell office:value-type="float" office:value="0" calcext:value-type="float">
            <text:p>0</text:p>
          </table:table-cell>
          <table:table-cell office:value-type="float" office:value="-0.063296" calcext:value-type="float">
            <text:p>-0.0632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1999" calcext:value-type="float">
            <text:p>3031999</text:p>
          </table:table-cell>
          <table:table-cell office:value-type="float" office:value="7.634184" calcext:value-type="float">
            <text:p>7.634184</text:p>
          </table:table-cell>
          <table:table-cell office:value-type="float" office:value="476.9121" calcext:value-type="float">
            <text:p>476.9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37112" calcext:value-type="float">
            <text:p>0.05937112</text:p>
          </table:table-cell>
          <table:table-cell office:value-type="float" office:value="20.5526" calcext:value-type="float">
            <text:p>20.5526</text:p>
          </table:table-cell>
          <table:table-cell office:value-type="float" office:value="0" calcext:value-type="float">
            <text:p>0</text:p>
          </table:table-cell>
          <table:table-cell office:value-type="float" office:value="0.005298165" calcext:value-type="float">
            <text:p>0.005298165</text:p>
          </table:table-cell>
          <table:table-cell office:value-type="float" office:value="0" calcext:value-type="float">
            <text:p>0</text:p>
          </table:table-cell>
          <table:table-cell office:value-type="float" office:value="0.9945326" calcext:value-type="float">
            <text:p>0.9945326</text:p>
          </table:table-cell>
          <table:table-cell office:value-type="float" office:value="-0.1130149" calcext:value-type="float">
            <text:p>-0.1130149</text:p>
          </table:table-cell>
          <table:table-cell office:value-type="float" office:value="-0.01336119" calcext:value-type="float">
            <text:p>-0.01336119</text:p>
          </table:table-cell>
          <table:table-cell office:value-type="float" office:value="0.00000000007354201" calcext:value-type="float">
            <text:p>7.354201E-11</text:p>
          </table:table-cell>
          <table:table-cell office:value-type="float" office:value="9.934177" calcext:value-type="float">
            <text:p>9.934177</text:p>
          </table:table-cell>
          <table:table-cell office:value-type="float" office:value="0.2640474" calcext:value-type="float">
            <text:p>0.2640474</text:p>
          </table:table-cell>
          <table:table-cell office:value-type="float" office:value="0.02143438" calcext:value-type="float">
            <text:p>0.02143438</text:p>
          </table:table-cell>
          <table:table-cell office:value-type="float" office:value="0.02316047" calcext:value-type="float">
            <text:p>0.02316047</text:p>
          </table:table-cell>
          <table:table-cell office:value-type="float" office:value="0.02234398" calcext:value-type="float">
            <text:p>0.02234398</text:p>
          </table:table-cell>
          <table:table-cell office:value-type="float" office:value="0.02272737" calcext:value-type="float">
            <text:p>0.02272737</text:p>
          </table:table-cell>
          <table:table-cell office:value-type="float" office:value="0.02192027" calcext:value-type="float">
            <text:p>0.02192027</text:p>
          </table:table-cell>
          <table:table-cell office:value-type="float" office:value="0.02683048" calcext:value-type="float">
            <text:p>0.02683048</text:p>
          </table:table-cell>
          <table:table-cell office:value-type="float" office:value="0.02207804" calcext:value-type="float">
            <text:p>0.02207804</text:p>
          </table:table-cell>
          <table:table-cell office:value-type="float" office:value="51.53596" calcext:value-type="float">
            <text:p>51.53596</text:p>
          </table:table-cell>
          <table:table-cell office:value-type="float" office:value="48.43119" calcext:value-type="float">
            <text:p>48.43119</text:p>
          </table:table-cell>
          <table:table-cell office:value-type="float" office:value="41.16658" calcext:value-type="float">
            <text:p>41.16658</text:p>
          </table:table-cell>
          <table:table-cell office:value-type="float" office:value="37.82662" calcext:value-type="float">
            <text:p>37.82662</text:p>
          </table:table-cell>
          <table:table-cell office:value-type="float" office:value="31.23051" calcext:value-type="float">
            <text:p>31.23051</text:p>
          </table:table-cell>
          <table:table-cell office:value-type="float" office:value="21.33919" calcext:value-type="float">
            <text:p>21.33919</text:p>
          </table:table-cell>
          <table:table-cell office:value-type="float" office:value="13.33379" calcext:value-type="float">
            <text:p>13.33379</text:p>
          </table:table-cell>
          <table:table-cell office:value-type="float" office:value="12.42979" calcext:value-type="float">
            <text:p>12.42979</text:p>
          </table:table-cell>
          <table:table-cell office:value-type="float" office:value="589.7298" calcext:value-type="float">
            <text:p>589.7298</text:p>
          </table:table-cell>
          <table:table-cell office:value-type="float" office:value="0" calcext:value-type="float">
            <text:p>0</text:p>
          </table:table-cell>
          <table:table-cell office:value-type="float" office:value="-0.0640147" calcext:value-type="float">
            <text:p>-0.06401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1999" calcext:value-type="float">
            <text:p>4031999</text:p>
          </table:table-cell>
          <table:table-cell office:value-type="float" office:value="7.630617" calcext:value-type="float">
            <text:p>7.630617</text:p>
          </table:table-cell>
          <table:table-cell office:value-type="float" office:value="476.9068" calcext:value-type="float">
            <text:p>476.9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27041" calcext:value-type="float">
            <text:p>0.05927041</text:p>
          </table:table-cell>
          <table:table-cell office:value-type="float" office:value="20.4505" calcext:value-type="float">
            <text:p>20.4505</text:p>
          </table:table-cell>
          <table:table-cell office:value-type="float" office:value="0" calcext:value-type="float">
            <text:p>0</text:p>
          </table:table-cell>
          <table:table-cell office:value-type="float" office:value="0.005419986" calcext:value-type="float">
            <text:p>0.005419986</text:p>
          </table:table-cell>
          <table:table-cell office:value-type="float" office:value="0" calcext:value-type="float">
            <text:p>0</text:p>
          </table:table-cell>
          <table:table-cell office:value-type="float" office:value="1.108323" calcext:value-type="float">
            <text:p>1.108323</text:p>
          </table:table-cell>
          <table:table-cell office:value-type="float" office:value="-0.1141209" calcext:value-type="float">
            <text:p>-0.1141209</text:p>
          </table:table-cell>
          <table:table-cell office:value-type="float" office:value="-0.01362285" calcext:value-type="float">
            <text:p>-0.01362285</text:p>
          </table:table-cell>
          <table:table-cell office:value-type="float" office:value="0.00000000007477414" calcext:value-type="float">
            <text:p>7.477414E-11</text:p>
          </table:table-cell>
          <table:table-cell office:value-type="float" office:value="9.925158" calcext:value-type="float">
            <text:p>9.925158</text:p>
          </table:table-cell>
          <table:table-cell office:value-type="float" office:value="0.297754" calcext:value-type="float">
            <text:p>0.297754</text:p>
          </table:table-cell>
          <table:table-cell office:value-type="float" office:value="0.0228783" calcext:value-type="float">
            <text:p>0.0228783</text:p>
          </table:table-cell>
          <table:table-cell office:value-type="float" office:value="0.02306419" calcext:value-type="float">
            <text:p>0.02306419</text:p>
          </table:table-cell>
          <table:table-cell office:value-type="float" office:value="0.02225294" calcext:value-type="float">
            <text:p>0.02225294</text:p>
          </table:table-cell>
          <table:table-cell office:value-type="float" office:value="0.02268473" calcext:value-type="float">
            <text:p>0.02268473</text:p>
          </table:table-cell>
          <table:table-cell office:value-type="float" office:value="0.02194612" calcext:value-type="float">
            <text:p>0.02194612</text:p>
          </table:table-cell>
          <table:table-cell office:value-type="float" office:value="0.02728811" calcext:value-type="float">
            <text:p>0.02728811</text:p>
          </table:table-cell>
          <table:table-cell office:value-type="float" office:value="0.02209735" calcext:value-type="float">
            <text:p>0.02209735</text:p>
          </table:table-cell>
          <table:table-cell office:value-type="float" office:value="51.93842" calcext:value-type="float">
            <text:p>51.93842</text:p>
          </table:table-cell>
          <table:table-cell office:value-type="float" office:value="47.88862" calcext:value-type="float">
            <text:p>47.88862</text:p>
          </table:table-cell>
          <table:table-cell office:value-type="float" office:value="41.087" calcext:value-type="float">
            <text:p>41.087</text:p>
          </table:table-cell>
          <table:table-cell office:value-type="float" office:value="37.67351" calcext:value-type="float">
            <text:p>37.67351</text:p>
          </table:table-cell>
          <table:table-cell office:value-type="float" office:value="30.95065" calcext:value-type="float">
            <text:p>30.95065</text:p>
          </table:table-cell>
          <table:table-cell office:value-type="float" office:value="20.87926" calcext:value-type="float">
            <text:p>20.87926</text:p>
          </table:table-cell>
          <table:table-cell office:value-type="float" office:value="12.88683" calcext:value-type="float">
            <text:p>12.88683</text:p>
          </table:table-cell>
          <table:table-cell office:value-type="float" office:value="12.46341" calcext:value-type="float">
            <text:p>12.46341</text:p>
          </table:table-cell>
          <table:table-cell office:value-type="float" office:value="541.3379" calcext:value-type="float">
            <text:p>541.3379</text:p>
          </table:table-cell>
          <table:table-cell office:value-type="float" office:value="0" calcext:value-type="float">
            <text:p>0</text:p>
          </table:table-cell>
          <table:table-cell office:value-type="float" office:value="-0.06488226" calcext:value-type="float">
            <text:p>-0.064882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1999" calcext:value-type="float">
            <text:p>5031999</text:p>
          </table:table-cell>
          <table:table-cell office:value-type="float" office:value="7.62672" calcext:value-type="float">
            <text:p>7.62672</text:p>
          </table:table-cell>
          <table:table-cell office:value-type="float" office:value="476.9014" calcext:value-type="float">
            <text:p>476.9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06766" calcext:value-type="float">
            <text:p>0.05906766</text:p>
          </table:table-cell>
          <table:table-cell office:value-type="float" office:value="20.37914" calcext:value-type="float">
            <text:p>20.37914</text:p>
          </table:table-cell>
          <table:table-cell office:value-type="float" office:value="0" calcext:value-type="float">
            <text:p>0</text:p>
          </table:table-cell>
          <table:table-cell office:value-type="float" office:value="0.005530811" calcext:value-type="float">
            <text:p>0.005530811</text:p>
          </table:table-cell>
          <table:table-cell office:value-type="float" office:value="0" calcext:value-type="float">
            <text:p>0</text:p>
          </table:table-cell>
          <table:table-cell office:value-type="float" office:value="1.192405" calcext:value-type="float">
            <text:p>1.192405</text:p>
          </table:table-cell>
          <table:table-cell office:value-type="float" office:value="-0.1154083" calcext:value-type="float">
            <text:p>-0.1154083</text:p>
          </table:table-cell>
          <table:table-cell office:value-type="float" office:value="-0.01390533" calcext:value-type="float">
            <text:p>-0.01390533</text:p>
          </table:table-cell>
          <table:table-cell office:value-type="float" office:value="0.00000000007597074" calcext:value-type="float">
            <text:p>7.597074E-11</text:p>
          </table:table-cell>
          <table:table-cell office:value-type="float" office:value="9.915451" calcext:value-type="float">
            <text:p>9.915451</text:p>
          </table:table-cell>
          <table:table-cell office:value-type="float" office:value="0.2987908" calcext:value-type="float">
            <text:p>0.2987908</text:p>
          </table:table-cell>
          <table:table-cell office:value-type="float" office:value="0.02415645" calcext:value-type="float">
            <text:p>0.02415645</text:p>
          </table:table-cell>
          <table:table-cell office:value-type="float" office:value="0.02292677" calcext:value-type="float">
            <text:p>0.02292677</text:p>
          </table:table-cell>
          <table:table-cell office:value-type="float" office:value="0.02208068" calcext:value-type="float">
            <text:p>0.02208068</text:p>
          </table:table-cell>
          <table:table-cell office:value-type="float" office:value="0.0224528" calcext:value-type="float">
            <text:p>0.0224528</text:p>
          </table:table-cell>
          <table:table-cell office:value-type="float" office:value="0.02164847" calcext:value-type="float">
            <text:p>0.02164847</text:p>
          </table:table-cell>
          <table:table-cell office:value-type="float" office:value="0.02681277" calcext:value-type="float">
            <text:p>0.02681277</text:p>
          </table:table-cell>
          <table:table-cell office:value-type="float" office:value="0.02208895" calcext:value-type="float">
            <text:p>0.02208895</text:p>
          </table:table-cell>
          <table:table-cell office:value-type="float" office:value="56.32992" calcext:value-type="float">
            <text:p>56.32992</text:p>
          </table:table-cell>
          <table:table-cell office:value-type="float" office:value="47.82048" calcext:value-type="float">
            <text:p>47.82048</text:p>
          </table:table-cell>
          <table:table-cell office:value-type="float" office:value="40.88986" calcext:value-type="float">
            <text:p>40.88986</text:p>
          </table:table-cell>
          <table:table-cell office:value-type="float" office:value="37.32633" calcext:value-type="float">
            <text:p>37.32633</text:p>
          </table:table-cell>
          <table:table-cell office:value-type="float" office:value="30.43431" calcext:value-type="float">
            <text:p>30.43431</text:p>
          </table:table-cell>
          <table:table-cell office:value-type="float" office:value="20.41239" calcext:value-type="float">
            <text:p>20.41239</text:p>
          </table:table-cell>
          <table:table-cell office:value-type="float" office:value="12.57802" calcext:value-type="float">
            <text:p>12.57802</text:p>
          </table:table-cell>
          <table:table-cell office:value-type="float" office:value="12.46269" calcext:value-type="float">
            <text:p>12.46269</text:p>
          </table:table-cell>
          <table:table-cell office:value-type="float" office:value="532.0136" calcext:value-type="float">
            <text:p>532.0136</text:p>
          </table:table-cell>
          <table:table-cell office:value-type="float" office:value="0" calcext:value-type="float">
            <text:p>0</text:p>
          </table:table-cell>
          <table:table-cell office:value-type="float" office:value="-0.06555233" calcext:value-type="float">
            <text:p>-0.065552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1999" calcext:value-type="float">
            <text:p>6031999</text:p>
          </table:table-cell>
          <table:table-cell office:value-type="float" office:value="7.622824" calcext:value-type="float">
            <text:p>7.622824</text:p>
          </table:table-cell>
          <table:table-cell office:value-type="float" office:value="476.8961" calcext:value-type="float">
            <text:p>476.8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78465" calcext:value-type="float">
            <text:p>0.05878465</text:p>
          </table:table-cell>
          <table:table-cell office:value-type="float" office:value="20.34381" calcext:value-type="float">
            <text:p>20.34381</text:p>
          </table:table-cell>
          <table:table-cell office:value-type="float" office:value="0" calcext:value-type="float">
            <text:p>0</text:p>
          </table:table-cell>
          <table:table-cell office:value-type="float" office:value="0.005624039" calcext:value-type="float">
            <text:p>0.005624039</text:p>
          </table:table-cell>
          <table:table-cell office:value-type="float" office:value="0" calcext:value-type="float">
            <text:p>0</text:p>
          </table:table-cell>
          <table:table-cell office:value-type="float" office:value="1.240889" calcext:value-type="float">
            <text:p>1.240889</text:p>
          </table:table-cell>
          <table:table-cell office:value-type="float" office:value="-0.1167393" calcext:value-type="float">
            <text:p>-0.1167393</text:p>
          </table:table-cell>
          <table:table-cell office:value-type="float" office:value="-0.01420636" calcext:value-type="float">
            <text:p>-0.01420636</text:p>
          </table:table-cell>
          <table:table-cell office:value-type="float" office:value="0.00000000007717457" calcext:value-type="float">
            <text:p>7.717457E-11</text:p>
          </table:table-cell>
          <table:table-cell office:value-type="float" office:value="9.905917" calcext:value-type="float">
            <text:p>9.905917</text:p>
          </table:table-cell>
          <table:table-cell office:value-type="float" office:value="0.2950373" calcext:value-type="float">
            <text:p>0.2950373</text:p>
          </table:table-cell>
          <table:table-cell office:value-type="float" office:value="0.02511197" calcext:value-type="float">
            <text:p>0.02511197</text:p>
          </table:table-cell>
          <table:table-cell office:value-type="float" office:value="0.02280659" calcext:value-type="float">
            <text:p>0.02280659</text:p>
          </table:table-cell>
          <table:table-cell office:value-type="float" office:value="0.02190542" calcext:value-type="float">
            <text:p>0.02190542</text:p>
          </table:table-cell>
          <table:table-cell office:value-type="float" office:value="0.02221926" calcext:value-type="float">
            <text:p>0.02221926</text:p>
          </table:table-cell>
          <table:table-cell office:value-type="float" office:value="0.02136677" calcext:value-type="float">
            <text:p>0.02136677</text:p>
          </table:table-cell>
          <table:table-cell office:value-type="float" office:value="0.02643882" calcext:value-type="float">
            <text:p>0.02643882</text:p>
          </table:table-cell>
          <table:table-cell office:value-type="float" office:value="0.02206913" calcext:value-type="float">
            <text:p>0.02206913</text:p>
          </table:table-cell>
          <table:table-cell office:value-type="float" office:value="60.62827" calcext:value-type="float">
            <text:p>60.62827</text:p>
          </table:table-cell>
          <table:table-cell office:value-type="float" office:value="47.27644" calcext:value-type="float">
            <text:p>47.27644</text:p>
          </table:table-cell>
          <table:table-cell office:value-type="float" office:value="40.74068" calcext:value-type="float">
            <text:p>40.74068</text:p>
          </table:table-cell>
          <table:table-cell office:value-type="float" office:value="37.0706" calcext:value-type="float">
            <text:p>37.0706</text:p>
          </table:table-cell>
          <table:table-cell office:value-type="float" office:value="30.12639" calcext:value-type="float">
            <text:p>30.12639</text:p>
          </table:table-cell>
          <table:table-cell office:value-type="float" office:value="20.15862" calcext:value-type="float">
            <text:p>20.15862</text:p>
          </table:table-cell>
          <table:table-cell office:value-type="float" office:value="12.3977" calcext:value-type="float">
            <text:p>12.3977</text:p>
          </table:table-cell>
          <table:table-cell office:value-type="float" office:value="12.44876" calcext:value-type="float">
            <text:p>12.44876</text:p>
          </table:table-cell>
          <table:table-cell office:value-type="float" office:value="520.7186" calcext:value-type="float">
            <text:p>520.7186</text:p>
          </table:table-cell>
          <table:table-cell office:value-type="float" office:value="0" calcext:value-type="float">
            <text:p>0</text:p>
          </table:table-cell>
          <table:table-cell office:value-type="float" office:value="-0.06614625" calcext:value-type="float">
            <text:p>-0.066146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1999" calcext:value-type="float">
            <text:p>7031999</text:p>
          </table:table-cell>
          <table:table-cell office:value-type="float" office:value="7.618941" calcext:value-type="float">
            <text:p>7.618941</text:p>
          </table:table-cell>
          <table:table-cell office:value-type="float" office:value="476.891" calcext:value-type="float">
            <text:p>476.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2089" calcext:value-type="float">
            <text:p>0.0582089</text:p>
          </table:table-cell>
          <table:table-cell office:value-type="float" office:value="20.32233" calcext:value-type="float">
            <text:p>20.32233</text:p>
          </table:table-cell>
          <table:table-cell office:value-type="float" office:value="0" calcext:value-type="float">
            <text:p>0</text:p>
          </table:table-cell>
          <table:table-cell office:value-type="float" office:value="0.005714704" calcext:value-type="float">
            <text:p>0.005714704</text:p>
          </table:table-cell>
          <table:table-cell office:value-type="float" office:value="0" calcext:value-type="float">
            <text:p>0</text:p>
          </table:table-cell>
          <table:table-cell office:value-type="float" office:value="1.276275" calcext:value-type="float">
            <text:p>1.276275</text:p>
          </table:table-cell>
          <table:table-cell office:value-type="float" office:value="-0.1180898" calcext:value-type="float">
            <text:p>-0.1180898</text:p>
          </table:table-cell>
          <table:table-cell office:value-type="float" office:value="-0.01452349" calcext:value-type="float">
            <text:p>-0.01452349</text:p>
          </table:table-cell>
          <table:table-cell office:value-type="float" office:value="0.0000000000783337" calcext:value-type="float">
            <text:p>7.83337E-11</text:p>
          </table:table-cell>
          <table:table-cell office:value-type="float" office:value="9.896555" calcext:value-type="float">
            <text:p>9.896555</text:p>
          </table:table-cell>
          <table:table-cell office:value-type="float" office:value="0.2713225" calcext:value-type="float">
            <text:p>0.2713225</text:p>
          </table:table-cell>
          <table:table-cell office:value-type="float" office:value="0.02524024" calcext:value-type="float">
            <text:p>0.02524024</text:p>
          </table:table-cell>
          <table:table-cell office:value-type="float" office:value="0.02270746" calcext:value-type="float">
            <text:p>0.02270746</text:p>
          </table:table-cell>
          <table:table-cell office:value-type="float" office:value="0.02176185" calcext:value-type="float">
            <text:p>0.02176185</text:p>
          </table:table-cell>
          <table:table-cell office:value-type="float" office:value="0.02201452" calcext:value-type="float">
            <text:p>0.02201452</text:p>
          </table:table-cell>
          <table:table-cell office:value-type="float" office:value="0.02112514" calcext:value-type="float">
            <text:p>0.02112514</text:p>
          </table:table-cell>
          <table:table-cell office:value-type="float" office:value="0.02610792" calcext:value-type="float">
            <text:p>0.02610792</text:p>
          </table:table-cell>
          <table:table-cell office:value-type="float" office:value="0.02204243" calcext:value-type="float">
            <text:p>0.02204243</text:p>
          </table:table-cell>
          <table:table-cell office:value-type="float" office:value="65.22373" calcext:value-type="float">
            <text:p>65.22373</text:p>
          </table:table-cell>
          <table:table-cell office:value-type="float" office:value="46.17313" calcext:value-type="float">
            <text:p>46.17313</text:p>
          </table:table-cell>
          <table:table-cell office:value-type="float" office:value="40.59182" calcext:value-type="float">
            <text:p>40.59182</text:p>
          </table:table-cell>
          <table:table-cell office:value-type="float" office:value="36.89215" calcext:value-type="float">
            <text:p>36.89215</text:p>
          </table:table-cell>
          <table:table-cell office:value-type="float" office:value="29.95365" calcext:value-type="float">
            <text:p>29.95365</text:p>
          </table:table-cell>
          <table:table-cell office:value-type="float" office:value="20.00912" calcext:value-type="float">
            <text:p>20.00912</text:p>
          </table:table-cell>
          <table:table-cell office:value-type="float" office:value="12.2626" calcext:value-type="float">
            <text:p>12.2626</text:p>
          </table:table-cell>
          <table:table-cell office:value-type="float" office:value="12.42681" calcext:value-type="float">
            <text:p>12.42681</text:p>
          </table:table-cell>
          <table:table-cell office:value-type="float" office:value="507.0348" calcext:value-type="float">
            <text:p>507.0348</text:p>
          </table:table-cell>
          <table:table-cell office:value-type="float" office:value="0" calcext:value-type="float">
            <text:p>0</text:p>
          </table:table-cell>
          <table:table-cell office:value-type="float" office:value="-0.06659056" calcext:value-type="float">
            <text:p>-0.066590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1999" calcext:value-type="float">
            <text:p>8031999</text:p>
          </table:table-cell>
          <table:table-cell office:value-type="float" office:value="7.61507" calcext:value-type="float">
            <text:p>7.61507</text:p>
          </table:table-cell>
          <table:table-cell office:value-type="float" office:value="476.8858" calcext:value-type="float">
            <text:p>476.8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38132" calcext:value-type="float">
            <text:p>0.05738132</text:p>
          </table:table-cell>
          <table:table-cell office:value-type="float" office:value="20.31498" calcext:value-type="float">
            <text:p>20.31498</text:p>
          </table:table-cell>
          <table:table-cell office:value-type="float" office:value="0" calcext:value-type="float">
            <text:p>0</text:p>
          </table:table-cell>
          <table:table-cell office:value-type="float" office:value="0.005798436" calcext:value-type="float">
            <text:p>0.005798436</text:p>
          </table:table-cell>
          <table:table-cell office:value-type="float" office:value="0" calcext:value-type="float">
            <text:p>0</text:p>
          </table:table-cell>
          <table:table-cell office:value-type="float" office:value="1.298474" calcext:value-type="float">
            <text:p>1.298474</text:p>
          </table:table-cell>
          <table:table-cell office:value-type="float" office:value="-0.1193227" calcext:value-type="float">
            <text:p>-0.1193227</text:p>
          </table:table-cell>
          <table:table-cell office:value-type="float" office:value="-0.01485398" calcext:value-type="float">
            <text:p>-0.01485398</text:p>
          </table:table-cell>
          <table:table-cell office:value-type="float" office:value="0.00000000007946112" calcext:value-type="float">
            <text:p>7.946112E-11</text:p>
          </table:table-cell>
          <table:table-cell office:value-type="float" office:value="9.887373" calcext:value-type="float">
            <text:p>9.887373</text:p>
          </table:table-cell>
          <table:table-cell office:value-type="float" office:value="0.23056" calcext:value-type="float">
            <text:p>0.23056</text:p>
          </table:table-cell>
          <table:table-cell office:value-type="float" office:value="0.02494927" calcext:value-type="float">
            <text:p>0.02494927</text:p>
          </table:table-cell>
          <table:table-cell office:value-type="float" office:value="0.02260721" calcext:value-type="float">
            <text:p>0.02260721</text:p>
          </table:table-cell>
          <table:table-cell office:value-type="float" office:value="0.02164256" calcext:value-type="float">
            <text:p>0.02164256</text:p>
          </table:table-cell>
          <table:table-cell office:value-type="float" office:value="0.02184936" calcext:value-type="float">
            <text:p>0.02184936</text:p>
          </table:table-cell>
          <table:table-cell office:value-type="float" office:value="0.02094094" calcext:value-type="float">
            <text:p>0.02094094</text:p>
          </table:table-cell>
          <table:table-cell office:value-type="float" office:value="0.0258035" calcext:value-type="float">
            <text:p>0.0258035</text:p>
          </table:table-cell>
          <table:table-cell office:value-type="float" office:value="0.02201476" calcext:value-type="float">
            <text:p>0.02201476</text:p>
          </table:table-cell>
          <table:table-cell office:value-type="float" office:value="70.04063" calcext:value-type="float">
            <text:p>70.04063</text:p>
          </table:table-cell>
          <table:table-cell office:value-type="float" office:value="45.34194" calcext:value-type="float">
            <text:p>45.34194</text:p>
          </table:table-cell>
          <table:table-cell office:value-type="float" office:value="40.39101" calcext:value-type="float">
            <text:p>40.39101</text:p>
          </table:table-cell>
          <table:table-cell office:value-type="float" office:value="36.68649" calcext:value-type="float">
            <text:p>36.68649</text:p>
          </table:table-cell>
          <table:table-cell office:value-type="float" office:value="29.83783" calcext:value-type="float">
            <text:p>29.83783</text:p>
          </table:table-cell>
          <table:table-cell office:value-type="float" office:value="19.92888" calcext:value-type="float">
            <text:p>19.92888</text:p>
          </table:table-cell>
          <table:table-cell office:value-type="float" office:value="12.14065" calcext:value-type="float">
            <text:p>12.14065</text:p>
          </table:table-cell>
          <table:table-cell office:value-type="float" office:value="12.40565" calcext:value-type="float">
            <text:p>12.40565</text:p>
          </table:table-cell>
          <table:table-cell office:value-type="float" office:value="490.2631" calcext:value-type="float">
            <text:p>490.2631</text:p>
          </table:table-cell>
          <table:table-cell office:value-type="float" office:value="0" calcext:value-type="float">
            <text:p>0</text:p>
          </table:table-cell>
          <table:table-cell office:value-type="float" office:value="-0.06681795" calcext:value-type="float">
            <text:p>-0.066817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1999" calcext:value-type="float">
            <text:p>9031999</text:p>
          </table:table-cell>
          <table:table-cell office:value-type="float" office:value="7.61122" calcext:value-type="float">
            <text:p>7.61122</text:p>
          </table:table-cell>
          <table:table-cell office:value-type="float" office:value="476.8806" calcext:value-type="float">
            <text:p>476.8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58629" calcext:value-type="float">
            <text:p>0.05658629</text:p>
          </table:table-cell>
          <table:table-cell office:value-type="float" office:value="20.30988" calcext:value-type="float">
            <text:p>20.30988</text:p>
          </table:table-cell>
          <table:table-cell office:value-type="float" office:value="0" calcext:value-type="float">
            <text:p>0</text:p>
          </table:table-cell>
          <table:table-cell office:value-type="float" office:value="0.005883943" calcext:value-type="float">
            <text:p>0.005883943</text:p>
          </table:table-cell>
          <table:table-cell office:value-type="float" office:value="0" calcext:value-type="float">
            <text:p>0</text:p>
          </table:table-cell>
          <table:table-cell office:value-type="float" office:value="1.318852" calcext:value-type="float">
            <text:p>1.318852</text:p>
          </table:table-cell>
          <table:table-cell office:value-type="float" office:value="-0.120331" calcext:value-type="float">
            <text:p>-0.120331</text:p>
          </table:table-cell>
          <table:table-cell office:value-type="float" office:value="-0.01519287" calcext:value-type="float">
            <text:p>-0.01519287</text:p>
          </table:table-cell>
          <table:table-cell office:value-type="float" office:value="0.0000000000805763" calcext:value-type="float">
            <text:p>8.05763E-11</text:p>
          </table:table-cell>
          <table:table-cell office:value-type="float" office:value="9.87834" calcext:value-type="float">
            <text:p>9.87834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02454627" calcext:value-type="float">
            <text:p>0.02454627</text:p>
          </table:table-cell>
          <table:table-cell office:value-type="float" office:value="0.02249471" calcext:value-type="float">
            <text:p>0.02249471</text:p>
          </table:table-cell>
          <table:table-cell office:value-type="float" office:value="0.02153886" calcext:value-type="float">
            <text:p>0.02153886</text:p>
          </table:table-cell>
          <table:table-cell office:value-type="float" office:value="0.02170691" calcext:value-type="float">
            <text:p>0.02170691</text:p>
          </table:table-cell>
          <table:table-cell office:value-type="float" office:value="0.0207942" calcext:value-type="float">
            <text:p>0.0207942</text:p>
          </table:table-cell>
          <table:table-cell office:value-type="float" office:value="0.02552334" calcext:value-type="float">
            <text:p>0.02552334</text:p>
          </table:table-cell>
          <table:table-cell office:value-type="float" office:value="0.02198646" calcext:value-type="float">
            <text:p>0.02198646</text:p>
          </table:table-cell>
          <table:table-cell office:value-type="float" office:value="75.25248" calcext:value-type="float">
            <text:p>75.25248</text:p>
          </table:table-cell>
          <table:table-cell office:value-type="float" office:value="44.73075" calcext:value-type="float">
            <text:p>44.73075</text:p>
          </table:table-cell>
          <table:table-cell office:value-type="float" office:value="40.12392" calcext:value-type="float">
            <text:p>40.12392</text:p>
          </table:table-cell>
          <table:table-cell office:value-type="float" office:value="36.46885" calcext:value-type="float">
            <text:p>36.46885</text:p>
          </table:table-cell>
          <table:table-cell office:value-type="float" office:value="29.68055" calcext:value-type="float">
            <text:p>29.68055</text:p>
          </table:table-cell>
          <table:table-cell office:value-type="float" office:value="19.86198" calcext:value-type="float">
            <text:p>19.86198</text:p>
          </table:table-cell>
          <table:table-cell office:value-type="float" office:value="12.02142" calcext:value-type="float">
            <text:p>12.02142</text:p>
          </table:table-cell>
          <table:table-cell office:value-type="float" office:value="12.38459" calcext:value-type="float">
            <text:p>12.38459</text:p>
          </table:table-cell>
          <table:table-cell office:value-type="float" office:value="471.0275" calcext:value-type="float">
            <text:p>471.0275</text:p>
          </table:table-cell>
          <table:table-cell office:value-type="float" office:value="0" calcext:value-type="float">
            <text:p>0</text:p>
          </table:table-cell>
          <table:table-cell office:value-type="float" office:value="-0.06690021" calcext:value-type="float">
            <text:p>-0.066900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1999" calcext:value-type="float">
            <text:p>10031999</text:p>
          </table:table-cell>
          <table:table-cell office:value-type="float" office:value="7.607383" calcext:value-type="float">
            <text:p>7.607383</text:p>
          </table:table-cell>
          <table:table-cell office:value-type="float" office:value="476.8755" calcext:value-type="float">
            <text:p>476.8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92057" calcext:value-type="float">
            <text:p>0.05592057</text:p>
          </table:table-cell>
          <table:table-cell office:value-type="float" office:value="20.30581" calcext:value-type="float">
            <text:p>20.30581</text:p>
          </table:table-cell>
          <table:table-cell office:value-type="float" office:value="0" calcext:value-type="float">
            <text:p>0</text:p>
          </table:table-cell>
          <table:table-cell office:value-type="float" office:value="0.005968809" calcext:value-type="float">
            <text:p>0.005968809</text:p>
          </table:table-cell>
          <table:table-cell office:value-type="float" office:value="0" calcext:value-type="float">
            <text:p>0</text:p>
          </table:table-cell>
          <table:table-cell office:value-type="float" office:value="1.338178" calcext:value-type="float">
            <text:p>1.338178</text:p>
          </table:table-cell>
          <table:table-cell office:value-type="float" office:value="-0.1211584" calcext:value-type="float">
            <text:p>-0.1211584</text:p>
          </table:table-cell>
          <table:table-cell office:value-type="float" office:value="-0.01553332" calcext:value-type="float">
            <text:p>-0.01553332</text:p>
          </table:table-cell>
          <table:table-cell office:value-type="float" office:value="0.00000000008166575" calcext:value-type="float">
            <text:p>8.166575E-11</text:p>
          </table:table-cell>
          <table:table-cell office:value-type="float" office:value="9.869376" calcext:value-type="float">
            <text:p>9.869376</text:p>
          </table:table-cell>
          <table:table-cell office:value-type="float" office:value="0.1705262" calcext:value-type="float">
            <text:p>0.1705262</text:p>
          </table:table-cell>
          <table:table-cell office:value-type="float" office:value="0.02420096" calcext:value-type="float">
            <text:p>0.02420096</text:p>
          </table:table-cell>
          <table:table-cell office:value-type="float" office:value="0.02239715" calcext:value-type="float">
            <text:p>0.02239715</text:p>
          </table:table-cell>
          <table:table-cell office:value-type="float" office:value="0.02144525" calcext:value-type="float">
            <text:p>0.02144525</text:p>
          </table:table-cell>
          <table:table-cell office:value-type="float" office:value="0.02158142" calcext:value-type="float">
            <text:p>0.02158142</text:p>
          </table:table-cell>
          <table:table-cell office:value-type="float" office:value="0.02067192" calcext:value-type="float">
            <text:p>0.02067192</text:p>
          </table:table-cell>
          <table:table-cell office:value-type="float" office:value="0.02525969" calcext:value-type="float">
            <text:p>0.02525969</text:p>
          </table:table-cell>
          <table:table-cell office:value-type="float" office:value="0.02195944" calcext:value-type="float">
            <text:p>0.02195944</text:p>
          </table:table-cell>
          <table:table-cell office:value-type="float" office:value="79.95296" calcext:value-type="float">
            <text:p>79.95296</text:p>
          </table:table-cell>
          <table:table-cell office:value-type="float" office:value="44.67218" calcext:value-type="float">
            <text:p>44.67218</text:p>
          </table:table-cell>
          <table:table-cell office:value-type="float" office:value="39.91167" calcext:value-type="float">
            <text:p>39.91167</text:p>
          </table:table-cell>
          <table:table-cell office:value-type="float" office:value="36.23394" calcext:value-type="float">
            <text:p>36.23394</text:p>
          </table:table-cell>
          <table:table-cell office:value-type="float" office:value="29.49556" calcext:value-type="float">
            <text:p>29.49556</text:p>
          </table:table-cell>
          <table:table-cell office:value-type="float" office:value="19.77784" calcext:value-type="float">
            <text:p>19.77784</text:p>
          </table:table-cell>
          <table:table-cell office:value-type="float" office:value="11.89252" calcext:value-type="float">
            <text:p>11.89252</text:p>
          </table:table-cell>
          <table:table-cell office:value-type="float" office:value="12.36652" calcext:value-type="float">
            <text:p>12.36652</text:p>
          </table:table-cell>
          <table:table-cell office:value-type="float" office:value="451.0754" calcext:value-type="float">
            <text:p>451.0754</text:p>
          </table:table-cell>
          <table:table-cell office:value-type="float" office:value="0" calcext:value-type="float">
            <text:p>0</text:p>
          </table:table-cell>
          <table:table-cell office:value-type="float" office:value="-0.06692834" calcext:value-type="float">
            <text:p>-0.066928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1999" calcext:value-type="float">
            <text:p>11031999</text:p>
          </table:table-cell>
          <table:table-cell office:value-type="float" office:value="7.603545" calcext:value-type="float">
            <text:p>7.603545</text:p>
          </table:table-cell>
          <table:table-cell office:value-type="float" office:value="476.8704" calcext:value-type="float">
            <text:p>476.8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38406" calcext:value-type="float">
            <text:p>0.05538406</text:p>
          </table:table-cell>
          <table:table-cell office:value-type="float" office:value="20.31753" calcext:value-type="float">
            <text:p>20.31753</text:p>
          </table:table-cell>
          <table:table-cell office:value-type="float" office:value="0" calcext:value-type="float">
            <text:p>0</text:p>
          </table:table-cell>
          <table:table-cell office:value-type="float" office:value="0.006031563" calcext:value-type="float">
            <text:p>0.006031563</text:p>
          </table:table-cell>
          <table:table-cell office:value-type="float" office:value="0" calcext:value-type="float">
            <text:p>0</text:p>
          </table:table-cell>
          <table:table-cell office:value-type="float" office:value="1.341461" calcext:value-type="float">
            <text:p>1.341461</text:p>
          </table:table-cell>
          <table:table-cell office:value-type="float" office:value="-0.122079" calcext:value-type="float">
            <text:p>-0.122079</text:p>
          </table:table-cell>
          <table:table-cell office:value-type="float" office:value="-0.01586408" calcext:value-type="float">
            <text:p>-0.01586408</text:p>
          </table:table-cell>
          <table:table-cell office:value-type="float" office:value="0.00000000008275253" calcext:value-type="float">
            <text:p>8.275253E-11</text:p>
          </table:table-cell>
          <table:table-cell office:value-type="float" office:value="9.860424" calcext:value-type="float">
            <text:p>9.860424</text:p>
          </table:table-cell>
          <table:table-cell office:value-type="float" office:value="0.1529282" calcext:value-type="float">
            <text:p>0.1529282</text:p>
          </table:table-cell>
          <table:table-cell office:value-type="float" office:value="0.02395738" calcext:value-type="float">
            <text:p>0.02395738</text:p>
          </table:table-cell>
          <table:table-cell office:value-type="float" office:value="0.02234518" calcext:value-type="float">
            <text:p>0.02234518</text:p>
          </table:table-cell>
          <table:table-cell office:value-type="float" office:value="0.02138073" calcext:value-type="float">
            <text:p>0.02138073</text:p>
          </table:table-cell>
          <table:table-cell office:value-type="float" office:value="0.02148444" calcext:value-type="float">
            <text:p>0.02148444</text:p>
          </table:table-cell>
          <table:table-cell office:value-type="float" office:value="0.02058055" calcext:value-type="float">
            <text:p>0.02058055</text:p>
          </table:table-cell>
          <table:table-cell office:value-type="float" office:value="0.02501782" calcext:value-type="float">
            <text:p>0.02501782</text:p>
          </table:table-cell>
          <table:table-cell office:value-type="float" office:value="0.021937" calcext:value-type="float">
            <text:p>0.021937</text:p>
          </table:table-cell>
          <table:table-cell office:value-type="float" office:value="83.8175" calcext:value-type="float">
            <text:p>83.8175</text:p>
          </table:table-cell>
          <table:table-cell office:value-type="float" office:value="44.96296" calcext:value-type="float">
            <text:p>44.96296</text:p>
          </table:table-cell>
          <table:table-cell office:value-type="float" office:value="39.7861" calcext:value-type="float">
            <text:p>39.7861</text:p>
          </table:table-cell>
          <table:table-cell office:value-type="float" office:value="36.02917" calcext:value-type="float">
            <text:p>36.02917</text:p>
          </table:table-cell>
          <table:table-cell office:value-type="float" office:value="29.31093" calcext:value-type="float">
            <text:p>29.31093</text:p>
          </table:table-cell>
          <table:table-cell office:value-type="float" office:value="19.69378" calcext:value-type="float">
            <text:p>19.69378</text:p>
          </table:table-cell>
          <table:table-cell office:value-type="float" office:value="11.76637" calcext:value-type="float">
            <text:p>11.76637</text:p>
          </table:table-cell>
          <table:table-cell office:value-type="float" office:value="12.35819" calcext:value-type="float">
            <text:p>12.35819</text:p>
          </table:table-cell>
          <table:table-cell office:value-type="float" office:value="431.8904" calcext:value-type="float">
            <text:p>431.8904</text:p>
          </table:table-cell>
          <table:table-cell office:value-type="float" office:value="0" calcext:value-type="float">
            <text:p>0</text:p>
          </table:table-cell>
          <table:table-cell office:value-type="float" office:value="-0.06693725" calcext:value-type="float">
            <text:p>-0.066937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1999" calcext:value-type="float">
            <text:p>12031999</text:p>
          </table:table-cell>
          <table:table-cell office:value-type="float" office:value="7.599704" calcext:value-type="float">
            <text:p>7.599704</text:p>
          </table:table-cell>
          <table:table-cell office:value-type="float" office:value="476.8654" calcext:value-type="float">
            <text:p>476.8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00797" calcext:value-type="float">
            <text:p>0.05500797</text:p>
          </table:table-cell>
          <table:table-cell office:value-type="float" office:value="20.35298" calcext:value-type="float">
            <text:p>20.35298</text:p>
          </table:table-cell>
          <table:table-cell office:value-type="float" office:value="0" calcext:value-type="float">
            <text:p>0</text:p>
          </table:table-cell>
          <table:table-cell office:value-type="float" office:value="0.006057203" calcext:value-type="float">
            <text:p>0.006057203</text:p>
          </table:table-cell>
          <table:table-cell office:value-type="float" office:value="0" calcext:value-type="float">
            <text:p>0</text:p>
          </table:table-cell>
          <table:table-cell office:value-type="float" office:value="1.320687" calcext:value-type="float">
            <text:p>1.320687</text:p>
          </table:table-cell>
          <table:table-cell office:value-type="float" office:value="-0.1239152" calcext:value-type="float">
            <text:p>-0.1239152</text:p>
          </table:table-cell>
          <table:table-cell office:value-type="float" office:value="-0.01619038" calcext:value-type="float">
            <text:p>-0.01619038</text:p>
          </table:table-cell>
          <table:table-cell office:value-type="float" office:value="0.00000000008393937" calcext:value-type="float">
            <text:p>8.393937E-11</text:p>
          </table:table-cell>
          <table:table-cell office:value-type="float" office:value="9.851487" calcext:value-type="float">
            <text:p>9.851487</text:p>
          </table:table-cell>
          <table:table-cell office:value-type="float" office:value="0.1415809" calcext:value-type="float">
            <text:p>0.1415809</text:p>
          </table:table-cell>
          <table:table-cell office:value-type="float" office:value="0.02386403" calcext:value-type="float">
            <text:p>0.02386403</text:p>
          </table:table-cell>
          <table:table-cell office:value-type="float" office:value="0.02241353" calcext:value-type="float">
            <text:p>0.02241353</text:p>
          </table:table-cell>
          <table:table-cell office:value-type="float" office:value="0.0214181" calcext:value-type="float">
            <text:p>0.0214181</text:p>
          </table:table-cell>
          <table:table-cell office:value-type="float" office:value="0.02146976" calcext:value-type="float">
            <text:p>0.02146976</text:p>
          </table:table-cell>
          <table:table-cell office:value-type="float" office:value="0.02055589" calcext:value-type="float">
            <text:p>0.02055589</text:p>
          </table:table-cell>
          <table:table-cell office:value-type="float" office:value="0.0247931" calcext:value-type="float">
            <text:p>0.0247931</text:p>
          </table:table-cell>
          <table:table-cell office:value-type="float" office:value="0.02192006" calcext:value-type="float">
            <text:p>0.02192006</text:p>
          </table:table-cell>
          <table:table-cell office:value-type="float" office:value="87.20293" calcext:value-type="float">
            <text:p>87.20293</text:p>
          </table:table-cell>
          <table:table-cell office:value-type="float" office:value="45.47458" calcext:value-type="float">
            <text:p>45.47458</text:p>
          </table:table-cell>
          <table:table-cell office:value-type="float" office:value="39.71162" calcext:value-type="float">
            <text:p>39.71162</text:p>
          </table:table-cell>
          <table:table-cell office:value-type="float" office:value="35.8619" calcext:value-type="float">
            <text:p>35.8619</text:p>
          </table:table-cell>
          <table:table-cell office:value-type="float" office:value="29.13391" calcext:value-type="float">
            <text:p>29.13391</text:p>
          </table:table-cell>
          <table:table-cell office:value-type="float" office:value="19.5803" calcext:value-type="float">
            <text:p>19.5803</text:p>
          </table:table-cell>
          <table:table-cell office:value-type="float" office:value="11.64697" calcext:value-type="float">
            <text:p>11.64697</text:p>
          </table:table-cell>
          <table:table-cell office:value-type="float" office:value="12.36345" calcext:value-type="float">
            <text:p>12.36345</text:p>
          </table:table-cell>
          <table:table-cell office:value-type="float" office:value="413.7987" calcext:value-type="float">
            <text:p>413.7987</text:p>
          </table:table-cell>
          <table:table-cell office:value-type="float" office:value="0" calcext:value-type="float">
            <text:p>0</text:p>
          </table:table-cell>
          <table:table-cell office:value-type="float" office:value="-0.06694115" calcext:value-type="float">
            <text:p>-0.066941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1999" calcext:value-type="float">
            <text:p>13031999</text:p>
          </table:table-cell>
          <table:table-cell office:value-type="float" office:value="7.595867" calcext:value-type="float">
            <text:p>7.595867</text:p>
          </table:table-cell>
          <table:table-cell office:value-type="float" office:value="476.8604" calcext:value-type="float">
            <text:p>476.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72502" calcext:value-type="float">
            <text:p>0.05472502</text:p>
          </table:table-cell>
          <table:table-cell office:value-type="float" office:value="20.38508" calcext:value-type="float">
            <text:p>20.38508</text:p>
          </table:table-cell>
          <table:table-cell office:value-type="float" office:value="0" calcext:value-type="float">
            <text:p>0</text:p>
          </table:table-cell>
          <table:table-cell office:value-type="float" office:value="0.006085659" calcext:value-type="float">
            <text:p>0.006085659</text:p>
          </table:table-cell>
          <table:table-cell office:value-type="float" office:value="0" calcext:value-type="float">
            <text:p>0</text:p>
          </table:table-cell>
          <table:table-cell office:value-type="float" office:value="1.30298" calcext:value-type="float">
            <text:p>1.30298</text:p>
          </table:table-cell>
          <table:table-cell office:value-type="float" office:value="-0.125399" calcext:value-type="float">
            <text:p>-0.125399</text:p>
          </table:table-cell>
          <table:table-cell office:value-type="float" office:value="-0.01650815" calcext:value-type="float">
            <text:p>-0.01650815</text:p>
          </table:table-cell>
          <table:table-cell office:value-type="float" office:value="0.00000000008518125" calcext:value-type="float">
            <text:p>8.518125E-11</text:p>
          </table:table-cell>
          <table:table-cell office:value-type="float" office:value="9.842538" calcext:value-type="float">
            <text:p>9.842538</text:p>
          </table:table-cell>
          <table:table-cell office:value-type="float" office:value="0.1338893" calcext:value-type="float">
            <text:p>0.1338893</text:p>
          </table:table-cell>
          <table:table-cell office:value-type="float" office:value="0.02396905" calcext:value-type="float">
            <text:p>0.02396905</text:p>
          </table:table-cell>
          <table:table-cell office:value-type="float" office:value="0.0226215" calcext:value-type="float">
            <text:p>0.0226215</text:p>
          </table:table-cell>
          <table:table-cell office:value-type="float" office:value="0.02157686" calcext:value-type="float">
            <text:p>0.02157686</text:p>
          </table:table-cell>
          <table:table-cell office:value-type="float" office:value="0.02155664" calcext:value-type="float">
            <text:p>0.02155664</text:p>
          </table:table-cell>
          <table:table-cell office:value-type="float" office:value="0.02062054" calcext:value-type="float">
            <text:p>0.02062054</text:p>
          </table:table-cell>
          <table:table-cell office:value-type="float" office:value="0.02458567" calcext:value-type="float">
            <text:p>0.02458567</text:p>
          </table:table-cell>
          <table:table-cell office:value-type="float" office:value="0.02190298" calcext:value-type="float">
            <text:p>0.02190298</text:p>
          </table:table-cell>
          <table:table-cell office:value-type="float" office:value="90.21486" calcext:value-type="float">
            <text:p>90.21486</text:p>
          </table:table-cell>
          <table:table-cell office:value-type="float" office:value="46.13134" calcext:value-type="float">
            <text:p>46.13134</text:p>
          </table:table-cell>
          <table:table-cell office:value-type="float" office:value="39.67996" calcext:value-type="float">
            <text:p>39.67996</text:p>
          </table:table-cell>
          <table:table-cell office:value-type="float" office:value="35.71105" calcext:value-type="float">
            <text:p>35.71105</text:p>
          </table:table-cell>
          <table:table-cell office:value-type="float" office:value="28.94606" calcext:value-type="float">
            <text:p>28.94606</text:p>
          </table:table-cell>
          <table:table-cell office:value-type="float" office:value="19.44804" calcext:value-type="float">
            <text:p>19.44804</text:p>
          </table:table-cell>
          <table:table-cell office:value-type="float" office:value="11.52603" calcext:value-type="float">
            <text:p>11.52603</text:p>
          </table:table-cell>
          <table:table-cell office:value-type="float" office:value="12.36547" calcext:value-type="float">
            <text:p>12.36547</text:p>
          </table:table-cell>
          <table:table-cell office:value-type="float" office:value="396.8704" calcext:value-type="float">
            <text:p>396.8704</text:p>
          </table:table-cell>
          <table:table-cell office:value-type="float" office:value="0" calcext:value-type="float">
            <text:p>0</text:p>
          </table:table-cell>
          <table:table-cell office:value-type="float" office:value="-0.06694341" calcext:value-type="float">
            <text:p>-0.066943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1999" calcext:value-type="float">
            <text:p>14031999</text:p>
          </table:table-cell>
          <table:table-cell office:value-type="float" office:value="7.592025" calcext:value-type="float">
            <text:p>7.592025</text:p>
          </table:table-cell>
          <table:table-cell office:value-type="float" office:value="476.8553" calcext:value-type="float">
            <text:p>476.8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49171" calcext:value-type="float">
            <text:p>0.05449171</text:p>
          </table:table-cell>
          <table:table-cell office:value-type="float" office:value="20.41467" calcext:value-type="float">
            <text:p>20.41467</text:p>
          </table:table-cell>
          <table:table-cell office:value-type="float" office:value="0" calcext:value-type="float">
            <text:p>0</text:p>
          </table:table-cell>
          <table:table-cell office:value-type="float" office:value="0.006116342" calcext:value-type="float">
            <text:p>0.006116342</text:p>
          </table:table-cell>
          <table:table-cell office:value-type="float" office:value="0" calcext:value-type="float">
            <text:p>0</text:p>
          </table:table-cell>
          <table:table-cell office:value-type="float" office:value="1.287546" calcext:value-type="float">
            <text:p>1.287546</text:p>
          </table:table-cell>
          <table:table-cell office:value-type="float" office:value="-0.1264847" calcext:value-type="float">
            <text:p>-0.1264847</text:p>
          </table:table-cell>
          <table:table-cell office:value-type="float" office:value="-0.01681547" calcext:value-type="float">
            <text:p>-0.01681547</text:p>
          </table:table-cell>
          <table:table-cell office:value-type="float" office:value="0.00000000008656648" calcext:value-type="float">
            <text:p>8.656648E-11</text:p>
          </table:table-cell>
          <table:table-cell office:value-type="float" office:value="9.833563" calcext:value-type="float">
            <text:p>9.833563</text:p>
          </table:table-cell>
          <table:table-cell office:value-type="float" office:value="0.1281669" calcext:value-type="float">
            <text:p>0.1281669</text:p>
          </table:table-cell>
          <table:table-cell office:value-type="float" office:value="0.02414196" calcext:value-type="float">
            <text:p>0.02414196</text:p>
          </table:table-cell>
          <table:table-cell office:value-type="float" office:value="0.02286912" calcext:value-type="float">
            <text:p>0.02286912</text:p>
          </table:table-cell>
          <table:table-cell office:value-type="float" office:value="0.02177148" calcext:value-type="float">
            <text:p>0.02177148</text:p>
          </table:table-cell>
          <table:table-cell office:value-type="float" office:value="0.0216846" calcext:value-type="float">
            <text:p>0.0216846</text:p>
          </table:table-cell>
          <table:table-cell office:value-type="float" office:value="0.02072374" calcext:value-type="float">
            <text:p>0.02072374</text:p>
          </table:table-cell>
          <table:table-cell office:value-type="float" office:value="0.02439525" calcext:value-type="float">
            <text:p>0.02439525</text:p>
          </table:table-cell>
          <table:table-cell office:value-type="float" office:value="0.02188536" calcext:value-type="float">
            <text:p>0.02188536</text:p>
          </table:table-cell>
          <table:table-cell office:value-type="float" office:value="92.91964" calcext:value-type="float">
            <text:p>92.91964</text:p>
          </table:table-cell>
          <table:table-cell office:value-type="float" office:value="46.87713" calcext:value-type="float">
            <text:p>46.87713</text:p>
          </table:table-cell>
          <table:table-cell office:value-type="float" office:value="39.67728" calcext:value-type="float">
            <text:p>39.67728</text:p>
          </table:table-cell>
          <table:table-cell office:value-type="float" office:value="35.57063" calcext:value-type="float">
            <text:p>35.57063</text:p>
          </table:table-cell>
          <table:table-cell office:value-type="float" office:value="28.75754" calcext:value-type="float">
            <text:p>28.75754</text:p>
          </table:table-cell>
          <table:table-cell office:value-type="float" office:value="19.30986" calcext:value-type="float">
            <text:p>19.30986</text:p>
          </table:table-cell>
          <table:table-cell office:value-type="float" office:value="11.40769" calcext:value-type="float">
            <text:p>11.40769</text:p>
          </table:table-cell>
          <table:table-cell office:value-type="float" office:value="12.36441" calcext:value-type="float">
            <text:p>12.36441</text:p>
          </table:table-cell>
          <table:table-cell office:value-type="float" office:value="381.0905" calcext:value-type="float">
            <text:p>381.0905</text:p>
          </table:table-cell>
          <table:table-cell office:value-type="float" office:value="0" calcext:value-type="float">
            <text:p>0</text:p>
          </table:table-cell>
          <table:table-cell office:value-type="float" office:value="-0.0669454" calcext:value-type="float">
            <text:p>-0.06694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1999" calcext:value-type="float">
            <text:p>15031999</text:p>
          </table:table-cell>
          <table:table-cell office:value-type="float" office:value="7.588189" calcext:value-type="float">
            <text:p>7.588189</text:p>
          </table:table-cell>
          <table:table-cell office:value-type="float" office:value="476.8503" calcext:value-type="float">
            <text:p>476.8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28883" calcext:value-type="float">
            <text:p>0.05428883</text:p>
          </table:table-cell>
          <table:table-cell office:value-type="float" office:value="20.44224" calcext:value-type="float">
            <text:p>20.44224</text:p>
          </table:table-cell>
          <table:table-cell office:value-type="float" office:value="0" calcext:value-type="float">
            <text:p>0</text:p>
          </table:table-cell>
          <table:table-cell office:value-type="float" office:value="0.006148784" calcext:value-type="float">
            <text:p>0.006148784</text:p>
          </table:table-cell>
          <table:table-cell office:value-type="float" office:value="0" calcext:value-type="float">
            <text:p>0</text:p>
          </table:table-cell>
          <table:table-cell office:value-type="float" office:value="1.27391" calcext:value-type="float">
            <text:p>1.27391</text:p>
          </table:table-cell>
          <table:table-cell office:value-type="float" office:value="-0.1273675" calcext:value-type="float">
            <text:p>-0.1273675</text:p>
          </table:table-cell>
          <table:table-cell office:value-type="float" office:value="-0.017113" calcext:value-type="float">
            <text:p>-0.017113</text:p>
          </table:table-cell>
          <table:table-cell office:value-type="float" office:value="0.0000000000879176" calcext:value-type="float">
            <text:p>8.79176E-11</text:p>
          </table:table-cell>
          <table:table-cell office:value-type="float" office:value="9.824596" calcext:value-type="float">
            <text:p>9.824596</text:p>
          </table:table-cell>
          <table:table-cell office:value-type="float" office:value="0.1234842" calcext:value-type="float">
            <text:p>0.1234842</text:p>
          </table:table-cell>
          <table:table-cell office:value-type="float" office:value="0.02434787" calcext:value-type="float">
            <text:p>0.02434787</text:p>
          </table:table-cell>
          <table:table-cell office:value-type="float" office:value="0.02313367" calcext:value-type="float">
            <text:p>0.02313367</text:p>
          </table:table-cell>
          <table:table-cell office:value-type="float" office:value="0.02197958" calcext:value-type="float">
            <text:p>0.02197958</text:p>
          </table:table-cell>
          <table:table-cell office:value-type="float" office:value="0.02183057" calcext:value-type="float">
            <text:p>0.02183057</text:p>
          </table:table-cell>
          <table:table-cell office:value-type="float" office:value="0.02084361" calcext:value-type="float">
            <text:p>0.02084361</text:p>
          </table:table-cell>
          <table:table-cell office:value-type="float" office:value="0.02422217" calcext:value-type="float">
            <text:p>0.02422217</text:p>
          </table:table-cell>
          <table:table-cell office:value-type="float" office:value="0.02186753" calcext:value-type="float">
            <text:p>0.02186753</text:p>
          </table:table-cell>
          <table:table-cell office:value-type="float" office:value="95.36201" calcext:value-type="float">
            <text:p>95.36201</text:p>
          </table:table-cell>
          <table:table-cell office:value-type="float" office:value="47.67424" calcext:value-type="float">
            <text:p>47.67424</text:p>
          </table:table-cell>
          <table:table-cell office:value-type="float" office:value="39.69616" calcext:value-type="float">
            <text:p>39.69616</text:p>
          </table:table-cell>
          <table:table-cell office:value-type="float" office:value="35.43933" calcext:value-type="float">
            <text:p>35.43933</text:p>
          </table:table-cell>
          <table:table-cell office:value-type="float" office:value="28.57291" calcext:value-type="float">
            <text:p>28.57291</text:p>
          </table:table-cell>
          <table:table-cell office:value-type="float" office:value="19.17087" calcext:value-type="float">
            <text:p>19.17087</text:p>
          </table:table-cell>
          <table:table-cell office:value-type="float" office:value="11.29402" calcext:value-type="float">
            <text:p>11.29402</text:p>
          </table:table-cell>
          <table:table-cell office:value-type="float" office:value="12.36072" calcext:value-type="float">
            <text:p>12.36072</text:p>
          </table:table-cell>
          <table:table-cell office:value-type="float" office:value="366.3796" calcext:value-type="float">
            <text:p>366.3796</text:p>
          </table:table-cell>
          <table:table-cell office:value-type="float" office:value="0" calcext:value-type="float">
            <text:p>0</text:p>
          </table:table-cell>
          <table:table-cell office:value-type="float" office:value="-0.06694683" calcext:value-type="float">
            <text:p>-0.066946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1999" calcext:value-type="float">
            <text:p>16031999</text:p>
          </table:table-cell>
          <table:table-cell office:value-type="float" office:value="7.584353" calcext:value-type="float">
            <text:p>7.584353</text:p>
          </table:table-cell>
          <table:table-cell office:value-type="float" office:value="476.8451" calcext:value-type="float">
            <text:p>476.8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10508" calcext:value-type="float">
            <text:p>0.05410508</text:p>
          </table:table-cell>
          <table:table-cell office:value-type="float" office:value="20.46811" calcext:value-type="float">
            <text:p>20.46811</text:p>
          </table:table-cell>
          <table:table-cell office:value-type="float" office:value="0" calcext:value-type="float">
            <text:p>0</text:p>
          </table:table-cell>
          <table:table-cell office:value-type="float" office:value="0.006182632" calcext:value-type="float">
            <text:p>0.006182632</text:p>
          </table:table-cell>
          <table:table-cell office:value-type="float" office:value="0" calcext:value-type="float">
            <text:p>0</text:p>
          </table:table-cell>
          <table:table-cell office:value-type="float" office:value="1.261757" calcext:value-type="float">
            <text:p>1.261757</text:p>
          </table:table-cell>
          <table:table-cell office:value-type="float" office:value="-0.1280971" calcext:value-type="float">
            <text:p>-0.1280971</text:p>
          </table:table-cell>
          <table:table-cell office:value-type="float" office:value="-0.01740034" calcext:value-type="float">
            <text:p>-0.01740034</text:p>
          </table:table-cell>
          <table:table-cell office:value-type="float" office:value="0.000000000089363" calcext:value-type="float">
            <text:p>8.9363E-11</text:p>
          </table:table-cell>
          <table:table-cell office:value-type="float" office:value="9.815639" calcext:value-type="float">
            <text:p>9.815639</text:p>
          </table:table-cell>
          <table:table-cell office:value-type="float" office:value="0.1193366" calcext:value-type="float">
            <text:p>0.1193366</text:p>
          </table:table-cell>
          <table:table-cell office:value-type="float" office:value="0.02458714" calcext:value-type="float">
            <text:p>0.02458714</text:p>
          </table:table-cell>
          <table:table-cell office:value-type="float" office:value="0.02339512" calcext:value-type="float">
            <text:p>0.02339512</text:p>
          </table:table-cell>
          <table:table-cell office:value-type="float" office:value="0.02218425" calcext:value-type="float">
            <text:p>0.02218425</text:p>
          </table:table-cell>
          <table:table-cell office:value-type="float" office:value="0.02197941" calcext:value-type="float">
            <text:p>0.02197941</text:p>
          </table:table-cell>
          <table:table-cell office:value-type="float" office:value="0.02096663" calcext:value-type="float">
            <text:p>0.02096663</text:p>
          </table:table-cell>
          <table:table-cell office:value-type="float" office:value="0.02406691" calcext:value-type="float">
            <text:p>0.02406691</text:p>
          </table:table-cell>
          <table:table-cell office:value-type="float" office:value="0.02184938" calcext:value-type="float">
            <text:p>0.02184938</text:p>
          </table:table-cell>
          <table:table-cell office:value-type="float" office:value="97.57509" calcext:value-type="float">
            <text:p>97.57509</text:p>
          </table:table-cell>
          <table:table-cell office:value-type="float" office:value="48.49794" calcext:value-type="float">
            <text:p>48.49794</text:p>
          </table:table-cell>
          <table:table-cell office:value-type="float" office:value="39.73213" calcext:value-type="float">
            <text:p>39.73213</text:p>
          </table:table-cell>
          <table:table-cell office:value-type="float" office:value="35.31635" calcext:value-type="float">
            <text:p>35.31635</text:p>
          </table:table-cell>
          <table:table-cell office:value-type="float" office:value="28.39422" calcext:value-type="float">
            <text:p>28.39422</text:p>
          </table:table-cell>
          <table:table-cell office:value-type="float" office:value="19.03377" calcext:value-type="float">
            <text:p>19.03377</text:p>
          </table:table-cell>
          <table:table-cell office:value-type="float" office:value="11.18594" calcext:value-type="float">
            <text:p>11.18594</text:p>
          </table:table-cell>
          <table:table-cell office:value-type="float" office:value="12.35454" calcext:value-type="float">
            <text:p>12.35454</text:p>
          </table:table-cell>
          <table:table-cell office:value-type="float" office:value="352.6533" calcext:value-type="float">
            <text:p>352.6533</text:p>
          </table:table-cell>
          <table:table-cell office:value-type="float" office:value="0" calcext:value-type="float">
            <text:p>0</text:p>
          </table:table-cell>
          <table:table-cell office:value-type="float" office:value="-0.06694826" calcext:value-type="float">
            <text:p>-0.066948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1999" calcext:value-type="float">
            <text:p>17031999</text:p>
          </table:table-cell>
          <table:table-cell office:value-type="float" office:value="7.580517" calcext:value-type="float">
            <text:p>7.580517</text:p>
          </table:table-cell>
          <table:table-cell office:value-type="float" office:value="476.8401" calcext:value-type="float">
            <text:p>476.8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92218" calcext:value-type="float">
            <text:p>0.05392218</text:p>
          </table:table-cell>
          <table:table-cell office:value-type="float" office:value="20.49257" calcext:value-type="float">
            <text:p>20.49257</text:p>
          </table:table-cell>
          <table:table-cell office:value-type="float" office:value="0" calcext:value-type="float">
            <text:p>0</text:p>
          </table:table-cell>
          <table:table-cell office:value-type="float" office:value="0.006217627" calcext:value-type="float">
            <text:p>0.006217627</text:p>
          </table:table-cell>
          <table:table-cell office:value-type="float" office:value="0" calcext:value-type="float">
            <text:p>0</text:p>
          </table:table-cell>
          <table:table-cell office:value-type="float" office:value="1.250801" calcext:value-type="float">
            <text:p>1.250801</text:p>
          </table:table-cell>
          <table:table-cell office:value-type="float" office:value="-0.1286726" calcext:value-type="float">
            <text:p>-0.1286726</text:p>
          </table:table-cell>
          <table:table-cell office:value-type="float" office:value="-0.01767584" calcext:value-type="float">
            <text:p>-0.01767584</text:p>
          </table:table-cell>
          <table:table-cell office:value-type="float" office:value="0.00000000009088478" calcext:value-type="float">
            <text:p>9.088478E-11</text:p>
          </table:table-cell>
          <table:table-cell office:value-type="float" office:value="9.806689" calcext:value-type="float">
            <text:p>9.806689</text:p>
          </table:table-cell>
          <table:table-cell office:value-type="float" office:value="0.1154205" calcext:value-type="float">
            <text:p>0.1154205</text:p>
          </table:table-cell>
          <table:table-cell office:value-type="float" office:value="0.02477547" calcext:value-type="float">
            <text:p>0.02477547</text:p>
          </table:table-cell>
          <table:table-cell office:value-type="float" office:value="0.02358743" calcext:value-type="float">
            <text:p>0.02358743</text:p>
          </table:table-cell>
          <table:table-cell office:value-type="float" office:value="0.02233163" calcext:value-type="float">
            <text:p>0.02233163</text:p>
          </table:table-cell>
          <table:table-cell office:value-type="float" office:value="0.02209184" calcext:value-type="float">
            <text:p>0.02209184</text:p>
          </table:table-cell>
          <table:table-cell office:value-type="float" office:value="0.02106108" calcext:value-type="float">
            <text:p>0.02106108</text:p>
          </table:table-cell>
          <table:table-cell office:value-type="float" office:value="0.0239278" calcext:value-type="float">
            <text:p>0.0239278</text:p>
          </table:table-cell>
          <table:table-cell office:value-type="float" office:value="0.02183103" calcext:value-type="float">
            <text:p>0.02183103</text:p>
          </table:table-cell>
          <table:table-cell office:value-type="float" office:value="99.58536" calcext:value-type="float">
            <text:p>99.58536</text:p>
          </table:table-cell>
          <table:table-cell office:value-type="float" office:value="49.3303" calcext:value-type="float">
            <text:p>49.3303</text:p>
          </table:table-cell>
          <table:table-cell office:value-type="float" office:value="39.78222" calcext:value-type="float">
            <text:p>39.78222</text:p>
          </table:table-cell>
          <table:table-cell office:value-type="float" office:value="35.20075" calcext:value-type="float">
            <text:p>35.20075</text:p>
          </table:table-cell>
          <table:table-cell office:value-type="float" office:value="28.22233" calcext:value-type="float">
            <text:p>28.22233</text:p>
          </table:table-cell>
          <table:table-cell office:value-type="float" office:value="18.90015" calcext:value-type="float">
            <text:p>18.90015</text:p>
          </table:table-cell>
          <table:table-cell office:value-type="float" office:value="11.0835" calcext:value-type="float">
            <text:p>11.0835</text:p>
          </table:table-cell>
          <table:table-cell office:value-type="float" office:value="12.34629" calcext:value-type="float">
            <text:p>12.34629</text:p>
          </table:table-cell>
          <table:table-cell office:value-type="float" office:value="339.8502" calcext:value-type="float">
            <text:p>339.8502</text:p>
          </table:table-cell>
          <table:table-cell office:value-type="float" office:value="0" calcext:value-type="float">
            <text:p>0</text:p>
          </table:table-cell>
          <table:table-cell office:value-type="float" office:value="-0.0669497" calcext:value-type="float">
            <text:p>-0.06694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1999" calcext:value-type="float">
            <text:p>18031999</text:p>
          </table:table-cell>
          <table:table-cell office:value-type="float" office:value="7.576683" calcext:value-type="float">
            <text:p>7.576683</text:p>
          </table:table-cell>
          <table:table-cell office:value-type="float" office:value="476.835" calcext:value-type="float">
            <text:p>476.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74539" calcext:value-type="float">
            <text:p>0.05374539</text:p>
          </table:table-cell>
          <table:table-cell office:value-type="float" office:value="20.51579" calcext:value-type="float">
            <text:p>20.51579</text:p>
          </table:table-cell>
          <table:table-cell office:value-type="float" office:value="0" calcext:value-type="float">
            <text:p>0</text:p>
          </table:table-cell>
          <table:table-cell office:value-type="float" office:value="0.006253595" calcext:value-type="float">
            <text:p>0.006253595</text:p>
          </table:table-cell>
          <table:table-cell office:value-type="float" office:value="0" calcext:value-type="float">
            <text:p>0</text:p>
          </table:table-cell>
          <table:table-cell office:value-type="float" office:value="1.240858" calcext:value-type="float">
            <text:p>1.240858</text:p>
          </table:table-cell>
          <table:table-cell office:value-type="float" office:value="-0.1292011" calcext:value-type="float">
            <text:p>-0.1292011</text:p>
          </table:table-cell>
          <table:table-cell office:value-type="float" office:value="-0.01794079" calcext:value-type="float">
            <text:p>-0.01794079</text:p>
          </table:table-cell>
          <table:table-cell office:value-type="float" office:value="0.0000000000923291" calcext:value-type="float">
            <text:p>9.23291E-11</text:p>
          </table:table-cell>
          <table:table-cell office:value-type="float" office:value="9.797738" calcext:value-type="float">
            <text:p>9.797738</text:p>
          </table:table-cell>
          <table:table-cell office:value-type="float" office:value="0.1115624" calcext:value-type="float">
            <text:p>0.1115624</text:p>
          </table:table-cell>
          <table:table-cell office:value-type="float" office:value="0.02496045" calcext:value-type="float">
            <text:p>0.02496045</text:p>
          </table:table-cell>
          <table:table-cell office:value-type="float" office:value="0.02376205" calcext:value-type="float">
            <text:p>0.02376205</text:p>
          </table:table-cell>
          <table:table-cell office:value-type="float" office:value="0.02245888" calcext:value-type="float">
            <text:p>0.02245888</text:p>
          </table:table-cell>
          <table:table-cell office:value-type="float" office:value="0.02218431" calcext:value-type="float">
            <text:p>0.02218431</text:p>
          </table:table-cell>
          <table:table-cell office:value-type="float" office:value="0.02113504" calcext:value-type="float">
            <text:p>0.02113504</text:p>
          </table:table-cell>
          <table:table-cell office:value-type="float" office:value="0.02380344" calcext:value-type="float">
            <text:p>0.02380344</text:p>
          </table:table-cell>
          <table:table-cell office:value-type="float" office:value="0.02181213" calcext:value-type="float">
            <text:p>0.02181213</text:p>
          </table:table-cell>
          <table:table-cell office:value-type="float" office:value="101.435" calcext:value-type="float">
            <text:p>101.435</text:p>
          </table:table-cell>
          <table:table-cell office:value-type="float" office:value="50.15475" calcext:value-type="float">
            <text:p>50.15475</text:p>
          </table:table-cell>
          <table:table-cell office:value-type="float" office:value="39.84275" calcext:value-type="float">
            <text:p>39.84275</text:p>
          </table:table-cell>
          <table:table-cell office:value-type="float" office:value="35.09238" calcext:value-type="float">
            <text:p>35.09238</text:p>
          </table:table-cell>
          <table:table-cell office:value-type="float" office:value="28.06055" calcext:value-type="float">
            <text:p>28.06055</text:p>
          </table:table-cell>
          <table:table-cell office:value-type="float" office:value="18.76793" calcext:value-type="float">
            <text:p>18.76793</text:p>
          </table:table-cell>
          <table:table-cell office:value-type="float" office:value="10.98506" calcext:value-type="float">
            <text:p>10.98506</text:p>
          </table:table-cell>
          <table:table-cell office:value-type="float" office:value="12.33636" calcext:value-type="float">
            <text:p>12.33636</text:p>
          </table:table-cell>
          <table:table-cell office:value-type="float" office:value="327.9447" calcext:value-type="float">
            <text:p>327.9447</text:p>
          </table:table-cell>
          <table:table-cell office:value-type="float" office:value="0" calcext:value-type="float">
            <text:p>0</text:p>
          </table:table-cell>
          <table:table-cell office:value-type="float" office:value="-0.06695113" calcext:value-type="float">
            <text:p>-0.066951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1999" calcext:value-type="float">
            <text:p>19031999</text:p>
          </table:table-cell>
          <table:table-cell office:value-type="float" office:value="7.572848" calcext:value-type="float">
            <text:p>7.572848</text:p>
          </table:table-cell>
          <table:table-cell office:value-type="float" office:value="476.8299" calcext:value-type="float">
            <text:p>476.8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58633" calcext:value-type="float">
            <text:p>0.05358633</text:p>
          </table:table-cell>
          <table:table-cell office:value-type="float" office:value="20.53778" calcext:value-type="float">
            <text:p>20.53778</text:p>
          </table:table-cell>
          <table:table-cell office:value-type="float" office:value="0" calcext:value-type="float">
            <text:p>0</text:p>
          </table:table-cell>
          <table:table-cell office:value-type="float" office:value="0.006290594" calcext:value-type="float">
            <text:p>0.006290594</text:p>
          </table:table-cell>
          <table:table-cell office:value-type="float" office:value="0" calcext:value-type="float">
            <text:p>0</text:p>
          </table:table-cell>
          <table:table-cell office:value-type="float" office:value="1.2319" calcext:value-type="float">
            <text:p>1.2319</text:p>
          </table:table-cell>
          <table:table-cell office:value-type="float" office:value="-0.1297094" calcext:value-type="float">
            <text:p>-0.1297094</text:p>
          </table:table-cell>
          <table:table-cell office:value-type="float" office:value="-0.01819626" calcext:value-type="float">
            <text:p>-0.01819626</text:p>
          </table:table-cell>
          <table:table-cell office:value-type="float" office:value="0.00000000009369239" calcext:value-type="float">
            <text:p>9.369239E-11</text:p>
          </table:table-cell>
          <table:table-cell office:value-type="float" office:value="9.788787" calcext:value-type="float">
            <text:p>9.788787</text:p>
          </table:table-cell>
          <table:table-cell office:value-type="float" office:value="0.1077491" calcext:value-type="float">
            <text:p>0.1077491</text:p>
          </table:table-cell>
          <table:table-cell office:value-type="float" office:value="0.02519274" calcext:value-type="float">
            <text:p>0.02519274</text:p>
          </table:table-cell>
          <table:table-cell office:value-type="float" office:value="0.02397686" calcext:value-type="float">
            <text:p>0.02397686</text:p>
          </table:table-cell>
          <table:table-cell office:value-type="float" office:value="0.02261669" calcext:value-type="float">
            <text:p>0.02261669</text:p>
          </table:table-cell>
          <table:table-cell office:value-type="float" office:value="0.02229436" calcext:value-type="float">
            <text:p>0.02229436</text:p>
          </table:table-cell>
          <table:table-cell office:value-type="float" office:value="0.02121839" calcext:value-type="float">
            <text:p>0.02121839</text:p>
          </table:table-cell>
          <table:table-cell office:value-type="float" office:value="0.02369643" calcext:value-type="float">
            <text:p>0.02369643</text:p>
          </table:table-cell>
          <table:table-cell office:value-type="float" office:value="0.02179296" calcext:value-type="float">
            <text:p>0.02179296</text:p>
          </table:table-cell>
          <table:table-cell office:value-type="float" office:value="103.1465" calcext:value-type="float">
            <text:p>103.1465</text:p>
          </table:table-cell>
          <table:table-cell office:value-type="float" office:value="50.96958" calcext:value-type="float">
            <text:p>50.96958</text:p>
          </table:table-cell>
          <table:table-cell office:value-type="float" office:value="39.91633" calcext:value-type="float">
            <text:p>39.91633</text:p>
          </table:table-cell>
          <table:table-cell office:value-type="float" office:value="34.99447" calcext:value-type="float">
            <text:p>34.99447</text:p>
          </table:table-cell>
          <table:table-cell office:value-type="float" office:value="27.90595" calcext:value-type="float">
            <text:p>27.90595</text:p>
          </table:table-cell>
          <table:table-cell office:value-type="float" office:value="18.63498" calcext:value-type="float">
            <text:p>18.63498</text:p>
          </table:table-cell>
          <table:table-cell office:value-type="float" office:value="10.88835" calcext:value-type="float">
            <text:p>10.88835</text:p>
          </table:table-cell>
          <table:table-cell office:value-type="float" office:value="12.32487" calcext:value-type="float">
            <text:p>12.32487</text:p>
          </table:table-cell>
          <table:table-cell office:value-type="float" office:value="316.8828" calcext:value-type="float">
            <text:p>316.8828</text:p>
          </table:table-cell>
          <table:table-cell office:value-type="float" office:value="0" calcext:value-type="float">
            <text:p>0</text:p>
          </table:table-cell>
          <table:table-cell office:value-type="float" office:value="-0.06695255" calcext:value-type="float">
            <text:p>-0.066952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1999" calcext:value-type="float">
            <text:p>20031999</text:p>
          </table:table-cell>
          <table:table-cell office:value-type="float" office:value="7.569023" calcext:value-type="float">
            <text:p>7.569023</text:p>
          </table:table-cell>
          <table:table-cell office:value-type="float" office:value="476.8248" calcext:value-type="float">
            <text:p>476.8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5773" calcext:value-type="float">
            <text:p>0.0535773</text:p>
          </table:table-cell>
          <table:table-cell office:value-type="float" office:value="20.55837" calcext:value-type="float">
            <text:p>20.55837</text:p>
          </table:table-cell>
          <table:table-cell office:value-type="float" office:value="0" calcext:value-type="float">
            <text:p>0</text:p>
          </table:table-cell>
          <table:table-cell office:value-type="float" office:value="0.006328772" calcext:value-type="float">
            <text:p>0.006328772</text:p>
          </table:table-cell>
          <table:table-cell office:value-type="float" office:value="0" calcext:value-type="float">
            <text:p>0</text:p>
          </table:table-cell>
          <table:table-cell office:value-type="float" office:value="1.224109" calcext:value-type="float">
            <text:p>1.224109</text:p>
          </table:table-cell>
          <table:table-cell office:value-type="float" office:value="-0.1301689" calcext:value-type="float">
            <text:p>-0.1301689</text:p>
          </table:table-cell>
          <table:table-cell office:value-type="float" office:value="-0.01845369" calcext:value-type="float">
            <text:p>-0.01845369</text:p>
          </table:table-cell>
          <table:table-cell office:value-type="float" office:value="0.00000000009497384" calcext:value-type="float">
            <text:p>9.497384E-11</text:p>
          </table:table-cell>
          <table:table-cell office:value-type="float" office:value="9.779892" calcext:value-type="float">
            <text:p>9.779892</text:p>
          </table:table-cell>
          <table:table-cell office:value-type="float" office:value="0.1081011" calcext:value-type="float">
            <text:p>0.1081011</text:p>
          </table:table-cell>
          <table:table-cell office:value-type="float" office:value="0.02820272" calcext:value-type="float">
            <text:p>0.02820272</text:p>
          </table:table-cell>
          <table:table-cell office:value-type="float" office:value="0.02449926" calcext:value-type="float">
            <text:p>0.02449926</text:p>
          </table:table-cell>
          <table:table-cell office:value-type="float" office:value="0.02285589" calcext:value-type="float">
            <text:p>0.02285589</text:p>
          </table:table-cell>
          <table:table-cell office:value-type="float" office:value="0.02244296" calcext:value-type="float">
            <text:p>0.02244296</text:p>
          </table:table-cell>
          <table:table-cell office:value-type="float" office:value="0.02133735" calcext:value-type="float">
            <text:p>0.02133735</text:p>
          </table:table-cell>
          <table:table-cell office:value-type="float" office:value="0.02360964" calcext:value-type="float">
            <text:p>0.02360964</text:p>
          </table:table-cell>
          <table:table-cell office:value-type="float" office:value="0.02177467" calcext:value-type="float">
            <text:p>0.02177467</text:p>
          </table:table-cell>
          <table:table-cell office:value-type="float" office:value="88.30059" calcext:value-type="float">
            <text:p>88.30059</text:p>
          </table:table-cell>
          <table:table-cell office:value-type="float" office:value="57.06338" calcext:value-type="float">
            <text:p>57.06338</text:p>
          </table:table-cell>
          <table:table-cell office:value-type="float" office:value="41.42413" calcext:value-type="float">
            <text:p>41.42413</text:p>
          </table:table-cell>
          <table:table-cell office:value-type="float" office:value="35.12352" calcext:value-type="float">
            <text:p>35.12352</text:p>
          </table:table-cell>
          <table:table-cell office:value-type="float" office:value="27.78416" calcext:value-type="float">
            <text:p>27.78416</text:p>
          </table:table-cell>
          <table:table-cell office:value-type="float" office:value="18.51718" calcext:value-type="float">
            <text:p>18.51718</text:p>
          </table:table-cell>
          <table:table-cell office:value-type="float" office:value="10.78973" calcext:value-type="float">
            <text:p>10.78973</text:p>
          </table:table-cell>
          <table:table-cell office:value-type="float" office:value="12.31309" calcext:value-type="float">
            <text:p>12.31309</text:p>
          </table:table-cell>
          <table:table-cell office:value-type="float" office:value="305.6179" calcext:value-type="float">
            <text:p>305.6179</text:p>
          </table:table-cell>
          <table:table-cell office:value-type="float" office:value="0" calcext:value-type="float">
            <text:p>0</text:p>
          </table:table-cell>
          <table:table-cell office:value-type="float" office:value="-0.06695347" calcext:value-type="float">
            <text:p>-0.066953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1999" calcext:value-type="float">
            <text:p>21031999</text:p>
          </table:table-cell>
          <table:table-cell office:value-type="float" office:value="7.5652" calcext:value-type="float">
            <text:p>7.5652</text:p>
          </table:table-cell>
          <table:table-cell office:value-type="float" office:value="476.8198" calcext:value-type="float">
            <text:p>476.8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54438" calcext:value-type="float">
            <text:p>0.05354438</text:p>
          </table:table-cell>
          <table:table-cell office:value-type="float" office:value="20.57616" calcext:value-type="float">
            <text:p>20.57616</text:p>
          </table:table-cell>
          <table:table-cell office:value-type="float" office:value="0" calcext:value-type="float">
            <text:p>0</text:p>
          </table:table-cell>
          <table:table-cell office:value-type="float" office:value="0.006368913" calcext:value-type="float">
            <text:p>0.006368913</text:p>
          </table:table-cell>
          <table:table-cell office:value-type="float" office:value="0" calcext:value-type="float">
            <text:p>0</text:p>
          </table:table-cell>
          <table:table-cell office:value-type="float" office:value="1.218975" calcext:value-type="float">
            <text:p>1.218975</text:p>
          </table:table-cell>
          <table:table-cell office:value-type="float" office:value="-0.1305581" calcext:value-type="float">
            <text:p>-0.1305581</text:p>
          </table:table-cell>
          <table:table-cell office:value-type="float" office:value="-0.01870645" calcext:value-type="float">
            <text:p>-0.01870645</text:p>
          </table:table-cell>
          <table:table-cell office:value-type="float" office:value="0.00000000009640574" calcext:value-type="float">
            <text:p>9.640574E-11</text:p>
          </table:table-cell>
          <table:table-cell office:value-type="float" office:value="9.771055" calcext:value-type="float">
            <text:p>9.771055</text:p>
          </table:table-cell>
          <table:table-cell office:value-type="float" office:value="0.1035793" calcext:value-type="float">
            <text:p>0.1035793</text:p>
          </table:table-cell>
          <table:table-cell office:value-type="float" office:value="0.03267277" calcext:value-type="float">
            <text:p>0.03267277</text:p>
          </table:table-cell>
          <table:table-cell office:value-type="float" office:value="0.02495655" calcext:value-type="float">
            <text:p>0.02495655</text:p>
          </table:table-cell>
          <table:table-cell office:value-type="float" office:value="0.0231172" calcext:value-type="float">
            <text:p>0.0231172</text:p>
          </table:table-cell>
          <table:table-cell office:value-type="float" office:value="0.02262142" calcext:value-type="float">
            <text:p>0.02262142</text:p>
          </table:table-cell>
          <table:table-cell office:value-type="float" office:value="0.02148436" calcext:value-type="float">
            <text:p>0.02148436</text:p>
          </table:table-cell>
          <table:table-cell office:value-type="float" office:value="0.0235301" calcext:value-type="float">
            <text:p>0.0235301</text:p>
          </table:table-cell>
          <table:table-cell office:value-type="float" office:value="0.02175953" calcext:value-type="float">
            <text:p>0.02175953</text:p>
          </table:table-cell>
          <table:table-cell office:value-type="float" office:value="72.2521" calcext:value-type="float">
            <text:p>72.2521</text:p>
          </table:table-cell>
          <table:table-cell office:value-type="float" office:value="63.22794" calcext:value-type="float">
            <text:p>63.22794</text:p>
          </table:table-cell>
          <table:table-cell office:value-type="float" office:value="42.77213" calcext:value-type="float">
            <text:p>42.77213</text:p>
          </table:table-cell>
          <table:table-cell office:value-type="float" office:value="35.44165" calcext:value-type="float">
            <text:p>35.44165</text:p>
          </table:table-cell>
          <table:table-cell office:value-type="float" office:value="27.8182" calcext:value-type="float">
            <text:p>27.8182</text:p>
          </table:table-cell>
          <table:table-cell office:value-type="float" office:value="18.45835" calcext:value-type="float">
            <text:p>18.45835</text:p>
          </table:table-cell>
          <table:table-cell office:value-type="float" office:value="10.66897" calcext:value-type="float">
            <text:p>10.66897</text:p>
          </table:table-cell>
          <table:table-cell office:value-type="float" office:value="12.30362" calcext:value-type="float">
            <text:p>12.30362</text:p>
          </table:table-cell>
          <table:table-cell office:value-type="float" office:value="294.5995" calcext:value-type="float">
            <text:p>294.5995</text:p>
          </table:table-cell>
          <table:table-cell office:value-type="float" office:value="0" calcext:value-type="float">
            <text:p>0</text:p>
          </table:table-cell>
          <table:table-cell office:value-type="float" office:value="-0.06695419" calcext:value-type="float">
            <text:p>-0.066954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1999" calcext:value-type="float">
            <text:p>22031999</text:p>
          </table:table-cell>
          <table:table-cell office:value-type="float" office:value="7.561533" calcext:value-type="float">
            <text:p>7.561533</text:p>
          </table:table-cell>
          <table:table-cell office:value-type="float" office:value="476.8146" calcext:value-type="float">
            <text:p>476.8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61151" calcext:value-type="float">
            <text:p>0.05361151</text:p>
          </table:table-cell>
          <table:table-cell office:value-type="float" office:value="20.37692" calcext:value-type="float">
            <text:p>20.37692</text:p>
          </table:table-cell>
          <table:table-cell office:value-type="float" office:value="0" calcext:value-type="float">
            <text:p>0</text:p>
          </table:table-cell>
          <table:table-cell office:value-type="float" office:value="0.006537374" calcext:value-type="float">
            <text:p>0.006537374</text:p>
          </table:table-cell>
          <table:table-cell office:value-type="float" office:value="0" calcext:value-type="float">
            <text:p>0</text:p>
          </table:table-cell>
          <table:table-cell office:value-type="float" office:value="1.431283" calcext:value-type="float">
            <text:p>1.431283</text:p>
          </table:table-cell>
          <table:table-cell office:value-type="float" office:value="-0.1308338" calcext:value-type="float">
            <text:p>-0.1308338</text:p>
          </table:table-cell>
          <table:table-cell office:value-type="float" office:value="-0.01903884" calcext:value-type="float">
            <text:p>-0.01903884</text:p>
          </table:table-cell>
          <table:table-cell office:value-type="float" office:value="0.00000000009754885" calcext:value-type="float">
            <text:p>9.754885E-11</text:p>
          </table:table-cell>
          <table:table-cell office:value-type="float" office:value="9.763004" calcext:value-type="float">
            <text:p>9.763004</text:p>
          </table:table-cell>
          <table:table-cell office:value-type="float" office:value="0.1161412" calcext:value-type="float">
            <text:p>0.1161412</text:p>
          </table:table-cell>
          <table:table-cell office:value-type="float" office:value="0.04882837" calcext:value-type="float">
            <text:p>0.04882837</text:p>
          </table:table-cell>
          <table:table-cell office:value-type="float" office:value="0.02855096" calcext:value-type="float">
            <text:p>0.02855096</text:p>
          </table:table-cell>
          <table:table-cell office:value-type="float" office:value="0.02435311" calcext:value-type="float">
            <text:p>0.02435311</text:p>
          </table:table-cell>
          <table:table-cell office:value-type="float" office:value="0.02332249" calcext:value-type="float">
            <text:p>0.02332249</text:p>
          </table:table-cell>
          <table:table-cell office:value-type="float" office:value="0.02216185" calcext:value-type="float">
            <text:p>0.02216185</text:p>
          </table:table-cell>
          <table:table-cell office:value-type="float" office:value="0.02331245" calcext:value-type="float">
            <text:p>0.02331245</text:p>
          </table:table-cell>
          <table:table-cell office:value-type="float" office:value="0.02176301" calcext:value-type="float">
            <text:p>0.02176301</text:p>
          </table:table-cell>
          <table:table-cell office:value-type="float" office:value="18.25296" calcext:value-type="float">
            <text:p>18.25296</text:p>
          </table:table-cell>
          <table:table-cell office:value-type="float" office:value="40.70871" calcext:value-type="float">
            <text:p>40.70871</text:p>
          </table:table-cell>
          <table:table-cell office:value-type="float" office:value="50.38691" calcext:value-type="float">
            <text:p>50.38691</text:p>
          </table:table-cell>
          <table:table-cell office:value-type="float" office:value="41.11282" calcext:value-type="float">
            <text:p>41.11282</text:p>
          </table:table-cell>
          <table:table-cell office:value-type="float" office:value="30.23969" calcext:value-type="float">
            <text:p>30.23969</text:p>
          </table:table-cell>
          <table:table-cell office:value-type="float" office:value="18.74494" calcext:value-type="float">
            <text:p>18.74494</text:p>
          </table:table-cell>
          <table:table-cell office:value-type="float" office:value="9.981521" calcext:value-type="float">
            <text:p>9.981521</text:p>
          </table:table-cell>
          <table:table-cell office:value-type="float" office:value="12.30703" calcext:value-type="float">
            <text:p>12.30703</text:p>
          </table:table-cell>
          <table:table-cell office:value-type="float" office:value="229.5432" calcext:value-type="float">
            <text:p>229.5432</text:p>
          </table:table-cell>
          <table:table-cell office:value-type="float" office:value="0" calcext:value-type="float">
            <text:p>0</text:p>
          </table:table-cell>
          <table:table-cell office:value-type="float" office:value="-0.06695534" calcext:value-type="float">
            <text:p>-0.066955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1999" calcext:value-type="float">
            <text:p>23031999</text:p>
          </table:table-cell>
          <table:table-cell office:value-type="float" office:value="7.557671" calcext:value-type="float">
            <text:p>7.557671</text:p>
          </table:table-cell>
          <table:table-cell office:value-type="float" office:value="476.8094" calcext:value-type="float">
            <text:p>476.8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42481" calcext:value-type="float">
            <text:p>0.05342481</text:p>
          </table:table-cell>
          <table:table-cell office:value-type="float" office:value="20.14622" calcext:value-type="float">
            <text:p>20.14622</text:p>
          </table:table-cell>
          <table:table-cell office:value-type="float" office:value="0" calcext:value-type="float">
            <text:p>0</text:p>
          </table:table-cell>
          <table:table-cell office:value-type="float" office:value="0.006677567" calcext:value-type="float">
            <text:p>0.006677567</text:p>
          </table:table-cell>
          <table:table-cell office:value-type="float" office:value="0" calcext:value-type="float">
            <text:p>0</text:p>
          </table:table-cell>
          <table:table-cell office:value-type="float" office:value="1.674877" calcext:value-type="float">
            <text:p>1.674877</text:p>
          </table:table-cell>
          <table:table-cell office:value-type="float" office:value="-0.1311305" calcext:value-type="float">
            <text:p>-0.1311305</text:p>
          </table:table-cell>
          <table:table-cell office:value-type="float" office:value="-0.01931164" calcext:value-type="float">
            <text:p>-0.01931164</text:p>
          </table:table-cell>
          <table:table-cell office:value-type="float" office:value="0.00000000009848207" calcext:value-type="float">
            <text:p>9.848207E-11</text:p>
          </table:table-cell>
          <table:table-cell office:value-type="float" office:value="9.75424" calcext:value-type="float">
            <text:p>9.75424</text:p>
          </table:table-cell>
          <table:table-cell office:value-type="float" office:value="0.1106447" calcext:value-type="float">
            <text:p>0.1106447</text:p>
          </table:table-cell>
          <table:table-cell office:value-type="float" office:value="0.04502629" calcext:value-type="float">
            <text:p>0.04502629</text:p>
          </table:table-cell>
          <table:table-cell office:value-type="float" office:value="0.02833561" calcext:value-type="float">
            <text:p>0.02833561</text:p>
          </table:table-cell>
          <table:table-cell office:value-type="float" office:value="0.02476313" calcext:value-type="float">
            <text:p>0.02476313</text:p>
          </table:table-cell>
          <table:table-cell office:value-type="float" office:value="0.02382949" calcext:value-type="float">
            <text:p>0.02382949</text:p>
          </table:table-cell>
          <table:table-cell office:value-type="float" office:value="0.02248095" calcext:value-type="float">
            <text:p>0.02248095</text:p>
          </table:table-cell>
          <table:table-cell office:value-type="float" office:value="0.0230492" calcext:value-type="float">
            <text:p>0.0230492</text:p>
          </table:table-cell>
          <table:table-cell office:value-type="float" office:value="0.02179698" calcext:value-type="float">
            <text:p>0.02179698</text:p>
          </table:table-cell>
          <table:table-cell office:value-type="float" office:value="14.88429" calcext:value-type="float">
            <text:p>14.88429</text:p>
          </table:table-cell>
          <table:table-cell office:value-type="float" office:value="31.23127" calcext:value-type="float">
            <text:p>31.23127</text:p>
          </table:table-cell>
          <table:table-cell office:value-type="float" office:value="48.46133" calcext:value-type="float">
            <text:p>48.46133</text:p>
          </table:table-cell>
          <table:table-cell office:value-type="float" office:value="42.68268" calcext:value-type="float">
            <text:p>42.68268</text:p>
          </table:table-cell>
          <table:table-cell office:value-type="float" office:value="31.30034" calcext:value-type="float">
            <text:p>31.30034</text:p>
          </table:table-cell>
          <table:table-cell office:value-type="float" office:value="18.34616" calcext:value-type="float">
            <text:p>18.34616</text:p>
          </table:table-cell>
          <table:table-cell office:value-type="float" office:value="9.455086" calcext:value-type="float">
            <text:p>9.455086</text:p>
          </table:table-cell>
          <table:table-cell office:value-type="float" office:value="12.34724" calcext:value-type="float">
            <text:p>12.34724</text:p>
          </table:table-cell>
          <table:table-cell office:value-type="float" office:value="224.0581" calcext:value-type="float">
            <text:p>224.0581</text:p>
          </table:table-cell>
          <table:table-cell office:value-type="float" office:value="0" calcext:value-type="float">
            <text:p>0</text:p>
          </table:table-cell>
          <table:table-cell office:value-type="float" office:value="-0.06695606" calcext:value-type="float">
            <text:p>-0.066956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1999" calcext:value-type="float">
            <text:p>24031999</text:p>
          </table:table-cell>
          <table:table-cell office:value-type="float" office:value="7.553787" calcext:value-type="float">
            <text:p>7.553787</text:p>
          </table:table-cell>
          <table:table-cell office:value-type="float" office:value="476.8043" calcext:value-type="float">
            <text:p>476.8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24929" calcext:value-type="float">
            <text:p>0.05324929</text:p>
          </table:table-cell>
          <table:table-cell office:value-type="float" office:value="19.94086" calcext:value-type="float">
            <text:p>19.94086</text:p>
          </table:table-cell>
          <table:table-cell office:value-type="float" office:value="0" calcext:value-type="float">
            <text:p>0</text:p>
          </table:table-cell>
          <table:table-cell office:value-type="float" office:value="0.006808321" calcext:value-type="float">
            <text:p>0.006808321</text:p>
          </table:table-cell>
          <table:table-cell office:value-type="float" office:value="0" calcext:value-type="float">
            <text:p>0</text:p>
          </table:table-cell>
          <table:table-cell office:value-type="float" office:value="1.892717" calcext:value-type="float">
            <text:p>1.892717</text:p>
          </table:table-cell>
          <table:table-cell office:value-type="float" office:value="-0.1314457" calcext:value-type="float">
            <text:p>-0.1314457</text:p>
          </table:table-cell>
          <table:table-cell office:value-type="float" office:value="-0.01955809" calcext:value-type="float">
            <text:p>-0.01955809</text:p>
          </table:table-cell>
          <table:table-cell office:value-type="float" office:value="0.00000000009938614" calcext:value-type="float">
            <text:p>9.938614E-11</text:p>
          </table:table-cell>
          <table:table-cell office:value-type="float" office:value="9.745444" calcext:value-type="float">
            <text:p>9.745444</text:p>
          </table:table-cell>
          <table:table-cell office:value-type="float" office:value="0.1046501" calcext:value-type="float">
            <text:p>0.1046501</text:p>
          </table:table-cell>
          <table:table-cell office:value-type="float" office:value="0.04320403" calcext:value-type="float">
            <text:p>0.04320403</text:p>
          </table:table-cell>
          <table:table-cell office:value-type="float" office:value="0.0282373" calcext:value-type="float">
            <text:p>0.0282373</text:p>
          </table:table-cell>
          <table:table-cell office:value-type="float" office:value="0.0248767" calcext:value-type="float">
            <text:p>0.0248767</text:p>
          </table:table-cell>
          <table:table-cell office:value-type="float" office:value="0.02394734" calcext:value-type="float">
            <text:p>0.02394734</text:p>
          </table:table-cell>
          <table:table-cell office:value-type="float" office:value="0.02258777" calcext:value-type="float">
            <text:p>0.02258777</text:p>
          </table:table-cell>
          <table:table-cell office:value-type="float" office:value="0.02296429" calcext:value-type="float">
            <text:p>0.02296429</text:p>
          </table:table-cell>
          <table:table-cell office:value-type="float" office:value="0.02181166" calcext:value-type="float">
            <text:p>0.02181166</text:p>
          </table:table-cell>
          <table:table-cell office:value-type="float" office:value="12.93633" calcext:value-type="float">
            <text:p>12.93633</text:p>
          </table:table-cell>
          <table:table-cell office:value-type="float" office:value="26.52969" calcext:value-type="float">
            <text:p>26.52969</text:p>
          </table:table-cell>
          <table:table-cell office:value-type="float" office:value="46.71072" calcext:value-type="float">
            <text:p>46.71072</text:p>
          </table:table-cell>
          <table:table-cell office:value-type="float" office:value="43.11855" calcext:value-type="float">
            <text:p>43.11855</text:p>
          </table:table-cell>
          <table:table-cell office:value-type="float" office:value="31.55305" calcext:value-type="float">
            <text:p>31.55305</text:p>
          </table:table-cell>
          <table:table-cell office:value-type="float" office:value="18.10877" calcext:value-type="float">
            <text:p>18.10877</text:p>
          </table:table-cell>
          <table:table-cell office:value-type="float" office:value="9.180325" calcext:value-type="float">
            <text:p>9.180325</text:p>
          </table:table-cell>
          <table:table-cell office:value-type="float" office:value="12.36211" calcext:value-type="float">
            <text:p>12.36211</text:p>
          </table:table-cell>
          <table:table-cell office:value-type="float" office:value="219.2511" calcext:value-type="float">
            <text:p>219.2511</text:p>
          </table:table-cell>
          <table:table-cell office:value-type="float" office:value="0" calcext:value-type="float">
            <text:p>0</text:p>
          </table:table-cell>
          <table:table-cell office:value-type="float" office:value="-0.06695677" calcext:value-type="float">
            <text:p>-0.066956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1999" calcext:value-type="float">
            <text:p>25031999</text:p>
          </table:table-cell>
          <table:table-cell office:value-type="float" office:value="7.549898" calcext:value-type="float">
            <text:p>7.549898</text:p>
          </table:table-cell>
          <table:table-cell office:value-type="float" office:value="476.799" calcext:value-type="float">
            <text:p>476.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91889" calcext:value-type="float">
            <text:p>0.05291889</text:p>
          </table:table-cell>
          <table:table-cell office:value-type="float" office:value="19.77463" calcext:value-type="float">
            <text:p>19.77463</text:p>
          </table:table-cell>
          <table:table-cell office:value-type="float" office:value="0" calcext:value-type="float">
            <text:p>0</text:p>
          </table:table-cell>
          <table:table-cell office:value-type="float" office:value="0.006923962" calcext:value-type="float">
            <text:p>0.006923962</text:p>
          </table:table-cell>
          <table:table-cell office:value-type="float" office:value="0" calcext:value-type="float">
            <text:p>0</text:p>
          </table:table-cell>
          <table:table-cell office:value-type="float" office:value="2.071136" calcext:value-type="float">
            <text:p>2.071136</text:p>
          </table:table-cell>
          <table:table-cell office:value-type="float" office:value="-0.1317766" calcext:value-type="float">
            <text:p>-0.1317766</text:p>
          </table:table-cell>
          <table:table-cell office:value-type="float" office:value="-0.01977993" calcext:value-type="float">
            <text:p>-0.01977993</text:p>
          </table:table-cell>
          <table:table-cell office:value-type="float" office:value="0.0000000001003651" calcext:value-type="float">
            <text:p>1.003651E-10</text:p>
          </table:table-cell>
          <table:table-cell office:value-type="float" office:value="9.736617" calcext:value-type="float">
            <text:p>9.736617</text:p>
          </table:table-cell>
          <table:table-cell office:value-type="float" office:value="0.09686216" calcext:value-type="float">
            <text:p>0.09686216</text:p>
          </table:table-cell>
          <table:table-cell office:value-type="float" office:value="0.03758714" calcext:value-type="float">
            <text:p>0.03758714</text:p>
          </table:table-cell>
          <table:table-cell office:value-type="float" office:value="0.0275318" calcext:value-type="float">
            <text:p>0.0275318</text:p>
          </table:table-cell>
          <table:table-cell office:value-type="float" office:value="0.02478791" calcext:value-type="float">
            <text:p>0.02478791</text:p>
          </table:table-cell>
          <table:table-cell office:value-type="float" office:value="0.02396476" calcext:value-type="float">
            <text:p>0.02396476</text:p>
          </table:table-cell>
          <table:table-cell office:value-type="float" office:value="0.02262145" calcext:value-type="float">
            <text:p>0.02262145</text:p>
          </table:table-cell>
          <table:table-cell office:value-type="float" office:value="0.02291871" calcext:value-type="float">
            <text:p>0.02291871</text:p>
          </table:table-cell>
          <table:table-cell office:value-type="float" office:value="0.02181651" calcext:value-type="float">
            <text:p>0.02181651</text:p>
          </table:table-cell>
          <table:table-cell office:value-type="float" office:value="14.67115" calcext:value-type="float">
            <text:p>14.67115</text:p>
          </table:table-cell>
          <table:table-cell office:value-type="float" office:value="25.12887" calcext:value-type="float">
            <text:p>25.12887</text:p>
          </table:table-cell>
          <table:table-cell office:value-type="float" office:value="44.98056" calcext:value-type="float">
            <text:p>44.98056</text:p>
          </table:table-cell>
          <table:table-cell office:value-type="float" office:value="42.66061" calcext:value-type="float">
            <text:p>42.66061</text:p>
          </table:table-cell>
          <table:table-cell office:value-type="float" office:value="31.50349" calcext:value-type="float">
            <text:p>31.50349</text:p>
          </table:table-cell>
          <table:table-cell office:value-type="float" office:value="17.893" calcext:value-type="float">
            <text:p>17.893</text:p>
          </table:table-cell>
          <table:table-cell office:value-type="float" office:value="8.968116" calcext:value-type="float">
            <text:p>8.968116</text:p>
          </table:table-cell>
          <table:table-cell office:value-type="float" office:value="12.363" calcext:value-type="float">
            <text:p>12.363</text:p>
          </table:table-cell>
          <table:table-cell office:value-type="float" office:value="215.5192" calcext:value-type="float">
            <text:p>215.5192</text:p>
          </table:table-cell>
          <table:table-cell office:value-type="float" office:value="0" calcext:value-type="float">
            <text:p>0</text:p>
          </table:table-cell>
          <table:table-cell office:value-type="float" office:value="-0.06695749" calcext:value-type="float">
            <text:p>-0.066957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1999" calcext:value-type="float">
            <text:p>26031999</text:p>
          </table:table-cell>
          <table:table-cell office:value-type="float" office:value="7.546006" calcext:value-type="float">
            <text:p>7.546006</text:p>
          </table:table-cell>
          <table:table-cell office:value-type="float" office:value="476.7938" calcext:value-type="float">
            <text:p>476.7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0252" calcext:value-type="float">
            <text:p>0.0530252</text:p>
          </table:table-cell>
          <table:table-cell office:value-type="float" office:value="19.63296" calcext:value-type="float">
            <text:p>19.63296</text:p>
          </table:table-cell>
          <table:table-cell office:value-type="float" office:value="0" calcext:value-type="float">
            <text:p>0</text:p>
          </table:table-cell>
          <table:table-cell office:value-type="float" office:value="0.007032391" calcext:value-type="float">
            <text:p>0.007032391</text:p>
          </table:table-cell>
          <table:table-cell office:value-type="float" office:value="0" calcext:value-type="float">
            <text:p>0</text:p>
          </table:table-cell>
          <table:table-cell office:value-type="float" office:value="2.224431" calcext:value-type="float">
            <text:p>2.224431</text:p>
          </table:table-cell>
          <table:table-cell office:value-type="float" office:value="-0.1320697" calcext:value-type="float">
            <text:p>-0.1320697</text:p>
          </table:table-cell>
          <table:table-cell office:value-type="float" office:value="-0.01999221" calcext:value-type="float">
            <text:p>-0.01999221</text:p>
          </table:table-cell>
          <table:table-cell office:value-type="float" office:value="0.0000000001012501" calcext:value-type="float">
            <text:p>1.012501E-10</text:p>
          </table:table-cell>
          <table:table-cell office:value-type="float" office:value="9.727735" calcext:value-type="float">
            <text:p>9.727735</text:p>
          </table:table-cell>
          <table:table-cell office:value-type="float" office:value="0.09530117" calcext:value-type="float">
            <text:p>0.09530117</text:p>
          </table:table-cell>
          <table:table-cell office:value-type="float" office:value="0.04154832" calcext:value-type="float">
            <text:p>0.04154832</text:p>
          </table:table-cell>
          <table:table-cell office:value-type="float" office:value="0.02876721" calcext:value-type="float">
            <text:p>0.02876721</text:p>
          </table:table-cell>
          <table:table-cell office:value-type="float" office:value="0.02516424" calcext:value-type="float">
            <text:p>0.02516424</text:p>
          </table:table-cell>
          <table:table-cell office:value-type="float" office:value="0.02405427" calcext:value-type="float">
            <text:p>0.02405427</text:p>
          </table:table-cell>
          <table:table-cell office:value-type="float" office:value="0.02263301" calcext:value-type="float">
            <text:p>0.02263301</text:p>
          </table:table-cell>
          <table:table-cell office:value-type="float" office:value="0.02288559" calcext:value-type="float">
            <text:p>0.02288559</text:p>
          </table:table-cell>
          <table:table-cell office:value-type="float" office:value="0.02181648" calcext:value-type="float">
            <text:p>0.02181648</text:p>
          </table:table-cell>
          <table:table-cell office:value-type="float" office:value="9.33213" calcext:value-type="float">
            <text:p>9.33213</text:p>
          </table:table-cell>
          <table:table-cell office:value-type="float" office:value="21.0832" calcext:value-type="float">
            <text:p>21.0832</text:p>
          </table:table-cell>
          <table:table-cell office:value-type="float" office:value="43.71766" calcext:value-type="float">
            <text:p>43.71766</text:p>
          </table:table-cell>
          <table:table-cell office:value-type="float" office:value="43.97175" calcext:value-type="float">
            <text:p>43.97175</text:p>
          </table:table-cell>
          <table:table-cell office:value-type="float" office:value="31.83546" calcext:value-type="float">
            <text:p>31.83546</text:p>
          </table:table-cell>
          <table:table-cell office:value-type="float" office:value="17.69501" calcext:value-type="float">
            <text:p>17.69501</text:p>
          </table:table-cell>
          <table:table-cell office:value-type="float" office:value="8.780252" calcext:value-type="float">
            <text:p>8.780252</text:p>
          </table:table-cell>
          <table:table-cell office:value-type="float" office:value="12.3546" calcext:value-type="float">
            <text:p>12.3546</text:p>
          </table:table-cell>
          <table:table-cell office:value-type="float" office:value="210.8314" calcext:value-type="float">
            <text:p>210.8314</text:p>
          </table:table-cell>
          <table:table-cell office:value-type="float" office:value="0" calcext:value-type="float">
            <text:p>0</text:p>
          </table:table-cell>
          <table:table-cell office:value-type="float" office:value="-0.0669582" calcext:value-type="float">
            <text:p>-0.06695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1999" calcext:value-type="float">
            <text:p>27031999</text:p>
          </table:table-cell>
          <table:table-cell office:value-type="float" office:value="7.542119" calcext:value-type="float">
            <text:p>7.542119</text:p>
          </table:table-cell>
          <table:table-cell office:value-type="float" office:value="476.7886" calcext:value-type="float">
            <text:p>476.7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18533" calcext:value-type="float">
            <text:p>0.05318533</text:p>
          </table:table-cell>
          <table:table-cell office:value-type="float" office:value="19.4509" calcext:value-type="float">
            <text:p>19.4509</text:p>
          </table:table-cell>
          <table:table-cell office:value-type="float" office:value="0" calcext:value-type="float">
            <text:p>0</text:p>
          </table:table-cell>
          <table:table-cell office:value-type="float" office:value="0.007160884" calcext:value-type="float">
            <text:p>0.007160884</text:p>
          </table:table-cell>
          <table:table-cell office:value-type="float" office:value="0" calcext:value-type="float">
            <text:p>0</text:p>
          </table:table-cell>
          <table:table-cell office:value-type="float" office:value="2.417914" calcext:value-type="float">
            <text:p>2.417914</text:p>
          </table:table-cell>
          <table:table-cell office:value-type="float" office:value="-0.1323306" calcext:value-type="float">
            <text:p>-0.1323306</text:p>
          </table:table-cell>
          <table:table-cell office:value-type="float" office:value="-0.02019979" calcext:value-type="float">
            <text:p>-0.02019979</text:p>
          </table:table-cell>
          <table:table-cell office:value-type="float" office:value="0.0000000001020378" calcext:value-type="float">
            <text:p>1.020378E-10</text:p>
          </table:table-cell>
          <table:table-cell office:value-type="float" office:value="9.718844" calcext:value-type="float">
            <text:p>9.718844</text:p>
          </table:table-cell>
          <table:table-cell office:value-type="float" office:value="0.09313256" calcext:value-type="float">
            <text:p>0.09313256</text:p>
          </table:table-cell>
          <table:table-cell office:value-type="float" office:value="0.04486163" calcext:value-type="float">
            <text:p>0.04486163</text:p>
          </table:table-cell>
          <table:table-cell office:value-type="float" office:value="0.03046859" calcext:value-type="float">
            <text:p>0.03046859</text:p>
          </table:table-cell>
          <table:table-cell office:value-type="float" office:value="0.02600974" calcext:value-type="float">
            <text:p>0.02600974</text:p>
          </table:table-cell>
          <table:table-cell office:value-type="float" office:value="0.02443413" calcext:value-type="float">
            <text:p>0.02443413</text:p>
          </table:table-cell>
          <table:table-cell office:value-type="float" office:value="0.02280019" calcext:value-type="float">
            <text:p>0.02280019</text:p>
          </table:table-cell>
          <table:table-cell office:value-type="float" office:value="0.02288218" calcext:value-type="float">
            <text:p>0.02288218</text:p>
          </table:table-cell>
          <table:table-cell office:value-type="float" office:value="0.02181729" calcext:value-type="float">
            <text:p>0.02181729</text:p>
          </table:table-cell>
          <table:table-cell office:value-type="float" office:value="5.052674" calcext:value-type="float">
            <text:p>5.052674</text:p>
          </table:table-cell>
          <table:table-cell office:value-type="float" office:value="14.81351" calcext:value-type="float">
            <text:p>14.81351</text:p>
          </table:table-cell>
          <table:table-cell office:value-type="float" office:value="39.35888" calcext:value-type="float">
            <text:p>39.35888</text:p>
          </table:table-cell>
          <table:table-cell office:value-type="float" office:value="45.74527" calcext:value-type="float">
            <text:p>45.74527</text:p>
          </table:table-cell>
          <table:table-cell office:value-type="float" office:value="34.02905" calcext:value-type="float">
            <text:p>34.02905</text:p>
          </table:table-cell>
          <table:table-cell office:value-type="float" office:value="18.06194" calcext:value-type="float">
            <text:p>18.06194</text:p>
          </table:table-cell>
          <table:table-cell office:value-type="float" office:value="8.622573" calcext:value-type="float">
            <text:p>8.622573</text:p>
          </table:table-cell>
          <table:table-cell office:value-type="float" office:value="12.34339" calcext:value-type="float">
            <text:p>12.34339</text:p>
          </table:table-cell>
          <table:table-cell office:value-type="float" office:value="205.3529" calcext:value-type="float">
            <text:p>205.3529</text:p>
          </table:table-cell>
          <table:table-cell office:value-type="float" office:value="0" calcext:value-type="float">
            <text:p>0</text:p>
          </table:table-cell>
          <table:table-cell office:value-type="float" office:value="-0.06695892" calcext:value-type="float">
            <text:p>-0.066958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1999" calcext:value-type="float">
            <text:p>28031999</text:p>
          </table:table-cell>
          <table:table-cell office:value-type="float" office:value="7.538239" calcext:value-type="float">
            <text:p>7.538239</text:p>
          </table:table-cell>
          <table:table-cell office:value-type="float" office:value="476.7834" calcext:value-type="float">
            <text:p>476.7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3523" calcext:value-type="float">
            <text:p>0.0533523</text:p>
          </table:table-cell>
          <table:table-cell office:value-type="float" office:value="19.22582" calcext:value-type="float">
            <text:p>19.22582</text:p>
          </table:table-cell>
          <table:table-cell office:value-type="float" office:value="0" calcext:value-type="float">
            <text:p>0</text:p>
          </table:table-cell>
          <table:table-cell office:value-type="float" office:value="0.007313535" calcext:value-type="float">
            <text:p>0.007313535</text:p>
          </table:table-cell>
          <table:table-cell office:value-type="float" office:value="0" calcext:value-type="float">
            <text:p>0</text:p>
          </table:table-cell>
          <table:table-cell office:value-type="float" office:value="2.654171" calcext:value-type="float">
            <text:p>2.654171</text:p>
          </table:table-cell>
          <table:table-cell office:value-type="float" office:value="-0.1325641" calcext:value-type="float">
            <text:p>-0.1325641</text:p>
          </table:table-cell>
          <table:table-cell office:value-type="float" office:value="-0.0203963" calcext:value-type="float">
            <text:p>-0.0203963</text:p>
          </table:table-cell>
          <table:table-cell office:value-type="float" office:value="0.0000000001027277" calcext:value-type="float">
            <text:p>1.027277E-10</text:p>
          </table:table-cell>
          <table:table-cell office:value-type="float" office:value="9.709969" calcext:value-type="float">
            <text:p>9.709969</text:p>
          </table:table-cell>
          <table:table-cell office:value-type="float" office:value="0.08924233" calcext:value-type="float">
            <text:p>0.08924233</text:p>
          </table:table-cell>
          <table:table-cell office:value-type="float" office:value="0.04731945" calcext:value-type="float">
            <text:p>0.04731945</text:p>
          </table:table-cell>
          <table:table-cell office:value-type="float" office:value="0.0321258" calcext:value-type="float">
            <text:p>0.0321258</text:p>
          </table:table-cell>
          <table:table-cell office:value-type="float" office:value="0.02704553" calcext:value-type="float">
            <text:p>0.02704553</text:p>
          </table:table-cell>
          <table:table-cell office:value-type="float" office:value="0.02512401" calcext:value-type="float">
            <text:p>0.02512401</text:p>
          </table:table-cell>
          <table:table-cell office:value-type="float" office:value="0.02324279" calcext:value-type="float">
            <text:p>0.02324279</text:p>
          </table:table-cell>
          <table:table-cell office:value-type="float" office:value="0.02294252" calcext:value-type="float">
            <text:p>0.02294252</text:p>
          </table:table-cell>
          <table:table-cell office:value-type="float" office:value="0.02182342" calcext:value-type="float">
            <text:p>0.02182342</text:p>
          </table:table-cell>
          <table:table-cell office:value-type="float" office:value="2.667139" calcext:value-type="float">
            <text:p>2.667139</text:p>
          </table:table-cell>
          <table:table-cell office:value-type="float" office:value="9.643412" calcext:value-type="float">
            <text:p>9.643412</text:p>
          </table:table-cell>
          <table:table-cell office:value-type="float" office:value="32.6522" calcext:value-type="float">
            <text:p>32.6522</text:p>
          </table:table-cell>
          <table:table-cell office:value-type="float" office:value="45.3739" calcext:value-type="float">
            <text:p>45.3739</text:p>
          </table:table-cell>
          <table:table-cell office:value-type="float" office:value="37.66546" calcext:value-type="float">
            <text:p>37.66546</text:p>
          </table:table-cell>
          <table:table-cell office:value-type="float" office:value="19.98632" calcext:value-type="float">
            <text:p>19.98632</text:p>
          </table:table-cell>
          <table:table-cell office:value-type="float" office:value="8.524308" calcext:value-type="float">
            <text:p>8.524308</text:p>
          </table:table-cell>
          <table:table-cell office:value-type="float" office:value="12.3348" calcext:value-type="float">
            <text:p>12.3348</text:p>
          </table:table-cell>
          <table:table-cell office:value-type="float" office:value="199.5076" calcext:value-type="float">
            <text:p>199.5076</text:p>
          </table:table-cell>
          <table:table-cell office:value-type="float" office:value="0" calcext:value-type="float">
            <text:p>0</text:p>
          </table:table-cell>
          <table:table-cell office:value-type="float" office:value="-0.06695963" calcext:value-type="float">
            <text:p>-0.066959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1999" calcext:value-type="float">
            <text:p>29031999</text:p>
          </table:table-cell>
          <table:table-cell office:value-type="float" office:value="7.534362" calcext:value-type="float">
            <text:p>7.534362</text:p>
          </table:table-cell>
          <table:table-cell office:value-type="float" office:value="476.7781" calcext:value-type="float">
            <text:p>476.7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41031" calcext:value-type="float">
            <text:p>0.05341031</text:p>
          </table:table-cell>
          <table:table-cell office:value-type="float" office:value="18.97299" calcext:value-type="float">
            <text:p>18.97299</text:p>
          </table:table-cell>
          <table:table-cell office:value-type="float" office:value="0" calcext:value-type="float">
            <text:p>0</text:p>
          </table:table-cell>
          <table:table-cell office:value-type="float" office:value="0.007486334" calcext:value-type="float">
            <text:p>0.007486334</text:p>
          </table:table-cell>
          <table:table-cell office:value-type="float" office:value="0" calcext:value-type="float">
            <text:p>0</text:p>
          </table:table-cell>
          <table:table-cell office:value-type="float" office:value="2.917984" calcext:value-type="float">
            <text:p>2.917984</text:p>
          </table:table-cell>
          <table:table-cell office:value-type="float" office:value="-0.1327776" calcext:value-type="float">
            <text:p>-0.1327776</text:p>
          </table:table-cell>
          <table:table-cell office:value-type="float" office:value="-0.02057926" calcext:value-type="float">
            <text:p>-0.02057926</text:p>
          </table:table-cell>
          <table:table-cell office:value-type="float" office:value="0.0000000001033171" calcext:value-type="float">
            <text:p>1.033171E-10</text:p>
          </table:table-cell>
          <table:table-cell office:value-type="float" office:value="9.701103" calcext:value-type="float">
            <text:p>9.701103</text:p>
          </table:table-cell>
          <table:table-cell office:value-type="float" office:value="0.08434913" calcext:value-type="float">
            <text:p>0.08434913</text:p>
          </table:table-cell>
          <table:table-cell office:value-type="float" office:value="0.04743267" calcext:value-type="float">
            <text:p>0.04743267</text:p>
          </table:table-cell>
          <table:table-cell office:value-type="float" office:value="0.0329514" calcext:value-type="float">
            <text:p>0.0329514</text:p>
          </table:table-cell>
          <table:table-cell office:value-type="float" office:value="0.02777131" calcext:value-type="float">
            <text:p>0.02777131</text:p>
          </table:table-cell>
          <table:table-cell office:value-type="float" office:value="0.02580332" calcext:value-type="float">
            <text:p>0.02580332</text:p>
          </table:table-cell>
          <table:table-cell office:value-type="float" office:value="0.02388555" calcext:value-type="float">
            <text:p>0.02388555</text:p>
          </table:table-cell>
          <table:table-cell office:value-type="float" office:value="0.02309595" calcext:value-type="float">
            <text:p>0.02309595</text:p>
          </table:table-cell>
          <table:table-cell office:value-type="float" office:value="0.02184627" calcext:value-type="float">
            <text:p>0.02184627</text:p>
          </table:table-cell>
          <table:table-cell office:value-type="float" office:value="1.703267" calcext:value-type="float">
            <text:p>1.703267</text:p>
          </table:table-cell>
          <table:table-cell office:value-type="float" office:value="6.677572" calcext:value-type="float">
            <text:p>6.677572</text:p>
          </table:table-cell>
          <table:table-cell office:value-type="float" office:value="26.19241" calcext:value-type="float">
            <text:p>26.19241</text:p>
          </table:table-cell>
          <table:table-cell office:value-type="float" office:value="42.36921" calcext:value-type="float">
            <text:p>42.36921</text:p>
          </table:table-cell>
          <table:table-cell office:value-type="float" office:value="40.47809" calcext:value-type="float">
            <text:p>40.47809</text:p>
          </table:table-cell>
          <table:table-cell office:value-type="float" office:value="23.38633" calcext:value-type="float">
            <text:p>23.38633</text:p>
          </table:table-cell>
          <table:table-cell office:value-type="float" office:value="8.619097" calcext:value-type="float">
            <text:p>8.619097</text:p>
          </table:table-cell>
          <table:table-cell office:value-type="float" office:value="12.33982" calcext:value-type="float">
            <text:p>12.33982</text:p>
          </table:table-cell>
          <table:table-cell office:value-type="float" office:value="193.9079" calcext:value-type="float">
            <text:p>193.9079</text:p>
          </table:table-cell>
          <table:table-cell office:value-type="float" office:value="0" calcext:value-type="float">
            <text:p>0</text:p>
          </table:table-cell>
          <table:table-cell office:value-type="float" office:value="-0.06696026" calcext:value-type="float">
            <text:p>-0.066960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1999" calcext:value-type="float">
            <text:p>30031999</text:p>
          </table:table-cell>
          <table:table-cell office:value-type="float" office:value="7.530417" calcext:value-type="float">
            <text:p>7.530417</text:p>
          </table:table-cell>
          <table:table-cell office:value-type="float" office:value="476.7728" calcext:value-type="float">
            <text:p>476.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35093" calcext:value-type="float">
            <text:p>0.05335093</text:p>
          </table:table-cell>
          <table:table-cell office:value-type="float" office:value="18.71511" calcext:value-type="float">
            <text:p>18.71511</text:p>
          </table:table-cell>
          <table:table-cell office:value-type="float" office:value="0" calcext:value-type="float">
            <text:p>0</text:p>
          </table:table-cell>
          <table:table-cell office:value-type="float" office:value="0.007668784" calcext:value-type="float">
            <text:p>0.007668784</text:p>
          </table:table-cell>
          <table:table-cell office:value-type="float" office:value="0" calcext:value-type="float">
            <text:p>0</text:p>
          </table:table-cell>
          <table:table-cell office:value-type="float" office:value="3.186812" calcext:value-type="float">
            <text:p>3.186812</text:p>
          </table:table-cell>
          <table:table-cell office:value-type="float" office:value="-0.1329786" calcext:value-type="float">
            <text:p>-0.1329786</text:p>
          </table:table-cell>
          <table:table-cell office:value-type="float" office:value="-0.02075287" calcext:value-type="float">
            <text:p>-0.02075287</text:p>
          </table:table-cell>
          <table:table-cell office:value-type="float" office:value="0.0000000001038045" calcext:value-type="float">
            <text:p>1.038045E-10</text:p>
          </table:table-cell>
          <table:table-cell office:value-type="float" office:value="9.692196" calcext:value-type="float">
            <text:p>9.692196</text:p>
          </table:table-cell>
          <table:table-cell office:value-type="float" office:value="0.07868808" calcext:value-type="float">
            <text:p>0.07868808</text:p>
          </table:table-cell>
          <table:table-cell office:value-type="float" office:value="0.04627825" calcext:value-type="float">
            <text:p>0.04627825</text:p>
          </table:table-cell>
          <table:table-cell office:value-type="float" office:value="0.03299216" calcext:value-type="float">
            <text:p>0.03299216</text:p>
          </table:table-cell>
          <table:table-cell office:value-type="float" office:value="0.02806441" calcext:value-type="float">
            <text:p>0.02806441</text:p>
          </table:table-cell>
          <table:table-cell office:value-type="float" office:value="0.02619763" calcext:value-type="float">
            <text:p>0.02619763</text:p>
          </table:table-cell>
          <table:table-cell office:value-type="float" office:value="0.02434194" calcext:value-type="float">
            <text:p>0.02434194</text:p>
          </table:table-cell>
          <table:table-cell office:value-type="float" office:value="0.023287" calcext:value-type="float">
            <text:p>0.023287</text:p>
          </table:table-cell>
          <table:table-cell office:value-type="float" office:value="0.02188256" calcext:value-type="float">
            <text:p>0.02188256</text:p>
          </table:table-cell>
          <table:table-cell office:value-type="float" office:value="1.337357" calcext:value-type="float">
            <text:p>1.337357</text:p>
          </table:table-cell>
          <table:table-cell office:value-type="float" office:value="5.195085" calcext:value-type="float">
            <text:p>5.195085</text:p>
          </table:table-cell>
          <table:table-cell office:value-type="float" office:value="21.44004" calcext:value-type="float">
            <text:p>21.44004</text:p>
          </table:table-cell>
          <table:table-cell office:value-type="float" office:value="38.8905" calcext:value-type="float">
            <text:p>38.8905</text:p>
          </table:table-cell>
          <table:table-cell office:value-type="float" office:value="41.52505" calcext:value-type="float">
            <text:p>41.52505</text:p>
          </table:table-cell>
          <table:table-cell office:value-type="float" office:value="26.33574" calcext:value-type="float">
            <text:p>26.33574</text:p>
          </table:table-cell>
          <table:table-cell office:value-type="float" office:value="8.904719" calcext:value-type="float">
            <text:p>8.904719</text:p>
          </table:table-cell>
          <table:table-cell office:value-type="float" office:value="12.35724" calcext:value-type="float">
            <text:p>12.35724</text:p>
          </table:table-cell>
          <table:table-cell office:value-type="float" office:value="188.6458" calcext:value-type="float">
            <text:p>188.6458</text:p>
          </table:table-cell>
          <table:table-cell office:value-type="float" office:value="0" calcext:value-type="float">
            <text:p>0</text:p>
          </table:table-cell>
          <table:table-cell office:value-type="float" office:value="-0.0669606" calcext:value-type="float">
            <text:p>-0.06696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1999" calcext:value-type="float">
            <text:p>31031999</text:p>
          </table:table-cell>
          <table:table-cell office:value-type="float" office:value="7.526419" calcext:value-type="float">
            <text:p>7.526419</text:p>
          </table:table-cell>
          <table:table-cell office:value-type="float" office:value="476.7673" calcext:value-type="float">
            <text:p>476.7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23829" calcext:value-type="float">
            <text:p>0.05323829</text:p>
          </table:table-cell>
          <table:table-cell office:value-type="float" office:value="18.46198" calcext:value-type="float">
            <text:p>18.46198</text:p>
          </table:table-cell>
          <table:table-cell office:value-type="float" office:value="0" calcext:value-type="float">
            <text:p>0</text:p>
          </table:table-cell>
          <table:table-cell office:value-type="float" office:value="0.007855417" calcext:value-type="float">
            <text:p>0.007855417</text:p>
          </table:table-cell>
          <table:table-cell office:value-type="float" office:value="0" calcext:value-type="float">
            <text:p>0</text:p>
          </table:table-cell>
          <table:table-cell office:value-type="float" office:value="3.450819" calcext:value-type="float">
            <text:p>3.450819</text:p>
          </table:table-cell>
          <table:table-cell office:value-type="float" office:value="-0.1331701" calcext:value-type="float">
            <text:p>-0.1331701</text:p>
          </table:table-cell>
          <table:table-cell office:value-type="float" office:value="-0.02091232" calcext:value-type="float">
            <text:p>-0.02091232</text:p>
          </table:table-cell>
          <table:table-cell office:value-type="float" office:value="0.0000000001041884" calcext:value-type="float">
            <text:p>1.041884E-10</text:p>
          </table:table-cell>
          <table:table-cell office:value-type="float" office:value="9.683232" calcext:value-type="float">
            <text:p>9.683232</text:p>
          </table:table-cell>
          <table:table-cell office:value-type="float" office:value="0.07272805" calcext:value-type="float">
            <text:p>0.07272805</text:p>
          </table:table-cell>
          <table:table-cell office:value-type="float" office:value="0.0449964" calcext:value-type="float">
            <text:p>0.0449964</text:p>
          </table:table-cell>
          <table:table-cell office:value-type="float" office:value="0.03292987" calcext:value-type="float">
            <text:p>0.03292987</text:p>
          </table:table-cell>
          <table:table-cell office:value-type="float" office:value="0.02825212" calcext:value-type="float">
            <text:p>0.02825212</text:p>
          </table:table-cell>
          <table:table-cell office:value-type="float" office:value="0.02646108" calcext:value-type="float">
            <text:p>0.02646108</text:p>
          </table:table-cell>
          <table:table-cell office:value-type="float" office:value="0.0246241" calcext:value-type="float">
            <text:p>0.0246241</text:p>
          </table:table-cell>
          <table:table-cell office:value-type="float" office:value="0.02344824" calcext:value-type="float">
            <text:p>0.02344824</text:p>
          </table:table-cell>
          <table:table-cell office:value-type="float" office:value="0.02191808" calcext:value-type="float">
            <text:p>0.02191808</text:p>
          </table:table-cell>
          <table:table-cell office:value-type="float" office:value="1.035976" calcext:value-type="float">
            <text:p>1.035976</text:p>
          </table:table-cell>
          <table:table-cell office:value-type="float" office:value="4.166517" calcext:value-type="float">
            <text:p>4.166517</text:p>
          </table:table-cell>
          <table:table-cell office:value-type="float" office:value="17.75574" calcext:value-type="float">
            <text:p>17.75574</text:p>
          </table:table-cell>
          <table:table-cell office:value-type="float" office:value="35.5518" calcext:value-type="float">
            <text:p>35.5518</text:p>
          </table:table-cell>
          <table:table-cell office:value-type="float" office:value="41.83829" calcext:value-type="float">
            <text:p>41.83829</text:p>
          </table:table-cell>
          <table:table-cell office:value-type="float" office:value="28.73126" calcext:value-type="float">
            <text:p>28.73126</text:p>
          </table:table-cell>
          <table:table-cell office:value-type="float" office:value="9.190075" calcext:value-type="float">
            <text:p>9.190075</text:p>
          </table:table-cell>
          <table:table-cell office:value-type="float" office:value="12.37708" calcext:value-type="float">
            <text:p>12.37708</text:p>
          </table:table-cell>
          <table:table-cell office:value-type="float" office:value="183.3107" calcext:value-type="float">
            <text:p>183.3107</text:p>
          </table:table-cell>
          <table:table-cell office:value-type="float" office:value="0" calcext:value-type="float">
            <text:p>0</text:p>
          </table:table-cell>
          <table:table-cell office:value-type="float" office:value="-0.0669613" calcext:value-type="float">
            <text:p>-0.06696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1999" calcext:value-type="float">
            <text:p>1041999</text:p>
          </table:table-cell>
          <table:table-cell office:value-type="float" office:value="7.522397" calcext:value-type="float">
            <text:p>7.522397</text:p>
          </table:table-cell>
          <table:table-cell office:value-type="float" office:value="476.7618" calcext:value-type="float">
            <text:p>476.7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84004" calcext:value-type="float">
            <text:p>0.05284004</text:p>
          </table:table-cell>
          <table:table-cell office:value-type="float" office:value="18.22019" calcext:value-type="float">
            <text:p>18.22019</text:p>
          </table:table-cell>
          <table:table-cell office:value-type="float" office:value="0" calcext:value-type="float">
            <text:p>0</text:p>
          </table:table-cell>
          <table:table-cell office:value-type="float" office:value="0.008040925" calcext:value-type="float">
            <text:p>0.008040925</text:p>
          </table:table-cell>
          <table:table-cell office:value-type="float" office:value="0" calcext:value-type="float">
            <text:p>0</text:p>
          </table:table-cell>
          <table:table-cell office:value-type="float" office:value="3.70337" calcext:value-type="float">
            <text:p>3.70337</text:p>
          </table:table-cell>
          <table:table-cell office:value-type="float" office:value="-0.1333555" calcext:value-type="float">
            <text:p>-0.1333555</text:p>
          </table:table-cell>
          <table:table-cell office:value-type="float" office:value="-0.02105475" calcext:value-type="float">
            <text:p>-0.02105475</text:p>
          </table:table-cell>
          <table:table-cell office:value-type="float" office:value="0.0000000001044674" calcext:value-type="float">
            <text:p>1.044674E-10</text:p>
          </table:table-cell>
          <table:table-cell office:value-type="float" office:value="9.674273" calcext:value-type="float">
            <text:p>9.674273</text:p>
          </table:table-cell>
          <table:table-cell office:value-type="float" office:value="0.06607646" calcext:value-type="float">
            <text:p>0.06607646</text:p>
          </table:table-cell>
          <table:table-cell office:value-type="float" office:value="0.04039917" calcext:value-type="float">
            <text:p>0.04039917</text:p>
          </table:table-cell>
          <table:table-cell office:value-type="float" office:value="0.03132831" calcext:value-type="float">
            <text:p>0.03132831</text:p>
          </table:table-cell>
          <table:table-cell office:value-type="float" office:value="0.02758806" calcext:value-type="float">
            <text:p>0.02758806</text:p>
          </table:table-cell>
          <table:table-cell office:value-type="float" office:value="0.02617725" calcext:value-type="float">
            <text:p>0.02617725</text:p>
          </table:table-cell>
          <table:table-cell office:value-type="float" office:value="0.02452755" calcext:value-type="float">
            <text:p>0.02452755</text:p>
          </table:table-cell>
          <table:table-cell office:value-type="float" office:value="0.02358099" calcext:value-type="float">
            <text:p>0.02358099</text:p>
          </table:table-cell>
          <table:table-cell office:value-type="float" office:value="0.02194948" calcext:value-type="float">
            <text:p>0.02194948</text:p>
          </table:table-cell>
          <table:table-cell office:value-type="float" office:value="1.214682" calcext:value-type="float">
            <text:p>1.214682</text:p>
          </table:table-cell>
          <table:table-cell office:value-type="float" office:value="3.900246" calcext:value-type="float">
            <text:p>3.900246</text:p>
          </table:table-cell>
          <table:table-cell office:value-type="float" office:value="15.97963" calcext:value-type="float">
            <text:p>15.97963</text:p>
          </table:table-cell>
          <table:table-cell office:value-type="float" office:value="33.05562" calcext:value-type="float">
            <text:p>33.05562</text:p>
          </table:table-cell>
          <table:table-cell office:value-type="float" office:value="40.75517" calcext:value-type="float">
            <text:p>40.75517</text:p>
          </table:table-cell>
          <table:table-cell office:value-type="float" office:value="29.66694" calcext:value-type="float">
            <text:p>29.66694</text:p>
          </table:table-cell>
          <table:table-cell office:value-type="float" office:value="9.461615" calcext:value-type="float">
            <text:p>9.461615</text:p>
          </table:table-cell>
          <table:table-cell office:value-type="float" office:value="12.39668" calcext:value-type="float">
            <text:p>12.39668</text:p>
          </table:table-cell>
          <table:table-cell office:value-type="float" office:value="178.983" calcext:value-type="float">
            <text:p>178.983</text:p>
          </table:table-cell>
          <table:table-cell office:value-type="float" office:value="0" calcext:value-type="float">
            <text:p>0</text:p>
          </table:table-cell>
          <table:table-cell office:value-type="float" office:value="-0.06696202" calcext:value-type="float">
            <text:p>-0.066962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1999" calcext:value-type="float">
            <text:p>2041999</text:p>
          </table:table-cell>
          <table:table-cell office:value-type="float" office:value="7.518363" calcext:value-type="float">
            <text:p>7.518363</text:p>
          </table:table-cell>
          <table:table-cell office:value-type="float" office:value="476.7564" calcext:value-type="float">
            <text:p>476.7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46912" calcext:value-type="float">
            <text:p>0.05246912</text:p>
          </table:table-cell>
          <table:table-cell office:value-type="float" office:value="18.01402" calcext:value-type="float">
            <text:p>18.01402</text:p>
          </table:table-cell>
          <table:table-cell office:value-type="float" office:value="0" calcext:value-type="float">
            <text:p>0</text:p>
          </table:table-cell>
          <table:table-cell office:value-type="float" office:value="0.008206931" calcext:value-type="float">
            <text:p>0.008206931</text:p>
          </table:table-cell>
          <table:table-cell office:value-type="float" office:value="0" calcext:value-type="float">
            <text:p>0</text:p>
          </table:table-cell>
          <table:table-cell office:value-type="float" office:value="3.919942" calcext:value-type="float">
            <text:p>3.919942</text:p>
          </table:table-cell>
          <table:table-cell office:value-type="float" office:value="-0.1335415" calcext:value-type="float">
            <text:p>-0.1335415</text:p>
          </table:table-cell>
          <table:table-cell office:value-type="float" office:value="-0.02117466" calcext:value-type="float">
            <text:p>-0.02117466</text:p>
          </table:table-cell>
          <table:table-cell office:value-type="float" office:value="0.0000000001046403" calcext:value-type="float">
            <text:p>1.046403E-10</text:p>
          </table:table-cell>
          <table:table-cell office:value-type="float" office:value="9.665279" calcext:value-type="float">
            <text:p>9.665279</text:p>
          </table:table-cell>
          <table:table-cell office:value-type="float" office:value="0.05949585" calcext:value-type="float">
            <text:p>0.05949585</text:p>
          </table:table-cell>
          <table:table-cell office:value-type="float" office:value="0.03696052" calcext:value-type="float">
            <text:p>0.03696052</text:p>
          </table:table-cell>
          <table:table-cell office:value-type="float" office:value="0.03016942" calcext:value-type="float">
            <text:p>0.03016942</text:p>
          </table:table-cell>
          <table:table-cell office:value-type="float" office:value="0.02696376" calcext:value-type="float">
            <text:p>0.02696376</text:p>
          </table:table-cell>
          <table:table-cell office:value-type="float" office:value="0.02574815" calcext:value-type="float">
            <text:p>0.02574815</text:p>
          </table:table-cell>
          <table:table-cell office:value-type="float" office:value="0.02418258" calcext:value-type="float">
            <text:p>0.02418258</text:p>
          </table:table-cell>
          <table:table-cell office:value-type="float" office:value="0.02358498" calcext:value-type="float">
            <text:p>0.02358498</text:p>
          </table:table-cell>
          <table:table-cell office:value-type="float" office:value="0.02196518" calcext:value-type="float">
            <text:p>0.02196518</text:p>
          </table:table-cell>
          <table:table-cell office:value-type="float" office:value="1.398443" calcext:value-type="float">
            <text:p>1.398443</text:p>
          </table:table-cell>
          <table:table-cell office:value-type="float" office:value="3.870339" calcext:value-type="float">
            <text:p>3.870339</text:p>
          </table:table-cell>
          <table:table-cell office:value-type="float" office:value="15.09788" calcext:value-type="float">
            <text:p>15.09788</text:p>
          </table:table-cell>
          <table:table-cell office:value-type="float" office:value="31.77213" calcext:value-type="float">
            <text:p>31.77213</text:p>
          </table:table-cell>
          <table:table-cell office:value-type="float" office:value="39.86399" calcext:value-type="float">
            <text:p>39.86399</text:p>
          </table:table-cell>
          <table:table-cell office:value-type="float" office:value="29.39697" calcext:value-type="float">
            <text:p>29.39697</text:p>
          </table:table-cell>
          <table:table-cell office:value-type="float" office:value="9.38032" calcext:value-type="float">
            <text:p>9.38032</text:p>
          </table:table-cell>
          <table:table-cell office:value-type="float" office:value="12.40124" calcext:value-type="float">
            <text:p>12.40124</text:p>
          </table:table-cell>
          <table:table-cell office:value-type="float" office:value="175.3983" calcext:value-type="float">
            <text:p>175.3983</text:p>
          </table:table-cell>
          <table:table-cell office:value-type="float" office:value="0" calcext:value-type="float">
            <text:p>0</text:p>
          </table:table-cell>
          <table:table-cell office:value-type="float" office:value="-0.06696273" calcext:value-type="float">
            <text:p>-0.066962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1999" calcext:value-type="float">
            <text:p>3041999</text:p>
          </table:table-cell>
          <table:table-cell office:value-type="float" office:value="7.514305" calcext:value-type="float">
            <text:p>7.514305</text:p>
          </table:table-cell>
          <table:table-cell office:value-type="float" office:value="476.7509" calcext:value-type="float">
            <text:p>476.7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24529" calcext:value-type="float">
            <text:p>0.05224529</text:p>
          </table:table-cell>
          <table:table-cell office:value-type="float" office:value="17.84726" calcext:value-type="float">
            <text:p>17.84726</text:p>
          </table:table-cell>
          <table:table-cell office:value-type="float" office:value="0" calcext:value-type="float">
            <text:p>0</text:p>
          </table:table-cell>
          <table:table-cell office:value-type="float" office:value="0.008354426" calcext:value-type="float">
            <text:p>0.008354426</text:p>
          </table:table-cell>
          <table:table-cell office:value-type="float" office:value="0" calcext:value-type="float">
            <text:p>0</text:p>
          </table:table-cell>
          <table:table-cell office:value-type="float" office:value="4.096726" calcext:value-type="float">
            <text:p>4.096726</text:p>
          </table:table-cell>
          <table:table-cell office:value-type="float" office:value="-0.1337216" calcext:value-type="float">
            <text:p>-0.1337216</text:p>
          </table:table-cell>
          <table:table-cell office:value-type="float" office:value="-0.02127719" calcext:value-type="float">
            <text:p>-0.0212771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656214" calcext:value-type="float">
            <text:p>9.656214</text:p>
          </table:table-cell>
          <table:table-cell office:value-type="float" office:value="0.054135" calcext:value-type="float">
            <text:p>0.054135</text:p>
          </table:table-cell>
          <table:table-cell office:value-type="float" office:value="0.03615392" calcext:value-type="float">
            <text:p>0.03615392</text:p>
          </table:table-cell>
          <table:table-cell office:value-type="float" office:value="0.02990465" calcext:value-type="float">
            <text:p>0.02990465</text:p>
          </table:table-cell>
          <table:table-cell office:value-type="float" office:value="0.02666594" calcext:value-type="float">
            <text:p>0.02666594</text:p>
          </table:table-cell>
          <table:table-cell office:value-type="float" office:value="0.02538621" calcext:value-type="float">
            <text:p>0.02538621</text:p>
          </table:table-cell>
          <table:table-cell office:value-type="float" office:value="0.02380754" calcext:value-type="float">
            <text:p>0.02380754</text:p>
          </table:table-cell>
          <table:table-cell office:value-type="float" office:value="0.02359116" calcext:value-type="float">
            <text:p>0.02359116</text:p>
          </table:table-cell>
          <table:table-cell office:value-type="float" office:value="0.02196159" calcext:value-type="float">
            <text:p>0.02196159</text:p>
          </table:table-cell>
          <table:table-cell office:value-type="float" office:value="1.214724" calcext:value-type="float">
            <text:p>1.214724</text:p>
          </table:table-cell>
          <table:table-cell office:value-type="float" office:value="3.695169" calcext:value-type="float">
            <text:p>3.695169</text:p>
          </table:table-cell>
          <table:table-cell office:value-type="float" office:value="14.2231" calcext:value-type="float">
            <text:p>14.2231</text:p>
          </table:table-cell>
          <table:table-cell office:value-type="float" office:value="30.91875" calcext:value-type="float">
            <text:p>30.91875</text:p>
          </table:table-cell>
          <table:table-cell office:value-type="float" office:value="39.4221" calcext:value-type="float">
            <text:p>39.4221</text:p>
          </table:table-cell>
          <table:table-cell office:value-type="float" office:value="29.02858" calcext:value-type="float">
            <text:p>29.02858</text:p>
          </table:table-cell>
          <table:table-cell office:value-type="float" office:value="9.32449" calcext:value-type="float">
            <text:p>9.32449</text:p>
          </table:table-cell>
          <table:table-cell office:value-type="float" office:value="12.38532" calcext:value-type="float">
            <text:p>12.38532</text:p>
          </table:table-cell>
          <table:table-cell office:value-type="float" office:value="171.6153" calcext:value-type="float">
            <text:p>171.6153</text:p>
          </table:table-cell>
          <table:table-cell office:value-type="float" office:value="0" calcext:value-type="float">
            <text:p>0</text:p>
          </table:table-cell>
          <table:table-cell office:value-type="float" office:value="-0.06696352" calcext:value-type="float">
            <text:p>-0.066963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1999" calcext:value-type="float">
            <text:p>4041999</text:p>
          </table:table-cell>
          <table:table-cell office:value-type="float" office:value="7.510227" calcext:value-type="float">
            <text:p>7.510227</text:p>
          </table:table-cell>
          <table:table-cell office:value-type="float" office:value="476.7455" calcext:value-type="float">
            <text:p>476.7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16083" calcext:value-type="float">
            <text:p>0.05216083</text:p>
          </table:table-cell>
          <table:table-cell office:value-type="float" office:value="17.68459" calcext:value-type="float">
            <text:p>17.68459</text:p>
          </table:table-cell>
          <table:table-cell office:value-type="float" office:value="0" calcext:value-type="float">
            <text:p>0</text:p>
          </table:table-cell>
          <table:table-cell office:value-type="float" office:value="0.008503109" calcext:value-type="float">
            <text:p>0.008503109</text:p>
          </table:table-cell>
          <table:table-cell office:value-type="float" office:value="0" calcext:value-type="float">
            <text:p>0</text:p>
          </table:table-cell>
          <table:table-cell office:value-type="float" office:value="4.269151" calcext:value-type="float">
            <text:p>4.269151</text:p>
          </table:table-cell>
          <table:table-cell office:value-type="float" office:value="-0.1338852" calcext:value-type="float">
            <text:p>-0.1338852</text:p>
          </table:table-cell>
          <table:table-cell office:value-type="float" office:value="-0.02136893" calcext:value-type="float">
            <text:p>-0.02136893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647109" calcext:value-type="float">
            <text:p>9.647109</text:p>
          </table:table-cell>
          <table:table-cell office:value-type="float" office:value="0.05021673" calcext:value-type="float">
            <text:p>0.05021673</text:p>
          </table:table-cell>
          <table:table-cell office:value-type="float" office:value="0.03620338" calcext:value-type="float">
            <text:p>0.03620338</text:p>
          </table:table-cell>
          <table:table-cell office:value-type="float" office:value="0.03029217" calcext:value-type="float">
            <text:p>0.03029217</text:p>
          </table:table-cell>
          <table:table-cell office:value-type="float" office:value="0.02691214" calcext:value-type="float">
            <text:p>0.02691214</text:p>
          </table:table-cell>
          <table:table-cell office:value-type="float" office:value="0.02535451" calcext:value-type="float">
            <text:p>0.02535451</text:p>
          </table:table-cell>
          <table:table-cell office:value-type="float" office:value="0.02362266" calcext:value-type="float">
            <text:p>0.02362266</text:p>
          </table:table-cell>
          <table:table-cell office:value-type="float" office:value="0.0236377" calcext:value-type="float">
            <text:p>0.0236377</text:p>
          </table:table-cell>
          <table:table-cell office:value-type="float" office:value="0.02194679" calcext:value-type="float">
            <text:p>0.02194679</text:p>
          </table:table-cell>
          <table:table-cell office:value-type="float" office:value="0.8514781" calcext:value-type="float">
            <text:p>0.8514781</text:p>
          </table:table-cell>
          <table:table-cell office:value-type="float" office:value="3.124358" calcext:value-type="float">
            <text:p>3.124358</text:p>
          </table:table-cell>
          <table:table-cell office:value-type="float" office:value="12.67721" calcext:value-type="float">
            <text:p>12.67721</text:p>
          </table:table-cell>
          <table:table-cell office:value-type="float" office:value="29.46159" calcext:value-type="float">
            <text:p>29.46159</text:p>
          </table:table-cell>
          <table:table-cell office:value-type="float" office:value="39.56207" calcext:value-type="float">
            <text:p>39.56207</text:p>
          </table:table-cell>
          <table:table-cell office:value-type="float" office:value="29.63289" calcext:value-type="float">
            <text:p>29.63289</text:p>
          </table:table-cell>
          <table:table-cell office:value-type="float" office:value="9.343043" calcext:value-type="float">
            <text:p>9.343043</text:p>
          </table:table-cell>
          <table:table-cell office:value-type="float" office:value="12.35708" calcext:value-type="float">
            <text:p>12.35708</text:p>
          </table:table-cell>
          <table:table-cell office:value-type="float" office:value="167.2797" calcext:value-type="float">
            <text:p>167.2797</text:p>
          </table:table-cell>
          <table:table-cell office:value-type="float" office:value="0" calcext:value-type="float">
            <text:p>0</text:p>
          </table:table-cell>
          <table:table-cell office:value-type="float" office:value="-0.06696456" calcext:value-type="float">
            <text:p>-0.066964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1999" calcext:value-type="float">
            <text:p>5041999</text:p>
          </table:table-cell>
          <table:table-cell office:value-type="float" office:value="7.506146" calcext:value-type="float">
            <text:p>7.506146</text:p>
          </table:table-cell>
          <table:table-cell office:value-type="float" office:value="476.7401" calcext:value-type="float">
            <text:p>476.7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13883" calcext:value-type="float">
            <text:p>0.05213883</text:p>
          </table:table-cell>
          <table:table-cell office:value-type="float" office:value="17.50906" calcext:value-type="float">
            <text:p>17.50906</text:p>
          </table:table-cell>
          <table:table-cell office:value-type="float" office:value="0" calcext:value-type="float">
            <text:p>0</text:p>
          </table:table-cell>
          <table:table-cell office:value-type="float" office:value="0.008663026" calcext:value-type="float">
            <text:p>0.008663026</text:p>
          </table:table-cell>
          <table:table-cell office:value-type="float" office:value="0" calcext:value-type="float">
            <text:p>0</text:p>
          </table:table-cell>
          <table:table-cell office:value-type="float" office:value="4.454159" calcext:value-type="float">
            <text:p>4.454159</text:p>
          </table:table-cell>
          <table:table-cell office:value-type="float" office:value="-0.1340348" calcext:value-type="float">
            <text:p>-0.1340348</text:p>
          </table:table-cell>
          <table:table-cell office:value-type="float" office:value="-0.02145048" calcext:value-type="float">
            <text:p>-0.02145048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63798" calcext:value-type="float">
            <text:p>9.63798</text:p>
          </table:table-cell>
          <table:table-cell office:value-type="float" office:value="0.04662921" calcext:value-type="float">
            <text:p>0.04662921</text:p>
          </table:table-cell>
          <table:table-cell office:value-type="float" office:value="0.03622008" calcext:value-type="float">
            <text:p>0.03622008</text:p>
          </table:table-cell>
          <table:table-cell office:value-type="float" office:value="0.03081625" calcext:value-type="float">
            <text:p>0.03081625</text:p>
          </table:table-cell>
          <table:table-cell office:value-type="float" office:value="0.02734458" calcext:value-type="float">
            <text:p>0.02734458</text:p>
          </table:table-cell>
          <table:table-cell office:value-type="float" office:value="0.02556277" calcext:value-type="float">
            <text:p>0.02556277</text:p>
          </table:table-cell>
          <table:table-cell office:value-type="float" office:value="0.0236802" calcext:value-type="float">
            <text:p>0.0236802</text:p>
          </table:table-cell>
          <table:table-cell office:value-type="float" office:value="0.02376024" calcext:value-type="float">
            <text:p>0.02376024</text:p>
          </table:table-cell>
          <table:table-cell office:value-type="float" office:value="0.0219316" calcext:value-type="float">
            <text:p>0.0219316</text:p>
          </table:table-cell>
          <table:table-cell office:value-type="float" office:value="0.6045926" calcext:value-type="float">
            <text:p>0.6045926</text:p>
          </table:table-cell>
          <table:table-cell office:value-type="float" office:value="2.501014" calcext:value-type="float">
            <text:p>2.501014</text:p>
          </table:table-cell>
          <table:table-cell office:value-type="float" office:value="10.87114" calcext:value-type="float">
            <text:p>10.87114</text:p>
          </table:table-cell>
          <table:table-cell office:value-type="float" office:value="27.01256" calcext:value-type="float">
            <text:p>27.01256</text:p>
          </table:table-cell>
          <table:table-cell office:value-type="float" office:value="39.31743" calcext:value-type="float">
            <text:p>39.31743</text:p>
          </table:table-cell>
          <table:table-cell office:value-type="float" office:value="31.24041" calcext:value-type="float">
            <text:p>31.24041</text:p>
          </table:table-cell>
          <table:table-cell office:value-type="float" office:value="9.655073" calcext:value-type="float">
            <text:p>9.655073</text:p>
          </table:table-cell>
          <table:table-cell office:value-type="float" office:value="12.32856" calcext:value-type="float">
            <text:p>12.32856</text:p>
          </table:table-cell>
          <table:table-cell office:value-type="float" office:value="162.9954" calcext:value-type="float">
            <text:p>162.9954</text:p>
          </table:table-cell>
          <table:table-cell office:value-type="float" office:value="0" calcext:value-type="float">
            <text:p>0</text:p>
          </table:table-cell>
          <table:table-cell office:value-type="float" office:value="-0.06696599" calcext:value-type="float">
            <text:p>-0.066965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1999" calcext:value-type="float">
            <text:p>6041999</text:p>
          </table:table-cell>
          <table:table-cell office:value-type="float" office:value="7.502056" calcext:value-type="float">
            <text:p>7.502056</text:p>
          </table:table-cell>
          <table:table-cell office:value-type="float" office:value="476.7345" calcext:value-type="float">
            <text:p>476.7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50629" calcext:value-type="float">
            <text:p>0.05250629</text:p>
          </table:table-cell>
          <table:table-cell office:value-type="float" office:value="17.31054" calcext:value-type="float">
            <text:p>17.31054</text:p>
          </table:table-cell>
          <table:table-cell office:value-type="float" office:value="0" calcext:value-type="float">
            <text:p>0</text:p>
          </table:table-cell>
          <table:table-cell office:value-type="float" office:value="0.008843081" calcext:value-type="float">
            <text:p>0.008843081</text:p>
          </table:table-cell>
          <table:table-cell office:value-type="float" office:value="0" calcext:value-type="float">
            <text:p>0</text:p>
          </table:table-cell>
          <table:table-cell office:value-type="float" office:value="4.661635" calcext:value-type="float">
            <text:p>4.661635</text:p>
          </table:table-cell>
          <table:table-cell office:value-type="float" office:value="-0.1341769" calcext:value-type="float">
            <text:p>-0.1341769</text:p>
          </table:table-cell>
          <table:table-cell office:value-type="float" office:value="-0.02151994" calcext:value-type="float">
            <text:p>-0.02151994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62872" calcext:value-type="float">
            <text:p>9.62872</text:p>
          </table:table-cell>
          <table:table-cell office:value-type="float" office:value="0.03909654" calcext:value-type="float">
            <text:p>0.03909654</text:p>
          </table:table-cell>
          <table:table-cell office:value-type="float" office:value="0.0370552" calcext:value-type="float">
            <text:p>0.0370552</text:p>
          </table:table-cell>
          <table:table-cell office:value-type="float" office:value="0.03332064" calcext:value-type="float">
            <text:p>0.03332064</text:p>
          </table:table-cell>
          <table:table-cell office:value-type="float" office:value="0.02966514" calcext:value-type="float">
            <text:p>0.02966514</text:p>
          </table:table-cell>
          <table:table-cell office:value-type="float" office:value="0.02742539" calcext:value-type="float">
            <text:p>0.02742539</text:p>
          </table:table-cell>
          <table:table-cell office:value-type="float" office:value="0.02489055" calcext:value-type="float">
            <text:p>0.02489055</text:p>
          </table:table-cell>
          <table:table-cell office:value-type="float" office:value="0.02400195" calcext:value-type="float">
            <text:p>0.02400195</text:p>
          </table:table-cell>
          <table:table-cell office:value-type="float" office:value="0.02192488" calcext:value-type="float">
            <text:p>0.02192488</text:p>
          </table:table-cell>
          <table:table-cell office:value-type="float" office:value="0.2302723" calcext:value-type="float">
            <text:p>0.2302723</text:p>
          </table:table-cell>
          <table:table-cell office:value-type="float" office:value="1.436616" calcext:value-type="float">
            <text:p>1.436616</text:p>
          </table:table-cell>
          <table:table-cell office:value-type="float" office:value="7.6327" calcext:value-type="float">
            <text:p>7.6327</text:p>
          </table:table-cell>
          <table:table-cell office:value-type="float" office:value="21.77408" calcext:value-type="float">
            <text:p>21.77408</text:p>
          </table:table-cell>
          <table:table-cell office:value-type="float" office:value="38.57431" calcext:value-type="float">
            <text:p>38.57431</text:p>
          </table:table-cell>
          <table:table-cell office:value-type="float" office:value="36.4393" calcext:value-type="float">
            <text:p>36.4393</text:p>
          </table:table-cell>
          <table:table-cell office:value-type="float" office:value="10.5447" calcext:value-type="float">
            <text:p>10.5447</text:p>
          </table:table-cell>
          <table:table-cell office:value-type="float" office:value="12.31114" calcext:value-type="float">
            <text:p>12.31114</text:p>
          </table:table-cell>
          <table:table-cell office:value-type="float" office:value="156.442" calcext:value-type="float">
            <text:p>156.442</text:p>
          </table:table-cell>
          <table:table-cell office:value-type="float" office:value="0" calcext:value-type="float">
            <text:p>0</text:p>
          </table:table-cell>
          <table:table-cell office:value-type="float" office:value="-0.06696742" calcext:value-type="float">
            <text:p>-0.066967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1999" calcext:value-type="float">
            <text:p>7041999</text:p>
          </table:table-cell>
          <table:table-cell office:value-type="float" office:value="7.498031" calcext:value-type="float">
            <text:p>7.498031</text:p>
          </table:table-cell>
          <table:table-cell office:value-type="float" office:value="476.729" calcext:value-type="float">
            <text:p>476.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7449" calcext:value-type="float">
            <text:p>0.05267449</text:p>
          </table:table-cell>
          <table:table-cell office:value-type="float" office:value="17.07707" calcext:value-type="float">
            <text:p>17.07707</text:p>
          </table:table-cell>
          <table:table-cell office:value-type="float" office:value="0" calcext:value-type="float">
            <text:p>0</text:p>
          </table:table-cell>
          <table:table-cell office:value-type="float" office:value="0.009062249" calcext:value-type="float">
            <text:p>0.009062249</text:p>
          </table:table-cell>
          <table:table-cell office:value-type="float" office:value="0" calcext:value-type="float">
            <text:p>0</text:p>
          </table:table-cell>
          <table:table-cell office:value-type="float" office:value="4.90399" calcext:value-type="float">
            <text:p>4.90399</text:p>
          </table:table-cell>
          <table:table-cell office:value-type="float" office:value="-0.1342771" calcext:value-type="float">
            <text:p>-0.1342771</text:p>
          </table:table-cell>
          <table:table-cell office:value-type="float" office:value="-0.02158529" calcext:value-type="float">
            <text:p>-0.0215852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619552" calcext:value-type="float">
            <text:p>9.619552</text:p>
          </table:table-cell>
          <table:table-cell office:value-type="float" office:value="0.0404226" calcext:value-type="float">
            <text:p>0.0404226</text:p>
          </table:table-cell>
          <table:table-cell office:value-type="float" office:value="0.03674424" calcext:value-type="float">
            <text:p>0.03674424</text:p>
          </table:table-cell>
          <table:table-cell office:value-type="float" office:value="0.03272203" calcext:value-type="float">
            <text:p>0.03272203</text:p>
          </table:table-cell>
          <table:table-cell office:value-type="float" office:value="0.02963389" calcext:value-type="float">
            <text:p>0.02963389</text:p>
          </table:table-cell>
          <table:table-cell office:value-type="float" office:value="0.02803725" calcext:value-type="float">
            <text:p>0.02803725</text:p>
          </table:table-cell>
          <table:table-cell office:value-type="float" office:value="0.02636178" calcext:value-type="float">
            <text:p>0.02636178</text:p>
          </table:table-cell>
          <table:table-cell office:value-type="float" office:value="0.02527931" calcext:value-type="float">
            <text:p>0.02527931</text:p>
          </table:table-cell>
          <table:table-cell office:value-type="float" office:value="0.02197018" calcext:value-type="float">
            <text:p>0.02197018</text:p>
          </table:table-cell>
          <table:table-cell office:value-type="float" office:value="0.2424036" calcext:value-type="float">
            <text:p>0.2424036</text:p>
          </table:table-cell>
          <table:table-cell office:value-type="float" office:value="1.100541" calcext:value-type="float">
            <text:p>1.100541</text:p>
          </table:table-cell>
          <table:table-cell office:value-type="float" office:value="5.588709" calcext:value-type="float">
            <text:p>5.588709</text:p>
          </table:table-cell>
          <table:table-cell office:value-type="float" office:value="16.38644" calcext:value-type="float">
            <text:p>16.38644</text:p>
          </table:table-cell>
          <table:table-cell office:value-type="float" office:value="32.07275" calcext:value-type="float">
            <text:p>32.07275</text:p>
          </table:table-cell>
          <table:table-cell office:value-type="float" office:value="38.63719" calcext:value-type="float">
            <text:p>38.63719</text:p>
          </table:table-cell>
          <table:table-cell office:value-type="float" office:value="15.72374" calcext:value-type="float">
            <text:p>15.72374</text:p>
          </table:table-cell>
          <table:table-cell office:value-type="float" office:value="12.37409" calcext:value-type="float">
            <text:p>12.37409</text:p>
          </table:table-cell>
          <table:table-cell office:value-type="float" office:value="152.3498" calcext:value-type="float">
            <text:p>152.3498</text:p>
          </table:table-cell>
          <table:table-cell office:value-type="float" office:value="0" calcext:value-type="float">
            <text:p>0</text:p>
          </table:table-cell>
          <table:table-cell office:value-type="float" office:value="-0.06696885" calcext:value-type="float">
            <text:p>-0.066968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1999" calcext:value-type="float">
            <text:p>8041999</text:p>
          </table:table-cell>
          <table:table-cell office:value-type="float" office:value="7.494012" calcext:value-type="float">
            <text:p>7.494012</text:p>
          </table:table-cell>
          <table:table-cell office:value-type="float" office:value="476.7235" calcext:value-type="float">
            <text:p>476.7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06689" calcext:value-type="float">
            <text:p>0.05306689</text:p>
          </table:table-cell>
          <table:table-cell office:value-type="float" office:value="16.86699" calcext:value-type="float">
            <text:p>16.86699</text:p>
          </table:table-cell>
          <table:table-cell office:value-type="float" office:value="0" calcext:value-type="float">
            <text:p>0</text:p>
          </table:table-cell>
          <table:table-cell office:value-type="float" office:value="0.009290541" calcext:value-type="float">
            <text:p>0.009290541</text:p>
          </table:table-cell>
          <table:table-cell office:value-type="float" office:value="0" calcext:value-type="float">
            <text:p>0</text:p>
          </table:table-cell>
          <table:table-cell office:value-type="float" office:value="5.122527" calcext:value-type="float">
            <text:p>5.122527</text:p>
          </table:table-cell>
          <table:table-cell office:value-type="float" office:value="-0.134371" calcext:value-type="float">
            <text:p>-0.134371</text:p>
          </table:table-cell>
          <table:table-cell office:value-type="float" office:value="-0.02163929" calcext:value-type="float">
            <text:p>-0.0216392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610302" calcext:value-type="float">
            <text:p>9.610302</text:p>
          </table:table-cell>
          <table:table-cell office:value-type="float" office:value="0.037846" calcext:value-type="float">
            <text:p>0.037846</text:p>
          </table:table-cell>
          <table:table-cell office:value-type="float" office:value="0.0362602" calcext:value-type="float">
            <text:p>0.0362602</text:p>
          </table:table-cell>
          <table:table-cell office:value-type="float" office:value="0.0332963" calcext:value-type="float">
            <text:p>0.0332963</text:p>
          </table:table-cell>
          <table:table-cell office:value-type="float" office:value="0.03058136" calcext:value-type="float">
            <text:p>0.03058136</text:p>
          </table:table-cell>
          <table:table-cell office:value-type="float" office:value="0.02918403" calcext:value-type="float">
            <text:p>0.02918403</text:p>
          </table:table-cell>
          <table:table-cell office:value-type="float" office:value="0.02776009" calcext:value-type="float">
            <text:p>0.02776009</text:p>
          </table:table-cell>
          <table:table-cell office:value-type="float" office:value="0.0269631" calcext:value-type="float">
            <text:p>0.0269631</text:p>
          </table:table-cell>
          <table:table-cell office:value-type="float" office:value="0.02227869" calcext:value-type="float">
            <text:p>0.02227869</text:p>
          </table:table-cell>
          <table:table-cell office:value-type="float" office:value="0.1636781" calcext:value-type="float">
            <text:p>0.1636781</text:p>
          </table:table-cell>
          <table:table-cell office:value-type="float" office:value="0.7037378" calcext:value-type="float">
            <text:p>0.7037378</text:p>
          </table:table-cell>
          <table:table-cell office:value-type="float" office:value="3.64971" calcext:value-type="float">
            <text:p>3.64971</text:p>
          </table:table-cell>
          <table:table-cell office:value-type="float" office:value="11.38209" calcext:value-type="float">
            <text:p>11.38209</text:p>
          </table:table-cell>
          <table:table-cell office:value-type="float" office:value="24.94692" calcext:value-type="float">
            <text:p>24.94692</text:p>
          </table:table-cell>
          <table:table-cell office:value-type="float" office:value="36.32249" calcext:value-type="float">
            <text:p>36.32249</text:p>
          </table:table-cell>
          <table:table-cell office:value-type="float" office:value="22.53299" calcext:value-type="float">
            <text:p>22.53299</text:p>
          </table:table-cell>
          <table:table-cell office:value-type="float" office:value="13.05806" calcext:value-type="float">
            <text:p>13.05806</text:p>
          </table:table-cell>
          <table:table-cell office:value-type="float" office:value="147.2792" calcext:value-type="float">
            <text:p>147.2792</text:p>
          </table:table-cell>
          <table:table-cell office:value-type="float" office:value="0" calcext:value-type="float">
            <text:p>0</text:p>
          </table:table-cell>
          <table:table-cell office:value-type="float" office:value="-0.06697119" calcext:value-type="float">
            <text:p>-0.066971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1999" calcext:value-type="float">
            <text:p>9041999</text:p>
          </table:table-cell>
          <table:table-cell office:value-type="float" office:value="7.490058" calcext:value-type="float">
            <text:p>7.490058</text:p>
          </table:table-cell>
          <table:table-cell office:value-type="float" office:value="476.718" calcext:value-type="float">
            <text:p>476.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9708" calcext:value-type="float">
            <text:p>0.0529708</text:p>
          </table:table-cell>
          <table:table-cell office:value-type="float" office:value="16.6743" calcext:value-type="float">
            <text:p>16.6743</text:p>
          </table:table-cell>
          <table:table-cell office:value-type="float" office:value="0" calcext:value-type="float">
            <text:p>0</text:p>
          </table:table-cell>
          <table:table-cell office:value-type="float" office:value="0.009520576" calcext:value-type="float">
            <text:p>0.009520576</text:p>
          </table:table-cell>
          <table:table-cell office:value-type="float" office:value="0" calcext:value-type="float">
            <text:p>0</text:p>
          </table:table-cell>
          <table:table-cell office:value-type="float" office:value="5.323873" calcext:value-type="float">
            <text:p>5.323873</text:p>
          </table:table-cell>
          <table:table-cell office:value-type="float" office:value="-0.1344326" calcext:value-type="float">
            <text:p>-0.1344326</text:p>
          </table:table-cell>
          <table:table-cell office:value-type="float" office:value="-0.02168669" calcext:value-type="float">
            <text:p>-0.0216866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601264" calcext:value-type="float">
            <text:p>9.601264</text:p>
          </table:table-cell>
          <table:table-cell office:value-type="float" office:value="0.0359335" calcext:value-type="float">
            <text:p>0.0359335</text:p>
          </table:table-cell>
          <table:table-cell office:value-type="float" office:value="0.03489099" calcext:value-type="float">
            <text:p>0.03489099</text:p>
          </table:table-cell>
          <table:table-cell office:value-type="float" office:value="0.03271553" calcext:value-type="float">
            <text:p>0.03271553</text:p>
          </table:table-cell>
          <table:table-cell office:value-type="float" office:value="0.03024893" calcext:value-type="float">
            <text:p>0.03024893</text:p>
          </table:table-cell>
          <table:table-cell office:value-type="float" office:value="0.02909059" calcext:value-type="float">
            <text:p>0.02909059</text:p>
          </table:table-cell>
          <table:table-cell office:value-type="float" office:value="0.02775675" calcext:value-type="float">
            <text:p>0.02775675</text:p>
          </table:table-cell>
          <table:table-cell office:value-type="float" office:value="0.02703635" calcext:value-type="float">
            <text:p>0.02703635</text:p>
          </table:table-cell>
          <table:table-cell office:value-type="float" office:value="0.02242951" calcext:value-type="float">
            <text:p>0.02242951</text:p>
          </table:table-cell>
          <table:table-cell office:value-type="float" office:value="0.193544" calcext:value-type="float">
            <text:p>0.193544</text:p>
          </table:table-cell>
          <table:table-cell office:value-type="float" office:value="0.6728035" calcext:value-type="float">
            <text:p>0.6728035</text:p>
          </table:table-cell>
          <table:table-cell office:value-type="float" office:value="3.194167" calcext:value-type="float">
            <text:p>3.194167</text:p>
          </table:table-cell>
          <table:table-cell office:value-type="float" office:value="10.17103" calcext:value-type="float">
            <text:p>10.17103</text:p>
          </table:table-cell>
          <table:table-cell office:value-type="float" office:value="22.97225" calcext:value-type="float">
            <text:p>22.97225</text:p>
          </table:table-cell>
          <table:table-cell office:value-type="float" office:value="34.68265" calcext:value-type="float">
            <text:p>34.68265</text:p>
          </table:table-cell>
          <table:table-cell office:value-type="float" office:value="22.80028" calcext:value-type="float">
            <text:p>22.80028</text:p>
          </table:table-cell>
          <table:table-cell office:value-type="float" office:value="13.45645" calcext:value-type="float">
            <text:p>13.45645</text:p>
          </table:table-cell>
          <table:table-cell office:value-type="float" office:value="145.161" calcext:value-type="float">
            <text:p>145.161</text:p>
          </table:table-cell>
          <table:table-cell office:value-type="float" office:value="0" calcext:value-type="float">
            <text:p>0</text:p>
          </table:table-cell>
          <table:table-cell office:value-type="float" office:value="-0.06697409" calcext:value-type="float">
            <text:p>-0.066974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1999" calcext:value-type="float">
            <text:p>10041999</text:p>
          </table:table-cell>
          <table:table-cell office:value-type="float" office:value="7.486129" calcext:value-type="float">
            <text:p>7.486129</text:p>
          </table:table-cell>
          <table:table-cell office:value-type="float" office:value="476.7126" calcext:value-type="float">
            <text:p>476.7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78679" calcext:value-type="float">
            <text:p>0.05278679</text:p>
          </table:table-cell>
          <table:table-cell office:value-type="float" office:value="16.49135" calcext:value-type="float">
            <text:p>16.49135</text:p>
          </table:table-cell>
          <table:table-cell office:value-type="float" office:value="0" calcext:value-type="float">
            <text:p>0</text:p>
          </table:table-cell>
          <table:table-cell office:value-type="float" office:value="0.009745001" calcext:value-type="float">
            <text:p>0.009745001</text:p>
          </table:table-cell>
          <table:table-cell office:value-type="float" office:value="0" calcext:value-type="float">
            <text:p>0</text:p>
          </table:table-cell>
          <table:table-cell office:value-type="float" office:value="5.515387" calcext:value-type="float">
            <text:p>5.515387</text:p>
          </table:table-cell>
          <table:table-cell office:value-type="float" office:value="-0.1345044" calcext:value-type="float">
            <text:p>-0.1345044</text:p>
          </table:table-cell>
          <table:table-cell office:value-type="float" office:value="-0.02172589" calcext:value-type="float">
            <text:p>-0.0217258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592257" calcext:value-type="float">
            <text:p>9.592257</text:p>
          </table:table-cell>
          <table:table-cell office:value-type="float" office:value="0.03379817" calcext:value-type="float">
            <text:p>0.03379817</text:p>
          </table:table-cell>
          <table:table-cell office:value-type="float" office:value="0.03354942" calcext:value-type="float">
            <text:p>0.03354942</text:p>
          </table:table-cell>
          <table:table-cell office:value-type="float" office:value="0.0320979" calcext:value-type="float">
            <text:p>0.0320979</text:p>
          </table:table-cell>
          <table:table-cell office:value-type="float" office:value="0.02973598" calcext:value-type="float">
            <text:p>0.02973598</text:p>
          </table:table-cell>
          <table:table-cell office:value-type="float" office:value="0.02865695" calcext:value-type="float">
            <text:p>0.02865695</text:p>
          </table:table-cell>
          <table:table-cell office:value-type="float" office:value="0.0272795" calcext:value-type="float">
            <text:p>0.0272795</text:p>
          </table:table-cell>
          <table:table-cell office:value-type="float" office:value="0.02677156" calcext:value-type="float">
            <text:p>0.02677156</text:p>
          </table:table-cell>
          <table:table-cell office:value-type="float" office:value="0.02256103" calcext:value-type="float">
            <text:p>0.02256103</text:p>
          </table:table-cell>
          <table:table-cell office:value-type="float" office:value="0.2319345" calcext:value-type="float">
            <text:p>0.2319345</text:p>
          </table:table-cell>
          <table:table-cell office:value-type="float" office:value="0.6823177" calcext:value-type="float">
            <text:p>0.6823177</text:p>
          </table:table-cell>
          <table:table-cell office:value-type="float" office:value="2.96869" calcext:value-type="float">
            <text:p>2.96869</text:p>
          </table:table-cell>
          <table:table-cell office:value-type="float" office:value="9.530633" calcext:value-type="float">
            <text:p>9.530633</text:p>
          </table:table-cell>
          <table:table-cell office:value-type="float" office:value="21.77348" calcext:value-type="float">
            <text:p>21.77348</text:p>
          </table:table-cell>
          <table:table-cell office:value-type="float" office:value="33.19611" calcext:value-type="float">
            <text:p>33.19611</text:p>
          </table:table-cell>
          <table:table-cell office:value-type="float" office:value="22.07722" calcext:value-type="float">
            <text:p>22.07722</text:p>
          </table:table-cell>
          <table:table-cell office:value-type="float" office:value="13.81543" calcext:value-type="float">
            <text:p>13.81543</text:p>
          </table:table-cell>
          <table:table-cell office:value-type="float" office:value="144.2469" calcext:value-type="float">
            <text:p>144.2469</text:p>
          </table:table-cell>
          <table:table-cell office:value-type="float" office:value="0" calcext:value-type="float">
            <text:p>0</text:p>
          </table:table-cell>
          <table:table-cell office:value-type="float" office:value="-0.06697705" calcext:value-type="float">
            <text:p>-0.066977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1999" calcext:value-type="float">
            <text:p>11041999</text:p>
          </table:table-cell>
          <table:table-cell office:value-type="float" office:value="7.482198" calcext:value-type="float">
            <text:p>7.482198</text:p>
          </table:table-cell>
          <table:table-cell office:value-type="float" office:value="476.7072" calcext:value-type="float">
            <text:p>476.7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2291" calcext:value-type="float">
            <text:p>0.05262291</text:p>
          </table:table-cell>
          <table:table-cell office:value-type="float" office:value="16.31968" calcext:value-type="float">
            <text:p>16.31968</text:p>
          </table:table-cell>
          <table:table-cell office:value-type="float" office:value="0" calcext:value-type="float">
            <text:p>0</text:p>
          </table:table-cell>
          <table:table-cell office:value-type="float" office:value="0.009960853" calcext:value-type="float">
            <text:p>0.009960853</text:p>
          </table:table-cell>
          <table:table-cell office:value-type="float" office:value="0" calcext:value-type="float">
            <text:p>0</text:p>
          </table:table-cell>
          <table:table-cell office:value-type="float" office:value="5.695436" calcext:value-type="float">
            <text:p>5.695436</text:p>
          </table:table-cell>
          <table:table-cell office:value-type="float" office:value="-0.134591" calcext:value-type="float">
            <text:p>-0.134591</text:p>
          </table:table-cell>
          <table:table-cell office:value-type="float" office:value="-0.02175785" calcext:value-type="float">
            <text:p>-0.02175785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583253" calcext:value-type="float">
            <text:p>9.583253</text:p>
          </table:table-cell>
          <table:table-cell office:value-type="float" office:value="0.03166167" calcext:value-type="float">
            <text:p>0.03166167</text:p>
          </table:table-cell>
          <table:table-cell office:value-type="float" office:value="0.03259604" calcext:value-type="float">
            <text:p>0.03259604</text:p>
          </table:table-cell>
          <table:table-cell office:value-type="float" office:value="0.03165955" calcext:value-type="float">
            <text:p>0.03165955</text:p>
          </table:table-cell>
          <table:table-cell office:value-type="float" office:value="0.02931459" calcext:value-type="float">
            <text:p>0.02931459</text:p>
          </table:table-cell>
          <table:table-cell office:value-type="float" office:value="0.02820484" calcext:value-type="float">
            <text:p>0.02820484</text:p>
          </table:table-cell>
          <table:table-cell office:value-type="float" office:value="0.02675545" calcext:value-type="float">
            <text:p>0.02675545</text:p>
          </table:table-cell>
          <table:table-cell office:value-type="float" office:value="0.02650989" calcext:value-type="float">
            <text:p>0.02650989</text:p>
          </table:table-cell>
          <table:table-cell office:value-type="float" office:value="0.02265938" calcext:value-type="float">
            <text:p>0.02265938</text:p>
          </table:table-cell>
          <table:table-cell office:value-type="float" office:value="0.2315302" calcext:value-type="float">
            <text:p>0.2315302</text:p>
          </table:table-cell>
          <table:table-cell office:value-type="float" office:value="0.6639251" calcext:value-type="float">
            <text:p>0.6639251</text:p>
          </table:table-cell>
          <table:table-cell office:value-type="float" office:value="2.743646" calcext:value-type="float">
            <text:p>2.743646</text:p>
          </table:table-cell>
          <table:table-cell office:value-type="float" office:value="8.865122" calcext:value-type="float">
            <text:p>8.865122</text:p>
          </table:table-cell>
          <table:table-cell office:value-type="float" office:value="20.61446" calcext:value-type="float">
            <text:p>20.61446</text:p>
          </table:table-cell>
          <table:table-cell office:value-type="float" office:value="31.92963" calcext:value-type="float">
            <text:p>31.92963</text:p>
          </table:table-cell>
          <table:table-cell office:value-type="float" office:value="21.51501" calcext:value-type="float">
            <text:p>21.51501</text:p>
          </table:table-cell>
          <table:table-cell office:value-type="float" office:value="14.09104" calcext:value-type="float">
            <text:p>14.09104</text:p>
          </table:table-cell>
          <table:table-cell office:value-type="float" office:value="143.7559" calcext:value-type="float">
            <text:p>143.7559</text:p>
          </table:table-cell>
          <table:table-cell office:value-type="float" office:value="0" calcext:value-type="float">
            <text:p>0</text:p>
          </table:table-cell>
          <table:table-cell office:value-type="float" office:value="-0.06697998" calcext:value-type="float">
            <text:p>-0.066979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1999" calcext:value-type="float">
            <text:p>12041999</text:p>
          </table:table-cell>
          <table:table-cell office:value-type="float" office:value="7.478242" calcext:value-type="float">
            <text:p>7.478242</text:p>
          </table:table-cell>
          <table:table-cell office:value-type="float" office:value="476.7019" calcext:value-type="float">
            <text:p>476.7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56529" calcext:value-type="float">
            <text:p>0.05256529</text:p>
          </table:table-cell>
          <table:table-cell office:value-type="float" office:value="16.15996" calcext:value-type="float">
            <text:p>16.15996</text:p>
          </table:table-cell>
          <table:table-cell office:value-type="float" office:value="0" calcext:value-type="float">
            <text:p>0</text:p>
          </table:table-cell>
          <table:table-cell office:value-type="float" office:value="0.01017086" calcext:value-type="float">
            <text:p>0.01017086</text:p>
          </table:table-cell>
          <table:table-cell office:value-type="float" office:value="0" calcext:value-type="float">
            <text:p>0</text:p>
          </table:table-cell>
          <table:table-cell office:value-type="float" office:value="5.863356" calcext:value-type="float">
            <text:p>5.863356</text:p>
          </table:table-cell>
          <table:table-cell office:value-type="float" office:value="-0.134681" calcext:value-type="float">
            <text:p>-0.134681</text:p>
          </table:table-cell>
          <table:table-cell office:value-type="float" office:value="-0.0217844" calcext:value-type="float">
            <text:p>-0.0217844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574175" calcext:value-type="float">
            <text:p>9.574175</text:p>
          </table:table-cell>
          <table:table-cell office:value-type="float" office:value="0.02993956" calcext:value-type="float">
            <text:p>0.02993956</text:p>
          </table:table-cell>
          <table:table-cell office:value-type="float" office:value="0.03183969" calcext:value-type="float">
            <text:p>0.03183969</text:p>
          </table:table-cell>
          <table:table-cell office:value-type="float" office:value="0.0315947" calcext:value-type="float">
            <text:p>0.0315947</text:p>
          </table:table-cell>
          <table:table-cell office:value-type="float" office:value="0.02933768" calcext:value-type="float">
            <text:p>0.02933768</text:p>
          </table:table-cell>
          <table:table-cell office:value-type="float" office:value="0.02812025" calcext:value-type="float">
            <text:p>0.02812025</text:p>
          </table:table-cell>
          <table:table-cell office:value-type="float" office:value="0.02658958" calcext:value-type="float">
            <text:p>0.02658958</text:p>
          </table:table-cell>
          <table:table-cell office:value-type="float" office:value="0.02642244" calcext:value-type="float">
            <text:p>0.02642244</text:p>
          </table:table-cell>
          <table:table-cell office:value-type="float" office:value="0.02269533" calcext:value-type="float">
            <text:p>0.02269533</text:p>
          </table:table-cell>
          <table:table-cell office:value-type="float" office:value="0.171134" calcext:value-type="float">
            <text:p>0.171134</text:p>
          </table:table-cell>
          <table:table-cell office:value-type="float" office:value="0.5652429" calcext:value-type="float">
            <text:p>0.5652429</text:p>
          </table:table-cell>
          <table:table-cell office:value-type="float" office:value="2.426707" calcext:value-type="float">
            <text:p>2.426707</text:p>
          </table:table-cell>
          <table:table-cell office:value-type="float" office:value="7.95973" calcext:value-type="float">
            <text:p>7.95973</text:p>
          </table:table-cell>
          <table:table-cell office:value-type="float" office:value="19.25126" calcext:value-type="float">
            <text:p>19.25126</text:p>
          </table:table-cell>
          <table:table-cell office:value-type="float" office:value="31.2323" calcext:value-type="float">
            <text:p>31.2323</text:p>
          </table:table-cell>
          <table:table-cell office:value-type="float" office:value="21.49249" calcext:value-type="float">
            <text:p>21.49249</text:p>
          </table:table-cell>
          <table:table-cell office:value-type="float" office:value="14.21591" calcext:value-type="float">
            <text:p>14.21591</text:p>
          </table:table-cell>
          <table:table-cell office:value-type="float" office:value="142.9375" calcext:value-type="float">
            <text:p>142.9375</text:p>
          </table:table-cell>
          <table:table-cell office:value-type="float" office:value="0" calcext:value-type="float">
            <text:p>0</text:p>
          </table:table-cell>
          <table:table-cell office:value-type="float" office:value="-0.06698295" calcext:value-type="float">
            <text:p>-0.0669829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1999" calcext:value-type="float">
            <text:p>13041999</text:p>
          </table:table-cell>
          <table:table-cell office:value-type="float" office:value="7.474234" calcext:value-type="float">
            <text:p>7.474234</text:p>
          </table:table-cell>
          <table:table-cell office:value-type="float" office:value="476.6964" calcext:value-type="float">
            <text:p>476.6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50787" calcext:value-type="float">
            <text:p>0.05250787</text:p>
          </table:table-cell>
          <table:table-cell office:value-type="float" office:value="16.00863" calcext:value-type="float">
            <text:p>16.00863</text:p>
          </table:table-cell>
          <table:table-cell office:value-type="float" office:value="0" calcext:value-type="float">
            <text:p>0</text:p>
          </table:table-cell>
          <table:table-cell office:value-type="float" office:value="0.01038119" calcext:value-type="float">
            <text:p>0.01038119</text:p>
          </table:table-cell>
          <table:table-cell office:value-type="float" office:value="0" calcext:value-type="float">
            <text:p>0</text:p>
          </table:table-cell>
          <table:table-cell office:value-type="float" office:value="6.022951" calcext:value-type="float">
            <text:p>6.022951</text:p>
          </table:table-cell>
          <table:table-cell office:value-type="float" office:value="-0.1347671" calcext:value-type="float">
            <text:p>-0.1347671</text:p>
          </table:table-cell>
          <table:table-cell office:value-type="float" office:value="-0.0218077" calcext:value-type="float">
            <text:p>-0.0218077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565047" calcext:value-type="float">
            <text:p>9.565047</text:p>
          </table:table-cell>
          <table:table-cell office:value-type="float" office:value="0.02839939" calcext:value-type="float">
            <text:p>0.02839939</text:p>
          </table:table-cell>
          <table:table-cell office:value-type="float" office:value="0.03117887" calcext:value-type="float">
            <text:p>0.03117887</text:p>
          </table:table-cell>
          <table:table-cell office:value-type="float" office:value="0.03140127" calcext:value-type="float">
            <text:p>0.03140127</text:p>
          </table:table-cell>
          <table:table-cell office:value-type="float" office:value="0.02924357" calcext:value-type="float">
            <text:p>0.02924357</text:p>
          </table:table-cell>
          <table:table-cell office:value-type="float" office:value="0.02800943" calcext:value-type="float">
            <text:p>0.02800943</text:p>
          </table:table-cell>
          <table:table-cell office:value-type="float" office:value="0.02647064" calcext:value-type="float">
            <text:p>0.02647064</text:p>
          </table:table-cell>
          <table:table-cell office:value-type="float" office:value="0.02649857" calcext:value-type="float">
            <text:p>0.02649857</text:p>
          </table:table-cell>
          <table:table-cell office:value-type="float" office:value="0.02271032" calcext:value-type="float">
            <text:p>0.02271032</text:p>
          </table:table-cell>
          <table:table-cell office:value-type="float" office:value="0.1476416" calcext:value-type="float">
            <text:p>0.1476416</text:p>
          </table:table-cell>
          <table:table-cell office:value-type="float" office:value="0.4853123" calcext:value-type="float">
            <text:p>0.4853123</text:p>
          </table:table-cell>
          <table:table-cell office:value-type="float" office:value="2.125716" calcext:value-type="float">
            <text:p>2.125716</text:p>
          </table:table-cell>
          <table:table-cell office:value-type="float" office:value="7.054493" calcext:value-type="float">
            <text:p>7.054493</text:p>
          </table:table-cell>
          <table:table-cell office:value-type="float" office:value="17.69723" calcext:value-type="float">
            <text:p>17.69723</text:p>
          </table:table-cell>
          <table:table-cell office:value-type="float" office:value="30.25549" calcext:value-type="float">
            <text:p>30.25549</text:p>
          </table:table-cell>
          <table:table-cell office:value-type="float" office:value="21.97407" calcext:value-type="float">
            <text:p>21.97407</text:p>
          </table:table-cell>
          <table:table-cell office:value-type="float" office:value="14.29798" calcext:value-type="float">
            <text:p>14.29798</text:p>
          </table:table-cell>
          <table:table-cell office:value-type="float" office:value="142.2946" calcext:value-type="float">
            <text:p>142.2946</text:p>
          </table:table-cell>
          <table:table-cell office:value-type="float" office:value="0" calcext:value-type="float">
            <text:p>0</text:p>
          </table:table-cell>
          <table:table-cell office:value-type="float" office:value="-0.06698594" calcext:value-type="float">
            <text:p>-0.0669859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1999" calcext:value-type="float">
            <text:p>14041999</text:p>
          </table:table-cell>
          <table:table-cell office:value-type="float" office:value="7.470208" calcext:value-type="float">
            <text:p>7.470208</text:p>
          </table:table-cell>
          <table:table-cell office:value-type="float" office:value="476.6908" calcext:value-type="float">
            <text:p>476.6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51621" calcext:value-type="float">
            <text:p>0.05251621</text:p>
          </table:table-cell>
          <table:table-cell office:value-type="float" office:value="15.86422" calcext:value-type="float">
            <text:p>15.86422</text:p>
          </table:table-cell>
          <table:table-cell office:value-type="float" office:value="0" calcext:value-type="float">
            <text:p>0</text:p>
          </table:table-cell>
          <table:table-cell office:value-type="float" office:value="0.01059357" calcext:value-type="float">
            <text:p>0.01059357</text:p>
          </table:table-cell>
          <table:table-cell office:value-type="float" office:value="0" calcext:value-type="float">
            <text:p>0</text:p>
          </table:table-cell>
          <table:table-cell office:value-type="float" office:value="6.175559" calcext:value-type="float">
            <text:p>6.175559</text:p>
          </table:table-cell>
          <table:table-cell office:value-type="float" office:value="-0.1348475" calcext:value-type="float">
            <text:p>-0.1348475</text:p>
          </table:table-cell>
          <table:table-cell office:value-type="float" office:value="-0.0218271" calcext:value-type="float">
            <text:p>-0.0218271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555882" calcext:value-type="float">
            <text:p>9.555882</text:p>
          </table:table-cell>
          <table:table-cell office:value-type="float" office:value="0.02722914" calcext:value-type="float">
            <text:p>0.02722914</text:p>
          </table:table-cell>
          <table:table-cell office:value-type="float" office:value="0.03068038" calcext:value-type="float">
            <text:p>0.03068038</text:p>
          </table:table-cell>
          <table:table-cell office:value-type="float" office:value="0.03139025" calcext:value-type="float">
            <text:p>0.03139025</text:p>
          </table:table-cell>
          <table:table-cell office:value-type="float" office:value="0.02937911" calcext:value-type="float">
            <text:p>0.02937911</text:p>
          </table:table-cell>
          <table:table-cell office:value-type="float" office:value="0.02812601" calcext:value-type="float">
            <text:p>0.02812601</text:p>
          </table:table-cell>
          <table:table-cell office:value-type="float" office:value="0.02657327" calcext:value-type="float">
            <text:p>0.02657327</text:p>
          </table:table-cell>
          <table:table-cell office:value-type="float" office:value="0.02663972" calcext:value-type="float">
            <text:p>0.02663972</text:p>
          </table:table-cell>
          <table:table-cell office:value-type="float" office:value="0.02272711" calcext:value-type="float">
            <text:p>0.02272711</text:p>
          </table:table-cell>
          <table:table-cell office:value-type="float" office:value="0.1190008" calcext:value-type="float">
            <text:p>0.1190008</text:p>
          </table:table-cell>
          <table:table-cell office:value-type="float" office:value="0.4019402" calcext:value-type="float">
            <text:p>0.4019402</text:p>
          </table:table-cell>
          <table:table-cell office:value-type="float" office:value="1.818476" calcext:value-type="float">
            <text:p>1.818476</text:p>
          </table:table-cell>
          <table:table-cell office:value-type="float" office:value="6.136622" calcext:value-type="float">
            <text:p>6.136622</text:p>
          </table:table-cell>
          <table:table-cell office:value-type="float" office:value="16.05698" calcext:value-type="float">
            <text:p>16.05698</text:p>
          </table:table-cell>
          <table:table-cell office:value-type="float" office:value="29.24289" calcext:value-type="float">
            <text:p>29.24289</text:p>
          </table:table-cell>
          <table:table-cell office:value-type="float" office:value="22.60969" calcext:value-type="float">
            <text:p>22.60969</text:p>
          </table:table-cell>
          <table:table-cell office:value-type="float" office:value="14.39588" calcext:value-type="float">
            <text:p>14.39588</text:p>
          </table:table-cell>
          <table:table-cell office:value-type="float" office:value="141.4503" calcext:value-type="float">
            <text:p>141.4503</text:p>
          </table:table-cell>
          <table:table-cell office:value-type="float" office:value="0" calcext:value-type="float">
            <text:p>0</text:p>
          </table:table-cell>
          <table:table-cell office:value-type="float" office:value="-0.06698895" calcext:value-type="float">
            <text:p>-0.066988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1999" calcext:value-type="float">
            <text:p>15041999</text:p>
          </table:table-cell>
          <table:table-cell office:value-type="float" office:value="7.466197" calcext:value-type="float">
            <text:p>7.466197</text:p>
          </table:table-cell>
          <table:table-cell office:value-type="float" office:value="476.6853" calcext:value-type="float">
            <text:p>476.6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55203" calcext:value-type="float">
            <text:p>0.05255203</text:p>
          </table:table-cell>
          <table:table-cell office:value-type="float" office:value="15.72581" calcext:value-type="float">
            <text:p>15.72581</text:p>
          </table:table-cell>
          <table:table-cell office:value-type="float" office:value="0" calcext:value-type="float">
            <text:p>0</text:p>
          </table:table-cell>
          <table:table-cell office:value-type="float" office:value="0.01080995" calcext:value-type="float">
            <text:p>0.01080995</text:p>
          </table:table-cell>
          <table:table-cell office:value-type="float" office:value="0" calcext:value-type="float">
            <text:p>0</text:p>
          </table:table-cell>
          <table:table-cell office:value-type="float" office:value="6.322082" calcext:value-type="float">
            <text:p>6.322082</text:p>
          </table:table-cell>
          <table:table-cell office:value-type="float" office:value="-0.1349213" calcext:value-type="float">
            <text:p>-0.1349213</text:p>
          </table:table-cell>
          <table:table-cell office:value-type="float" office:value="-0.02184325" calcext:value-type="float">
            <text:p>-0.02184325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546711" calcext:value-type="float">
            <text:p>9.546711</text:p>
          </table:table-cell>
          <table:table-cell office:value-type="float" office:value="0.0262778" calcext:value-type="float">
            <text:p>0.0262778</text:p>
          </table:table-cell>
          <table:table-cell office:value-type="float" office:value="0.03028312" calcext:value-type="float">
            <text:p>0.03028312</text:p>
          </table:table-cell>
          <table:table-cell office:value-type="float" office:value="0.03138993" calcext:value-type="float">
            <text:p>0.03138993</text:p>
          </table:table-cell>
          <table:table-cell office:value-type="float" office:value="0.02951165" calcext:value-type="float">
            <text:p>0.02951165</text:p>
          </table:table-cell>
          <table:table-cell office:value-type="float" office:value="0.02827968" calcext:value-type="float">
            <text:p>0.02827968</text:p>
          </table:table-cell>
          <table:table-cell office:value-type="float" office:value="0.02675423" calcext:value-type="float">
            <text:p>0.02675423</text:p>
          </table:table-cell>
          <table:table-cell office:value-type="float" office:value="0.02687239" calcext:value-type="float">
            <text:p>0.02687239</text:p>
          </table:table-cell>
          <table:table-cell office:value-type="float" office:value="0.02276715" calcext:value-type="float">
            <text:p>0.02276715</text:p>
          </table:table-cell>
          <table:table-cell office:value-type="float" office:value="0.1020817" calcext:value-type="float">
            <text:p>0.1020817</text:p>
          </table:table-cell>
          <table:table-cell office:value-type="float" office:value="0.3380638" calcext:value-type="float">
            <text:p>0.3380638</text:p>
          </table:table-cell>
          <table:table-cell office:value-type="float" office:value="1.544589" calcext:value-type="float">
            <text:p>1.544589</text:p>
          </table:table-cell>
          <table:table-cell office:value-type="float" office:value="5.284217" calcext:value-type="float">
            <text:p>5.284217</text:p>
          </table:table-cell>
          <table:table-cell office:value-type="float" office:value="14.34639" calcext:value-type="float">
            <text:p>14.34639</text:p>
          </table:table-cell>
          <table:table-cell office:value-type="float" office:value="27.77654" calcext:value-type="float">
            <text:p>27.77654</text:p>
          </table:table-cell>
          <table:table-cell office:value-type="float" office:value="23.40644" calcext:value-type="float">
            <text:p>23.40644</text:p>
          </table:table-cell>
          <table:table-cell office:value-type="float" office:value="14.56349" calcext:value-type="float">
            <text:p>14.56349</text:p>
          </table:table-cell>
          <table:table-cell office:value-type="float" office:value="140.65" calcext:value-type="float">
            <text:p>140.65</text:p>
          </table:table-cell>
          <table:table-cell office:value-type="float" office:value="0" calcext:value-type="float">
            <text:p>0</text:p>
          </table:table-cell>
          <table:table-cell office:value-type="float" office:value="-0.06699196" calcext:value-type="float">
            <text:p>-0.066991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1999" calcext:value-type="float">
            <text:p>16041999</text:p>
          </table:table-cell>
          <table:table-cell office:value-type="float" office:value="7.462199" calcext:value-type="float">
            <text:p>7.462199</text:p>
          </table:table-cell>
          <table:table-cell office:value-type="float" office:value="476.6799" calcext:value-type="float">
            <text:p>476.6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4534" calcext:value-type="float">
            <text:p>0.05264534</text:p>
          </table:table-cell>
          <table:table-cell office:value-type="float" office:value="15.59404" calcext:value-type="float">
            <text:p>15.59404</text:p>
          </table:table-cell>
          <table:table-cell office:value-type="float" office:value="0" calcext:value-type="float">
            <text:p>0</text:p>
          </table:table-cell>
          <table:table-cell office:value-type="float" office:value="0.01103005" calcext:value-type="float">
            <text:p>0.01103005</text:p>
          </table:table-cell>
          <table:table-cell office:value-type="float" office:value="0" calcext:value-type="float">
            <text:p>0</text:p>
          </table:table-cell>
          <table:table-cell office:value-type="float" office:value="6.461828" calcext:value-type="float">
            <text:p>6.461828</text:p>
          </table:table-cell>
          <table:table-cell office:value-type="float" office:value="-0.1349881" calcext:value-type="float">
            <text:p>-0.1349881</text:p>
          </table:table-cell>
          <table:table-cell office:value-type="float" office:value="-0.02185633" calcext:value-type="float">
            <text:p>-0.02185633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537534" calcext:value-type="float">
            <text:p>9.537534</text:p>
          </table:table-cell>
          <table:table-cell office:value-type="float" office:value="0.02438287" calcext:value-type="float">
            <text:p>0.02438287</text:p>
          </table:table-cell>
          <table:table-cell office:value-type="float" office:value="0.03031611" calcext:value-type="float">
            <text:p>0.03031611</text:p>
          </table:table-cell>
          <table:table-cell office:value-type="float" office:value="0.03183037" calcext:value-type="float">
            <text:p>0.03183037</text:p>
          </table:table-cell>
          <table:table-cell office:value-type="float" office:value="0.02991692" calcext:value-type="float">
            <text:p>0.02991692</text:p>
          </table:table-cell>
          <table:table-cell office:value-type="float" office:value="0.02858144" calcext:value-type="float">
            <text:p>0.02858144</text:p>
          </table:table-cell>
          <table:table-cell office:value-type="float" office:value="0.02703953" calcext:value-type="float">
            <text:p>0.02703953</text:p>
          </table:table-cell>
          <table:table-cell office:value-type="float" office:value="0.02713987" calcext:value-type="float">
            <text:p>0.02713987</text:p>
          </table:table-cell>
          <table:table-cell office:value-type="float" office:value="0.02282681" calcext:value-type="float">
            <text:p>0.02282681</text:p>
          </table:table-cell>
          <table:table-cell office:value-type="float" office:value="0.06905996" calcext:value-type="float">
            <text:p>0.06905996</text:p>
          </table:table-cell>
          <table:table-cell office:value-type="float" office:value="0.2740242" calcext:value-type="float">
            <text:p>0.2740242</text:p>
          </table:table-cell>
          <table:table-cell office:value-type="float" office:value="1.292252" calcext:value-type="float">
            <text:p>1.292252</text:p>
          </table:table-cell>
          <table:table-cell office:value-type="float" office:value="4.515027" calcext:value-type="float">
            <text:p>4.515027</text:p>
          </table:table-cell>
          <table:table-cell office:value-type="float" office:value="12.71501" calcext:value-type="float">
            <text:p>12.71501</text:p>
          </table:table-cell>
          <table:table-cell office:value-type="float" office:value="26.11209" calcext:value-type="float">
            <text:p>26.11209</text:p>
          </table:table-cell>
          <table:table-cell office:value-type="float" office:value="24.11649" calcext:value-type="float">
            <text:p>24.11649</text:p>
          </table:table-cell>
          <table:table-cell office:value-type="float" office:value="14.79201" calcext:value-type="float">
            <text:p>14.79201</text:p>
          </table:table-cell>
          <table:table-cell office:value-type="float" office:value="138.8878" calcext:value-type="float">
            <text:p>138.8878</text:p>
          </table:table-cell>
          <table:table-cell office:value-type="float" office:value="0" calcext:value-type="float">
            <text:p>0</text:p>
          </table:table-cell>
          <table:table-cell office:value-type="float" office:value="-0.06699497" calcext:value-type="float">
            <text:p>-0.066994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1999" calcext:value-type="float">
            <text:p>17041999</text:p>
          </table:table-cell>
          <table:table-cell office:value-type="float" office:value="7.458231" calcext:value-type="float">
            <text:p>7.458231</text:p>
          </table:table-cell>
          <table:table-cell office:value-type="float" office:value="476.6744" calcext:value-type="float">
            <text:p>476.6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71394" calcext:value-type="float">
            <text:p>0.05271394</text:p>
          </table:table-cell>
          <table:table-cell office:value-type="float" office:value="15.46915" calcext:value-type="float">
            <text:p>15.46915</text:p>
          </table:table-cell>
          <table:table-cell office:value-type="float" office:value="0" calcext:value-type="float">
            <text:p>0</text:p>
          </table:table-cell>
          <table:table-cell office:value-type="float" office:value="0.01125847" calcext:value-type="float">
            <text:p>0.01125847</text:p>
          </table:table-cell>
          <table:table-cell office:value-type="float" office:value="0" calcext:value-type="float">
            <text:p>0</text:p>
          </table:table-cell>
          <table:table-cell office:value-type="float" office:value="6.594644" calcext:value-type="float">
            <text:p>6.594644</text:p>
          </table:table-cell>
          <table:table-cell office:value-type="float" office:value="-0.1350425" calcext:value-type="float">
            <text:p>-0.1350425</text:p>
          </table:table-cell>
          <table:table-cell office:value-type="float" office:value="-0.02186727" calcext:value-type="float">
            <text:p>-0.02186727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528399" calcext:value-type="float">
            <text:p>9.528399</text:p>
          </table:table-cell>
          <table:table-cell office:value-type="float" office:value="0.02460857" calcext:value-type="float">
            <text:p>0.02460857</text:p>
          </table:table-cell>
          <table:table-cell office:value-type="float" office:value="0.0301728" calcext:value-type="float">
            <text:p>0.0301728</text:p>
          </table:table-cell>
          <table:table-cell office:value-type="float" office:value="0.03155474" calcext:value-type="float">
            <text:p>0.03155474</text:p>
          </table:table-cell>
          <table:table-cell office:value-type="float" office:value="0.02976426" calcext:value-type="float">
            <text:p>0.02976426</text:p>
          </table:table-cell>
          <table:table-cell office:value-type="float" office:value="0.02861273" calcext:value-type="float">
            <text:p>0.02861273</text:p>
          </table:table-cell>
          <table:table-cell office:value-type="float" office:value="0.02724249" calcext:value-type="float">
            <text:p>0.02724249</text:p>
          </table:table-cell>
          <table:table-cell office:value-type="float" office:value="0.02767387" calcext:value-type="float">
            <text:p>0.02767387</text:p>
          </table:table-cell>
          <table:table-cell office:value-type="float" office:value="0.02292839" calcext:value-type="float">
            <text:p>0.02292839</text:p>
          </table:table-cell>
          <table:table-cell office:value-type="float" office:value="0.09056882" calcext:value-type="float">
            <text:p>0.09056882</text:p>
          </table:table-cell>
          <table:table-cell office:value-type="float" office:value="0.2464082" calcext:value-type="float">
            <text:p>0.2464082</text:p>
          </table:table-cell>
          <table:table-cell office:value-type="float" office:value="1.086538" calcext:value-type="float">
            <text:p>1.086538</text:p>
          </table:table-cell>
          <table:table-cell office:value-type="float" office:value="3.808176" calcext:value-type="float">
            <text:p>3.808176</text:p>
          </table:table-cell>
          <table:table-cell office:value-type="float" office:value="10.9675" calcext:value-type="float">
            <text:p>10.9675</text:p>
          </table:table-cell>
          <table:table-cell office:value-type="float" office:value="23.59517" calcext:value-type="float">
            <text:p>23.59517</text:p>
          </table:table-cell>
          <table:table-cell office:value-type="float" office:value="25.11109" calcext:value-type="float">
            <text:p>25.11109</text:p>
          </table:table-cell>
          <table:table-cell office:value-type="float" office:value="15.13745" calcext:value-type="float">
            <text:p>15.13745</text:p>
          </table:table-cell>
          <table:table-cell office:value-type="float" office:value="138.9493" calcext:value-type="float">
            <text:p>138.9493</text:p>
          </table:table-cell>
          <table:table-cell office:value-type="float" office:value="0" calcext:value-type="float">
            <text:p>0</text:p>
          </table:table-cell>
          <table:table-cell office:value-type="float" office:value="-0.06699783" calcext:value-type="float">
            <text:p>-0.066997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1999" calcext:value-type="float">
            <text:p>18041999</text:p>
          </table:table-cell>
          <table:table-cell office:value-type="float" office:value="7.454285" calcext:value-type="float">
            <text:p>7.454285</text:p>
          </table:table-cell>
          <table:table-cell office:value-type="float" office:value="476.6689" calcext:value-type="float">
            <text:p>476.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80769" calcext:value-type="float">
            <text:p>0.05280769</text:p>
          </table:table-cell>
          <table:table-cell office:value-type="float" office:value="15.3518" calcext:value-type="float">
            <text:p>15.3518</text:p>
          </table:table-cell>
          <table:table-cell office:value-type="float" office:value="0" calcext:value-type="float">
            <text:p>0</text:p>
          </table:table-cell>
          <table:table-cell office:value-type="float" office:value="0.01148441" calcext:value-type="float">
            <text:p>0.01148441</text:p>
          </table:table-cell>
          <table:table-cell office:value-type="float" office:value="0" calcext:value-type="float">
            <text:p>0</text:p>
          </table:table-cell>
          <table:table-cell office:value-type="float" office:value="6.719798" calcext:value-type="float">
            <text:p>6.719798</text:p>
          </table:table-cell>
          <table:table-cell office:value-type="float" office:value="-0.135098" calcext:value-type="float">
            <text:p>-0.135098</text:p>
          </table:table-cell>
          <table:table-cell office:value-type="float" office:value="-0.02187589" calcext:value-type="float">
            <text:p>-0.0218758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519268" calcext:value-type="float">
            <text:p>9.519268</text:p>
          </table:table-cell>
          <table:table-cell office:value-type="float" office:value="0.02435582" calcext:value-type="float">
            <text:p>0.02435582</text:p>
          </table:table-cell>
          <table:table-cell office:value-type="float" office:value="0.02973925" calcext:value-type="float">
            <text:p>0.02973925</text:p>
          </table:table-cell>
          <table:table-cell office:value-type="float" office:value="0.03166373" calcext:value-type="float">
            <text:p>0.03166373</text:p>
          </table:table-cell>
          <table:table-cell office:value-type="float" office:value="0.03006577" calcext:value-type="float">
            <text:p>0.03006577</text:p>
          </table:table-cell>
          <table:table-cell office:value-type="float" office:value="0.02890882" calcext:value-type="float">
            <text:p>0.02890882</text:p>
          </table:table-cell>
          <table:table-cell office:value-type="float" office:value="0.02752299" calcext:value-type="float">
            <text:p>0.02752299</text:p>
          </table:table-cell>
          <table:table-cell office:value-type="float" office:value="0.02781205" calcext:value-type="float">
            <text:p>0.02781205</text:p>
          </table:table-cell>
          <table:table-cell office:value-type="float" office:value="0.0230421" calcext:value-type="float">
            <text:p>0.0230421</text:p>
          </table:table-cell>
          <table:table-cell office:value-type="float" office:value="0.0697675" calcext:value-type="float">
            <text:p>0.0697675</text:p>
          </table:table-cell>
          <table:table-cell office:value-type="float" office:value="0.2083702" calcext:value-type="float">
            <text:p>0.2083702</text:p>
          </table:table-cell>
          <table:table-cell office:value-type="float" office:value="0.9257967" calcext:value-type="float">
            <text:p>0.9257967</text:p>
          </table:table-cell>
          <table:table-cell office:value-type="float" office:value="3.272177" calcext:value-type="float">
            <text:p>3.272177</text:p>
          </table:table-cell>
          <table:table-cell office:value-type="float" office:value="9.713084" calcext:value-type="float">
            <text:p>9.713084</text:p>
          </table:table-cell>
          <table:table-cell office:value-type="float" office:value="21.9227" calcext:value-type="float">
            <text:p>21.9227</text:p>
          </table:table-cell>
          <table:table-cell office:value-type="float" office:value="25.00248" calcext:value-type="float">
            <text:p>25.00248</text:p>
          </table:table-cell>
          <table:table-cell office:value-type="float" office:value="15.52183" calcext:value-type="float">
            <text:p>15.52183</text:p>
          </table:table-cell>
          <table:table-cell office:value-type="float" office:value="138.2726" calcext:value-type="float">
            <text:p>138.2726</text:p>
          </table:table-cell>
          <table:table-cell office:value-type="float" office:value="0" calcext:value-type="float">
            <text:p>0</text:p>
          </table:table-cell>
          <table:table-cell office:value-type="float" office:value="-0.06700119" calcext:value-type="float">
            <text:p>-0.067001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1999" calcext:value-type="float">
            <text:p>19041999</text:p>
          </table:table-cell>
          <table:table-cell office:value-type="float" office:value="7.450368" calcext:value-type="float">
            <text:p>7.450368</text:p>
          </table:table-cell>
          <table:table-cell office:value-type="float" office:value="476.6636" calcext:value-type="float">
            <text:p>476.6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847" calcext:value-type="float">
            <text:p>0.052847</text:p>
          </table:table-cell>
          <table:table-cell office:value-type="float" office:value="15.24107" calcext:value-type="float">
            <text:p>15.24107</text:p>
          </table:table-cell>
          <table:table-cell office:value-type="float" office:value="0" calcext:value-type="float">
            <text:p>0</text:p>
          </table:table-cell>
          <table:table-cell office:value-type="float" office:value="0.01171192" calcext:value-type="float">
            <text:p>0.01171192</text:p>
          </table:table-cell>
          <table:table-cell office:value-type="float" office:value="0" calcext:value-type="float">
            <text:p>0</text:p>
          </table:table-cell>
          <table:table-cell office:value-type="float" office:value="6.838277" calcext:value-type="float">
            <text:p>6.838277</text:p>
          </table:table-cell>
          <table:table-cell office:value-type="float" office:value="-0.1351486" calcext:value-type="float">
            <text:p>-0.1351486</text:p>
          </table:table-cell>
          <table:table-cell office:value-type="float" office:value="-0.02188288" calcext:value-type="float">
            <text:p>-0.02188288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510215" calcext:value-type="float">
            <text:p>9.510215</text:p>
          </table:table-cell>
          <table:table-cell office:value-type="float" office:value="0.02396887" calcext:value-type="float">
            <text:p>0.02396887</text:p>
          </table:table-cell>
          <table:table-cell office:value-type="float" office:value="0.0296917" calcext:value-type="float">
            <text:p>0.0296917</text:p>
          </table:table-cell>
          <table:table-cell office:value-type="float" office:value="0.03169125" calcext:value-type="float">
            <text:p>0.03169125</text:p>
          </table:table-cell>
          <table:table-cell office:value-type="float" office:value="0.03004956" calcext:value-type="float">
            <text:p>0.03004956</text:p>
          </table:table-cell>
          <table:table-cell office:value-type="float" office:value="0.02888325" calcext:value-type="float">
            <text:p>0.02888325</text:p>
          </table:table-cell>
          <table:table-cell office:value-type="float" office:value="0.02750538" calcext:value-type="float">
            <text:p>0.02750538</text:p>
          </table:table-cell>
          <table:table-cell office:value-type="float" office:value="0.02793361" calcext:value-type="float">
            <text:p>0.02793361</text:p>
          </table:table-cell>
          <table:table-cell office:value-type="float" office:value="0.02315186" calcext:value-type="float">
            <text:p>0.02315186</text:p>
          </table:table-cell>
          <table:table-cell office:value-type="float" office:value="0.07204913" calcext:value-type="float">
            <text:p>0.07204913</text:p>
          </table:table-cell>
          <table:table-cell office:value-type="float" office:value="0.1944873" calcext:value-type="float">
            <text:p>0.1944873</text:p>
          </table:table-cell>
          <table:table-cell office:value-type="float" office:value="0.8189558" calcext:value-type="float">
            <text:p>0.8189558</text:p>
          </table:table-cell>
          <table:table-cell office:value-type="float" office:value="2.881902" calcext:value-type="float">
            <text:p>2.881902</text:p>
          </table:table-cell>
          <table:table-cell office:value-type="float" office:value="8.686414" calcext:value-type="float">
            <text:p>8.686414</text:p>
          </table:table-cell>
          <table:table-cell office:value-type="float" office:value="20.17166" calcext:value-type="float">
            <text:p>20.17166</text:p>
          </table:table-cell>
          <table:table-cell office:value-type="float" office:value="24.7445" calcext:value-type="float">
            <text:p>24.7445</text:p>
          </table:table-cell>
          <table:table-cell office:value-type="float" office:value="15.8864" calcext:value-type="float">
            <text:p>15.8864</text:p>
          </table:table-cell>
          <table:table-cell office:value-type="float" office:value="138.1373" calcext:value-type="float">
            <text:p>138.1373</text:p>
          </table:table-cell>
          <table:table-cell office:value-type="float" office:value="0" calcext:value-type="float">
            <text:p>0</text:p>
          </table:table-cell>
          <table:table-cell office:value-type="float" office:value="-0.06700535" calcext:value-type="float">
            <text:p>-0.067005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1999" calcext:value-type="float">
            <text:p>20041999</text:p>
          </table:table-cell>
          <table:table-cell office:value-type="float" office:value="7.44642" calcext:value-type="float">
            <text:p>7.44642</text:p>
          </table:table-cell>
          <table:table-cell office:value-type="float" office:value="476.6582" calcext:value-type="float">
            <text:p>476.6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96021" calcext:value-type="float">
            <text:p>0.05296021</text:p>
          </table:table-cell>
          <table:table-cell office:value-type="float" office:value="15.13636" calcext:value-type="float">
            <text:p>15.13636</text:p>
          </table:table-cell>
          <table:table-cell office:value-type="float" office:value="0" calcext:value-type="float">
            <text:p>0</text:p>
          </table:table-cell>
          <table:table-cell office:value-type="float" office:value="0.01194064" calcext:value-type="float">
            <text:p>0.01194064</text:p>
          </table:table-cell>
          <table:table-cell office:value-type="float" office:value="0" calcext:value-type="float">
            <text:p>0</text:p>
          </table:table-cell>
          <table:table-cell office:value-type="float" office:value="6.950673" calcext:value-type="float">
            <text:p>6.950673</text:p>
          </table:table-cell>
          <table:table-cell office:value-type="float" office:value="-0.1351998" calcext:value-type="float">
            <text:p>-0.1351998</text:p>
          </table:table-cell>
          <table:table-cell office:value-type="float" office:value="-0.02188873" calcext:value-type="float">
            <text:p>-0.02188873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501119" calcext:value-type="float">
            <text:p>9.501119</text:p>
          </table:table-cell>
          <table:table-cell office:value-type="float" office:value="0.0236093" calcext:value-type="float">
            <text:p>0.0236093</text:p>
          </table:table-cell>
          <table:table-cell office:value-type="float" office:value="0.02937837" calcext:value-type="float">
            <text:p>0.02937837</text:p>
          </table:table-cell>
          <table:table-cell office:value-type="float" office:value="0.03170941" calcext:value-type="float">
            <text:p>0.03170941</text:p>
          </table:table-cell>
          <table:table-cell office:value-type="float" office:value="0.03029204" calcext:value-type="float">
            <text:p>0.03029204</text:p>
          </table:table-cell>
          <table:table-cell office:value-type="float" office:value="0.02917387" calcext:value-type="float">
            <text:p>0.02917387</text:p>
          </table:table-cell>
          <table:table-cell office:value-type="float" office:value="0.02783281" calcext:value-type="float">
            <text:p>0.02783281</text:p>
          </table:table-cell>
          <table:table-cell office:value-type="float" office:value="0.02822951" calcext:value-type="float">
            <text:p>0.02822951</text:p>
          </table:table-cell>
          <table:table-cell office:value-type="float" office:value="0.02327882" calcext:value-type="float">
            <text:p>0.02327882</text:p>
          </table:table-cell>
          <table:table-cell office:value-type="float" office:value="0.05879013" calcext:value-type="float">
            <text:p>0.05879013</text:p>
          </table:table-cell>
          <table:table-cell office:value-type="float" office:value="0.1613048" calcext:value-type="float">
            <text:p>0.1613048</text:p>
          </table:table-cell>
          <table:table-cell office:value-type="float" office:value="0.6964214" calcext:value-type="float">
            <text:p>0.6964214</text:p>
          </table:table-cell>
          <table:table-cell office:value-type="float" office:value="2.452135" calcext:value-type="float">
            <text:p>2.452135</text:p>
          </table:table-cell>
          <table:table-cell office:value-type="float" office:value="7.552538" calcext:value-type="float">
            <text:p>7.552538</text:p>
          </table:table-cell>
          <table:table-cell office:value-type="float" office:value="18.32203" calcext:value-type="float">
            <text:p>18.32203</text:p>
          </table:table-cell>
          <table:table-cell office:value-type="float" office:value="24.58141" calcext:value-type="float">
            <text:p>24.58141</text:p>
          </table:table-cell>
          <table:table-cell office:value-type="float" office:value="16.28164" calcext:value-type="float">
            <text:p>16.28164</text:p>
          </table:table-cell>
          <table:table-cell office:value-type="float" office:value="137.6468" calcext:value-type="float">
            <text:p>137.6468</text:p>
          </table:table-cell>
          <table:table-cell office:value-type="float" office:value="0" calcext:value-type="float">
            <text:p>0</text:p>
          </table:table-cell>
          <table:table-cell office:value-type="float" office:value="-0.06700977" calcext:value-type="float">
            <text:p>-0.0670097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1999" calcext:value-type="float">
            <text:p>21041999</text:p>
          </table:table-cell>
          <table:table-cell office:value-type="float" office:value="7.442448" calcext:value-type="float">
            <text:p>7.442448</text:p>
          </table:table-cell>
          <table:table-cell office:value-type="float" office:value="476.6528" calcext:value-type="float">
            <text:p>476.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08449" calcext:value-type="float">
            <text:p>0.05308449</text:p>
          </table:table-cell>
          <table:table-cell office:value-type="float" office:value="15.03774" calcext:value-type="float">
            <text:p>15.03774</text:p>
          </table:table-cell>
          <table:table-cell office:value-type="float" office:value="0" calcext:value-type="float">
            <text:p>0</text:p>
          </table:table-cell>
          <table:table-cell office:value-type="float" office:value="0.01217388" calcext:value-type="float">
            <text:p>0.01217388</text:p>
          </table:table-cell>
          <table:table-cell office:value-type="float" office:value="0" calcext:value-type="float">
            <text:p>0</text:p>
          </table:table-cell>
          <table:table-cell office:value-type="float" office:value="7.056963" calcext:value-type="float">
            <text:p>7.056963</text:p>
          </table:table-cell>
          <table:table-cell office:value-type="float" office:value="-0.1352435" calcext:value-type="float">
            <text:p>-0.1352435</text:p>
          </table:table-cell>
          <table:table-cell office:value-type="float" office:value="-0.02189347" calcext:value-type="float">
            <text:p>-0.02189347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491996" calcext:value-type="float">
            <text:p>9.491996</text:p>
          </table:table-cell>
          <table:table-cell office:value-type="float" office:value="0.02326883" calcext:value-type="float">
            <text:p>0.02326883</text:p>
          </table:table-cell>
          <table:table-cell office:value-type="float" office:value="0.02924265" calcext:value-type="float">
            <text:p>0.02924265</text:p>
          </table:table-cell>
          <table:table-cell office:value-type="float" office:value="0.0317404" calcext:value-type="float">
            <text:p>0.0317404</text:p>
          </table:table-cell>
          <table:table-cell office:value-type="float" office:value="0.030423" calcext:value-type="float">
            <text:p>0.030423</text:p>
          </table:table-cell>
          <table:table-cell office:value-type="float" office:value="0.02937233" calcext:value-type="float">
            <text:p>0.02937233</text:p>
          </table:table-cell>
          <table:table-cell office:value-type="float" office:value="0.02811198" calcext:value-type="float">
            <text:p>0.02811198</text:p>
          </table:table-cell>
          <table:table-cell office:value-type="float" office:value="0.02864" calcext:value-type="float">
            <text:p>0.02864</text:p>
          </table:table-cell>
          <table:table-cell office:value-type="float" office:value="0.0234468" calcext:value-type="float">
            <text:p>0.0234468</text:p>
          </table:table-cell>
          <table:table-cell office:value-type="float" office:value="0.05356565" calcext:value-type="float">
            <text:p>0.05356565</text:p>
          </table:table-cell>
          <table:table-cell office:value-type="float" office:value="0.1386137" calcext:value-type="float">
            <text:p>0.1386137</text:p>
          </table:table-cell>
          <table:table-cell office:value-type="float" office:value="0.5892117" calcext:value-type="float">
            <text:p>0.5892117</text:p>
          </table:table-cell>
          <table:table-cell office:value-type="float" office:value="2.069833" calcext:value-type="float">
            <text:p>2.069833</text:p>
          </table:table-cell>
          <table:table-cell office:value-type="float" office:value="6.47492" calcext:value-type="float">
            <text:p>6.47492</text:p>
          </table:table-cell>
          <table:table-cell office:value-type="float" office:value="16.28187" calcext:value-type="float">
            <text:p>16.28187</text:p>
          </table:table-cell>
          <table:table-cell office:value-type="float" office:value="24.26725" calcext:value-type="float">
            <text:p>24.26725</text:p>
          </table:table-cell>
          <table:table-cell office:value-type="float" office:value="16.75209" calcext:value-type="float">
            <text:p>16.75209</text:p>
          </table:table-cell>
          <table:table-cell office:value-type="float" office:value="137.052" calcext:value-type="float">
            <text:p>137.052</text:p>
          </table:table-cell>
          <table:table-cell office:value-type="float" office:value="0" calcext:value-type="float">
            <text:p>0</text:p>
          </table:table-cell>
          <table:table-cell office:value-type="float" office:value="-0.06701418" calcext:value-type="float">
            <text:p>-0.067014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1999" calcext:value-type="float">
            <text:p>22041999</text:p>
          </table:table-cell>
          <table:table-cell office:value-type="float" office:value="7.438496" calcext:value-type="float">
            <text:p>7.438496</text:p>
          </table:table-cell>
          <table:table-cell office:value-type="float" office:value="476.6473" calcext:value-type="float">
            <text:p>476.6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25879" calcext:value-type="float">
            <text:p>0.05325879</text:p>
          </table:table-cell>
          <table:table-cell office:value-type="float" office:value="14.94506" calcext:value-type="float">
            <text:p>14.94506</text:p>
          </table:table-cell>
          <table:table-cell office:value-type="float" office:value="0" calcext:value-type="float">
            <text:p>0</text:p>
          </table:table-cell>
          <table:table-cell office:value-type="float" office:value="0.01241022" calcext:value-type="float">
            <text:p>0.01241022</text:p>
          </table:table-cell>
          <table:table-cell office:value-type="float" office:value="0" calcext:value-type="float">
            <text:p>0</text:p>
          </table:table-cell>
          <table:table-cell office:value-type="float" office:value="7.157177" calcext:value-type="float">
            <text:p>7.157177</text:p>
          </table:table-cell>
          <table:table-cell office:value-type="float" office:value="-0.1352847" calcext:value-type="float">
            <text:p>-0.1352847</text:p>
          </table:table-cell>
          <table:table-cell office:value-type="float" office:value="-0.02189736" calcext:value-type="float">
            <text:p>-0.02189736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482883" calcext:value-type="float">
            <text:p>9.482883</text:p>
          </table:table-cell>
          <table:table-cell office:value-type="float" office:value="0.02328642" calcext:value-type="float">
            <text:p>0.02328642</text:p>
          </table:table-cell>
          <table:table-cell office:value-type="float" office:value="0.02897372" calcext:value-type="float">
            <text:p>0.02897372</text:p>
          </table:table-cell>
          <table:table-cell office:value-type="float" office:value="0.03172407" calcext:value-type="float">
            <text:p>0.03172407</text:p>
          </table:table-cell>
          <table:table-cell office:value-type="float" office:value="0.03061485" calcext:value-type="float">
            <text:p>0.03061485</text:p>
          </table:table-cell>
          <table:table-cell office:value-type="float" office:value="0.02967178" calcext:value-type="float">
            <text:p>0.02967178</text:p>
          </table:table-cell>
          <table:table-cell office:value-type="float" office:value="0.02853123" calcext:value-type="float">
            <text:p>0.02853123</text:p>
          </table:table-cell>
          <table:table-cell office:value-type="float" office:value="0.02918024" calcext:value-type="float">
            <text:p>0.02918024</text:p>
          </table:table-cell>
          <table:table-cell office:value-type="float" office:value="0.02367735" calcext:value-type="float">
            <text:p>0.02367735</text:p>
          </table:table-cell>
          <table:table-cell office:value-type="float" office:value="0.04648981" calcext:value-type="float">
            <text:p>0.04648981</text:p>
          </table:table-cell>
          <table:table-cell office:value-type="float" office:value="0.1147051" calcext:value-type="float">
            <text:p>0.1147051</text:p>
          </table:table-cell>
          <table:table-cell office:value-type="float" office:value="0.4886851" calcext:value-type="float">
            <text:p>0.4886851</text:p>
          </table:table-cell>
          <table:table-cell office:value-type="float" office:value="1.709238" calcext:value-type="float">
            <text:p>1.709238</text:p>
          </table:table-cell>
          <table:table-cell office:value-type="float" office:value="5.421763" calcext:value-type="float">
            <text:p>5.421763</text:p>
          </table:table-cell>
          <table:table-cell office:value-type="float" office:value="14.15479" calcext:value-type="float">
            <text:p>14.15479</text:p>
          </table:table-cell>
          <table:table-cell office:value-type="float" office:value="23.65503" calcext:value-type="float">
            <text:p>23.65503</text:p>
          </table:table-cell>
          <table:table-cell office:value-type="float" office:value="17.32666" calcext:value-type="float">
            <text:p>17.32666</text:p>
          </table:table-cell>
          <table:table-cell office:value-type="float" office:value="136.3296" calcext:value-type="float">
            <text:p>136.3296</text:p>
          </table:table-cell>
          <table:table-cell office:value-type="float" office:value="0" calcext:value-type="float">
            <text:p>0</text:p>
          </table:table-cell>
          <table:table-cell office:value-type="float" office:value="-0.06701859" calcext:value-type="float">
            <text:p>-0.067018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1999" calcext:value-type="float">
            <text:p>23041999</text:p>
          </table:table-cell>
          <table:table-cell office:value-type="float" office:value="7.43446" calcext:value-type="float">
            <text:p>7.43446</text:p>
          </table:table-cell>
          <table:table-cell office:value-type="float" office:value="476.6419" calcext:value-type="float">
            <text:p>476.6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18455" calcext:value-type="float">
            <text:p>0.05318455</text:p>
          </table:table-cell>
          <table:table-cell office:value-type="float" office:value="14.85794" calcext:value-type="float">
            <text:p>14.85794</text:p>
          </table:table-cell>
          <table:table-cell office:value-type="float" office:value="0" calcext:value-type="float">
            <text:p>0</text:p>
          </table:table-cell>
          <table:table-cell office:value-type="float" office:value="0.0126463" calcext:value-type="float">
            <text:p>0.0126463</text:p>
          </table:table-cell>
          <table:table-cell office:value-type="float" office:value="0" calcext:value-type="float">
            <text:p>0</text:p>
          </table:table-cell>
          <table:table-cell office:value-type="float" office:value="7.252221" calcext:value-type="float">
            <text:p>7.252221</text:p>
          </table:table-cell>
          <table:table-cell office:value-type="float" office:value="-0.1353183" calcext:value-type="float">
            <text:p>-0.1353183</text:p>
          </table:table-cell>
          <table:table-cell office:value-type="float" office:value="-0.02190037" calcext:value-type="float">
            <text:p>-0.02190037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473909" calcext:value-type="float">
            <text:p>9.473909</text:p>
          </table:table-cell>
          <table:table-cell office:value-type="float" office:value="0.02338938" calcext:value-type="float">
            <text:p>0.02338938</text:p>
          </table:table-cell>
          <table:table-cell office:value-type="float" office:value="0.02935014" calcext:value-type="float">
            <text:p>0.02935014</text:p>
          </table:table-cell>
          <table:table-cell office:value-type="float" office:value="0.03142792" calcext:value-type="float">
            <text:p>0.03142792</text:p>
          </table:table-cell>
          <table:table-cell office:value-type="float" office:value="0.02996864" calcext:value-type="float">
            <text:p>0.02996864</text:p>
          </table:table-cell>
          <table:table-cell office:value-type="float" office:value="0.029037" calcext:value-type="float">
            <text:p>0.029037</text:p>
          </table:table-cell>
          <table:table-cell office:value-type="float" office:value="0.02787486" calcext:value-type="float">
            <text:p>0.02787486</text:p>
          </table:table-cell>
          <table:table-cell office:value-type="float" office:value="0.02870863" calcext:value-type="float">
            <text:p>0.02870863</text:p>
          </table:table-cell>
          <table:table-cell office:value-type="float" office:value="0.02392403" calcext:value-type="float">
            <text:p>0.02392403</text:p>
          </table:table-cell>
          <table:table-cell office:value-type="float" office:value="0.08233987" calcext:value-type="float">
            <text:p>0.08233987</text:p>
          </table:table-cell>
          <table:table-cell office:value-type="float" office:value="0.1390106" calcext:value-type="float">
            <text:p>0.1390106</text:p>
          </table:table-cell>
          <table:table-cell office:value-type="float" office:value="0.4696985" calcext:value-type="float">
            <text:p>0.4696985</text:p>
          </table:table-cell>
          <table:table-cell office:value-type="float" office:value="1.582066" calcext:value-type="float">
            <text:p>1.582066</text:p>
          </table:table-cell>
          <table:table-cell office:value-type="float" office:value="4.966998" calcext:value-type="float">
            <text:p>4.966998</text:p>
          </table:table-cell>
          <table:table-cell office:value-type="float" office:value="12.86098" calcext:value-type="float">
            <text:p>12.86098</text:p>
          </table:table-cell>
          <table:table-cell office:value-type="float" office:value="21.7361" calcext:value-type="float">
            <text:p>21.7361</text:p>
          </table:table-cell>
          <table:table-cell office:value-type="float" office:value="17.87126" calcext:value-type="float">
            <text:p>17.87126</text:p>
          </table:table-cell>
          <table:table-cell office:value-type="float" office:value="137.4873" calcext:value-type="float">
            <text:p>137.4873</text:p>
          </table:table-cell>
          <table:table-cell office:value-type="float" office:value="0" calcext:value-type="float">
            <text:p>0</text:p>
          </table:table-cell>
          <table:table-cell office:value-type="float" office:value="-0.06702317" calcext:value-type="float">
            <text:p>-0.067023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1999" calcext:value-type="float">
            <text:p>24041999</text:p>
          </table:table-cell>
          <table:table-cell office:value-type="float" office:value="7.429568" calcext:value-type="float">
            <text:p>7.429568</text:p>
          </table:table-cell>
          <table:table-cell office:value-type="float" office:value="476.6354" calcext:value-type="float">
            <text:p>476.6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95336" calcext:value-type="float">
            <text:p>0.05295336</text:p>
          </table:table-cell>
          <table:table-cell office:value-type="float" office:value="14.77609" calcext:value-type="float">
            <text:p>14.77609</text:p>
          </table:table-cell>
          <table:table-cell office:value-type="float" office:value="0" calcext:value-type="float">
            <text:p>0</text:p>
          </table:table-cell>
          <table:table-cell office:value-type="float" office:value="0.01287762" calcext:value-type="float">
            <text:p>0.01287762</text:p>
          </table:table-cell>
          <table:table-cell office:value-type="float" office:value="0" calcext:value-type="float">
            <text:p>0</text:p>
          </table:table-cell>
          <table:table-cell office:value-type="float" office:value="7.343351" calcext:value-type="float">
            <text:p>7.343351</text:p>
          </table:table-cell>
          <table:table-cell office:value-type="float" office:value="-0.1353618" calcext:value-type="float">
            <text:p>-0.1353618</text:p>
          </table:table-cell>
          <table:table-cell office:value-type="float" office:value="-0.02190471" calcext:value-type="float">
            <text:p>-0.02190471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46521" calcext:value-type="float">
            <text:p>9.46521</text:p>
          </table:table-cell>
          <table:table-cell office:value-type="float" office:value="0.02239473" calcext:value-type="float">
            <text:p>0.02239473</text:p>
          </table:table-cell>
          <table:table-cell office:value-type="float" office:value="0.0282781" calcext:value-type="float">
            <text:p>0.0282781</text:p>
          </table:table-cell>
          <table:table-cell office:value-type="float" office:value="0.03004228" calcext:value-type="float">
            <text:p>0.03004228</text:p>
          </table:table-cell>
          <table:table-cell office:value-type="float" office:value="0.02880951" calcext:value-type="float">
            <text:p>0.02880951</text:p>
          </table:table-cell>
          <table:table-cell office:value-type="float" office:value="0.02818525" calcext:value-type="float">
            <text:p>0.02818525</text:p>
          </table:table-cell>
          <table:table-cell office:value-type="float" office:value="0.02713861" calcext:value-type="float">
            <text:p>0.02713861</text:p>
          </table:table-cell>
          <table:table-cell office:value-type="float" office:value="0.02829012" calcext:value-type="float">
            <text:p>0.02829012</text:p>
          </table:table-cell>
          <table:table-cell office:value-type="float" office:value="0.0239902" calcext:value-type="float">
            <text:p>0.0239902</text:p>
          </table:table-cell>
          <table:table-cell office:value-type="float" office:value="0.111496" calcext:value-type="float">
            <text:p>0.111496</text:p>
          </table:table-cell>
          <table:table-cell office:value-type="float" office:value="0.1768071" calcext:value-type="float">
            <text:p>0.1768071</text:p>
          </table:table-cell>
          <table:table-cell office:value-type="float" office:value="0.4785064" calcext:value-type="float">
            <text:p>0.4785064</text:p>
          </table:table-cell>
          <table:table-cell office:value-type="float" office:value="1.493601" calcext:value-type="float">
            <text:p>1.493601</text:p>
          </table:table-cell>
          <table:table-cell office:value-type="float" office:value="4.62314" calcext:value-type="float">
            <text:p>4.62314</text:p>
          </table:table-cell>
          <table:table-cell office:value-type="float" office:value="12.04676" calcext:value-type="float">
            <text:p>12.04676</text:p>
          </table:table-cell>
          <table:table-cell office:value-type="float" office:value="20.51889" calcext:value-type="float">
            <text:p>20.51889</text:p>
          </table:table-cell>
          <table:table-cell office:value-type="float" office:value="17.99971" calcext:value-type="float">
            <text:p>17.99971</text:p>
          </table:table-cell>
          <table:table-cell office:value-type="float" office:value="143.4669" calcext:value-type="float">
            <text:p>143.4669</text:p>
          </table:table-cell>
          <table:table-cell office:value-type="float" office:value="0" calcext:value-type="float">
            <text:p>0</text:p>
          </table:table-cell>
          <table:table-cell office:value-type="float" office:value="-0.06702963" calcext:value-type="float">
            <text:p>-0.067029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1999" calcext:value-type="float">
            <text:p>25041999</text:p>
          </table:table-cell>
          <table:table-cell office:value-type="float" office:value="7.42221" calcext:value-type="float">
            <text:p>7.42221</text:p>
          </table:table-cell>
          <table:table-cell office:value-type="float" office:value="476.6269" calcext:value-type="float">
            <text:p>476.6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54312" calcext:value-type="float">
            <text:p>0.05254312</text:p>
          </table:table-cell>
          <table:table-cell office:value-type="float" office:value="14.70187" calcext:value-type="float">
            <text:p>14.70187</text:p>
          </table:table-cell>
          <table:table-cell office:value-type="float" office:value="0" calcext:value-type="float">
            <text:p>0</text:p>
          </table:table-cell>
          <table:table-cell office:value-type="float" office:value="0.01311557" calcext:value-type="float">
            <text:p>0.01311557</text:p>
          </table:table-cell>
          <table:table-cell office:value-type="float" office:value="0" calcext:value-type="float">
            <text:p>0</text:p>
          </table:table-cell>
          <table:table-cell office:value-type="float" office:value="7.430831" calcext:value-type="float">
            <text:p>7.430831</text:p>
          </table:table-cell>
          <table:table-cell office:value-type="float" office:value="-0.1354128" calcext:value-type="float">
            <text:p>-0.1354128</text:p>
          </table:table-cell>
          <table:table-cell office:value-type="float" office:value="-0.02191158" calcext:value-type="float">
            <text:p>-0.02191158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457925" calcext:value-type="float">
            <text:p>9.457925</text:p>
          </table:table-cell>
          <table:table-cell office:value-type="float" office:value="0.02120119" calcext:value-type="float">
            <text:p>0.02120119</text:p>
          </table:table-cell>
          <table:table-cell office:value-type="float" office:value="0.0265617" calcext:value-type="float">
            <text:p>0.0265617</text:p>
          </table:table-cell>
          <table:table-cell office:value-type="float" office:value="0.02755535" calcext:value-type="float">
            <text:p>0.02755535</text:p>
          </table:table-cell>
          <table:table-cell office:value-type="float" office:value="0.02653098" calcext:value-type="float">
            <text:p>0.02653098</text:p>
          </table:table-cell>
          <table:table-cell office:value-type="float" office:value="0.0264792" calcext:value-type="float">
            <text:p>0.0264792</text:p>
          </table:table-cell>
          <table:table-cell office:value-type="float" office:value="0.02590347" calcext:value-type="float">
            <text:p>0.02590347</text:p>
          </table:table-cell>
          <table:table-cell office:value-type="float" office:value="0.02791201" calcext:value-type="float">
            <text:p>0.02791201</text:p>
          </table:table-cell>
          <table:table-cell office:value-type="float" office:value="0.02393957" calcext:value-type="float">
            <text:p>0.02393957</text:p>
          </table:table-cell>
          <table:table-cell office:value-type="float" office:value="0.1368492" calcext:value-type="float">
            <text:p>0.1368492</text:p>
          </table:table-cell>
          <table:table-cell office:value-type="float" office:value="0.2135479" calcext:value-type="float">
            <text:p>0.2135479</text:p>
          </table:table-cell>
          <table:table-cell office:value-type="float" office:value="0.4971052" calcext:value-type="float">
            <text:p>0.4971052</text:p>
          </table:table-cell>
          <table:table-cell office:value-type="float" office:value="1.405288" calcext:value-type="float">
            <text:p>1.405288</text:p>
          </table:table-cell>
          <table:table-cell office:value-type="float" office:value="4.299396" calcext:value-type="float">
            <text:p>4.299396</text:p>
          </table:table-cell>
          <table:table-cell office:value-type="float" office:value="11.42453" calcext:value-type="float">
            <text:p>11.42453</text:p>
          </table:table-cell>
          <table:table-cell office:value-type="float" office:value="19.86528" calcext:value-type="float">
            <text:p>19.86528</text:p>
          </table:table-cell>
          <table:table-cell office:value-type="float" office:value="17.93357" calcext:value-type="float">
            <text:p>17.93357</text:p>
          </table:table-cell>
          <table:table-cell office:value-type="float" office:value="159.9935" calcext:value-type="float">
            <text:p>159.9935</text:p>
          </table:table-cell>
          <table:table-cell office:value-type="float" office:value="0" calcext:value-type="float">
            <text:p>0</text:p>
          </table:table-cell>
          <table:table-cell office:value-type="float" office:value="-0.06704396" calcext:value-type="float">
            <text:p>-0.067043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1999" calcext:value-type="float">
            <text:p>26041999</text:p>
          </table:table-cell>
          <table:table-cell office:value-type="float" office:value="7.411572" calcext:value-type="float">
            <text:p>7.411572</text:p>
          </table:table-cell>
          <table:table-cell office:value-type="float" office:value="476.6145" calcext:value-type="float">
            <text:p>476.6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24031" calcext:value-type="float">
            <text:p>0.05224031</text:p>
          </table:table-cell>
          <table:table-cell office:value-type="float" office:value="14.63769" calcext:value-type="float">
            <text:p>14.63769</text:p>
          </table:table-cell>
          <table:table-cell office:value-type="float" office:value="0" calcext:value-type="float">
            <text:p>0</text:p>
          </table:table-cell>
          <table:table-cell office:value-type="float" office:value="0.0133503" calcext:value-type="float">
            <text:p>0.0133503</text:p>
          </table:table-cell>
          <table:table-cell office:value-type="float" office:value="0" calcext:value-type="float">
            <text:p>0</text:p>
          </table:table-cell>
          <table:table-cell office:value-type="float" office:value="7.514351" calcext:value-type="float">
            <text:p>7.514351</text:p>
          </table:table-cell>
          <table:table-cell office:value-type="float" office:value="-0.135487" calcext:value-type="float">
            <text:p>-0.135487</text:p>
          </table:table-cell>
          <table:table-cell office:value-type="float" office:value="-0.021919" calcext:value-type="float">
            <text:p>-0.02191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453382" calcext:value-type="float">
            <text:p>9.453382</text:p>
          </table:table-cell>
          <table:table-cell office:value-type="float" office:value="0.02605812" calcext:value-type="float">
            <text:p>0.02605812</text:p>
          </table:table-cell>
          <table:table-cell office:value-type="float" office:value="0.0251755" calcext:value-type="float">
            <text:p>0.0251755</text:p>
          </table:table-cell>
          <table:table-cell office:value-type="float" office:value="0.02493525" calcext:value-type="float">
            <text:p>0.02493525</text:p>
          </table:table-cell>
          <table:table-cell office:value-type="float" office:value="0.02353805" calcext:value-type="float">
            <text:p>0.02353805</text:p>
          </table:table-cell>
          <table:table-cell office:value-type="float" office:value="0.02355972" calcext:value-type="float">
            <text:p>0.02355972</text:p>
          </table:table-cell>
          <table:table-cell office:value-type="float" office:value="0.0232255" calcext:value-type="float">
            <text:p>0.0232255</text:p>
          </table:table-cell>
          <table:table-cell office:value-type="float" office:value="0.02699557" calcext:value-type="float">
            <text:p>0.02699557</text:p>
          </table:table-cell>
          <table:table-cell office:value-type="float" office:value="0.02377132" calcext:value-type="float">
            <text:p>0.02377132</text:p>
          </table:table-cell>
          <table:table-cell office:value-type="float" office:value="0.4634587" calcext:value-type="float">
            <text:p>0.4634587</text:p>
          </table:table-cell>
          <table:table-cell office:value-type="float" office:value="0.3672276" calcext:value-type="float">
            <text:p>0.3672276</text:p>
          </table:table-cell>
          <table:table-cell office:value-type="float" office:value="0.5729401" calcext:value-type="float">
            <text:p>0.5729401</text:p>
          </table:table-cell>
          <table:table-cell office:value-type="float" office:value="1.420641" calcext:value-type="float">
            <text:p>1.420641</text:p>
          </table:table-cell>
          <table:table-cell office:value-type="float" office:value="4.140236" calcext:value-type="float">
            <text:p>4.140236</text:p>
          </table:table-cell>
          <table:table-cell office:value-type="float" office:value="10.80133" calcext:value-type="float">
            <text:p>10.80133</text:p>
          </table:table-cell>
          <table:table-cell office:value-type="float" office:value="19.21333" calcext:value-type="float">
            <text:p>19.21333</text:p>
          </table:table-cell>
          <table:table-cell office:value-type="float" office:value="17.81152" calcext:value-type="float">
            <text:p>17.81152</text:p>
          </table:table-cell>
          <table:table-cell office:value-type="float" office:value="212.8729" calcext:value-type="float">
            <text:p>212.8729</text:p>
          </table:table-cell>
          <table:table-cell office:value-type="float" office:value="0" calcext:value-type="float">
            <text:p>0</text:p>
          </table:table-cell>
          <table:table-cell office:value-type="float" office:value="-0.06707127" calcext:value-type="float">
            <text:p>-0.0670712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1999" calcext:value-type="float">
            <text:p>27041999</text:p>
          </table:table-cell>
          <table:table-cell office:value-type="float" office:value="7.399721" calcext:value-type="float">
            <text:p>7.399721</text:p>
          </table:table-cell>
          <table:table-cell office:value-type="float" office:value="476.6005" calcext:value-type="float">
            <text:p>476.6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44141" calcext:value-type="float">
            <text:p>0.05244141</text:p>
          </table:table-cell>
          <table:table-cell office:value-type="float" office:value="14.58406" calcext:value-type="float">
            <text:p>14.58406</text:p>
          </table:table-cell>
          <table:table-cell office:value-type="float" office:value="0" calcext:value-type="float">
            <text:p>0</text:p>
          </table:table-cell>
          <table:table-cell office:value-type="float" office:value="0.01352192" calcext:value-type="float">
            <text:p>0.01352192</text:p>
          </table:table-cell>
          <table:table-cell office:value-type="float" office:value="0" calcext:value-type="float">
            <text:p>0</text:p>
          </table:table-cell>
          <table:table-cell office:value-type="float" office:value="7.589252" calcext:value-type="float">
            <text:p>7.589252</text:p>
          </table:table-cell>
          <table:table-cell office:value-type="float" office:value="-0.1355814" calcext:value-type="float">
            <text:p>-0.1355814</text:p>
          </table:table-cell>
          <table:table-cell office:value-type="float" office:value="-0.0219213" calcext:value-type="float">
            <text:p>-0.0219213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447105" calcext:value-type="float">
            <text:p>9.447105</text:p>
          </table:table-cell>
          <table:table-cell office:value-type="float" office:value="0.02838129" calcext:value-type="float">
            <text:p>0.02838129</text:p>
          </table:table-cell>
          <table:table-cell office:value-type="float" office:value="0.02415069" calcext:value-type="float">
            <text:p>0.02415069</text:p>
          </table:table-cell>
          <table:table-cell office:value-type="float" office:value="0.02341044" calcext:value-type="float">
            <text:p>0.02341044</text:p>
          </table:table-cell>
          <table:table-cell office:value-type="float" office:value="0.02186416" calcext:value-type="float">
            <text:p>0.02186416</text:p>
          </table:table-cell>
          <table:table-cell office:value-type="float" office:value="0.02165868" calcext:value-type="float">
            <text:p>0.02165868</text:p>
          </table:table-cell>
          <table:table-cell office:value-type="float" office:value="0.02128534" calcext:value-type="float">
            <text:p>0.02128534</text:p>
          </table:table-cell>
          <table:table-cell office:value-type="float" office:value="0.02575516" calcext:value-type="float">
            <text:p>0.02575516</text:p>
          </table:table-cell>
          <table:table-cell office:value-type="float" office:value="0.02342177" calcext:value-type="float">
            <text:p>0.02342177</text:p>
          </table:table-cell>
          <table:table-cell office:value-type="float" office:value="1.007244" calcext:value-type="float">
            <text:p>1.007244</text:p>
          </table:table-cell>
          <table:table-cell office:value-type="float" office:value="0.5675173" calcext:value-type="float">
            <text:p>0.5675173</text:p>
          </table:table-cell>
          <table:table-cell office:value-type="float" office:value="0.6970345" calcext:value-type="float">
            <text:p>0.6970345</text:p>
          </table:table-cell>
          <table:table-cell office:value-type="float" office:value="1.579495" calcext:value-type="float">
            <text:p>1.579495</text:p>
          </table:table-cell>
          <table:table-cell office:value-type="float" office:value="4.327441" calcext:value-type="float">
            <text:p>4.327441</text:p>
          </table:table-cell>
          <table:table-cell office:value-type="float" office:value="10.69159" calcext:value-type="float">
            <text:p>10.69159</text:p>
          </table:table-cell>
          <table:table-cell office:value-type="float" office:value="18.50849" calcext:value-type="float">
            <text:p>18.50849</text:p>
          </table:table-cell>
          <table:table-cell office:value-type="float" office:value="17.56081" calcext:value-type="float">
            <text:p>17.56081</text:p>
          </table:table-cell>
          <table:table-cell office:value-type="float" office:value="304.906" calcext:value-type="float">
            <text:p>304.906</text:p>
          </table:table-cell>
          <table:table-cell office:value-type="float" office:value="0" calcext:value-type="float">
            <text:p>0</text:p>
          </table:table-cell>
          <table:table-cell office:value-type="float" office:value="-0.06709279" calcext:value-type="float">
            <text:p>-0.0670927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1999" calcext:value-type="float">
            <text:p>28041999</text:p>
          </table:table-cell>
          <table:table-cell office:value-type="float" office:value="7.38322" calcext:value-type="float">
            <text:p>7.38322</text:p>
          </table:table-cell>
          <table:table-cell office:value-type="float" office:value="476.5823" calcext:value-type="float">
            <text:p>476.5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39182" calcext:value-type="float">
            <text:p>0.05639182</text:p>
          </table:table-cell>
          <table:table-cell office:value-type="float" office:value="14.54752" calcext:value-type="float">
            <text:p>14.54752</text:p>
          </table:table-cell>
          <table:table-cell office:value-type="float" office:value="0" calcext:value-type="float">
            <text:p>0</text:p>
          </table:table-cell>
          <table:table-cell office:value-type="float" office:value="0.01363969" calcext:value-type="float">
            <text:p>0.01363969</text:p>
          </table:table-cell>
          <table:table-cell office:value-type="float" office:value="0" calcext:value-type="float">
            <text:p>0</text:p>
          </table:table-cell>
          <table:table-cell office:value-type="float" office:value="7.651779" calcext:value-type="float">
            <text:p>7.651779</text:p>
          </table:table-cell>
          <table:table-cell office:value-type="float" office:value="-0.1356912" calcext:value-type="float">
            <text:p>-0.1356912</text:p>
          </table:table-cell>
          <table:table-cell office:value-type="float" office:value="-0.02193259" calcext:value-type="float">
            <text:p>-0.0219325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428665" calcext:value-type="float">
            <text:p>9.428665</text:p>
          </table:table-cell>
          <table:table-cell office:value-type="float" office:value="0.3270962" calcext:value-type="float">
            <text:p>0.3270962</text:p>
          </table:table-cell>
          <table:table-cell office:value-type="float" office:value="0.02734745" calcext:value-type="float">
            <text:p>0.02734745</text:p>
          </table:table-cell>
          <table:table-cell office:value-type="float" office:value="0.02256935" calcext:value-type="float">
            <text:p>0.02256935</text:p>
          </table:table-cell>
          <table:table-cell office:value-type="float" office:value="0.02071735" calcext:value-type="float">
            <text:p>0.02071735</text:p>
          </table:table-cell>
          <table:table-cell office:value-type="float" office:value="0.02016386" calcext:value-type="float">
            <text:p>0.02016386</text:p>
          </table:table-cell>
          <table:table-cell office:value-type="float" office:value="0.01975586" calcext:value-type="float">
            <text:p>0.01975586</text:p>
          </table:table-cell>
          <table:table-cell office:value-type="float" office:value="0.02443487" calcext:value-type="float">
            <text:p>0.02443487</text:p>
          </table:table-cell>
          <table:table-cell office:value-type="float" office:value="0.02296413" calcext:value-type="float">
            <text:p>0.02296413</text:p>
          </table:table-cell>
          <table:table-cell office:value-type="float" office:value="1.149764" calcext:value-type="float">
            <text:p>1.149764</text:p>
          </table:table-cell>
          <table:table-cell office:value-type="float" office:value="0.9444945" calcext:value-type="float">
            <text:p>0.9444945</text:p>
          </table:table-cell>
          <table:table-cell office:value-type="float" office:value="0.8770881" calcext:value-type="float">
            <text:p>0.8770881</text:p>
          </table:table-cell>
          <table:table-cell office:value-type="float" office:value="1.785484" calcext:value-type="float">
            <text:p>1.785484</text:p>
          </table:table-cell>
          <table:table-cell office:value-type="float" office:value="4.590253" calcext:value-type="float">
            <text:p>4.590253</text:p>
          </table:table-cell>
          <table:table-cell office:value-type="float" office:value="10.73698" calcext:value-type="float">
            <text:p>10.73698</text:p>
          </table:table-cell>
          <table:table-cell office:value-type="float" office:value="18.01208" calcext:value-type="float">
            <text:p>18.01208</text:p>
          </table:table-cell>
          <table:table-cell office:value-type="float" office:value="17.3136" calcext:value-type="float">
            <text:p>17.3136</text:p>
          </table:table-cell>
          <table:table-cell office:value-type="float" office:value="382.4021" calcext:value-type="float">
            <text:p>382.4021</text:p>
          </table:table-cell>
          <table:table-cell office:value-type="float" office:value="0" calcext:value-type="float">
            <text:p>0</text:p>
          </table:table-cell>
          <table:table-cell office:value-type="float" office:value="-0.06711122" calcext:value-type="float">
            <text:p>-0.067111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1999" calcext:value-type="float">
            <text:p>29041999</text:p>
          </table:table-cell>
          <table:table-cell office:value-type="float" office:value="7.35508" calcext:value-type="float">
            <text:p>7.35508</text:p>
          </table:table-cell>
          <table:table-cell office:value-type="float" office:value="476.5536" calcext:value-type="float">
            <text:p>476.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40445" calcext:value-type="float">
            <text:p>0.07140445</text:p>
          </table:table-cell>
          <table:table-cell office:value-type="float" office:value="14.5318" calcext:value-type="float">
            <text:p>14.5318</text:p>
          </table:table-cell>
          <table:table-cell office:value-type="float" office:value="0" calcext:value-type="float">
            <text:p>0</text:p>
          </table:table-cell>
          <table:table-cell office:value-type="float" office:value="0.0137502" calcext:value-type="float">
            <text:p>0.0137502</text:p>
          </table:table-cell>
          <table:table-cell office:value-type="float" office:value="0" calcext:value-type="float">
            <text:p>0</text:p>
          </table:table-cell>
          <table:table-cell office:value-type="float" office:value="7.703819" calcext:value-type="float">
            <text:p>7.703819</text:p>
          </table:table-cell>
          <table:table-cell office:value-type="float" office:value="-0.1358296" calcext:value-type="float">
            <text:p>-0.1358296</text:p>
          </table:table-cell>
          <table:table-cell office:value-type="float" office:value="-0.02202219" calcext:value-type="float">
            <text:p>-0.0220221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378726" calcext:value-type="float">
            <text:p>9.378726</text:p>
          </table:table-cell>
          <table:table-cell office:value-type="float" office:value="1.401023" calcext:value-type="float">
            <text:p>1.401023</text:p>
          </table:table-cell>
          <table:table-cell office:value-type="float" office:value="0.0376009" calcext:value-type="float">
            <text:p>0.0376009</text:p>
          </table:table-cell>
          <table:table-cell office:value-type="float" office:value="0.02332533" calcext:value-type="float">
            <text:p>0.02332533</text:p>
          </table:table-cell>
          <table:table-cell office:value-type="float" office:value="0.01997817" calcext:value-type="float">
            <text:p>0.01997817</text:p>
          </table:table-cell>
          <table:table-cell office:value-type="float" office:value="0.01881514" calcext:value-type="float">
            <text:p>0.01881514</text:p>
          </table:table-cell>
          <table:table-cell office:value-type="float" office:value="0.01835932" calcext:value-type="float">
            <text:p>0.01835932</text:p>
          </table:table-cell>
          <table:table-cell office:value-type="float" office:value="0.02288573" calcext:value-type="float">
            <text:p>0.02288573</text:p>
          </table:table-cell>
          <table:table-cell office:value-type="float" office:value="0.02237138" calcext:value-type="float">
            <text:p>0.02237138</text:p>
          </table:table-cell>
          <table:table-cell office:value-type="float" office:value="0.8491628" calcext:value-type="float">
            <text:p>0.8491628</text:p>
          </table:table-cell>
          <table:table-cell office:value-type="float" office:value="1.491231" calcext:value-type="float">
            <text:p>1.491231</text:p>
          </table:table-cell>
          <table:table-cell office:value-type="float" office:value="1.09582" calcext:value-type="float">
            <text:p>1.09582</text:p>
          </table:table-cell>
          <table:table-cell office:value-type="float" office:value="1.99248" calcext:value-type="float">
            <text:p>1.99248</text:p>
          </table:table-cell>
          <table:table-cell office:value-type="float" office:value="4.852372" calcext:value-type="float">
            <text:p>4.852372</text:p>
          </table:table-cell>
          <table:table-cell office:value-type="float" office:value="10.88862" calcext:value-type="float">
            <text:p>10.88862</text:p>
          </table:table-cell>
          <table:table-cell office:value-type="float" office:value="17.68407" calcext:value-type="float">
            <text:p>17.68407</text:p>
          </table:table-cell>
          <table:table-cell office:value-type="float" office:value="17.10814" calcext:value-type="float">
            <text:p>17.10814</text:p>
          </table:table-cell>
          <table:table-cell office:value-type="float" office:value="576.8273" calcext:value-type="float">
            <text:p>576.8273</text:p>
          </table:table-cell>
          <table:table-cell office:value-type="float" office:value="0" calcext:value-type="float">
            <text:p>0</text:p>
          </table:table-cell>
          <table:table-cell office:value-type="float" office:value="-0.06715638" calcext:value-type="float">
            <text:p>-0.067156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1999" calcext:value-type="float">
            <text:p>30041999</text:p>
          </table:table-cell>
          <table:table-cell office:value-type="float" office:value="7.324937" calcext:value-type="float">
            <text:p>7.324937</text:p>
          </table:table-cell>
          <table:table-cell office:value-type="float" office:value="476.5207" calcext:value-type="float">
            <text:p>476.5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22529" calcext:value-type="float">
            <text:p>0.08322529</text:p>
          </table:table-cell>
          <table:table-cell office:value-type="float" office:value="14.53308" calcext:value-type="float">
            <text:p>14.53308</text:p>
          </table:table-cell>
          <table:table-cell office:value-type="float" office:value="0" calcext:value-type="float">
            <text:p>0</text:p>
          </table:table-cell>
          <table:table-cell office:value-type="float" office:value="0.01384994" calcext:value-type="float">
            <text:p>0.01384994</text:p>
          </table:table-cell>
          <table:table-cell office:value-type="float" office:value="0" calcext:value-type="float">
            <text:p>0</text:p>
          </table:table-cell>
          <table:table-cell office:value-type="float" office:value="7.747744" calcext:value-type="float">
            <text:p>7.747744</text:p>
          </table:table-cell>
          <table:table-cell office:value-type="float" office:value="-0.135975" calcext:value-type="float">
            <text:p>-0.135975</text:p>
          </table:table-cell>
          <table:table-cell office:value-type="float" office:value="-0.02217284" calcext:value-type="float">
            <text:p>-0.02217284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334105" calcext:value-type="float">
            <text:p>9.334105</text:p>
          </table:table-cell>
          <table:table-cell office:value-type="float" office:value="2.211565" calcext:value-type="float">
            <text:p>2.211565</text:p>
          </table:table-cell>
          <table:table-cell office:value-type="float" office:value="0.04438196" calcext:value-type="float">
            <text:p>0.04438196</text:p>
          </table:table-cell>
          <table:table-cell office:value-type="float" office:value="0.02473612" calcext:value-type="float">
            <text:p>0.02473612</text:p>
          </table:table-cell>
          <table:table-cell office:value-type="float" office:value="0.019814" calcext:value-type="float">
            <text:p>0.019814</text:p>
          </table:table-cell>
          <table:table-cell office:value-type="float" office:value="0.01807258" calcext:value-type="float">
            <text:p>0.01807258</text:p>
          </table:table-cell>
          <table:table-cell office:value-type="float" office:value="0.01736709" calcext:value-type="float">
            <text:p>0.01736709</text:p>
          </table:table-cell>
          <table:table-cell office:value-type="float" office:value="0.02123533" calcext:value-type="float">
            <text:p>0.02123533</text:p>
          </table:table-cell>
          <table:table-cell office:value-type="float" office:value="0.02157753" calcext:value-type="float">
            <text:p>0.02157753</text:p>
          </table:table-cell>
          <table:table-cell office:value-type="float" office:value="0.7042676" calcext:value-type="float">
            <text:p>0.7042676</text:p>
          </table:table-cell>
          <table:table-cell office:value-type="float" office:value="2.024725" calcext:value-type="float">
            <text:p>2.024725</text:p>
          </table:table-cell>
          <table:table-cell office:value-type="float" office:value="1.340882" calcext:value-type="float">
            <text:p>1.340882</text:p>
          </table:table-cell>
          <table:table-cell office:value-type="float" office:value="2.196149" calcext:value-type="float">
            <text:p>2.196149</text:p>
          </table:table-cell>
          <table:table-cell office:value-type="float" office:value="5.079443" calcext:value-type="float">
            <text:p>5.079443</text:p>
          </table:table-cell>
          <table:table-cell office:value-type="float" office:value="11.04886" calcext:value-type="float">
            <text:p>11.04886</text:p>
          </table:table-cell>
          <table:table-cell office:value-type="float" office:value="17.4734" calcext:value-type="float">
            <text:p>17.4734</text:p>
          </table:table-cell>
          <table:table-cell office:value-type="float" office:value="16.95269" calcext:value-type="float">
            <text:p>16.95269</text:p>
          </table:table-cell>
          <table:table-cell office:value-type="float" office:value="795.8627" calcext:value-type="float">
            <text:p>795.8627</text:p>
          </table:table-cell>
          <table:table-cell office:value-type="float" office:value="0" calcext:value-type="float">
            <text:p>0</text:p>
          </table:table-cell>
          <table:table-cell office:value-type="float" office:value="-0.06719305" calcext:value-type="float">
            <text:p>-0.067193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1999" calcext:value-type="float">
            <text:p>1051999</text:p>
          </table:table-cell>
          <table:table-cell office:value-type="float" office:value="7.291699" calcext:value-type="float">
            <text:p>7.291699</text:p>
          </table:table-cell>
          <table:table-cell office:value-type="float" office:value="476.4844" calcext:value-type="float">
            <text:p>476.4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65522" calcext:value-type="float">
            <text:p>0.09465522</text:p>
          </table:table-cell>
          <table:table-cell office:value-type="float" office:value="14.54744" calcext:value-type="float">
            <text:p>14.54744</text:p>
          </table:table-cell>
          <table:table-cell office:value-type="float" office:value="0" calcext:value-type="float">
            <text:p>0</text:p>
          </table:table-cell>
          <table:table-cell office:value-type="float" office:value="0.01393831" calcext:value-type="float">
            <text:p>0.01393831</text:p>
          </table:table-cell>
          <table:table-cell office:value-type="float" office:value="0" calcext:value-type="float">
            <text:p>0</text:p>
          </table:table-cell>
          <table:table-cell office:value-type="float" office:value="7.784893" calcext:value-type="float">
            <text:p>7.784893</text:p>
          </table:table-cell>
          <table:table-cell office:value-type="float" office:value="-0.1361179" calcext:value-type="float">
            <text:p>-0.1361179</text:p>
          </table:table-cell>
          <table:table-cell office:value-type="float" office:value="-0.02235699" calcext:value-type="float">
            <text:p>-0.0223569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289301" calcext:value-type="float">
            <text:p>9.289301</text:p>
          </table:table-cell>
          <table:table-cell office:value-type="float" office:value="2.892296" calcext:value-type="float">
            <text:p>2.892296</text:p>
          </table:table-cell>
          <table:table-cell office:value-type="float" office:value="0.05224138" calcext:value-type="float">
            <text:p>0.05224138</text:p>
          </table:table-cell>
          <table:table-cell office:value-type="float" office:value="0.02747352" calcext:value-type="float">
            <text:p>0.02747352</text:p>
          </table:table-cell>
          <table:table-cell office:value-type="float" office:value="0.02037315" calcext:value-type="float">
            <text:p>0.02037315</text:p>
          </table:table-cell>
          <table:table-cell office:value-type="float" office:value="0.01767003" calcext:value-type="float">
            <text:p>0.01767003</text:p>
          </table:table-cell>
          <table:table-cell office:value-type="float" office:value="0.01679172" calcext:value-type="float">
            <text:p>0.01679172</text:p>
          </table:table-cell>
          <table:table-cell office:value-type="float" office:value="0.01982595" calcext:value-type="float">
            <text:p>0.01982595</text:p>
          </table:table-cell>
          <table:table-cell office:value-type="float" office:value="0.02067063" calcext:value-type="float">
            <text:p>0.02067063</text:p>
          </table:table-cell>
          <table:table-cell office:value-type="float" office:value="0.6629394" calcext:value-type="float">
            <text:p>0.6629394</text:p>
          </table:table-cell>
          <table:table-cell office:value-type="float" office:value="2.558304" calcext:value-type="float">
            <text:p>2.558304</text:p>
          </table:table-cell>
          <table:table-cell office:value-type="float" office:value="1.615436" calcext:value-type="float">
            <text:p>1.615436</text:p>
          </table:table-cell>
          <table:table-cell office:value-type="float" office:value="2.406446" calcext:value-type="float">
            <text:p>2.406446</text:p>
          </table:table-cell>
          <table:table-cell office:value-type="float" office:value="5.291204" calcext:value-type="float">
            <text:p>5.291204</text:p>
          </table:table-cell>
          <table:table-cell office:value-type="float" office:value="11.19296" calcext:value-type="float">
            <text:p>11.19296</text:p>
          </table:table-cell>
          <table:table-cell office:value-type="float" office:value="17.32496" calcext:value-type="float">
            <text:p>17.32496</text:p>
          </table:table-cell>
          <table:table-cell office:value-type="float" office:value="16.82734" calcext:value-type="float">
            <text:p>16.82734</text:p>
          </table:table-cell>
          <table:table-cell office:value-type="float" office:value="1147.772" calcext:value-type="float">
            <text:p>1147.772</text:p>
          </table:table-cell>
          <table:table-cell office:value-type="float" office:value="0" calcext:value-type="float">
            <text:p>0</text:p>
          </table:table-cell>
          <table:table-cell office:value-type="float" office:value="-0.06722402" calcext:value-type="float">
            <text:p>-0.0672240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1999" calcext:value-type="float">
            <text:p>2051999</text:p>
          </table:table-cell>
          <table:table-cell office:value-type="float" office:value="7.256178" calcext:value-type="float">
            <text:p>7.256178</text:p>
          </table:table-cell>
          <table:table-cell office:value-type="float" office:value="476.4452" calcext:value-type="float">
            <text:p>476.4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2178" calcext:value-type="float">
            <text:p>0.1042178</text:p>
          </table:table-cell>
          <table:table-cell office:value-type="float" office:value="14.57405" calcext:value-type="float">
            <text:p>14.57405</text:p>
          </table:table-cell>
          <table:table-cell office:value-type="float" office:value="0" calcext:value-type="float">
            <text:p>0</text:p>
          </table:table-cell>
          <table:table-cell office:value-type="float" office:value="0.01401784" calcext:value-type="float">
            <text:p>0.01401784</text:p>
          </table:table-cell>
          <table:table-cell office:value-type="float" office:value="0" calcext:value-type="float">
            <text:p>0</text:p>
          </table:table-cell>
          <table:table-cell office:value-type="float" office:value="7.816716" calcext:value-type="float">
            <text:p>7.816716</text:p>
          </table:table-cell>
          <table:table-cell office:value-type="float" office:value="-0.1362809" calcext:value-type="float">
            <text:p>-0.1362809</text:p>
          </table:table-cell>
          <table:table-cell office:value-type="float" office:value="-0.0225647" calcext:value-type="float">
            <text:p>-0.0225647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248944" calcext:value-type="float">
            <text:p>9.248944</text:p>
          </table:table-cell>
          <table:table-cell office:value-type="float" office:value="3.364369" calcext:value-type="float">
            <text:p>3.364369</text:p>
          </table:table-cell>
          <table:table-cell office:value-type="float" office:value="0.05958107" calcext:value-type="float">
            <text:p>0.05958107</text:p>
          </table:table-cell>
          <table:table-cell office:value-type="float" office:value="0.03061116" calcext:value-type="float">
            <text:p>0.03061116</text:p>
          </table:table-cell>
          <table:table-cell office:value-type="float" office:value="0.02194791" calcext:value-type="float">
            <text:p>0.02194791</text:p>
          </table:table-cell>
          <table:table-cell office:value-type="float" office:value="0.01745783" calcext:value-type="float">
            <text:p>0.01745783</text:p>
          </table:table-cell>
          <table:table-cell office:value-type="float" office:value="0.01648719" calcext:value-type="float">
            <text:p>0.01648719</text:p>
          </table:table-cell>
          <table:table-cell office:value-type="float" office:value="0.01866862" calcext:value-type="float">
            <text:p>0.01866862</text:p>
          </table:table-cell>
          <table:table-cell office:value-type="float" office:value="0.01971499" calcext:value-type="float">
            <text:p>0.01971499</text:p>
          </table:table-cell>
          <table:table-cell office:value-type="float" office:value="0.68909" calcext:value-type="float">
            <text:p>0.68909</text:p>
          </table:table-cell>
          <table:table-cell office:value-type="float" office:value="3.105872" calcext:value-type="float">
            <text:p>3.105872</text:p>
          </table:table-cell>
          <table:table-cell office:value-type="float" office:value="1.925928" calcext:value-type="float">
            <text:p>1.925928</text:p>
          </table:table-cell>
          <table:table-cell office:value-type="float" office:value="2.633437" calcext:value-type="float">
            <text:p>2.633437</text:p>
          </table:table-cell>
          <table:table-cell office:value-type="float" office:value="5.494359" calcext:value-type="float">
            <text:p>5.494359</text:p>
          </table:table-cell>
          <table:table-cell office:value-type="float" office:value="11.34216" calcext:value-type="float">
            <text:p>11.34216</text:p>
          </table:table-cell>
          <table:table-cell office:value-type="float" office:value="17.2161" calcext:value-type="float">
            <text:p>17.2161</text:p>
          </table:table-cell>
          <table:table-cell office:value-type="float" office:value="16.71733" calcext:value-type="float">
            <text:p>16.71733</text:p>
          </table:table-cell>
          <table:table-cell office:value-type="float" office:value="1595.374" calcext:value-type="float">
            <text:p>1595.374</text:p>
          </table:table-cell>
          <table:table-cell office:value-type="float" office:value="0" calcext:value-type="float">
            <text:p>0</text:p>
          </table:table-cell>
          <table:table-cell office:value-type="float" office:value="-0.06725102" calcext:value-type="float">
            <text:p>-0.067251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1999" calcext:value-type="float">
            <text:p>3051999</text:p>
          </table:table-cell>
          <table:table-cell office:value-type="float" office:value="7.218042" calcext:value-type="float">
            <text:p>7.218042</text:p>
          </table:table-cell>
          <table:table-cell office:value-type="float" office:value="476.402" calcext:value-type="float">
            <text:p>476.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1514" calcext:value-type="float">
            <text:p>0.1121514</text:p>
          </table:table-cell>
          <table:table-cell office:value-type="float" office:value="14.61308" calcext:value-type="float">
            <text:p>14.61308</text:p>
          </table:table-cell>
          <table:table-cell office:value-type="float" office:value="0" calcext:value-type="float">
            <text:p>0</text:p>
          </table:table-cell>
          <table:table-cell office:value-type="float" office:value="0.01408974" calcext:value-type="float">
            <text:p>0.01408974</text:p>
          </table:table-cell>
          <table:table-cell office:value-type="float" office:value="0" calcext:value-type="float">
            <text:p>0</text:p>
          </table:table-cell>
          <table:table-cell office:value-type="float" office:value="7.844075" calcext:value-type="float">
            <text:p>7.844075</text:p>
          </table:table-cell>
          <table:table-cell office:value-type="float" office:value="-0.1364455" calcext:value-type="float">
            <text:p>-0.1364455</text:p>
          </table:table-cell>
          <table:table-cell office:value-type="float" office:value="-0.02278698" calcext:value-type="float">
            <text:p>-0.02278698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212981" calcext:value-type="float">
            <text:p>9.212981</text:p>
          </table:table-cell>
          <table:table-cell office:value-type="float" office:value="3.665611" calcext:value-type="float">
            <text:p>3.665611</text:p>
          </table:table-cell>
          <table:table-cell office:value-type="float" office:value="0.06458162" calcext:value-type="float">
            <text:p>0.06458162</text:p>
          </table:table-cell>
          <table:table-cell office:value-type="float" office:value="0.03379114" calcext:value-type="float">
            <text:p>0.03379114</text:p>
          </table:table-cell>
          <table:table-cell office:value-type="float" office:value="0.02397941" calcext:value-type="float">
            <text:p>0.02397941</text:p>
          </table:table-cell>
          <table:table-cell office:value-type="float" office:value="0.0174233" calcext:value-type="float">
            <text:p>0.0174233</text:p>
          </table:table-cell>
          <table:table-cell office:value-type="float" office:value="0.01631048" calcext:value-type="float">
            <text:p>0.01631048</text:p>
          </table:table-cell>
          <table:table-cell office:value-type="float" office:value="0.01774724" calcext:value-type="float">
            <text:p>0.01774724</text:p>
          </table:table-cell>
          <table:table-cell office:value-type="float" office:value="0.01876176" calcext:value-type="float">
            <text:p>0.01876176</text:p>
          </table:table-cell>
          <table:table-cell office:value-type="float" office:value="0.7612428" calcext:value-type="float">
            <text:p>0.7612428</text:p>
          </table:table-cell>
          <table:table-cell office:value-type="float" office:value="3.679691" calcext:value-type="float">
            <text:p>3.679691</text:p>
          </table:table-cell>
          <table:table-cell office:value-type="float" office:value="2.281216" calcext:value-type="float">
            <text:p>2.281216</text:p>
          </table:table-cell>
          <table:table-cell office:value-type="float" office:value="2.885125" calcext:value-type="float">
            <text:p>2.885125</text:p>
          </table:table-cell>
          <table:table-cell office:value-type="float" office:value="5.698064" calcext:value-type="float">
            <text:p>5.698064</text:p>
          </table:table-cell>
          <table:table-cell office:value-type="float" office:value="11.47038" calcext:value-type="float">
            <text:p>11.47038</text:p>
          </table:table-cell>
          <table:table-cell office:value-type="float" office:value="17.14409" calcext:value-type="float">
            <text:p>17.14409</text:p>
          </table:table-cell>
          <table:table-cell office:value-type="float" office:value="16.62421" calcext:value-type="float">
            <text:p>16.62421</text:p>
          </table:table-cell>
          <table:table-cell office:value-type="float" office:value="2128.096" calcext:value-type="float">
            <text:p>2128.096</text:p>
          </table:table-cell>
          <table:table-cell office:value-type="float" office:value="0" calcext:value-type="float">
            <text:p>0</text:p>
          </table:table-cell>
          <table:table-cell office:value-type="float" office:value="-0.06727818" calcext:value-type="float">
            <text:p>-0.067278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1999" calcext:value-type="float">
            <text:p>4051999</text:p>
          </table:table-cell>
          <table:table-cell office:value-type="float" office:value="7.182708" calcext:value-type="float">
            <text:p>7.182708</text:p>
          </table:table-cell>
          <table:table-cell office:value-type="float" office:value="476.358" calcext:value-type="float">
            <text:p>476.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8879" calcext:value-type="float">
            <text:p>0.1158879</text:p>
          </table:table-cell>
          <table:table-cell office:value-type="float" office:value="14.65745" calcext:value-type="float">
            <text:p>14.65745</text:p>
          </table:table-cell>
          <table:table-cell office:value-type="float" office:value="0" calcext:value-type="float">
            <text:p>0</text:p>
          </table:table-cell>
          <table:table-cell office:value-type="float" office:value="0.01415341" calcext:value-type="float">
            <text:p>0.01415341</text:p>
          </table:table-cell>
          <table:table-cell office:value-type="float" office:value="0" calcext:value-type="float">
            <text:p>0</text:p>
          </table:table-cell>
          <table:table-cell office:value-type="float" office:value="7.867751" calcext:value-type="float">
            <text:p>7.867751</text:p>
          </table:table-cell>
          <table:table-cell office:value-type="float" office:value="-0.1366168" calcext:value-type="float">
            <text:p>-0.1366168</text:p>
          </table:table-cell>
          <table:table-cell office:value-type="float" office:value="-0.02300741" calcext:value-type="float">
            <text:p>-0.02300741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187632" calcext:value-type="float">
            <text:p>9.187632</text:p>
          </table:table-cell>
          <table:table-cell office:value-type="float" office:value="3.756323" calcext:value-type="float">
            <text:p>3.756323</text:p>
          </table:table-cell>
          <table:table-cell office:value-type="float" office:value="0.06634431" calcext:value-type="float">
            <text:p>0.06634431</text:p>
          </table:table-cell>
          <table:table-cell office:value-type="float" office:value="0.0352653" calcext:value-type="float">
            <text:p>0.0352653</text:p>
          </table:table-cell>
          <table:table-cell office:value-type="float" office:value="0.02481408" calcext:value-type="float">
            <text:p>0.02481408</text:p>
          </table:table-cell>
          <table:table-cell office:value-type="float" office:value="0.01745665" calcext:value-type="float">
            <text:p>0.01745665</text:p>
          </table:table-cell>
          <table:table-cell office:value-type="float" office:value="0.01628623" calcext:value-type="float">
            <text:p>0.01628623</text:p>
          </table:table-cell>
          <table:table-cell office:value-type="float" office:value="0.01711496" calcext:value-type="float">
            <text:p>0.01711496</text:p>
          </table:table-cell>
          <table:table-cell office:value-type="float" office:value="0.01787701" calcext:value-type="float">
            <text:p>0.01787701</text:p>
          </table:table-cell>
          <table:table-cell office:value-type="float" office:value="0.874653" calcext:value-type="float">
            <text:p>0.874653</text:p>
          </table:table-cell>
          <table:table-cell office:value-type="float" office:value="4.202349" calcext:value-type="float">
            <text:p>4.202349</text:p>
          </table:table-cell>
          <table:table-cell office:value-type="float" office:value="2.64085" calcext:value-type="float">
            <text:p>2.64085</text:p>
          </table:table-cell>
          <table:table-cell office:value-type="float" office:value="3.141327" calcext:value-type="float">
            <text:p>3.141327</text:p>
          </table:table-cell>
          <table:table-cell office:value-type="float" office:value="5.897224" calcext:value-type="float">
            <text:p>5.897224</text:p>
          </table:table-cell>
          <table:table-cell office:value-type="float" office:value="11.60706" calcext:value-type="float">
            <text:p>11.60706</text:p>
          </table:table-cell>
          <table:table-cell office:value-type="float" office:value="17.0798" calcext:value-type="float">
            <text:p>17.0798</text:p>
          </table:table-cell>
          <table:table-cell office:value-type="float" office:value="16.54522" calcext:value-type="float">
            <text:p>16.54522</text:p>
          </table:table-cell>
          <table:table-cell office:value-type="float" office:value="2521.177" calcext:value-type="float">
            <text:p>2521.177</text:p>
          </table:table-cell>
          <table:table-cell office:value-type="float" office:value="0" calcext:value-type="float">
            <text:p>0</text:p>
          </table:table-cell>
          <table:table-cell office:value-type="float" office:value="-0.06730459" calcext:value-type="float">
            <text:p>-0.0673045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1999" calcext:value-type="float">
            <text:p>5051999</text:p>
          </table:table-cell>
          <table:table-cell office:value-type="float" office:value="7.145614" calcext:value-type="float">
            <text:p>7.145614</text:p>
          </table:table-cell>
          <table:table-cell office:value-type="float" office:value="476.3099" calcext:value-type="float">
            <text:p>476.3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5911" calcext:value-type="float">
            <text:p>0.1185911</text:p>
          </table:table-cell>
          <table:table-cell office:value-type="float" office:value="14.71126" calcext:value-type="float">
            <text:p>14.71126</text:p>
          </table:table-cell>
          <table:table-cell office:value-type="float" office:value="0" calcext:value-type="float">
            <text:p>0</text:p>
          </table:table-cell>
          <table:table-cell office:value-type="float" office:value="0.01421311" calcext:value-type="float">
            <text:p>0.01421311</text:p>
          </table:table-cell>
          <table:table-cell office:value-type="float" office:value="0" calcext:value-type="float">
            <text:p>0</text:p>
          </table:table-cell>
          <table:table-cell office:value-type="float" office:value="7.888544" calcext:value-type="float">
            <text:p>7.888544</text:p>
          </table:table-cell>
          <table:table-cell office:value-type="float" office:value="-0.1367958" calcext:value-type="float">
            <text:p>-0.1367958</text:p>
          </table:table-cell>
          <table:table-cell office:value-type="float" office:value="-0.02322062" calcext:value-type="float">
            <text:p>-0.02322062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166586" calcext:value-type="float">
            <text:p>9.166586</text:p>
          </table:table-cell>
          <table:table-cell office:value-type="float" office:value="3.788964" calcext:value-type="float">
            <text:p>3.788964</text:p>
          </table:table-cell>
          <table:table-cell office:value-type="float" office:value="0.06952955" calcext:value-type="float">
            <text:p>0.06952955</text:p>
          </table:table-cell>
          <table:table-cell office:value-type="float" office:value="0.03859817" calcext:value-type="float">
            <text:p>0.03859817</text:p>
          </table:table-cell>
          <table:table-cell office:value-type="float" office:value="0.02693667" calcext:value-type="float">
            <text:p>0.02693667</text:p>
          </table:table-cell>
          <table:table-cell office:value-type="float" office:value="0.01754158" calcext:value-type="float">
            <text:p>0.01754158</text:p>
          </table:table-cell>
          <table:table-cell office:value-type="float" office:value="0.01633348" calcext:value-type="float">
            <text:p>0.01633348</text:p>
          </table:table-cell>
          <table:table-cell office:value-type="float" office:value="0.01665518" calcext:value-type="float">
            <text:p>0.01665518</text:p>
          </table:table-cell>
          <table:table-cell office:value-type="float" office:value="0.0170971" calcext:value-type="float">
            <text:p>0.0170971</text:p>
          </table:table-cell>
          <table:table-cell office:value-type="float" office:value="1.040415" calcext:value-type="float">
            <text:p>1.040415</text:p>
          </table:table-cell>
          <table:table-cell office:value-type="float" office:value="4.725353" calcext:value-type="float">
            <text:p>4.725353</text:p>
          </table:table-cell>
          <table:table-cell office:value-type="float" office:value="3.037051" calcext:value-type="float">
            <text:p>3.037051</text:p>
          </table:table-cell>
          <table:table-cell office:value-type="float" office:value="3.419885" calcext:value-type="float">
            <text:p>3.419885</text:p>
          </table:table-cell>
          <table:table-cell office:value-type="float" office:value="6.104436" calcext:value-type="float">
            <text:p>6.104436</text:p>
          </table:table-cell>
          <table:table-cell office:value-type="float" office:value="11.74288" calcext:value-type="float">
            <text:p>11.74288</text:p>
          </table:table-cell>
          <table:table-cell office:value-type="float" office:value="17.03485" calcext:value-type="float">
            <text:p>17.03485</text:p>
          </table:table-cell>
          <table:table-cell office:value-type="float" office:value="16.47452" calcext:value-type="float">
            <text:p>16.47452</text:p>
          </table:table-cell>
          <table:table-cell office:value-type="float" office:value="2864.867" calcext:value-type="float">
            <text:p>2864.867</text:p>
          </table:table-cell>
          <table:table-cell office:value-type="float" office:value="0" calcext:value-type="float">
            <text:p>0</text:p>
          </table:table-cell>
          <table:table-cell office:value-type="float" office:value="-0.06733287" calcext:value-type="float">
            <text:p>-0.0673328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1999" calcext:value-type="float">
            <text:p>6051999</text:p>
          </table:table-cell>
          <table:table-cell office:value-type="float" office:value="7.108515" calcext:value-type="float">
            <text:p>7.108515</text:p>
          </table:table-cell>
          <table:table-cell office:value-type="float" office:value="476.2598" calcext:value-type="float">
            <text:p>476.2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2506" calcext:value-type="float">
            <text:p>0.1192506</text:p>
          </table:table-cell>
          <table:table-cell office:value-type="float" office:value="14.77133" calcext:value-type="float">
            <text:p>14.77133</text:p>
          </table:table-cell>
          <table:table-cell office:value-type="float" office:value="0" calcext:value-type="float">
            <text:p>0</text:p>
          </table:table-cell>
          <table:table-cell office:value-type="float" office:value="0.01426961" calcext:value-type="float">
            <text:p>0.01426961</text:p>
          </table:table-cell>
          <table:table-cell office:value-type="float" office:value="0" calcext:value-type="float">
            <text:p>0</text:p>
          </table:table-cell>
          <table:table-cell office:value-type="float" office:value="7.906975" calcext:value-type="float">
            <text:p>7.906975</text:p>
          </table:table-cell>
          <table:table-cell office:value-type="float" office:value="-0.1369786" calcext:value-type="float">
            <text:p>-0.1369786</text:p>
          </table:table-cell>
          <table:table-cell office:value-type="float" office:value="-0.02342898" calcext:value-type="float">
            <text:p>-0.02342898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150511" calcext:value-type="float">
            <text:p>9.150511</text:p>
          </table:table-cell>
          <table:table-cell office:value-type="float" office:value="3.724523" calcext:value-type="float">
            <text:p>3.724523</text:p>
          </table:table-cell>
          <table:table-cell office:value-type="float" office:value="0.07038613" calcext:value-type="float">
            <text:p>0.07038613</text:p>
          </table:table-cell>
          <table:table-cell office:value-type="float" office:value="0.03979194" calcext:value-type="float">
            <text:p>0.03979194</text:p>
          </table:table-cell>
          <table:table-cell office:value-type="float" office:value="0.02798789" calcext:value-type="float">
            <text:p>0.02798789</text:p>
          </table:table-cell>
          <table:table-cell office:value-type="float" office:value="0.01772309" calcext:value-type="float">
            <text:p>0.01772309</text:p>
          </table:table-cell>
          <table:table-cell office:value-type="float" office:value="0.01643152" calcext:value-type="float">
            <text:p>0.01643152</text:p>
          </table:table-cell>
          <table:table-cell office:value-type="float" office:value="0.01635441" calcext:value-type="float">
            <text:p>0.01635441</text:p>
          </table:table-cell>
          <table:table-cell office:value-type="float" office:value="0.01641359" calcext:value-type="float">
            <text:p>0.01641359</text:p>
          </table:table-cell>
          <table:table-cell office:value-type="float" office:value="1.20673" calcext:value-type="float">
            <text:p>1.20673</text:p>
          </table:table-cell>
          <table:table-cell office:value-type="float" office:value="5.248643" calcext:value-type="float">
            <text:p>5.248643</text:p>
          </table:table-cell>
          <table:table-cell office:value-type="float" office:value="3.450836" calcext:value-type="float">
            <text:p>3.450836</text:p>
          </table:table-cell>
          <table:table-cell office:value-type="float" office:value="3.713483" calcext:value-type="float">
            <text:p>3.713483</text:p>
          </table:table-cell>
          <table:table-cell office:value-type="float" office:value="6.317966" calcext:value-type="float">
            <text:p>6.317966</text:p>
          </table:table-cell>
          <table:table-cell office:value-type="float" office:value="11.88094" calcext:value-type="float">
            <text:p>11.88094</text:p>
          </table:table-cell>
          <table:table-cell office:value-type="float" office:value="17.00084" calcext:value-type="float">
            <text:p>17.00084</text:p>
          </table:table-cell>
          <table:table-cell office:value-type="float" office:value="16.41209" calcext:value-type="float">
            <text:p>16.41209</text:p>
          </table:table-cell>
          <table:table-cell office:value-type="float" office:value="3149.639" calcext:value-type="float">
            <text:p>3149.639</text:p>
          </table:table-cell>
          <table:table-cell office:value-type="float" office:value="0" calcext:value-type="float">
            <text:p>0</text:p>
          </table:table-cell>
          <table:table-cell office:value-type="float" office:value="-0.06736819" calcext:value-type="float">
            <text:p>-0.067368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1999" calcext:value-type="float">
            <text:p>7051999</text:p>
          </table:table-cell>
          <table:table-cell office:value-type="float" office:value="7.076911" calcext:value-type="float">
            <text:p>7.076911</text:p>
          </table:table-cell>
          <table:table-cell office:value-type="float" office:value="476.2153" calcext:value-type="float">
            <text:p>476.2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4979" calcext:value-type="float">
            <text:p>0.1094979</text:p>
          </table:table-cell>
          <table:table-cell office:value-type="float" office:value="14.83378" calcext:value-type="float">
            <text:p>14.83378</text:p>
          </table:table-cell>
          <table:table-cell office:value-type="float" office:value="0" calcext:value-type="float">
            <text:p>0</text:p>
          </table:table-cell>
          <table:table-cell office:value-type="float" office:value="0.01432151" calcext:value-type="float">
            <text:p>0.01432151</text:p>
          </table:table-cell>
          <table:table-cell office:value-type="float" office:value="0" calcext:value-type="float">
            <text:p>0</text:p>
          </table:table-cell>
          <table:table-cell office:value-type="float" office:value="7.922913" calcext:value-type="float">
            <text:p>7.922913</text:p>
          </table:table-cell>
          <table:table-cell office:value-type="float" office:value="-0.1373174" calcext:value-type="float">
            <text:p>-0.1373174</text:p>
          </table:table-cell>
          <table:table-cell office:value-type="float" office:value="-0.02358613" calcext:value-type="float">
            <text:p>-0.02358613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139977" calcext:value-type="float">
            <text:p>9.139977</text:p>
          </table:table-cell>
          <table:table-cell office:value-type="float" office:value="2.438767" calcext:value-type="float">
            <text:p>2.438767</text:p>
          </table:table-cell>
          <table:table-cell office:value-type="float" office:value="0.1986965" calcext:value-type="float">
            <text:p>0.1986965</text:p>
          </table:table-cell>
          <table:table-cell office:value-type="float" office:value="0.1843058" calcext:value-type="float">
            <text:p>0.1843058</text:p>
          </table:table-cell>
          <table:table-cell office:value-type="float" office:value="0.1009725" calcext:value-type="float">
            <text:p>0.1009725</text:p>
          </table:table-cell>
          <table:table-cell office:value-type="float" office:value="0.01787228" calcext:value-type="float">
            <text:p>0.01787228</text:p>
          </table:table-cell>
          <table:table-cell office:value-type="float" office:value="0.01654486" calcext:value-type="float">
            <text:p>0.01654486</text:p>
          </table:table-cell>
          <table:table-cell office:value-type="float" office:value="0.01627754" calcext:value-type="float">
            <text:p>0.01627754</text:p>
          </table:table-cell>
          <table:table-cell office:value-type="float" office:value="0.01587295" calcext:value-type="float">
            <text:p>0.01587295</text:p>
          </table:table-cell>
          <table:table-cell office:value-type="float" office:value="2.399605" calcext:value-type="float">
            <text:p>2.399605</text:p>
          </table:table-cell>
          <table:table-cell office:value-type="float" office:value="5.173064" calcext:value-type="float">
            <text:p>5.173064</text:p>
          </table:table-cell>
          <table:table-cell office:value-type="float" office:value="4.015062" calcext:value-type="float">
            <text:p>4.015062</text:p>
          </table:table-cell>
          <table:table-cell office:value-type="float" office:value="4.069844" calcext:value-type="float">
            <text:p>4.069844</text:p>
          </table:table-cell>
          <table:table-cell office:value-type="float" office:value="6.492891" calcext:value-type="float">
            <text:p>6.492891</text:p>
          </table:table-cell>
          <table:table-cell office:value-type="float" office:value="11.98302" calcext:value-type="float">
            <text:p>11.98302</text:p>
          </table:table-cell>
          <table:table-cell office:value-type="float" office:value="16.96437" calcext:value-type="float">
            <text:p>16.96437</text:p>
          </table:table-cell>
          <table:table-cell office:value-type="float" office:value="16.35925" calcext:value-type="float">
            <text:p>16.35925</text:p>
          </table:table-cell>
          <table:table-cell office:value-type="float" office:value="3299.047" calcext:value-type="float">
            <text:p>3299.047</text:p>
          </table:table-cell>
          <table:table-cell office:value-type="float" office:value="0" calcext:value-type="float">
            <text:p>0</text:p>
          </table:table-cell>
          <table:table-cell office:value-type="float" office:value="-0.06740839" calcext:value-type="float">
            <text:p>-0.067408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1999" calcext:value-type="float">
            <text:p>8051999</text:p>
          </table:table-cell>
          <table:table-cell office:value-type="float" office:value="7.052423" calcext:value-type="float">
            <text:p>7.052423</text:p>
          </table:table-cell>
          <table:table-cell office:value-type="float" office:value="476.1786" calcext:value-type="float">
            <text:p>476.1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74962" calcext:value-type="float">
            <text:p>0.08874962</text:p>
          </table:table-cell>
          <table:table-cell office:value-type="float" office:value="14.9027" calcext:value-type="float">
            <text:p>14.9027</text:p>
          </table:table-cell>
          <table:table-cell office:value-type="float" office:value="0" calcext:value-type="float">
            <text:p>0</text:p>
          </table:table-cell>
          <table:table-cell office:value-type="float" office:value="0.01437159" calcext:value-type="float">
            <text:p>0.01437159</text:p>
          </table:table-cell>
          <table:table-cell office:value-type="float" office:value="0" calcext:value-type="float">
            <text:p>0</text:p>
          </table:table-cell>
          <table:table-cell office:value-type="float" office:value="7.937179" calcext:value-type="float">
            <text:p>7.937179</text:p>
          </table:table-cell>
          <table:table-cell office:value-type="float" office:value="-0.1374423" calcext:value-type="float">
            <text:p>-0.1374423</text:p>
          </table:table-cell>
          <table:table-cell office:value-type="float" office:value="-0.0236177" calcext:value-type="float">
            <text:p>-0.0236177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136933" calcext:value-type="float">
            <text:p>9.136933</text:p>
          </table:table-cell>
          <table:table-cell office:value-type="float" office:value="1.342236" calcext:value-type="float">
            <text:p>1.342236</text:p>
          </table:table-cell>
          <table:table-cell office:value-type="float" office:value="0.1462327" calcext:value-type="float">
            <text:p>0.1462327</text:p>
          </table:table-cell>
          <table:table-cell office:value-type="float" office:value="0.1405814" calcext:value-type="float">
            <text:p>0.1405814</text:p>
          </table:table-cell>
          <table:table-cell office:value-type="float" office:value="0.07763977" calcext:value-type="float">
            <text:p>0.07763977</text:p>
          </table:table-cell>
          <table:table-cell office:value-type="float" office:value="0.01784764" calcext:value-type="float">
            <text:p>0.01784764</text:p>
          </table:table-cell>
          <table:table-cell office:value-type="float" office:value="0.01653465" calcext:value-type="float">
            <text:p>0.01653465</text:p>
          </table:table-cell>
          <table:table-cell office:value-type="float" office:value="0.01638002" calcext:value-type="float">
            <text:p>0.01638002</text:p>
          </table:table-cell>
          <table:table-cell office:value-type="float" office:value="0.01553769" calcext:value-type="float">
            <text:p>0.01553769</text:p>
          </table:table-cell>
          <table:table-cell office:value-type="float" office:value="3.145833" calcext:value-type="float">
            <text:p>3.145833</text:p>
          </table:table-cell>
          <table:table-cell office:value-type="float" office:value="4.129691" calcext:value-type="float">
            <text:p>4.129691</text:p>
          </table:table-cell>
          <table:table-cell office:value-type="float" office:value="5.000851" calcext:value-type="float">
            <text:p>5.000851</text:p>
          </table:table-cell>
          <table:table-cell office:value-type="float" office:value="4.602315" calcext:value-type="float">
            <text:p>4.602315</text:p>
          </table:table-cell>
          <table:table-cell office:value-type="float" office:value="6.713378" calcext:value-type="float">
            <text:p>6.713378</text:p>
          </table:table-cell>
          <table:table-cell office:value-type="float" office:value="12.08228" calcext:value-type="float">
            <text:p>12.08228</text:p>
          </table:table-cell>
          <table:table-cell office:value-type="float" office:value="16.89234" calcext:value-type="float">
            <text:p>16.89234</text:p>
          </table:table-cell>
          <table:table-cell office:value-type="float" office:value="16.31481" calcext:value-type="float">
            <text:p>16.31481</text:p>
          </table:table-cell>
          <table:table-cell office:value-type="float" office:value="3051.88" calcext:value-type="float">
            <text:p>3051.88</text:p>
          </table:table-cell>
          <table:table-cell office:value-type="float" office:value="0" calcext:value-type="float">
            <text:p>0</text:p>
          </table:table-cell>
          <table:table-cell office:value-type="float" office:value="-0.06742191" calcext:value-type="float">
            <text:p>-0.0674219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1999" calcext:value-type="float">
            <text:p>9051999</text:p>
          </table:table-cell>
          <table:table-cell office:value-type="float" office:value="7.033952" calcext:value-type="float">
            <text:p>7.033952</text:p>
          </table:table-cell>
          <table:table-cell office:value-type="float" office:value="476.1492" calcext:value-type="float">
            <text:p>476.1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41194" calcext:value-type="float">
            <text:p>0.07941194</text:p>
          </table:table-cell>
          <table:table-cell office:value-type="float" office:value="14.92056" calcext:value-type="float">
            <text:p>14.92056</text:p>
          </table:table-cell>
          <table:table-cell office:value-type="float" office:value="0" calcext:value-type="float">
            <text:p>0</text:p>
          </table:table-cell>
          <table:table-cell office:value-type="float" office:value="0.0145177" calcext:value-type="float">
            <text:p>0.0145177</text:p>
          </table:table-cell>
          <table:table-cell office:value-type="float" office:value="0" calcext:value-type="float">
            <text:p>0</text:p>
          </table:table-cell>
          <table:table-cell office:value-type="float" office:value="7.971305" calcext:value-type="float">
            <text:p>7.971305</text:p>
          </table:table-cell>
          <table:table-cell office:value-type="float" office:value="-0.1375371" calcext:value-type="float">
            <text:p>-0.1375371</text:p>
          </table:table-cell>
          <table:table-cell office:value-type="float" office:value="-0.02361632" calcext:value-type="float">
            <text:p>-0.02361632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131454" calcext:value-type="float">
            <text:p>9.131454</text:p>
          </table:table-cell>
          <table:table-cell office:value-type="float" office:value="0.983444" calcext:value-type="float">
            <text:p>0.983444</text:p>
          </table:table-cell>
          <table:table-cell office:value-type="float" office:value="0.109587" calcext:value-type="float">
            <text:p>0.109587</text:p>
          </table:table-cell>
          <table:table-cell office:value-type="float" office:value="0.1056402" calcext:value-type="float">
            <text:p>0.1056402</text:p>
          </table:table-cell>
          <table:table-cell office:value-type="float" office:value="0.06058468" calcext:value-type="float">
            <text:p>0.06058468</text:p>
          </table:table-cell>
          <table:table-cell office:value-type="float" office:value="0.01824762" calcext:value-type="float">
            <text:p>0.01824762</text:p>
          </table:table-cell>
          <table:table-cell office:value-type="float" office:value="0.01675052" calcext:value-type="float">
            <text:p>0.01675052</text:p>
          </table:table-cell>
          <table:table-cell office:value-type="float" office:value="0.01657262" calcext:value-type="float">
            <text:p>0.01657262</text:p>
          </table:table-cell>
          <table:table-cell office:value-type="float" office:value="0.01534784" calcext:value-type="float">
            <text:p>0.01534784</text:p>
          </table:table-cell>
          <table:table-cell office:value-type="float" office:value="4.029154" calcext:value-type="float">
            <text:p>4.029154</text:p>
          </table:table-cell>
          <table:table-cell office:value-type="float" office:value="3.885912" calcext:value-type="float">
            <text:p>3.885912</text:p>
          </table:table-cell>
          <table:table-cell office:value-type="float" office:value="4.695271" calcext:value-type="float">
            <text:p>4.695271</text:p>
          </table:table-cell>
          <table:table-cell office:value-type="float" office:value="4.849514" calcext:value-type="float">
            <text:p>4.849514</text:p>
          </table:table-cell>
          <table:table-cell office:value-type="float" office:value="6.917859" calcext:value-type="float">
            <text:p>6.917859</text:p>
          </table:table-cell>
          <table:table-cell office:value-type="float" office:value="12.27456" calcext:value-type="float">
            <text:p>12.27456</text:p>
          </table:table-cell>
          <table:table-cell office:value-type="float" office:value="16.88795" calcext:value-type="float">
            <text:p>16.88795</text:p>
          </table:table-cell>
          <table:table-cell office:value-type="float" office:value="16.27716" calcext:value-type="float">
            <text:p>16.27716</text:p>
          </table:table-cell>
          <table:table-cell office:value-type="float" office:value="2941.818" calcext:value-type="float">
            <text:p>2941.818</text:p>
          </table:table-cell>
          <table:table-cell office:value-type="float" office:value="0" calcext:value-type="float">
            <text:p>0</text:p>
          </table:table-cell>
          <table:table-cell office:value-type="float" office:value="-0.06742963" calcext:value-type="float">
            <text:p>-0.067429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1999" calcext:value-type="float">
            <text:p>10051999</text:p>
          </table:table-cell>
          <table:table-cell office:value-type="float" office:value="7.017136" calcext:value-type="float">
            <text:p>7.017136</text:p>
          </table:table-cell>
          <table:table-cell office:value-type="float" office:value="476.1224" calcext:value-type="float">
            <text:p>476.1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76207" calcext:value-type="float">
            <text:p>0.07476207</text:p>
          </table:table-cell>
          <table:table-cell office:value-type="float" office:value="14.93875" calcext:value-type="float">
            <text:p>14.93875</text:p>
          </table:table-cell>
          <table:table-cell office:value-type="float" office:value="0" calcext:value-type="float">
            <text:p>0</text:p>
          </table:table-cell>
          <table:table-cell office:value-type="float" office:value="0.01459574" calcext:value-type="float">
            <text:p>0.01459574</text:p>
          </table:table-cell>
          <table:table-cell office:value-type="float" office:value="0" calcext:value-type="float">
            <text:p>0</text:p>
          </table:table-cell>
          <table:table-cell office:value-type="float" office:value="7.99567" calcext:value-type="float">
            <text:p>7.99567</text:p>
          </table:table-cell>
          <table:table-cell office:value-type="float" office:value="-0.1376293" calcext:value-type="float">
            <text:p>-0.1376293</text:p>
          </table:table-cell>
          <table:table-cell office:value-type="float" office:value="-0.02361529" calcext:value-type="float">
            <text:p>-0.0236152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122872" calcext:value-type="float">
            <text:p>9.122872</text:p>
          </table:table-cell>
          <table:table-cell office:value-type="float" office:value="0.8516661" calcext:value-type="float">
            <text:p>0.8516661</text:p>
          </table:table-cell>
          <table:table-cell office:value-type="float" office:value="0.08600023" calcext:value-type="float">
            <text:p>0.08600023</text:p>
          </table:table-cell>
          <table:table-cell office:value-type="float" office:value="0.08183605" calcext:value-type="float">
            <text:p>0.08183605</text:p>
          </table:table-cell>
          <table:table-cell office:value-type="float" office:value="0.04857665" calcext:value-type="float">
            <text:p>0.04857665</text:p>
          </table:table-cell>
          <table:table-cell office:value-type="float" office:value="0.01846642" calcext:value-type="float">
            <text:p>0.01846642</text:p>
          </table:table-cell>
          <table:table-cell office:value-type="float" office:value="0.01697944" calcext:value-type="float">
            <text:p>0.01697944</text:p>
          </table:table-cell>
          <table:table-cell office:value-type="float" office:value="0.01692695" calcext:value-type="float">
            <text:p>0.01692695</text:p>
          </table:table-cell>
          <table:table-cell office:value-type="float" office:value="0.01530746" calcext:value-type="float">
            <text:p>0.01530746</text:p>
          </table:table-cell>
          <table:table-cell office:value-type="float" office:value="4.782448" calcext:value-type="float">
            <text:p>4.782448</text:p>
          </table:table-cell>
          <table:table-cell office:value-type="float" office:value="4.43683" calcext:value-type="float">
            <text:p>4.43683</text:p>
          </table:table-cell>
          <table:table-cell office:value-type="float" office:value="4.705841" calcext:value-type="float">
            <text:p>4.705841</text:p>
          </table:table-cell>
          <table:table-cell office:value-type="float" office:value="4.90818" calcext:value-type="float">
            <text:p>4.90818</text:p>
          </table:table-cell>
          <table:table-cell office:value-type="float" office:value="6.948243" calcext:value-type="float">
            <text:p>6.948243</text:p>
          </table:table-cell>
          <table:table-cell office:value-type="float" office:value="12.26432" calcext:value-type="float">
            <text:p>12.26432</text:p>
          </table:table-cell>
          <table:table-cell office:value-type="float" office:value="16.89298" calcext:value-type="float">
            <text:p>16.89298</text:p>
          </table:table-cell>
          <table:table-cell office:value-type="float" office:value="16.24495" calcext:value-type="float">
            <text:p>16.24495</text:p>
          </table:table-cell>
          <table:table-cell office:value-type="float" office:value="2942.916" calcext:value-type="float">
            <text:p>2942.916</text:p>
          </table:table-cell>
          <table:table-cell office:value-type="float" office:value="0" calcext:value-type="float">
            <text:p>0</text:p>
          </table:table-cell>
          <table:table-cell office:value-type="float" office:value="-0.06743731" calcext:value-type="float">
            <text:p>-0.067437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1999" calcext:value-type="float">
            <text:p>11051999</text:p>
          </table:table-cell>
          <table:table-cell office:value-type="float" office:value="6.997305" calcext:value-type="float">
            <text:p>6.997305</text:p>
          </table:table-cell>
          <table:table-cell office:value-type="float" office:value="476.0919" calcext:value-type="float">
            <text:p>476.0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1627" calcext:value-type="float">
            <text:p>0.0761627</text:p>
          </table:table-cell>
          <table:table-cell office:value-type="float" office:value="14.96608" calcext:value-type="float">
            <text:p>14.96608</text:p>
          </table:table-cell>
          <table:table-cell office:value-type="float" office:value="0" calcext:value-type="float">
            <text:p>0</text:p>
          </table:table-cell>
          <table:table-cell office:value-type="float" office:value="0.01465052" calcext:value-type="float">
            <text:p>0.01465052</text:p>
          </table:table-cell>
          <table:table-cell office:value-type="float" office:value="0" calcext:value-type="float">
            <text:p>0</text:p>
          </table:table-cell>
          <table:table-cell office:value-type="float" office:value="8.011436" calcext:value-type="float">
            <text:p>8.011436</text:p>
          </table:table-cell>
          <table:table-cell office:value-type="float" office:value="-0.1377216" calcext:value-type="float">
            <text:p>-0.1377216</text:p>
          </table:table-cell>
          <table:table-cell office:value-type="float" office:value="-0.02364761" calcext:value-type="float">
            <text:p>-0.02364761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103996" calcext:value-type="float">
            <text:p>9.103996</text:p>
          </table:table-cell>
          <table:table-cell office:value-type="float" office:value="1.137243" calcext:value-type="float">
            <text:p>1.137243</text:p>
          </table:table-cell>
          <table:table-cell office:value-type="float" office:value="0.07231406" calcext:value-type="float">
            <text:p>0.07231406</text:p>
          </table:table-cell>
          <table:table-cell office:value-type="float" office:value="0.06527986" calcext:value-type="float">
            <text:p>0.06527986</text:p>
          </table:table-cell>
          <table:table-cell office:value-type="float" office:value="0.03998239" calcext:value-type="float">
            <text:p>0.03998239</text:p>
          </table:table-cell>
          <table:table-cell office:value-type="float" office:value="0.01861802" calcext:value-type="float">
            <text:p>0.01861802</text:p>
          </table:table-cell>
          <table:table-cell office:value-type="float" office:value="0.01713405" calcext:value-type="float">
            <text:p>0.01713405</text:p>
          </table:table-cell>
          <table:table-cell office:value-type="float" office:value="0.01721421" calcext:value-type="float">
            <text:p>0.01721421</text:p>
          </table:table-cell>
          <table:table-cell office:value-type="float" office:value="0.0153353" calcext:value-type="float">
            <text:p>0.0153353</text:p>
          </table:table-cell>
          <table:table-cell office:value-type="float" office:value="3.654573" calcext:value-type="float">
            <text:p>3.654573</text:p>
          </table:table-cell>
          <table:table-cell office:value-type="float" office:value="5.484462" calcext:value-type="float">
            <text:p>5.484462</text:p>
          </table:table-cell>
          <table:table-cell office:value-type="float" office:value="4.93839" calcext:value-type="float">
            <text:p>4.93839</text:p>
          </table:table-cell>
          <table:table-cell office:value-type="float" office:value="5.080902" calcext:value-type="float">
            <text:p>5.080902</text:p>
          </table:table-cell>
          <table:table-cell office:value-type="float" office:value="7.053783" calcext:value-type="float">
            <text:p>7.053783</text:p>
          </table:table-cell>
          <table:table-cell office:value-type="float" office:value="12.28707" calcext:value-type="float">
            <text:p>12.28707</text:p>
          </table:table-cell>
          <table:table-cell office:value-type="float" office:value="16.84927" calcext:value-type="float">
            <text:p>16.84927</text:p>
          </table:table-cell>
          <table:table-cell office:value-type="float" office:value="16.21253" calcext:value-type="float">
            <text:p>16.21253</text:p>
          </table:table-cell>
          <table:table-cell office:value-type="float" office:value="2926.781" calcext:value-type="float">
            <text:p>2926.781</text:p>
          </table:table-cell>
          <table:table-cell office:value-type="float" office:value="0" calcext:value-type="float">
            <text:p>0</text:p>
          </table:table-cell>
          <table:table-cell office:value-type="float" office:value="-0.06744858" calcext:value-type="float">
            <text:p>-0.067448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1999" calcext:value-type="float">
            <text:p>12051999</text:p>
          </table:table-cell>
          <table:table-cell office:value-type="float" office:value="6.974936" calcext:value-type="float">
            <text:p>6.974936</text:p>
          </table:table-cell>
          <table:table-cell office:value-type="float" office:value="476.058" calcext:value-type="float">
            <text:p>476.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44959" calcext:value-type="float">
            <text:p>0.07744959</text:p>
          </table:table-cell>
          <table:table-cell office:value-type="float" office:value="15.00196" calcext:value-type="float">
            <text:p>15.00196</text:p>
          </table:table-cell>
          <table:table-cell office:value-type="float" office:value="0" calcext:value-type="float">
            <text:p>0</text:p>
          </table:table-cell>
          <table:table-cell office:value-type="float" office:value="0.01470033" calcext:value-type="float">
            <text:p>0.01470033</text:p>
          </table:table-cell>
          <table:table-cell office:value-type="float" office:value="0" calcext:value-type="float">
            <text:p>0</text:p>
          </table:table-cell>
          <table:table-cell office:value-type="float" office:value="8.024254" calcext:value-type="float">
            <text:p>8.024254</text:p>
          </table:table-cell>
          <table:table-cell office:value-type="float" office:value="-0.137817" calcext:value-type="float">
            <text:p>-0.137817</text:p>
          </table:table-cell>
          <table:table-cell office:value-type="float" office:value="-0.02372234" calcext:value-type="float">
            <text:p>-0.02372234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084677" calcext:value-type="float">
            <text:p>9.084677</text:p>
          </table:table-cell>
          <table:table-cell office:value-type="float" office:value="1.374808" calcext:value-type="float">
            <text:p>1.374808</text:p>
          </table:table-cell>
          <table:table-cell office:value-type="float" office:value="0.06205305" calcext:value-type="float">
            <text:p>0.06205305</text:p>
          </table:table-cell>
          <table:table-cell office:value-type="float" office:value="0.05348118" calcext:value-type="float">
            <text:p>0.05348118</text:p>
          </table:table-cell>
          <table:table-cell office:value-type="float" office:value="0.03378236" calcext:value-type="float">
            <text:p>0.03378236</text:p>
          </table:table-cell>
          <table:table-cell office:value-type="float" office:value="0.01865657" calcext:value-type="float">
            <text:p>0.01865657</text:p>
          </table:table-cell>
          <table:table-cell office:value-type="float" office:value="0.01720356" calcext:value-type="float">
            <text:p>0.01720356</text:p>
          </table:table-cell>
          <table:table-cell office:value-type="float" office:value="0.01735874" calcext:value-type="float">
            <text:p>0.01735874</text:p>
          </table:table-cell>
          <table:table-cell office:value-type="float" office:value="0.01536552" calcext:value-type="float">
            <text:p>0.01536552</text:p>
          </table:table-cell>
          <table:table-cell office:value-type="float" office:value="2.914391" calcext:value-type="float">
            <text:p>2.914391</text:p>
          </table:table-cell>
          <table:table-cell office:value-type="float" office:value="6.300731" calcext:value-type="float">
            <text:p>6.300731</text:p>
          </table:table-cell>
          <table:table-cell office:value-type="float" office:value="5.190286" calcext:value-type="float">
            <text:p>5.190286</text:p>
          </table:table-cell>
          <table:table-cell office:value-type="float" office:value="5.277052" calcext:value-type="float">
            <text:p>5.277052</text:p>
          </table:table-cell>
          <table:table-cell office:value-type="float" office:value="7.192913" calcext:value-type="float">
            <text:p>7.192913</text:p>
          </table:table-cell>
          <table:table-cell office:value-type="float" office:value="12.34736" calcext:value-type="float">
            <text:p>12.34736</text:p>
          </table:table-cell>
          <table:table-cell office:value-type="float" office:value="16.81401" calcext:value-type="float">
            <text:p>16.81401</text:p>
          </table:table-cell>
          <table:table-cell office:value-type="float" office:value="16.17954" calcext:value-type="float">
            <text:p>16.17954</text:p>
          </table:table-cell>
          <table:table-cell office:value-type="float" office:value="2914.092" calcext:value-type="float">
            <text:p>2914.092</text:p>
          </table:table-cell>
          <table:table-cell office:value-type="float" office:value="0" calcext:value-type="float">
            <text:p>0</text:p>
          </table:table-cell>
          <table:table-cell office:value-type="float" office:value="-0.06746067" calcext:value-type="float">
            <text:p>-0.067460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1999" calcext:value-type="float">
            <text:p>13051999</text:p>
          </table:table-cell>
          <table:table-cell office:value-type="float" office:value="6.95175" calcext:value-type="float">
            <text:p>6.95175</text:p>
          </table:table-cell>
          <table:table-cell office:value-type="float" office:value="476.023" calcext:value-type="float">
            <text:p>476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49399" calcext:value-type="float">
            <text:p>0.07849399</text:p>
          </table:table-cell>
          <table:table-cell office:value-type="float" office:value="15.04172" calcext:value-type="float">
            <text:p>15.04172</text:p>
          </table:table-cell>
          <table:table-cell office:value-type="float" office:value="0" calcext:value-type="float">
            <text:p>0</text:p>
          </table:table-cell>
          <table:table-cell office:value-type="float" office:value="0.01474783" calcext:value-type="float">
            <text:p>0.01474783</text:p>
          </table:table-cell>
          <table:table-cell office:value-type="float" office:value="0" calcext:value-type="float">
            <text:p>0</text:p>
          </table:table-cell>
          <table:table-cell office:value-type="float" office:value="8.035406" calcext:value-type="float">
            <text:p>8.035406</text:p>
          </table:table-cell>
          <table:table-cell office:value-type="float" office:value="-0.1379012" calcext:value-type="float">
            <text:p>-0.1379012</text:p>
          </table:table-cell>
          <table:table-cell office:value-type="float" office:value="-0.02381089" calcext:value-type="float">
            <text:p>-0.0238108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065877" calcext:value-type="float">
            <text:p>9.065877</text:p>
          </table:table-cell>
          <table:table-cell office:value-type="float" office:value="1.560397" calcext:value-type="float">
            <text:p>1.560397</text:p>
          </table:table-cell>
          <table:table-cell office:value-type="float" office:value="0.05402073" calcext:value-type="float">
            <text:p>0.05402073</text:p>
          </table:table-cell>
          <table:table-cell office:value-type="float" office:value="0.04482898" calcext:value-type="float">
            <text:p>0.04482898</text:p>
          </table:table-cell>
          <table:table-cell office:value-type="float" office:value="0.0292371" calcext:value-type="float">
            <text:p>0.0292371</text:p>
          </table:table-cell>
          <table:table-cell office:value-type="float" office:value="0.0186862" calcext:value-type="float">
            <text:p>0.0186862</text:p>
          </table:table-cell>
          <table:table-cell office:value-type="float" office:value="0.01723614" calcext:value-type="float">
            <text:p>0.01723614</text:p>
          </table:table-cell>
          <table:table-cell office:value-type="float" office:value="0.01744491" calcext:value-type="float">
            <text:p>0.01744491</text:p>
          </table:table-cell>
          <table:table-cell office:value-type="float" office:value="0.01538736" calcext:value-type="float">
            <text:p>0.01538736</text:p>
          </table:table-cell>
          <table:table-cell office:value-type="float" office:value="2.52907" calcext:value-type="float">
            <text:p>2.52907</text:p>
          </table:table-cell>
          <table:table-cell office:value-type="float" office:value="6.889392" calcext:value-type="float">
            <text:p>6.889392</text:p>
          </table:table-cell>
          <table:table-cell office:value-type="float" office:value="5.45547" calcext:value-type="float">
            <text:p>5.45547</text:p>
          </table:table-cell>
          <table:table-cell office:value-type="float" office:value="5.474671" calcext:value-type="float">
            <text:p>5.474671</text:p>
          </table:table-cell>
          <table:table-cell office:value-type="float" office:value="7.336729" calcext:value-type="float">
            <text:p>7.336729</text:p>
          </table:table-cell>
          <table:table-cell office:value-type="float" office:value="12.42387" calcext:value-type="float">
            <text:p>12.42387</text:p>
          </table:table-cell>
          <table:table-cell office:value-type="float" office:value="16.79135" calcext:value-type="float">
            <text:p>16.79135</text:p>
          </table:table-cell>
          <table:table-cell office:value-type="float" office:value="16.14713" calcext:value-type="float">
            <text:p>16.14713</text:p>
          </table:table-cell>
          <table:table-cell office:value-type="float" office:value="2917.23" calcext:value-type="float">
            <text:p>2917.23</text:p>
          </table:table-cell>
          <table:table-cell office:value-type="float" office:value="0" calcext:value-type="float">
            <text:p>0</text:p>
          </table:table-cell>
          <table:table-cell office:value-type="float" office:value="-0.06747153" calcext:value-type="float">
            <text:p>-0.067471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1999" calcext:value-type="float">
            <text:p>14051999</text:p>
          </table:table-cell>
          <table:table-cell office:value-type="float" office:value="6.924124" calcext:value-type="float">
            <text:p>6.924124</text:p>
          </table:table-cell>
          <table:table-cell office:value-type="float" office:value="475.9828" calcext:value-type="float">
            <text:p>475.9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21736" calcext:value-type="float">
            <text:p>0.08121736</text:p>
          </table:table-cell>
          <table:table-cell office:value-type="float" office:value="15.08996" calcext:value-type="float">
            <text:p>15.08996</text:p>
          </table:table-cell>
          <table:table-cell office:value-type="float" office:value="0" calcext:value-type="float">
            <text:p>0</text:p>
          </table:table-cell>
          <table:table-cell office:value-type="float" office:value="0.01479403" calcext:value-type="float">
            <text:p>0.01479403</text:p>
          </table:table-cell>
          <table:table-cell office:value-type="float" office:value="0" calcext:value-type="float">
            <text:p>0</text:p>
          </table:table-cell>
          <table:table-cell office:value-type="float" office:value="8.045495" calcext:value-type="float">
            <text:p>8.045495</text:p>
          </table:table-cell>
          <table:table-cell office:value-type="float" office:value="-0.1379929" calcext:value-type="float">
            <text:p>-0.1379929</text:p>
          </table:table-cell>
          <table:table-cell office:value-type="float" office:value="-0.02391274" calcext:value-type="float">
            <text:p>-0.02391274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044313" calcext:value-type="float">
            <text:p>9.044313</text:p>
          </table:table-cell>
          <table:table-cell office:value-type="float" office:value="1.785179" calcext:value-type="float">
            <text:p>1.785179</text:p>
          </table:table-cell>
          <table:table-cell office:value-type="float" office:value="0.05268408" calcext:value-type="float">
            <text:p>0.05268408</text:p>
          </table:table-cell>
          <table:table-cell office:value-type="float" office:value="0.04076275" calcext:value-type="float">
            <text:p>0.04076275</text:p>
          </table:table-cell>
          <table:table-cell office:value-type="float" office:value="0.02751655" calcext:value-type="float">
            <text:p>0.02751655</text:p>
          </table:table-cell>
          <table:table-cell office:value-type="float" office:value="0.01869603" calcext:value-type="float">
            <text:p>0.01869603</text:p>
          </table:table-cell>
          <table:table-cell office:value-type="float" office:value="0.01722687" calcext:value-type="float">
            <text:p>0.01722687</text:p>
          </table:table-cell>
          <table:table-cell office:value-type="float" office:value="0.01742783" calcext:value-type="float">
            <text:p>0.01742783</text:p>
          </table:table-cell>
          <table:table-cell office:value-type="float" office:value="0.01538782" calcext:value-type="float">
            <text:p>0.01538782</text:p>
          </table:table-cell>
          <table:table-cell office:value-type="float" office:value="2.346556" calcext:value-type="float">
            <text:p>2.346556</text:p>
          </table:table-cell>
          <table:table-cell office:value-type="float" office:value="7.413165" calcext:value-type="float">
            <text:p>7.413165</text:p>
          </table:table-cell>
          <table:table-cell office:value-type="float" office:value="5.766475" calcext:value-type="float">
            <text:p>5.766475</text:p>
          </table:table-cell>
          <table:table-cell office:value-type="float" office:value="5.699913" calcext:value-type="float">
            <text:p>5.699913</text:p>
          </table:table-cell>
          <table:table-cell office:value-type="float" office:value="7.483697" calcext:value-type="float">
            <text:p>7.483697</text:p>
          </table:table-cell>
          <table:table-cell office:value-type="float" office:value="12.51479" calcext:value-type="float">
            <text:p>12.51479</text:p>
          </table:table-cell>
          <table:table-cell office:value-type="float" office:value="16.77847" calcext:value-type="float">
            <text:p>16.77847</text:p>
          </table:table-cell>
          <table:table-cell office:value-type="float" office:value="16.11534" calcext:value-type="float">
            <text:p>16.11534</text:p>
          </table:table-cell>
          <table:table-cell office:value-type="float" office:value="3077.825" calcext:value-type="float">
            <text:p>3077.825</text:p>
          </table:table-cell>
          <table:table-cell office:value-type="float" office:value="0" calcext:value-type="float">
            <text:p>0</text:p>
          </table:table-cell>
          <table:table-cell office:value-type="float" office:value="-0.0674825" calcext:value-type="float">
            <text:p>-0.06748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1999" calcext:value-type="float">
            <text:p>15051999</text:p>
          </table:table-cell>
          <table:table-cell office:value-type="float" office:value="6.893568" calcext:value-type="float">
            <text:p>6.893568</text:p>
          </table:table-cell>
          <table:table-cell office:value-type="float" office:value="475.9381" calcext:value-type="float">
            <text:p>475.9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48413" calcext:value-type="float">
            <text:p>0.08348413</text:p>
          </table:table-cell>
          <table:table-cell office:value-type="float" office:value="15.14632" calcext:value-type="float">
            <text:p>15.14632</text:p>
          </table:table-cell>
          <table:table-cell office:value-type="float" office:value="0" calcext:value-type="float">
            <text:p>0</text:p>
          </table:table-cell>
          <table:table-cell office:value-type="float" office:value="0.01484008" calcext:value-type="float">
            <text:p>0.01484008</text:p>
          </table:table-cell>
          <table:table-cell office:value-type="float" office:value="0" calcext:value-type="float">
            <text:p>0</text:p>
          </table:table-cell>
          <table:table-cell office:value-type="float" office:value="8.055231" calcext:value-type="float">
            <text:p>8.055231</text:p>
          </table:table-cell>
          <table:table-cell office:value-type="float" office:value="-0.1380839" calcext:value-type="float">
            <text:p>-0.1380839</text:p>
          </table:table-cell>
          <table:table-cell office:value-type="float" office:value="-0.02402574" calcext:value-type="float">
            <text:p>-0.02402574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02501" calcext:value-type="float">
            <text:p>9.02501</text:p>
          </table:table-cell>
          <table:table-cell office:value-type="float" office:value="1.935758" calcext:value-type="float">
            <text:p>1.935758</text:p>
          </table:table-cell>
          <table:table-cell office:value-type="float" office:value="0.05370595" calcext:value-type="float">
            <text:p>0.05370595</text:p>
          </table:table-cell>
          <table:table-cell office:value-type="float" office:value="0.03893777" calcext:value-type="float">
            <text:p>0.03893777</text:p>
          </table:table-cell>
          <table:table-cell office:value-type="float" office:value="0.02770717" calcext:value-type="float">
            <text:p>0.02770717</text:p>
          </table:table-cell>
          <table:table-cell office:value-type="float" office:value="0.0186802" calcext:value-type="float">
            <text:p>0.0186802</text:p>
          </table:table-cell>
          <table:table-cell office:value-type="float" office:value="0.01724883" calcext:value-type="float">
            <text:p>0.01724883</text:p>
          </table:table-cell>
          <table:table-cell office:value-type="float" office:value="0.01732039" calcext:value-type="float">
            <text:p>0.01732039</text:p>
          </table:table-cell>
          <table:table-cell office:value-type="float" office:value="0.01533956" calcext:value-type="float">
            <text:p>0.01533956</text:p>
          </table:table-cell>
          <table:table-cell office:value-type="float" office:value="2.273611" calcext:value-type="float">
            <text:p>2.273611</text:p>
          </table:table-cell>
          <table:table-cell office:value-type="float" office:value="7.913014" calcext:value-type="float">
            <text:p>7.913014</text:p>
          </table:table-cell>
          <table:table-cell office:value-type="float" office:value="6.118546" calcext:value-type="float">
            <text:p>6.118546</text:p>
          </table:table-cell>
          <table:table-cell office:value-type="float" office:value="5.954262" calcext:value-type="float">
            <text:p>5.954262</text:p>
          </table:table-cell>
          <table:table-cell office:value-type="float" office:value="7.645837" calcext:value-type="float">
            <text:p>7.645837</text:p>
          </table:table-cell>
          <table:table-cell office:value-type="float" office:value="12.61564" calcext:value-type="float">
            <text:p>12.61564</text:p>
          </table:table-cell>
          <table:table-cell office:value-type="float" office:value="16.77138" calcext:value-type="float">
            <text:p>16.77138</text:p>
          </table:table-cell>
          <table:table-cell office:value-type="float" office:value="16.08536" calcext:value-type="float">
            <text:p>16.08536</text:p>
          </table:table-cell>
          <table:table-cell office:value-type="float" office:value="3301.865" calcext:value-type="float">
            <text:p>3301.865</text:p>
          </table:table-cell>
          <table:table-cell office:value-type="float" office:value="0" calcext:value-type="float">
            <text:p>0</text:p>
          </table:table-cell>
          <table:table-cell office:value-type="float" office:value="-0.06749371" calcext:value-type="float">
            <text:p>-0.067493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1999" calcext:value-type="float">
            <text:p>16051999</text:p>
          </table:table-cell>
          <table:table-cell office:value-type="float" office:value="6.858557" calcext:value-type="float">
            <text:p>6.858557</text:p>
          </table:table-cell>
          <table:table-cell office:value-type="float" office:value="475.889" calcext:value-type="float">
            <text:p>475.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41451" calcext:value-type="float">
            <text:p>0.08741451</text:p>
          </table:table-cell>
          <table:table-cell office:value-type="float" office:value="15.20982" calcext:value-type="float">
            <text:p>15.20982</text:p>
          </table:table-cell>
          <table:table-cell office:value-type="float" office:value="0" calcext:value-type="float">
            <text:p>0</text:p>
          </table:table-cell>
          <table:table-cell office:value-type="float" office:value="0.01488606" calcext:value-type="float">
            <text:p>0.01488606</text:p>
          </table:table-cell>
          <table:table-cell office:value-type="float" office:value="0" calcext:value-type="float">
            <text:p>0</text:p>
          </table:table-cell>
          <table:table-cell office:value-type="float" office:value="8.064714" calcext:value-type="float">
            <text:p>8.064714</text:p>
          </table:table-cell>
          <table:table-cell office:value-type="float" office:value="-0.138172" calcext:value-type="float">
            <text:p>-0.138172</text:p>
          </table:table-cell>
          <table:table-cell office:value-type="float" office:value="-0.02414576" calcext:value-type="float">
            <text:p>-0.02414576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9.00205" calcext:value-type="float">
            <text:p>9.00205</text:p>
          </table:table-cell>
          <table:table-cell office:value-type="float" office:value="2.076267" calcext:value-type="float">
            <text:p>2.076267</text:p>
          </table:table-cell>
          <table:table-cell office:value-type="float" office:value="0.0573636" calcext:value-type="float">
            <text:p>0.0573636</text:p>
          </table:table-cell>
          <table:table-cell office:value-type="float" office:value="0.04005006" calcext:value-type="float">
            <text:p>0.04005006</text:p>
          </table:table-cell>
          <table:table-cell office:value-type="float" office:value="0.02948885" calcext:value-type="float">
            <text:p>0.02948885</text:p>
          </table:table-cell>
          <table:table-cell office:value-type="float" office:value="0.01870023" calcext:value-type="float">
            <text:p>0.01870023</text:p>
          </table:table-cell>
          <table:table-cell office:value-type="float" office:value="0.01727848" calcext:value-type="float">
            <text:p>0.01727848</text:p>
          </table:table-cell>
          <table:table-cell office:value-type="float" office:value="0.01721193" calcext:value-type="float">
            <text:p>0.01721193</text:p>
          </table:table-cell>
          <table:table-cell office:value-type="float" office:value="0.0152627" calcext:value-type="float">
            <text:p>0.0152627</text:p>
          </table:table-cell>
          <table:table-cell office:value-type="float" office:value="2.277398" calcext:value-type="float">
            <text:p>2.277398</text:p>
          </table:table-cell>
          <table:table-cell office:value-type="float" office:value="8.41738" calcext:value-type="float">
            <text:p>8.41738</text:p>
          </table:table-cell>
          <table:table-cell office:value-type="float" office:value="6.508935" calcext:value-type="float">
            <text:p>6.508935</text:p>
          </table:table-cell>
          <table:table-cell office:value-type="float" office:value="6.233692" calcext:value-type="float">
            <text:p>6.233692</text:p>
          </table:table-cell>
          <table:table-cell office:value-type="float" office:value="7.821959" calcext:value-type="float">
            <text:p>7.821959</text:p>
          </table:table-cell>
          <table:table-cell office:value-type="float" office:value="12.72487" calcext:value-type="float">
            <text:p>12.72487</text:p>
          </table:table-cell>
          <table:table-cell office:value-type="float" office:value="16.76759" calcext:value-type="float">
            <text:p>16.76759</text:p>
          </table:table-cell>
          <table:table-cell office:value-type="float" office:value="16.05714" calcext:value-type="float">
            <text:p>16.05714</text:p>
          </table:table-cell>
          <table:table-cell office:value-type="float" office:value="3940.623" calcext:value-type="float">
            <text:p>3940.623</text:p>
          </table:table-cell>
          <table:table-cell office:value-type="float" office:value="0" calcext:value-type="float">
            <text:p>0</text:p>
          </table:table-cell>
          <table:table-cell office:value-type="float" office:value="-0.06750405" calcext:value-type="float">
            <text:p>-0.067504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1999" calcext:value-type="float">
            <text:p>17051999</text:p>
          </table:table-cell>
          <table:table-cell office:value-type="float" office:value="6.822645" calcext:value-type="float">
            <text:p>6.822645</text:p>
          </table:table-cell>
          <table:table-cell office:value-type="float" office:value="475.8364" calcext:value-type="float">
            <text:p>475.8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97852" calcext:value-type="float">
            <text:p>0.08997852</text:p>
          </table:table-cell>
          <table:table-cell office:value-type="float" office:value="15.27932" calcext:value-type="float">
            <text:p>15.27932</text:p>
          </table:table-cell>
          <table:table-cell office:value-type="float" office:value="0" calcext:value-type="float">
            <text:p>0</text:p>
          </table:table-cell>
          <table:table-cell office:value-type="float" office:value="0.01493187" calcext:value-type="float">
            <text:p>0.01493187</text:p>
          </table:table-cell>
          <table:table-cell office:value-type="float" office:value="0" calcext:value-type="float">
            <text:p>0</text:p>
          </table:table-cell>
          <table:table-cell office:value-type="float" office:value="8.07369" calcext:value-type="float">
            <text:p>8.07369</text:p>
          </table:table-cell>
          <table:table-cell office:value-type="float" office:value="-0.1382682" calcext:value-type="float">
            <text:p>-0.1382682</text:p>
          </table:table-cell>
          <table:table-cell office:value-type="float" office:value="-0.02426898" calcext:value-type="float">
            <text:p>-0.02426898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983184" calcext:value-type="float">
            <text:p>8.983184</text:p>
          </table:table-cell>
          <table:table-cell office:value-type="float" office:value="2.142121" calcext:value-type="float">
            <text:p>2.142121</text:p>
          </table:table-cell>
          <table:table-cell office:value-type="float" office:value="0.06045856" calcext:value-type="float">
            <text:p>0.06045856</text:p>
          </table:table-cell>
          <table:table-cell office:value-type="float" office:value="0.04179629" calcext:value-type="float">
            <text:p>0.04179629</text:p>
          </table:table-cell>
          <table:table-cell office:value-type="float" office:value="0.03122976" calcext:value-type="float">
            <text:p>0.03122976</text:p>
          </table:table-cell>
          <table:table-cell office:value-type="float" office:value="0.01888682" calcext:value-type="float">
            <text:p>0.01888682</text:p>
          </table:table-cell>
          <table:table-cell office:value-type="float" office:value="0.01731198" calcext:value-type="float">
            <text:p>0.01731198</text:p>
          </table:table-cell>
          <table:table-cell office:value-type="float" office:value="0.01712913" calcext:value-type="float">
            <text:p>0.01712913</text:p>
          </table:table-cell>
          <table:table-cell office:value-type="float" office:value="0.0151636" calcext:value-type="float">
            <text:p>0.0151636</text:p>
          </table:table-cell>
          <table:table-cell office:value-type="float" office:value="2.347235" calcext:value-type="float">
            <text:p>2.347235</text:p>
          </table:table-cell>
          <table:table-cell office:value-type="float" office:value="8.906738" calcext:value-type="float">
            <text:p>8.906738</text:p>
          </table:table-cell>
          <table:table-cell office:value-type="float" office:value="6.92727" calcext:value-type="float">
            <text:p>6.92727</text:p>
          </table:table-cell>
          <table:table-cell office:value-type="float" office:value="6.536026" calcext:value-type="float">
            <text:p>6.536026</text:p>
          </table:table-cell>
          <table:table-cell office:value-type="float" office:value="8.011828" calcext:value-type="float">
            <text:p>8.011828</text:p>
          </table:table-cell>
          <table:table-cell office:value-type="float" office:value="12.84241" calcext:value-type="float">
            <text:p>12.84241</text:p>
          </table:table-cell>
          <table:table-cell office:value-type="float" office:value="16.76261" calcext:value-type="float">
            <text:p>16.76261</text:p>
          </table:table-cell>
          <table:table-cell office:value-type="float" office:value="16.0315" calcext:value-type="float">
            <text:p>16.0315</text:p>
          </table:table-cell>
          <table:table-cell office:value-type="float" office:value="4485.234" calcext:value-type="float">
            <text:p>4485.234</text:p>
          </table:table-cell>
          <table:table-cell office:value-type="float" office:value="0" calcext:value-type="float">
            <text:p>0</text:p>
          </table:table-cell>
          <table:table-cell office:value-type="float" office:value="-0.06751504" calcext:value-type="float">
            <text:p>-0.067515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1999" calcext:value-type="float">
            <text:p>18051999</text:p>
          </table:table-cell>
          <table:table-cell office:value-type="float" office:value="6.783761" calcext:value-type="float">
            <text:p>6.783761</text:p>
          </table:table-cell>
          <table:table-cell office:value-type="float" office:value="475.7794" calcext:value-type="float">
            <text:p>475.7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14055" calcext:value-type="float">
            <text:p>0.09214055</text:p>
          </table:table-cell>
          <table:table-cell office:value-type="float" office:value="15.35703" calcext:value-type="float">
            <text:p>15.35703</text:p>
          </table:table-cell>
          <table:table-cell office:value-type="float" office:value="0" calcext:value-type="float">
            <text:p>0</text:p>
          </table:table-cell>
          <table:table-cell office:value-type="float" office:value="0.01497758" calcext:value-type="float">
            <text:p>0.01497758</text:p>
          </table:table-cell>
          <table:table-cell office:value-type="float" office:value="0" calcext:value-type="float">
            <text:p>0</text:p>
          </table:table-cell>
          <table:table-cell office:value-type="float" office:value="8.082116" calcext:value-type="float">
            <text:p>8.082116</text:p>
          </table:table-cell>
          <table:table-cell office:value-type="float" office:value="-0.1383612" calcext:value-type="float">
            <text:p>-0.1383612</text:p>
          </table:table-cell>
          <table:table-cell office:value-type="float" office:value="-0.02439279" calcext:value-type="float">
            <text:p>-0.0243927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961807" calcext:value-type="float">
            <text:p>8.961807</text:p>
          </table:table-cell>
          <table:table-cell office:value-type="float" office:value="2.136885" calcext:value-type="float">
            <text:p>2.136885</text:p>
          </table:table-cell>
          <table:table-cell office:value-type="float" office:value="0.1031204" calcext:value-type="float">
            <text:p>0.1031204</text:p>
          </table:table-cell>
          <table:table-cell office:value-type="float" office:value="0.06423517" calcext:value-type="float">
            <text:p>0.06423517</text:p>
          </table:table-cell>
          <table:table-cell office:value-type="float" office:value="0.0339132" calcext:value-type="float">
            <text:p>0.0339132</text:p>
          </table:table-cell>
          <table:table-cell office:value-type="float" office:value="0.0197511" calcext:value-type="float">
            <text:p>0.0197511</text:p>
          </table:table-cell>
          <table:table-cell office:value-type="float" office:value="0.01737611" calcext:value-type="float">
            <text:p>0.01737611</text:p>
          </table:table-cell>
          <table:table-cell office:value-type="float" office:value="0.01708987" calcext:value-type="float">
            <text:p>0.01708987</text:p>
          </table:table-cell>
          <table:table-cell office:value-type="float" office:value="0.01506062" calcext:value-type="float">
            <text:p>0.01506062</text:p>
          </table:table-cell>
          <table:table-cell office:value-type="float" office:value="2.818419" calcext:value-type="float">
            <text:p>2.818419</text:p>
          </table:table-cell>
          <table:table-cell office:value-type="float" office:value="9.379789" calcext:value-type="float">
            <text:p>9.379789</text:p>
          </table:table-cell>
          <table:table-cell office:value-type="float" office:value="7.401554" calcext:value-type="float">
            <text:p>7.401554</text:p>
          </table:table-cell>
          <table:table-cell office:value-type="float" office:value="6.845927" calcext:value-type="float">
            <text:p>6.845927</text:p>
          </table:table-cell>
          <table:table-cell office:value-type="float" office:value="8.208105" calcext:value-type="float">
            <text:p>8.208105</text:p>
          </table:table-cell>
          <table:table-cell office:value-type="float" office:value="12.96367" calcext:value-type="float">
            <text:p>12.96367</text:p>
          </table:table-cell>
          <table:table-cell office:value-type="float" office:value="16.76068" calcext:value-type="float">
            <text:p>16.76068</text:p>
          </table:table-cell>
          <table:table-cell office:value-type="float" office:value="16.00782" calcext:value-type="float">
            <text:p>16.00782</text:p>
          </table:table-cell>
          <table:table-cell office:value-type="float" office:value="5086.959" calcext:value-type="float">
            <text:p>5086.959</text:p>
          </table:table-cell>
          <table:table-cell office:value-type="float" office:value="0" calcext:value-type="float">
            <text:p>0</text:p>
          </table:table-cell>
          <table:table-cell office:value-type="float" office:value="-0.06752576" calcext:value-type="float">
            <text:p>-0.067525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1999" calcext:value-type="float">
            <text:p>19051999</text:p>
          </table:table-cell>
          <table:table-cell office:value-type="float" office:value="6.756486" calcext:value-type="float">
            <text:p>6.756486</text:p>
          </table:table-cell>
          <table:table-cell office:value-type="float" office:value="475.7321" calcext:value-type="float">
            <text:p>475.7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34685" calcext:value-type="float">
            <text:p>0.08134685</text:p>
          </table:table-cell>
          <table:table-cell office:value-type="float" office:value="15.42986" calcext:value-type="float">
            <text:p>15.42986</text:p>
          </table:table-cell>
          <table:table-cell office:value-type="float" office:value="0" calcext:value-type="float">
            <text:p>0</text:p>
          </table:table-cell>
          <table:table-cell office:value-type="float" office:value="0.01502268" calcext:value-type="float">
            <text:p>0.01502268</text:p>
          </table:table-cell>
          <table:table-cell office:value-type="float" office:value="0" calcext:value-type="float">
            <text:p>0</text:p>
          </table:table-cell>
          <table:table-cell office:value-type="float" office:value="8.090101" calcext:value-type="float">
            <text:p>8.090101</text:p>
          </table:table-cell>
          <table:table-cell office:value-type="float" office:value="-0.1384289" calcext:value-type="float">
            <text:p>-0.1384289</text:p>
          </table:table-cell>
          <table:table-cell office:value-type="float" office:value="-0.0244588" calcext:value-type="float">
            <text:p>-0.0244588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956918" calcext:value-type="float">
            <text:p>8.956918</text:p>
          </table:table-cell>
          <table:table-cell office:value-type="float" office:value="1.483352" calcext:value-type="float">
            <text:p>1.483352</text:p>
          </table:table-cell>
          <table:table-cell office:value-type="float" office:value="0.07285681" calcext:value-type="float">
            <text:p>0.07285681</text:p>
          </table:table-cell>
          <table:table-cell office:value-type="float" office:value="0.04745316" calcext:value-type="float">
            <text:p>0.04745316</text:p>
          </table:table-cell>
          <table:table-cell office:value-type="float" office:value="0.02798126" calcext:value-type="float">
            <text:p>0.02798126</text:p>
          </table:table-cell>
          <table:table-cell office:value-type="float" office:value="0.01921127" calcext:value-type="float">
            <text:p>0.01921127</text:p>
          </table:table-cell>
          <table:table-cell office:value-type="float" office:value="0.01751537" calcext:value-type="float">
            <text:p>0.01751537</text:p>
          </table:table-cell>
          <table:table-cell office:value-type="float" office:value="0.01718127" calcext:value-type="float">
            <text:p>0.01718127</text:p>
          </table:table-cell>
          <table:table-cell office:value-type="float" office:value="0.01498123" calcext:value-type="float">
            <text:p>0.01498123</text:p>
          </table:table-cell>
          <table:table-cell office:value-type="float" office:value="6.127523" calcext:value-type="float">
            <text:p>6.127523</text:p>
          </table:table-cell>
          <table:table-cell office:value-type="float" office:value="8.637981" calcext:value-type="float">
            <text:p>8.637981</text:p>
          </table:table-cell>
          <table:table-cell office:value-type="float" office:value="7.632936" calcext:value-type="float">
            <text:p>7.632936</text:p>
          </table:table-cell>
          <table:table-cell office:value-type="float" office:value="7.109903" calcext:value-type="float">
            <text:p>7.109903</text:p>
          </table:table-cell>
          <table:table-cell office:value-type="float" office:value="8.393689" calcext:value-type="float">
            <text:p>8.393689</text:p>
          </table:table-cell>
          <table:table-cell office:value-type="float" office:value="13.07164" calcext:value-type="float">
            <text:p>13.07164</text:p>
          </table:table-cell>
          <table:table-cell office:value-type="float" office:value="16.75465" calcext:value-type="float">
            <text:p>16.75465</text:p>
          </table:table-cell>
          <table:table-cell office:value-type="float" office:value="15.98586" calcext:value-type="float">
            <text:p>15.98586</text:p>
          </table:table-cell>
          <table:table-cell office:value-type="float" office:value="5071.601" calcext:value-type="float">
            <text:p>5071.601</text:p>
          </table:table-cell>
          <table:table-cell office:value-type="float" office:value="0" calcext:value-type="float">
            <text:p>0</text:p>
          </table:table-cell>
          <table:table-cell office:value-type="float" office:value="-0.06753226" calcext:value-type="float">
            <text:p>-0.067532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1999" calcext:value-type="float">
            <text:p>20051999</text:p>
          </table:table-cell>
          <table:table-cell office:value-type="float" office:value="6.733968" calcext:value-type="float">
            <text:p>6.733968</text:p>
          </table:table-cell>
          <table:table-cell office:value-type="float" office:value="475.6938" calcext:value-type="float">
            <text:p>475.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8782" calcext:value-type="float">
            <text:p>0.0768782</text:p>
          </table:table-cell>
          <table:table-cell office:value-type="float" office:value="15.48153" calcext:value-type="float">
            <text:p>15.48153</text:p>
          </table:table-cell>
          <table:table-cell office:value-type="float" office:value="0" calcext:value-type="float">
            <text:p>0</text:p>
          </table:table-cell>
          <table:table-cell office:value-type="float" office:value="0.01506677" calcext:value-type="float">
            <text:p>0.01506677</text:p>
          </table:table-cell>
          <table:table-cell office:value-type="float" office:value="0" calcext:value-type="float">
            <text:p>0</text:p>
          </table:table-cell>
          <table:table-cell office:value-type="float" office:value="8.097365" calcext:value-type="float">
            <text:p>8.097365</text:p>
          </table:table-cell>
          <table:table-cell office:value-type="float" office:value="-0.1385006" calcext:value-type="float">
            <text:p>-0.1385006</text:p>
          </table:table-cell>
          <table:table-cell office:value-type="float" office:value="-0.02446546" calcext:value-type="float">
            <text:p>-0.02446546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945365" calcext:value-type="float">
            <text:p>8.945365</text:p>
          </table:table-cell>
          <table:table-cell office:value-type="float" office:value="1.218085" calcext:value-type="float">
            <text:p>1.218085</text:p>
          </table:table-cell>
          <table:table-cell office:value-type="float" office:value="0.05962935" calcext:value-type="float">
            <text:p>0.05962935</text:p>
          </table:table-cell>
          <table:table-cell office:value-type="float" office:value="0.04016831" calcext:value-type="float">
            <text:p>0.04016831</text:p>
          </table:table-cell>
          <table:table-cell office:value-type="float" office:value="0.02635612" calcext:value-type="float">
            <text:p>0.02635612</text:p>
          </table:table-cell>
          <table:table-cell office:value-type="float" office:value="0.01924559" calcext:value-type="float">
            <text:p>0.01924559</text:p>
          </table:table-cell>
          <table:table-cell office:value-type="float" office:value="0.01764308" calcext:value-type="float">
            <text:p>0.01764308</text:p>
          </table:table-cell>
          <table:table-cell office:value-type="float" office:value="0.01746009" calcext:value-type="float">
            <text:p>0.01746009</text:p>
          </table:table-cell>
          <table:table-cell office:value-type="float" office:value="0.01505499" calcext:value-type="float">
            <text:p>0.01505499</text:p>
          </table:table-cell>
          <table:table-cell office:value-type="float" office:value="7.176392" calcext:value-type="float">
            <text:p>7.176392</text:p>
          </table:table-cell>
          <table:table-cell office:value-type="float" office:value="9.470781" calcext:value-type="float">
            <text:p>9.470781</text:p>
          </table:table-cell>
          <table:table-cell office:value-type="float" office:value="7.789098" calcext:value-type="float">
            <text:p>7.789098</text:p>
          </table:table-cell>
          <table:table-cell office:value-type="float" office:value="7.2495" calcext:value-type="float">
            <text:p>7.2495</text:p>
          </table:table-cell>
          <table:table-cell office:value-type="float" office:value="8.510704" calcext:value-type="float">
            <text:p>8.510704</text:p>
          </table:table-cell>
          <table:table-cell office:value-type="float" office:value="13.11044" calcext:value-type="float">
            <text:p>13.11044</text:p>
          </table:table-cell>
          <table:table-cell office:value-type="float" office:value="16.73849" calcext:value-type="float">
            <text:p>16.73849</text:p>
          </table:table-cell>
          <table:table-cell office:value-type="float" office:value="15.96359" calcext:value-type="float">
            <text:p>15.96359</text:p>
          </table:table-cell>
          <table:table-cell office:value-type="float" office:value="5084.449" calcext:value-type="float">
            <text:p>5084.449</text:p>
          </table:table-cell>
          <table:table-cell office:value-type="float" office:value="0" calcext:value-type="float">
            <text:p>0</text:p>
          </table:table-cell>
          <table:table-cell office:value-type="float" office:value="-0.06753754" calcext:value-type="float">
            <text:p>-0.067537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1999" calcext:value-type="float">
            <text:p>21051999</text:p>
          </table:table-cell>
          <table:table-cell office:value-type="float" office:value="6.708357" calcext:value-type="float">
            <text:p>6.708357</text:p>
          </table:table-cell>
          <table:table-cell office:value-type="float" office:value="475.6508" calcext:value-type="float">
            <text:p>475.6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97352" calcext:value-type="float">
            <text:p>0.07797352</text:p>
          </table:table-cell>
          <table:table-cell office:value-type="float" office:value="15.53636" calcext:value-type="float">
            <text:p>15.53636</text:p>
          </table:table-cell>
          <table:table-cell office:value-type="float" office:value="0" calcext:value-type="float">
            <text:p>0</text:p>
          </table:table-cell>
          <table:table-cell office:value-type="float" office:value="0.01511031" calcext:value-type="float">
            <text:p>0.01511031</text:p>
          </table:table-cell>
          <table:table-cell office:value-type="float" office:value="0" calcext:value-type="float">
            <text:p>0</text:p>
          </table:table-cell>
          <table:table-cell office:value-type="float" office:value="8.103858" calcext:value-type="float">
            <text:p>8.103858</text:p>
          </table:table-cell>
          <table:table-cell office:value-type="float" office:value="-0.1385678" calcext:value-type="float">
            <text:p>-0.1385678</text:p>
          </table:table-cell>
          <table:table-cell office:value-type="float" office:value="-0.02450379" calcext:value-type="float">
            <text:p>-0.0245037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929718" calcext:value-type="float">
            <text:p>8.929718</text:p>
          </table:table-cell>
          <table:table-cell office:value-type="float" office:value="1.323044" calcext:value-type="float">
            <text:p>1.323044</text:p>
          </table:table-cell>
          <table:table-cell office:value-type="float" office:value="0.08915104" calcext:value-type="float">
            <text:p>0.08915104</text:p>
          </table:table-cell>
          <table:table-cell office:value-type="float" office:value="0.05503405" calcext:value-type="float">
            <text:p>0.05503405</text:p>
          </table:table-cell>
          <table:table-cell office:value-type="float" office:value="0.02642658" calcext:value-type="float">
            <text:p>0.02642658</text:p>
          </table:table-cell>
          <table:table-cell office:value-type="float" office:value="0.01919388" calcext:value-type="float">
            <text:p>0.01919388</text:p>
          </table:table-cell>
          <table:table-cell office:value-type="float" office:value="0.0176982" calcext:value-type="float">
            <text:p>0.0176982</text:p>
          </table:table-cell>
          <table:table-cell office:value-type="float" office:value="0.01763247" calcext:value-type="float">
            <text:p>0.01763247</text:p>
          </table:table-cell>
          <table:table-cell office:value-type="float" office:value="0.01515744" calcext:value-type="float">
            <text:p>0.01515744</text:p>
          </table:table-cell>
          <table:table-cell office:value-type="float" office:value="6.021026" calcext:value-type="float">
            <text:p>6.021026</text:p>
          </table:table-cell>
          <table:table-cell office:value-type="float" office:value="10.74134" calcext:value-type="float">
            <text:p>10.74134</text:p>
          </table:table-cell>
          <table:table-cell office:value-type="float" office:value="8.227936" calcext:value-type="float">
            <text:p>8.227936</text:p>
          </table:table-cell>
          <table:table-cell office:value-type="float" office:value="7.488706" calcext:value-type="float">
            <text:p>7.488706</text:p>
          </table:table-cell>
          <table:table-cell office:value-type="float" office:value="8.675742" calcext:value-type="float">
            <text:p>8.675742</text:p>
          </table:table-cell>
          <table:table-cell office:value-type="float" office:value="13.1366" calcext:value-type="float">
            <text:p>13.1366</text:p>
          </table:table-cell>
          <table:table-cell office:value-type="float" office:value="16.70917" calcext:value-type="float">
            <text:p>16.70917</text:p>
          </table:table-cell>
          <table:table-cell office:value-type="float" office:value="15.9402" calcext:value-type="float">
            <text:p>15.9402</text:p>
          </table:table-cell>
          <table:table-cell office:value-type="float" office:value="5113.539" calcext:value-type="float">
            <text:p>5113.539</text:p>
          </table:table-cell>
          <table:table-cell office:value-type="float" office:value="0" calcext:value-type="float">
            <text:p>0</text:p>
          </table:table-cell>
          <table:table-cell office:value-type="float" office:value="-0.06754362" calcext:value-type="float">
            <text:p>-0.067543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1999" calcext:value-type="float">
            <text:p>22051999</text:p>
          </table:table-cell>
          <table:table-cell office:value-type="float" office:value="6.683344" calcext:value-type="float">
            <text:p>6.683344</text:p>
          </table:table-cell>
          <table:table-cell office:value-type="float" office:value="475.6073" calcext:value-type="float">
            <text:p>475.6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54249" calcext:value-type="float">
            <text:p>0.07754249</text:p>
          </table:table-cell>
          <table:table-cell office:value-type="float" office:value="15.59217" calcext:value-type="float">
            <text:p>15.59217</text:p>
          </table:table-cell>
          <table:table-cell office:value-type="float" office:value="0" calcext:value-type="float">
            <text:p>0</text:p>
          </table:table-cell>
          <table:table-cell office:value-type="float" office:value="0.01515365" calcext:value-type="float">
            <text:p>0.01515365</text:p>
          </table:table-cell>
          <table:table-cell office:value-type="float" office:value="0" calcext:value-type="float">
            <text:p>0</text:p>
          </table:table-cell>
          <table:table-cell office:value-type="float" office:value="8.109976" calcext:value-type="float">
            <text:p>8.109976</text:p>
          </table:table-cell>
          <table:table-cell office:value-type="float" office:value="-0.1386296" calcext:value-type="float">
            <text:p>-0.1386296</text:p>
          </table:table-cell>
          <table:table-cell office:value-type="float" office:value="-0.02457051" calcext:value-type="float">
            <text:p>-0.02457051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916126" calcext:value-type="float">
            <text:p>8.916126</text:p>
          </table:table-cell>
          <table:table-cell office:value-type="float" office:value="1.390961" calcext:value-type="float">
            <text:p>1.390961</text:p>
          </table:table-cell>
          <table:table-cell office:value-type="float" office:value="0.07318888" calcext:value-type="float">
            <text:p>0.07318888</text:p>
          </table:table-cell>
          <table:table-cell office:value-type="float" office:value="0.04614339" calcext:value-type="float">
            <text:p>0.04614339</text:p>
          </table:table-cell>
          <table:table-cell office:value-type="float" office:value="0.02597939" calcext:value-type="float">
            <text:p>0.02597939</text:p>
          </table:table-cell>
          <table:table-cell office:value-type="float" office:value="0.01921011" calcext:value-type="float">
            <text:p>0.01921011</text:p>
          </table:table-cell>
          <table:table-cell office:value-type="float" office:value="0.01773517" calcext:value-type="float">
            <text:p>0.01773517</text:p>
          </table:table-cell>
          <table:table-cell office:value-type="float" office:value="0.01775727" calcext:value-type="float">
            <text:p>0.01775727</text:p>
          </table:table-cell>
          <table:table-cell office:value-type="float" office:value="0.01524409" calcext:value-type="float">
            <text:p>0.01524409</text:p>
          </table:table-cell>
          <table:table-cell office:value-type="float" office:value="5.22831" calcext:value-type="float">
            <text:p>5.22831</text:p>
          </table:table-cell>
          <table:table-cell office:value-type="float" office:value="11.63831" calcext:value-type="float">
            <text:p>11.63831</text:p>
          </table:table-cell>
          <table:table-cell office:value-type="float" office:value="8.607163" calcext:value-type="float">
            <text:p>8.607163</text:p>
          </table:table-cell>
          <table:table-cell office:value-type="float" office:value="7.759663" calcext:value-type="float">
            <text:p>7.759663</text:p>
          </table:table-cell>
          <table:table-cell office:value-type="float" office:value="8.86761" calcext:value-type="float">
            <text:p>8.86761</text:p>
          </table:table-cell>
          <table:table-cell office:value-type="float" office:value="13.19102" calcext:value-type="float">
            <text:p>13.19102</text:p>
          </table:table-cell>
          <table:table-cell office:value-type="float" office:value="16.67895" calcext:value-type="float">
            <text:p>16.67895</text:p>
          </table:table-cell>
          <table:table-cell office:value-type="float" office:value="15.91567" calcext:value-type="float">
            <text:p>15.91567</text:p>
          </table:table-cell>
          <table:table-cell office:value-type="float" office:value="5079.458" calcext:value-type="float">
            <text:p>5079.458</text:p>
          </table:table-cell>
          <table:table-cell office:value-type="float" office:value="0" calcext:value-type="float">
            <text:p>0</text:p>
          </table:table-cell>
          <table:table-cell office:value-type="float" office:value="-0.06754922" calcext:value-type="float">
            <text:p>-0.067549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1999" calcext:value-type="float">
            <text:p>23051999</text:p>
          </table:table-cell>
          <table:table-cell office:value-type="float" office:value="6.656306" calcext:value-type="float">
            <text:p>6.656306</text:p>
          </table:table-cell>
          <table:table-cell office:value-type="float" office:value="475.5616" calcext:value-type="float">
            <text:p>475.5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1261" calcext:value-type="float">
            <text:p>0.0781261</text:p>
          </table:table-cell>
          <table:table-cell office:value-type="float" office:value="15.65163" calcext:value-type="float">
            <text:p>15.65163</text:p>
          </table:table-cell>
          <table:table-cell office:value-type="float" office:value="0" calcext:value-type="float">
            <text:p>0</text:p>
          </table:table-cell>
          <table:table-cell office:value-type="float" office:value="0.01519678" calcext:value-type="float">
            <text:p>0.01519678</text:p>
          </table:table-cell>
          <table:table-cell office:value-type="float" office:value="0" calcext:value-type="float">
            <text:p>0</text:p>
          </table:table-cell>
          <table:table-cell office:value-type="float" office:value="8.115727" calcext:value-type="float">
            <text:p>8.115727</text:p>
          </table:table-cell>
          <table:table-cell office:value-type="float" office:value="-0.1386877" calcext:value-type="float">
            <text:p>-0.1386877</text:p>
          </table:table-cell>
          <table:table-cell office:value-type="float" office:value="-0.02464938" calcext:value-type="float">
            <text:p>-0.02464938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900563" calcext:value-type="float">
            <text:p>8.900563</text:p>
          </table:table-cell>
          <table:table-cell office:value-type="float" office:value="1.472109" calcext:value-type="float">
            <text:p>1.472109</text:p>
          </table:table-cell>
          <table:table-cell office:value-type="float" office:value="0.06346837" calcext:value-type="float">
            <text:p>0.06346837</text:p>
          </table:table-cell>
          <table:table-cell office:value-type="float" office:value="0.04167053" calcext:value-type="float">
            <text:p>0.04167053</text:p>
          </table:table-cell>
          <table:table-cell office:value-type="float" office:value="0.02688972" calcext:value-type="float">
            <text:p>0.02688972</text:p>
          </table:table-cell>
          <table:table-cell office:value-type="float" office:value="0.01919424" calcext:value-type="float">
            <text:p>0.01919424</text:p>
          </table:table-cell>
          <table:table-cell office:value-type="float" office:value="0.01776681" calcext:value-type="float">
            <text:p>0.01776681</text:p>
          </table:table-cell>
          <table:table-cell office:value-type="float" office:value="0.01784158" calcext:value-type="float">
            <text:p>0.01784158</text:p>
          </table:table-cell>
          <table:table-cell office:value-type="float" office:value="0.01532514" calcext:value-type="float">
            <text:p>0.01532514</text:p>
          </table:table-cell>
          <table:table-cell office:value-type="float" office:value="4.746374" calcext:value-type="float">
            <text:p>4.746374</text:p>
          </table:table-cell>
          <table:table-cell office:value-type="float" office:value="12.3284" calcext:value-type="float">
            <text:p>12.3284</text:p>
          </table:table-cell>
          <table:table-cell office:value-type="float" office:value="8.991807" calcext:value-type="float">
            <text:p>8.991807</text:p>
          </table:table-cell>
          <table:table-cell office:value-type="float" office:value="8.038841" calcext:value-type="float">
            <text:p>8.038841</text:p>
          </table:table-cell>
          <table:table-cell office:value-type="float" office:value="9.069929" calcext:value-type="float">
            <text:p>9.069929</text:p>
          </table:table-cell>
          <table:table-cell office:value-type="float" office:value="13.27145" calcext:value-type="float">
            <text:p>13.27145</text:p>
          </table:table-cell>
          <table:table-cell office:value-type="float" office:value="16.65624" calcext:value-type="float">
            <text:p>16.65624</text:p>
          </table:table-cell>
          <table:table-cell office:value-type="float" office:value="15.89041" calcext:value-type="float">
            <text:p>15.89041</text:p>
          </table:table-cell>
          <table:table-cell office:value-type="float" office:value="5183.1" calcext:value-type="float">
            <text:p>5183.1</text:p>
          </table:table-cell>
          <table:table-cell office:value-type="float" office:value="0" calcext:value-type="float">
            <text:p>0</text:p>
          </table:table-cell>
          <table:table-cell office:value-type="float" office:value="-0.06755488" calcext:value-type="float">
            <text:p>-0.0675548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1999" calcext:value-type="float">
            <text:p>24051999</text:p>
          </table:table-cell>
          <table:table-cell office:value-type="float" office:value="6.635123" calcext:value-type="float">
            <text:p>6.635123</text:p>
          </table:table-cell>
          <table:table-cell office:value-type="float" office:value="475.5226" calcext:value-type="float">
            <text:p>475.5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22319" calcext:value-type="float">
            <text:p>0.06422319</text:p>
          </table:table-cell>
          <table:table-cell office:value-type="float" office:value="15.72238" calcext:value-type="float">
            <text:p>15.72238</text:p>
          </table:table-cell>
          <table:table-cell office:value-type="float" office:value="0" calcext:value-type="float">
            <text:p>0</text:p>
          </table:table-cell>
          <table:table-cell office:value-type="float" office:value="0.01525653" calcext:value-type="float">
            <text:p>0.01525653</text:p>
          </table:table-cell>
          <table:table-cell office:value-type="float" office:value="0" calcext:value-type="float">
            <text:p>0</text:p>
          </table:table-cell>
          <table:table-cell office:value-type="float" office:value="8.128047" calcext:value-type="float">
            <text:p>8.128047</text:p>
          </table:table-cell>
          <table:table-cell office:value-type="float" office:value="-0.1387366" calcext:value-type="float">
            <text:p>-0.1387366</text:p>
          </table:table-cell>
          <table:table-cell office:value-type="float" office:value="-0.02469664" calcext:value-type="float">
            <text:p>-0.02469664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89284" calcext:value-type="float">
            <text:p>8.89284</text:p>
          </table:table-cell>
          <table:table-cell office:value-type="float" office:value="1.144851" calcext:value-type="float">
            <text:p>1.144851</text:p>
          </table:table-cell>
          <table:table-cell office:value-type="float" office:value="0.1001817" calcext:value-type="float">
            <text:p>0.1001817</text:p>
          </table:table-cell>
          <table:table-cell office:value-type="float" office:value="0.0426648" calcext:value-type="float">
            <text:p>0.0426648</text:p>
          </table:table-cell>
          <table:table-cell office:value-type="float" office:value="0.02640636" calcext:value-type="float">
            <text:p>0.02640636</text:p>
          </table:table-cell>
          <table:table-cell office:value-type="float" office:value="0.01926079" calcext:value-type="float">
            <text:p>0.01926079</text:p>
          </table:table-cell>
          <table:table-cell office:value-type="float" office:value="0.01777039" calcext:value-type="float">
            <text:p>0.01777039</text:p>
          </table:table-cell>
          <table:table-cell office:value-type="float" office:value="0.01851632" calcext:value-type="float">
            <text:p>0.01851632</text:p>
          </table:table-cell>
          <table:table-cell office:value-type="float" office:value="0.01540103" calcext:value-type="float">
            <text:p>0.01540103</text:p>
          </table:table-cell>
          <table:table-cell office:value-type="float" office:value="2.673779" calcext:value-type="float">
            <text:p>2.673779</text:p>
          </table:table-cell>
          <table:table-cell office:value-type="float" office:value="6.162124" calcext:value-type="float">
            <text:p>6.162124</text:p>
          </table:table-cell>
          <table:table-cell office:value-type="float" office:value="11.14358" calcext:value-type="float">
            <text:p>11.14358</text:p>
          </table:table-cell>
          <table:table-cell office:value-type="float" office:value="9.356799" calcext:value-type="float">
            <text:p>9.356799</text:p>
          </table:table-cell>
          <table:table-cell office:value-type="float" office:value="9.452407" calcext:value-type="float">
            <text:p>9.452407</text:p>
          </table:table-cell>
          <table:table-cell office:value-type="float" office:value="13.58462" calcext:value-type="float">
            <text:p>13.58462</text:p>
          </table:table-cell>
          <table:table-cell office:value-type="float" office:value="16.43454" calcext:value-type="float">
            <text:p>16.43454</text:p>
          </table:table-cell>
          <table:table-cell office:value-type="float" office:value="15.87738" calcext:value-type="float">
            <text:p>15.87738</text:p>
          </table:table-cell>
          <table:table-cell office:value-type="float" office:value="999.0931" calcext:value-type="float">
            <text:p>999.0931</text:p>
          </table:table-cell>
          <table:table-cell office:value-type="float" office:value="0" calcext:value-type="float">
            <text:p>0</text:p>
          </table:table-cell>
          <table:table-cell office:value-type="float" office:value="-0.06757586" calcext:value-type="float">
            <text:p>-0.067575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1999" calcext:value-type="float">
            <text:p>25051999</text:p>
          </table:table-cell>
          <table:table-cell office:value-type="float" office:value="6.618472" calcext:value-type="float">
            <text:p>6.618472</text:p>
          </table:table-cell>
          <table:table-cell office:value-type="float" office:value="475.4907" calcext:value-type="float">
            <text:p>475.4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0152" calcext:value-type="float">
            <text:p>0.0570152</text:p>
          </table:table-cell>
          <table:table-cell office:value-type="float" office:value="15.69167" calcext:value-type="float">
            <text:p>15.69167</text:p>
          </table:table-cell>
          <table:table-cell office:value-type="float" office:value="0" calcext:value-type="float">
            <text:p>0</text:p>
          </table:table-cell>
          <table:table-cell office:value-type="float" office:value="0.01548633" calcext:value-type="float">
            <text:p>0.01548633</text:p>
          </table:table-cell>
          <table:table-cell office:value-type="float" office:value="0" calcext:value-type="float">
            <text:p>0</text:p>
          </table:table-cell>
          <table:table-cell office:value-type="float" office:value="8.211561" calcext:value-type="float">
            <text:p>8.211561</text:p>
          </table:table-cell>
          <table:table-cell office:value-type="float" office:value="-0.1387871" calcext:value-type="float">
            <text:p>-0.1387871</text:p>
          </table:table-cell>
          <table:table-cell office:value-type="float" office:value="-0.0246974" calcext:value-type="float">
            <text:p>-0.0246974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884665" calcext:value-type="float">
            <text:p>8.884665</text:p>
          </table:table-cell>
          <table:table-cell office:value-type="float" office:value="0.6623257" calcext:value-type="float">
            <text:p>0.6623257</text:p>
          </table:table-cell>
          <table:table-cell office:value-type="float" office:value="0.06637053" calcext:value-type="float">
            <text:p>0.06637053</text:p>
          </table:table-cell>
          <table:table-cell office:value-type="float" office:value="0.03471804" calcext:value-type="float">
            <text:p>0.03471804</text:p>
          </table:table-cell>
          <table:table-cell office:value-type="float" office:value="0.02652361" calcext:value-type="float">
            <text:p>0.02652361</text:p>
          </table:table-cell>
          <table:table-cell office:value-type="float" office:value="0.02014488" calcext:value-type="float">
            <text:p>0.02014488</text:p>
          </table:table-cell>
          <table:table-cell office:value-type="float" office:value="0.01838588" calcext:value-type="float">
            <text:p>0.01838588</text:p>
          </table:table-cell>
          <table:table-cell office:value-type="float" office:value="0.01852207" calcext:value-type="float">
            <text:p>0.01852207</text:p>
          </table:table-cell>
          <table:table-cell office:value-type="float" office:value="0.01550193" calcext:value-type="float">
            <text:p>0.01550193</text:p>
          </table:table-cell>
          <table:table-cell office:value-type="float" office:value="3.581752" calcext:value-type="float">
            <text:p>3.581752</text:p>
          </table:table-cell>
          <table:table-cell office:value-type="float" office:value="5.472765" calcext:value-type="float">
            <text:p>5.472765</text:p>
          </table:table-cell>
          <table:table-cell office:value-type="float" office:value="8.686691" calcext:value-type="float">
            <text:p>8.686691</text:p>
          </table:table-cell>
          <table:table-cell office:value-type="float" office:value="9.528981" calcext:value-type="float">
            <text:p>9.528981</text:p>
          </table:table-cell>
          <table:table-cell office:value-type="float" office:value="10.43095" calcext:value-type="float">
            <text:p>10.43095</text:p>
          </table:table-cell>
          <table:table-cell office:value-type="float" office:value="14.39201" calcext:value-type="float">
            <text:p>14.39201</text:p>
          </table:table-cell>
          <table:table-cell office:value-type="float" office:value="16.37407" calcext:value-type="float">
            <text:p>16.37407</text:p>
          </table:table-cell>
          <table:table-cell office:value-type="float" office:value="15.90136" calcext:value-type="float">
            <text:p>15.90136</text:p>
          </table:table-cell>
          <table:table-cell office:value-type="float" office:value="994.0366" calcext:value-type="float">
            <text:p>994.0366</text:p>
          </table:table-cell>
          <table:table-cell office:value-type="float" office:value="0" calcext:value-type="float">
            <text:p>0</text:p>
          </table:table-cell>
          <table:table-cell office:value-type="float" office:value="-0.06758123" calcext:value-type="float">
            <text:p>-0.0675812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1999" calcext:value-type="float">
            <text:p>26051999</text:p>
          </table:table-cell>
          <table:table-cell office:value-type="float" office:value="6.602829" calcext:value-type="float">
            <text:p>6.602829</text:p>
          </table:table-cell>
          <table:table-cell office:value-type="float" office:value="475.4618" calcext:value-type="float">
            <text:p>475.4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11867" calcext:value-type="float">
            <text:p>0.05411867</text:p>
          </table:table-cell>
          <table:table-cell office:value-type="float" office:value="15.66217" calcext:value-type="float">
            <text:p>15.66217</text:p>
          </table:table-cell>
          <table:table-cell office:value-type="float" office:value="0" calcext:value-type="float">
            <text:p>0</text:p>
          </table:table-cell>
          <table:table-cell office:value-type="float" office:value="0.01565594" calcext:value-type="float">
            <text:p>0.01565594</text:p>
          </table:table-cell>
          <table:table-cell office:value-type="float" office:value="0" calcext:value-type="float">
            <text:p>0</text:p>
          </table:table-cell>
          <table:table-cell office:value-type="float" office:value="8.283878" calcext:value-type="float">
            <text:p>8.283878</text:p>
          </table:table-cell>
          <table:table-cell office:value-type="float" office:value="-0.1388185" calcext:value-type="float">
            <text:p>-0.1388185</text:p>
          </table:table-cell>
          <table:table-cell office:value-type="float" office:value="-0.02469599" calcext:value-type="float">
            <text:p>-0.0246959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875349" calcext:value-type="float">
            <text:p>8.875349</text:p>
          </table:table-cell>
          <table:table-cell office:value-type="float" office:value="0.4750129" calcext:value-type="float">
            <text:p>0.4750129</text:p>
          </table:table-cell>
          <table:table-cell office:value-type="float" office:value="0.04753708" calcext:value-type="float">
            <text:p>0.04753708</text:p>
          </table:table-cell>
          <table:table-cell office:value-type="float" office:value="0.03187083" calcext:value-type="float">
            <text:p>0.03187083</text:p>
          </table:table-cell>
          <table:table-cell office:value-type="float" office:value="0.02623321" calcext:value-type="float">
            <text:p>0.02623321</text:p>
          </table:table-cell>
          <table:table-cell office:value-type="float" office:value="0.02018272" calcext:value-type="float">
            <text:p>0.02018272</text:p>
          </table:table-cell>
          <table:table-cell office:value-type="float" office:value="0.01845647" calcext:value-type="float">
            <text:p>0.01845647</text:p>
          </table:table-cell>
          <table:table-cell office:value-type="float" office:value="0.01878894" calcext:value-type="float">
            <text:p>0.01878894</text:p>
          </table:table-cell>
          <table:table-cell office:value-type="float" office:value="0.01564543" calcext:value-type="float">
            <text:p>0.01564543</text:p>
          </table:table-cell>
          <table:table-cell office:value-type="float" office:value="5.776886" calcext:value-type="float">
            <text:p>5.776886</text:p>
          </table:table-cell>
          <table:table-cell office:value-type="float" office:value="5.487431" calcext:value-type="float">
            <text:p>5.487431</text:p>
          </table:table-cell>
          <table:table-cell office:value-type="float" office:value="8.009739" calcext:value-type="float">
            <text:p>8.009739</text:p>
          </table:table-cell>
          <table:table-cell office:value-type="float" office:value="9.379108" calcext:value-type="float">
            <text:p>9.379108</text:p>
          </table:table-cell>
          <table:table-cell office:value-type="float" office:value="10.38928" calcext:value-type="float">
            <text:p>10.38928</text:p>
          </table:table-cell>
          <table:table-cell office:value-type="float" office:value="14.21165" calcext:value-type="float">
            <text:p>14.21165</text:p>
          </table:table-cell>
          <table:table-cell office:value-type="float" office:value="16.37886" calcext:value-type="float">
            <text:p>16.37886</text:p>
          </table:table-cell>
          <table:table-cell office:value-type="float" office:value="15.92953" calcext:value-type="float">
            <text:p>15.92953</text:p>
          </table:table-cell>
          <table:table-cell office:value-type="float" office:value="1002.009" calcext:value-type="float">
            <text:p>1002.009</text:p>
          </table:table-cell>
          <table:table-cell office:value-type="float" office:value="0" calcext:value-type="float">
            <text:p>0</text:p>
          </table:table-cell>
          <table:table-cell office:value-type="float" office:value="-0.06758425" calcext:value-type="float">
            <text:p>-0.067584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1999" calcext:value-type="float">
            <text:p>27051999</text:p>
          </table:table-cell>
          <table:table-cell office:value-type="float" office:value="6.585865" calcext:value-type="float">
            <text:p>6.585865</text:p>
          </table:table-cell>
          <table:table-cell office:value-type="float" office:value="475.4312" calcext:value-type="float">
            <text:p>475.4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05258" calcext:value-type="float">
            <text:p>0.05305258</text:p>
          </table:table-cell>
          <table:table-cell office:value-type="float" office:value="15.66463" calcext:value-type="float">
            <text:p>15.66463</text:p>
          </table:table-cell>
          <table:table-cell office:value-type="float" office:value="0" calcext:value-type="float">
            <text:p>0</text:p>
          </table:table-cell>
          <table:table-cell office:value-type="float" office:value="0.01574872" calcext:value-type="float">
            <text:p>0.01574872</text:p>
          </table:table-cell>
          <table:table-cell office:value-type="float" office:value="0" calcext:value-type="float">
            <text:p>0</text:p>
          </table:table-cell>
          <table:table-cell office:value-type="float" office:value="8.324099" calcext:value-type="float">
            <text:p>8.324099</text:p>
          </table:table-cell>
          <table:table-cell office:value-type="float" office:value="-0.1388489" calcext:value-type="float">
            <text:p>-0.1388489</text:p>
          </table:table-cell>
          <table:table-cell office:value-type="float" office:value="-0.02469333" calcext:value-type="float">
            <text:p>-0.02469333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86498" calcext:value-type="float">
            <text:p>8.86498</text:p>
          </table:table-cell>
          <table:table-cell office:value-type="float" office:value="0.4049143" calcext:value-type="float">
            <text:p>0.4049143</text:p>
          </table:table-cell>
          <table:table-cell office:value-type="float" office:value="0.04026365" calcext:value-type="float">
            <text:p>0.04026365</text:p>
          </table:table-cell>
          <table:table-cell office:value-type="float" office:value="0.03040184" calcext:value-type="float">
            <text:p>0.03040184</text:p>
          </table:table-cell>
          <table:table-cell office:value-type="float" office:value="0.02582273" calcext:value-type="float">
            <text:p>0.02582273</text:p>
          </table:table-cell>
          <table:table-cell office:value-type="float" office:value="0.02008384" calcext:value-type="float">
            <text:p>0.02008384</text:p>
          </table:table-cell>
          <table:table-cell office:value-type="float" office:value="0.01844012" calcext:value-type="float">
            <text:p>0.01844012</text:p>
          </table:table-cell>
          <table:table-cell office:value-type="float" office:value="0.01896957" calcext:value-type="float">
            <text:p>0.01896957</text:p>
          </table:table-cell>
          <table:table-cell office:value-type="float" office:value="0.01580701" calcext:value-type="float">
            <text:p>0.01580701</text:p>
          </table:table-cell>
          <table:table-cell office:value-type="float" office:value="6.845343" calcext:value-type="float">
            <text:p>6.845343</text:p>
          </table:table-cell>
          <table:table-cell office:value-type="float" office:value="6.535802" calcext:value-type="float">
            <text:p>6.535802</text:p>
          </table:table-cell>
          <table:table-cell office:value-type="float" office:value="8.020491" calcext:value-type="float">
            <text:p>8.020491</text:p>
          </table:table-cell>
          <table:table-cell office:value-type="float" office:value="9.302125" calcext:value-type="float">
            <text:p>9.302125</text:p>
          </table:table-cell>
          <table:table-cell office:value-type="float" office:value="10.30445" calcext:value-type="float">
            <text:p>10.30445</text:p>
          </table:table-cell>
          <table:table-cell office:value-type="float" office:value="14.03666" calcext:value-type="float">
            <text:p>14.03666</text:p>
          </table:table-cell>
          <table:table-cell office:value-type="float" office:value="16.23592" calcext:value-type="float">
            <text:p>16.23592</text:p>
          </table:table-cell>
          <table:table-cell office:value-type="float" office:value="15.93898" calcext:value-type="float">
            <text:p>15.93898</text:p>
          </table:table-cell>
          <table:table-cell office:value-type="float" office:value="1036.182" calcext:value-type="float">
            <text:p>1036.182</text:p>
          </table:table-cell>
          <table:table-cell office:value-type="float" office:value="0" calcext:value-type="float">
            <text:p>0</text:p>
          </table:table-cell>
          <table:table-cell office:value-type="float" office:value="-0.06758734" calcext:value-type="float">
            <text:p>-0.0675873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1999" calcext:value-type="float">
            <text:p>28051999</text:p>
          </table:table-cell>
          <table:table-cell office:value-type="float" office:value="6.559914" calcext:value-type="float">
            <text:p>6.559914</text:p>
          </table:table-cell>
          <table:table-cell office:value-type="float" office:value="475.39" calcext:value-type="float">
            <text:p>475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8694" calcext:value-type="float">
            <text:p>0.0578694</text:p>
          </table:table-cell>
          <table:table-cell office:value-type="float" office:value="15.69671" calcext:value-type="float">
            <text:p>15.69671</text:p>
          </table:table-cell>
          <table:table-cell office:value-type="float" office:value="0" calcext:value-type="float">
            <text:p>0</text:p>
          </table:table-cell>
          <table:table-cell office:value-type="float" office:value="0.01582157" calcext:value-type="float">
            <text:p>0.01582157</text:p>
          </table:table-cell>
          <table:table-cell office:value-type="float" office:value="0" calcext:value-type="float">
            <text:p>0</text:p>
          </table:table-cell>
          <table:table-cell office:value-type="float" office:value="8.347836" calcext:value-type="float">
            <text:p>8.347836</text:p>
          </table:table-cell>
          <table:table-cell office:value-type="float" office:value="-0.1388915" calcext:value-type="float">
            <text:p>-0.1388915</text:p>
          </table:table-cell>
          <table:table-cell office:value-type="float" office:value="-0.02471673" calcext:value-type="float">
            <text:p>-0.02471673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842866" calcext:value-type="float">
            <text:p>8.842866</text:p>
          </table:table-cell>
          <table:table-cell office:value-type="float" office:value="0.6906248" calcext:value-type="float">
            <text:p>0.6906248</text:p>
          </table:table-cell>
          <table:table-cell office:value-type="float" office:value="0.04460583" calcext:value-type="float">
            <text:p>0.04460583</text:p>
          </table:table-cell>
          <table:table-cell office:value-type="float" office:value="0.03441465" calcext:value-type="float">
            <text:p>0.03441465</text:p>
          </table:table-cell>
          <table:table-cell office:value-type="float" office:value="0.02708348" calcext:value-type="float">
            <text:p>0.02708348</text:p>
          </table:table-cell>
          <table:table-cell office:value-type="float" office:value="0.01983304" calcext:value-type="float">
            <text:p>0.01983304</text:p>
          </table:table-cell>
          <table:table-cell office:value-type="float" office:value="0.01829308" calcext:value-type="float">
            <text:p>0.01829308</text:p>
          </table:table-cell>
          <table:table-cell office:value-type="float" office:value="0.01894998" calcext:value-type="float">
            <text:p>0.01894998</text:p>
          </table:table-cell>
          <table:table-cell office:value-type="float" office:value="0.01594616" calcext:value-type="float">
            <text:p>0.01594616</text:p>
          </table:table-cell>
          <table:table-cell office:value-type="float" office:value="5.225701" calcext:value-type="float">
            <text:p>5.225701</text:p>
          </table:table-cell>
          <table:table-cell office:value-type="float" office:value="8.151437" calcext:value-type="float">
            <text:p>8.151437</text:p>
          </table:table-cell>
          <table:table-cell office:value-type="float" office:value="8.351368" calcext:value-type="float">
            <text:p>8.351368</text:p>
          </table:table-cell>
          <table:table-cell office:value-type="float" office:value="9.478818" calcext:value-type="float">
            <text:p>9.478818</text:p>
          </table:table-cell>
          <table:table-cell office:value-type="float" office:value="10.40403" calcext:value-type="float">
            <text:p>10.40403</text:p>
          </table:table-cell>
          <table:table-cell office:value-type="float" office:value="13.99551" calcext:value-type="float">
            <text:p>13.99551</text:p>
          </table:table-cell>
          <table:table-cell office:value-type="float" office:value="16.11129" calcext:value-type="float">
            <text:p>16.11129</text:p>
          </table:table-cell>
          <table:table-cell office:value-type="float" office:value="15.92696" calcext:value-type="float">
            <text:p>15.92696</text:p>
          </table:table-cell>
          <table:table-cell office:value-type="float" office:value="1399.306" calcext:value-type="float">
            <text:p>1399.306</text:p>
          </table:table-cell>
          <table:table-cell office:value-type="float" office:value="0" calcext:value-type="float">
            <text:p>0</text:p>
          </table:table-cell>
          <table:table-cell office:value-type="float" office:value="-0.06759275" calcext:value-type="float">
            <text:p>-0.0675927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1999" calcext:value-type="float">
            <text:p>29051999</text:p>
          </table:table-cell>
          <table:table-cell office:value-type="float" office:value="6.52631" calcext:value-type="float">
            <text:p>6.52631</text:p>
          </table:table-cell>
          <table:table-cell office:value-type="float" office:value="475.3375" calcext:value-type="float">
            <text:p>475.3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13155" calcext:value-type="float">
            <text:p>0.06313155</text:p>
          </table:table-cell>
          <table:table-cell office:value-type="float" office:value="15.75304" calcext:value-type="float">
            <text:p>15.75304</text:p>
          </table:table-cell>
          <table:table-cell office:value-type="float" office:value="0" calcext:value-type="float">
            <text:p>0</text:p>
          </table:table-cell>
          <table:table-cell office:value-type="float" office:value="0.01588842" calcext:value-type="float">
            <text:p>0.01588842</text:p>
          </table:table-cell>
          <table:table-cell office:value-type="float" office:value="0" calcext:value-type="float">
            <text:p>0</text:p>
          </table:table-cell>
          <table:table-cell office:value-type="float" office:value="8.365043" calcext:value-type="float">
            <text:p>8.365043</text:p>
          </table:table-cell>
          <table:table-cell office:value-type="float" office:value="-0.1389406" calcext:value-type="float">
            <text:p>-0.1389406</text:p>
          </table:table-cell>
          <table:table-cell office:value-type="float" office:value="-0.02477223" calcext:value-type="float">
            <text:p>-0.02477223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818992" calcext:value-type="float">
            <text:p>8.818992</text:p>
          </table:table-cell>
          <table:table-cell office:value-type="float" office:value="0.9330677" calcext:value-type="float">
            <text:p>0.9330677</text:p>
          </table:table-cell>
          <table:table-cell office:value-type="float" office:value="0.05279706" calcext:value-type="float">
            <text:p>0.05279706</text:p>
          </table:table-cell>
          <table:table-cell office:value-type="float" office:value="0.04054224" calcext:value-type="float">
            <text:p>0.04054224</text:p>
          </table:table-cell>
          <table:table-cell office:value-type="float" office:value="0.03099688" calcext:value-type="float">
            <text:p>0.03099688</text:p>
          </table:table-cell>
          <table:table-cell office:value-type="float" office:value="0.01966873" calcext:value-type="float">
            <text:p>0.01966873</text:p>
          </table:table-cell>
          <table:table-cell office:value-type="float" office:value="0.01813315" calcext:value-type="float">
            <text:p>0.01813315</text:p>
          </table:table-cell>
          <table:table-cell office:value-type="float" office:value="0.01867985" calcext:value-type="float">
            <text:p>0.01867985</text:p>
          </table:table-cell>
          <table:table-cell office:value-type="float" office:value="0.01597515" calcext:value-type="float">
            <text:p>0.01597515</text:p>
          </table:table-cell>
          <table:table-cell office:value-type="float" office:value="4.169531" calcext:value-type="float">
            <text:p>4.169531</text:p>
          </table:table-cell>
          <table:table-cell office:value-type="float" office:value="9.408962" calcext:value-type="float">
            <text:p>9.408962</text:p>
          </table:table-cell>
          <table:table-cell office:value-type="float" office:value="8.754331" calcext:value-type="float">
            <text:p>8.754331</text:p>
          </table:table-cell>
          <table:table-cell office:value-type="float" office:value="9.74143" calcext:value-type="float">
            <text:p>9.74143</text:p>
          </table:table-cell>
          <table:table-cell office:value-type="float" office:value="10.58094" calcext:value-type="float">
            <text:p>10.58094</text:p>
          </table:table-cell>
          <table:table-cell office:value-type="float" office:value="14.05542" calcext:value-type="float">
            <text:p>14.05542</text:p>
          </table:table-cell>
          <table:table-cell office:value-type="float" office:value="16.04441" calcext:value-type="float">
            <text:p>16.04441</text:p>
          </table:table-cell>
          <table:table-cell office:value-type="float" office:value="15.90373" calcext:value-type="float">
            <text:p>15.90373</text:p>
          </table:table-cell>
          <table:table-cell office:value-type="float" office:value="2084.281" calcext:value-type="float">
            <text:p>2084.281</text:p>
          </table:table-cell>
          <table:table-cell office:value-type="float" office:value="0" calcext:value-type="float">
            <text:p>0</text:p>
          </table:table-cell>
          <table:table-cell office:value-type="float" office:value="-0.06759977" calcext:value-type="float">
            <text:p>-0.067599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1999" calcext:value-type="float">
            <text:p>30051999</text:p>
          </table:table-cell>
          <table:table-cell office:value-type="float" office:value="6.485994" calcext:value-type="float">
            <text:p>6.485994</text:p>
          </table:table-cell>
          <table:table-cell office:value-type="float" office:value="475.2754" calcext:value-type="float">
            <text:p>475.2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96935" calcext:value-type="float">
            <text:p>0.06896935</text:p>
          </table:table-cell>
          <table:table-cell office:value-type="float" office:value="15.82908" calcext:value-type="float">
            <text:p>15.82908</text:p>
          </table:table-cell>
          <table:table-cell office:value-type="float" office:value="0" calcext:value-type="float">
            <text:p>0</text:p>
          </table:table-cell>
          <table:table-cell office:value-type="float" office:value="0.01594512" calcext:value-type="float">
            <text:p>0.01594512</text:p>
          </table:table-cell>
          <table:table-cell office:value-type="float" office:value="0" calcext:value-type="float">
            <text:p>0</text:p>
          </table:table-cell>
          <table:table-cell office:value-type="float" office:value="8.378164" calcext:value-type="float">
            <text:p>8.378164</text:p>
          </table:table-cell>
          <table:table-cell office:value-type="float" office:value="-0.1389942" calcext:value-type="float">
            <text:p>-0.1389942</text:p>
          </table:table-cell>
          <table:table-cell office:value-type="float" office:value="-0.02484268" calcext:value-type="float">
            <text:p>-0.02484268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786361" calcext:value-type="float">
            <text:p>8.786361</text:p>
          </table:table-cell>
          <table:table-cell office:value-type="float" office:value="1.151034" calcext:value-type="float">
            <text:p>1.151034</text:p>
          </table:table-cell>
          <table:table-cell office:value-type="float" office:value="0.06377967" calcext:value-type="float">
            <text:p>0.06377967</text:p>
          </table:table-cell>
          <table:table-cell office:value-type="float" office:value="0.04787763" calcext:value-type="float">
            <text:p>0.04787763</text:p>
          </table:table-cell>
          <table:table-cell office:value-type="float" office:value="0.03594606" calcext:value-type="float">
            <text:p>0.03594606</text:p>
          </table:table-cell>
          <table:table-cell office:value-type="float" office:value="0.02115159" calcext:value-type="float">
            <text:p>0.02115159</text:p>
          </table:table-cell>
          <table:table-cell office:value-type="float" office:value="0.01806488" calcext:value-type="float">
            <text:p>0.01806488</text:p>
          </table:table-cell>
          <table:table-cell office:value-type="float" office:value="0.01840843" calcext:value-type="float">
            <text:p>0.01840843</text:p>
          </table:table-cell>
          <table:table-cell office:value-type="float" office:value="0.01590557" calcext:value-type="float">
            <text:p>0.01590557</text:p>
          </table:table-cell>
          <table:table-cell office:value-type="float" office:value="3.63481" calcext:value-type="float">
            <text:p>3.63481</text:p>
          </table:table-cell>
          <table:table-cell office:value-type="float" office:value="10.42611" calcext:value-type="float">
            <text:p>10.42611</text:p>
          </table:table-cell>
          <table:table-cell office:value-type="float" office:value="9.246915" calcext:value-type="float">
            <text:p>9.246915</text:p>
          </table:table-cell>
          <table:table-cell office:value-type="float" office:value="10.06844" calcext:value-type="float">
            <text:p>10.06844</text:p>
          </table:table-cell>
          <table:table-cell office:value-type="float" office:value="10.79497" calcext:value-type="float">
            <text:p>10.79497</text:p>
          </table:table-cell>
          <table:table-cell office:value-type="float" office:value="14.15764" calcext:value-type="float">
            <text:p>14.15764</text:p>
          </table:table-cell>
          <table:table-cell office:value-type="float" office:value="16.0202" calcext:value-type="float">
            <text:p>16.0202</text:p>
          </table:table-cell>
          <table:table-cell office:value-type="float" office:value="15.87644" calcext:value-type="float">
            <text:p>15.87644</text:p>
          </table:table-cell>
          <table:table-cell office:value-type="float" office:value="3092.52" calcext:value-type="float">
            <text:p>3092.52</text:p>
          </table:table-cell>
          <table:table-cell office:value-type="float" office:value="0" calcext:value-type="float">
            <text:p>0</text:p>
          </table:table-cell>
          <table:table-cell office:value-type="float" office:value="-0.06760807" calcext:value-type="float">
            <text:p>-0.067608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1999" calcext:value-type="float">
            <text:p>31051999</text:p>
          </table:table-cell>
          <table:table-cell office:value-type="float" office:value="6.4441" calcext:value-type="float">
            <text:p>6.4441</text:p>
          </table:table-cell>
          <table:table-cell office:value-type="float" office:value="475.2067" calcext:value-type="float">
            <text:p>475.2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54546" calcext:value-type="float">
            <text:p>0.07254546</text:p>
          </table:table-cell>
          <table:table-cell office:value-type="float" office:value="15.91759" calcext:value-type="float">
            <text:p>15.91759</text:p>
          </table:table-cell>
          <table:table-cell office:value-type="float" office:value="0" calcext:value-type="float">
            <text:p>0</text:p>
          </table:table-cell>
          <table:table-cell office:value-type="float" office:value="0.01599498" calcext:value-type="float">
            <text:p>0.01599498</text:p>
          </table:table-cell>
          <table:table-cell office:value-type="float" office:value="0" calcext:value-type="float">
            <text:p>0</text:p>
          </table:table-cell>
          <table:table-cell office:value-type="float" office:value="8.388749" calcext:value-type="float">
            <text:p>8.388749</text:p>
          </table:table-cell>
          <table:table-cell office:value-type="float" office:value="-0.1390602" calcext:value-type="float">
            <text:p>-0.1390602</text:p>
          </table:table-cell>
          <table:table-cell office:value-type="float" office:value="-0.02492003" calcext:value-type="float">
            <text:p>-0.02492003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756828" calcext:value-type="float">
            <text:p>8.756828</text:p>
          </table:table-cell>
          <table:table-cell office:value-type="float" office:value="1.266948" calcext:value-type="float">
            <text:p>1.266948</text:p>
          </table:table-cell>
          <table:table-cell office:value-type="float" office:value="0.06923844" calcext:value-type="float">
            <text:p>0.06923844</text:p>
          </table:table-cell>
          <table:table-cell office:value-type="float" office:value="0.05208239" calcext:value-type="float">
            <text:p>0.05208239</text:p>
          </table:table-cell>
          <table:table-cell office:value-type="float" office:value="0.03921934" calcext:value-type="float">
            <text:p>0.03921934</text:p>
          </table:table-cell>
          <table:table-cell office:value-type="float" office:value="0.02234325" calcext:value-type="float">
            <text:p>0.02234325</text:p>
          </table:table-cell>
          <table:table-cell office:value-type="float" office:value="0.01852886" calcext:value-type="float">
            <text:p>0.01852886</text:p>
          </table:table-cell>
          <table:table-cell office:value-type="float" office:value="0.01821356" calcext:value-type="float">
            <text:p>0.01821356</text:p>
          </table:table-cell>
          <table:table-cell office:value-type="float" office:value="0.01577706" calcext:value-type="float">
            <text:p>0.01577706</text:p>
          </table:table-cell>
          <table:table-cell office:value-type="float" office:value="3.402299" calcext:value-type="float">
            <text:p>3.402299</text:p>
          </table:table-cell>
          <table:table-cell office:value-type="float" office:value="11.26825" calcext:value-type="float">
            <text:p>11.26825</text:p>
          </table:table-cell>
          <table:table-cell office:value-type="float" office:value="9.792375" calcext:value-type="float">
            <text:p>9.792375</text:p>
          </table:table-cell>
          <table:table-cell office:value-type="float" office:value="10.43379" calcext:value-type="float">
            <text:p>10.43379</text:p>
          </table:table-cell>
          <table:table-cell office:value-type="float" office:value="11.03803" calcext:value-type="float">
            <text:p>11.03803</text:p>
          </table:table-cell>
          <table:table-cell office:value-type="float" office:value="14.28922" calcext:value-type="float">
            <text:p>14.28922</text:p>
          </table:table-cell>
          <table:table-cell office:value-type="float" office:value="16.02096" calcext:value-type="float">
            <text:p>16.02096</text:p>
          </table:table-cell>
          <table:table-cell office:value-type="float" office:value="15.84963" calcext:value-type="float">
            <text:p>15.84963</text:p>
          </table:table-cell>
          <table:table-cell office:value-type="float" office:value="3881.19" calcext:value-type="float">
            <text:p>3881.19</text:p>
          </table:table-cell>
          <table:table-cell office:value-type="float" office:value="0" calcext:value-type="float">
            <text:p>0</text:p>
          </table:table-cell>
          <table:table-cell office:value-type="float" office:value="-0.06761697" calcext:value-type="float">
            <text:p>-0.0676169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1999" calcext:value-type="float">
            <text:p>1061999</text:p>
          </table:table-cell>
          <table:table-cell office:value-type="float" office:value="6.415936" calcext:value-type="float">
            <text:p>6.415936</text:p>
          </table:table-cell>
          <table:table-cell office:value-type="float" office:value="475.1533" calcext:value-type="float">
            <text:p>475.1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39722" calcext:value-type="float">
            <text:p>0.06339722</text:p>
          </table:table-cell>
          <table:table-cell office:value-type="float" office:value="15.98625" calcext:value-type="float">
            <text:p>15.98625</text:p>
          </table:table-cell>
          <table:table-cell office:value-type="float" office:value="0" calcext:value-type="float">
            <text:p>0</text:p>
          </table:table-cell>
          <table:table-cell office:value-type="float" office:value="0.0160958" calcext:value-type="float">
            <text:p>0.0160958</text:p>
          </table:table-cell>
          <table:table-cell office:value-type="float" office:value="0" calcext:value-type="float">
            <text:p>0</text:p>
          </table:table-cell>
          <table:table-cell office:value-type="float" office:value="8.409048" calcext:value-type="float">
            <text:p>8.409048</text:p>
          </table:table-cell>
          <table:table-cell office:value-type="float" office:value="-0.1391075" calcext:value-type="float">
            <text:p>-0.1391075</text:p>
          </table:table-cell>
          <table:table-cell office:value-type="float" office:value="-0.02494024" calcext:value-type="float">
            <text:p>-0.02494024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754166" calcext:value-type="float">
            <text:p>8.754166</text:p>
          </table:table-cell>
          <table:table-cell office:value-type="float" office:value="0.6950091" calcext:value-type="float">
            <text:p>0.6950091</text:p>
          </table:table-cell>
          <table:table-cell office:value-type="float" office:value="0.04949128" calcext:value-type="float">
            <text:p>0.04949128</text:p>
          </table:table-cell>
          <table:table-cell office:value-type="float" office:value="0.03978907" calcext:value-type="float">
            <text:p>0.03978907</text:p>
          </table:table-cell>
          <table:table-cell office:value-type="float" office:value="0.03129032" calcext:value-type="float">
            <text:p>0.03129032</text:p>
          </table:table-cell>
          <table:table-cell office:value-type="float" office:value="0.02025797" calcext:value-type="float">
            <text:p>0.02025797</text:p>
          </table:table-cell>
          <table:table-cell office:value-type="float" office:value="0.01811117" calcext:value-type="float">
            <text:p>0.01811117</text:p>
          </table:table-cell>
          <table:table-cell office:value-type="float" office:value="0.01817725" calcext:value-type="float">
            <text:p>0.01817725</text:p>
          </table:table-cell>
          <table:table-cell office:value-type="float" office:value="0.01567033" calcext:value-type="float">
            <text:p>0.01567033</text:p>
          </table:table-cell>
          <table:table-cell office:value-type="float" office:value="4.489614" calcext:value-type="float">
            <text:p>4.489614</text:p>
          </table:table-cell>
          <table:table-cell office:value-type="float" office:value="8.688154" calcext:value-type="float">
            <text:p>8.688154</text:p>
          </table:table-cell>
          <table:table-cell office:value-type="float" office:value="10.48564" calcext:value-type="float">
            <text:p>10.48564</text:p>
          </table:table-cell>
          <table:table-cell office:value-type="float" office:value="10.97683" calcext:value-type="float">
            <text:p>10.97683</text:p>
          </table:table-cell>
          <table:table-cell office:value-type="float" office:value="11.35044" calcext:value-type="float">
            <text:p>11.35044</text:p>
          </table:table-cell>
          <table:table-cell office:value-type="float" office:value="14.45666" calcext:value-type="float">
            <text:p>14.45666</text:p>
          </table:table-cell>
          <table:table-cell office:value-type="float" office:value="16.02679" calcext:value-type="float">
            <text:p>16.02679</text:p>
          </table:table-cell>
          <table:table-cell office:value-type="float" office:value="15.82441" calcext:value-type="float">
            <text:p>15.82441</text:p>
          </table:table-cell>
          <table:table-cell office:value-type="float" office:value="3946.35" calcext:value-type="float">
            <text:p>3946.35</text:p>
          </table:table-cell>
          <table:table-cell office:value-type="float" office:value="0" calcext:value-type="float">
            <text:p>0</text:p>
          </table:table-cell>
          <table:table-cell office:value-type="float" office:value="-0.0676232" calcext:value-type="float">
            <text:p>-0.06762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1999" calcext:value-type="float">
            <text:p>2061999</text:p>
          </table:table-cell>
          <table:table-cell office:value-type="float" office:value="6.390559" calcext:value-type="float">
            <text:p>6.390559</text:p>
          </table:table-cell>
          <table:table-cell office:value-type="float" office:value="475.1063" calcext:value-type="float">
            <text:p>475.1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72103" calcext:value-type="float">
            <text:p>0.06172103</text:p>
          </table:table-cell>
          <table:table-cell office:value-type="float" office:value="16.03658" calcext:value-type="float">
            <text:p>16.03658</text:p>
          </table:table-cell>
          <table:table-cell office:value-type="float" office:value="0" calcext:value-type="float">
            <text:p>0</text:p>
          </table:table-cell>
          <table:table-cell office:value-type="float" office:value="0.01620232" calcext:value-type="float">
            <text:p>0.01620232</text:p>
          </table:table-cell>
          <table:table-cell office:value-type="float" office:value="0" calcext:value-type="float">
            <text:p>0</text:p>
          </table:table-cell>
          <table:table-cell office:value-type="float" office:value="8.435513" calcext:value-type="float">
            <text:p>8.435513</text:p>
          </table:table-cell>
          <table:table-cell office:value-type="float" office:value="-0.1391813" calcext:value-type="float">
            <text:p>-0.1391813</text:p>
          </table:table-cell>
          <table:table-cell office:value-type="float" office:value="-0.02493906" calcext:value-type="float">
            <text:p>-0.02493906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748302" calcext:value-type="float">
            <text:p>8.748302</text:p>
          </table:table-cell>
          <table:table-cell office:value-type="float" office:value="0.6144416" calcext:value-type="float">
            <text:p>0.6144416</text:p>
          </table:table-cell>
          <table:table-cell office:value-type="float" office:value="0.07181733" calcext:value-type="float">
            <text:p>0.07181733</text:p>
          </table:table-cell>
          <table:table-cell office:value-type="float" office:value="0.03925328" calcext:value-type="float">
            <text:p>0.03925328</text:p>
          </table:table-cell>
          <table:table-cell office:value-type="float" office:value="0.02906274" calcext:value-type="float">
            <text:p>0.02906274</text:p>
          </table:table-cell>
          <table:table-cell office:value-type="float" office:value="0.01992005" calcext:value-type="float">
            <text:p>0.01992005</text:p>
          </table:table-cell>
          <table:table-cell office:value-type="float" office:value="0.01814904" calcext:value-type="float">
            <text:p>0.01814904</text:p>
          </table:table-cell>
          <table:table-cell office:value-type="float" office:value="0.01828312" calcext:value-type="float">
            <text:p>0.01828312</text:p>
          </table:table-cell>
          <table:table-cell office:value-type="float" office:value="0.01567819" calcext:value-type="float">
            <text:p>0.01567819</text:p>
          </table:table-cell>
          <table:table-cell office:value-type="float" office:value="3.304098" calcext:value-type="float">
            <text:p>3.304098</text:p>
          </table:table-cell>
          <table:table-cell office:value-type="float" office:value="7.960251" calcext:value-type="float">
            <text:p>7.960251</text:p>
          </table:table-cell>
          <table:table-cell office:value-type="float" office:value="11.43226" calcext:value-type="float">
            <text:p>11.43226</text:p>
          </table:table-cell>
          <table:table-cell office:value-type="float" office:value="11.19616" calcext:value-type="float">
            <text:p>11.19616</text:p>
          </table:table-cell>
          <table:table-cell office:value-type="float" office:value="11.52299" calcext:value-type="float">
            <text:p>11.52299</text:p>
          </table:table-cell>
          <table:table-cell office:value-type="float" office:value="14.59181" calcext:value-type="float">
            <text:p>14.59181</text:p>
          </table:table-cell>
          <table:table-cell office:value-type="float" office:value="16.04505" calcext:value-type="float">
            <text:p>16.04505</text:p>
          </table:table-cell>
          <table:table-cell office:value-type="float" office:value="15.79911" calcext:value-type="float">
            <text:p>15.79911</text:p>
          </table:table-cell>
          <table:table-cell office:value-type="float" office:value="3600.956" calcext:value-type="float">
            <text:p>3600.956</text:p>
          </table:table-cell>
          <table:table-cell office:value-type="float" office:value="0" calcext:value-type="float">
            <text:p>0</text:p>
          </table:table-cell>
          <table:table-cell office:value-type="float" office:value="-0.06763918" calcext:value-type="float">
            <text:p>-0.067639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1999" calcext:value-type="float">
            <text:p>3061999</text:p>
          </table:table-cell>
          <table:table-cell office:value-type="float" office:value="6.367258" calcext:value-type="float">
            <text:p>6.367258</text:p>
          </table:table-cell>
          <table:table-cell office:value-type="float" office:value="475.0616" calcext:value-type="float">
            <text:p>475.0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94675" calcext:value-type="float">
            <text:p>0.05694675</text:p>
          </table:table-cell>
          <table:table-cell office:value-type="float" office:value="16.01862" calcext:value-type="float">
            <text:p>16.01862</text:p>
          </table:table-cell>
          <table:table-cell office:value-type="float" office:value="0" calcext:value-type="float">
            <text:p>0</text:p>
          </table:table-cell>
          <table:table-cell office:value-type="float" office:value="0.01651639" calcext:value-type="float">
            <text:p>0.01651639</text:p>
          </table:table-cell>
          <table:table-cell office:value-type="float" office:value="0" calcext:value-type="float">
            <text:p>0</text:p>
          </table:table-cell>
          <table:table-cell office:value-type="float" office:value="8.524874" calcext:value-type="float">
            <text:p>8.524874</text:p>
          </table:table-cell>
          <table:table-cell office:value-type="float" office:value="-0.1392283" calcext:value-type="float">
            <text:p>-0.1392283</text:p>
          </table:table-cell>
          <table:table-cell office:value-type="float" office:value="-0.02494008" calcext:value-type="float">
            <text:p>-0.02494008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743355" calcext:value-type="float">
            <text:p>8.743355</text:p>
          </table:table-cell>
          <table:table-cell office:value-type="float" office:value="0.372618" calcext:value-type="float">
            <text:p>0.372618</text:p>
          </table:table-cell>
          <table:table-cell office:value-type="float" office:value="0.03930226" calcext:value-type="float">
            <text:p>0.03930226</text:p>
          </table:table-cell>
          <table:table-cell office:value-type="float" office:value="0.03397396" calcext:value-type="float">
            <text:p>0.03397396</text:p>
          </table:table-cell>
          <table:table-cell office:value-type="float" office:value="0.02806352" calcext:value-type="float">
            <text:p>0.02806352</text:p>
          </table:table-cell>
          <table:table-cell office:value-type="float" office:value="0.02067365" calcext:value-type="float">
            <text:p>0.02067365</text:p>
          </table:table-cell>
          <table:table-cell office:value-type="float" office:value="0.01870945" calcext:value-type="float">
            <text:p>0.01870945</text:p>
          </table:table-cell>
          <table:table-cell office:value-type="float" office:value="0.0184019" calcext:value-type="float">
            <text:p>0.0184019</text:p>
          </table:table-cell>
          <table:table-cell office:value-type="float" office:value="0.01569984" calcext:value-type="float">
            <text:p>0.01569984</text:p>
          </table:table-cell>
          <table:table-cell office:value-type="float" office:value="4.971927" calcext:value-type="float">
            <text:p>4.971927</text:p>
          </table:table-cell>
          <table:table-cell office:value-type="float" office:value="5.194734" calcext:value-type="float">
            <text:p>5.194734</text:p>
          </table:table-cell>
          <table:table-cell office:value-type="float" office:value="8.794691" calcext:value-type="float">
            <text:p>8.794691</text:p>
          </table:table-cell>
          <table:table-cell office:value-type="float" office:value="11.50429" calcext:value-type="float">
            <text:p>11.50429</text:p>
          </table:table-cell>
          <table:table-cell office:value-type="float" office:value="12.75761" calcext:value-type="float">
            <text:p>12.75761</text:p>
          </table:table-cell>
          <table:table-cell office:value-type="float" office:value="15.66462" calcext:value-type="float">
            <text:p>15.66462</text:p>
          </table:table-cell>
          <table:table-cell office:value-type="float" office:value="16.17804" calcext:value-type="float">
            <text:p>16.17804</text:p>
          </table:table-cell>
          <table:table-cell office:value-type="float" office:value="15.79989" calcext:value-type="float">
            <text:p>15.79989</text:p>
          </table:table-cell>
          <table:table-cell office:value-type="float" office:value="3283.875" calcext:value-type="float">
            <text:p>3283.875</text:p>
          </table:table-cell>
          <table:table-cell office:value-type="float" office:value="0" calcext:value-type="float">
            <text:p>0</text:p>
          </table:table-cell>
          <table:table-cell office:value-type="float" office:value="-0.06764774" calcext:value-type="float">
            <text:p>-0.067647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1999" calcext:value-type="float">
            <text:p>4061999</text:p>
          </table:table-cell>
          <table:table-cell office:value-type="float" office:value="6.344094" calcext:value-type="float">
            <text:p>6.344094</text:p>
          </table:table-cell>
          <table:table-cell office:value-type="float" office:value="475.0181" calcext:value-type="float">
            <text:p>475.0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24683" calcext:value-type="float">
            <text:p>0.05724683</text:p>
          </table:table-cell>
          <table:table-cell office:value-type="float" office:value="16.00878" calcext:value-type="float">
            <text:p>16.00878</text:p>
          </table:table-cell>
          <table:table-cell office:value-type="float" office:value="0" calcext:value-type="float">
            <text:p>0</text:p>
          </table:table-cell>
          <table:table-cell office:value-type="float" office:value="0.01670872" calcext:value-type="float">
            <text:p>0.01670872</text:p>
          </table:table-cell>
          <table:table-cell office:value-type="float" office:value="0" calcext:value-type="float">
            <text:p>0</text:p>
          </table:table-cell>
          <table:table-cell office:value-type="float" office:value="8.59426" calcext:value-type="float">
            <text:p>8.59426</text:p>
          </table:table-cell>
          <table:table-cell office:value-type="float" office:value="-0.139275" calcext:value-type="float">
            <text:p>-0.139275</text:p>
          </table:table-cell>
          <table:table-cell office:value-type="float" office:value="-0.0249429" calcext:value-type="float">
            <text:p>-0.024942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731296" calcext:value-type="float">
            <text:p>8.731296</text:p>
          </table:table-cell>
          <table:table-cell office:value-type="float" office:value="0.4059394" calcext:value-type="float">
            <text:p>0.4059394</text:p>
          </table:table-cell>
          <table:table-cell office:value-type="float" office:value="0.03822342" calcext:value-type="float">
            <text:p>0.03822342</text:p>
          </table:table-cell>
          <table:table-cell office:value-type="float" office:value="0.03373601" calcext:value-type="float">
            <text:p>0.03373601</text:p>
          </table:table-cell>
          <table:table-cell office:value-type="float" office:value="0.02748061" calcext:value-type="float">
            <text:p>0.02748061</text:p>
          </table:table-cell>
          <table:table-cell office:value-type="float" office:value="0.02042645" calcext:value-type="float">
            <text:p>0.02042645</text:p>
          </table:table-cell>
          <table:table-cell office:value-type="float" office:value="0.01870132" calcext:value-type="float">
            <text:p>0.01870132</text:p>
          </table:table-cell>
          <table:table-cell office:value-type="float" office:value="0.01863375" calcext:value-type="float">
            <text:p>0.01863375</text:p>
          </table:table-cell>
          <table:table-cell office:value-type="float" office:value="0.01578422" calcext:value-type="float">
            <text:p>0.01578422</text:p>
          </table:table-cell>
          <table:table-cell office:value-type="float" office:value="5.223358" calcext:value-type="float">
            <text:p>5.223358</text:p>
          </table:table-cell>
          <table:table-cell office:value-type="float" office:value="6.746342" calcext:value-type="float">
            <text:p>6.746342</text:p>
          </table:table-cell>
          <table:table-cell office:value-type="float" office:value="8.770662" calcext:value-type="float">
            <text:p>8.770662</text:p>
          </table:table-cell>
          <table:table-cell office:value-type="float" office:value="11.24771" calcext:value-type="float">
            <text:p>11.24771</text:p>
          </table:table-cell>
          <table:table-cell office:value-type="float" office:value="12.47793" calcext:value-type="float">
            <text:p>12.47793</text:p>
          </table:table-cell>
          <table:table-cell office:value-type="float" office:value="15.34193" calcext:value-type="float">
            <text:p>15.34193</text:p>
          </table:table-cell>
          <table:table-cell office:value-type="float" office:value="16.2616" calcext:value-type="float">
            <text:p>16.2616</text:p>
          </table:table-cell>
          <table:table-cell office:value-type="float" office:value="15.8147" calcext:value-type="float">
            <text:p>15.8147</text:p>
          </table:table-cell>
          <table:table-cell office:value-type="float" office:value="3314.252" calcext:value-type="float">
            <text:p>3314.252</text:p>
          </table:table-cell>
          <table:table-cell office:value-type="float" office:value="0" calcext:value-type="float">
            <text:p>0</text:p>
          </table:table-cell>
          <table:table-cell office:value-type="float" office:value="-0.06765252" calcext:value-type="float">
            <text:p>-0.067652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1999" calcext:value-type="float">
            <text:p>5061999</text:p>
          </table:table-cell>
          <table:table-cell office:value-type="float" office:value="6.314433" calcext:value-type="float">
            <text:p>6.314433</text:p>
          </table:table-cell>
          <table:table-cell office:value-type="float" office:value="474.9656" calcext:value-type="float">
            <text:p>474.9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9354" calcext:value-type="float">
            <text:p>0.0609354</text:p>
          </table:table-cell>
          <table:table-cell office:value-type="float" office:value="16.0367" calcext:value-type="float">
            <text:p>16.0367</text:p>
          </table:table-cell>
          <table:table-cell office:value-type="float" office:value="0" calcext:value-type="float">
            <text:p>0</text:p>
          </table:table-cell>
          <table:table-cell office:value-type="float" office:value="0.0168565" calcext:value-type="float">
            <text:p>0.0168565</text:p>
          </table:table-cell>
          <table:table-cell office:value-type="float" office:value="0" calcext:value-type="float">
            <text:p>0</text:p>
          </table:table-cell>
          <table:table-cell office:value-type="float" office:value="8.637628" calcext:value-type="float">
            <text:p>8.637628</text:p>
          </table:table-cell>
          <table:table-cell office:value-type="float" office:value="-0.1393198" calcext:value-type="float">
            <text:p>-0.1393198</text:p>
          </table:table-cell>
          <table:table-cell office:value-type="float" office:value="-0.0249716" calcext:value-type="float">
            <text:p>-0.0249716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711663" calcext:value-type="float">
            <text:p>8.711663</text:p>
          </table:table-cell>
          <table:table-cell office:value-type="float" office:value="0.5977539" calcext:value-type="float">
            <text:p>0.5977539</text:p>
          </table:table-cell>
          <table:table-cell office:value-type="float" office:value="0.04544943" calcext:value-type="float">
            <text:p>0.04544943</text:p>
          </table:table-cell>
          <table:table-cell office:value-type="float" office:value="0.03908019" calcext:value-type="float">
            <text:p>0.03908019</text:p>
          </table:table-cell>
          <table:table-cell office:value-type="float" office:value="0.03077771" calcext:value-type="float">
            <text:p>0.03077771</text:p>
          </table:table-cell>
          <table:table-cell office:value-type="float" office:value="0.02018061" calcext:value-type="float">
            <text:p>0.02018061</text:p>
          </table:table-cell>
          <table:table-cell office:value-type="float" office:value="0.01855317" calcext:value-type="float">
            <text:p>0.01855317</text:p>
          </table:table-cell>
          <table:table-cell office:value-type="float" office:value="0.01870595" calcext:value-type="float">
            <text:p>0.01870595</text:p>
          </table:table-cell>
          <table:table-cell office:value-type="float" office:value="0.01587098" calcext:value-type="float">
            <text:p>0.01587098</text:p>
          </table:table-cell>
          <table:table-cell office:value-type="float" office:value="3.965906" calcext:value-type="float">
            <text:p>3.965906</text:p>
          </table:table-cell>
          <table:table-cell office:value-type="float" office:value="8.11071" calcext:value-type="float">
            <text:p>8.11071</text:p>
          </table:table-cell>
          <table:table-cell office:value-type="float" office:value="9.081059" calcext:value-type="float">
            <text:p>9.081059</text:p>
          </table:table-cell>
          <table:table-cell office:value-type="float" office:value="11.38748" calcext:value-type="float">
            <text:p>11.38748</text:p>
          </table:table-cell>
          <table:table-cell office:value-type="float" office:value="12.50732" calcext:value-type="float">
            <text:p>12.50732</text:p>
          </table:table-cell>
          <table:table-cell office:value-type="float" office:value="15.26994" calcext:value-type="float">
            <text:p>15.26994</text:p>
          </table:table-cell>
          <table:table-cell office:value-type="float" office:value="16.16157" calcext:value-type="float">
            <text:p>16.16157</text:p>
          </table:table-cell>
          <table:table-cell office:value-type="float" office:value="15.81581" calcext:value-type="float">
            <text:p>15.81581</text:p>
          </table:table-cell>
          <table:table-cell office:value-type="float" office:value="3683.609" calcext:value-type="float">
            <text:p>3683.609</text:p>
          </table:table-cell>
          <table:table-cell office:value-type="float" office:value="0" calcext:value-type="float">
            <text:p>0</text:p>
          </table:table-cell>
          <table:table-cell office:value-type="float" office:value="-0.0676587" calcext:value-type="float">
            <text:p>-0.06765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1999" calcext:value-type="float">
            <text:p>6061999</text:p>
          </table:table-cell>
          <table:table-cell office:value-type="float" office:value="6.281186" calcext:value-type="float">
            <text:p>6.281186</text:p>
          </table:table-cell>
          <table:table-cell office:value-type="float" office:value="474.9057" calcext:value-type="float">
            <text:p>474.9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82187" calcext:value-type="float">
            <text:p>0.06382187</text:p>
          </table:table-cell>
          <table:table-cell office:value-type="float" office:value="16.0911" calcext:value-type="float">
            <text:p>16.0911</text:p>
          </table:table-cell>
          <table:table-cell office:value-type="float" office:value="0" calcext:value-type="float">
            <text:p>0</text:p>
          </table:table-cell>
          <table:table-cell office:value-type="float" office:value="0.01696746" calcext:value-type="float">
            <text:p>0.01696746</text:p>
          </table:table-cell>
          <table:table-cell office:value-type="float" office:value="0" calcext:value-type="float">
            <text:p>0</text:p>
          </table:table-cell>
          <table:table-cell office:value-type="float" office:value="8.666067" calcext:value-type="float">
            <text:p>8.666067</text:p>
          </table:table-cell>
          <table:table-cell office:value-type="float" office:value="-0.1393731" calcext:value-type="float">
            <text:p>-0.1393731</text:p>
          </table:table-cell>
          <table:table-cell office:value-type="float" office:value="-0.02501309" calcext:value-type="float">
            <text:p>-0.0250130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694319" calcext:value-type="float">
            <text:p>8.694319</text:p>
          </table:table-cell>
          <table:table-cell office:value-type="float" office:value="0.7317961" calcext:value-type="float">
            <text:p>0.7317961</text:p>
          </table:table-cell>
          <table:table-cell office:value-type="float" office:value="0.05422087" calcext:value-type="float">
            <text:p>0.05422087</text:p>
          </table:table-cell>
          <table:table-cell office:value-type="float" office:value="0.04559515" calcext:value-type="float">
            <text:p>0.04559515</text:p>
          </table:table-cell>
          <table:table-cell office:value-type="float" office:value="0.03480577" calcext:value-type="float">
            <text:p>0.03480577</text:p>
          </table:table-cell>
          <table:table-cell office:value-type="float" office:value="0.02088805" calcext:value-type="float">
            <text:p>0.02088805</text:p>
          </table:table-cell>
          <table:table-cell office:value-type="float" office:value="0.01843926" calcext:value-type="float">
            <text:p>0.01843926</text:p>
          </table:table-cell>
          <table:table-cell office:value-type="float" office:value="0.0186814" calcext:value-type="float">
            <text:p>0.0186814</text:p>
          </table:table-cell>
          <table:table-cell office:value-type="float" office:value="0.01590235" calcext:value-type="float">
            <text:p>0.01590235</text:p>
          </table:table-cell>
          <table:table-cell office:value-type="float" office:value="3.425941" calcext:value-type="float">
            <text:p>3.425941</text:p>
          </table:table-cell>
          <table:table-cell office:value-type="float" office:value="9.038626" calcext:value-type="float">
            <text:p>9.038626</text:p>
          </table:table-cell>
          <table:table-cell office:value-type="float" office:value="9.480076" calcext:value-type="float">
            <text:p>9.480076</text:p>
          </table:table-cell>
          <table:table-cell office:value-type="float" office:value="11.63369" calcext:value-type="float">
            <text:p>11.63369</text:p>
          </table:table-cell>
          <table:table-cell office:value-type="float" office:value="12.65121" calcext:value-type="float">
            <text:p>12.65121</text:p>
          </table:table-cell>
          <table:table-cell office:value-type="float" office:value="15.30845" calcext:value-type="float">
            <text:p>15.30845</text:p>
          </table:table-cell>
          <table:table-cell office:value-type="float" office:value="16.09163" calcext:value-type="float">
            <text:p>16.09163</text:p>
          </table:table-cell>
          <table:table-cell office:value-type="float" office:value="15.80181" calcext:value-type="float">
            <text:p>15.80181</text:p>
          </table:table-cell>
          <table:table-cell office:value-type="float" office:value="3937.005" calcext:value-type="float">
            <text:p>3937.005</text:p>
          </table:table-cell>
          <table:table-cell office:value-type="float" office:value="0" calcext:value-type="float">
            <text:p>0</text:p>
          </table:table-cell>
          <table:table-cell office:value-type="float" office:value="-0.06766617" calcext:value-type="float">
            <text:p>-0.067666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1999" calcext:value-type="float">
            <text:p>7061999</text:p>
          </table:table-cell>
          <table:table-cell office:value-type="float" office:value="6.234711" calcext:value-type="float">
            <text:p>6.234711</text:p>
          </table:table-cell>
          <table:table-cell office:value-type="float" office:value="474.8296" calcext:value-type="float">
            <text:p>474.8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70399" calcext:value-type="float">
            <text:p>0.06970399</text:p>
          </table:table-cell>
          <table:table-cell office:value-type="float" office:value="16.18087" calcext:value-type="float">
            <text:p>16.18087</text:p>
          </table:table-cell>
          <table:table-cell office:value-type="float" office:value="0" calcext:value-type="float">
            <text:p>0</text:p>
          </table:table-cell>
          <table:table-cell office:value-type="float" office:value="0.01705508" calcext:value-type="float">
            <text:p>0.01705508</text:p>
          </table:table-cell>
          <table:table-cell office:value-type="float" office:value="0" calcext:value-type="float">
            <text:p>0</text:p>
          </table:table-cell>
          <table:table-cell office:value-type="float" office:value="8.68568" calcext:value-type="float">
            <text:p>8.68568</text:p>
          </table:table-cell>
          <table:table-cell office:value-type="float" office:value="-0.1394498" calcext:value-type="float">
            <text:p>-0.1394498</text:p>
          </table:table-cell>
          <table:table-cell office:value-type="float" office:value="-0.02506864" calcext:value-type="float">
            <text:p>-0.02506864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641432" calcext:value-type="float">
            <text:p>8.641432</text:p>
          </table:table-cell>
          <table:table-cell office:value-type="float" office:value="0.9197825" calcext:value-type="float">
            <text:p>0.9197825</text:p>
          </table:table-cell>
          <table:table-cell office:value-type="float" office:value="0.0700935" calcext:value-type="float">
            <text:p>0.0700935</text:p>
          </table:table-cell>
          <table:table-cell office:value-type="float" office:value="0.05492787" calcext:value-type="float">
            <text:p>0.05492787</text:p>
          </table:table-cell>
          <table:table-cell office:value-type="float" office:value="0.04144583" calcext:value-type="float">
            <text:p>0.04144583</text:p>
          </table:table-cell>
          <table:table-cell office:value-type="float" office:value="0.02366911" calcext:value-type="float">
            <text:p>0.02366911</text:p>
          </table:table-cell>
          <table:table-cell office:value-type="float" office:value="0.01965512" calcext:value-type="float">
            <text:p>0.01965512</text:p>
          </table:table-cell>
          <table:table-cell office:value-type="float" office:value="0.01858359" calcext:value-type="float">
            <text:p>0.01858359</text:p>
          </table:table-cell>
          <table:table-cell office:value-type="float" office:value="0.01587134" calcext:value-type="float">
            <text:p>0.01587134</text:p>
          </table:table-cell>
          <table:table-cell office:value-type="float" office:value="3.188681" calcext:value-type="float">
            <text:p>3.188681</text:p>
          </table:table-cell>
          <table:table-cell office:value-type="float" office:value="10.09712" calcext:value-type="float">
            <text:p>10.09712</text:p>
          </table:table-cell>
          <table:table-cell office:value-type="float" office:value="10.05952" calcext:value-type="float">
            <text:p>10.05952</text:p>
          </table:table-cell>
          <table:table-cell office:value-type="float" office:value="11.99391" calcext:value-type="float">
            <text:p>11.99391</text:p>
          </table:table-cell>
          <table:table-cell office:value-type="float" office:value="12.87098" calcext:value-type="float">
            <text:p>12.87098</text:p>
          </table:table-cell>
          <table:table-cell office:value-type="float" office:value="15.41392" calcext:value-type="float">
            <text:p>15.41392</text:p>
          </table:table-cell>
          <table:table-cell office:value-type="float" office:value="16.05923" calcext:value-type="float">
            <text:p>16.05923</text:p>
          </table:table-cell>
          <table:table-cell office:value-type="float" office:value="15.78022" calcext:value-type="float">
            <text:p>15.78022</text:p>
          </table:table-cell>
          <table:table-cell office:value-type="float" office:value="5135.588" calcext:value-type="float">
            <text:p>5135.588</text:p>
          </table:table-cell>
          <table:table-cell office:value-type="float" office:value="0" calcext:value-type="float">
            <text:p>0</text:p>
          </table:table-cell>
          <table:table-cell office:value-type="float" office:value="-0.06767561" calcext:value-type="float">
            <text:p>-0.0676756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1999" calcext:value-type="float">
            <text:p>8061999</text:p>
          </table:table-cell>
          <table:table-cell office:value-type="float" office:value="6.194039" calcext:value-type="float">
            <text:p>6.194039</text:p>
          </table:table-cell>
          <table:table-cell office:value-type="float" office:value="474.7537" calcext:value-type="float">
            <text:p>474.7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21154" calcext:value-type="float">
            <text:p>0.07121154</text:p>
          </table:table-cell>
          <table:table-cell office:value-type="float" office:value="16.27394" calcext:value-type="float">
            <text:p>16.27394</text:p>
          </table:table-cell>
          <table:table-cell office:value-type="float" office:value="0" calcext:value-type="float">
            <text:p>0</text:p>
          </table:table-cell>
          <table:table-cell office:value-type="float" office:value="0.01711931" calcext:value-type="float">
            <text:p>0.01711931</text:p>
          </table:table-cell>
          <table:table-cell office:value-type="float" office:value="0" calcext:value-type="float">
            <text:p>0</text:p>
          </table:table-cell>
          <table:table-cell office:value-type="float" office:value="8.699871" calcext:value-type="float">
            <text:p>8.699871</text:p>
          </table:table-cell>
          <table:table-cell office:value-type="float" office:value="-0.1395148" calcext:value-type="float">
            <text:p>-0.1395148</text:p>
          </table:table-cell>
          <table:table-cell office:value-type="float" office:value="-0.02512629" calcext:value-type="float">
            <text:p>-0.0251262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617666" calcext:value-type="float">
            <text:p>8.617666</text:p>
          </table:table-cell>
          <table:table-cell office:value-type="float" office:value="0.9756416" calcext:value-type="float">
            <text:p>0.9756416</text:p>
          </table:table-cell>
          <table:table-cell office:value-type="float" office:value="0.06735777" calcext:value-type="float">
            <text:p>0.06735777</text:p>
          </table:table-cell>
          <table:table-cell office:value-type="float" office:value="0.05552393" calcext:value-type="float">
            <text:p>0.05552393</text:p>
          </table:table-cell>
          <table:table-cell office:value-type="float" office:value="0.04295268" calcext:value-type="float">
            <text:p>0.04295268</text:p>
          </table:table-cell>
          <table:table-cell office:value-type="float" office:value="0.02446041" calcext:value-type="float">
            <text:p>0.02446041</text:p>
          </table:table-cell>
          <table:table-cell office:value-type="float" office:value="0.02008663" calcext:value-type="float">
            <text:p>0.02008663</text:p>
          </table:table-cell>
          <table:table-cell office:value-type="float" office:value="0.01856208" calcext:value-type="float">
            <text:p>0.01856208</text:p>
          </table:table-cell>
          <table:table-cell office:value-type="float" office:value="0.01580843" calcext:value-type="float">
            <text:p>0.01580843</text:p>
          </table:table-cell>
          <table:table-cell office:value-type="float" office:value="3.102336" calcext:value-type="float">
            <text:p>3.102336</text:p>
          </table:table-cell>
          <table:table-cell office:value-type="float" office:value="10.85241" calcext:value-type="float">
            <text:p>10.85241</text:p>
          </table:table-cell>
          <table:table-cell office:value-type="float" office:value="10.62652" calcext:value-type="float">
            <text:p>10.62652</text:p>
          </table:table-cell>
          <table:table-cell office:value-type="float" office:value="12.38291" calcext:value-type="float">
            <text:p>12.38291</text:p>
          </table:table-cell>
          <table:table-cell office:value-type="float" office:value="13.11888" calcext:value-type="float">
            <text:p>13.11888</text:p>
          </table:table-cell>
          <table:table-cell office:value-type="float" office:value="15.5499" calcext:value-type="float">
            <text:p>15.5499</text:p>
          </table:table-cell>
          <table:table-cell office:value-type="float" office:value="16.05822" calcext:value-type="float">
            <text:p>16.05822</text:p>
          </table:table-cell>
          <table:table-cell office:value-type="float" office:value="15.75611" calcext:value-type="float">
            <text:p>15.75611</text:p>
          </table:table-cell>
          <table:table-cell office:value-type="float" office:value="5628.597" calcext:value-type="float">
            <text:p>5628.597</text:p>
          </table:table-cell>
          <table:table-cell office:value-type="float" office:value="0" calcext:value-type="float">
            <text:p>0</text:p>
          </table:table-cell>
          <table:table-cell office:value-type="float" office:value="-0.06768416" calcext:value-type="float">
            <text:p>-0.067684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1999" calcext:value-type="float">
            <text:p>9061999</text:p>
          </table:table-cell>
          <table:table-cell office:value-type="float" office:value="6.165654" calcext:value-type="float">
            <text:p>6.165654</text:p>
          </table:table-cell>
          <table:table-cell office:value-type="float" office:value="474.6932" calcext:value-type="float">
            <text:p>474.6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83943" calcext:value-type="float">
            <text:p>0.06783943</text:p>
          </table:table-cell>
          <table:table-cell office:value-type="float" office:value="16.34836" calcext:value-type="float">
            <text:p>16.34836</text:p>
          </table:table-cell>
          <table:table-cell office:value-type="float" office:value="0" calcext:value-type="float">
            <text:p>0</text:p>
          </table:table-cell>
          <table:table-cell office:value-type="float" office:value="0.01716914" calcext:value-type="float">
            <text:p>0.01716914</text:p>
          </table:table-cell>
          <table:table-cell office:value-type="float" office:value="0" calcext:value-type="float">
            <text:p>0</text:p>
          </table:table-cell>
          <table:table-cell office:value-type="float" office:value="8.710567" calcext:value-type="float">
            <text:p>8.710567</text:p>
          </table:table-cell>
          <table:table-cell office:value-type="float" office:value="-0.1395628" calcext:value-type="float">
            <text:p>-0.1395628</text:p>
          </table:table-cell>
          <table:table-cell office:value-type="float" office:value="-0.02516438" calcext:value-type="float">
            <text:p>-0.02516438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612139" calcext:value-type="float">
            <text:p>8.612139</text:p>
          </table:table-cell>
          <table:table-cell office:value-type="float" office:value="0.851423" calcext:value-type="float">
            <text:p>0.851423</text:p>
          </table:table-cell>
          <table:table-cell office:value-type="float" office:value="0.05101953" calcext:value-type="float">
            <text:p>0.05101953</text:p>
          </table:table-cell>
          <table:table-cell office:value-type="float" office:value="0.04392624" calcext:value-type="float">
            <text:p>0.04392624</text:p>
          </table:table-cell>
          <table:table-cell office:value-type="float" office:value="0.03525443" calcext:value-type="float">
            <text:p>0.03525443</text:p>
          </table:table-cell>
          <table:table-cell office:value-type="float" office:value="0.02135872" calcext:value-type="float">
            <text:p>0.02135872</text:p>
          </table:table-cell>
          <table:table-cell office:value-type="float" office:value="0.01886619" calcext:value-type="float">
            <text:p>0.01886619</text:p>
          </table:table-cell>
          <table:table-cell office:value-type="float" office:value="0.01864694" calcext:value-type="float">
            <text:p>0.01864694</text:p>
          </table:table-cell>
          <table:table-cell office:value-type="float" office:value="0.01580593" calcext:value-type="float">
            <text:p>0.01580593</text:p>
          </table:table-cell>
          <table:table-cell office:value-type="float" office:value="3.538404" calcext:value-type="float">
            <text:p>3.538404</text:p>
          </table:table-cell>
          <table:table-cell office:value-type="float" office:value="11.17793" calcext:value-type="float">
            <text:p>11.17793</text:p>
          </table:table-cell>
          <table:table-cell office:value-type="float" office:value="11.01944" calcext:value-type="float">
            <text:p>11.01944</text:p>
          </table:table-cell>
          <table:table-cell office:value-type="float" office:value="12.68287" calcext:value-type="float">
            <text:p>12.68287</text:p>
          </table:table-cell>
          <table:table-cell office:value-type="float" office:value="13.34095" calcext:value-type="float">
            <text:p>13.34095</text:p>
          </table:table-cell>
          <table:table-cell office:value-type="float" office:value="15.68075" calcext:value-type="float">
            <text:p>15.68075</text:p>
          </table:table-cell>
          <table:table-cell office:value-type="float" office:value="16.07161" calcext:value-type="float">
            <text:p>16.07161</text:p>
          </table:table-cell>
          <table:table-cell office:value-type="float" office:value="15.73184" calcext:value-type="float">
            <text:p>15.73184</text:p>
          </table:table-cell>
          <table:table-cell office:value-type="float" office:value="5750.043" calcext:value-type="float">
            <text:p>5750.043</text:p>
          </table:table-cell>
          <table:table-cell office:value-type="float" office:value="0" calcext:value-type="float">
            <text:p>0</text:p>
          </table:table-cell>
          <table:table-cell office:value-type="float" office:value="-0.0676899" calcext:value-type="float">
            <text:p>-0.067689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1999" calcext:value-type="float">
            <text:p>10061999</text:p>
          </table:table-cell>
          <table:table-cell office:value-type="float" office:value="6.13757" calcext:value-type="float">
            <text:p>6.13757</text:p>
          </table:table-cell>
          <table:table-cell office:value-type="float" office:value="474.6356" calcext:value-type="float">
            <text:p>474.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00132" calcext:value-type="float">
            <text:p>0.06800132</text:p>
          </table:table-cell>
          <table:table-cell office:value-type="float" office:value="16.41776" calcext:value-type="float">
            <text:p>16.41776</text:p>
          </table:table-cell>
          <table:table-cell office:value-type="float" office:value="0" calcext:value-type="float">
            <text:p>0</text:p>
          </table:table-cell>
          <table:table-cell office:value-type="float" office:value="0.0172155" calcext:value-type="float">
            <text:p>0.0172155</text:p>
          </table:table-cell>
          <table:table-cell office:value-type="float" office:value="0" calcext:value-type="float">
            <text:p>0</text:p>
          </table:table-cell>
          <table:table-cell office:value-type="float" office:value="8.719509" calcext:value-type="float">
            <text:p>8.719509</text:p>
          </table:table-cell>
          <table:table-cell office:value-type="float" office:value="-0.1396127" calcext:value-type="float">
            <text:p>-0.1396127</text:p>
          </table:table-cell>
          <table:table-cell office:value-type="float" office:value="-0.02520473" calcext:value-type="float">
            <text:p>-0.02520473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600974" calcext:value-type="float">
            <text:p>8.600974</text:p>
          </table:table-cell>
          <table:table-cell office:value-type="float" office:value="0.8561765" calcext:value-type="float">
            <text:p>0.8561765</text:p>
          </table:table-cell>
          <table:table-cell office:value-type="float" office:value="0.05101056" calcext:value-type="float">
            <text:p>0.05101056</text:p>
          </table:table-cell>
          <table:table-cell office:value-type="float" office:value="0.04434091" calcext:value-type="float">
            <text:p>0.04434091</text:p>
          </table:table-cell>
          <table:table-cell office:value-type="float" office:value="0.03531738" calcext:value-type="float">
            <text:p>0.03531738</text:p>
          </table:table-cell>
          <table:table-cell office:value-type="float" office:value="0.02103811" calcext:value-type="float">
            <text:p>0.02103811</text:p>
          </table:table-cell>
          <table:table-cell office:value-type="float" office:value="0.01868844" calcext:value-type="float">
            <text:p>0.01868844</text:p>
          </table:table-cell>
          <table:table-cell office:value-type="float" office:value="0.01877074" calcext:value-type="float">
            <text:p>0.01877074</text:p>
          </table:table-cell>
          <table:table-cell office:value-type="float" office:value="0.01589396" calcext:value-type="float">
            <text:p>0.01589396</text:p>
          </table:table-cell>
          <table:table-cell office:value-type="float" office:value="3.535324" calcext:value-type="float">
            <text:p>3.535324</text:p>
          </table:table-cell>
          <table:table-cell office:value-type="float" office:value="11.67624" calcext:value-type="float">
            <text:p>11.67624</text:p>
          </table:table-cell>
          <table:table-cell office:value-type="float" office:value="11.41935" calcext:value-type="float">
            <text:p>11.41935</text:p>
          </table:table-cell>
          <table:table-cell office:value-type="float" office:value="12.96247" calcext:value-type="float">
            <text:p>12.96247</text:p>
          </table:table-cell>
          <table:table-cell office:value-type="float" office:value="13.53458" calcext:value-type="float">
            <text:p>13.53458</text:p>
          </table:table-cell>
          <table:table-cell office:value-type="float" office:value="15.80416" calcext:value-type="float">
            <text:p>15.80416</text:p>
          </table:table-cell>
          <table:table-cell office:value-type="float" office:value="16.09078" calcext:value-type="float">
            <text:p>16.09078</text:p>
          </table:table-cell>
          <table:table-cell office:value-type="float" office:value="15.70683" calcext:value-type="float">
            <text:p>15.70683</text:p>
          </table:table-cell>
          <table:table-cell office:value-type="float" office:value="5917.081" calcext:value-type="float">
            <text:p>5917.081</text:p>
          </table:table-cell>
          <table:table-cell office:value-type="float" office:value="0" calcext:value-type="float">
            <text:p>0</text:p>
          </table:table-cell>
          <table:table-cell office:value-type="float" office:value="-0.06769549" calcext:value-type="float">
            <text:p>-0.0676954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1999" calcext:value-type="float">
            <text:p>11061999</text:p>
          </table:table-cell>
          <table:table-cell office:value-type="float" office:value="6.100111" calcext:value-type="float">
            <text:p>6.100111</text:p>
          </table:table-cell>
          <table:table-cell office:value-type="float" office:value="474.5658" calcext:value-type="float">
            <text:p>474.5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05357" calcext:value-type="float">
            <text:p>0.07105357</text:p>
          </table:table-cell>
          <table:table-cell office:value-type="float" office:value="16.50614" calcext:value-type="float">
            <text:p>16.50614</text:p>
          </table:table-cell>
          <table:table-cell office:value-type="float" office:value="0" calcext:value-type="float">
            <text:p>0</text:p>
          </table:table-cell>
          <table:table-cell office:value-type="float" office:value="0.01726159" calcext:value-type="float">
            <text:p>0.01726159</text:p>
          </table:table-cell>
          <table:table-cell office:value-type="float" office:value="0" calcext:value-type="float">
            <text:p>0</text:p>
          </table:table-cell>
          <table:table-cell office:value-type="float" office:value="8.728124" calcext:value-type="float">
            <text:p>8.728124</text:p>
          </table:table-cell>
          <table:table-cell office:value-type="float" office:value="-0.1396763" calcext:value-type="float">
            <text:p>-0.1396763</text:p>
          </table:table-cell>
          <table:table-cell office:value-type="float" office:value="-0.02525318" calcext:value-type="float">
            <text:p>-0.02525318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571095" calcext:value-type="float">
            <text:p>8.571095</text:p>
          </table:table-cell>
          <table:table-cell office:value-type="float" office:value="0.9127877" calcext:value-type="float">
            <text:p>0.9127877</text:p>
          </table:table-cell>
          <table:table-cell office:value-type="float" office:value="0.06040404" calcext:value-type="float">
            <text:p>0.06040404</text:p>
          </table:table-cell>
          <table:table-cell office:value-type="float" office:value="0.05147174" calcext:value-type="float">
            <text:p>0.05147174</text:p>
          </table:table-cell>
          <table:table-cell office:value-type="float" office:value="0.04034869" calcext:value-type="float">
            <text:p>0.04034869</text:p>
          </table:table-cell>
          <table:table-cell office:value-type="float" office:value="0.02336721" calcext:value-type="float">
            <text:p>0.02336721</text:p>
          </table:table-cell>
          <table:table-cell office:value-type="float" office:value="0.01954491" calcext:value-type="float">
            <text:p>0.01954491</text:p>
          </table:table-cell>
          <table:table-cell office:value-type="float" office:value="0.01879606" calcext:value-type="float">
            <text:p>0.01879606</text:p>
          </table:table-cell>
          <table:table-cell office:value-type="float" office:value="0.0159532" calcext:value-type="float">
            <text:p>0.0159532</text:p>
          </table:table-cell>
          <table:table-cell office:value-type="float" office:value="3.509612" calcext:value-type="float">
            <text:p>3.509612</text:p>
          </table:table-cell>
          <table:table-cell office:value-type="float" office:value="12.36611" calcext:value-type="float">
            <text:p>12.36611</text:p>
          </table:table-cell>
          <table:table-cell office:value-type="float" office:value="11.94086" calcext:value-type="float">
            <text:p>11.94086</text:p>
          </table:table-cell>
          <table:table-cell office:value-type="float" office:value="13.31138" calcext:value-type="float">
            <text:p>13.31138</text:p>
          </table:table-cell>
          <table:table-cell office:value-type="float" office:value="13.75423" calcext:value-type="float">
            <text:p>13.75423</text:p>
          </table:table-cell>
          <table:table-cell office:value-type="float" office:value="15.94567" calcext:value-type="float">
            <text:p>15.94567</text:p>
          </table:table-cell>
          <table:table-cell office:value-type="float" office:value="16.1163" calcext:value-type="float">
            <text:p>16.1163</text:p>
          </table:table-cell>
          <table:table-cell office:value-type="float" office:value="15.68289" calcext:value-type="float">
            <text:p>15.68289</text:p>
          </table:table-cell>
          <table:table-cell office:value-type="float" office:value="6761.111" calcext:value-type="float">
            <text:p>6761.111</text:p>
          </table:table-cell>
          <table:table-cell office:value-type="float" office:value="0" calcext:value-type="float">
            <text:p>0</text:p>
          </table:table-cell>
          <table:table-cell office:value-type="float" office:value="-0.06770281" calcext:value-type="float">
            <text:p>-0.0677028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1999" calcext:value-type="float">
            <text:p>12061999</text:p>
          </table:table-cell>
          <table:table-cell office:value-type="float" office:value="6.057483" calcext:value-type="float">
            <text:p>6.057483</text:p>
          </table:table-cell>
          <table:table-cell office:value-type="float" office:value="474.4852" calcext:value-type="float">
            <text:p>474.4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77778" calcext:value-type="float">
            <text:p>0.07377778</text:p>
          </table:table-cell>
          <table:table-cell office:value-type="float" office:value="16.61069" calcext:value-type="float">
            <text:p>16.61069</text:p>
          </table:table-cell>
          <table:table-cell office:value-type="float" office:value="0" calcext:value-type="float">
            <text:p>0</text:p>
          </table:table-cell>
          <table:table-cell office:value-type="float" office:value="0.01730757" calcext:value-type="float">
            <text:p>0.01730757</text:p>
          </table:table-cell>
          <table:table-cell office:value-type="float" office:value="0" calcext:value-type="float">
            <text:p>0</text:p>
          </table:table-cell>
          <table:table-cell office:value-type="float" office:value="8.736257" calcext:value-type="float">
            <text:p>8.736257</text:p>
          </table:table-cell>
          <table:table-cell office:value-type="float" office:value="-0.1397499" calcext:value-type="float">
            <text:p>-0.1397499</text:p>
          </table:table-cell>
          <table:table-cell office:value-type="float" office:value="-0.02530693" calcext:value-type="float">
            <text:p>-0.02530693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521734" calcext:value-type="float">
            <text:p>8.521734</text:p>
          </table:table-cell>
          <table:table-cell office:value-type="float" office:value="0.9542308" calcext:value-type="float">
            <text:p>0.9542308</text:p>
          </table:table-cell>
          <table:table-cell office:value-type="float" office:value="0.06814254" calcext:value-type="float">
            <text:p>0.06814254</text:p>
          </table:table-cell>
          <table:table-cell office:value-type="float" office:value="0.0563974" calcext:value-type="float">
            <text:p>0.0563974</text:p>
          </table:table-cell>
          <table:table-cell office:value-type="float" office:value="0.04407799" calcext:value-type="float">
            <text:p>0.04407799</text:p>
          </table:table-cell>
          <table:table-cell office:value-type="float" office:value="0.02527269" calcext:value-type="float">
            <text:p>0.02527269</text:p>
          </table:table-cell>
          <table:table-cell office:value-type="float" office:value="0.02081261" calcext:value-type="float">
            <text:p>0.02081261</text:p>
          </table:table-cell>
          <table:table-cell office:value-type="float" office:value="0.01883966" calcext:value-type="float">
            <text:p>0.01883966</text:p>
          </table:table-cell>
          <table:table-cell office:value-type="float" office:value="0.015957" calcext:value-type="float">
            <text:p>0.015957</text:p>
          </table:table-cell>
          <table:table-cell office:value-type="float" office:value="3.485031" calcext:value-type="float">
            <text:p>3.485031</text:p>
          </table:table-cell>
          <table:table-cell office:value-type="float" office:value="13.18959" calcext:value-type="float">
            <text:p>13.18959</text:p>
          </table:table-cell>
          <table:table-cell office:value-type="float" office:value="12.55091" calcext:value-type="float">
            <text:p>12.55091</text:p>
          </table:table-cell>
          <table:table-cell office:value-type="float" office:value="13.71586" calcext:value-type="float">
            <text:p>13.71586</text:p>
          </table:table-cell>
          <table:table-cell office:value-type="float" office:value="14.00538" calcext:value-type="float">
            <text:p>14.00538</text:p>
          </table:table-cell>
          <table:table-cell office:value-type="float" office:value="16.10811" calcext:value-type="float">
            <text:p>16.10811</text:p>
          </table:table-cell>
          <table:table-cell office:value-type="float" office:value="16.14674" calcext:value-type="float">
            <text:p>16.14674</text:p>
          </table:table-cell>
          <table:table-cell office:value-type="float" office:value="15.66162" calcext:value-type="float">
            <text:p>15.66162</text:p>
          </table:table-cell>
          <table:table-cell office:value-type="float" office:value="7717.229" calcext:value-type="float">
            <text:p>7717.229</text:p>
          </table:table-cell>
          <table:table-cell office:value-type="float" office:value="0" calcext:value-type="float">
            <text:p>0</text:p>
          </table:table-cell>
          <table:table-cell office:value-type="float" office:value="-0.06771045" calcext:value-type="float">
            <text:p>-0.0677104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1999" calcext:value-type="float">
            <text:p>13061999</text:p>
          </table:table-cell>
          <table:table-cell office:value-type="float" office:value="6.014977" calcext:value-type="float">
            <text:p>6.014977</text:p>
          </table:table-cell>
          <table:table-cell office:value-type="float" office:value="474.4016" calcext:value-type="float">
            <text:p>474.4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94032" calcext:value-type="float">
            <text:p>0.07594032</text:p>
          </table:table-cell>
          <table:table-cell office:value-type="float" office:value="16.71877" calcext:value-type="float">
            <text:p>16.71877</text:p>
          </table:table-cell>
          <table:table-cell office:value-type="float" office:value="0" calcext:value-type="float">
            <text:p>0</text:p>
          </table:table-cell>
          <table:table-cell office:value-type="float" office:value="0.01735362" calcext:value-type="float">
            <text:p>0.01735362</text:p>
          </table:table-cell>
          <table:table-cell office:value-type="float" office:value="0" calcext:value-type="float">
            <text:p>0</text:p>
          </table:table-cell>
          <table:table-cell office:value-type="float" office:value="8.74418" calcext:value-type="float">
            <text:p>8.74418</text:p>
          </table:table-cell>
          <table:table-cell office:value-type="float" office:value="-0.1398249" calcext:value-type="float">
            <text:p>-0.1398249</text:p>
          </table:table-cell>
          <table:table-cell office:value-type="float" office:value="-0.02536179" calcext:value-type="float">
            <text:p>-0.0253617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468013" calcext:value-type="float">
            <text:p>8.468013</text:p>
          </table:table-cell>
          <table:table-cell office:value-type="float" office:value="0.9798692" calcext:value-type="float">
            <text:p>0.9798692</text:p>
          </table:table-cell>
          <table:table-cell office:value-type="float" office:value="0.07498223" calcext:value-type="float">
            <text:p>0.07498223</text:p>
          </table:table-cell>
          <table:table-cell office:value-type="float" office:value="0.06041309" calcext:value-type="float">
            <text:p>0.06041309</text:p>
          </table:table-cell>
          <table:table-cell office:value-type="float" office:value="0.04679909" calcext:value-type="float">
            <text:p>0.04679909</text:p>
          </table:table-cell>
          <table:table-cell office:value-type="float" office:value="0.02660781" calcext:value-type="float">
            <text:p>0.02660781</text:p>
          </table:table-cell>
          <table:table-cell office:value-type="float" office:value="0.02170851" calcext:value-type="float">
            <text:p>0.02170851</text:p>
          </table:table-cell>
          <table:table-cell office:value-type="float" office:value="0.01892225" calcext:value-type="float">
            <text:p>0.01892225</text:p>
          </table:table-cell>
          <table:table-cell office:value-type="float" office:value="0.01595753" calcext:value-type="float">
            <text:p>0.01595753</text:p>
          </table:table-cell>
          <table:table-cell office:value-type="float" office:value="3.584123" calcext:value-type="float">
            <text:p>3.584123</text:p>
          </table:table-cell>
          <table:table-cell office:value-type="float" office:value="13.91162" calcext:value-type="float">
            <text:p>13.91162</text:p>
          </table:table-cell>
          <table:table-cell office:value-type="float" office:value="13.17403" calcext:value-type="float">
            <text:p>13.17403</text:p>
          </table:table-cell>
          <table:table-cell office:value-type="float" office:value="14.13421" calcext:value-type="float">
            <text:p>14.13421</text:p>
          </table:table-cell>
          <table:table-cell office:value-type="float" office:value="14.2679" calcext:value-type="float">
            <text:p>14.2679</text:p>
          </table:table-cell>
          <table:table-cell office:value-type="float" office:value="16.28004" calcext:value-type="float">
            <text:p>16.28004</text:p>
          </table:table-cell>
          <table:table-cell office:value-type="float" office:value="16.1825" calcext:value-type="float">
            <text:p>16.1825</text:p>
          </table:table-cell>
          <table:table-cell office:value-type="float" office:value="15.64217" calcext:value-type="float">
            <text:p>15.64217</text:p>
          </table:table-cell>
          <table:table-cell office:value-type="float" office:value="8588.302" calcext:value-type="float">
            <text:p>8588.302</text:p>
          </table:table-cell>
          <table:table-cell office:value-type="float" office:value="0" calcext:value-type="float">
            <text:p>0</text:p>
          </table:table-cell>
          <table:table-cell office:value-type="float" office:value="-0.06771763" calcext:value-type="float">
            <text:p>-0.067717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1999" calcext:value-type="float">
            <text:p>14061999</text:p>
          </table:table-cell>
          <table:table-cell office:value-type="float" office:value="5.981794" calcext:value-type="float">
            <text:p>5.981794</text:p>
          </table:table-cell>
          <table:table-cell office:value-type="float" office:value="474.3276" calcext:value-type="float">
            <text:p>474.3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39249" calcext:value-type="float">
            <text:p>0.07239249</text:p>
          </table:table-cell>
          <table:table-cell office:value-type="float" office:value="16.8185" calcext:value-type="float">
            <text:p>16.8185</text:p>
          </table:table-cell>
          <table:table-cell office:value-type="float" office:value="0" calcext:value-type="float">
            <text:p>0</text:p>
          </table:table-cell>
          <table:table-cell office:value-type="float" office:value="0.01739966" calcext:value-type="float">
            <text:p>0.01739966</text:p>
          </table:table-cell>
          <table:table-cell office:value-type="float" office:value="0" calcext:value-type="float">
            <text:p>0</text:p>
          </table:table-cell>
          <table:table-cell office:value-type="float" office:value="8.751919" calcext:value-type="float">
            <text:p>8.751919</text:p>
          </table:table-cell>
          <table:table-cell office:value-type="float" office:value="-0.1398792" calcext:value-type="float">
            <text:p>-0.1398792</text:p>
          </table:table-cell>
          <table:table-cell office:value-type="float" office:value="-0.0254014" calcext:value-type="float">
            <text:p>-0.0254014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462422" calcext:value-type="float">
            <text:p>8.462422</text:p>
          </table:table-cell>
          <table:table-cell office:value-type="float" office:value="0.810178" calcext:value-type="float">
            <text:p>0.810178</text:p>
          </table:table-cell>
          <table:table-cell office:value-type="float" office:value="0.05996539" calcext:value-type="float">
            <text:p>0.05996539</text:p>
          </table:table-cell>
          <table:table-cell office:value-type="float" office:value="0.04861478" calcext:value-type="float">
            <text:p>0.04861478</text:p>
          </table:table-cell>
          <table:table-cell office:value-type="float" office:value="0.04029393" calcext:value-type="float">
            <text:p>0.04029393</text:p>
          </table:table-cell>
          <table:table-cell office:value-type="float" office:value="0.02412009" calcext:value-type="float">
            <text:p>0.02412009</text:p>
          </table:table-cell>
          <table:table-cell office:value-type="float" office:value="0.02043321" calcext:value-type="float">
            <text:p>0.02043321</text:p>
          </table:table-cell>
          <table:table-cell office:value-type="float" office:value="0.0189648" calcext:value-type="float">
            <text:p>0.0189648</text:p>
          </table:table-cell>
          <table:table-cell office:value-type="float" office:value="0.01597023" calcext:value-type="float">
            <text:p>0.01597023</text:p>
          </table:table-cell>
          <table:table-cell office:value-type="float" office:value="3.861894" calcext:value-type="float">
            <text:p>3.861894</text:p>
          </table:table-cell>
          <table:table-cell office:value-type="float" office:value="11.80209" calcext:value-type="float">
            <text:p>11.80209</text:p>
          </table:table-cell>
          <table:table-cell office:value-type="float" office:value="14.31168" calcext:value-type="float">
            <text:p>14.31168</text:p>
          </table:table-cell>
          <table:table-cell office:value-type="float" office:value="14.68574" calcext:value-type="float">
            <text:p>14.68574</text:p>
          </table:table-cell>
          <table:table-cell office:value-type="float" office:value="14.54698" calcext:value-type="float">
            <text:p>14.54698</text:p>
          </table:table-cell>
          <table:table-cell office:value-type="float" office:value="16.45958" calcext:value-type="float">
            <text:p>16.45958</text:p>
          </table:table-cell>
          <table:table-cell office:value-type="float" office:value="16.21713" calcext:value-type="float">
            <text:p>16.21713</text:p>
          </table:table-cell>
          <table:table-cell office:value-type="float" office:value="15.62467" calcext:value-type="float">
            <text:p>15.62467</text:p>
          </table:table-cell>
          <table:table-cell office:value-type="float" office:value="8932.997" calcext:value-type="float">
            <text:p>8932.997</text:p>
          </table:table-cell>
          <table:table-cell office:value-type="float" office:value="0" calcext:value-type="float">
            <text:p>0</text:p>
          </table:table-cell>
          <table:table-cell office:value-type="float" office:value="-0.06772414" calcext:value-type="float">
            <text:p>-0.067724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1999" calcext:value-type="float">
            <text:p>15061999</text:p>
          </table:table-cell>
          <table:table-cell office:value-type="float" office:value="5.961083" calcext:value-type="float">
            <text:p>5.961083</text:p>
          </table:table-cell>
          <table:table-cell office:value-type="float" office:value="474.2767" calcext:value-type="float">
            <text:p>474.2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79911" calcext:value-type="float">
            <text:p>0.06779911</text:p>
          </table:table-cell>
          <table:table-cell office:value-type="float" office:value="16.86209" calcext:value-type="float">
            <text:p>16.86209</text:p>
          </table:table-cell>
          <table:table-cell office:value-type="float" office:value="0" calcext:value-type="float">
            <text:p>0</text:p>
          </table:table-cell>
          <table:table-cell office:value-type="float" office:value="0.01749093" calcext:value-type="float">
            <text:p>0.01749093</text:p>
          </table:table-cell>
          <table:table-cell office:value-type="float" office:value="0" calcext:value-type="float">
            <text:p>0</text:p>
          </table:table-cell>
          <table:table-cell office:value-type="float" office:value="8.777596" calcext:value-type="float">
            <text:p>8.777596</text:p>
          </table:table-cell>
          <table:table-cell office:value-type="float" office:value="-0.1399171" calcext:value-type="float">
            <text:p>-0.1399171</text:p>
          </table:table-cell>
          <table:table-cell office:value-type="float" office:value="-0.02540516" calcext:value-type="float">
            <text:p>-0.02540516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456479" calcext:value-type="float">
            <text:p>8.456479</text:p>
          </table:table-cell>
          <table:table-cell office:value-type="float" office:value="0.5692746" calcext:value-type="float">
            <text:p>0.5692746</text:p>
          </table:table-cell>
          <table:table-cell office:value-type="float" office:value="0.04621191" calcext:value-type="float">
            <text:p>0.04621191</text:p>
          </table:table-cell>
          <table:table-cell office:value-type="float" office:value="0.03899636" calcext:value-type="float">
            <text:p>0.03899636</text:p>
          </table:table-cell>
          <table:table-cell office:value-type="float" office:value="0.03223505" calcext:value-type="float">
            <text:p>0.03223505</text:p>
          </table:table-cell>
          <table:table-cell office:value-type="float" office:value="0.02200459" calcext:value-type="float">
            <text:p>0.02200459</text:p>
          </table:table-cell>
          <table:table-cell office:value-type="float" office:value="0.01946194" calcext:value-type="float">
            <text:p>0.01946194</text:p>
          </table:table-cell>
          <table:table-cell office:value-type="float" office:value="0.01908972" calcext:value-type="float">
            <text:p>0.01908972</text:p>
          </table:table-cell>
          <table:table-cell office:value-type="float" office:value="0.01606537" calcext:value-type="float">
            <text:p>0.01606537</text:p>
          </table:table-cell>
          <table:table-cell office:value-type="float" office:value="6.434582" calcext:value-type="float">
            <text:p>6.434582</text:p>
          </table:table-cell>
          <table:table-cell office:value-type="float" office:value="11.40996" calcext:value-type="float">
            <text:p>11.40996</text:p>
          </table:table-cell>
          <table:table-cell office:value-type="float" office:value="13.82529" calcext:value-type="float">
            <text:p>13.82529</text:p>
          </table:table-cell>
          <table:table-cell office:value-type="float" office:value="14.91766" calcext:value-type="float">
            <text:p>14.91766</text:p>
          </table:table-cell>
          <table:table-cell office:value-type="float" office:value="14.86599" calcext:value-type="float">
            <text:p>14.86599</text:p>
          </table:table-cell>
          <table:table-cell office:value-type="float" office:value="16.66939" calcext:value-type="float">
            <text:p>16.66939</text:p>
          </table:table-cell>
          <table:table-cell office:value-type="float" office:value="16.25729" calcext:value-type="float">
            <text:p>16.25729</text:p>
          </table:table-cell>
          <table:table-cell office:value-type="float" office:value="15.60814" calcext:value-type="float">
            <text:p>15.60814</text:p>
          </table:table-cell>
          <table:table-cell office:value-type="float" office:value="9067.435" calcext:value-type="float">
            <text:p>9067.435</text:p>
          </table:table-cell>
          <table:table-cell office:value-type="float" office:value="0" calcext:value-type="float">
            <text:p>0</text:p>
          </table:table-cell>
          <table:table-cell office:value-type="float" office:value="-0.06772712" calcext:value-type="float">
            <text:p>-0.067727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1999" calcext:value-type="float">
            <text:p>16061999</text:p>
          </table:table-cell>
          <table:table-cell office:value-type="float" office:value="5.943319" calcext:value-type="float">
            <text:p>5.943319</text:p>
          </table:table-cell>
          <table:table-cell office:value-type="float" office:value="474.2331" calcext:value-type="float">
            <text:p>474.2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3282" calcext:value-type="float">
            <text:p>0.0543282</text:p>
          </table:table-cell>
          <table:table-cell office:value-type="float" office:value="16.86792" calcext:value-type="float">
            <text:p>16.86792</text:p>
          </table:table-cell>
          <table:table-cell office:value-type="float" office:value="0.00002026954" calcext:value-type="float">
            <text:p>2.026954E-05</text:p>
          </table:table-cell>
          <table:table-cell office:value-type="float" office:value="0.01769459" calcext:value-type="float">
            <text:p>0.01769459</text:p>
          </table:table-cell>
          <table:table-cell office:value-type="float" office:value="0.001173057" calcext:value-type="float">
            <text:p>0.001173057</text:p>
          </table:table-cell>
          <table:table-cell office:value-type="float" office:value="8.851736" calcext:value-type="float">
            <text:p>8.851736</text:p>
          </table:table-cell>
          <table:table-cell office:value-type="float" office:value="-0.1399765" calcext:value-type="float">
            <text:p>-0.1399765</text:p>
          </table:table-cell>
          <table:table-cell office:value-type="float" office:value="-0.02541742" calcext:value-type="float">
            <text:p>-0.02541742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450879" calcext:value-type="float">
            <text:p>8.450879</text:p>
          </table:table-cell>
          <table:table-cell office:value-type="float" office:value="0.5028154" calcext:value-type="float">
            <text:p>0.5028154</text:p>
          </table:table-cell>
          <table:table-cell office:value-type="float" office:value="0.05882442" calcext:value-type="float">
            <text:p>0.05882442</text:p>
          </table:table-cell>
          <table:table-cell office:value-type="float" office:value="0.03669241" calcext:value-type="float">
            <text:p>0.03669241</text:p>
          </table:table-cell>
          <table:table-cell office:value-type="float" office:value="0.02996203" calcext:value-type="float">
            <text:p>0.02996203</text:p>
          </table:table-cell>
          <table:table-cell office:value-type="float" office:value="0.02174488" calcext:value-type="float">
            <text:p>0.02174488</text:p>
          </table:table-cell>
          <table:table-cell office:value-type="float" office:value="0.01950593" calcext:value-type="float">
            <text:p>0.01950593</text:p>
          </table:table-cell>
          <table:table-cell office:value-type="float" office:value="0.01970174" calcext:value-type="float">
            <text:p>0.01970174</text:p>
          </table:table-cell>
          <table:table-cell office:value-type="float" office:value="0.01625185" calcext:value-type="float">
            <text:p>0.01625185</text:p>
          </table:table-cell>
          <table:table-cell office:value-type="float" office:value="8.59551" calcext:value-type="float">
            <text:p>8.59551</text:p>
          </table:table-cell>
          <table:table-cell office:value-type="float" office:value="8.004319" calcext:value-type="float">
            <text:p>8.004319</text:p>
          </table:table-cell>
          <table:table-cell office:value-type="float" office:value="12.72814" calcext:value-type="float">
            <text:p>12.72814</text:p>
          </table:table-cell>
          <table:table-cell office:value-type="float" office:value="15.66728" calcext:value-type="float">
            <text:p>15.66728</text:p>
          </table:table-cell>
          <table:table-cell office:value-type="float" office:value="15.85962" calcext:value-type="float">
            <text:p>15.85962</text:p>
          </table:table-cell>
          <table:table-cell office:value-type="float" office:value="17.35786" calcext:value-type="float">
            <text:p>17.35786</text:p>
          </table:table-cell>
          <table:table-cell office:value-type="float" office:value="15.8987" calcext:value-type="float">
            <text:p>15.8987</text:p>
          </table:table-cell>
          <table:table-cell office:value-type="float" office:value="15.62537" calcext:value-type="float">
            <text:p>15.62537</text:p>
          </table:table-cell>
          <table:table-cell office:value-type="float" office:value="886.7556" calcext:value-type="float">
            <text:p>886.7556</text:p>
          </table:table-cell>
          <table:table-cell office:value-type="float" office:value="0" calcext:value-type="float">
            <text:p>0</text:p>
          </table:table-cell>
          <table:table-cell office:value-type="float" office:value="-0.06773502" calcext:value-type="float">
            <text:p>-0.0677350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1999" calcext:value-type="float">
            <text:p>17061999</text:p>
          </table:table-cell>
          <table:table-cell office:value-type="float" office:value="5.925472" calcext:value-type="float">
            <text:p>5.925472</text:p>
          </table:table-cell>
          <table:table-cell office:value-type="float" office:value="474.1906" calcext:value-type="float">
            <text:p>474.1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88227" calcext:value-type="float">
            <text:p>0.05288227</text:p>
          </table:table-cell>
          <table:table-cell office:value-type="float" office:value="16.86078" calcext:value-type="float">
            <text:p>16.86078</text:p>
          </table:table-cell>
          <table:table-cell office:value-type="float" office:value="0.00002026954" calcext:value-type="float">
            <text:p>2.026954E-05</text:p>
          </table:table-cell>
          <table:table-cell office:value-type="float" office:value="0.01783681" calcext:value-type="float">
            <text:p>0.01783681</text:p>
          </table:table-cell>
          <table:table-cell office:value-type="float" office:value="0.001173057" calcext:value-type="float">
            <text:p>0.001173057</text:p>
          </table:table-cell>
          <table:table-cell office:value-type="float" office:value="8.914357" calcext:value-type="float">
            <text:p>8.914357</text:p>
          </table:table-cell>
          <table:table-cell office:value-type="float" office:value="-0.1400134" calcext:value-type="float">
            <text:p>-0.1400134</text:p>
          </table:table-cell>
          <table:table-cell office:value-type="float" office:value="-0.02541715" calcext:value-type="float">
            <text:p>-0.02541715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441879" calcext:value-type="float">
            <text:p>8.441879</text:p>
          </table:table-cell>
          <table:table-cell office:value-type="float" office:value="0.4171099" calcext:value-type="float">
            <text:p>0.4171099</text:p>
          </table:table-cell>
          <table:table-cell office:value-type="float" office:value="0.04729371" calcext:value-type="float">
            <text:p>0.04729371</text:p>
          </table:table-cell>
          <table:table-cell office:value-type="float" office:value="0.03339944" calcext:value-type="float">
            <text:p>0.03339944</text:p>
          </table:table-cell>
          <table:table-cell office:value-type="float" office:value="0.02821286" calcext:value-type="float">
            <text:p>0.02821286</text:p>
          </table:table-cell>
          <table:table-cell office:value-type="float" office:value="0.0213696" calcext:value-type="float">
            <text:p>0.0213696</text:p>
          </table:table-cell>
          <table:table-cell office:value-type="float" office:value="0.01945669" calcext:value-type="float">
            <text:p>0.01945669</text:p>
          </table:table-cell>
          <table:table-cell office:value-type="float" office:value="0.01979454" calcext:value-type="float">
            <text:p>0.01979454</text:p>
          </table:table-cell>
          <table:table-cell office:value-type="float" office:value="0.01644086" calcext:value-type="float">
            <text:p>0.01644086</text:p>
          </table:table-cell>
          <table:table-cell office:value-type="float" office:value="8.393895" calcext:value-type="float">
            <text:p>8.393895</text:p>
          </table:table-cell>
          <table:table-cell office:value-type="float" office:value="9.703977" calcext:value-type="float">
            <text:p>9.703977</text:p>
          </table:table-cell>
          <table:table-cell office:value-type="float" office:value="12.54293" calcext:value-type="float">
            <text:p>12.54293</text:p>
          </table:table-cell>
          <table:table-cell office:value-type="float" office:value="15.38873" calcext:value-type="float">
            <text:p>15.38873</text:p>
          </table:table-cell>
          <table:table-cell office:value-type="float" office:value="15.78027" calcext:value-type="float">
            <text:p>15.78027</text:p>
          </table:table-cell>
          <table:table-cell office:value-type="float" office:value="17.38899" calcext:value-type="float">
            <text:p>17.38899</text:p>
          </table:table-cell>
          <table:table-cell office:value-type="float" office:value="15.79982" calcext:value-type="float">
            <text:p>15.79982</text:p>
          </table:table-cell>
          <table:table-cell office:value-type="float" office:value="15.6379" calcext:value-type="float">
            <text:p>15.6379</text:p>
          </table:table-cell>
          <table:table-cell office:value-type="float" office:value="992.6265" calcext:value-type="float">
            <text:p>992.6265</text:p>
          </table:table-cell>
          <table:table-cell office:value-type="float" office:value="0" calcext:value-type="float">
            <text:p>0</text:p>
          </table:table-cell>
          <table:table-cell office:value-type="float" office:value="-0.06773755" calcext:value-type="float">
            <text:p>-0.0677375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1999" calcext:value-type="float">
            <text:p>18061999</text:p>
          </table:table-cell>
          <table:table-cell office:value-type="float" office:value="5.904982" calcext:value-type="float">
            <text:p>5.904982</text:p>
          </table:table-cell>
          <table:table-cell office:value-type="float" office:value="474.143" calcext:value-type="float">
            <text:p>474.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60328" calcext:value-type="float">
            <text:p>0.05360328</text:p>
          </table:table-cell>
          <table:table-cell office:value-type="float" office:value="16.88338" calcext:value-type="float">
            <text:p>16.88338</text:p>
          </table:table-cell>
          <table:table-cell office:value-type="float" office:value="0.00002026954" calcext:value-type="float">
            <text:p>2.026954E-05</text:p>
          </table:table-cell>
          <table:table-cell office:value-type="float" office:value="0.01793914" calcext:value-type="float">
            <text:p>0.01793914</text:p>
          </table:table-cell>
          <table:table-cell office:value-type="float" office:value="0.001173057" calcext:value-type="float">
            <text:p>0.001173057</text:p>
          </table:table-cell>
          <table:table-cell office:value-type="float" office:value="8.952353" calcext:value-type="float">
            <text:p>8.952353</text:p>
          </table:table-cell>
          <table:table-cell office:value-type="float" office:value="-0.1400449" calcext:value-type="float">
            <text:p>-0.1400449</text:p>
          </table:table-cell>
          <table:table-cell office:value-type="float" office:value="-0.02542651" calcext:value-type="float">
            <text:p>-0.02542651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430853" calcext:value-type="float">
            <text:p>8.430853</text:p>
          </table:table-cell>
          <table:table-cell office:value-type="float" office:value="0.4651422" calcext:value-type="float">
            <text:p>0.4651422</text:p>
          </table:table-cell>
          <table:table-cell office:value-type="float" office:value="0.04157457" calcext:value-type="float">
            <text:p>0.04157457</text:p>
          </table:table-cell>
          <table:table-cell office:value-type="float" office:value="0.03329425" calcext:value-type="float">
            <text:p>0.03329425</text:p>
          </table:table-cell>
          <table:table-cell office:value-type="float" office:value="0.02793048" calcext:value-type="float">
            <text:p>0.02793048</text:p>
          </table:table-cell>
          <table:table-cell office:value-type="float" office:value="0.02102254" calcext:value-type="float">
            <text:p>0.02102254</text:p>
          </table:table-cell>
          <table:table-cell office:value-type="float" office:value="0.01928099" calcext:value-type="float">
            <text:p>0.01928099</text:p>
          </table:table-cell>
          <table:table-cell office:value-type="float" office:value="0.01984134" calcext:value-type="float">
            <text:p>0.01984134</text:p>
          </table:table-cell>
          <table:table-cell office:value-type="float" office:value="0.01661656" calcext:value-type="float">
            <text:p>0.01661656</text:p>
          </table:table-cell>
          <table:table-cell office:value-type="float" office:value="6.50256" calcext:value-type="float">
            <text:p>6.50256</text:p>
          </table:table-cell>
          <table:table-cell office:value-type="float" office:value="11.37972" calcext:value-type="float">
            <text:p>11.37972</text:p>
          </table:table-cell>
          <table:table-cell office:value-type="float" office:value="12.77086" calcext:value-type="float">
            <text:p>12.77086</text:p>
          </table:table-cell>
          <table:table-cell office:value-type="float" office:value="15.49259" calcext:value-type="float">
            <text:p>15.49259</text:p>
          </table:table-cell>
          <table:table-cell office:value-type="float" office:value="15.82954" calcext:value-type="float">
            <text:p>15.82954</text:p>
          </table:table-cell>
          <table:table-cell office:value-type="float" office:value="17.34664" calcext:value-type="float">
            <text:p>17.34664</text:p>
          </table:table-cell>
          <table:table-cell office:value-type="float" office:value="15.7313" calcext:value-type="float">
            <text:p>15.7313</text:p>
          </table:table-cell>
          <table:table-cell office:value-type="float" office:value="15.63269" calcext:value-type="float">
            <text:p>15.63269</text:p>
          </table:table-cell>
          <table:table-cell office:value-type="float" office:value="1157.045" calcext:value-type="float">
            <text:p>1157.045</text:p>
          </table:table-cell>
          <table:table-cell office:value-type="float" office:value="0" calcext:value-type="float">
            <text:p>0</text:p>
          </table:table-cell>
          <table:table-cell office:value-type="float" office:value="-0.06774075" calcext:value-type="float">
            <text:p>-0.067740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1999" calcext:value-type="float">
            <text:p>19061999</text:p>
          </table:table-cell>
          <table:table-cell office:value-type="float" office:value="5.88061" calcext:value-type="float">
            <text:p>5.88061</text:p>
          </table:table-cell>
          <table:table-cell office:value-type="float" office:value="474.0889" calcext:value-type="float">
            <text:p>474.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10677" calcext:value-type="float">
            <text:p>0.05510677</text:p>
          </table:table-cell>
          <table:table-cell office:value-type="float" office:value="16.92871" calcext:value-type="float">
            <text:p>16.92871</text:p>
          </table:table-cell>
          <table:table-cell office:value-type="float" office:value="0.00002026954" calcext:value-type="float">
            <text:p>2.026954E-05</text:p>
          </table:table-cell>
          <table:table-cell office:value-type="float" office:value="0.01801964" calcext:value-type="float">
            <text:p>0.01801964</text:p>
          </table:table-cell>
          <table:table-cell office:value-type="float" office:value="0.001173057" calcext:value-type="float">
            <text:p>0.001173057</text:p>
          </table:table-cell>
          <table:table-cell office:value-type="float" office:value="8.976956" calcext:value-type="float">
            <text:p>8.976956</text:p>
          </table:table-cell>
          <table:table-cell office:value-type="float" office:value="-0.1400882" calcext:value-type="float">
            <text:p>-0.1400882</text:p>
          </table:table-cell>
          <table:table-cell office:value-type="float" office:value="-0.02544769" calcext:value-type="float">
            <text:p>-0.02544769</text:p>
          </table:table-cell>
          <table:table-cell office:value-type="float" office:value="0.0000000001046812" calcext:value-type="float">
            <text:p>1.046812E-10</text:p>
          </table:table-cell>
          <table:table-cell office:value-type="float" office:value="8.418471" calcext:value-type="float">
            <text:p>8.418471</text:p>
          </table:table-cell>
          <table:table-cell office:value-type="float" office:value="0.5137565" calcext:value-type="float">
            <text:p>0.5137565</text:p>
          </table:table-cell>
          <table:table-cell office:value-type="float" office:value="0.04277546" calcext:value-type="float">
            <text:p>0.04277546</text:p>
          </table:table-cell>
          <table:table-cell office:value-type="float" office:value="0.03772277" calcext:value-type="float">
            <text:p>0.03772277</text:p>
          </table:table-cell>
          <table:table-cell office:value-type="float" office:value="0.0309314" calcext:value-type="float">
            <text:p>0.0309314</text:p>
          </table:table-cell>
          <table:table-cell office:value-type="float" office:value="0.02076288" calcext:value-type="float">
            <text:p>0.02076288</text:p>
          </table:table-cell>
          <table:table-cell office:value-type="float" office:value="0.01910498" calcext:value-type="float">
            <text:p>0.01910498</text:p>
          </table:table-cell>
          <table:table-cell office:value-type="float" office:value="0.01978499" calcext:value-type="float">
            <text:p>0.01978499</text:p>
          </table:table-cell>
          <table:table-cell office:value-type="float" office:value="0.01673434" calcext:value-type="float">
            <text:p>0.01673434</text:p>
          </table:table-cell>
          <table:table-cell office:value-type="float" office:value="5.348365" calcext:value-type="float">
            <text:p>5.348365</text:p>
          </table:table-cell>
          <table:table-cell office:value-type="float" office:value="12.58854" calcext:value-type="float">
            <text:p>12.58854</text:p>
          </table:table-cell>
          <table:table-cell office:value-type="float" office:value="13.0957" calcext:value-type="float">
            <text:p>13.0957</text:p>
          </table:table-cell>
          <table:table-cell office:value-type="float" office:value="15.6876" calcext:value-type="float">
            <text:p>15.6876</text:p>
          </table:table-cell>
          <table:table-cell office:value-type="float" office:value="15.9614" calcext:value-type="float">
            <text:p>15.9614</text:p>
          </table:table-cell>
          <table:table-cell office:value-type="float" office:value="17.37457" calcext:value-type="float">
            <text:p>17.37457</text:p>
          </table:table-cell>
          <table:table-cell office:value-type="float" office:value="15.70066" calcext:value-type="float">
            <text:p>15.70066</text:p>
          </table:table-cell>
          <table:table-cell office:value-type="float" office:value="15.61588" calcext:value-type="float">
            <text:p>15.61588</text:p>
          </table:table-cell>
          <table:table-cell office:value-type="float" office:value="1441.342" calcext:value-type="float">
            <text:p>1441.342</text:p>
          </table:table-cell>
          <table:table-cell office:value-type="float" office:value="0" calcext:value-type="float">
            <text:p>0</text:p>
          </table:table-cell>
          <table:table-cell office:value-type="float" office:value="-0.06774494" calcext:value-type="float">
            <text:p>-0.0677449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1999" calcext:value-type="float">
            <text:p>20061999</text:p>
          </table:table-cell>
          <table:table-cell office:value-type="float" office:value="5.85707" calcext:value-type="float">
            <text:p>5.85707</text:p>
          </table:table-cell>
          <table:table-cell office:value-type="float" office:value="474.0355" calcext:value-type="float">
            <text:p>474.0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71379" calcext:value-type="float">
            <text:p>0.05071379</text:p>
          </table:table-cell>
          <table:table-cell office:value-type="float" office:value="16.95428" calcext:value-type="float">
            <text:p>16.95428</text:p>
          </table:table-cell>
          <table:table-cell office:value-type="float" office:value="0.00002026954" calcext:value-type="float">
            <text:p>2.026954E-05</text:p>
          </table:table-cell>
          <table:table-cell office:value-type="float" office:value="0.01826406" calcext:value-type="float">
            <text:p>0.01826406</text:p>
          </table:table-cell>
          <table:table-cell office:value-type="float" office:value="0.001173057" calcext:value-type="float">
            <text:p>0.001173057</text:p>
          </table:table-cell>
          <table:table-cell office:value-type="float" office:value="9.044194" calcext:value-type="float">
            <text:p>9.044194</text:p>
          </table:table-cell>
          <table:table-cell office:value-type="float" office:value="-0.1401257" calcext:value-type="float">
            <text:p>-0.1401257</text:p>
          </table:table-cell>
          <table:table-cell office:value-type="float" office:value="-0.02546181" calcext:value-type="float">
            <text:p>-0.02546181</text:p>
          </table:table-cell>
          <table:table-cell office:value-type="float" office:value="0.0000000001668924" calcext:value-type="float">
            <text:p>1.668924E-10</text:p>
          </table:table-cell>
          <table:table-cell office:value-type="float" office:value="8.414088" calcext:value-type="float">
            <text:p>8.414088</text:p>
          </table:table-cell>
          <table:table-cell office:value-type="float" office:value="0.3129958" calcext:value-type="float">
            <text:p>0.3129958</text:p>
          </table:table-cell>
          <table:table-cell office:value-type="float" office:value="0.04129485" calcext:value-type="float">
            <text:p>0.04129485</text:p>
          </table:table-cell>
          <table:table-cell office:value-type="float" office:value="0.03530332" calcext:value-type="float">
            <text:p>0.03530332</text:p>
          </table:table-cell>
          <table:table-cell office:value-type="float" office:value="0.02963796" calcext:value-type="float">
            <text:p>0.02963796</text:p>
          </table:table-cell>
          <table:table-cell office:value-type="float" office:value="0.02110129" calcext:value-type="float">
            <text:p>0.02110129</text:p>
          </table:table-cell>
          <table:table-cell office:value-type="float" office:value="0.0191124" calcext:value-type="float">
            <text:p>0.0191124</text:p>
          </table:table-cell>
          <table:table-cell office:value-type="float" office:value="0.01980415" calcext:value-type="float">
            <text:p>0.01980415</text:p>
          </table:table-cell>
          <table:table-cell office:value-type="float" office:value="0.01677628" calcext:value-type="float">
            <text:p>0.01677628</text:p>
          </table:table-cell>
          <table:table-cell office:value-type="float" office:value="2.74041" calcext:value-type="float">
            <text:p>2.74041</text:p>
          </table:table-cell>
          <table:table-cell office:value-type="float" office:value="5.906538" calcext:value-type="float">
            <text:p>5.906538</text:p>
          </table:table-cell>
          <table:table-cell office:value-type="float" office:value="12.8098" calcext:value-type="float">
            <text:p>12.8098</text:p>
          </table:table-cell>
          <table:table-cell office:value-type="float" office:value="17.13301" calcext:value-type="float">
            <text:p>17.13301</text:p>
          </table:table-cell>
          <table:table-cell office:value-type="float" office:value="17.52146" calcext:value-type="float">
            <text:p>17.52146</text:p>
          </table:table-cell>
          <table:table-cell office:value-type="float" office:value="18.07488" calcext:value-type="float">
            <text:p>18.07488</text:p>
          </table:table-cell>
          <table:table-cell office:value-type="float" office:value="15.38807" calcext:value-type="float">
            <text:p>15.38807</text:p>
          </table:table-cell>
          <table:table-cell office:value-type="float" office:value="15.6239" calcext:value-type="float">
            <text:p>15.6239</text:p>
          </table:table-cell>
          <table:table-cell office:value-type="float" office:value="307.4309" calcext:value-type="float">
            <text:p>307.4309</text:p>
          </table:table-cell>
          <table:table-cell office:value-type="float" office:value="0" calcext:value-type="float">
            <text:p>0</text:p>
          </table:table-cell>
          <table:table-cell office:value-type="float" office:value="-0.0677618" calcext:value-type="float">
            <text:p>-0.06776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1999" calcext:value-type="float">
            <text:p>21061999</text:p>
          </table:table-cell>
          <table:table-cell office:value-type="float" office:value="5.835013" calcext:value-type="float">
            <text:p>5.835013</text:p>
          </table:table-cell>
          <table:table-cell office:value-type="float" office:value="473.9857" calcext:value-type="float">
            <text:p>473.9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40076" calcext:value-type="float">
            <text:p>0.05040076</text:p>
          </table:table-cell>
          <table:table-cell office:value-type="float" office:value="16.91369" calcext:value-type="float">
            <text:p>16.91369</text:p>
          </table:table-cell>
          <table:table-cell office:value-type="float" office:value="0.00002026954" calcext:value-type="float">
            <text:p>2.026954E-05</text:p>
          </table:table-cell>
          <table:table-cell office:value-type="float" office:value="0.01853774" calcext:value-type="float">
            <text:p>0.01853774</text:p>
          </table:table-cell>
          <table:table-cell office:value-type="float" office:value="0.001173057" calcext:value-type="float">
            <text:p>0.001173057</text:p>
          </table:table-cell>
          <table:table-cell office:value-type="float" office:value="9.151988" calcext:value-type="float">
            <text:p>9.151988</text:p>
          </table:table-cell>
          <table:table-cell office:value-type="float" office:value="-0.1401633" calcext:value-type="float">
            <text:p>-0.1401633</text:p>
          </table:table-cell>
          <table:table-cell office:value-type="float" office:value="-0.02546141" calcext:value-type="float">
            <text:p>-0.02546141</text:p>
          </table:table-cell>
          <table:table-cell office:value-type="float" office:value="0.000000001350776" calcext:value-type="float">
            <text:p>1.350776E-09</text:p>
          </table:table-cell>
          <table:table-cell office:value-type="float" office:value="8.406539" calcext:value-type="float">
            <text:p>8.406539</text:p>
          </table:table-cell>
          <table:table-cell office:value-type="float" office:value="0.2661662" calcext:value-type="float">
            <text:p>0.2661662</text:p>
          </table:table-cell>
          <table:table-cell office:value-type="float" office:value="0.0376898" calcext:value-type="float">
            <text:p>0.0376898</text:p>
          </table:table-cell>
          <table:table-cell office:value-type="float" office:value="0.03533159" calcext:value-type="float">
            <text:p>0.03533159</text:p>
          </table:table-cell>
          <table:table-cell office:value-type="float" office:value="0.02928595" calcext:value-type="float">
            <text:p>0.02928595</text:p>
          </table:table-cell>
          <table:table-cell office:value-type="float" office:value="0.02106705" calcext:value-type="float">
            <text:p>0.02106705</text:p>
          </table:table-cell>
          <table:table-cell office:value-type="float" office:value="0.01936627" calcext:value-type="float">
            <text:p>0.01936627</text:p>
          </table:table-cell>
          <table:table-cell office:value-type="float" office:value="0.01983301" calcext:value-type="float">
            <text:p>0.01983301</text:p>
          </table:table-cell>
          <table:table-cell office:value-type="float" office:value="0.01680329" calcext:value-type="float">
            <text:p>0.01680329</text:p>
          </table:table-cell>
          <table:table-cell office:value-type="float" office:value="4.044366" calcext:value-type="float">
            <text:p>4.044366</text:p>
          </table:table-cell>
          <table:table-cell office:value-type="float" office:value="6.857153" calcext:value-type="float">
            <text:p>6.857153</text:p>
          </table:table-cell>
          <table:table-cell office:value-type="float" office:value="11.93794" calcext:value-type="float">
            <text:p>11.93794</text:p>
          </table:table-cell>
          <table:table-cell office:value-type="float" office:value="16.07748" calcext:value-type="float">
            <text:p>16.07748</text:p>
          </table:table-cell>
          <table:table-cell office:value-type="float" office:value="17.44982" calcext:value-type="float">
            <text:p>17.44982</text:p>
          </table:table-cell>
          <table:table-cell office:value-type="float" office:value="18.63371" calcext:value-type="float">
            <text:p>18.63371</text:p>
          </table:table-cell>
          <table:table-cell office:value-type="float" office:value="15.48652" calcext:value-type="float">
            <text:p>15.48652</text:p>
          </table:table-cell>
          <table:table-cell office:value-type="float" office:value="15.64217" calcext:value-type="float">
            <text:p>15.64217</text:p>
          </table:table-cell>
          <table:table-cell office:value-type="float" office:value="556.8699" calcext:value-type="float">
            <text:p>556.8699</text:p>
          </table:table-cell>
          <table:table-cell office:value-type="float" office:value="0" calcext:value-type="float">
            <text:p>0</text:p>
          </table:table-cell>
          <table:table-cell office:value-type="float" office:value="-0.06776597" calcext:value-type="float">
            <text:p>-0.0677659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1999" calcext:value-type="float">
            <text:p>22061999</text:p>
          </table:table-cell>
          <table:table-cell office:value-type="float" office:value="5.805223" calcext:value-type="float">
            <text:p>5.805223</text:p>
          </table:table-cell>
          <table:table-cell office:value-type="float" office:value="473.9237" calcext:value-type="float">
            <text:p>473.9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16085" calcext:value-type="float">
            <text:p>0.05416085</text:p>
          </table:table-cell>
          <table:table-cell office:value-type="float" office:value="16.9223" calcext:value-type="float">
            <text:p>16.9223</text:p>
          </table:table-cell>
          <table:table-cell office:value-type="float" office:value="0.00002026954" calcext:value-type="float">
            <text:p>2.026954E-05</text:p>
          </table:table-cell>
          <table:table-cell office:value-type="float" office:value="0.01875582" calcext:value-type="float">
            <text:p>0.01875582</text:p>
          </table:table-cell>
          <table:table-cell office:value-type="float" office:value="0.001173057" calcext:value-type="float">
            <text:p>0.001173057</text:p>
          </table:table-cell>
          <table:table-cell office:value-type="float" office:value="9.224169" calcext:value-type="float">
            <text:p>9.224169</text:p>
          </table:table-cell>
          <table:table-cell office:value-type="float" office:value="-0.1402025" calcext:value-type="float">
            <text:p>-0.1402025</text:p>
          </table:table-cell>
          <table:table-cell office:value-type="float" office:value="-0.02547559" calcext:value-type="float">
            <text:p>-0.02547559</text:p>
          </table:table-cell>
          <table:table-cell office:value-type="float" office:value="0.000000001350776" calcext:value-type="float">
            <text:p>1.350776E-09</text:p>
          </table:table-cell>
          <table:table-cell office:value-type="float" office:value="8.386217" calcext:value-type="float">
            <text:p>8.386217</text:p>
          </table:table-cell>
          <table:table-cell office:value-type="float" office:value="0.400386" calcext:value-type="float">
            <text:p>0.400386</text:p>
          </table:table-cell>
          <table:table-cell office:value-type="float" office:value="0.04599858" calcext:value-type="float">
            <text:p>0.04599858</text:p>
          </table:table-cell>
          <table:table-cell office:value-type="float" office:value="0.04281186" calcext:value-type="float">
            <text:p>0.04281186</text:p>
          </table:table-cell>
          <table:table-cell office:value-type="float" office:value="0.03462462" calcext:value-type="float">
            <text:p>0.03462462</text:p>
          </table:table-cell>
          <table:table-cell office:value-type="float" office:value="0.02180561" calcext:value-type="float">
            <text:p>0.02180561</text:p>
          </table:table-cell>
          <table:table-cell office:value-type="float" office:value="0.01926716" calcext:value-type="float">
            <text:p>0.01926716</text:p>
          </table:table-cell>
          <table:table-cell office:value-type="float" office:value="0.01975104" calcext:value-type="float">
            <text:p>0.01975104</text:p>
          </table:table-cell>
          <table:table-cell office:value-type="float" office:value="0.01683591" calcext:value-type="float">
            <text:p>0.01683591</text:p>
          </table:table-cell>
          <table:table-cell office:value-type="float" office:value="3.175701" calcext:value-type="float">
            <text:p>3.175701</text:p>
          </table:table-cell>
          <table:table-cell office:value-type="float" office:value="8.095263" calcext:value-type="float">
            <text:p>8.095263</text:p>
          </table:table-cell>
          <table:table-cell office:value-type="float" office:value="12.10995" calcext:value-type="float">
            <text:p>12.10995</text:p>
          </table:table-cell>
          <table:table-cell office:value-type="float" office:value="16.07702" calcext:value-type="float">
            <text:p>16.07702</text:p>
          </table:table-cell>
          <table:table-cell office:value-type="float" office:value="17.3627" calcext:value-type="float">
            <text:p>17.3627</text:p>
          </table:table-cell>
          <table:table-cell office:value-type="float" office:value="18.51643" calcext:value-type="float">
            <text:p>18.51643</text:p>
          </table:table-cell>
          <table:table-cell office:value-type="float" office:value="15.43872" calcext:value-type="float">
            <text:p>15.43872</text:p>
          </table:table-cell>
          <table:table-cell office:value-type="float" office:value="15.64755" calcext:value-type="float">
            <text:p>15.64755</text:p>
          </table:table-cell>
          <table:table-cell office:value-type="float" office:value="1344.794" calcext:value-type="float">
            <text:p>1344.794</text:p>
          </table:table-cell>
          <table:table-cell office:value-type="float" office:value="0" calcext:value-type="float">
            <text:p>0</text:p>
          </table:table-cell>
          <table:table-cell office:value-type="float" office:value="-0.06777141" calcext:value-type="float">
            <text:p>-0.0677714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1999" calcext:value-type="float">
            <text:p>23061999</text:p>
          </table:table-cell>
          <table:table-cell office:value-type="float" office:value="5.773603" calcext:value-type="float">
            <text:p>5.773603</text:p>
          </table:table-cell>
          <table:table-cell office:value-type="float" office:value="473.8546" calcext:value-type="float">
            <text:p>473.8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24791" calcext:value-type="float">
            <text:p>0.05624791</text:p>
          </table:table-cell>
          <table:table-cell office:value-type="float" office:value="16.96697" calcext:value-type="float">
            <text:p>16.96697</text:p>
          </table:table-cell>
          <table:table-cell office:value-type="float" office:value="0.00002026954" calcext:value-type="float">
            <text:p>2.026954E-05</text:p>
          </table:table-cell>
          <table:table-cell office:value-type="float" office:value="0.01891201" calcext:value-type="float">
            <text:p>0.01891201</text:p>
          </table:table-cell>
          <table:table-cell office:value-type="float" office:value="0.001173057" calcext:value-type="float">
            <text:p>0.001173057</text:p>
          </table:table-cell>
          <table:table-cell office:value-type="float" office:value="9.270492" calcext:value-type="float">
            <text:p>9.270492</text:p>
          </table:table-cell>
          <table:table-cell office:value-type="float" office:value="-0.1402472" calcext:value-type="float">
            <text:p>-0.1402472</text:p>
          </table:table-cell>
          <table:table-cell office:value-type="float" office:value="-0.02550084" calcext:value-type="float">
            <text:p>-0.02550084</text:p>
          </table:table-cell>
          <table:table-cell office:value-type="float" office:value="0.000000001350776" calcext:value-type="float">
            <text:p>1.350776E-09</text:p>
          </table:table-cell>
          <table:table-cell office:value-type="float" office:value="8.368921" calcext:value-type="float">
            <text:p>8.368921</text:p>
          </table:table-cell>
          <table:table-cell office:value-type="float" office:value="0.4735761" calcext:value-type="float">
            <text:p>0.4735761</text:p>
          </table:table-cell>
          <table:table-cell office:value-type="float" office:value="0.04929937" calcext:value-type="float">
            <text:p>0.04929937</text:p>
          </table:table-cell>
          <table:table-cell office:value-type="float" office:value="0.04630781" calcext:value-type="float">
            <text:p>0.04630781</text:p>
          </table:table-cell>
          <table:table-cell office:value-type="float" office:value="0.03745918" calcext:value-type="float">
            <text:p>0.03745918</text:p>
          </table:table-cell>
          <table:table-cell office:value-type="float" office:value="0.02274567" calcext:value-type="float">
            <text:p>0.02274567</text:p>
          </table:table-cell>
          <table:table-cell office:value-type="float" office:value="0.01939661" calcext:value-type="float">
            <text:p>0.01939661</text:p>
          </table:table-cell>
          <table:table-cell office:value-type="float" office:value="0.01961213" calcext:value-type="float">
            <text:p>0.01961213</text:p>
          </table:table-cell>
          <table:table-cell office:value-type="float" office:value="0.01680353" calcext:value-type="float">
            <text:p>0.01680353</text:p>
          </table:table-cell>
          <table:table-cell office:value-type="float" office:value="2.805845" calcext:value-type="float">
            <text:p>2.805845</text:p>
          </table:table-cell>
          <table:table-cell office:value-type="float" office:value="9.041914" calcext:value-type="float">
            <text:p>9.041914</text:p>
          </table:table-cell>
          <table:table-cell office:value-type="float" office:value="12.44574" calcext:value-type="float">
            <text:p>12.44574</text:p>
          </table:table-cell>
          <table:table-cell office:value-type="float" office:value="16.27265" calcext:value-type="float">
            <text:p>16.27265</text:p>
          </table:table-cell>
          <table:table-cell office:value-type="float" office:value="17.44627" calcext:value-type="float">
            <text:p>17.44627</text:p>
          </table:table-cell>
          <table:table-cell office:value-type="float" office:value="18.49407" calcext:value-type="float">
            <text:p>18.49407</text:p>
          </table:table-cell>
          <table:table-cell office:value-type="float" office:value="15.38591" calcext:value-type="float">
            <text:p>15.38591</text:p>
          </table:table-cell>
          <table:table-cell office:value-type="float" office:value="15.63776" calcext:value-type="float">
            <text:p>15.63776</text:p>
          </table:table-cell>
          <table:table-cell office:value-type="float" office:value="1861.613" calcext:value-type="float">
            <text:p>1861.613</text:p>
          </table:table-cell>
          <table:table-cell office:value-type="float" office:value="0" calcext:value-type="float">
            <text:p>0</text:p>
          </table:table-cell>
          <table:table-cell office:value-type="float" office:value="-0.06777775" calcext:value-type="float">
            <text:p>-0.067777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1999" calcext:value-type="float">
            <text:p>24061999</text:p>
          </table:table-cell>
          <table:table-cell office:value-type="float" office:value="5.739391" calcext:value-type="float">
            <text:p>5.739391</text:p>
          </table:table-cell>
          <table:table-cell office:value-type="float" office:value="473.7806" calcext:value-type="float">
            <text:p>473.7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64786" calcext:value-type="float">
            <text:p>0.05864786</text:p>
          </table:table-cell>
          <table:table-cell office:value-type="float" office:value="17.035" calcext:value-type="float">
            <text:p>17.035</text:p>
          </table:table-cell>
          <table:table-cell office:value-type="float" office:value="0.00002026954" calcext:value-type="float">
            <text:p>2.026954E-05</text:p>
          </table:table-cell>
          <table:table-cell office:value-type="float" office:value="0.01901962" calcext:value-type="float">
            <text:p>0.01901962</text:p>
          </table:table-cell>
          <table:table-cell office:value-type="float" office:value="0.001173057" calcext:value-type="float">
            <text:p>0.001173057</text:p>
          </table:table-cell>
          <table:table-cell office:value-type="float" office:value="9.300572" calcext:value-type="float">
            <text:p>9.300572</text:p>
          </table:table-cell>
          <table:table-cell office:value-type="float" office:value="-0.1402937" calcext:value-type="float">
            <text:p>-0.1402937</text:p>
          </table:table-cell>
          <table:table-cell office:value-type="float" office:value="-0.02553002" calcext:value-type="float">
            <text:p>-0.02553002</text:p>
          </table:table-cell>
          <table:table-cell office:value-type="float" office:value="0.000000001350776" calcext:value-type="float">
            <text:p>1.350776E-09</text:p>
          </table:table-cell>
          <table:table-cell office:value-type="float" office:value="8.34179" calcext:value-type="float">
            <text:p>8.34179</text:p>
          </table:table-cell>
          <table:table-cell office:value-type="float" office:value="0.5417742" calcext:value-type="float">
            <text:p>0.5417742</text:p>
          </table:table-cell>
          <table:table-cell office:value-type="float" office:value="0.05481439" calcext:value-type="float">
            <text:p>0.05481439</text:p>
          </table:table-cell>
          <table:table-cell office:value-type="float" office:value="0.05023243" calcext:value-type="float">
            <text:p>0.05023243</text:p>
          </table:table-cell>
          <table:table-cell office:value-type="float" office:value="0.04040709" calcext:value-type="float">
            <text:p>0.04040709</text:p>
          </table:table-cell>
          <table:table-cell office:value-type="float" office:value="0.0239725" calcext:value-type="float">
            <text:p>0.0239725</text:p>
          </table:table-cell>
          <table:table-cell office:value-type="float" office:value="0.02013427" calcext:value-type="float">
            <text:p>0.02013427</text:p>
          </table:table-cell>
          <table:table-cell office:value-type="float" office:value="0.01952054" calcext:value-type="float">
            <text:p>0.01952054</text:p>
          </table:table-cell>
          <table:table-cell office:value-type="float" office:value="0.01675485" calcext:value-type="float">
            <text:p>0.01675485</text:p>
          </table:table-cell>
          <table:table-cell office:value-type="float" office:value="2.709816" calcext:value-type="float">
            <text:p>2.709816</text:p>
          </table:table-cell>
          <table:table-cell office:value-type="float" office:value="9.882727" calcext:value-type="float">
            <text:p>9.882727</text:p>
          </table:table-cell>
          <table:table-cell office:value-type="float" office:value="12.87679" calcext:value-type="float">
            <text:p>12.87679</text:p>
          </table:table-cell>
          <table:table-cell office:value-type="float" office:value="16.55827" calcext:value-type="float">
            <text:p>16.55827</text:p>
          </table:table-cell>
          <table:table-cell office:value-type="float" office:value="17.60689" calcext:value-type="float">
            <text:p>17.60689</text:p>
          </table:table-cell>
          <table:table-cell office:value-type="float" office:value="18.53709" calcext:value-type="float">
            <text:p>18.53709</text:p>
          </table:table-cell>
          <table:table-cell office:value-type="float" office:value="15.37187" calcext:value-type="float">
            <text:p>15.37187</text:p>
          </table:table-cell>
          <table:table-cell office:value-type="float" office:value="15.61828" calcext:value-type="float">
            <text:p>15.61828</text:p>
          </table:table-cell>
          <table:table-cell office:value-type="float" office:value="2595.801" calcext:value-type="float">
            <text:p>2595.801</text:p>
          </table:table-cell>
          <table:table-cell office:value-type="float" office:value="0" calcext:value-type="float">
            <text:p>0</text:p>
          </table:table-cell>
          <table:table-cell office:value-type="float" office:value="-0.06778423" calcext:value-type="float">
            <text:p>-0.067784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1999" calcext:value-type="float">
            <text:p>25061999</text:p>
          </table:table-cell>
          <table:table-cell office:value-type="float" office:value="5.712012" calcext:value-type="float">
            <text:p>5.712012</text:p>
          </table:table-cell>
          <table:table-cell office:value-type="float" office:value="473.7152" calcext:value-type="float">
            <text:p>473.7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17158" calcext:value-type="float">
            <text:p>0.05517158</text:p>
          </table:table-cell>
          <table:table-cell office:value-type="float" office:value="17.09468" calcext:value-type="float">
            <text:p>17.09468</text:p>
          </table:table-cell>
          <table:table-cell office:value-type="float" office:value="0.00002026954" calcext:value-type="float">
            <text:p>2.026954E-05</text:p>
          </table:table-cell>
          <table:table-cell office:value-type="float" office:value="0.01916422" calcext:value-type="float">
            <text:p>0.01916422</text:p>
          </table:table-cell>
          <table:table-cell office:value-type="float" office:value="0.001173057" calcext:value-type="float">
            <text:p>0.001173057</text:p>
          </table:table-cell>
          <table:table-cell office:value-type="float" office:value="9.335109" calcext:value-type="float">
            <text:p>9.335109</text:p>
          </table:table-cell>
          <table:table-cell office:value-type="float" office:value="-0.1403387" calcext:value-type="float">
            <text:p>-0.1403387</text:p>
          </table:table-cell>
          <table:table-cell office:value-type="float" office:value="-0.02553856" calcext:value-type="float">
            <text:p>-0.02553856</text:p>
          </table:table-cell>
          <table:table-cell office:value-type="float" office:value="0.000000001350776" calcext:value-type="float">
            <text:p>1.350776E-09</text:p>
          </table:table-cell>
          <table:table-cell office:value-type="float" office:value="8.337408" calcext:value-type="float">
            <text:p>8.337408</text:p>
          </table:table-cell>
          <table:table-cell office:value-type="float" office:value="0.3396153" calcext:value-type="float">
            <text:p>0.3396153</text:p>
          </table:table-cell>
          <table:table-cell office:value-type="float" office:value="0.04508023" calcext:value-type="float">
            <text:p>0.04508023</text:p>
          </table:table-cell>
          <table:table-cell office:value-type="float" office:value="0.0433827" calcext:value-type="float">
            <text:p>0.0433827</text:p>
          </table:table-cell>
          <table:table-cell office:value-type="float" office:value="0.03593497" calcext:value-type="float">
            <text:p>0.03593497</text:p>
          </table:table-cell>
          <table:table-cell office:value-type="float" office:value="0.02173918" calcext:value-type="float">
            <text:p>0.02173918</text:p>
          </table:table-cell>
          <table:table-cell office:value-type="float" office:value="0.01916712" calcext:value-type="float">
            <text:p>0.01916712</text:p>
          </table:table-cell>
          <table:table-cell office:value-type="float" office:value="0.01942568" calcext:value-type="float">
            <text:p>0.01942568</text:p>
          </table:table-cell>
          <table:table-cell office:value-type="float" office:value="0.01671058" calcext:value-type="float">
            <text:p>0.01671058</text:p>
          </table:table-cell>
          <table:table-cell office:value-type="float" office:value="4.101419" calcext:value-type="float">
            <text:p>4.101419</text:p>
          </table:table-cell>
          <table:table-cell office:value-type="float" office:value="8.14235" calcext:value-type="float">
            <text:p>8.14235</text:p>
          </table:table-cell>
          <table:table-cell office:value-type="float" office:value="13.21089" calcext:value-type="float">
            <text:p>13.21089</text:p>
          </table:table-cell>
          <table:table-cell office:value-type="float" office:value="17.02365" calcext:value-type="float">
            <text:p>17.02365</text:p>
          </table:table-cell>
          <table:table-cell office:value-type="float" office:value="17.92369" calcext:value-type="float">
            <text:p>17.92369</text:p>
          </table:table-cell>
          <table:table-cell office:value-type="float" office:value="18.66682" calcext:value-type="float">
            <text:p>18.66682</text:p>
          </table:table-cell>
          <table:table-cell office:value-type="float" office:value="15.37891" calcext:value-type="float">
            <text:p>15.37891</text:p>
          </table:table-cell>
          <table:table-cell office:value-type="float" office:value="15.59515" calcext:value-type="float">
            <text:p>15.59515</text:p>
          </table:table-cell>
          <table:table-cell office:value-type="float" office:value="2816.469" calcext:value-type="float">
            <text:p>2816.469</text:p>
          </table:table-cell>
          <table:table-cell office:value-type="float" office:value="0" calcext:value-type="float">
            <text:p>0</text:p>
          </table:table-cell>
          <table:table-cell office:value-type="float" office:value="-0.06778999" calcext:value-type="float">
            <text:p>-0.067789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1999" calcext:value-type="float">
            <text:p>26061999</text:p>
          </table:table-cell>
          <table:table-cell office:value-type="float" office:value="5.677552" calcext:value-type="float">
            <text:p>5.677552</text:p>
          </table:table-cell>
          <table:table-cell office:value-type="float" office:value="473.641" calcext:value-type="float">
            <text:p>473.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09691" calcext:value-type="float">
            <text:p>0.05909691</text:p>
          </table:table-cell>
          <table:table-cell office:value-type="float" office:value="17.16038" calcext:value-type="float">
            <text:p>17.16038</text:p>
          </table:table-cell>
          <table:table-cell office:value-type="float" office:value="0.00002026954" calcext:value-type="float">
            <text:p>2.026954E-05</text:p>
          </table:table-cell>
          <table:table-cell office:value-type="float" office:value="0.01928755" calcext:value-type="float">
            <text:p>0.01928755</text:p>
          </table:table-cell>
          <table:table-cell office:value-type="float" office:value="0.001173057" calcext:value-type="float">
            <text:p>0.001173057</text:p>
          </table:table-cell>
          <table:table-cell office:value-type="float" office:value="9.366671" calcext:value-type="float">
            <text:p>9.366671</text:p>
          </table:table-cell>
          <table:table-cell office:value-type="float" office:value="-0.1403921" calcext:value-type="float">
            <text:p>-0.1403921</text:p>
          </table:table-cell>
          <table:table-cell office:value-type="float" office:value="-0.02555245" calcext:value-type="float">
            <text:p>-0.02555245</text:p>
          </table:table-cell>
          <table:table-cell office:value-type="float" office:value="0.000000001350776" calcext:value-type="float">
            <text:p>1.350776E-09</text:p>
          </table:table-cell>
          <table:table-cell office:value-type="float" office:value="8.300539" calcext:value-type="float">
            <text:p>8.300539</text:p>
          </table:table-cell>
          <table:table-cell office:value-type="float" office:value="0.4636738" calcext:value-type="float">
            <text:p>0.4636738</text:p>
          </table:table-cell>
          <table:table-cell office:value-type="float" office:value="0.05563235" calcext:value-type="float">
            <text:p>0.05563235</text:p>
          </table:table-cell>
          <table:table-cell office:value-type="float" office:value="0.05126634" calcext:value-type="float">
            <text:p>0.05126634</text:p>
          </table:table-cell>
          <table:table-cell office:value-type="float" office:value="0.0413789" calcext:value-type="float">
            <text:p>0.0413789</text:p>
          </table:table-cell>
          <table:table-cell office:value-type="float" office:value="0.02443339" calcext:value-type="float">
            <text:p>0.02443339</text:p>
          </table:table-cell>
          <table:table-cell office:value-type="float" office:value="0.02043889" calcext:value-type="float">
            <text:p>0.02043889</text:p>
          </table:table-cell>
          <table:table-cell office:value-type="float" office:value="0.01942381" calcext:value-type="float">
            <text:p>0.01942381</text:p>
          </table:table-cell>
          <table:table-cell office:value-type="float" office:value="0.01670843" calcext:value-type="float">
            <text:p>0.01670843</text:p>
          </table:table-cell>
          <table:table-cell office:value-type="float" office:value="3.362385" calcext:value-type="float">
            <text:p>3.362385</text:p>
          </table:table-cell>
          <table:table-cell office:value-type="float" office:value="9.431199" calcext:value-type="float">
            <text:p>9.431199</text:p>
          </table:table-cell>
          <table:table-cell office:value-type="float" office:value="13.46922" calcext:value-type="float">
            <text:p>13.46922</text:p>
          </table:table-cell>
          <table:table-cell office:value-type="float" office:value="17.21439" calcext:value-type="float">
            <text:p>17.21439</text:p>
          </table:table-cell>
          <table:table-cell office:value-type="float" office:value="18.13223" calcext:value-type="float">
            <text:p>18.13223</text:p>
          </table:table-cell>
          <table:table-cell office:value-type="float" office:value="18.82178" calcext:value-type="float">
            <text:p>18.82178</text:p>
          </table:table-cell>
          <table:table-cell office:value-type="float" office:value="15.42299" calcext:value-type="float">
            <text:p>15.42299</text:p>
          </table:table-cell>
          <table:table-cell office:value-type="float" office:value="15.57038" calcext:value-type="float">
            <text:p>15.57038</text:p>
          </table:table-cell>
          <table:table-cell office:value-type="float" office:value="3740.523" calcext:value-type="float">
            <text:p>3740.523</text:p>
          </table:table-cell>
          <table:table-cell office:value-type="float" office:value="0" calcext:value-type="float">
            <text:p>0</text:p>
          </table:table-cell>
          <table:table-cell office:value-type="float" office:value="-0.06779612" calcext:value-type="float">
            <text:p>-0.067796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1999" calcext:value-type="float">
            <text:p>27061999</text:p>
          </table:table-cell>
          <table:table-cell office:value-type="float" office:value="5.643268" calcext:value-type="float">
            <text:p>5.643268</text:p>
          </table:table-cell>
          <table:table-cell office:value-type="float" office:value="473.5623" calcext:value-type="float">
            <text:p>473.5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77483" calcext:value-type="float">
            <text:p>0.05977483</text:p>
          </table:table-cell>
          <table:table-cell office:value-type="float" office:value="17.24741" calcext:value-type="float">
            <text:p>17.24741</text:p>
          </table:table-cell>
          <table:table-cell office:value-type="float" office:value="0.00002026954" calcext:value-type="float">
            <text:p>2.026954E-05</text:p>
          </table:table-cell>
          <table:table-cell office:value-type="float" office:value="0.01938479" calcext:value-type="float">
            <text:p>0.01938479</text:p>
          </table:table-cell>
          <table:table-cell office:value-type="float" office:value="0.001173057" calcext:value-type="float">
            <text:p>0.001173057</text:p>
          </table:table-cell>
          <table:table-cell office:value-type="float" office:value="9.389416" calcext:value-type="float">
            <text:p>9.389416</text:p>
          </table:table-cell>
          <table:table-cell office:value-type="float" office:value="-0.140448" calcext:value-type="float">
            <text:p>-0.140448</text:p>
          </table:table-cell>
          <table:table-cell office:value-type="float" office:value="-0.02557566" calcext:value-type="float">
            <text:p>-0.02557566</text:p>
          </table:table-cell>
          <table:table-cell office:value-type="float" office:value="0.000000001350776" calcext:value-type="float">
            <text:p>1.350776E-09</text:p>
          </table:table-cell>
          <table:table-cell office:value-type="float" office:value="8.27317" calcext:value-type="float">
            <text:p>8.27317</text:p>
          </table:table-cell>
          <table:table-cell office:value-type="float" office:value="0.4422196" calcext:value-type="float">
            <text:p>0.4422196</text:p>
          </table:table-cell>
          <table:table-cell office:value-type="float" office:value="0.06454549" calcext:value-type="float">
            <text:p>0.06454549</text:p>
          </table:table-cell>
          <table:table-cell office:value-type="float" office:value="0.05138945" calcext:value-type="float">
            <text:p>0.05138945</text:p>
          </table:table-cell>
          <table:table-cell office:value-type="float" office:value="0.04188253" calcext:value-type="float">
            <text:p>0.04188253</text:p>
          </table:table-cell>
          <table:table-cell office:value-type="float" office:value="0.0249589" calcext:value-type="float">
            <text:p>0.0249589</text:p>
          </table:table-cell>
          <table:table-cell office:value-type="float" office:value="0.02093241" calcext:value-type="float">
            <text:p>0.02093241</text:p>
          </table:table-cell>
          <table:table-cell office:value-type="float" office:value="0.01943162" calcext:value-type="float">
            <text:p>0.01943162</text:p>
          </table:table-cell>
          <table:table-cell office:value-type="float" office:value="0.01667863" calcext:value-type="float">
            <text:p>0.01667863</text:p>
          </table:table-cell>
          <table:table-cell office:value-type="float" office:value="2.79287" calcext:value-type="float">
            <text:p>2.79287</text:p>
          </table:table-cell>
          <table:table-cell office:value-type="float" office:value="9.716527" calcext:value-type="float">
            <text:p>9.716527</text:p>
          </table:table-cell>
          <table:table-cell office:value-type="float" office:value="14.1861" calcext:value-type="float">
            <text:p>14.1861</text:p>
          </table:table-cell>
          <table:table-cell office:value-type="float" office:value="17.57174" calcext:value-type="float">
            <text:p>17.57174</text:p>
          </table:table-cell>
          <table:table-cell office:value-type="float" office:value="18.33868" calcext:value-type="float">
            <text:p>18.33868</text:p>
          </table:table-cell>
          <table:table-cell office:value-type="float" office:value="18.94379" calcext:value-type="float">
            <text:p>18.94379</text:p>
          </table:table-cell>
          <table:table-cell office:value-type="float" office:value="15.47121" calcext:value-type="float">
            <text:p>15.47121</text:p>
          </table:table-cell>
          <table:table-cell office:value-type="float" office:value="15.54745" calcext:value-type="float">
            <text:p>15.54745</text:p>
          </table:table-cell>
          <table:table-cell office:value-type="float" office:value="4381.778" calcext:value-type="float">
            <text:p>4381.778</text:p>
          </table:table-cell>
          <table:table-cell office:value-type="float" office:value="0" calcext:value-type="float">
            <text:p>0</text:p>
          </table:table-cell>
          <table:table-cell office:value-type="float" office:value="-0.0678025" calcext:value-type="float">
            <text:p>-0.06780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1999" calcext:value-type="float">
            <text:p>28061999</text:p>
          </table:table-cell>
          <table:table-cell office:value-type="float" office:value="5.616249" calcext:value-type="float">
            <text:p>5.616249</text:p>
          </table:table-cell>
          <table:table-cell office:value-type="float" office:value="473.4965" calcext:value-type="float">
            <text:p>473.4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07105" calcext:value-type="float">
            <text:p>0.05607105</text:p>
          </table:table-cell>
          <table:table-cell office:value-type="float" office:value="17.25827" calcext:value-type="float">
            <text:p>17.25827</text:p>
          </table:table-cell>
          <table:table-cell office:value-type="float" office:value="0.00002026954" calcext:value-type="float">
            <text:p>2.026954E-05</text:p>
          </table:table-cell>
          <table:table-cell office:value-type="float" office:value="0.01970608" calcext:value-type="float">
            <text:p>0.01970608</text:p>
          </table:table-cell>
          <table:table-cell office:value-type="float" office:value="0.001173057" calcext:value-type="float">
            <text:p>0.001173057</text:p>
          </table:table-cell>
          <table:table-cell office:value-type="float" office:value="9.473677" calcext:value-type="float">
            <text:p>9.473677</text:p>
          </table:table-cell>
          <table:table-cell office:value-type="float" office:value="-0.1404936" calcext:value-type="float">
            <text:p>-0.1404936</text:p>
          </table:table-cell>
          <table:table-cell office:value-type="float" office:value="-0.02557538" calcext:value-type="float">
            <text:p>-0.02557538</text:p>
          </table:table-cell>
          <table:table-cell office:value-type="float" office:value="0.000000001350776" calcext:value-type="float">
            <text:p>1.350776E-09</text:p>
          </table:table-cell>
          <table:table-cell office:value-type="float" office:value="8.271789" calcext:value-type="float">
            <text:p>8.271789</text:p>
          </table:table-cell>
          <table:table-cell office:value-type="float" office:value="0.249733" calcext:value-type="float">
            <text:p>0.249733</text:p>
          </table:table-cell>
          <table:table-cell office:value-type="float" office:value="0.04542173" calcext:value-type="float">
            <text:p>0.04542173</text:p>
          </table:table-cell>
          <table:table-cell office:value-type="float" office:value="0.04358126" calcext:value-type="float">
            <text:p>0.04358126</text:p>
          </table:table-cell>
          <table:table-cell office:value-type="float" office:value="0.03664236" calcext:value-type="float">
            <text:p>0.03664236</text:p>
          </table:table-cell>
          <table:table-cell office:value-type="float" office:value="0.02239554" calcext:value-type="float">
            <text:p>0.02239554</text:p>
          </table:table-cell>
          <table:table-cell office:value-type="float" office:value="0.01959045" calcext:value-type="float">
            <text:p>0.01959045</text:p>
          </table:table-cell>
          <table:table-cell office:value-type="float" office:value="0.01933516" calcext:value-type="float">
            <text:p>0.01933516</text:p>
          </table:table-cell>
          <table:table-cell office:value-type="float" office:value="0.01664749" calcext:value-type="float">
            <text:p>0.01664749</text:p>
          </table:table-cell>
          <table:table-cell office:value-type="float" office:value="4.731717" calcext:value-type="float">
            <text:p>4.731717</text:p>
          </table:table-cell>
          <table:table-cell office:value-type="float" office:value="6.322929" calcext:value-type="float">
            <text:p>6.322929</text:p>
          </table:table-cell>
          <table:table-cell office:value-type="float" office:value="12.50083" calcext:value-type="float">
            <text:p>12.50083</text:p>
          </table:table-cell>
          <table:table-cell office:value-type="float" office:value="17.94219" calcext:value-type="float">
            <text:p>17.94219</text:p>
          </table:table-cell>
          <table:table-cell office:value-type="float" office:value="19.49461" calcext:value-type="float">
            <text:p>19.49461</text:p>
          </table:table-cell>
          <table:table-cell office:value-type="float" office:value="19.76126" calcext:value-type="float">
            <text:p>19.76126</text:p>
          </table:table-cell>
          <table:table-cell office:value-type="float" office:value="15.60068" calcext:value-type="float">
            <text:p>15.60068</text:p>
          </table:table-cell>
          <table:table-cell office:value-type="float" office:value="15.52859" calcext:value-type="float">
            <text:p>15.52859</text:p>
          </table:table-cell>
          <table:table-cell office:value-type="float" office:value="4640.165" calcext:value-type="float">
            <text:p>4640.165</text:p>
          </table:table-cell>
          <table:table-cell office:value-type="float" office:value="0" calcext:value-type="float">
            <text:p>0</text:p>
          </table:table-cell>
          <table:table-cell office:value-type="float" office:value="-0.06781032" calcext:value-type="float">
            <text:p>-0.067810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1999" calcext:value-type="float">
            <text:p>29061999</text:p>
          </table:table-cell>
          <table:table-cell office:value-type="float" office:value="5.591823" calcext:value-type="float">
            <text:p>5.591823</text:p>
          </table:table-cell>
          <table:table-cell office:value-type="float" office:value="473.4358" calcext:value-type="float">
            <text:p>473.4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78604" calcext:value-type="float">
            <text:p>0.05478604</text:p>
          </table:table-cell>
          <table:table-cell office:value-type="float" office:value="17.27361" calcext:value-type="float">
            <text:p>17.27361</text:p>
          </table:table-cell>
          <table:table-cell office:value-type="float" office:value="0.00002026954" calcext:value-type="float">
            <text:p>2.026954E-05</text:p>
          </table:table-cell>
          <table:table-cell office:value-type="float" office:value="0.01990562" calcext:value-type="float">
            <text:p>0.01990562</text:p>
          </table:table-cell>
          <table:table-cell office:value-type="float" office:value="0.001173057" calcext:value-type="float">
            <text:p>0.001173057</text:p>
          </table:table-cell>
          <table:table-cell office:value-type="float" office:value="9.540013" calcext:value-type="float">
            <text:p>9.540013</text:p>
          </table:table-cell>
          <table:table-cell office:value-type="float" office:value="-0.1405322" calcext:value-type="float">
            <text:p>-0.1405322</text:p>
          </table:table-cell>
          <table:table-cell office:value-type="float" office:value="-0.02557341" calcext:value-type="float">
            <text:p>-0.02557341</text:p>
          </table:table-cell>
          <table:table-cell office:value-type="float" office:value="0.000000001350776" calcext:value-type="float">
            <text:p>1.350776E-09</text:p>
          </table:table-cell>
          <table:table-cell office:value-type="float" office:value="8.267731" calcext:value-type="float">
            <text:p>8.267731</text:p>
          </table:table-cell>
          <table:table-cell office:value-type="float" office:value="0.1982318" calcext:value-type="float">
            <text:p>0.1982318</text:p>
          </table:table-cell>
          <table:table-cell office:value-type="float" office:value="0.03856803" calcext:value-type="float">
            <text:p>0.03856803</text:p>
          </table:table-cell>
          <table:table-cell office:value-type="float" office:value="0.03835023" calcext:value-type="float">
            <text:p>0.03835023</text:p>
          </table:table-cell>
          <table:table-cell office:value-type="float" office:value="0.033135" calcext:value-type="float">
            <text:p>0.033135</text:p>
          </table:table-cell>
          <table:table-cell office:value-type="float" office:value="0.02151707" calcext:value-type="float">
            <text:p>0.02151707</text:p>
          </table:table-cell>
          <table:table-cell office:value-type="float" office:value="0.01935738" calcext:value-type="float">
            <text:p>0.01935738</text:p>
          </table:table-cell>
          <table:table-cell office:value-type="float" office:value="0.01943673" calcext:value-type="float">
            <text:p>0.01943673</text:p>
          </table:table-cell>
          <table:table-cell office:value-type="float" office:value="0.01670028" calcext:value-type="float">
            <text:p>0.01670028</text:p>
          </table:table-cell>
          <table:table-cell office:value-type="float" office:value="6.09094" calcext:value-type="float">
            <text:p>6.09094</text:p>
          </table:table-cell>
          <table:table-cell office:value-type="float" office:value="7.289464" calcext:value-type="float">
            <text:p>7.289464</text:p>
          </table:table-cell>
          <table:table-cell office:value-type="float" office:value="12.34103" calcext:value-type="float">
            <text:p>12.34103</text:p>
          </table:table-cell>
          <table:table-cell office:value-type="float" office:value="17.67041" calcext:value-type="float">
            <text:p>17.67041</text:p>
          </table:table-cell>
          <table:table-cell office:value-type="float" office:value="19.32172" calcext:value-type="float">
            <text:p>19.32172</text:p>
          </table:table-cell>
          <table:table-cell office:value-type="float" office:value="19.81319" calcext:value-type="float">
            <text:p>19.81319</text:p>
          </table:table-cell>
          <table:table-cell office:value-type="float" office:value="15.76465" calcext:value-type="float">
            <text:p>15.76465</text:p>
          </table:table-cell>
          <table:table-cell office:value-type="float" office:value="15.51866" calcext:value-type="float">
            <text:p>15.51866</text:p>
          </table:table-cell>
          <table:table-cell office:value-type="float" office:value="4808.51" calcext:value-type="float">
            <text:p>4808.51</text:p>
          </table:table-cell>
          <table:table-cell office:value-type="float" office:value="0" calcext:value-type="float">
            <text:p>0</text:p>
          </table:table-cell>
          <table:table-cell office:value-type="float" office:value="-0.06781504" calcext:value-type="float">
            <text:p>-0.067815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1999" calcext:value-type="float">
            <text:p>30061999</text:p>
          </table:table-cell>
          <table:table-cell office:value-type="float" office:value="5.569046" calcext:value-type="float">
            <text:p>5.569046</text:p>
          </table:table-cell>
          <table:table-cell office:value-type="float" office:value="473.3775" calcext:value-type="float">
            <text:p>473.3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70863" calcext:value-type="float">
            <text:p>0.05570863</text:p>
          </table:table-cell>
          <table:table-cell office:value-type="float" office:value="17.30666" calcext:value-type="float">
            <text:p>17.30666</text:p>
          </table:table-cell>
          <table:table-cell office:value-type="float" office:value="0.00002026954" calcext:value-type="float">
            <text:p>2.026954E-05</text:p>
          </table:table-cell>
          <table:table-cell office:value-type="float" office:value="0.02002164" calcext:value-type="float">
            <text:p>0.02002164</text:p>
          </table:table-cell>
          <table:table-cell office:value-type="float" office:value="0.001173057" calcext:value-type="float">
            <text:p>0.001173057</text:p>
          </table:table-cell>
          <table:table-cell office:value-type="float" office:value="9.579666" calcext:value-type="float">
            <text:p>9.579666</text:p>
          </table:table-cell>
          <table:table-cell office:value-type="float" office:value="-0.14057" calcext:value-type="float">
            <text:p>-0.14057</text:p>
          </table:table-cell>
          <table:table-cell office:value-type="float" office:value="-0.02557577" calcext:value-type="float">
            <text:p>-0.02557577</text:p>
          </table:table-cell>
          <table:table-cell office:value-type="float" office:value="0.000000001350776" calcext:value-type="float">
            <text:p>1.350776E-09</text:p>
          </table:table-cell>
          <table:table-cell office:value-type="float" office:value="8.256795" calcext:value-type="float">
            <text:p>8.256795</text:p>
          </table:table-cell>
          <table:table-cell office:value-type="float" office:value="0.2649561" calcext:value-type="float">
            <text:p>0.2649561</text:p>
          </table:table-cell>
          <table:table-cell office:value-type="float" office:value="0.03809708" calcext:value-type="float">
            <text:p>0.03809708</text:p>
          </table:table-cell>
          <table:table-cell office:value-type="float" office:value="0.03843487" calcext:value-type="float">
            <text:p>0.03843487</text:p>
          </table:table-cell>
          <table:table-cell office:value-type="float" office:value="0.03258847" calcext:value-type="float">
            <text:p>0.03258847</text:p>
          </table:table-cell>
          <table:table-cell office:value-type="float" office:value="0.02105975" calcext:value-type="float">
            <text:p>0.02105975</text:p>
          </table:table-cell>
          <table:table-cell office:value-type="float" office:value="0.01919924" calcext:value-type="float">
            <text:p>0.01919924</text:p>
          </table:table-cell>
          <table:table-cell office:value-type="float" office:value="0.01953807" calcext:value-type="float">
            <text:p>0.01953807</text:p>
          </table:table-cell>
          <table:table-cell office:value-type="float" office:value="0.01678692" calcext:value-type="float">
            <text:p>0.01678692</text:p>
          </table:table-cell>
          <table:table-cell office:value-type="float" office:value="4.932461" calcext:value-type="float">
            <text:p>4.932461</text:p>
          </table:table-cell>
          <table:table-cell office:value-type="float" office:value="8.704103" calcext:value-type="float">
            <text:p>8.704103</text:p>
          </table:table-cell>
          <table:table-cell office:value-type="float" office:value="12.54134" calcext:value-type="float">
            <text:p>12.54134</text:p>
          </table:table-cell>
          <table:table-cell office:value-type="float" office:value="17.75256" calcext:value-type="float">
            <text:p>17.75256</text:p>
          </table:table-cell>
          <table:table-cell office:value-type="float" office:value="19.34838" calcext:value-type="float">
            <text:p>19.34838</text:p>
          </table:table-cell>
          <table:table-cell office:value-type="float" office:value="19.81869" calcext:value-type="float">
            <text:p>19.81869</text:p>
          </table:table-cell>
          <table:table-cell office:value-type="float" office:value="15.79097" calcext:value-type="float">
            <text:p>15.79097</text:p>
          </table:table-cell>
          <table:table-cell office:value-type="float" office:value="15.50664" calcext:value-type="float">
            <text:p>15.50664</text:p>
          </table:table-cell>
          <table:table-cell office:value-type="float" office:value="4993.766" calcext:value-type="float">
            <text:p>4993.766</text:p>
          </table:table-cell>
          <table:table-cell office:value-type="float" office:value="0" calcext:value-type="float">
            <text:p>0</text:p>
          </table:table-cell>
          <table:table-cell office:value-type="float" office:value="-0.06781865" calcext:value-type="float">
            <text:p>-0.0678186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1999" calcext:value-type="float">
            <text:p>1071999</text:p>
          </table:table-cell>
          <table:table-cell office:value-type="float" office:value="5.541489" calcext:value-type="float">
            <text:p>5.541489</text:p>
          </table:table-cell>
          <table:table-cell office:value-type="float" office:value="473.3122" calcext:value-type="float">
            <text:p>473.3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62977" calcext:value-type="float">
            <text:p>0.05562977</text:p>
          </table:table-cell>
          <table:table-cell office:value-type="float" office:value="17.3698" calcext:value-type="float">
            <text:p>17.3698</text:p>
          </table:table-cell>
          <table:table-cell office:value-type="float" office:value="0.00005647243" calcext:value-type="float">
            <text:p>5.647243E-05</text:p>
          </table:table-cell>
          <table:table-cell office:value-type="float" office:value="0.02015805" calcext:value-type="float">
            <text:p>0.02015805</text:p>
          </table:table-cell>
          <table:table-cell office:value-type="float" office:value="0.001925105" calcext:value-type="float">
            <text:p>0.001925105</text:p>
          </table:table-cell>
          <table:table-cell office:value-type="float" office:value="9.61874" calcext:value-type="float">
            <text:p>9.61874</text:p>
          </table:table-cell>
          <table:table-cell office:value-type="float" office:value="-0.1406107" calcext:value-type="float">
            <text:p>-0.1406107</text:p>
          </table:table-cell>
          <table:table-cell office:value-type="float" office:value="-0.02559538" calcext:value-type="float">
            <text:p>-0.02559538</text:p>
          </table:table-cell>
          <table:table-cell office:value-type="float" office:value="0.000000001434309" calcext:value-type="float">
            <text:p>1.434309E-09</text:p>
          </table:table-cell>
          <table:table-cell office:value-type="float" office:value="8.24046" calcext:value-type="float">
            <text:p>8.24046</text:p>
          </table:table-cell>
          <table:table-cell office:value-type="float" office:value="0.436152" calcext:value-type="float">
            <text:p>0.436152</text:p>
          </table:table-cell>
          <table:table-cell office:value-type="float" office:value="0.1154888" calcext:value-type="float">
            <text:p>0.1154888</text:p>
          </table:table-cell>
          <table:table-cell office:value-type="float" office:value="0.04948681" calcext:value-type="float">
            <text:p>0.04948681</text:p>
          </table:table-cell>
          <table:table-cell office:value-type="float" office:value="0.03532202" calcext:value-type="float">
            <text:p>0.03532202</text:p>
          </table:table-cell>
          <table:table-cell office:value-type="float" office:value="0.02197472" calcext:value-type="float">
            <text:p>0.02197472</text:p>
          </table:table-cell>
          <table:table-cell office:value-type="float" office:value="0.01913986" calcext:value-type="float">
            <text:p>0.01913986</text:p>
          </table:table-cell>
          <table:table-cell office:value-type="float" office:value="0.02012455" calcext:value-type="float">
            <text:p>0.02012455</text:p>
          </table:table-cell>
          <table:table-cell office:value-type="float" office:value="0.01684643" calcext:value-type="float">
            <text:p>0.01684643</text:p>
          </table:table-cell>
          <table:table-cell office:value-type="float" office:value="1.788282" calcext:value-type="float">
            <text:p>1.788282</text:p>
          </table:table-cell>
          <table:table-cell office:value-type="float" office:value="5.88384" calcext:value-type="float">
            <text:p>5.88384</text:p>
          </table:table-cell>
          <table:table-cell office:value-type="float" office:value="14.28825" calcext:value-type="float">
            <text:p>14.28825</text:p>
          </table:table-cell>
          <table:table-cell office:value-type="float" office:value="18.43623" calcext:value-type="float">
            <text:p>18.43623</text:p>
          </table:table-cell>
          <table:table-cell office:value-type="float" office:value="19.56648" calcext:value-type="float">
            <text:p>19.56648</text:p>
          </table:table-cell>
          <table:table-cell office:value-type="float" office:value="19.95079" calcext:value-type="float">
            <text:p>19.95079</text:p>
          </table:table-cell>
          <table:table-cell office:value-type="float" office:value="15.71359" calcext:value-type="float">
            <text:p>15.71359</text:p>
          </table:table-cell>
          <table:table-cell office:value-type="float" office:value="15.49297" calcext:value-type="float">
            <text:p>15.49297</text:p>
          </table:table-cell>
          <table:table-cell office:value-type="float" office:value="807.6263" calcext:value-type="float">
            <text:p>807.6263</text:p>
          </table:table-cell>
          <table:table-cell office:value-type="float" office:value="0" calcext:value-type="float">
            <text:p>0</text:p>
          </table:table-cell>
          <table:table-cell office:value-type="float" office:value="-0.06782896" calcext:value-type="float">
            <text:p>-0.0678289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1999" calcext:value-type="float">
            <text:p>2071999</text:p>
          </table:table-cell>
          <table:table-cell office:value-type="float" office:value="5.515452" calcext:value-type="float">
            <text:p>5.515452</text:p>
          </table:table-cell>
          <table:table-cell office:value-type="float" office:value="473.248" calcext:value-type="float">
            <text:p>473.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35801" calcext:value-type="float">
            <text:p>0.05135801</text:p>
          </table:table-cell>
          <table:table-cell office:value-type="float" office:value="17.32735" calcext:value-type="float">
            <text:p>17.32735</text:p>
          </table:table-cell>
          <table:table-cell office:value-type="float" office:value="0.00005647243" calcext:value-type="float">
            <text:p>5.647243E-05</text:p>
          </table:table-cell>
          <table:table-cell office:value-type="float" office:value="0.02056599" calcext:value-type="float">
            <text:p>0.02056599</text:p>
          </table:table-cell>
          <table:table-cell office:value-type="float" office:value="0.001925105" calcext:value-type="float">
            <text:p>0.001925105</text:p>
          </table:table-cell>
          <table:table-cell office:value-type="float" office:value="9.747872" calcext:value-type="float">
            <text:p>9.747872</text:p>
          </table:table-cell>
          <table:table-cell office:value-type="float" office:value="-0.1406819" calcext:value-type="float">
            <text:p>-0.1406819</text:p>
          </table:table-cell>
          <table:table-cell office:value-type="float" office:value="-0.02559806" calcext:value-type="float">
            <text:p>-0.02559806</text:p>
          </table:table-cell>
          <table:table-cell office:value-type="float" office:value="0.000000001434309" calcext:value-type="float">
            <text:p>1.434309E-09</text:p>
          </table:table-cell>
          <table:table-cell office:value-type="float" office:value="8.235723" calcext:value-type="float">
            <text:p>8.235723</text:p>
          </table:table-cell>
          <table:table-cell office:value-type="float" office:value="0.2570592" calcext:value-type="float">
            <text:p>0.2570592</text:p>
          </table:table-cell>
          <table:table-cell office:value-type="float" office:value="0.04582338" calcext:value-type="float">
            <text:p>0.04582338</text:p>
          </table:table-cell>
          <table:table-cell office:value-type="float" office:value="0.04090732" calcext:value-type="float">
            <text:p>0.04090732</text:p>
          </table:table-cell>
          <table:table-cell office:value-type="float" office:value="0.03420413" calcext:value-type="float">
            <text:p>0.03420413</text:p>
          </table:table-cell>
          <table:table-cell office:value-type="float" office:value="0.02178994" calcext:value-type="float">
            <text:p>0.02178994</text:p>
          </table:table-cell>
          <table:table-cell office:value-type="float" office:value="0.01968163" calcext:value-type="float">
            <text:p>0.01968163</text:p>
          </table:table-cell>
          <table:table-cell office:value-type="float" office:value="0.01989298" calcext:value-type="float">
            <text:p>0.01989298</text:p>
          </table:table-cell>
          <table:table-cell office:value-type="float" office:value="0.01686136" calcext:value-type="float">
            <text:p>0.01686136</text:p>
          </table:table-cell>
          <table:table-cell office:value-type="float" office:value="2.695131" calcext:value-type="float">
            <text:p>2.695131</text:p>
          </table:table-cell>
          <table:table-cell office:value-type="float" office:value="5.635338" calcext:value-type="float">
            <text:p>5.635338</text:p>
          </table:table-cell>
          <table:table-cell office:value-type="float" office:value="11.27672" calcext:value-type="float">
            <text:p>11.27672</text:p>
          </table:table-cell>
          <table:table-cell office:value-type="float" office:value="17.60428" calcext:value-type="float">
            <text:p>17.60428</text:p>
          </table:table-cell>
          <table:table-cell office:value-type="float" office:value="21.05851" calcext:value-type="float">
            <text:p>21.05851</text:p>
          </table:table-cell>
          <table:table-cell office:value-type="float" office:value="21.6322" calcext:value-type="float">
            <text:p>21.6322</text:p>
          </table:table-cell>
          <table:table-cell office:value-type="float" office:value="15.47541" calcext:value-type="float">
            <text:p>15.47541</text:p>
          </table:table-cell>
          <table:table-cell office:value-type="float" office:value="15.54409" calcext:value-type="float">
            <text:p>15.54409</text:p>
          </table:table-cell>
          <table:table-cell office:value-type="float" office:value="770.2758" calcext:value-type="float">
            <text:p>770.2758</text:p>
          </table:table-cell>
          <table:table-cell office:value-type="float" office:value="0" calcext:value-type="float">
            <text:p>0</text:p>
          </table:table-cell>
          <table:table-cell office:value-type="float" office:value="-0.06784797" calcext:value-type="float">
            <text:p>-0.067847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1999" calcext:value-type="float">
            <text:p>3071999</text:p>
          </table:table-cell>
          <table:table-cell office:value-type="float" office:value="5.486701" calcext:value-type="float">
            <text:p>5.486701</text:p>
          </table:table-cell>
          <table:table-cell office:value-type="float" office:value="473.1785" calcext:value-type="float">
            <text:p>473.1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05876" calcext:value-type="float">
            <text:p>0.05405876</text:p>
          </table:table-cell>
          <table:table-cell office:value-type="float" office:value="17.30748" calcext:value-type="float">
            <text:p>17.30748</text:p>
          </table:table-cell>
          <table:table-cell office:value-type="float" office:value="0.00005647243" calcext:value-type="float">
            <text:p>5.647243E-05</text:p>
          </table:table-cell>
          <table:table-cell office:value-type="float" office:value="0.02088581" calcext:value-type="float">
            <text:p>0.02088581</text:p>
          </table:table-cell>
          <table:table-cell office:value-type="float" office:value="0.001925105" calcext:value-type="float">
            <text:p>0.001925105</text:p>
          </table:table-cell>
          <table:table-cell office:value-type="float" office:value="9.855897" calcext:value-type="float">
            <text:p>9.855897</text:p>
          </table:table-cell>
          <table:table-cell office:value-type="float" office:value="-0.1407297" calcext:value-type="float">
            <text:p>-0.1407297</text:p>
          </table:table-cell>
          <table:table-cell office:value-type="float" office:value="-0.02561332" calcext:value-type="float">
            <text:p>-0.02561332</text:p>
          </table:table-cell>
          <table:table-cell office:value-type="float" office:value="0.000000001434309" calcext:value-type="float">
            <text:p>1.434309E-09</text:p>
          </table:table-cell>
          <table:table-cell office:value-type="float" office:value="8.216604" calcext:value-type="float">
            <text:p>8.216604</text:p>
          </table:table-cell>
          <table:table-cell office:value-type="float" office:value="0.3796766" calcext:value-type="float">
            <text:p>0.3796766</text:p>
          </table:table-cell>
          <table:table-cell office:value-type="float" office:value="0.04786928" calcext:value-type="float">
            <text:p>0.04786928</text:p>
          </table:table-cell>
          <table:table-cell office:value-type="float" office:value="0.04444261" calcext:value-type="float">
            <text:p>0.04444261</text:p>
          </table:table-cell>
          <table:table-cell office:value-type="float" office:value="0.03678538" calcext:value-type="float">
            <text:p>0.03678538</text:p>
          </table:table-cell>
          <table:table-cell office:value-type="float" office:value="0.02283511" calcext:value-type="float">
            <text:p>0.02283511</text:p>
          </table:table-cell>
          <table:table-cell office:value-type="float" office:value="0.01973009" calcext:value-type="float">
            <text:p>0.01973009</text:p>
          </table:table-cell>
          <table:table-cell office:value-type="float" office:value="0.01991456" calcext:value-type="float">
            <text:p>0.01991456</text:p>
          </table:table-cell>
          <table:table-cell office:value-type="float" office:value="0.01691128" calcext:value-type="float">
            <text:p>0.01691128</text:p>
          </table:table-cell>
          <table:table-cell office:value-type="float" office:value="2.304909" calcext:value-type="float">
            <text:p>2.304909</text:p>
          </table:table-cell>
          <table:table-cell office:value-type="float" office:value="6.572398" calcext:value-type="float">
            <text:p>6.572398</text:p>
          </table:table-cell>
          <table:table-cell office:value-type="float" office:value="11.32575" calcext:value-type="float">
            <text:p>11.32575</text:p>
          </table:table-cell>
          <table:table-cell office:value-type="float" office:value="17.36006" calcext:value-type="float">
            <text:p>17.36006</text:p>
          </table:table-cell>
          <table:table-cell office:value-type="float" office:value="20.73633" calcext:value-type="float">
            <text:p>20.73633</text:p>
          </table:table-cell>
          <table:table-cell office:value-type="float" office:value="21.44918" calcext:value-type="float">
            <text:p>21.44918</text:p>
          </table:table-cell>
          <table:table-cell office:value-type="float" office:value="15.49886" calcext:value-type="float">
            <text:p>15.49886</text:p>
          </table:table-cell>
          <table:table-cell office:value-type="float" office:value="15.57154" calcext:value-type="float">
            <text:p>15.57154</text:p>
          </table:table-cell>
          <table:table-cell office:value-type="float" office:value="1384.495" calcext:value-type="float">
            <text:p>1384.495</text:p>
          </table:table-cell>
          <table:table-cell office:value-type="float" office:value="0" calcext:value-type="float">
            <text:p>0</text:p>
          </table:table-cell>
          <table:table-cell office:value-type="float" office:value="-0.06785438" calcext:value-type="float">
            <text:p>-0.067854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1999" calcext:value-type="float">
            <text:p>4071999</text:p>
          </table:table-cell>
          <table:table-cell office:value-type="float" office:value="5.45582" calcext:value-type="float">
            <text:p>5.45582</text:p>
          </table:table-cell>
          <table:table-cell office:value-type="float" office:value="473.1041" calcext:value-type="float">
            <text:p>473.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34959" calcext:value-type="float">
            <text:p>0.05634959</text:p>
          </table:table-cell>
          <table:table-cell office:value-type="float" office:value="17.32975" calcext:value-type="float">
            <text:p>17.32975</text:p>
          </table:table-cell>
          <table:table-cell office:value-type="float" office:value="0.00005647243" calcext:value-type="float">
            <text:p>5.647243E-05</text:p>
          </table:table-cell>
          <table:table-cell office:value-type="float" office:value="0.02111177" calcext:value-type="float">
            <text:p>0.02111177</text:p>
          </table:table-cell>
          <table:table-cell office:value-type="float" office:value="0.001925105" calcext:value-type="float">
            <text:p>0.001925105</text:p>
          </table:table-cell>
          <table:table-cell office:value-type="float" office:value="9.928802" calcext:value-type="float">
            <text:p>9.928802</text:p>
          </table:table-cell>
          <table:table-cell office:value-type="float" office:value="-0.1411377" calcext:value-type="float">
            <text:p>-0.1411377</text:p>
          </table:table-cell>
          <table:table-cell office:value-type="float" office:value="-0.02563518" calcext:value-type="float">
            <text:p>-0.02563518</text:p>
          </table:table-cell>
          <table:table-cell office:value-type="float" office:value="0.000000001434309" calcext:value-type="float">
            <text:p>1.434309E-09</text:p>
          </table:table-cell>
          <table:table-cell office:value-type="float" office:value="8.195596" calcext:value-type="float">
            <text:p>8.195596</text:p>
          </table:table-cell>
          <table:table-cell office:value-type="float" office:value="0.4556672" calcext:value-type="float">
            <text:p>0.4556672</text:p>
          </table:table-cell>
          <table:table-cell office:value-type="float" office:value="0.05355193" calcext:value-type="float">
            <text:p>0.05355193</text:p>
          </table:table-cell>
          <table:table-cell office:value-type="float" office:value="0.04980595" calcext:value-type="float">
            <text:p>0.04980595</text:p>
          </table:table-cell>
          <table:table-cell office:value-type="float" office:value="0.04043648" calcext:value-type="float">
            <text:p>0.04043648</text:p>
          </table:table-cell>
          <table:table-cell office:value-type="float" office:value="0.0242277" calcext:value-type="float">
            <text:p>0.0242277</text:p>
          </table:table-cell>
          <table:table-cell office:value-type="float" office:value="0.02048115" calcext:value-type="float">
            <text:p>0.02048115</text:p>
          </table:table-cell>
          <table:table-cell office:value-type="float" office:value="0.01984065" calcext:value-type="float">
            <text:p>0.01984065</text:p>
          </table:table-cell>
          <table:table-cell office:value-type="float" office:value="0.01693917" calcext:value-type="float">
            <text:p>0.01693917</text:p>
          </table:table-cell>
          <table:table-cell office:value-type="float" office:value="2.341133" calcext:value-type="float">
            <text:p>2.341133</text:p>
          </table:table-cell>
          <table:table-cell office:value-type="float" office:value="7.358274" calcext:value-type="float">
            <text:p>7.358274</text:p>
          </table:table-cell>
          <table:table-cell office:value-type="float" office:value="11.61496" calcext:value-type="float">
            <text:p>11.61496</text:p>
          </table:table-cell>
          <table:table-cell office:value-type="float" office:value="17.45901" calcext:value-type="float">
            <text:p>17.45901</text:p>
          </table:table-cell>
          <table:table-cell office:value-type="float" office:value="20.67137" calcext:value-type="float">
            <text:p>20.67137</text:p>
          </table:table-cell>
          <table:table-cell office:value-type="float" office:value="21.30314" calcext:value-type="float">
            <text:p>21.30314</text:p>
          </table:table-cell>
          <table:table-cell office:value-type="float" office:value="15.42104" calcext:value-type="float">
            <text:p>15.42104</text:p>
          </table:table-cell>
          <table:table-cell office:value-type="float" office:value="15.57669" calcext:value-type="float">
            <text:p>15.57669</text:p>
          </table:table-cell>
          <table:table-cell office:value-type="float" office:value="1904.264" calcext:value-type="float">
            <text:p>1904.264</text:p>
          </table:table-cell>
          <table:table-cell office:value-type="float" office:value="0" calcext:value-type="float">
            <text:p>0</text:p>
          </table:table-cell>
          <table:table-cell office:value-type="float" office:value="-0.06793275" calcext:value-type="float">
            <text:p>-0.067932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1999" calcext:value-type="float">
            <text:p>5071999</text:p>
          </table:table-cell>
          <table:table-cell office:value-type="float" office:value="5.417694" calcext:value-type="float">
            <text:p>5.417694</text:p>
          </table:table-cell>
          <table:table-cell office:value-type="float" office:value="473.0175" calcext:value-type="float">
            <text:p>473.0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88646" calcext:value-type="float">
            <text:p>0.05688646</text:p>
          </table:table-cell>
          <table:table-cell office:value-type="float" office:value="17.40126" calcext:value-type="float">
            <text:p>17.40126</text:p>
          </table:table-cell>
          <table:table-cell office:value-type="float" office:value="0.00005647243" calcext:value-type="float">
            <text:p>5.647243E-05</text:p>
          </table:table-cell>
          <table:table-cell office:value-type="float" office:value="0.02131048" calcext:value-type="float">
            <text:p>0.02131048</text:p>
          </table:table-cell>
          <table:table-cell office:value-type="float" office:value="0.001925105" calcext:value-type="float">
            <text:p>0.001925105</text:p>
          </table:table-cell>
          <table:table-cell office:value-type="float" office:value="9.982191" calcext:value-type="float">
            <text:p>9.982191</text:p>
          </table:table-cell>
          <table:table-cell office:value-type="float" office:value="-0.1414679" calcext:value-type="float">
            <text:p>-0.1414679</text:p>
          </table:table-cell>
          <table:table-cell office:value-type="float" office:value="-0.02565999" calcext:value-type="float">
            <text:p>-0.02565999</text:p>
          </table:table-cell>
          <table:table-cell office:value-type="float" office:value="0.000000001532422" calcext:value-type="float">
            <text:p>1.532422E-09</text:p>
          </table:table-cell>
          <table:table-cell office:value-type="float" office:value="8.143713" calcext:value-type="float">
            <text:p>8.143713</text:p>
          </table:table-cell>
          <table:table-cell office:value-type="float" office:value="0.4125018" calcext:value-type="float">
            <text:p>0.4125018</text:p>
          </table:table-cell>
          <table:table-cell office:value-type="float" office:value="0.06393016" calcext:value-type="float">
            <text:p>0.06393016</text:p>
          </table:table-cell>
          <table:table-cell office:value-type="float" office:value="0.05304422" calcext:value-type="float">
            <text:p>0.05304422</text:p>
          </table:table-cell>
          <table:table-cell office:value-type="float" office:value="0.04326876" calcext:value-type="float">
            <text:p>0.04326876</text:p>
          </table:table-cell>
          <table:table-cell office:value-type="float" office:value="0.02606936" calcext:value-type="float">
            <text:p>0.02606936</text:p>
          </table:table-cell>
          <table:table-cell office:value-type="float" office:value="0.02189948" calcext:value-type="float">
            <text:p>0.02189948</text:p>
          </table:table-cell>
          <table:table-cell office:value-type="float" office:value="0.01985073" calcext:value-type="float">
            <text:p>0.01985073</text:p>
          </table:table-cell>
          <table:table-cell office:value-type="float" office:value="0.01693196" calcext:value-type="float">
            <text:p>0.01693196</text:p>
          </table:table-cell>
          <table:table-cell office:value-type="float" office:value="2.208874" calcext:value-type="float">
            <text:p>2.208874</text:p>
          </table:table-cell>
          <table:table-cell office:value-type="float" office:value="5.896972" calcext:value-type="float">
            <text:p>5.896972</text:p>
          </table:table-cell>
          <table:table-cell office:value-type="float" office:value="12.52133" calcext:value-type="float">
            <text:p>12.52133</text:p>
          </table:table-cell>
          <table:table-cell office:value-type="float" office:value="18.12022" calcext:value-type="float">
            <text:p>18.12022</text:p>
          </table:table-cell>
          <table:table-cell office:value-type="float" office:value="20.85735" calcext:value-type="float">
            <text:p>20.85735</text:p>
          </table:table-cell>
          <table:table-cell office:value-type="float" office:value="21.28809" calcext:value-type="float">
            <text:p>21.28809</text:p>
          </table:table-cell>
          <table:table-cell office:value-type="float" office:value="15.35591" calcext:value-type="float">
            <text:p>15.35591</text:p>
          </table:table-cell>
          <table:table-cell office:value-type="float" office:value="15.56781" calcext:value-type="float">
            <text:p>15.56781</text:p>
          </table:table-cell>
          <table:table-cell office:value-type="float" office:value="2239.683" calcext:value-type="float">
            <text:p>2239.683</text:p>
          </table:table-cell>
          <table:table-cell office:value-type="float" office:value="0" calcext:value-type="float">
            <text:p>0</text:p>
          </table:table-cell>
          <table:table-cell office:value-type="float" office:value="-0.06801617" calcext:value-type="float">
            <text:p>-0.068016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1999" calcext:value-type="float">
            <text:p>6071999</text:p>
          </table:table-cell>
          <table:table-cell office:value-type="float" office:value="5.390595" calcext:value-type="float">
            <text:p>5.390595</text:p>
          </table:table-cell>
          <table:table-cell office:value-type="float" office:value="472.9464" calcext:value-type="float">
            <text:p>472.9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28558" calcext:value-type="float">
            <text:p>0.05428558</text:p>
          </table:table-cell>
          <table:table-cell office:value-type="float" office:value="17.39665" calcext:value-type="float">
            <text:p>17.39665</text:p>
          </table:table-cell>
          <table:table-cell office:value-type="float" office:value="0.00005647243" calcext:value-type="float">
            <text:p>5.647243E-05</text:p>
          </table:table-cell>
          <table:table-cell office:value-type="float" office:value="0.02169571" calcext:value-type="float">
            <text:p>0.02169571</text:p>
          </table:table-cell>
          <table:table-cell office:value-type="float" office:value="0.001925105" calcext:value-type="float">
            <text:p>0.001925105</text:p>
          </table:table-cell>
          <table:table-cell office:value-type="float" office:value="10.08501" calcext:value-type="float">
            <text:p>10.08501</text:p>
          </table:table-cell>
          <table:table-cell office:value-type="float" office:value="-0.1415261" calcext:value-type="float">
            <text:p>-0.1415261</text:p>
          </table:table-cell>
          <table:table-cell office:value-type="float" office:value="-0.02566054" calcext:value-type="float">
            <text:p>-0.02566054</text:p>
          </table:table-cell>
          <table:table-cell office:value-type="float" office:value="0.000000001532422" calcext:value-type="float">
            <text:p>1.532422E-09</text:p>
          </table:table-cell>
          <table:table-cell office:value-type="float" office:value="8.140461" calcext:value-type="float">
            <text:p>8.140461</text:p>
          </table:table-cell>
          <table:table-cell office:value-type="float" office:value="0.2851242" calcext:value-type="float">
            <text:p>0.2851242</text:p>
          </table:table-cell>
          <table:table-cell office:value-type="float" office:value="0.04949933" calcext:value-type="float">
            <text:p>0.04949933</text:p>
          </table:table-cell>
          <table:table-cell office:value-type="float" office:value="0.04613534" calcext:value-type="float">
            <text:p>0.04613534</text:p>
          </table:table-cell>
          <table:table-cell office:value-type="float" office:value="0.0388037" calcext:value-type="float">
            <text:p>0.0388037</text:p>
          </table:table-cell>
          <table:table-cell office:value-type="float" office:value="0.02388098" calcext:value-type="float">
            <text:p>0.02388098</text:p>
          </table:table-cell>
          <table:table-cell office:value-type="float" office:value="0.02039933" calcext:value-type="float">
            <text:p>0.02039933</text:p>
          </table:table-cell>
          <table:table-cell office:value-type="float" office:value="0.01971965" calcext:value-type="float">
            <text:p>0.01971965</text:p>
          </table:table-cell>
          <table:table-cell office:value-type="float" office:value="0.01691344" calcext:value-type="float">
            <text:p>0.01691344</text:p>
          </table:table-cell>
          <table:table-cell office:value-type="float" office:value="2.203084" calcext:value-type="float">
            <text:p>2.203084</text:p>
          </table:table-cell>
          <table:table-cell office:value-type="float" office:value="4.852503" calcext:value-type="float">
            <text:p>4.852503</text:p>
          </table:table-cell>
          <table:table-cell office:value-type="float" office:value="11.09311" calcext:value-type="float">
            <text:p>11.09311</text:p>
          </table:table-cell>
          <table:table-cell office:value-type="float" office:value="17.89585" calcext:value-type="float">
            <text:p>17.89585</text:p>
          </table:table-cell>
          <table:table-cell office:value-type="float" office:value="21.8069" calcext:value-type="float">
            <text:p>21.8069</text:p>
          </table:table-cell>
          <table:table-cell office:value-type="float" office:value="22.16293" calcext:value-type="float">
            <text:p>22.16293</text:p>
          </table:table-cell>
          <table:table-cell office:value-type="float" office:value="15.40238" calcext:value-type="float">
            <text:p>15.40238</text:p>
          </table:table-cell>
          <table:table-cell office:value-type="float" office:value="15.56043" calcext:value-type="float">
            <text:p>15.56043</text:p>
          </table:table-cell>
          <table:table-cell office:value-type="float" office:value="2551.23" calcext:value-type="float">
            <text:p>2551.23</text:p>
          </table:table-cell>
          <table:table-cell office:value-type="float" office:value="0" calcext:value-type="float">
            <text:p>0</text:p>
          </table:table-cell>
          <table:table-cell office:value-type="float" office:value="-0.0680255" calcext:value-type="float">
            <text:p>-0.068025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1999" calcext:value-type="float">
            <text:p>7071999</text:p>
          </table:table-cell>
          <table:table-cell office:value-type="float" office:value="5.364456" calcext:value-type="float">
            <text:p>5.364456</text:p>
          </table:table-cell>
          <table:table-cell office:value-type="float" office:value="472.876" calcext:value-type="float">
            <text:p>472.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77363" calcext:value-type="float">
            <text:p>0.05377363</text:p>
          </table:table-cell>
          <table:table-cell office:value-type="float" office:value="17.39672" calcext:value-type="float">
            <text:p>17.39672</text:p>
          </table:table-cell>
          <table:table-cell office:value-type="float" office:value="0.00005647243" calcext:value-type="float">
            <text:p>5.647243E-05</text:p>
          </table:table-cell>
          <table:table-cell office:value-type="float" office:value="0.02201721" calcext:value-type="float">
            <text:p>0.02201721</text:p>
          </table:table-cell>
          <table:table-cell office:value-type="float" office:value="0.001925105" calcext:value-type="float">
            <text:p>0.001925105</text:p>
          </table:table-cell>
          <table:table-cell office:value-type="float" office:value="10.18325" calcext:value-type="float">
            <text:p>10.18325</text:p>
          </table:table-cell>
          <table:table-cell office:value-type="float" office:value="-0.1415649" calcext:value-type="float">
            <text:p>-0.1415649</text:p>
          </table:table-cell>
          <table:table-cell office:value-type="float" office:value="-0.02566725" calcext:value-type="float">
            <text:p>-0.02566725</text:p>
          </table:table-cell>
          <table:table-cell office:value-type="float" office:value="0.000000001532422" calcext:value-type="float">
            <text:p>1.532422E-09</text:p>
          </table:table-cell>
          <table:table-cell office:value-type="float" office:value="8.128738" calcext:value-type="float">
            <text:p>8.128738</text:p>
          </table:table-cell>
          <table:table-cell office:value-type="float" office:value="0.3026017" calcext:value-type="float">
            <text:p>0.3026017</text:p>
          </table:table-cell>
          <table:table-cell office:value-type="float" office:value="0.0467395" calcext:value-type="float">
            <text:p>0.0467395</text:p>
          </table:table-cell>
          <table:table-cell office:value-type="float" office:value="0.04120111" calcext:value-type="float">
            <text:p>0.04120111</text:p>
          </table:table-cell>
          <table:table-cell office:value-type="float" office:value="0.03567565" calcext:value-type="float">
            <text:p>0.03567565</text:p>
          </table:table-cell>
          <table:table-cell office:value-type="float" office:value="0.02286879" calcext:value-type="float">
            <text:p>0.02286879</text:p>
          </table:table-cell>
          <table:table-cell office:value-type="float" office:value="0.0199874" calcext:value-type="float">
            <text:p>0.0199874</text:p>
          </table:table-cell>
          <table:table-cell office:value-type="float" office:value="0.01975956" calcext:value-type="float">
            <text:p>0.01975956</text:p>
          </table:table-cell>
          <table:table-cell office:value-type="float" office:value="0.01694925" calcext:value-type="float">
            <text:p>0.01694925</text:p>
          </table:table-cell>
          <table:table-cell office:value-type="float" office:value="1.631484" calcext:value-type="float">
            <text:p>1.631484</text:p>
          </table:table-cell>
          <table:table-cell office:value-type="float" office:value="4.164848" calcext:value-type="float">
            <text:p>4.164848</text:p>
          </table:table-cell>
          <table:table-cell office:value-type="float" office:value="10.74982" calcext:value-type="float">
            <text:p>10.74982</text:p>
          </table:table-cell>
          <table:table-cell office:value-type="float" office:value="18.00607" calcext:value-type="float">
            <text:p>18.00607</text:p>
          </table:table-cell>
          <table:table-cell office:value-type="float" office:value="21.9268" calcext:value-type="float">
            <text:p>21.9268</text:p>
          </table:table-cell>
          <table:table-cell office:value-type="float" office:value="22.409" calcext:value-type="float">
            <text:p>22.409</text:p>
          </table:table-cell>
          <table:table-cell office:value-type="float" office:value="15.52987" calcext:value-type="float">
            <text:p>15.52987</text:p>
          </table:table-cell>
          <table:table-cell office:value-type="float" office:value="15.55706" calcext:value-type="float">
            <text:p>15.55706</text:p>
          </table:table-cell>
          <table:table-cell office:value-type="float" office:value="2489.826" calcext:value-type="float">
            <text:p>2489.826</text:p>
          </table:table-cell>
          <table:table-cell office:value-type="float" office:value="0" calcext:value-type="float">
            <text:p>0</text:p>
          </table:table-cell>
          <table:table-cell office:value-type="float" office:value="-0.06803321" calcext:value-type="float">
            <text:p>-0.068033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1999" calcext:value-type="float">
            <text:p>8071999</text:p>
          </table:table-cell>
          <table:table-cell office:value-type="float" office:value="5.344121" calcext:value-type="float">
            <text:p>5.344121</text:p>
          </table:table-cell>
          <table:table-cell office:value-type="float" office:value="472.8183" calcext:value-type="float">
            <text:p>472.8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31758" calcext:value-type="float">
            <text:p>0.05231758</text:p>
          </table:table-cell>
          <table:table-cell office:value-type="float" office:value="17.36539" calcext:value-type="float">
            <text:p>17.36539</text:p>
          </table:table-cell>
          <table:table-cell office:value-type="float" office:value="0.00005647243" calcext:value-type="float">
            <text:p>5.647243E-05</text:p>
          </table:table-cell>
          <table:table-cell office:value-type="float" office:value="0.02229239" calcext:value-type="float">
            <text:p>0.02229239</text:p>
          </table:table-cell>
          <table:table-cell office:value-type="float" office:value="0.001925105" calcext:value-type="float">
            <text:p>0.001925105</text:p>
          </table:table-cell>
          <table:table-cell office:value-type="float" office:value="10.28862" calcext:value-type="float">
            <text:p>10.28862</text:p>
          </table:table-cell>
          <table:table-cell office:value-type="float" office:value="-0.1416123" calcext:value-type="float">
            <text:p>-0.1416123</text:p>
          </table:table-cell>
          <table:table-cell office:value-type="float" office:value="-0.02566756" calcext:value-type="float">
            <text:p>-0.02566756</text:p>
          </table:table-cell>
          <table:table-cell office:value-type="float" office:value="0.000000001532422" calcext:value-type="float">
            <text:p>1.532422E-09</text:p>
          </table:table-cell>
          <table:table-cell office:value-type="float" office:value="8.121794" calcext:value-type="float">
            <text:p>8.121794</text:p>
          </table:table-cell>
          <table:table-cell office:value-type="float" office:value="0.2328836" calcext:value-type="float">
            <text:p>0.2328836</text:p>
          </table:table-cell>
          <table:table-cell office:value-type="float" office:value="0.03881806" calcext:value-type="float">
            <text:p>0.03881806</text:p>
          </table:table-cell>
          <table:table-cell office:value-type="float" office:value="0.03670974" calcext:value-type="float">
            <text:p>0.03670974</text:p>
          </table:table-cell>
          <table:table-cell office:value-type="float" office:value="0.0319559" calcext:value-type="float">
            <text:p>0.0319559</text:p>
          </table:table-cell>
          <table:table-cell office:value-type="float" office:value="0.02192852" calcext:value-type="float">
            <text:p>0.02192852</text:p>
          </table:table-cell>
          <table:table-cell office:value-type="float" office:value="0.01973693" calcext:value-type="float">
            <text:p>0.01973693</text:p>
          </table:table-cell>
          <table:table-cell office:value-type="float" office:value="0.01981998" calcext:value-type="float">
            <text:p>0.01981998</text:p>
          </table:table-cell>
          <table:table-cell office:value-type="float" office:value="0.01700775" calcext:value-type="float">
            <text:p>0.01700775</text:p>
          </table:table-cell>
          <table:table-cell office:value-type="float" office:value="2.266741" calcext:value-type="float">
            <text:p>2.266741</text:p>
          </table:table-cell>
          <table:table-cell office:value-type="float" office:value="4.604119" calcext:value-type="float">
            <text:p>4.604119</text:p>
          </table:table-cell>
          <table:table-cell office:value-type="float" office:value="10.1692" calcext:value-type="float">
            <text:p>10.1692</text:p>
          </table:table-cell>
          <table:table-cell office:value-type="float" office:value="17.15702" calcext:value-type="float">
            <text:p>17.15702</text:p>
          </table:table-cell>
          <table:table-cell office:value-type="float" office:value="21.87043" calcext:value-type="float">
            <text:p>21.87043</text:p>
          </table:table-cell>
          <table:table-cell office:value-type="float" office:value="22.90593" calcext:value-type="float">
            <text:p>22.90593</text:p>
          </table:table-cell>
          <table:table-cell office:value-type="float" office:value="15.66022" calcext:value-type="float">
            <text:p>15.66022</text:p>
          </table:table-cell>
          <table:table-cell office:value-type="float" office:value="15.55913" calcext:value-type="float">
            <text:p>15.55913</text:p>
          </table:table-cell>
          <table:table-cell office:value-type="float" office:value="2683.606" calcext:value-type="float">
            <text:p>2683.606</text:p>
          </table:table-cell>
          <table:table-cell office:value-type="float" office:value="0" calcext:value-type="float">
            <text:p>0</text:p>
          </table:table-cell>
          <table:table-cell office:value-type="float" office:value="-0.06803806" calcext:value-type="float">
            <text:p>-0.068038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1999" calcext:value-type="float">
            <text:p>9071999</text:p>
          </table:table-cell>
          <table:table-cell office:value-type="float" office:value="5.32788" calcext:value-type="float">
            <text:p>5.32788</text:p>
          </table:table-cell>
          <table:table-cell office:value-type="float" office:value="472.7688" calcext:value-type="float">
            <text:p>472.7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67946" calcext:value-type="float">
            <text:p>0.05067946</text:p>
          </table:table-cell>
          <table:table-cell office:value-type="float" office:value="17.35258" calcext:value-type="float">
            <text:p>17.35258</text:p>
          </table:table-cell>
          <table:table-cell office:value-type="float" office:value="0.00005647243" calcext:value-type="float">
            <text:p>5.647243E-05</text:p>
          </table:table-cell>
          <table:table-cell office:value-type="float" office:value="0.0224978" calcext:value-type="float">
            <text:p>0.0224978</text:p>
          </table:table-cell>
          <table:table-cell office:value-type="float" office:value="0.001925105" calcext:value-type="float">
            <text:p>0.001925105</text:p>
          </table:table-cell>
          <table:table-cell office:value-type="float" office:value="10.37721" calcext:value-type="float">
            <text:p>10.37721</text:p>
          </table:table-cell>
          <table:table-cell office:value-type="float" office:value="-0.1416442" calcext:value-type="float">
            <text:p>-0.1416442</text:p>
          </table:table-cell>
          <table:table-cell office:value-type="float" office:value="-0.02567054" calcext:value-type="float">
            <text:p>-0.02567054</text:p>
          </table:table-cell>
          <table:table-cell office:value-type="float" office:value="0.000000001532422" calcext:value-type="float">
            <text:p>1.532422E-09</text:p>
          </table:table-cell>
          <table:table-cell office:value-type="float" office:value="8.115627" calcext:value-type="float">
            <text:p>8.115627</text:p>
          </table:table-cell>
          <table:table-cell office:value-type="float" office:value="0.2549376" calcext:value-type="float">
            <text:p>0.2549376</text:p>
          </table:table-cell>
          <table:table-cell office:value-type="float" office:value="0.05072024" calcext:value-type="float">
            <text:p>0.05072024</text:p>
          </table:table-cell>
          <table:table-cell office:value-type="float" office:value="0.03689246" calcext:value-type="float">
            <text:p>0.03689246</text:p>
          </table:table-cell>
          <table:table-cell office:value-type="float" office:value="0.03053961" calcext:value-type="float">
            <text:p>0.03053961</text:p>
          </table:table-cell>
          <table:table-cell office:value-type="float" office:value="0.02178793" calcext:value-type="float">
            <text:p>0.02178793</text:p>
          </table:table-cell>
          <table:table-cell office:value-type="float" office:value="0.01969163" calcext:value-type="float">
            <text:p>0.01969163</text:p>
          </table:table-cell>
          <table:table-cell office:value-type="float" office:value="0.02019681" calcext:value-type="float">
            <text:p>0.02019681</text:p>
          </table:table-cell>
          <table:table-cell office:value-type="float" office:value="0.0171115" calcext:value-type="float">
            <text:p>0.0171115</text:p>
          </table:table-cell>
          <table:table-cell office:value-type="float" office:value="1.168756" calcext:value-type="float">
            <text:p>1.168756</text:p>
          </table:table-cell>
          <table:table-cell office:value-type="float" office:value="3.242709" calcext:value-type="float">
            <text:p>3.242709</text:p>
          </table:table-cell>
          <table:table-cell office:value-type="float" office:value="9.600009" calcext:value-type="float">
            <text:p>9.600009</text:p>
          </table:table-cell>
          <table:table-cell office:value-type="float" office:value="17.77821" calcext:value-type="float">
            <text:p>17.77821</text:p>
          </table:table-cell>
          <table:table-cell office:value-type="float" office:value="22.37963" calcext:value-type="float">
            <text:p>22.37963</text:p>
          </table:table-cell>
          <table:table-cell office:value-type="float" office:value="23.08693" calcext:value-type="float">
            <text:p>23.08693</text:p>
          </table:table-cell>
          <table:table-cell office:value-type="float" office:value="15.43286" calcext:value-type="float">
            <text:p>15.43286</text:p>
          </table:table-cell>
          <table:table-cell office:value-type="float" office:value="15.57051" calcext:value-type="float">
            <text:p>15.57051</text:p>
          </table:table-cell>
          <table:table-cell office:value-type="float" office:value="423.4254" calcext:value-type="float">
            <text:p>423.4254</text:p>
          </table:table-cell>
          <table:table-cell office:value-type="float" office:value="0" calcext:value-type="float">
            <text:p>0</text:p>
          </table:table-cell>
          <table:table-cell office:value-type="float" office:value="-0.06804439" calcext:value-type="float">
            <text:p>-0.0680443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1999" calcext:value-type="float">
            <text:p>10071999</text:p>
          </table:table-cell>
          <table:table-cell office:value-type="float" office:value="5.312399" calcext:value-type="float">
            <text:p>5.312399</text:p>
          </table:table-cell>
          <table:table-cell office:value-type="float" office:value="472.7229" calcext:value-type="float">
            <text:p>472.7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89998" calcext:value-type="float">
            <text:p>0.04889998</text:p>
          </table:table-cell>
          <table:table-cell office:value-type="float" office:value="17.26782" calcext:value-type="float">
            <text:p>17.26782</text:p>
          </table:table-cell>
          <table:table-cell office:value-type="float" office:value="0.00005647243" calcext:value-type="float">
            <text:p>5.647243E-05</text:p>
          </table:table-cell>
          <table:table-cell office:value-type="float" office:value="0.02278274" calcext:value-type="float">
            <text:p>0.02278274</text:p>
          </table:table-cell>
          <table:table-cell office:value-type="float" office:value="0.001925105" calcext:value-type="float">
            <text:p>0.001925105</text:p>
          </table:table-cell>
          <table:table-cell office:value-type="float" office:value="10.51925" calcext:value-type="float">
            <text:p>10.51925</text:p>
          </table:table-cell>
          <table:table-cell office:value-type="float" office:value="-0.1416695" calcext:value-type="float">
            <text:p>-0.1416695</text:p>
          </table:table-cell>
          <table:table-cell office:value-type="float" office:value="-0.02566852" calcext:value-type="float">
            <text:p>-0.02566852</text:p>
          </table:table-cell>
          <table:table-cell office:value-type="float" office:value="0.000000001532422" calcext:value-type="float">
            <text:p>1.532422E-09</text:p>
          </table:table-cell>
          <table:table-cell office:value-type="float" office:value="8.109017" calcext:value-type="float">
            <text:p>8.109017</text:p>
          </table:table-cell>
          <table:table-cell office:value-type="float" office:value="0.1433301" calcext:value-type="float">
            <text:p>0.1433301</text:p>
          </table:table-cell>
          <table:table-cell office:value-type="float" office:value="0.03657973" calcext:value-type="float">
            <text:p>0.03657973</text:p>
          </table:table-cell>
          <table:table-cell office:value-type="float" office:value="0.03265449" calcext:value-type="float">
            <text:p>0.03265449</text:p>
          </table:table-cell>
          <table:table-cell office:value-type="float" office:value="0.02871422" calcext:value-type="float">
            <text:p>0.02871422</text:p>
          </table:table-cell>
          <table:table-cell office:value-type="float" office:value="0.02213015" calcext:value-type="float">
            <text:p>0.02213015</text:p>
          </table:table-cell>
          <table:table-cell office:value-type="float" office:value="0.02022889" calcext:value-type="float">
            <text:p>0.02022889</text:p>
          </table:table-cell>
          <table:table-cell office:value-type="float" office:value="0.02033863" calcext:value-type="float">
            <text:p>0.02033863</text:p>
          </table:table-cell>
          <table:table-cell office:value-type="float" office:value="0.01723834" calcext:value-type="float">
            <text:p>0.01723834</text:p>
          </table:table-cell>
          <table:table-cell office:value-type="float" office:value="1.744927" calcext:value-type="float">
            <text:p>1.744927</text:p>
          </table:table-cell>
          <table:table-cell office:value-type="float" office:value="3.384889" calcext:value-type="float">
            <text:p>3.384889</text:p>
          </table:table-cell>
          <table:table-cell office:value-type="float" office:value="8.423863" calcext:value-type="float">
            <text:p>8.423863</text:p>
          </table:table-cell>
          <table:table-cell office:value-type="float" office:value="15.7885" calcext:value-type="float">
            <text:p>15.7885</text:p>
          </table:table-cell>
          <table:table-cell office:value-type="float" office:value="22.28979" calcext:value-type="float">
            <text:p>22.28979</text:p>
          </table:table-cell>
          <table:table-cell office:value-type="float" office:value="24.45427" calcext:value-type="float">
            <text:p>24.45427</text:p>
          </table:table-cell>
          <table:table-cell office:value-type="float" office:value="15.55506" calcext:value-type="float">
            <text:p>15.55506</text:p>
          </table:table-cell>
          <table:table-cell office:value-type="float" office:value="15.61119" calcext:value-type="float">
            <text:p>15.61119</text:p>
          </table:table-cell>
          <table:table-cell office:value-type="float" office:value="610.6705" calcext:value-type="float">
            <text:p>610.6705</text:p>
          </table:table-cell>
          <table:table-cell office:value-type="float" office:value="0" calcext:value-type="float">
            <text:p>0</text:p>
          </table:table-cell>
          <table:table-cell office:value-type="float" office:value="-0.06804841" calcext:value-type="float">
            <text:p>-0.0680484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1999" calcext:value-type="float">
            <text:p>11071999</text:p>
          </table:table-cell>
          <table:table-cell office:value-type="float" office:value="5.291307" calcext:value-type="float">
            <text:p>5.291307</text:p>
          </table:table-cell>
          <table:table-cell office:value-type="float" office:value="472.6678" calcext:value-type="float">
            <text:p>472.6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48692" calcext:value-type="float">
            <text:p>0.05148692</text:p>
          </table:table-cell>
          <table:table-cell office:value-type="float" office:value="17.22259" calcext:value-type="float">
            <text:p>17.22259</text:p>
          </table:table-cell>
          <table:table-cell office:value-type="float" office:value="0.00005647243" calcext:value-type="float">
            <text:p>5.647243E-05</text:p>
          </table:table-cell>
          <table:table-cell office:value-type="float" office:value="0.02303713" calcext:value-type="float">
            <text:p>0.02303713</text:p>
          </table:table-cell>
          <table:table-cell office:value-type="float" office:value="0.001925105" calcext:value-type="float">
            <text:p>0.001925105</text:p>
          </table:table-cell>
          <table:table-cell office:value-type="float" office:value="10.63099" calcext:value-type="float">
            <text:p>10.63099</text:p>
          </table:table-cell>
          <table:table-cell office:value-type="float" office:value="-0.1417" calcext:value-type="float">
            <text:p>-0.1417</text:p>
          </table:table-cell>
          <table:table-cell office:value-type="float" office:value="-0.0256754" calcext:value-type="float">
            <text:p>-0.0256754</text:p>
          </table:table-cell>
          <table:table-cell office:value-type="float" office:value="0.000000001532422" calcext:value-type="float">
            <text:p>1.532422E-09</text:p>
          </table:table-cell>
          <table:table-cell office:value-type="float" office:value="8.092933" calcext:value-type="float">
            <text:p>8.092933</text:p>
          </table:table-cell>
          <table:table-cell office:value-type="float" office:value="0.2809113" calcext:value-type="float">
            <text:p>0.2809113</text:p>
          </table:table-cell>
          <table:table-cell office:value-type="float" office:value="0.0383333" calcext:value-type="float">
            <text:p>0.0383333</text:p>
          </table:table-cell>
          <table:table-cell office:value-type="float" office:value="0.03615754" calcext:value-type="float">
            <text:p>0.03615754</text:p>
          </table:table-cell>
          <table:table-cell office:value-type="float" office:value="0.03071533" calcext:value-type="float">
            <text:p>0.03071533</text:p>
          </table:table-cell>
          <table:table-cell office:value-type="float" office:value="0.02161206" calcext:value-type="float">
            <text:p>0.02161206</text:p>
          </table:table-cell>
          <table:table-cell office:value-type="float" office:value="0.01991141" calcext:value-type="float">
            <text:p>0.01991141</text:p>
          </table:table-cell>
          <table:table-cell office:value-type="float" office:value="0.02033591" calcext:value-type="float">
            <text:p>0.02033591</text:p>
          </table:table-cell>
          <table:table-cell office:value-type="float" office:value="0.01735576" calcext:value-type="float">
            <text:p>0.01735576</text:p>
          </table:table-cell>
          <table:table-cell office:value-type="float" office:value="1.490675" calcext:value-type="float">
            <text:p>1.490675</text:p>
          </table:table-cell>
          <table:table-cell office:value-type="float" office:value="4.125756" calcext:value-type="float">
            <text:p>4.125756</text:p>
          </table:table-cell>
          <table:table-cell office:value-type="float" office:value="8.514533" calcext:value-type="float">
            <text:p>8.514533</text:p>
          </table:table-cell>
          <table:table-cell office:value-type="float" office:value="15.59465" calcext:value-type="float">
            <text:p>15.59465</text:p>
          </table:table-cell>
          <table:table-cell office:value-type="float" office:value="21.84235" calcext:value-type="float">
            <text:p>21.84235</text:p>
          </table:table-cell>
          <table:table-cell office:value-type="float" office:value="24.0156" calcext:value-type="float">
            <text:p>24.0156</text:p>
          </table:table-cell>
          <table:table-cell office:value-type="float" office:value="15.53894" calcext:value-type="float">
            <text:p>15.53894</text:p>
          </table:table-cell>
          <table:table-cell office:value-type="float" office:value="15.63611" calcext:value-type="float">
            <text:p>15.63611</text:p>
          </table:table-cell>
          <table:table-cell office:value-type="float" office:value="1134.668" calcext:value-type="float">
            <text:p>1134.668</text:p>
          </table:table-cell>
          <table:table-cell office:value-type="float" office:value="0" calcext:value-type="float">
            <text:p>0</text:p>
          </table:table-cell>
          <table:table-cell office:value-type="float" office:value="-0.06805313" calcext:value-type="float">
            <text:p>-0.068053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1999" calcext:value-type="float">
            <text:p>12071999</text:p>
          </table:table-cell>
          <table:table-cell office:value-type="float" office:value="5.265939" calcext:value-type="float">
            <text:p>5.265939</text:p>
          </table:table-cell>
          <table:table-cell office:value-type="float" office:value="472.6021" calcext:value-type="float">
            <text:p>472.6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12323" calcext:value-type="float">
            <text:p>0.05412323</text:p>
          </table:table-cell>
          <table:table-cell office:value-type="float" office:value="17.22655" calcext:value-type="float">
            <text:p>17.22655</text:p>
          </table:table-cell>
          <table:table-cell office:value-type="float" office:value="0.00005647243" calcext:value-type="float">
            <text:p>5.647243E-05</text:p>
          </table:table-cell>
          <table:table-cell office:value-type="float" office:value="0.0232446" calcext:value-type="float">
            <text:p>0.0232446</text:p>
          </table:table-cell>
          <table:table-cell office:value-type="float" office:value="0.001925105" calcext:value-type="float">
            <text:p>0.001925105</text:p>
          </table:table-cell>
          <table:table-cell office:value-type="float" office:value="10.70798" calcext:value-type="float">
            <text:p>10.70798</text:p>
          </table:table-cell>
          <table:table-cell office:value-type="float" office:value="-0.1417301" calcext:value-type="float">
            <text:p>-0.1417301</text:p>
          </table:table-cell>
          <table:table-cell office:value-type="float" office:value="-0.02569638" calcext:value-type="float">
            <text:p>-0.02569638</text:p>
          </table:table-cell>
          <table:table-cell office:value-type="float" office:value="0.000000001532422" calcext:value-type="float">
            <text:p>1.532422E-09</text:p>
          </table:table-cell>
          <table:table-cell office:value-type="float" office:value="8.072903" calcext:value-type="float">
            <text:p>8.072903</text:p>
          </table:table-cell>
          <table:table-cell office:value-type="float" office:value="0.40032" calcext:value-type="float">
            <text:p>0.40032</text:p>
          </table:table-cell>
          <table:table-cell office:value-type="float" office:value="0.04278608" calcext:value-type="float">
            <text:p>0.04278608</text:p>
          </table:table-cell>
          <table:table-cell office:value-type="float" office:value="0.0403818" calcext:value-type="float">
            <text:p>0.0403818</text:p>
          </table:table-cell>
          <table:table-cell office:value-type="float" office:value="0.03389829" calcext:value-type="float">
            <text:p>0.03389829</text:p>
          </table:table-cell>
          <table:table-cell office:value-type="float" office:value="0.0221193" calcext:value-type="float">
            <text:p>0.0221193</text:p>
          </table:table-cell>
          <table:table-cell office:value-type="float" office:value="0.01966117" calcext:value-type="float">
            <text:p>0.01966117</text:p>
          </table:table-cell>
          <table:table-cell office:value-type="float" office:value="0.02014914" calcext:value-type="float">
            <text:p>0.02014914</text:p>
          </table:table-cell>
          <table:table-cell office:value-type="float" office:value="0.01737753" calcext:value-type="float">
            <text:p>0.01737753</text:p>
          </table:table-cell>
          <table:table-cell office:value-type="float" office:value="1.381257" calcext:value-type="float">
            <text:p>1.381257</text:p>
          </table:table-cell>
          <table:table-cell office:value-type="float" office:value="4.868786" calcext:value-type="float">
            <text:p>4.868786</text:p>
          </table:table-cell>
          <table:table-cell office:value-type="float" office:value="8.806947" calcext:value-type="float">
            <text:p>8.806947</text:p>
          </table:table-cell>
          <table:table-cell office:value-type="float" office:value="15.70323" calcext:value-type="float">
            <text:p>15.70323</text:p>
          </table:table-cell>
          <table:table-cell office:value-type="float" office:value="21.72064" calcext:value-type="float">
            <text:p>21.72064</text:p>
          </table:table-cell>
          <table:table-cell office:value-type="float" office:value="23.71941" calcext:value-type="float">
            <text:p>23.71941</text:p>
          </table:table-cell>
          <table:table-cell office:value-type="float" office:value="15.44047" calcext:value-type="float">
            <text:p>15.44047</text:p>
          </table:table-cell>
          <table:table-cell office:value-type="float" office:value="15.63694" calcext:value-type="float">
            <text:p>15.63694</text:p>
          </table:table-cell>
          <table:table-cell office:value-type="float" office:value="1774.586" calcext:value-type="float">
            <text:p>1774.586</text:p>
          </table:table-cell>
          <table:table-cell office:value-type="float" office:value="0" calcext:value-type="float">
            <text:p>0</text:p>
          </table:table-cell>
          <table:table-cell office:value-type="float" office:value="-0.06805844" calcext:value-type="float">
            <text:p>-0.068058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1999" calcext:value-type="float">
            <text:p>13071999</text:p>
          </table:table-cell>
          <table:table-cell office:value-type="float" office:value="5.239666" calcext:value-type="float">
            <text:p>5.239666</text:p>
          </table:table-cell>
          <table:table-cell office:value-type="float" office:value="472.5321" calcext:value-type="float">
            <text:p>472.5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00824" calcext:value-type="float">
            <text:p>0.05600824</text:p>
          </table:table-cell>
          <table:table-cell office:value-type="float" office:value="17.26258" calcext:value-type="float">
            <text:p>17.26258</text:p>
          </table:table-cell>
          <table:table-cell office:value-type="float" office:value="0.00005647243" calcext:value-type="float">
            <text:p>5.647243E-05</text:p>
          </table:table-cell>
          <table:table-cell office:value-type="float" office:value="0.02339072" calcext:value-type="float">
            <text:p>0.02339072</text:p>
          </table:table-cell>
          <table:table-cell office:value-type="float" office:value="0.001925105" calcext:value-type="float">
            <text:p>0.001925105</text:p>
          </table:table-cell>
          <table:table-cell office:value-type="float" office:value="10.75878" calcext:value-type="float">
            <text:p>10.75878</text:p>
          </table:table-cell>
          <table:table-cell office:value-type="float" office:value="-0.1417679" calcext:value-type="float">
            <text:p>-0.1417679</text:p>
          </table:table-cell>
          <table:table-cell office:value-type="float" office:value="-0.02572263" calcext:value-type="float">
            <text:p>-0.02572263</text:p>
          </table:table-cell>
          <table:table-cell office:value-type="float" office:value="0.000000001532422" calcext:value-type="float">
            <text:p>1.532422E-09</text:p>
          </table:table-cell>
          <table:table-cell office:value-type="float" office:value="8.05306" calcext:value-type="float">
            <text:p>8.05306</text:p>
          </table:table-cell>
          <table:table-cell office:value-type="float" office:value="0.4813516" calcext:value-type="float">
            <text:p>0.4813516</text:p>
          </table:table-cell>
          <table:table-cell office:value-type="float" office:value="0.04588366" calcext:value-type="float">
            <text:p>0.04588366</text:p>
          </table:table-cell>
          <table:table-cell office:value-type="float" office:value="0.04324121" calcext:value-type="float">
            <text:p>0.04324121</text:p>
          </table:table-cell>
          <table:table-cell office:value-type="float" office:value="0.03612972" calcext:value-type="float">
            <text:p>0.03612972</text:p>
          </table:table-cell>
          <table:table-cell office:value-type="float" office:value="0.02286452" calcext:value-type="float">
            <text:p>0.02286452</text:p>
          </table:table-cell>
          <table:table-cell office:value-type="float" office:value="0.01975411" calcext:value-type="float">
            <text:p>0.01975411</text:p>
          </table:table-cell>
          <table:table-cell office:value-type="float" office:value="0.01997115" calcext:value-type="float">
            <text:p>0.01997115</text:p>
          </table:table-cell>
          <table:table-cell office:value-type="float" office:value="0.0173419" calcext:value-type="float">
            <text:p>0.0173419</text:p>
          </table:table-cell>
          <table:table-cell office:value-type="float" office:value="1.40523" calcext:value-type="float">
            <text:p>1.40523</text:p>
          </table:table-cell>
          <table:table-cell office:value-type="float" office:value="5.544941" calcext:value-type="float">
            <text:p>5.544941</text:p>
          </table:table-cell>
          <table:table-cell office:value-type="float" office:value="9.188848" calcext:value-type="float">
            <text:p>9.188848</text:p>
          </table:table-cell>
          <table:table-cell office:value-type="float" office:value="15.94175" calcext:value-type="float">
            <text:p>15.94175</text:p>
          </table:table-cell>
          <table:table-cell office:value-type="float" office:value="21.7439" calcext:value-type="float">
            <text:p>21.7439</text:p>
          </table:table-cell>
          <table:table-cell office:value-type="float" office:value="23.54345" calcext:value-type="float">
            <text:p>23.54345</text:p>
          </table:table-cell>
          <table:table-cell office:value-type="float" office:value="15.39914" calcext:value-type="float">
            <text:p>15.39914</text:p>
          </table:table-cell>
          <table:table-cell office:value-type="float" office:value="15.62048" calcext:value-type="float">
            <text:p>15.62048</text:p>
          </table:table-cell>
          <table:table-cell office:value-type="float" office:value="2307.799" calcext:value-type="float">
            <text:p>2307.799</text:p>
          </table:table-cell>
          <table:table-cell office:value-type="float" office:value="0" calcext:value-type="float">
            <text:p>0</text:p>
          </table:table-cell>
          <table:table-cell office:value-type="float" office:value="-0.06806399" calcext:value-type="float">
            <text:p>-0.0680639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1999" calcext:value-type="float">
            <text:p>14071999</text:p>
          </table:table-cell>
          <table:table-cell office:value-type="float" office:value="5.211178" calcext:value-type="float">
            <text:p>5.211178</text:p>
          </table:table-cell>
          <table:table-cell office:value-type="float" office:value="472.4568" calcext:value-type="float">
            <text:p>472.4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01529" calcext:value-type="float">
            <text:p>0.05801529</text:p>
          </table:table-cell>
          <table:table-cell office:value-type="float" office:value="17.32282" calcext:value-type="float">
            <text:p>17.32282</text:p>
          </table:table-cell>
          <table:table-cell office:value-type="float" office:value="0.00005647243" calcext:value-type="float">
            <text:p>5.647243E-05</text:p>
          </table:table-cell>
          <table:table-cell office:value-type="float" office:value="0.02349555" calcext:value-type="float">
            <text:p>0.02349555</text:p>
          </table:table-cell>
          <table:table-cell office:value-type="float" office:value="0.001925105" calcext:value-type="float">
            <text:p>0.001925105</text:p>
          </table:table-cell>
          <table:table-cell office:value-type="float" office:value="10.79253" calcext:value-type="float">
            <text:p>10.79253</text:p>
          </table:table-cell>
          <table:table-cell office:value-type="float" office:value="-0.1418113" calcext:value-type="float">
            <text:p>-0.1418113</text:p>
          </table:table-cell>
          <table:table-cell office:value-type="float" office:value="-0.0257522" calcext:value-type="float">
            <text:p>-0.0257522</text:p>
          </table:table-cell>
          <table:table-cell office:value-type="float" office:value="0.000000001532422" calcext:value-type="float">
            <text:p>1.532422E-09</text:p>
          </table:table-cell>
          <table:table-cell office:value-type="float" office:value="8.025373" calcext:value-type="float">
            <text:p>8.025373</text:p>
          </table:table-cell>
          <table:table-cell office:value-type="float" office:value="0.5509594" calcext:value-type="float">
            <text:p>0.5509594</text:p>
          </table:table-cell>
          <table:table-cell office:value-type="float" office:value="0.05041756" calcext:value-type="float">
            <text:p>0.05041756</text:p>
          </table:table-cell>
          <table:table-cell office:value-type="float" office:value="0.04674687" calcext:value-type="float">
            <text:p>0.04674687</text:p>
          </table:table-cell>
          <table:table-cell office:value-type="float" office:value="0.03880095" calcext:value-type="float">
            <text:p>0.03880095</text:p>
          </table:table-cell>
          <table:table-cell office:value-type="float" office:value="0.02398176" calcext:value-type="float">
            <text:p>0.02398176</text:p>
          </table:table-cell>
          <table:table-cell office:value-type="float" office:value="0.02042642" calcext:value-type="float">
            <text:p>0.02042642</text:p>
          </table:table-cell>
          <table:table-cell office:value-type="float" office:value="0.0198437" calcext:value-type="float">
            <text:p>0.0198437</text:p>
          </table:table-cell>
          <table:table-cell office:value-type="float" office:value="0.01728143" calcext:value-type="float">
            <text:p>0.01728143</text:p>
          </table:table-cell>
          <table:table-cell office:value-type="float" office:value="1.493304" calcext:value-type="float">
            <text:p>1.493304</text:p>
          </table:table-cell>
          <table:table-cell office:value-type="float" office:value="6.243693" calcext:value-type="float">
            <text:p>6.243693</text:p>
          </table:table-cell>
          <table:table-cell office:value-type="float" office:value="9.637443" calcext:value-type="float">
            <text:p>9.637443</text:p>
          </table:table-cell>
          <table:table-cell office:value-type="float" office:value="16.25371" calcext:value-type="float">
            <text:p>16.25371</text:p>
          </table:table-cell>
          <table:table-cell office:value-type="float" office:value="21.84614" calcext:value-type="float">
            <text:p>21.84614</text:p>
          </table:table-cell>
          <table:table-cell office:value-type="float" office:value="23.46276" calcext:value-type="float">
            <text:p>23.46276</text:p>
          </table:table-cell>
          <table:table-cell office:value-type="float" office:value="15.41392" calcext:value-type="float">
            <text:p>15.41392</text:p>
          </table:table-cell>
          <table:table-cell office:value-type="float" office:value="15.59523" calcext:value-type="float">
            <text:p>15.59523</text:p>
          </table:table-cell>
          <table:table-cell office:value-type="float" office:value="3002.391" calcext:value-type="float">
            <text:p>3002.391</text:p>
          </table:table-cell>
          <table:table-cell office:value-type="float" office:value="0" calcext:value-type="float">
            <text:p>0</text:p>
          </table:table-cell>
          <table:table-cell office:value-type="float" office:value="-0.06806958" calcext:value-type="float">
            <text:p>-0.0680695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1999" calcext:value-type="float">
            <text:p>15071999</text:p>
          </table:table-cell>
          <table:table-cell office:value-type="float" office:value="5.184134" calcext:value-type="float">
            <text:p>5.184134</text:p>
          </table:table-cell>
          <table:table-cell office:value-type="float" office:value="472.381" calcext:value-type="float">
            <text:p>472.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74461" calcext:value-type="float">
            <text:p>0.05874461</text:p>
          </table:table-cell>
          <table:table-cell office:value-type="float" office:value="17.39336" calcext:value-type="float">
            <text:p>17.39336</text:p>
          </table:table-cell>
          <table:table-cell office:value-type="float" office:value="0.00005647243" calcext:value-type="float">
            <text:p>5.647243E-05</text:p>
          </table:table-cell>
          <table:table-cell office:value-type="float" office:value="0.02357575" calcext:value-type="float">
            <text:p>0.02357575</text:p>
          </table:table-cell>
          <table:table-cell office:value-type="float" office:value="0.001925105" calcext:value-type="float">
            <text:p>0.001925105</text:p>
          </table:table-cell>
          <table:table-cell office:value-type="float" office:value="10.81629" calcext:value-type="float">
            <text:p>10.81629</text:p>
          </table:table-cell>
          <table:table-cell office:value-type="float" office:value="-0.1418469" calcext:value-type="float">
            <text:p>-0.1418469</text:p>
          </table:table-cell>
          <table:table-cell office:value-type="float" office:value="-0.02578207" calcext:value-type="float">
            <text:p>-0.02578207</text:p>
          </table:table-cell>
          <table:table-cell office:value-type="float" office:value="0.000000001532422" calcext:value-type="float">
            <text:p>1.532422E-09</text:p>
          </table:table-cell>
          <table:table-cell office:value-type="float" office:value="8.00833" calcext:value-type="float">
            <text:p>8.00833</text:p>
          </table:table-cell>
          <table:table-cell office:value-type="float" office:value="0.5798929" calcext:value-type="float">
            <text:p>0.5798929</text:p>
          </table:table-cell>
          <table:table-cell office:value-type="float" office:value="0.04956737" calcext:value-type="float">
            <text:p>0.04956737</text:p>
          </table:table-cell>
          <table:table-cell office:value-type="float" office:value="0.0470294" calcext:value-type="float">
            <text:p>0.0470294</text:p>
          </table:table-cell>
          <table:table-cell office:value-type="float" office:value="0.03938799" calcext:value-type="float">
            <text:p>0.03938799</text:p>
          </table:table-cell>
          <table:table-cell office:value-type="float" office:value="0.02419042" calcext:value-type="float">
            <text:p>0.02419042</text:p>
          </table:table-cell>
          <table:table-cell office:value-type="float" office:value="0.02055341" calcext:value-type="float">
            <text:p>0.02055341</text:p>
          </table:table-cell>
          <table:table-cell office:value-type="float" office:value="0.01974568" calcext:value-type="float">
            <text:p>0.01974568</text:p>
          </table:table-cell>
          <table:table-cell office:value-type="float" office:value="0.01721247" calcext:value-type="float">
            <text:p>0.01721247</text:p>
          </table:table-cell>
          <table:table-cell office:value-type="float" office:value="1.649748" calcext:value-type="float">
            <text:p>1.649748</text:p>
          </table:table-cell>
          <table:table-cell office:value-type="float" office:value="6.837007" calcext:value-type="float">
            <text:p>6.837007</text:p>
          </table:table-cell>
          <table:table-cell office:value-type="float" office:value="10.09057" calcext:value-type="float">
            <text:p>10.09057</text:p>
          </table:table-cell>
          <table:table-cell office:value-type="float" office:value="16.59363" calcext:value-type="float">
            <text:p>16.59363</text:p>
          </table:table-cell>
          <table:table-cell office:value-type="float" office:value="21.9952" calcext:value-type="float">
            <text:p>21.9952</text:p>
          </table:table-cell>
          <table:table-cell office:value-type="float" office:value="23.44895" calcext:value-type="float">
            <text:p>23.44895</text:p>
          </table:table-cell>
          <table:table-cell office:value-type="float" office:value="15.46037" calcext:value-type="float">
            <text:p>15.46037</text:p>
          </table:table-cell>
          <table:table-cell office:value-type="float" office:value="15.56652" calcext:value-type="float">
            <text:p>15.56652</text:p>
          </table:table-cell>
          <table:table-cell office:value-type="float" office:value="3446.35" calcext:value-type="float">
            <text:p>3446.35</text:p>
          </table:table-cell>
          <table:table-cell office:value-type="float" office:value="0" calcext:value-type="float">
            <text:p>0</text:p>
          </table:table-cell>
          <table:table-cell office:value-type="float" office:value="-0.06807521" calcext:value-type="float">
            <text:p>-0.068075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1999" calcext:value-type="float">
            <text:p>16071999</text:p>
          </table:table-cell>
          <table:table-cell office:value-type="float" office:value="5.154047" calcext:value-type="float">
            <text:p>5.154047</text:p>
          </table:table-cell>
          <table:table-cell office:value-type="float" office:value="472.2999" calcext:value-type="float">
            <text:p>472.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49991" calcext:value-type="float">
            <text:p>0.06049991</text:p>
          </table:table-cell>
          <table:table-cell office:value-type="float" office:value="17.47771" calcext:value-type="float">
            <text:p>17.47771</text:p>
          </table:table-cell>
          <table:table-cell office:value-type="float" office:value="0.00005647243" calcext:value-type="float">
            <text:p>5.647243E-05</text:p>
          </table:table-cell>
          <table:table-cell office:value-type="float" office:value="0.02363706" calcext:value-type="float">
            <text:p>0.02363706</text:p>
          </table:table-cell>
          <table:table-cell office:value-type="float" office:value="0.001925105" calcext:value-type="float">
            <text:p>0.001925105</text:p>
          </table:table-cell>
          <table:table-cell office:value-type="float" office:value="10.83374" calcext:value-type="float">
            <text:p>10.83374</text:p>
          </table:table-cell>
          <table:table-cell office:value-type="float" office:value="-0.1418935" calcext:value-type="float">
            <text:p>-0.1418935</text:p>
          </table:table-cell>
          <table:table-cell office:value-type="float" office:value="-0.02581389" calcext:value-type="float">
            <text:p>-0.02581389</text:p>
          </table:table-cell>
          <table:table-cell office:value-type="float" office:value="0.000000001532422" calcext:value-type="float">
            <text:p>1.532422E-09</text:p>
          </table:table-cell>
          <table:table-cell office:value-type="float" office:value="7.975269" calcext:value-type="float">
            <text:p>7.975269</text:p>
          </table:table-cell>
          <table:table-cell office:value-type="float" office:value="0.6184254" calcext:value-type="float">
            <text:p>0.6184254</text:p>
          </table:table-cell>
          <table:table-cell office:value-type="float" office:value="0.05525464" calcext:value-type="float">
            <text:p>0.05525464</text:p>
          </table:table-cell>
          <table:table-cell office:value-type="float" office:value="0.05163947" calcext:value-type="float">
            <text:p>0.05163947</text:p>
          </table:table-cell>
          <table:table-cell office:value-type="float" office:value="0.04277388" calcext:value-type="float">
            <text:p>0.04277388</text:p>
          </table:table-cell>
          <table:table-cell office:value-type="float" office:value="0.02580499" calcext:value-type="float">
            <text:p>0.02580499</text:p>
          </table:table-cell>
          <table:table-cell office:value-type="float" office:value="0.02158772" calcext:value-type="float">
            <text:p>0.02158772</text:p>
          </table:table-cell>
          <table:table-cell office:value-type="float" office:value="0.01972537" calcext:value-type="float">
            <text:p>0.01972537</text:p>
          </table:table-cell>
          <table:table-cell office:value-type="float" office:value="0.0171531" calcext:value-type="float">
            <text:p>0.0171531</text:p>
          </table:table-cell>
          <table:table-cell office:value-type="float" office:value="1.811568" calcext:value-type="float">
            <text:p>1.811568</text:p>
          </table:table-cell>
          <table:table-cell office:value-type="float" office:value="7.518049" calcext:value-type="float">
            <text:p>7.518049</text:p>
          </table:table-cell>
          <table:table-cell office:value-type="float" office:value="10.59908" calcext:value-type="float">
            <text:p>10.59908</text:p>
          </table:table-cell>
          <table:table-cell office:value-type="float" office:value="16.97087" calcext:value-type="float">
            <text:p>16.97087</text:p>
          </table:table-cell>
          <table:table-cell office:value-type="float" office:value="22.17241" calcext:value-type="float">
            <text:p>22.17241</text:p>
          </table:table-cell>
          <table:table-cell office:value-type="float" office:value="23.47194" calcext:value-type="float">
            <text:p>23.47194</text:p>
          </table:table-cell>
          <table:table-cell office:value-type="float" office:value="15.52988" calcext:value-type="float">
            <text:p>15.52988</text:p>
          </table:table-cell>
          <table:table-cell office:value-type="float" office:value="15.53753" calcext:value-type="float">
            <text:p>15.53753</text:p>
          </table:table-cell>
          <table:table-cell office:value-type="float" office:value="4126.248" calcext:value-type="float">
            <text:p>4126.248</text:p>
          </table:table-cell>
          <table:table-cell office:value-type="float" office:value="0" calcext:value-type="float">
            <text:p>0</text:p>
          </table:table-cell>
          <table:table-cell office:value-type="float" office:value="-0.06808114" calcext:value-type="float">
            <text:p>-0.068081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1999" calcext:value-type="float">
            <text:p>17071999</text:p>
          </table:table-cell>
          <table:table-cell office:value-type="float" office:value="5.124241" calcext:value-type="float">
            <text:p>5.124241</text:p>
          </table:table-cell>
          <table:table-cell office:value-type="float" office:value="472.2176" calcext:value-type="float">
            <text:p>472.2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93" calcext:value-type="float">
            <text:p>0.055593</text:p>
          </table:table-cell>
          <table:table-cell office:value-type="float" office:value="17.55919" calcext:value-type="float">
            <text:p>17.55919</text:p>
          </table:table-cell>
          <table:table-cell office:value-type="float" office:value="0.00007816302" calcext:value-type="float">
            <text:p>7.816302E-05</text:p>
          </table:table-cell>
          <table:table-cell office:value-type="float" office:value="0.02383015" calcext:value-type="float">
            <text:p>0.02383015</text:p>
          </table:table-cell>
          <table:table-cell office:value-type="float" office:value="0.002627965" calcext:value-type="float">
            <text:p>0.002627965</text:p>
          </table:table-cell>
          <table:table-cell office:value-type="float" office:value="10.88034" calcext:value-type="float">
            <text:p>10.88034</text:p>
          </table:table-cell>
          <table:table-cell office:value-type="float" office:value="-0.1419581" calcext:value-type="float">
            <text:p>-0.1419581</text:p>
          </table:table-cell>
          <table:table-cell office:value-type="float" office:value="-0.0258438" calcext:value-type="float">
            <text:p>-0.0258438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951926" calcext:value-type="float">
            <text:p>7.951926</text:p>
          </table:table-cell>
          <table:table-cell office:value-type="float" office:value="0.4374284" calcext:value-type="float">
            <text:p>0.4374284</text:p>
          </table:table-cell>
          <table:table-cell office:value-type="float" office:value="0.06080692" calcext:value-type="float">
            <text:p>0.06080692</text:p>
          </table:table-cell>
          <table:table-cell office:value-type="float" office:value="0.05605694" calcext:value-type="float">
            <text:p>0.05605694</text:p>
          </table:table-cell>
          <table:table-cell office:value-type="float" office:value="0.04183928" calcext:value-type="float">
            <text:p>0.04183928</text:p>
          </table:table-cell>
          <table:table-cell office:value-type="float" office:value="0.02576629" calcext:value-type="float">
            <text:p>0.02576629</text:p>
          </table:table-cell>
          <table:table-cell office:value-type="float" office:value="0.02176381" calcext:value-type="float">
            <text:p>0.02176381</text:p>
          </table:table-cell>
          <table:table-cell office:value-type="float" office:value="0.02023955" calcext:value-type="float">
            <text:p>0.02023955</text:p>
          </table:table-cell>
          <table:table-cell office:value-type="float" office:value="0.01710052" calcext:value-type="float">
            <text:p>0.01710052</text:p>
          </table:table-cell>
          <table:table-cell office:value-type="float" office:value="1.252586" calcext:value-type="float">
            <text:p>1.252586</text:p>
          </table:table-cell>
          <table:table-cell office:value-type="float" office:value="3.557909" calcext:value-type="float">
            <text:p>3.557909</text:p>
          </table:table-cell>
          <table:table-cell office:value-type="float" office:value="10.2306" calcext:value-type="float">
            <text:p>10.2306</text:p>
          </table:table-cell>
          <table:table-cell office:value-type="float" office:value="18.55289" calcext:value-type="float">
            <text:p>18.55289</text:p>
          </table:table-cell>
          <table:table-cell office:value-type="float" office:value="23.54284" calcext:value-type="float">
            <text:p>23.54284</text:p>
          </table:table-cell>
          <table:table-cell office:value-type="float" office:value="24.06616" calcext:value-type="float">
            <text:p>24.06616</text:p>
          </table:table-cell>
          <table:table-cell office:value-type="float" office:value="15.17513" calcext:value-type="float">
            <text:p>15.17513</text:p>
          </table:table-cell>
          <table:table-cell office:value-type="float" office:value="15.54216" calcext:value-type="float">
            <text:p>15.54216</text:p>
          </table:table-cell>
          <table:table-cell office:value-type="float" office:value="460.8448" calcext:value-type="float">
            <text:p>460.8448</text:p>
          </table:table-cell>
          <table:table-cell office:value-type="float" office:value="0" calcext:value-type="float">
            <text:p>0</text:p>
          </table:table-cell>
          <table:table-cell office:value-type="float" office:value="-0.06850216" calcext:value-type="float">
            <text:p>-0.068502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1999" calcext:value-type="float">
            <text:p>18071999</text:p>
          </table:table-cell>
          <table:table-cell office:value-type="float" office:value="5.09966" calcext:value-type="float">
            <text:p>5.09966</text:p>
          </table:table-cell>
          <table:table-cell office:value-type="float" office:value="472.1454" calcext:value-type="float">
            <text:p>472.1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74509" calcext:value-type="float">
            <text:p>0.05374509</text:p>
          </table:table-cell>
          <table:table-cell office:value-type="float" office:value="17.50006" calcext:value-type="float">
            <text:p>17.50006</text:p>
          </table:table-cell>
          <table:table-cell office:value-type="float" office:value="0.00007816302" calcext:value-type="float">
            <text:p>7.816302E-05</text:p>
          </table:table-cell>
          <table:table-cell office:value-type="float" office:value="0.0242854" calcext:value-type="float">
            <text:p>0.0242854</text:p>
          </table:table-cell>
          <table:table-cell office:value-type="float" office:value="0.002627965" calcext:value-type="float">
            <text:p>0.002627965</text:p>
          </table:table-cell>
          <table:table-cell office:value-type="float" office:value="11.03015" calcext:value-type="float">
            <text:p>11.03015</text:p>
          </table:table-cell>
          <table:table-cell office:value-type="float" office:value="-0.142064" calcext:value-type="float">
            <text:p>-0.142064</text:p>
          </table:table-cell>
          <table:table-cell office:value-type="float" office:value="-0.02584484" calcext:value-type="float">
            <text:p>-0.02584484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946119" calcext:value-type="float">
            <text:p>7.946119</text:p>
          </table:table-cell>
          <table:table-cell office:value-type="float" office:value="0.3626973" calcext:value-type="float">
            <text:p>0.3626973</text:p>
          </table:table-cell>
          <table:table-cell office:value-type="float" office:value="0.04937476" calcext:value-type="float">
            <text:p>0.04937476</text:p>
          </table:table-cell>
          <table:table-cell office:value-type="float" office:value="0.04629472" calcext:value-type="float">
            <text:p>0.04629472</text:p>
          </table:table-cell>
          <table:table-cell office:value-type="float" office:value="0.03876315" calcext:value-type="float">
            <text:p>0.03876315</text:p>
          </table:table-cell>
          <table:table-cell office:value-type="float" office:value="0.02435767" calcext:value-type="float">
            <text:p>0.02435767</text:p>
          </table:table-cell>
          <table:table-cell office:value-type="float" office:value="0.02094474" calcext:value-type="float">
            <text:p>0.02094474</text:p>
          </table:table-cell>
          <table:table-cell office:value-type="float" office:value="0.02021626" calcext:value-type="float">
            <text:p>0.02021626</text:p>
          </table:table-cell>
          <table:table-cell office:value-type="float" office:value="0.01707983" calcext:value-type="float">
            <text:p>0.01707983</text:p>
          </table:table-cell>
          <table:table-cell office:value-type="float" office:value="1.683608" calcext:value-type="float">
            <text:p>1.683608</text:p>
          </table:table-cell>
          <table:table-cell office:value-type="float" office:value="4.166726" calcext:value-type="float">
            <text:p>4.166726</text:p>
          </table:table-cell>
          <table:table-cell office:value-type="float" office:value="9.369735" calcext:value-type="float">
            <text:p>9.369735</text:p>
          </table:table-cell>
          <table:table-cell office:value-type="float" office:value="16.29511" calcext:value-type="float">
            <text:p>16.29511</text:p>
          </table:table-cell>
          <table:table-cell office:value-type="float" office:value="23.21549" calcext:value-type="float">
            <text:p>23.21549</text:p>
          </table:table-cell>
          <table:table-cell office:value-type="float" office:value="25.65663" calcext:value-type="float">
            <text:p>25.65663</text:p>
          </table:table-cell>
          <table:table-cell office:value-type="float" office:value="15.42884" calcext:value-type="float">
            <text:p>15.42884</text:p>
          </table:table-cell>
          <table:table-cell office:value-type="float" office:value="15.59603" calcext:value-type="float">
            <text:p>15.59603</text:p>
          </table:table-cell>
          <table:table-cell office:value-type="float" office:value="839.941" calcext:value-type="float">
            <text:p>839.941</text:p>
          </table:table-cell>
          <table:table-cell office:value-type="float" office:value="0" calcext:value-type="float">
            <text:p>0</text:p>
          </table:table-cell>
          <table:table-cell office:value-type="float" office:value="-0.06853022" calcext:value-type="float">
            <text:p>-0.068530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1999" calcext:value-type="float">
            <text:p>19071999</text:p>
          </table:table-cell>
          <table:table-cell office:value-type="float" office:value="5.07789" calcext:value-type="float">
            <text:p>5.07789</text:p>
          </table:table-cell>
          <table:table-cell office:value-type="float" office:value="472.0775" calcext:value-type="float">
            <text:p>472.0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37863" calcext:value-type="float">
            <text:p>0.05337863</text:p>
          </table:table-cell>
          <table:table-cell office:value-type="float" office:value="17.46603" calcext:value-type="float">
            <text:p>17.46603</text:p>
          </table:table-cell>
          <table:table-cell office:value-type="float" office:value="0.00007816302" calcext:value-type="float">
            <text:p>7.816302E-05</text:p>
          </table:table-cell>
          <table:table-cell office:value-type="float" office:value="0.02460025" calcext:value-type="float">
            <text:p>0.02460025</text:p>
          </table:table-cell>
          <table:table-cell office:value-type="float" office:value="0.002627965" calcext:value-type="float">
            <text:p>0.002627965</text:p>
          </table:table-cell>
          <table:table-cell office:value-type="float" office:value="11.14758" calcext:value-type="float">
            <text:p>11.14758</text:p>
          </table:table-cell>
          <table:table-cell office:value-type="float" office:value="-0.142098" calcext:value-type="float">
            <text:p>-0.142098</text:p>
          </table:table-cell>
          <table:table-cell office:value-type="float" office:value="-0.02585435" calcext:value-type="float">
            <text:p>-0.02585435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938247" calcext:value-type="float">
            <text:p>7.938247</text:p>
          </table:table-cell>
          <table:table-cell office:value-type="float" office:value="0.3892242" calcext:value-type="float">
            <text:p>0.3892242</text:p>
          </table:table-cell>
          <table:table-cell office:value-type="float" office:value="0.04113614" calcext:value-type="float">
            <text:p>0.04113614</text:p>
          </table:table-cell>
          <table:table-cell office:value-type="float" office:value="0.04048808" calcext:value-type="float">
            <text:p>0.04048808</text:p>
          </table:table-cell>
          <table:table-cell office:value-type="float" office:value="0.0350705" calcext:value-type="float">
            <text:p>0.0350705</text:p>
          </table:table-cell>
          <table:table-cell office:value-type="float" office:value="0.02257733" calcext:value-type="float">
            <text:p>0.02257733</text:p>
          </table:table-cell>
          <table:table-cell office:value-type="float" office:value="0.02027944" calcext:value-type="float">
            <text:p>0.02027944</text:p>
          </table:table-cell>
          <table:table-cell office:value-type="float" office:value="0.02018946" calcext:value-type="float">
            <text:p>0.02018946</text:p>
          </table:table-cell>
          <table:table-cell office:value-type="float" office:value="0.01712806" calcext:value-type="float">
            <text:p>0.01712806</text:p>
          </table:table-cell>
          <table:table-cell office:value-type="float" office:value="1.592368" calcext:value-type="float">
            <text:p>1.592368</text:p>
          </table:table-cell>
          <table:table-cell office:value-type="float" office:value="4.854267" calcext:value-type="float">
            <text:p>4.854267</text:p>
          </table:table-cell>
          <table:table-cell office:value-type="float" office:value="9.472117" calcext:value-type="float">
            <text:p>9.472117</text:p>
          </table:table-cell>
          <table:table-cell office:value-type="float" office:value="16.17446" calcext:value-type="float">
            <text:p>16.17446</text:p>
          </table:table-cell>
          <table:table-cell office:value-type="float" office:value="22.80433" calcext:value-type="float">
            <text:p>22.80433</text:p>
          </table:table-cell>
          <table:table-cell office:value-type="float" office:value="25.22604" calcext:value-type="float">
            <text:p>25.22604</text:p>
          </table:table-cell>
          <table:table-cell office:value-type="float" office:value="15.40143" calcext:value-type="float">
            <text:p>15.40143</text:p>
          </table:table-cell>
          <table:table-cell office:value-type="float" office:value="15.62992" calcext:value-type="float">
            <text:p>15.62992</text:p>
          </table:table-cell>
          <table:table-cell office:value-type="float" office:value="1119.503" calcext:value-type="float">
            <text:p>1119.503</text:p>
          </table:table-cell>
          <table:table-cell office:value-type="float" office:value="0" calcext:value-type="float">
            <text:p>0</text:p>
          </table:table-cell>
          <table:table-cell office:value-type="float" office:value="-0.06853577" calcext:value-type="float">
            <text:p>-0.0685357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1999" calcext:value-type="float">
            <text:p>20071999</text:p>
          </table:table-cell>
          <table:table-cell office:value-type="float" office:value="5.054429" calcext:value-type="float">
            <text:p>5.054429</text:p>
          </table:table-cell>
          <table:table-cell office:value-type="float" office:value="472.0072" calcext:value-type="float">
            <text:p>472.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48866" calcext:value-type="float">
            <text:p>0.05448866</text:p>
          </table:table-cell>
          <table:table-cell office:value-type="float" office:value="17.46966" calcext:value-type="float">
            <text:p>17.46966</text:p>
          </table:table-cell>
          <table:table-cell office:value-type="float" office:value="0.00007816302" calcext:value-type="float">
            <text:p>7.816302E-05</text:p>
          </table:table-cell>
          <table:table-cell office:value-type="float" office:value="0.02481855" calcext:value-type="float">
            <text:p>0.02481855</text:p>
          </table:table-cell>
          <table:table-cell office:value-type="float" office:value="0.002627965" calcext:value-type="float">
            <text:p>0.002627965</text:p>
          </table:table-cell>
          <table:table-cell office:value-type="float" office:value="11.22895" calcext:value-type="float">
            <text:p>11.22895</text:p>
          </table:table-cell>
          <table:table-cell office:value-type="float" office:value="-0.142136" calcext:value-type="float">
            <text:p>-0.142136</text:p>
          </table:table-cell>
          <table:table-cell office:value-type="float" office:value="-0.02587302" calcext:value-type="float">
            <text:p>-0.02587302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922595" calcext:value-type="float">
            <text:p>7.922595</text:p>
          </table:table-cell>
          <table:table-cell office:value-type="float" office:value="0.4308885" calcext:value-type="float">
            <text:p>0.4308885</text:p>
          </table:table-cell>
          <table:table-cell office:value-type="float" office:value="0.0424339" calcext:value-type="float">
            <text:p>0.0424339</text:p>
          </table:table-cell>
          <table:table-cell office:value-type="float" office:value="0.04185763" calcext:value-type="float">
            <text:p>0.04185763</text:p>
          </table:table-cell>
          <table:table-cell office:value-type="float" office:value="0.0362411" calcext:value-type="float">
            <text:p>0.0362411</text:p>
          </table:table-cell>
          <table:table-cell office:value-type="float" office:value="0.02322584" calcext:value-type="float">
            <text:p>0.02322584</text:p>
          </table:table-cell>
          <table:table-cell office:value-type="float" office:value="0.02026557" calcext:value-type="float">
            <text:p>0.02026557</text:p>
          </table:table-cell>
          <table:table-cell office:value-type="float" office:value="0.02006363" calcext:value-type="float">
            <text:p>0.02006363</text:p>
          </table:table-cell>
          <table:table-cell office:value-type="float" office:value="0.01717679" calcext:value-type="float">
            <text:p>0.01717679</text:p>
          </table:table-cell>
          <table:table-cell office:value-type="float" office:value="1.511606" calcext:value-type="float">
            <text:p>1.511606</text:p>
          </table:table-cell>
          <table:table-cell office:value-type="float" office:value="5.562083" calcext:value-type="float">
            <text:p>5.562083</text:p>
          </table:table-cell>
          <table:table-cell office:value-type="float" office:value="9.743988" calcext:value-type="float">
            <text:p>9.743988</text:p>
          </table:table-cell>
          <table:table-cell office:value-type="float" office:value="16.30367" calcext:value-type="float">
            <text:p>16.30367</text:p>
          </table:table-cell>
          <table:table-cell office:value-type="float" office:value="22.68361" calcext:value-type="float">
            <text:p>22.68361</text:p>
          </table:table-cell>
          <table:table-cell office:value-type="float" office:value="24.8902" calcext:value-type="float">
            <text:p>24.8902</text:p>
          </table:table-cell>
          <table:table-cell office:value-type="float" office:value="15.31184" calcext:value-type="float">
            <text:p>15.31184</text:p>
          </table:table-cell>
          <table:table-cell office:value-type="float" office:value="15.63548" calcext:value-type="float">
            <text:p>15.63548</text:p>
          </table:table-cell>
          <table:table-cell office:value-type="float" office:value="1610.782" calcext:value-type="float">
            <text:p>1610.782</text:p>
          </table:table-cell>
          <table:table-cell office:value-type="float" office:value="0" calcext:value-type="float">
            <text:p>0</text:p>
          </table:table-cell>
          <table:table-cell office:value-type="float" office:value="-0.06854096" calcext:value-type="float">
            <text:p>-0.0685409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1999" calcext:value-type="float">
            <text:p>21071999</text:p>
          </table:table-cell>
          <table:table-cell office:value-type="float" office:value="5.028126" calcext:value-type="float">
            <text:p>5.028126</text:p>
          </table:table-cell>
          <table:table-cell office:value-type="float" office:value="471.9308" calcext:value-type="float">
            <text:p>471.9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1261" calcext:value-type="float">
            <text:p>0.0561261</text:p>
          </table:table-cell>
          <table:table-cell office:value-type="float" office:value="17.50933" calcext:value-type="float">
            <text:p>17.50933</text:p>
          </table:table-cell>
          <table:table-cell office:value-type="float" office:value="0.00007816302" calcext:value-type="float">
            <text:p>7.816302E-05</text:p>
          </table:table-cell>
          <table:table-cell office:value-type="float" office:value="0.02497114" calcext:value-type="float">
            <text:p>0.02497114</text:p>
          </table:table-cell>
          <table:table-cell office:value-type="float" office:value="0.002627965" calcext:value-type="float">
            <text:p>0.002627965</text:p>
          </table:table-cell>
          <table:table-cell office:value-type="float" office:value="11.28246" calcext:value-type="float">
            <text:p>11.28246</text:p>
          </table:table-cell>
          <table:table-cell office:value-type="float" office:value="-0.1421797" calcext:value-type="float">
            <text:p>-0.1421797</text:p>
          </table:table-cell>
          <table:table-cell office:value-type="float" office:value="-0.02589673" calcext:value-type="float">
            <text:p>-0.02589673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896255" calcext:value-type="float">
            <text:p>7.896255</text:p>
          </table:table-cell>
          <table:table-cell office:value-type="float" office:value="0.4731507" calcext:value-type="float">
            <text:p>0.4731507</text:p>
          </table:table-cell>
          <table:table-cell office:value-type="float" office:value="0.04729098" calcext:value-type="float">
            <text:p>0.04729098</text:p>
          </table:table-cell>
          <table:table-cell office:value-type="float" office:value="0.04544166" calcext:value-type="float">
            <text:p>0.04544166</text:p>
          </table:table-cell>
          <table:table-cell office:value-type="float" office:value="0.03877973" calcext:value-type="float">
            <text:p>0.03877973</text:p>
          </table:table-cell>
          <table:table-cell office:value-type="float" office:value="0.02438359" calcext:value-type="float">
            <text:p>0.02438359</text:p>
          </table:table-cell>
          <table:table-cell office:value-type="float" office:value="0.02095212" calcext:value-type="float">
            <text:p>0.02095212</text:p>
          </table:table-cell>
          <table:table-cell office:value-type="float" office:value="0.0199572" calcext:value-type="float">
            <text:p>0.0199572</text:p>
          </table:table-cell>
          <table:table-cell office:value-type="float" office:value="0.01719292" calcext:value-type="float">
            <text:p>0.01719292</text:p>
          </table:table-cell>
          <table:table-cell office:value-type="float" office:value="1.53733" calcext:value-type="float">
            <text:p>1.53733</text:p>
          </table:table-cell>
          <table:table-cell office:value-type="float" office:value="6.286142" calcext:value-type="float">
            <text:p>6.286142</text:p>
          </table:table-cell>
          <table:table-cell office:value-type="float" office:value="10.13283" calcext:value-type="float">
            <text:p>10.13283</text:p>
          </table:table-cell>
          <table:table-cell office:value-type="float" office:value="16.5684" calcext:value-type="float">
            <text:p>16.5684</text:p>
          </table:table-cell>
          <table:table-cell office:value-type="float" office:value="22.7114" calcext:value-type="float">
            <text:p>22.7114</text:p>
          </table:table-cell>
          <table:table-cell office:value-type="float" office:value="24.68514" calcext:value-type="float">
            <text:p>24.68514</text:p>
          </table:table-cell>
          <table:table-cell office:value-type="float" office:value="15.2822" calcext:value-type="float">
            <text:p>15.2822</text:p>
          </table:table-cell>
          <table:table-cell office:value-type="float" office:value="15.62196" calcext:value-type="float">
            <text:p>15.62196</text:p>
          </table:table-cell>
          <table:table-cell office:value-type="float" office:value="2334.889" calcext:value-type="float">
            <text:p>2334.889</text:p>
          </table:table-cell>
          <table:table-cell office:value-type="float" office:value="0" calcext:value-type="float">
            <text:p>0</text:p>
          </table:table-cell>
          <table:table-cell office:value-type="float" office:value="-0.06854619" calcext:value-type="float">
            <text:p>-0.0685461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1999" calcext:value-type="float">
            <text:p>22071999</text:p>
          </table:table-cell>
          <table:table-cell office:value-type="float" office:value="5.000336" calcext:value-type="float">
            <text:p>5.000336</text:p>
          </table:table-cell>
          <table:table-cell office:value-type="float" office:value="471.8498" calcext:value-type="float">
            <text:p>471.8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58263" calcext:value-type="float">
            <text:p>0.05758263</text:p>
          </table:table-cell>
          <table:table-cell office:value-type="float" office:value="17.57354" calcext:value-type="float">
            <text:p>17.57354</text:p>
          </table:table-cell>
          <table:table-cell office:value-type="float" office:value="0.00007816302" calcext:value-type="float">
            <text:p>7.816302E-05</text:p>
          </table:table-cell>
          <table:table-cell office:value-type="float" office:value="0.02507994" calcext:value-type="float">
            <text:p>0.02507994</text:p>
          </table:table-cell>
          <table:table-cell office:value-type="float" office:value="0.002627965" calcext:value-type="float">
            <text:p>0.002627965</text:p>
          </table:table-cell>
          <table:table-cell office:value-type="float" office:value="11.31781" calcext:value-type="float">
            <text:p>11.31781</text:p>
          </table:table-cell>
          <table:table-cell office:value-type="float" office:value="-0.1422234" calcext:value-type="float">
            <text:p>-0.1422234</text:p>
          </table:table-cell>
          <table:table-cell office:value-type="float" office:value="-0.02592226" calcext:value-type="float">
            <text:p>-0.02592226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864491" calcext:value-type="float">
            <text:p>7.864491</text:p>
          </table:table-cell>
          <table:table-cell office:value-type="float" office:value="0.5046758" calcext:value-type="float">
            <text:p>0.5046758</text:p>
          </table:table-cell>
          <table:table-cell office:value-type="float" office:value="0.05178756" calcext:value-type="float">
            <text:p>0.05178756</text:p>
          </table:table-cell>
          <table:table-cell office:value-type="float" office:value="0.04911533" calcext:value-type="float">
            <text:p>0.04911533</text:p>
          </table:table-cell>
          <table:table-cell office:value-type="float" office:value="0.04145814" calcext:value-type="float">
            <text:p>0.04145814</text:p>
          </table:table-cell>
          <table:table-cell office:value-type="float" office:value="0.02561273" calcext:value-type="float">
            <text:p>0.02561273</text:p>
          </table:table-cell>
          <table:table-cell office:value-type="float" office:value="0.02171906" calcext:value-type="float">
            <text:p>0.02171906</text:p>
          </table:table-cell>
          <table:table-cell office:value-type="float" office:value="0.01990337" calcext:value-type="float">
            <text:p>0.01990337</text:p>
          </table:table-cell>
          <table:table-cell office:value-type="float" office:value="0.01718634" calcext:value-type="float">
            <text:p>0.01718634</text:p>
          </table:table-cell>
          <table:table-cell office:value-type="float" office:value="1.640881" calcext:value-type="float">
            <text:p>1.640881</text:p>
          </table:table-cell>
          <table:table-cell office:value-type="float" office:value="6.996671" calcext:value-type="float">
            <text:p>6.996671</text:p>
          </table:table-cell>
          <table:table-cell office:value-type="float" office:value="10.58808" calcext:value-type="float">
            <text:p>10.58808</text:p>
          </table:table-cell>
          <table:table-cell office:value-type="float" office:value="16.9076" calcext:value-type="float">
            <text:p>16.9076</text:p>
          </table:table-cell>
          <table:table-cell office:value-type="float" office:value="22.82244" calcext:value-type="float">
            <text:p>22.82244</text:p>
          </table:table-cell>
          <table:table-cell office:value-type="float" office:value="24.58471" calcext:value-type="float">
            <text:p>24.58471</text:p>
          </table:table-cell>
          <table:table-cell office:value-type="float" office:value="15.31061" calcext:value-type="float">
            <text:p>15.31061</text:p>
          </table:table-cell>
          <table:table-cell office:value-type="float" office:value="15.59879" calcext:value-type="float">
            <text:p>15.59879</text:p>
          </table:table-cell>
          <table:table-cell office:value-type="float" office:value="3000.069" calcext:value-type="float">
            <text:p>3000.069</text:p>
          </table:table-cell>
          <table:table-cell office:value-type="float" office:value="0" calcext:value-type="float">
            <text:p>0</text:p>
          </table:table-cell>
          <table:table-cell office:value-type="float" office:value="-0.06855174" calcext:value-type="float">
            <text:p>-0.0685517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1999" calcext:value-type="float">
            <text:p>23071999</text:p>
          </table:table-cell>
          <table:table-cell office:value-type="float" office:value="4.977035" calcext:value-type="float">
            <text:p>4.977035</text:p>
          </table:table-cell>
          <table:table-cell office:value-type="float" office:value="471.7763" calcext:value-type="float">
            <text:p>471.7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79172" calcext:value-type="float">
            <text:p>0.05479172</text:p>
          </table:table-cell>
          <table:table-cell office:value-type="float" office:value="17.61043" calcext:value-type="float">
            <text:p>17.61043</text:p>
          </table:table-cell>
          <table:table-cell office:value-type="float" office:value="0.00007816302" calcext:value-type="float">
            <text:p>7.816302E-05</text:p>
          </table:table-cell>
          <table:table-cell office:value-type="float" office:value="0.02534459" calcext:value-type="float">
            <text:p>0.02534459</text:p>
          </table:table-cell>
          <table:table-cell office:value-type="float" office:value="0.002627965" calcext:value-type="float">
            <text:p>0.002627965</text:p>
          </table:table-cell>
          <table:table-cell office:value-type="float" office:value="11.38607" calcext:value-type="float">
            <text:p>11.38607</text:p>
          </table:table-cell>
          <table:table-cell office:value-type="float" office:value="-0.1422998" calcext:value-type="float">
            <text:p>-0.1422998</text:p>
          </table:table-cell>
          <table:table-cell office:value-type="float" office:value="-0.02593363" calcext:value-type="float">
            <text:p>-0.02593363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859286" calcext:value-type="float">
            <text:p>7.859286</text:p>
          </table:table-cell>
          <table:table-cell office:value-type="float" office:value="0.3946604" calcext:value-type="float">
            <text:p>0.3946604</text:p>
          </table:table-cell>
          <table:table-cell office:value-type="float" office:value="0.05246929" calcext:value-type="float">
            <text:p>0.05246929</text:p>
          </table:table-cell>
          <table:table-cell office:value-type="float" office:value="0.04346237" calcext:value-type="float">
            <text:p>0.04346237</text:p>
          </table:table-cell>
          <table:table-cell office:value-type="float" office:value="0.03773071" calcext:value-type="float">
            <text:p>0.03773071</text:p>
          </table:table-cell>
          <table:table-cell office:value-type="float" office:value="0.02392237" calcext:value-type="float">
            <text:p>0.02392237</text:p>
          </table:table-cell>
          <table:table-cell office:value-type="float" office:value="0.0206406" calcext:value-type="float">
            <text:p>0.0206406</text:p>
          </table:table-cell>
          <table:table-cell office:value-type="float" office:value="0.01981832" calcext:value-type="float">
            <text:p>0.01981832</text:p>
          </table:table-cell>
          <table:table-cell office:value-type="float" office:value="0.01716941" calcext:value-type="float">
            <text:p>0.01716941</text:p>
          </table:table-cell>
          <table:table-cell office:value-type="float" office:value="2.249249" calcext:value-type="float">
            <text:p>2.249249</text:p>
          </table:table-cell>
          <table:table-cell office:value-type="float" office:value="4.925802" calcext:value-type="float">
            <text:p>4.925802</text:p>
          </table:table-cell>
          <table:table-cell office:value-type="float" office:value="10.33754" calcext:value-type="float">
            <text:p>10.33754</text:p>
          </table:table-cell>
          <table:table-cell office:value-type="float" office:value="17.29231" calcext:value-type="float">
            <text:p>17.29231</text:p>
          </table:table-cell>
          <table:table-cell office:value-type="float" office:value="23.51848" calcext:value-type="float">
            <text:p>23.51848</text:p>
          </table:table-cell>
          <table:table-cell office:value-type="float" office:value="25.01807" calcext:value-type="float">
            <text:p>25.01807</text:p>
          </table:table-cell>
          <table:table-cell office:value-type="float" office:value="15.22664" calcext:value-type="float">
            <text:p>15.22664</text:p>
          </table:table-cell>
          <table:table-cell office:value-type="float" office:value="15.58848" calcext:value-type="float">
            <text:p>15.58848</text:p>
          </table:table-cell>
          <table:table-cell office:value-type="float" office:value="2157.667" calcext:value-type="float">
            <text:p>2157.667</text:p>
          </table:table-cell>
          <table:table-cell office:value-type="float" office:value="0" calcext:value-type="float">
            <text:p>0</text:p>
          </table:table-cell>
          <table:table-cell office:value-type="float" office:value="-0.06856241" calcext:value-type="float">
            <text:p>-0.0685624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1999" calcext:value-type="float">
            <text:p>24071999</text:p>
          </table:table-cell>
          <table:table-cell office:value-type="float" office:value="4.95623" calcext:value-type="float">
            <text:p>4.95623</text:p>
          </table:table-cell>
          <table:table-cell office:value-type="float" office:value="471.7105" calcext:value-type="float">
            <text:p>471.7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88268" calcext:value-type="float">
            <text:p>0.05388268</text:p>
          </table:table-cell>
          <table:table-cell office:value-type="float" office:value="17.59175" calcext:value-type="float">
            <text:p>17.59175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573353" calcext:value-type="float">
            <text:p>0.02573353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1.51687" calcext:value-type="float">
            <text:p>11.51687</text:p>
          </table:table-cell>
          <table:table-cell office:value-type="float" office:value="-0.1423467" calcext:value-type="float">
            <text:p>-0.1423467</text:p>
          </table:table-cell>
          <table:table-cell office:value-type="float" office:value="-0.02594802" calcext:value-type="float">
            <text:p>-0.02594802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856036" calcext:value-type="float">
            <text:p>7.856036</text:p>
          </table:table-cell>
          <table:table-cell office:value-type="float" office:value="0.3727772" calcext:value-type="float">
            <text:p>0.3727772</text:p>
          </table:table-cell>
          <table:table-cell office:value-type="float" office:value="0.1017073" calcext:value-type="float">
            <text:p>0.1017073</text:p>
          </table:table-cell>
          <table:table-cell office:value-type="float" office:value="0.04607401" calcext:value-type="float">
            <text:p>0.04607401</text:p>
          </table:table-cell>
          <table:table-cell office:value-type="float" office:value="0.03473954" calcext:value-type="float">
            <text:p>0.03473954</text:p>
          </table:table-cell>
          <table:table-cell office:value-type="float" office:value="0.02252628" calcext:value-type="float">
            <text:p>0.02252628</text:p>
          </table:table-cell>
          <table:table-cell office:value-type="float" office:value="0.02012946" calcext:value-type="float">
            <text:p>0.02012946</text:p>
          </table:table-cell>
          <table:table-cell office:value-type="float" office:value="0.02034516" calcext:value-type="float">
            <text:p>0.02034516</text:p>
          </table:table-cell>
          <table:table-cell office:value-type="float" office:value="0.01717039" calcext:value-type="float">
            <text:p>0.01717039</text:p>
          </table:table-cell>
          <table:table-cell office:value-type="float" office:value="1.154506" calcext:value-type="float">
            <text:p>1.154506</text:p>
          </table:table-cell>
          <table:table-cell office:value-type="float" office:value="3.17808" calcext:value-type="float">
            <text:p>3.17808</text:p>
          </table:table-cell>
          <table:table-cell office:value-type="float" office:value="9.188184" calcext:value-type="float">
            <text:p>9.188184</text:p>
          </table:table-cell>
          <table:table-cell office:value-type="float" office:value="16.99829" calcext:value-type="float">
            <text:p>16.99829</text:p>
          </table:table-cell>
          <table:table-cell office:value-type="float" office:value="24.00945" calcext:value-type="float">
            <text:p>24.00945</text:p>
          </table:table-cell>
          <table:table-cell office:value-type="float" office:value="26.41752" calcext:value-type="float">
            <text:p>26.41752</text:p>
          </table:table-cell>
          <table:table-cell office:value-type="float" office:value="15.21464" calcext:value-type="float">
            <text:p>15.21464</text:p>
          </table:table-cell>
          <table:table-cell office:value-type="float" office:value="15.60014" calcext:value-type="float">
            <text:p>15.60014</text:p>
          </table:table-cell>
          <table:table-cell office:value-type="float" office:value="15.62539" calcext:value-type="float">
            <text:p>15.62539</text:p>
          </table:table-cell>
          <table:table-cell office:value-type="float" office:value="0" calcext:value-type="float">
            <text:p>0</text:p>
          </table:table-cell>
          <table:table-cell office:value-type="float" office:value="-0.06857052" calcext:value-type="float">
            <text:p>-0.0685705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1999" calcext:value-type="float">
            <text:p>25071999</text:p>
          </table:table-cell>
          <table:table-cell office:value-type="float" office:value="4.936379" calcext:value-type="float">
            <text:p>4.936379</text:p>
          </table:table-cell>
          <table:table-cell office:value-type="float" office:value="471.6475" calcext:value-type="float">
            <text:p>471.6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95281" calcext:value-type="float">
            <text:p>0.05095281</text:p>
          </table:table-cell>
          <table:table-cell office:value-type="float" office:value="17.49126" calcext:value-type="float">
            <text:p>17.49126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619515" calcext:value-type="float">
            <text:p>0.02619515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1.70028" calcext:value-type="float">
            <text:p>11.70028</text:p>
          </table:table-cell>
          <table:table-cell office:value-type="float" office:value="-0.1423935" calcext:value-type="float">
            <text:p>-0.1423935</text:p>
          </table:table-cell>
          <table:table-cell office:value-type="float" office:value="-0.02595197" calcext:value-type="float">
            <text:p>-0.02595197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852318" calcext:value-type="float">
            <text:p>7.852318</text:p>
          </table:table-cell>
          <table:table-cell office:value-type="float" office:value="0.2440331" calcext:value-type="float">
            <text:p>0.2440331</text:p>
          </table:table-cell>
          <table:table-cell office:value-type="float" office:value="0.04408951" calcext:value-type="float">
            <text:p>0.04408951</text:p>
          </table:table-cell>
          <table:table-cell office:value-type="float" office:value="0.03789323" calcext:value-type="float">
            <text:p>0.03789323</text:p>
          </table:table-cell>
          <table:table-cell office:value-type="float" office:value="0.03283252" calcext:value-type="float">
            <text:p>0.03283252</text:p>
          </table:table-cell>
          <table:table-cell office:value-type="float" office:value="0.02330715" calcext:value-type="float">
            <text:p>0.02330715</text:p>
          </table:table-cell>
          <table:table-cell office:value-type="float" office:value="0.02144698" calcext:value-type="float">
            <text:p>0.02144698</text:p>
          </table:table-cell>
          <table:table-cell office:value-type="float" office:value="0.02104581" calcext:value-type="float">
            <text:p>0.02104581</text:p>
          </table:table-cell>
          <table:table-cell office:value-type="float" office:value="0.01724548" calcext:value-type="float">
            <text:p>0.01724548</text:p>
          </table:table-cell>
          <table:table-cell office:value-type="float" office:value="1.049405" calcext:value-type="float">
            <text:p>1.049405</text:p>
          </table:table-cell>
          <table:table-cell office:value-type="float" office:value="2.720947" calcext:value-type="float">
            <text:p>2.720947</text:p>
          </table:table-cell>
          <table:table-cell office:value-type="float" office:value="7.016405" calcext:value-type="float">
            <text:p>7.016405</text:p>
          </table:table-cell>
          <table:table-cell office:value-type="float" office:value="14.24547" calcext:value-type="float">
            <text:p>14.24547</text:p>
          </table:table-cell>
          <table:table-cell office:value-type="float" office:value="23.05573" calcext:value-type="float">
            <text:p>23.05573</text:p>
          </table:table-cell>
          <table:table-cell office:value-type="float" office:value="28.67476" calcext:value-type="float">
            <text:p>28.67476</text:p>
          </table:table-cell>
          <table:table-cell office:value-type="float" office:value="16.32619" calcext:value-type="float">
            <text:p>16.32619</text:p>
          </table:table-cell>
          <table:table-cell office:value-type="float" office:value="15.71428" calcext:value-type="float">
            <text:p>15.71428</text:p>
          </table:table-cell>
          <table:table-cell office:value-type="float" office:value="373.78" calcext:value-type="float">
            <text:p>373.78</text:p>
          </table:table-cell>
          <table:table-cell office:value-type="float" office:value="0" calcext:value-type="float">
            <text:p>0</text:p>
          </table:table-cell>
          <table:table-cell office:value-type="float" office:value="-0.06858519" calcext:value-type="float">
            <text:p>-0.0685851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1999" calcext:value-type="float">
            <text:p>26071999</text:p>
          </table:table-cell>
          <table:table-cell office:value-type="float" office:value="4.915033" calcext:value-type="float">
            <text:p>4.915033</text:p>
          </table:table-cell>
          <table:table-cell office:value-type="float" office:value="471.5793" calcext:value-type="float">
            <text:p>471.5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99055" calcext:value-type="float">
            <text:p>0.05199055</text:p>
          </table:table-cell>
          <table:table-cell office:value-type="float" office:value="17.40854" calcext:value-type="float">
            <text:p>17.40854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662334" calcext:value-type="float">
            <text:p>0.02662334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1.86379" calcext:value-type="float">
            <text:p>11.86379</text:p>
          </table:table-cell>
          <table:table-cell office:value-type="float" office:value="-0.1424359" calcext:value-type="float">
            <text:p>-0.1424359</text:p>
          </table:table-cell>
          <table:table-cell office:value-type="float" office:value="-0.02596106" calcext:value-type="float">
            <text:p>-0.02596106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842059" calcext:value-type="float">
            <text:p>7.842059</text:p>
          </table:table-cell>
          <table:table-cell office:value-type="float" office:value="0.2983933" calcext:value-type="float">
            <text:p>0.2983933</text:p>
          </table:table-cell>
          <table:table-cell office:value-type="float" office:value="0.04210004" calcext:value-type="float">
            <text:p>0.04210004</text:p>
          </table:table-cell>
          <table:table-cell office:value-type="float" office:value="0.03921058" calcext:value-type="float">
            <text:p>0.03921058</text:p>
          </table:table-cell>
          <table:table-cell office:value-type="float" office:value="0.03394996" calcext:value-type="float">
            <text:p>0.03394996</text:p>
          </table:table-cell>
          <table:table-cell office:value-type="float" office:value="0.022799" calcext:value-type="float">
            <text:p>0.022799</text:p>
          </table:table-cell>
          <table:table-cell office:value-type="float" office:value="0.02107838" calcext:value-type="float">
            <text:p>0.02107838</text:p>
          </table:table-cell>
          <table:table-cell office:value-type="float" office:value="0.02101726" calcext:value-type="float">
            <text:p>0.02101726</text:p>
          </table:table-cell>
          <table:table-cell office:value-type="float" office:value="0.01733502" calcext:value-type="float">
            <text:p>0.01733502</text:p>
          </table:table-cell>
          <table:table-cell office:value-type="float" office:value="0.9537197" calcext:value-type="float">
            <text:p>0.9537197</text:p>
          </table:table-cell>
          <table:table-cell office:value-type="float" office:value="3.411065" calcext:value-type="float">
            <text:p>3.411065</text:p>
          </table:table-cell>
          <table:table-cell office:value-type="float" office:value="7.238764" calcext:value-type="float">
            <text:p>7.238764</text:p>
          </table:table-cell>
          <table:table-cell office:value-type="float" office:value="14.22132" calcext:value-type="float">
            <text:p>14.22132</text:p>
          </table:table-cell>
          <table:table-cell office:value-type="float" office:value="22.54044" calcext:value-type="float">
            <text:p>22.54044</text:p>
          </table:table-cell>
          <table:table-cell office:value-type="float" office:value="27.61399" calcext:value-type="float">
            <text:p>27.61399</text:p>
          </table:table-cell>
          <table:table-cell office:value-type="float" office:value="15.881" calcext:value-type="float">
            <text:p>15.881</text:p>
          </table:table-cell>
          <table:table-cell office:value-type="float" office:value="15.83848" calcext:value-type="float">
            <text:p>15.83848</text:p>
          </table:table-cell>
          <table:table-cell office:value-type="float" office:value="780.0879" calcext:value-type="float">
            <text:p>780.0879</text:p>
          </table:table-cell>
          <table:table-cell office:value-type="float" office:value="0" calcext:value-type="float">
            <text:p>0</text:p>
          </table:table-cell>
          <table:table-cell office:value-type="float" office:value="-0.06859359" calcext:value-type="float">
            <text:p>-0.068593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1999" calcext:value-type="float">
            <text:p>27071999</text:p>
          </table:table-cell>
          <table:table-cell office:value-type="float" office:value="4.887391" calcext:value-type="float">
            <text:p>4.887391</text:p>
          </table:table-cell>
          <table:table-cell office:value-type="float" office:value="471.4996" calcext:value-type="float">
            <text:p>471.4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58635" calcext:value-type="float">
            <text:p>0.05458635</text:p>
          </table:table-cell>
          <table:table-cell office:value-type="float" office:value="17.3703" calcext:value-type="float">
            <text:p>17.3703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700932" calcext:value-type="float">
            <text:p>0.02700932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1.99916" calcext:value-type="float">
            <text:p>11.99916</text:p>
          </table:table-cell>
          <table:table-cell office:value-type="float" office:value="-0.14249" calcext:value-type="float">
            <text:p>-0.14249</text:p>
          </table:table-cell>
          <table:table-cell office:value-type="float" office:value="-0.02598" calcext:value-type="float">
            <text:p>-0.02598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806644" calcext:value-type="float">
            <text:p>7.806644</text:p>
          </table:table-cell>
          <table:table-cell office:value-type="float" office:value="0.3788781" calcext:value-type="float">
            <text:p>0.3788781</text:p>
          </table:table-cell>
          <table:table-cell office:value-type="float" office:value="0.04859926" calcext:value-type="float">
            <text:p>0.04859926</text:p>
          </table:table-cell>
          <table:table-cell office:value-type="float" office:value="0.04509292" calcext:value-type="float">
            <text:p>0.04509292</text:p>
          </table:table-cell>
          <table:table-cell office:value-type="float" office:value="0.03843958" calcext:value-type="float">
            <text:p>0.03843958</text:p>
          </table:table-cell>
          <table:table-cell office:value-type="float" office:value="0.02476059" calcext:value-type="float">
            <text:p>0.02476059</text:p>
          </table:table-cell>
          <table:table-cell office:value-type="float" office:value="0.02160029" calcext:value-type="float">
            <text:p>0.02160029</text:p>
          </table:table-cell>
          <table:table-cell office:value-type="float" office:value="0.02084547" calcext:value-type="float">
            <text:p>0.02084547</text:p>
          </table:table-cell>
          <table:table-cell office:value-type="float" office:value="0.01739192" calcext:value-type="float">
            <text:p>0.01739192</text:p>
          </table:table-cell>
          <table:table-cell office:value-type="float" office:value="0.9761063" calcext:value-type="float">
            <text:p>0.9761063</text:p>
          </table:table-cell>
          <table:table-cell office:value-type="float" office:value="4.187189" calcext:value-type="float">
            <text:p>4.187189</text:p>
          </table:table-cell>
          <table:table-cell office:value-type="float" office:value="7.637167" calcext:value-type="float">
            <text:p>7.637167</text:p>
          </table:table-cell>
          <table:table-cell office:value-type="float" office:value="14.405" calcext:value-type="float">
            <text:p>14.405</text:p>
          </table:table-cell>
          <table:table-cell office:value-type="float" office:value="22.27132" calcext:value-type="float">
            <text:p>22.27132</text:p>
          </table:table-cell>
          <table:table-cell office:value-type="float" office:value="26.71953" calcext:value-type="float">
            <text:p>26.71953</text:p>
          </table:table-cell>
          <table:table-cell office:value-type="float" office:value="15.53051" calcext:value-type="float">
            <text:p>15.53051</text:p>
          </table:table-cell>
          <table:table-cell office:value-type="float" office:value="15.89524" calcext:value-type="float">
            <text:p>15.89524</text:p>
          </table:table-cell>
          <table:table-cell office:value-type="float" office:value="1793.813" calcext:value-type="float">
            <text:p>1793.813</text:p>
          </table:table-cell>
          <table:table-cell office:value-type="float" office:value="0" calcext:value-type="float">
            <text:p>0</text:p>
          </table:table-cell>
          <table:table-cell office:value-type="float" office:value="-0.06860199" calcext:value-type="float">
            <text:p>-0.0686019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1999" calcext:value-type="float">
            <text:p>28071999</text:p>
          </table:table-cell>
          <table:table-cell office:value-type="float" office:value="4.863336" calcext:value-type="float">
            <text:p>4.863336</text:p>
          </table:table-cell>
          <table:table-cell office:value-type="float" office:value="471.422" calcext:value-type="float">
            <text:p>471.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96621" calcext:value-type="float">
            <text:p>0.05496621</text:p>
          </table:table-cell>
          <table:table-cell office:value-type="float" office:value="17.36215" calcext:value-type="float">
            <text:p>17.36215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729647" calcext:value-type="float">
            <text:p>0.02729647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10065" calcext:value-type="float">
            <text:p>12.10065</text:p>
          </table:table-cell>
          <table:table-cell office:value-type="float" office:value="-0.1425251" calcext:value-type="float">
            <text:p>-0.1425251</text:p>
          </table:table-cell>
          <table:table-cell office:value-type="float" office:value="-0.02600074" calcext:value-type="float">
            <text:p>-0.02600074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790248" calcext:value-type="float">
            <text:p>7.790248</text:p>
          </table:table-cell>
          <table:table-cell office:value-type="float" office:value="0.406998" calcext:value-type="float">
            <text:p>0.406998</text:p>
          </table:table-cell>
          <table:table-cell office:value-type="float" office:value="0.04510185" calcext:value-type="float">
            <text:p>0.04510185</text:p>
          </table:table-cell>
          <table:table-cell office:value-type="float" office:value="0.04354823" calcext:value-type="float">
            <text:p>0.04354823</text:p>
          </table:table-cell>
          <table:table-cell office:value-type="float" office:value="0.03774238" calcext:value-type="float">
            <text:p>0.03774238</text:p>
          </table:table-cell>
          <table:table-cell office:value-type="float" office:value="0.02426791" calcext:value-type="float">
            <text:p>0.02426791</text:p>
          </table:table-cell>
          <table:table-cell office:value-type="float" office:value="0.02119932" calcext:value-type="float">
            <text:p>0.02119932</text:p>
          </table:table-cell>
          <table:table-cell office:value-type="float" office:value="0.02056411" calcext:value-type="float">
            <text:p>0.02056411</text:p>
          </table:table-cell>
          <table:table-cell office:value-type="float" office:value="0.01741417" calcext:value-type="float">
            <text:p>0.01741417</text:p>
          </table:table-cell>
          <table:table-cell office:value-type="float" office:value="1.074631" calcext:value-type="float">
            <text:p>1.074631</text:p>
          </table:table-cell>
          <table:table-cell office:value-type="float" office:value="4.762466" calcext:value-type="float">
            <text:p>4.762466</text:p>
          </table:table-cell>
          <table:table-cell office:value-type="float" office:value="8.016877" calcext:value-type="float">
            <text:p>8.016877</text:p>
          </table:table-cell>
          <table:table-cell office:value-type="float" office:value="14.64611" calcext:value-type="float">
            <text:p>14.64611</text:p>
          </table:table-cell>
          <table:table-cell office:value-type="float" office:value="22.16647" calcext:value-type="float">
            <text:p>22.16647</text:p>
          </table:table-cell>
          <table:table-cell office:value-type="float" office:value="26.10863" calcext:value-type="float">
            <text:p>26.10863</text:p>
          </table:table-cell>
          <table:table-cell office:value-type="float" office:value="15.34187" calcext:value-type="float">
            <text:p>15.34187</text:p>
          </table:table-cell>
          <table:table-cell office:value-type="float" office:value="15.90195" calcext:value-type="float">
            <text:p>15.90195</text:p>
          </table:table-cell>
          <table:table-cell office:value-type="float" office:value="2313.642" calcext:value-type="float">
            <text:p>2313.642</text:p>
          </table:table-cell>
          <table:table-cell office:value-type="float" office:value="0" calcext:value-type="float">
            <text:p>0</text:p>
          </table:table-cell>
          <table:table-cell office:value-type="float" office:value="-0.0686086" calcext:value-type="float">
            <text:p>-0.068608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1999" calcext:value-type="float">
            <text:p>29071999</text:p>
          </table:table-cell>
          <table:table-cell office:value-type="float" office:value="4.839198" calcext:value-type="float">
            <text:p>4.839198</text:p>
          </table:table-cell>
          <table:table-cell office:value-type="float" office:value="471.3444" calcext:value-type="float">
            <text:p>471.3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94297" calcext:value-type="float">
            <text:p>0.05594297</text:p>
          </table:table-cell>
          <table:table-cell office:value-type="float" office:value="17.38458" calcext:value-type="float">
            <text:p>17.38458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74915" calcext:value-type="float">
            <text:p>0.0274915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17116" calcext:value-type="float">
            <text:p>12.17116</text:p>
          </table:table-cell>
          <table:table-cell office:value-type="float" office:value="-0.1425608" calcext:value-type="float">
            <text:p>-0.1425608</text:p>
          </table:table-cell>
          <table:table-cell office:value-type="float" office:value="-0.02602209" calcext:value-type="float">
            <text:p>-0.02602209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770672" calcext:value-type="float">
            <text:p>7.770672</text:p>
          </table:table-cell>
          <table:table-cell office:value-type="float" office:value="0.4364001" calcext:value-type="float">
            <text:p>0.4364001</text:p>
          </table:table-cell>
          <table:table-cell office:value-type="float" office:value="0.04654089" calcext:value-type="float">
            <text:p>0.04654089</text:p>
          </table:table-cell>
          <table:table-cell office:value-type="float" office:value="0.04546897" calcext:value-type="float">
            <text:p>0.04546897</text:p>
          </table:table-cell>
          <table:table-cell office:value-type="float" office:value="0.03923377" calcext:value-type="float">
            <text:p>0.03923377</text:p>
          </table:table-cell>
          <table:table-cell office:value-type="float" office:value="0.02481696" calcext:value-type="float">
            <text:p>0.02481696</text:p>
          </table:table-cell>
          <table:table-cell office:value-type="float" office:value="0.02140681" calcext:value-type="float">
            <text:p>0.02140681</text:p>
          </table:table-cell>
          <table:table-cell office:value-type="float" office:value="0.02029999" calcext:value-type="float">
            <text:p>0.02029999</text:p>
          </table:table-cell>
          <table:table-cell office:value-type="float" office:value="0.01741666" calcext:value-type="float">
            <text:p>0.01741666</text:p>
          </table:table-cell>
          <table:table-cell office:value-type="float" office:value="1.210797" calcext:value-type="float">
            <text:p>1.210797</text:p>
          </table:table-cell>
          <table:table-cell office:value-type="float" office:value="5.316693" calcext:value-type="float">
            <text:p>5.316693</text:p>
          </table:table-cell>
          <table:table-cell office:value-type="float" office:value="8.423713" calcext:value-type="float">
            <text:p>8.423713</text:p>
          </table:table-cell>
          <table:table-cell office:value-type="float" office:value="14.94037" calcext:value-type="float">
            <text:p>14.94037</text:p>
          </table:table-cell>
          <table:table-cell office:value-type="float" office:value="22.18297" calcext:value-type="float">
            <text:p>22.18297</text:p>
          </table:table-cell>
          <table:table-cell office:value-type="float" office:value="25.72287" calcext:value-type="float">
            <text:p>25.72287</text:p>
          </table:table-cell>
          <table:table-cell office:value-type="float" office:value="15.27124" calcext:value-type="float">
            <text:p>15.27124</text:p>
          </table:table-cell>
          <table:table-cell office:value-type="float" office:value="15.87879" calcext:value-type="float">
            <text:p>15.87879</text:p>
          </table:table-cell>
          <table:table-cell office:value-type="float" office:value="2900.049" calcext:value-type="float">
            <text:p>2900.049</text:p>
          </table:table-cell>
          <table:table-cell office:value-type="float" office:value="0" calcext:value-type="float">
            <text:p>0</text:p>
          </table:table-cell>
          <table:table-cell office:value-type="float" office:value="-0.06861448" calcext:value-type="float">
            <text:p>-0.068614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1999" calcext:value-type="float">
            <text:p>30071999</text:p>
          </table:table-cell>
          <table:table-cell office:value-type="float" office:value="4.812209" calcext:value-type="float">
            <text:p>4.812209</text:p>
          </table:table-cell>
          <table:table-cell office:value-type="float" office:value="471.2608" calcext:value-type="float">
            <text:p>471.2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28803" calcext:value-type="float">
            <text:p>0.05728803</text:p>
          </table:table-cell>
          <table:table-cell office:value-type="float" office:value="17.43817" calcext:value-type="float">
            <text:p>17.43817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762978" calcext:value-type="float">
            <text:p>0.02762978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2192" calcext:value-type="float">
            <text:p>12.2192</text:p>
          </table:table-cell>
          <table:table-cell office:value-type="float" office:value="-0.1426103" calcext:value-type="float">
            <text:p>-0.1426103</text:p>
          </table:table-cell>
          <table:table-cell office:value-type="float" office:value="-0.02604499" calcext:value-type="float">
            <text:p>-0.02604499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736692" calcext:value-type="float">
            <text:p>7.736692</text:p>
          </table:table-cell>
          <table:table-cell office:value-type="float" office:value="0.4669378" calcext:value-type="float">
            <text:p>0.4669378</text:p>
          </table:table-cell>
          <table:table-cell office:value-type="float" office:value="0.05045593" calcext:value-type="float">
            <text:p>0.05045593</text:p>
          </table:table-cell>
          <table:table-cell office:value-type="float" office:value="0.04875078" calcext:value-type="float">
            <text:p>0.04875078</text:p>
          </table:table-cell>
          <table:table-cell office:value-type="float" office:value="0.04174339" calcext:value-type="float">
            <text:p>0.04174339</text:p>
          </table:table-cell>
          <table:table-cell office:value-type="float" office:value="0.02612868" calcext:value-type="float">
            <text:p>0.02612868</text:p>
          </table:table-cell>
          <table:table-cell office:value-type="float" office:value="0.022263" calcext:value-type="float">
            <text:p>0.022263</text:p>
          </table:table-cell>
          <table:table-cell office:value-type="float" office:value="0.02017125" calcext:value-type="float">
            <text:p>0.02017125</text:p>
          </table:table-cell>
          <table:table-cell office:value-type="float" office:value="0.01739644" calcext:value-type="float">
            <text:p>0.01739644</text:p>
          </table:table-cell>
          <table:table-cell office:value-type="float" office:value="1.362323" calcext:value-type="float">
            <text:p>1.362323</text:p>
          </table:table-cell>
          <table:table-cell office:value-type="float" office:value="5.947307" calcext:value-type="float">
            <text:p>5.947307</text:p>
          </table:table-cell>
          <table:table-cell office:value-type="float" office:value="8.904227" calcext:value-type="float">
            <text:p>8.904227</text:p>
          </table:table-cell>
          <table:table-cell office:value-type="float" office:value="15.30607" calcext:value-type="float">
            <text:p>15.30607</text:p>
          </table:table-cell>
          <table:table-cell office:value-type="float" office:value="22.29939" calcext:value-type="float">
            <text:p>22.29939</text:p>
          </table:table-cell>
          <table:table-cell office:value-type="float" office:value="25.50386" calcext:value-type="float">
            <text:p>25.50386</text:p>
          </table:table-cell>
          <table:table-cell office:value-type="float" office:value="15.27598" calcext:value-type="float">
            <text:p>15.27598</text:p>
          </table:table-cell>
          <table:table-cell office:value-type="float" office:value="15.84163" calcext:value-type="float">
            <text:p>15.84163</text:p>
          </table:table-cell>
          <table:table-cell office:value-type="float" office:value="3612.22" calcext:value-type="float">
            <text:p>3612.22</text:p>
          </table:table-cell>
          <table:table-cell office:value-type="float" office:value="0" calcext:value-type="float">
            <text:p>0</text:p>
          </table:table-cell>
          <table:table-cell office:value-type="float" office:value="-0.06862026" calcext:value-type="float">
            <text:p>-0.068620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1999" calcext:value-type="float">
            <text:p>31071999</text:p>
          </table:table-cell>
          <table:table-cell office:value-type="float" office:value="4.788919" calcext:value-type="float">
            <text:p>4.788919</text:p>
          </table:table-cell>
          <table:table-cell office:value-type="float" office:value="471.1815" calcext:value-type="float">
            <text:p>471.1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90557" calcext:value-type="float">
            <text:p>0.05690557</text:p>
          </table:table-cell>
          <table:table-cell office:value-type="float" office:value="17.50079" calcext:value-type="float">
            <text:p>17.50079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772966" calcext:value-type="float">
            <text:p>0.02772966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25283" calcext:value-type="float">
            <text:p>12.25283</text:p>
          </table:table-cell>
          <table:table-cell office:value-type="float" office:value="-0.1427176" calcext:value-type="float">
            <text:p>-0.1427176</text:p>
          </table:table-cell>
          <table:table-cell office:value-type="float" office:value="-0.02606589" calcext:value-type="float">
            <text:p>-0.02606589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725504" calcext:value-type="float">
            <text:p>7.725504</text:p>
          </table:table-cell>
          <table:table-cell office:value-type="float" office:value="0.4820138" calcext:value-type="float">
            <text:p>0.4820138</text:p>
          </table:table-cell>
          <table:table-cell office:value-type="float" office:value="0.04352103" calcext:value-type="float">
            <text:p>0.04352103</text:p>
          </table:table-cell>
          <table:table-cell office:value-type="float" office:value="0.0440099" calcext:value-type="float">
            <text:p>0.0440099</text:p>
          </table:table-cell>
          <table:table-cell office:value-type="float" office:value="0.03873625" calcext:value-type="float">
            <text:p>0.03873625</text:p>
          </table:table-cell>
          <table:table-cell office:value-type="float" office:value="0.02488375" calcext:value-type="float">
            <text:p>0.02488375</text:p>
          </table:table-cell>
          <table:table-cell office:value-type="float" office:value="0.02164248" calcext:value-type="float">
            <text:p>0.02164248</text:p>
          </table:table-cell>
          <table:table-cell office:value-type="float" office:value="0.02003326" calcext:value-type="float">
            <text:p>0.02003326</text:p>
          </table:table-cell>
          <table:table-cell office:value-type="float" office:value="0.01737364" calcext:value-type="float">
            <text:p>0.01737364</text:p>
          </table:table-cell>
          <table:table-cell office:value-type="float" office:value="1.70135" calcext:value-type="float">
            <text:p>1.70135</text:p>
          </table:table-cell>
          <table:table-cell office:value-type="float" office:value="6.37916" calcext:value-type="float">
            <text:p>6.37916</text:p>
          </table:table-cell>
          <table:table-cell office:value-type="float" office:value="9.338725" calcext:value-type="float">
            <text:p>9.338725</text:p>
          </table:table-cell>
          <table:table-cell office:value-type="float" office:value="15.67515" calcext:value-type="float">
            <text:p>15.67515</text:p>
          </table:table-cell>
          <table:table-cell office:value-type="float" office:value="22.45752" calcext:value-type="float">
            <text:p>22.45752</text:p>
          </table:table-cell>
          <table:table-cell office:value-type="float" office:value="25.38749" calcext:value-type="float">
            <text:p>25.38749</text:p>
          </table:table-cell>
          <table:table-cell office:value-type="float" office:value="15.33073" calcext:value-type="float">
            <text:p>15.33073</text:p>
          </table:table-cell>
          <table:table-cell office:value-type="float" office:value="15.80134" calcext:value-type="float">
            <text:p>15.80134</text:p>
          </table:table-cell>
          <table:table-cell office:value-type="float" office:value="3995.58" calcext:value-type="float">
            <text:p>3995.58</text:p>
          </table:table-cell>
          <table:table-cell office:value-type="float" office:value="0" calcext:value-type="float">
            <text:p>0</text:p>
          </table:table-cell>
          <table:table-cell office:value-type="float" office:value="-0.0686648" calcext:value-type="float">
            <text:p>-0.06866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1999" calcext:value-type="float">
            <text:p>1081999</text:p>
          </table:table-cell>
          <table:table-cell office:value-type="float" office:value="4.764659" calcext:value-type="float">
            <text:p>4.764659</text:p>
          </table:table-cell>
          <table:table-cell office:value-type="float" office:value="471.1023" calcext:value-type="float">
            <text:p>471.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59422" calcext:value-type="float">
            <text:p>0.05759422</text:p>
          </table:table-cell>
          <table:table-cell office:value-type="float" office:value="17.57087" calcext:value-type="float">
            <text:p>17.57087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78046" calcext:value-type="float">
            <text:p>0.0278046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27756" calcext:value-type="float">
            <text:p>12.27756</text:p>
          </table:table-cell>
          <table:table-cell office:value-type="float" office:value="-0.1429347" calcext:value-type="float">
            <text:p>-0.1429347</text:p>
          </table:table-cell>
          <table:table-cell office:value-type="float" office:value="-0.02608979" calcext:value-type="float">
            <text:p>-0.02608979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70256" calcext:value-type="float">
            <text:p>7.70256</text:p>
          </table:table-cell>
          <table:table-cell office:value-type="float" office:value="0.4937942" calcext:value-type="float">
            <text:p>0.4937942</text:p>
          </table:table-cell>
          <table:table-cell office:value-type="float" office:value="0.04543133" calcext:value-type="float">
            <text:p>0.04543133</text:p>
          </table:table-cell>
          <table:table-cell office:value-type="float" office:value="0.04522262" calcext:value-type="float">
            <text:p>0.04522262</text:p>
          </table:table-cell>
          <table:table-cell office:value-type="float" office:value="0.03974719" calcext:value-type="float">
            <text:p>0.03974719</text:p>
          </table:table-cell>
          <table:table-cell office:value-type="float" office:value="0.02537819" calcext:value-type="float">
            <text:p>0.02537819</text:p>
          </table:table-cell>
          <table:table-cell office:value-type="float" office:value="0.02190011" calcext:value-type="float">
            <text:p>0.02190011</text:p>
          </table:table-cell>
          <table:table-cell office:value-type="float" office:value="0.01993811" calcext:value-type="float">
            <text:p>0.01993811</text:p>
          </table:table-cell>
          <table:table-cell office:value-type="float" office:value="0.01734906" calcext:value-type="float">
            <text:p>0.01734906</text:p>
          </table:table-cell>
          <table:table-cell office:value-type="float" office:value="1.801624" calcext:value-type="float">
            <text:p>1.801624</text:p>
          </table:table-cell>
          <table:table-cell office:value-type="float" office:value="6.978356" calcext:value-type="float">
            <text:p>6.978356</text:p>
          </table:table-cell>
          <table:table-cell office:value-type="float" office:value="9.792567" calcext:value-type="float">
            <text:p>9.792567</text:p>
          </table:table-cell>
          <table:table-cell office:value-type="float" office:value="16.04383" calcext:value-type="float">
            <text:p>16.04383</text:p>
          </table:table-cell>
          <table:table-cell office:value-type="float" office:value="22.6297" calcext:value-type="float">
            <text:p>22.6297</text:p>
          </table:table-cell>
          <table:table-cell office:value-type="float" office:value="25.3248" calcext:value-type="float">
            <text:p>25.3248</text:p>
          </table:table-cell>
          <table:table-cell office:value-type="float" office:value="15.40141" calcext:value-type="float">
            <text:p>15.40141</text:p>
          </table:table-cell>
          <table:table-cell office:value-type="float" office:value="15.762" calcext:value-type="float">
            <text:p>15.762</text:p>
          </table:table-cell>
          <table:table-cell office:value-type="float" office:value="4644.256" calcext:value-type="float">
            <text:p>4644.256</text:p>
          </table:table-cell>
          <table:table-cell office:value-type="float" office:value="0" calcext:value-type="float">
            <text:p>0</text:p>
          </table:table-cell>
          <table:table-cell office:value-type="float" office:value="-0.06876072" calcext:value-type="float">
            <text:p>-0.0687607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1999" calcext:value-type="float">
            <text:p>2081999</text:p>
          </table:table-cell>
          <table:table-cell office:value-type="float" office:value="4.745113" calcext:value-type="float">
            <text:p>4.745113</text:p>
          </table:table-cell>
          <table:table-cell office:value-type="float" office:value="471.0316" calcext:value-type="float">
            <text:p>471.0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45971" calcext:value-type="float">
            <text:p>0.05645971</text:p>
          </table:table-cell>
          <table:table-cell office:value-type="float" office:value="17.63599" calcext:value-type="float">
            <text:p>17.63599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786357" calcext:value-type="float">
            <text:p>0.02786357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29656" calcext:value-type="float">
            <text:p>12.29656</text:p>
          </table:table-cell>
          <table:table-cell office:value-type="float" office:value="-0.142968" calcext:value-type="float">
            <text:p>-0.142968</text:p>
          </table:table-cell>
          <table:table-cell office:value-type="float" office:value="-0.02611123" calcext:value-type="float">
            <text:p>-0.02611123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695296" calcext:value-type="float">
            <text:p>7.695296</text:p>
          </table:table-cell>
          <table:table-cell office:value-type="float" office:value="0.4752002" calcext:value-type="float">
            <text:p>0.4752002</text:p>
          </table:table-cell>
          <table:table-cell office:value-type="float" office:value="0.03890013" calcext:value-type="float">
            <text:p>0.03890013</text:p>
          </table:table-cell>
          <table:table-cell office:value-type="float" office:value="0.03937345" calcext:value-type="float">
            <text:p>0.03937345</text:p>
          </table:table-cell>
          <table:table-cell office:value-type="float" office:value="0.03539187" calcext:value-type="float">
            <text:p>0.03539187</text:p>
          </table:table-cell>
          <table:table-cell office:value-type="float" office:value="0.02309911" calcext:value-type="float">
            <text:p>0.02309911</text:p>
          </table:table-cell>
          <table:table-cell office:value-type="float" office:value="0.02034982" calcext:value-type="float">
            <text:p>0.02034982</text:p>
          </table:table-cell>
          <table:table-cell office:value-type="float" office:value="0.01977643" calcext:value-type="float">
            <text:p>0.01977643</text:p>
          </table:table-cell>
          <table:table-cell office:value-type="float" office:value="0.01732844" calcext:value-type="float">
            <text:p>0.01732844</text:p>
          </table:table-cell>
          <table:table-cell office:value-type="float" office:value="1.880969" calcext:value-type="float">
            <text:p>1.880969</text:p>
          </table:table-cell>
          <table:table-cell office:value-type="float" office:value="7.454883" calcext:value-type="float">
            <text:p>7.454883</text:p>
          </table:table-cell>
          <table:table-cell office:value-type="float" office:value="10.1714" calcext:value-type="float">
            <text:p>10.1714</text:p>
          </table:table-cell>
          <table:table-cell office:value-type="float" office:value="16.38521" calcext:value-type="float">
            <text:p>16.38521</text:p>
          </table:table-cell>
          <table:table-cell office:value-type="float" office:value="22.80443" calcext:value-type="float">
            <text:p>22.80443</text:p>
          </table:table-cell>
          <table:table-cell office:value-type="float" office:value="25.29303" calcext:value-type="float">
            <text:p>25.29303</text:p>
          </table:table-cell>
          <table:table-cell office:value-type="float" office:value="15.4882" calcext:value-type="float">
            <text:p>15.4882</text:p>
          </table:table-cell>
          <table:table-cell office:value-type="float" office:value="15.72437" calcext:value-type="float">
            <text:p>15.72437</text:p>
          </table:table-cell>
          <table:table-cell office:value-type="float" office:value="4966.25" calcext:value-type="float">
            <text:p>4966.25</text:p>
          </table:table-cell>
          <table:table-cell office:value-type="float" office:value="0" calcext:value-type="float">
            <text:p>0</text:p>
          </table:table-cell>
          <table:table-cell office:value-type="float" office:value="-0.0687645" calcext:value-type="float">
            <text:p>-0.068764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1999" calcext:value-type="float">
            <text:p>3081999</text:p>
          </table:table-cell>
          <table:table-cell office:value-type="float" office:value="4.726827" calcext:value-type="float">
            <text:p>4.726827</text:p>
          </table:table-cell>
          <table:table-cell office:value-type="float" office:value="470.965" calcext:value-type="float">
            <text:p>470.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15" calcext:value-type="float">
            <text:p>0.05615</text:p>
          </table:table-cell>
          <table:table-cell office:value-type="float" office:value="17.70046" calcext:value-type="float">
            <text:p>17.70046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791448" calcext:value-type="float">
            <text:p>0.02791448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31163" calcext:value-type="float">
            <text:p>12.31163</text:p>
          </table:table-cell>
          <table:table-cell office:value-type="float" office:value="-0.1429926" calcext:value-type="float">
            <text:p>-0.1429926</text:p>
          </table:table-cell>
          <table:table-cell office:value-type="float" office:value="-0.02613045" calcext:value-type="float">
            <text:p>-0.02613045</text:p>
          </table:table-cell>
          <table:table-cell office:value-type="float" office:value="0.000000001856174" calcext:value-type="float">
            <text:p>1.856174E-09</text:p>
          </table:table-cell>
          <table:table-cell office:value-type="float" office:value="7.686655" calcext:value-type="float">
            <text:p>7.686655</text:p>
          </table:table-cell>
          <table:table-cell office:value-type="float" office:value="0.4769444" calcext:value-type="float">
            <text:p>0.4769444</text:p>
          </table:table-cell>
          <table:table-cell office:value-type="float" office:value="0.03663278" calcext:value-type="float">
            <text:p>0.03663278</text:p>
          </table:table-cell>
          <table:table-cell office:value-type="float" office:value="0.03697415" calcext:value-type="float">
            <text:p>0.03697415</text:p>
          </table:table-cell>
          <table:table-cell office:value-type="float" office:value="0.03335516" calcext:value-type="float">
            <text:p>0.03335516</text:p>
          </table:table-cell>
          <table:table-cell office:value-type="float" office:value="0.02205534" calcext:value-type="float">
            <text:p>0.02205534</text:p>
          </table:table-cell>
          <table:table-cell office:value-type="float" office:value="0.01968431" calcext:value-type="float">
            <text:p>0.01968431</text:p>
          </table:table-cell>
          <table:table-cell office:value-type="float" office:value="0.01968814" calcext:value-type="float">
            <text:p>0.01968814</text:p>
          </table:table-cell>
          <table:table-cell office:value-type="float" office:value="0.01731297" calcext:value-type="float">
            <text:p>0.01731297</text:p>
          </table:table-cell>
          <table:table-cell office:value-type="float" office:value="2.152163" calcext:value-type="float">
            <text:p>2.152163</text:p>
          </table:table-cell>
          <table:table-cell office:value-type="float" office:value="7.855656" calcext:value-type="float">
            <text:p>7.855656</text:p>
          </table:table-cell>
          <table:table-cell office:value-type="float" office:value="10.52656" calcext:value-type="float">
            <text:p>10.52656</text:p>
          </table:table-cell>
          <table:table-cell office:value-type="float" office:value="16.6889" calcext:value-type="float">
            <text:p>16.6889</text:p>
          </table:table-cell>
          <table:table-cell office:value-type="float" office:value="22.97244" calcext:value-type="float">
            <text:p>22.97244</text:p>
          </table:table-cell>
          <table:table-cell office:value-type="float" office:value="25.27823" calcext:value-type="float">
            <text:p>25.27823</text:p>
          </table:table-cell>
          <table:table-cell office:value-type="float" office:value="15.58133" calcext:value-type="float">
            <text:p>15.58133</text:p>
          </table:table-cell>
          <table:table-cell office:value-type="float" office:value="15.69046" calcext:value-type="float">
            <text:p>15.69046</text:p>
          </table:table-cell>
          <table:table-cell office:value-type="float" office:value="5241.936" calcext:value-type="float">
            <text:p>5241.936</text:p>
          </table:table-cell>
          <table:table-cell office:value-type="float" office:value="0" calcext:value-type="float">
            <text:p>0</text:p>
          </table:table-cell>
          <table:table-cell office:value-type="float" office:value="-0.06876755" calcext:value-type="float">
            <text:p>-0.0687675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1999" calcext:value-type="float">
            <text:p>4081999</text:p>
          </table:table-cell>
          <table:table-cell office:value-type="float" office:value="4.71163" calcext:value-type="float">
            <text:p>4.71163</text:p>
          </table:table-cell>
          <table:table-cell office:value-type="float" office:value="470.9077" calcext:value-type="float">
            <text:p>470.9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43049" calcext:value-type="float">
            <text:p>0.05343049</text:p>
          </table:table-cell>
          <table:table-cell office:value-type="float" office:value="17.7581" calcext:value-type="float">
            <text:p>17.7581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796327" calcext:value-type="float">
            <text:p>0.02796327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32503" calcext:value-type="float">
            <text:p>12.32503</text:p>
          </table:table-cell>
          <table:table-cell office:value-type="float" office:value="-0.1430214" calcext:value-type="float">
            <text:p>-0.1430214</text:p>
          </table:table-cell>
          <table:table-cell office:value-type="float" office:value="-0.02613249" calcext:value-type="float">
            <text:p>-0.02613249</text:p>
          </table:table-cell>
          <table:table-cell office:value-type="float" office:value="0.000000002380249" calcext:value-type="float">
            <text:p>2.380249E-09</text:p>
          </table:table-cell>
          <table:table-cell office:value-type="float" office:value="7.680521" calcext:value-type="float">
            <text:p>7.680521</text:p>
          </table:table-cell>
          <table:table-cell office:value-type="float" office:value="0.3216073" calcext:value-type="float">
            <text:p>0.3216073</text:p>
          </table:table-cell>
          <table:table-cell office:value-type="float" office:value="0.03209192" calcext:value-type="float">
            <text:p>0.03209192</text:p>
          </table:table-cell>
          <table:table-cell office:value-type="float" office:value="0.03191858" calcext:value-type="float">
            <text:p>0.03191858</text:p>
          </table:table-cell>
          <table:table-cell office:value-type="float" office:value="0.02861242" calcext:value-type="float">
            <text:p>0.02861242</text:p>
          </table:table-cell>
          <table:table-cell office:value-type="float" office:value="0.02108485" calcext:value-type="float">
            <text:p>0.02108485</text:p>
          </table:table-cell>
          <table:table-cell office:value-type="float" office:value="0.01934669" calcext:value-type="float">
            <text:p>0.01934669</text:p>
          </table:table-cell>
          <table:table-cell office:value-type="float" office:value="0.01965546" calcext:value-type="float">
            <text:p>0.01965546</text:p>
          </table:table-cell>
          <table:table-cell office:value-type="float" office:value="0.01730993" calcext:value-type="float">
            <text:p>0.01730993</text:p>
          </table:table-cell>
          <table:table-cell office:value-type="float" office:value="3.695236" calcext:value-type="float">
            <text:p>3.695236</text:p>
          </table:table-cell>
          <table:table-cell office:value-type="float" office:value="7.841192" calcext:value-type="float">
            <text:p>7.841192</text:p>
          </table:table-cell>
          <table:table-cell office:value-type="float" office:value="10.75475" calcext:value-type="float">
            <text:p>10.75475</text:p>
          </table:table-cell>
          <table:table-cell office:value-type="float" office:value="16.90469" calcext:value-type="float">
            <text:p>16.90469</text:p>
          </table:table-cell>
          <table:table-cell office:value-type="float" office:value="23.10569" calcext:value-type="float">
            <text:p>23.10569</text:p>
          </table:table-cell>
          <table:table-cell office:value-type="float" office:value="25.27009" calcext:value-type="float">
            <text:p>25.27009</text:p>
          </table:table-cell>
          <table:table-cell office:value-type="float" office:value="15.66997" calcext:value-type="float">
            <text:p>15.66997</text:p>
          </table:table-cell>
          <table:table-cell office:value-type="float" office:value="15.66002" calcext:value-type="float">
            <text:p>15.66002</text:p>
          </table:table-cell>
          <table:table-cell office:value-type="float" office:value="5390.255" calcext:value-type="float">
            <text:p>5390.255</text:p>
          </table:table-cell>
          <table:table-cell office:value-type="float" office:value="0" calcext:value-type="float">
            <text:p>0</text:p>
          </table:table-cell>
          <table:table-cell office:value-type="float" office:value="-0.06877007" calcext:value-type="float">
            <text:p>-0.068770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1999" calcext:value-type="float">
            <text:p>5081999</text:p>
          </table:table-cell>
          <table:table-cell office:value-type="float" office:value="4.69611" calcext:value-type="float">
            <text:p>4.69611</text:p>
          </table:table-cell>
          <table:table-cell office:value-type="float" office:value="470.8512" calcext:value-type="float">
            <text:p>470.8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10557" calcext:value-type="float">
            <text:p>0.05310557</text:p>
          </table:table-cell>
          <table:table-cell office:value-type="float" office:value="17.81306" calcext:value-type="float">
            <text:p>17.81306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800897" calcext:value-type="float">
            <text:p>0.02800897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3357" calcext:value-type="float">
            <text:p>12.3357</text:p>
          </table:table-cell>
          <table:table-cell office:value-type="float" office:value="-0.1431973" calcext:value-type="float">
            <text:p>-0.1431973</text:p>
          </table:table-cell>
          <table:table-cell office:value-type="float" office:value="-0.02613382" calcext:value-type="float">
            <text:p>-0.02613382</text:p>
          </table:table-cell>
          <table:table-cell office:value-type="float" office:value="0.000000002380249" calcext:value-type="float">
            <text:p>2.380249E-09</text:p>
          </table:table-cell>
          <table:table-cell office:value-type="float" office:value="7.671829" calcext:value-type="float">
            <text:p>7.671829</text:p>
          </table:table-cell>
          <table:table-cell office:value-type="float" office:value="0.2896677" calcext:value-type="float">
            <text:p>0.2896677</text:p>
          </table:table-cell>
          <table:table-cell office:value-type="float" office:value="0.03221313" calcext:value-type="float">
            <text:p>0.03221313</text:p>
          </table:table-cell>
          <table:table-cell office:value-type="float" office:value="0.03195732" calcext:value-type="float">
            <text:p>0.03195732</text:p>
          </table:table-cell>
          <table:table-cell office:value-type="float" office:value="0.02877592" calcext:value-type="float">
            <text:p>0.02877592</text:p>
          </table:table-cell>
          <table:table-cell office:value-type="float" office:value="0.02075476" calcext:value-type="float">
            <text:p>0.02075476</text:p>
          </table:table-cell>
          <table:table-cell office:value-type="float" office:value="0.01920594" calcext:value-type="float">
            <text:p>0.01920594</text:p>
          </table:table-cell>
          <table:table-cell office:value-type="float" office:value="0.01965382" calcext:value-type="float">
            <text:p>0.01965382</text:p>
          </table:table-cell>
          <table:table-cell office:value-type="float" office:value="0.01733717" calcext:value-type="float">
            <text:p>0.01733717</text:p>
          </table:table-cell>
          <table:table-cell office:value-type="float" office:value="4.050952" calcext:value-type="float">
            <text:p>4.050952</text:p>
          </table:table-cell>
          <table:table-cell office:value-type="float" office:value="8.571547" calcext:value-type="float">
            <text:p>8.571547</text:p>
          </table:table-cell>
          <table:table-cell office:value-type="float" office:value="11.07978" calcext:value-type="float">
            <text:p>11.07978</text:p>
          </table:table-cell>
          <table:table-cell office:value-type="float" office:value="17.10002" calcext:value-type="float">
            <text:p>17.10002</text:p>
          </table:table-cell>
          <table:table-cell office:value-type="float" office:value="23.16592" calcext:value-type="float">
            <text:p>23.16592</text:p>
          </table:table-cell>
          <table:table-cell office:value-type="float" office:value="25.2329" calcext:value-type="float">
            <text:p>25.2329</text:p>
          </table:table-cell>
          <table:table-cell office:value-type="float" office:value="15.75385" calcext:value-type="float">
            <text:p>15.75385</text:p>
          </table:table-cell>
          <table:table-cell office:value-type="float" office:value="15.63126" calcext:value-type="float">
            <text:p>15.63126</text:p>
          </table:table-cell>
          <table:table-cell office:value-type="float" office:value="5626.683" calcext:value-type="float">
            <text:p>5626.683</text:p>
          </table:table-cell>
          <table:table-cell office:value-type="float" office:value="0" calcext:value-type="float">
            <text:p>0</text:p>
          </table:table-cell>
          <table:table-cell office:value-type="float" office:value="-0.06879956" calcext:value-type="float">
            <text:p>-0.0687995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1999" calcext:value-type="float">
            <text:p>6081999</text:p>
          </table:table-cell>
          <table:table-cell office:value-type="float" office:value="4.683159" calcext:value-type="float">
            <text:p>4.683159</text:p>
          </table:table-cell>
          <table:table-cell office:value-type="float" office:value="470.8" calcext:value-type="float">
            <text:p>47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14833" calcext:value-type="float">
            <text:p>0.05214833</text:p>
          </table:table-cell>
          <table:table-cell office:value-type="float" office:value="17.8675" calcext:value-type="float">
            <text:p>17.8675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805392" calcext:value-type="float">
            <text:p>0.02805392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34542" calcext:value-type="float">
            <text:p>12.34542</text:p>
          </table:table-cell>
          <table:table-cell office:value-type="float" office:value="-0.1432198" calcext:value-type="float">
            <text:p>-0.1432198</text:p>
          </table:table-cell>
          <table:table-cell office:value-type="float" office:value="-0.02613642" calcext:value-type="float">
            <text:p>-0.02613642</text:p>
          </table:table-cell>
          <table:table-cell office:value-type="float" office:value="0.000000002380249" calcext:value-type="float">
            <text:p>2.380249E-09</text:p>
          </table:table-cell>
          <table:table-cell office:value-type="float" office:value="7.664844" calcext:value-type="float">
            <text:p>7.664844</text:p>
          </table:table-cell>
          <table:table-cell office:value-type="float" office:value="0.2331207" calcext:value-type="float">
            <text:p>0.2331207</text:p>
          </table:table-cell>
          <table:table-cell office:value-type="float" office:value="0.03207533" calcext:value-type="float">
            <text:p>0.03207533</text:p>
          </table:table-cell>
          <table:table-cell office:value-type="float" office:value="0.03011535" calcext:value-type="float">
            <text:p>0.03011535</text:p>
          </table:table-cell>
          <table:table-cell office:value-type="float" office:value="0.02672919" calcext:value-type="float">
            <text:p>0.02672919</text:p>
          </table:table-cell>
          <table:table-cell office:value-type="float" office:value="0.02065822" calcext:value-type="float">
            <text:p>0.02065822</text:p>
          </table:table-cell>
          <table:table-cell office:value-type="float" office:value="0.01914732" calcext:value-type="float">
            <text:p>0.01914732</text:p>
          </table:table-cell>
          <table:table-cell office:value-type="float" office:value="0.01966163" calcext:value-type="float">
            <text:p>0.01966163</text:p>
          </table:table-cell>
          <table:table-cell office:value-type="float" office:value="0.0173655" calcext:value-type="float">
            <text:p>0.0173655</text:p>
          </table:table-cell>
          <table:table-cell office:value-type="float" office:value="4.10616" calcext:value-type="float">
            <text:p>4.10616</text:p>
          </table:table-cell>
          <table:table-cell office:value-type="float" office:value="7.305737" calcext:value-type="float">
            <text:p>7.305737</text:p>
          </table:table-cell>
          <table:table-cell office:value-type="float" office:value="11.57375" calcext:value-type="float">
            <text:p>11.57375</text:p>
          </table:table-cell>
          <table:table-cell office:value-type="float" office:value="17.57444" calcext:value-type="float">
            <text:p>17.57444</text:p>
          </table:table-cell>
          <table:table-cell office:value-type="float" office:value="23.38903" calcext:value-type="float">
            <text:p>23.38903</text:p>
          </table:table-cell>
          <table:table-cell office:value-type="float" office:value="25.2394" calcext:value-type="float">
            <text:p>25.2394</text:p>
          </table:table-cell>
          <table:table-cell office:value-type="float" office:value="15.83022" calcext:value-type="float">
            <text:p>15.83022</text:p>
          </table:table-cell>
          <table:table-cell office:value-type="float" office:value="15.60487" calcext:value-type="float">
            <text:p>15.60487</text:p>
          </table:table-cell>
          <table:table-cell office:value-type="float" office:value="5696.112" calcext:value-type="float">
            <text:p>5696.112</text:p>
          </table:table-cell>
          <table:table-cell office:value-type="float" office:value="0" calcext:value-type="float">
            <text:p>0</text:p>
          </table:table-cell>
          <table:table-cell office:value-type="float" office:value="-0.06880151" calcext:value-type="float">
            <text:p>-0.0688015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1999" calcext:value-type="float">
            <text:p>7081999</text:p>
          </table:table-cell>
          <table:table-cell office:value-type="float" office:value="4.669667" calcext:value-type="float">
            <text:p>4.669667</text:p>
          </table:table-cell>
          <table:table-cell office:value-type="float" office:value="470.7498" calcext:value-type="float">
            <text:p>470.7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97471" calcext:value-type="float">
            <text:p>0.05197471</text:p>
          </table:table-cell>
          <table:table-cell office:value-type="float" office:value="17.89277" calcext:value-type="float">
            <text:p>17.89277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814838" calcext:value-type="float">
            <text:p>0.02814838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37842" calcext:value-type="float">
            <text:p>12.37842</text:p>
          </table:table-cell>
          <table:table-cell office:value-type="float" office:value="-0.1432447" calcext:value-type="float">
            <text:p>-0.1432447</text:p>
          </table:table-cell>
          <table:table-cell office:value-type="float" office:value="-0.02613608" calcext:value-type="float">
            <text:p>-0.02613608</text:p>
          </table:table-cell>
          <table:table-cell office:value-type="float" office:value="0.000000002541178" calcext:value-type="float">
            <text:p>2.541178E-09</text:p>
          </table:table-cell>
          <table:table-cell office:value-type="float" office:value="7.656068" calcext:value-type="float">
            <text:p>7.656068</text:p>
          </table:table-cell>
          <table:table-cell office:value-type="float" office:value="0.2179115" calcext:value-type="float">
            <text:p>0.2179115</text:p>
          </table:table-cell>
          <table:table-cell office:value-type="float" office:value="0.03123615" calcext:value-type="float">
            <text:p>0.03123615</text:p>
          </table:table-cell>
          <table:table-cell office:value-type="float" office:value="0.02972638" calcext:value-type="float">
            <text:p>0.02972638</text:p>
          </table:table-cell>
          <table:table-cell office:value-type="float" office:value="0.02631961" calcext:value-type="float">
            <text:p>0.02631961</text:p>
          </table:table-cell>
          <table:table-cell office:value-type="float" office:value="0.02061926" calcext:value-type="float">
            <text:p>0.02061926</text:p>
          </table:table-cell>
          <table:table-cell office:value-type="float" office:value="0.0191689" calcext:value-type="float">
            <text:p>0.0191689</text:p>
          </table:table-cell>
          <table:table-cell office:value-type="float" office:value="0.01969748" calcext:value-type="float">
            <text:p>0.01969748</text:p>
          </table:table-cell>
          <table:table-cell office:value-type="float" office:value="0.01741707" calcext:value-type="float">
            <text:p>0.01741707</text:p>
          </table:table-cell>
          <table:table-cell office:value-type="float" office:value="4.130931" calcext:value-type="float">
            <text:p>4.130931</text:p>
          </table:table-cell>
          <table:table-cell office:value-type="float" office:value="7.831608" calcext:value-type="float">
            <text:p>7.831608</text:p>
          </table:table-cell>
          <table:table-cell office:value-type="float" office:value="11.52112" calcext:value-type="float">
            <text:p>11.52112</text:p>
          </table:table-cell>
          <table:table-cell office:value-type="float" office:value="17.55957" calcext:value-type="float">
            <text:p>17.55957</text:p>
          </table:table-cell>
          <table:table-cell office:value-type="float" office:value="23.48702" calcext:value-type="float">
            <text:p>23.48702</text:p>
          </table:table-cell>
          <table:table-cell office:value-type="float" office:value="25.38215" calcext:value-type="float">
            <text:p>25.38215</text:p>
          </table:table-cell>
          <table:table-cell office:value-type="float" office:value="15.92499" calcext:value-type="float">
            <text:p>15.92499</text:p>
          </table:table-cell>
          <table:table-cell office:value-type="float" office:value="15.58008" calcext:value-type="float">
            <text:p>15.58008</text:p>
          </table:table-cell>
          <table:table-cell office:value-type="float" office:value="5894.905" calcext:value-type="float">
            <text:p>5894.905</text:p>
          </table:table-cell>
          <table:table-cell office:value-type="float" office:value="0" calcext:value-type="float">
            <text:p>0</text:p>
          </table:table-cell>
          <table:table-cell office:value-type="float" office:value="-0.06880372" calcext:value-type="float">
            <text:p>-0.0688037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1999" calcext:value-type="float">
            <text:p>8081999</text:p>
          </table:table-cell>
          <table:table-cell office:value-type="float" office:value="4.65733" calcext:value-type="float">
            <text:p>4.65733</text:p>
          </table:table-cell>
          <table:table-cell office:value-type="float" office:value="470.702" calcext:value-type="float">
            <text:p>470.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41152" calcext:value-type="float">
            <text:p>0.05141152</text:p>
          </table:table-cell>
          <table:table-cell office:value-type="float" office:value="17.86024" calcext:value-type="float">
            <text:p>17.86024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83828" calcext:value-type="float">
            <text:p>0.0283828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48017" calcext:value-type="float">
            <text:p>12.48017</text:p>
          </table:table-cell>
          <table:table-cell office:value-type="float" office:value="-0.1432728" calcext:value-type="float">
            <text:p>-0.1432728</text:p>
          </table:table-cell>
          <table:table-cell office:value-type="float" office:value="-0.02613801" calcext:value-type="float">
            <text:p>-0.02613801</text:p>
          </table:table-cell>
          <table:table-cell office:value-type="float" office:value="0.000000002541178" calcext:value-type="float">
            <text:p>2.541178E-09</text:p>
          </table:table-cell>
          <table:table-cell office:value-type="float" office:value="7.650775" calcext:value-type="float">
            <text:p>7.650775</text:p>
          </table:table-cell>
          <table:table-cell office:value-type="float" office:value="0.1483983" calcext:value-type="float">
            <text:p>0.1483983</text:p>
          </table:table-cell>
          <table:table-cell office:value-type="float" office:value="0.03602832" calcext:value-type="float">
            <text:p>0.03602832</text:p>
          </table:table-cell>
          <table:table-cell office:value-type="float" office:value="0.03092892" calcext:value-type="float">
            <text:p>0.03092892</text:p>
          </table:table-cell>
          <table:table-cell office:value-type="float" office:value="0.02728796" calcext:value-type="float">
            <text:p>0.02728796</text:p>
          </table:table-cell>
          <table:table-cell office:value-type="float" office:value="0.02150546" calcext:value-type="float">
            <text:p>0.02150546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19669" calcext:value-type="float">
            <text:p>0.019669</text:p>
          </table:table-cell>
          <table:table-cell office:value-type="float" office:value="0.01743225" calcext:value-type="float">
            <text:p>0.01743225</text:p>
          </table:table-cell>
          <table:table-cell office:value-type="float" office:value="2.426011" calcext:value-type="float">
            <text:p>2.426011</text:p>
          </table:table-cell>
          <table:table-cell office:value-type="float" office:value="3.962656" calcext:value-type="float">
            <text:p>3.962656</text:p>
          </table:table-cell>
          <table:table-cell office:value-type="float" office:value="9.854094" calcext:value-type="float">
            <text:p>9.854094</text:p>
          </table:table-cell>
          <table:table-cell office:value-type="float" office:value="17.11613" calcext:value-type="float">
            <text:p>17.11613</text:p>
          </table:table-cell>
          <table:table-cell office:value-type="float" office:value="24.421" calcext:value-type="float">
            <text:p>24.421</text:p>
          </table:table-cell>
          <table:table-cell office:value-type="float" office:value="27.12087" calcext:value-type="float">
            <text:p>27.12087</text:p>
          </table:table-cell>
          <table:table-cell office:value-type="float" office:value="16.23824" calcext:value-type="float">
            <text:p>16.23824</text:p>
          </table:table-cell>
          <table:table-cell office:value-type="float" office:value="15.56298" calcext:value-type="float">
            <text:p>15.56298</text:p>
          </table:table-cell>
          <table:table-cell office:value-type="float" office:value="5948.521" calcext:value-type="float">
            <text:p>5948.521</text:p>
          </table:table-cell>
          <table:table-cell office:value-type="float" office:value="0" calcext:value-type="float">
            <text:p>0</text:p>
          </table:table-cell>
          <table:table-cell office:value-type="float" office:value="-0.06880727" calcext:value-type="float">
            <text:p>-0.0688072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1999" calcext:value-type="float">
            <text:p>9081999</text:p>
          </table:table-cell>
          <table:table-cell office:value-type="float" office:value="4.645513" calcext:value-type="float">
            <text:p>4.645513</text:p>
          </table:table-cell>
          <table:table-cell office:value-type="float" office:value="470.6564" calcext:value-type="float">
            <text:p>470.6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19604" calcext:value-type="float">
            <text:p>0.05119604</text:p>
          </table:table-cell>
          <table:table-cell office:value-type="float" office:value="17.7937" calcext:value-type="float">
            <text:p>17.7937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859099" calcext:value-type="float">
            <text:p>0.02859099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59785" calcext:value-type="float">
            <text:p>12.59785</text:p>
          </table:table-cell>
          <table:table-cell office:value-type="float" office:value="-0.1433856" calcext:value-type="float">
            <text:p>-0.1433856</text:p>
          </table:table-cell>
          <table:table-cell office:value-type="float" office:value="-0.02613643" calcext:value-type="float">
            <text:p>-0.02613643</text:p>
          </table:table-cell>
          <table:table-cell office:value-type="float" office:value="0.000000002541178" calcext:value-type="float">
            <text:p>2.541178E-09</text:p>
          </table:table-cell>
          <table:table-cell office:value-type="float" office:value="7.642801" calcext:value-type="float">
            <text:p>7.642801</text:p>
          </table:table-cell>
          <table:table-cell office:value-type="float" office:value="0.1405094" calcext:value-type="float">
            <text:p>0.1405094</text:p>
          </table:table-cell>
          <table:table-cell office:value-type="float" office:value="0.03277511" calcext:value-type="float">
            <text:p>0.03277511</text:p>
          </table:table-cell>
          <table:table-cell office:value-type="float" office:value="0.02982004" calcext:value-type="float">
            <text:p>0.02982004</text:p>
          </table:table-cell>
          <table:table-cell office:value-type="float" office:value="0.0266464" calcext:value-type="float">
            <text:p>0.0266464</text:p>
          </table:table-cell>
          <table:table-cell office:value-type="float" office:value="0.02134199" calcext:value-type="float">
            <text:p>0.02134199</text:p>
          </table:table-cell>
          <table:table-cell office:value-type="float" office:value="0.0197289" calcext:value-type="float">
            <text:p>0.0197289</text:p>
          </table:table-cell>
          <table:table-cell office:value-type="float" office:value="0.01983931" calcext:value-type="float">
            <text:p>0.01983931</text:p>
          </table:table-cell>
          <table:table-cell office:value-type="float" office:value="0.0174822" calcext:value-type="float">
            <text:p>0.0174822</text:p>
          </table:table-cell>
          <table:table-cell office:value-type="float" office:value="2.595968" calcext:value-type="float">
            <text:p>2.595968</text:p>
          </table:table-cell>
          <table:table-cell office:value-type="float" office:value="4.727259" calcext:value-type="float">
            <text:p>4.727259</text:p>
          </table:table-cell>
          <table:table-cell office:value-type="float" office:value="9.573092" calcext:value-type="float">
            <text:p>9.573092</text:p>
          </table:table-cell>
          <table:table-cell office:value-type="float" office:value="16.45473" calcext:value-type="float">
            <text:p>16.45473</text:p>
          </table:table-cell>
          <table:table-cell office:value-type="float" office:value="23.47436" calcext:value-type="float">
            <text:p>23.47436</text:p>
          </table:table-cell>
          <table:table-cell office:value-type="float" office:value="26.74981" calcext:value-type="float">
            <text:p>26.74981</text:p>
          </table:table-cell>
          <table:table-cell office:value-type="float" office:value="16.82907" calcext:value-type="float">
            <text:p>16.82907</text:p>
          </table:table-cell>
          <table:table-cell office:value-type="float" office:value="15.56985" calcext:value-type="float">
            <text:p>15.56985</text:p>
          </table:table-cell>
          <table:table-cell office:value-type="float" office:value="6072.598" calcext:value-type="float">
            <text:p>6072.598</text:p>
          </table:table-cell>
          <table:table-cell office:value-type="float" office:value="0" calcext:value-type="float">
            <text:p>0</text:p>
          </table:table-cell>
          <table:table-cell office:value-type="float" office:value="-0.06884746" calcext:value-type="float">
            <text:p>-0.0688474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1999" calcext:value-type="float">
            <text:p>10081999</text:p>
          </table:table-cell>
          <table:table-cell office:value-type="float" office:value="4.631977" calcext:value-type="float">
            <text:p>4.631977</text:p>
          </table:table-cell>
          <table:table-cell office:value-type="float" office:value="470.6062" calcext:value-type="float">
            <text:p>470.6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77595" calcext:value-type="float">
            <text:p>0.05177595</text:p>
          </table:table-cell>
          <table:table-cell office:value-type="float" office:value="17.77442" calcext:value-type="float">
            <text:p>17.77442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874409" calcext:value-type="float">
            <text:p>0.02874409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67384" calcext:value-type="float">
            <text:p>12.67384</text:p>
          </table:table-cell>
          <table:table-cell office:value-type="float" office:value="-0.143404" calcext:value-type="float">
            <text:p>-0.143404</text:p>
          </table:table-cell>
          <table:table-cell office:value-type="float" office:value="-0.02614043" calcext:value-type="float">
            <text:p>-0.02614043</text:p>
          </table:table-cell>
          <table:table-cell office:value-type="float" office:value="0.000000002541178" calcext:value-type="float">
            <text:p>2.541178E-09</text:p>
          </table:table-cell>
          <table:table-cell office:value-type="float" office:value="7.632158" calcext:value-type="float">
            <text:p>7.632158</text:p>
          </table:table-cell>
          <table:table-cell office:value-type="float" office:value="0.1830986" calcext:value-type="float">
            <text:p>0.1830986</text:p>
          </table:table-cell>
          <table:table-cell office:value-type="float" office:value="0.03243516" calcext:value-type="float">
            <text:p>0.03243516</text:p>
          </table:table-cell>
          <table:table-cell office:value-type="float" office:value="0.02987564" calcext:value-type="float">
            <text:p>0.02987564</text:p>
          </table:table-cell>
          <table:table-cell office:value-type="float" office:value="0.02634811" calcext:value-type="float">
            <text:p>0.02634811</text:p>
          </table:table-cell>
          <table:table-cell office:value-type="float" office:value="0.0209992" calcext:value-type="float">
            <text:p>0.0209992</text:p>
          </table:table-cell>
          <table:table-cell office:value-type="float" office:value="0.01953488" calcext:value-type="float">
            <text:p>0.01953488</text:p>
          </table:table-cell>
          <table:table-cell office:value-type="float" office:value="0.01987007" calcext:value-type="float">
            <text:p>0.01987007</text:p>
          </table:table-cell>
          <table:table-cell office:value-type="float" office:value="0.01753794" calcext:value-type="float">
            <text:p>0.01753794</text:p>
          </table:table-cell>
          <table:table-cell office:value-type="float" office:value="2.168128" calcext:value-type="float">
            <text:p>2.168128</text:p>
          </table:table-cell>
          <table:table-cell office:value-type="float" office:value="5.468256" calcext:value-type="float">
            <text:p>5.468256</text:p>
          </table:table-cell>
          <table:table-cell office:value-type="float" office:value="9.662185" calcext:value-type="float">
            <text:p>9.662185</text:p>
          </table:table-cell>
          <table:table-cell office:value-type="float" office:value="16.38751" calcext:value-type="float">
            <text:p>16.38751</text:p>
          </table:table-cell>
          <table:table-cell office:value-type="float" office:value="23.19612" calcext:value-type="float">
            <text:p>23.19612</text:p>
          </table:table-cell>
          <table:table-cell office:value-type="float" office:value="26.41924" calcext:value-type="float">
            <text:p>26.41924</text:p>
          </table:table-cell>
          <table:table-cell office:value-type="float" office:value="16.89336" calcext:value-type="float">
            <text:p>16.89336</text:p>
          </table:table-cell>
          <table:table-cell office:value-type="float" office:value="15.57708" calcext:value-type="float">
            <text:p>15.57708</text:p>
          </table:table-cell>
          <table:table-cell office:value-type="float" office:value="6300.073" calcext:value-type="float">
            <text:p>6300.073</text:p>
          </table:table-cell>
          <table:table-cell office:value-type="float" office:value="0" calcext:value-type="float">
            <text:p>0</text:p>
          </table:table-cell>
          <table:table-cell office:value-type="float" office:value="-0.0688501" calcext:value-type="float">
            <text:p>-0.06885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1999" calcext:value-type="float">
            <text:p>11081999</text:p>
          </table:table-cell>
          <table:table-cell office:value-type="float" office:value="4.618538" calcext:value-type="float">
            <text:p>4.618538</text:p>
          </table:table-cell>
          <table:table-cell office:value-type="float" office:value="470.5545" calcext:value-type="float">
            <text:p>470.5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96832" calcext:value-type="float">
            <text:p>0.05196832</text:p>
          </table:table-cell>
          <table:table-cell office:value-type="float" office:value="17.78534" calcext:value-type="float">
            <text:p>17.78534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885027" calcext:value-type="float">
            <text:p>0.02885027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72117" calcext:value-type="float">
            <text:p>12.72117</text:p>
          </table:table-cell>
          <table:table-cell office:value-type="float" office:value="-0.1434204" calcext:value-type="float">
            <text:p>-0.1434204</text:p>
          </table:table-cell>
          <table:table-cell office:value-type="float" office:value="-0.02614626" calcext:value-type="float">
            <text:p>-0.02614626</text:p>
          </table:table-cell>
          <table:table-cell office:value-type="float" office:value="0.000000002541178" calcext:value-type="float">
            <text:p>2.541178E-09</text:p>
          </table:table-cell>
          <table:table-cell office:value-type="float" office:value="7.622402" calcext:value-type="float">
            <text:p>7.622402</text:p>
          </table:table-cell>
          <table:table-cell office:value-type="float" office:value="0.2026404" calcext:value-type="float">
            <text:p>0.2026404</text:p>
          </table:table-cell>
          <table:table-cell office:value-type="float" office:value="0.03141547" calcext:value-type="float">
            <text:p>0.03141547</text:p>
          </table:table-cell>
          <table:table-cell office:value-type="float" office:value="0.029337" calcext:value-type="float">
            <text:p>0.029337</text:p>
          </table:table-cell>
          <table:table-cell office:value-type="float" office:value="0.02587156" calcext:value-type="float">
            <text:p>0.02587156</text:p>
          </table:table-cell>
          <table:table-cell office:value-type="float" office:value="0.02074339" calcext:value-type="float">
            <text:p>0.02074339</text:p>
          </table:table-cell>
          <table:table-cell office:value-type="float" office:value="0.0193686" calcext:value-type="float">
            <text:p>0.0193686</text:p>
          </table:table-cell>
          <table:table-cell office:value-type="float" office:value="0.01983346" calcext:value-type="float">
            <text:p>0.01983346</text:p>
          </table:table-cell>
          <table:table-cell office:value-type="float" office:value="0.01754559" calcext:value-type="float">
            <text:p>0.01754559</text:p>
          </table:table-cell>
          <table:table-cell office:value-type="float" office:value="2.037082" calcext:value-type="float">
            <text:p>2.037082</text:p>
          </table:table-cell>
          <table:table-cell office:value-type="float" office:value="6.012609" calcext:value-type="float">
            <text:p>6.012609</text:p>
          </table:table-cell>
          <table:table-cell office:value-type="float" office:value="9.845842" calcext:value-type="float">
            <text:p>9.845842</text:p>
          </table:table-cell>
          <table:table-cell office:value-type="float" office:value="16.48994" calcext:value-type="float">
            <text:p>16.48994</text:p>
          </table:table-cell>
          <table:table-cell office:value-type="float" office:value="23.15006" calcext:value-type="float">
            <text:p>23.15006</text:p>
          </table:table-cell>
          <table:table-cell office:value-type="float" office:value="26.2318" calcext:value-type="float">
            <text:p>26.2318</text:p>
          </table:table-cell>
          <table:table-cell office:value-type="float" office:value="16.88819" calcext:value-type="float">
            <text:p>16.88819</text:p>
          </table:table-cell>
          <table:table-cell office:value-type="float" office:value="15.57032" calcext:value-type="float">
            <text:p>15.57032</text:p>
          </table:table-cell>
          <table:table-cell office:value-type="float" office:value="6495.009" calcext:value-type="float">
            <text:p>6495.009</text:p>
          </table:table-cell>
          <table:table-cell office:value-type="float" office:value="0" calcext:value-type="float">
            <text:p>0</text:p>
          </table:table-cell>
          <table:table-cell office:value-type="float" office:value="-0.06885251" calcext:value-type="float">
            <text:p>-0.0688525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1999" calcext:value-type="float">
            <text:p>12081999</text:p>
          </table:table-cell>
          <table:table-cell office:value-type="float" office:value="4.601892" calcext:value-type="float">
            <text:p>4.601892</text:p>
          </table:table-cell>
          <table:table-cell office:value-type="float" office:value="470.4955" calcext:value-type="float">
            <text:p>470.4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18352" calcext:value-type="float">
            <text:p>0.05318352</text:p>
          </table:table-cell>
          <table:table-cell office:value-type="float" office:value="17.82244" calcext:value-type="float">
            <text:p>17.82244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893209" calcext:value-type="float">
            <text:p>0.02893209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75136" calcext:value-type="float">
            <text:p>12.75136</text:p>
          </table:table-cell>
          <table:table-cell office:value-type="float" office:value="-0.1434676" calcext:value-type="float">
            <text:p>-0.1434676</text:p>
          </table:table-cell>
          <table:table-cell office:value-type="float" office:value="-0.0261557" calcext:value-type="float">
            <text:p>-0.0261557</text:p>
          </table:table-cell>
          <table:table-cell office:value-type="float" office:value="0.000000002541178" calcext:value-type="float">
            <text:p>2.541178E-09</text:p>
          </table:table-cell>
          <table:table-cell office:value-type="float" office:value="7.609772" calcext:value-type="float">
            <text:p>7.609772</text:p>
          </table:table-cell>
          <table:table-cell office:value-type="float" office:value="0.2525962" calcext:value-type="float">
            <text:p>0.2525962</text:p>
          </table:table-cell>
          <table:table-cell office:value-type="float" office:value="0.03401677" calcext:value-type="float">
            <text:p>0.03401677</text:p>
          </table:table-cell>
          <table:table-cell office:value-type="float" office:value="0.03298948" calcext:value-type="float">
            <text:p>0.03298948</text:p>
          </table:table-cell>
          <table:table-cell office:value-type="float" office:value="0.02875267" calcext:value-type="float">
            <text:p>0.02875267</text:p>
          </table:table-cell>
          <table:table-cell office:value-type="float" office:value="0.02055298" calcext:value-type="float">
            <text:p>0.02055298</text:p>
          </table:table-cell>
          <table:table-cell office:value-type="float" office:value="0.0191755" calcext:value-type="float">
            <text:p>0.0191755</text:p>
          </table:table-cell>
          <table:table-cell office:value-type="float" office:value="0.01971812" calcext:value-type="float">
            <text:p>0.01971812</text:p>
          </table:table-cell>
          <table:table-cell office:value-type="float" office:value="0.01753177" calcext:value-type="float">
            <text:p>0.01753177</text:p>
          </table:table-cell>
          <table:table-cell office:value-type="float" office:value="1.9825" calcext:value-type="float">
            <text:p>1.9825</text:p>
          </table:table-cell>
          <table:table-cell office:value-type="float" office:value="6.606852" calcext:value-type="float">
            <text:p>6.606852</text:p>
          </table:table-cell>
          <table:table-cell office:value-type="float" office:value="10.13436" calcext:value-type="float">
            <text:p>10.13436</text:p>
          </table:table-cell>
          <table:table-cell office:value-type="float" office:value="16.69918" calcext:value-type="float">
            <text:p>16.69918</text:p>
          </table:table-cell>
          <table:table-cell office:value-type="float" office:value="23.20988" calcext:value-type="float">
            <text:p>23.20988</text:p>
          </table:table-cell>
          <table:table-cell office:value-type="float" office:value="26.11423" calcext:value-type="float">
            <text:p>26.11423</text:p>
          </table:table-cell>
          <table:table-cell office:value-type="float" office:value="16.90639" calcext:value-type="float">
            <text:p>16.90639</text:p>
          </table:table-cell>
          <table:table-cell office:value-type="float" office:value="15.55401" calcext:value-type="float">
            <text:p>15.55401</text:p>
          </table:table-cell>
          <table:table-cell office:value-type="float" office:value="6920.65" calcext:value-type="float">
            <text:p>6920.65</text:p>
          </table:table-cell>
          <table:table-cell office:value-type="float" office:value="0" calcext:value-type="float">
            <text:p>0</text:p>
          </table:table-cell>
          <table:table-cell office:value-type="float" office:value="-0.06886432" calcext:value-type="float">
            <text:p>-0.0688643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1999" calcext:value-type="float">
            <text:p>13081999</text:p>
          </table:table-cell>
          <table:table-cell office:value-type="float" office:value="4.587703" calcext:value-type="float">
            <text:p>4.587703</text:p>
          </table:table-cell>
          <table:table-cell office:value-type="float" office:value="470.4413" calcext:value-type="float">
            <text:p>470.4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87386" calcext:value-type="float">
            <text:p>0.05187386</text:p>
          </table:table-cell>
          <table:table-cell office:value-type="float" office:value="17.86144" calcext:value-type="float">
            <text:p>17.86144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03687" calcext:value-type="float">
            <text:p>0.02903687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78153" calcext:value-type="float">
            <text:p>12.78153</text:p>
          </table:table-cell>
          <table:table-cell office:value-type="float" office:value="-0.1434869" calcext:value-type="float">
            <text:p>-0.1434869</text:p>
          </table:table-cell>
          <table:table-cell office:value-type="float" office:value="-0.02616107" calcext:value-type="float">
            <text:p>-0.02616107</text:p>
          </table:table-cell>
          <table:table-cell office:value-type="float" office:value="0.000000002541178" calcext:value-type="float">
            <text:p>2.541178E-09</text:p>
          </table:table-cell>
          <table:table-cell office:value-type="float" office:value="7.602416" calcext:value-type="float">
            <text:p>7.602416</text:p>
          </table:table-cell>
          <table:table-cell office:value-type="float" office:value="0.1805591" calcext:value-type="float">
            <text:p>0.1805591</text:p>
          </table:table-cell>
          <table:table-cell office:value-type="float" office:value="0.03262943" calcext:value-type="float">
            <text:p>0.03262943</text:p>
          </table:table-cell>
          <table:table-cell office:value-type="float" office:value="0.03000028" calcext:value-type="float">
            <text:p>0.03000028</text:p>
          </table:table-cell>
          <table:table-cell office:value-type="float" office:value="0.02615871" calcext:value-type="float">
            <text:p>0.02615871</text:p>
          </table:table-cell>
          <table:table-cell office:value-type="float" office:value="0.02030906" calcext:value-type="float">
            <text:p>0.02030906</text:p>
          </table:table-cell>
          <table:table-cell office:value-type="float" office:value="0.01899873" calcext:value-type="float">
            <text:p>0.01899873</text:p>
          </table:table-cell>
          <table:table-cell office:value-type="float" office:value="0.01960309" calcext:value-type="float">
            <text:p>0.01960309</text:p>
          </table:table-cell>
          <table:table-cell office:value-type="float" office:value="0.01747426" calcext:value-type="float">
            <text:p>0.01747426</text:p>
          </table:table-cell>
          <table:table-cell office:value-type="float" office:value="2.04806" calcext:value-type="float">
            <text:p>2.04806</text:p>
          </table:table-cell>
          <table:table-cell office:value-type="float" office:value="5.381993" calcext:value-type="float">
            <text:p>5.381993</text:p>
          </table:table-cell>
          <table:table-cell office:value-type="float" office:value="10.51311" calcext:value-type="float">
            <text:p>10.51311</text:p>
          </table:table-cell>
          <table:table-cell office:value-type="float" office:value="17.12878" calcext:value-type="float">
            <text:p>17.12878</text:p>
          </table:table-cell>
          <table:table-cell office:value-type="float" office:value="23.41577" calcext:value-type="float">
            <text:p>23.41577</text:p>
          </table:table-cell>
          <table:table-cell office:value-type="float" office:value="26.0812" calcext:value-type="float">
            <text:p>26.0812</text:p>
          </table:table-cell>
          <table:table-cell office:value-type="float" office:value="16.94123" calcext:value-type="float">
            <text:p>16.94123</text:p>
          </table:table-cell>
          <table:table-cell office:value-type="float" office:value="15.53411" calcext:value-type="float">
            <text:p>15.53411</text:p>
          </table:table-cell>
          <table:table-cell office:value-type="float" office:value="7099.568" calcext:value-type="float">
            <text:p>7099.568</text:p>
          </table:table-cell>
          <table:table-cell office:value-type="float" office:value="0" calcext:value-type="float">
            <text:p>0</text:p>
          </table:table-cell>
          <table:table-cell office:value-type="float" office:value="-0.06886693" calcext:value-type="float">
            <text:p>-0.0688669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1999" calcext:value-type="float">
            <text:p>14081999</text:p>
          </table:table-cell>
          <table:table-cell office:value-type="float" office:value="4.574071" calcext:value-type="float">
            <text:p>4.574071</text:p>
          </table:table-cell>
          <table:table-cell office:value-type="float" office:value="470.39" calcext:value-type="float">
            <text:p>47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51159" calcext:value-type="float">
            <text:p>0.05151159</text:p>
          </table:table-cell>
          <table:table-cell office:value-type="float" office:value="17.87348" calcext:value-type="float">
            <text:p>17.87348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16769" calcext:value-type="float">
            <text:p>0.02916769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82829" calcext:value-type="float">
            <text:p>12.82829</text:p>
          </table:table-cell>
          <table:table-cell office:value-type="float" office:value="-0.1436424" calcext:value-type="float">
            <text:p>-0.1436424</text:p>
          </table:table-cell>
          <table:table-cell office:value-type="float" office:value="-0.0261591" calcext:value-type="float">
            <text:p>-0.0261591</text:p>
          </table:table-cell>
          <table:table-cell office:value-type="float" office:value="0.00000002590495" calcext:value-type="float">
            <text:p>2.590495E-08</text:p>
          </table:table-cell>
          <table:table-cell office:value-type="float" office:value="7.594413" calcext:value-type="float">
            <text:p>7.594413</text:p>
          </table:table-cell>
          <table:table-cell office:value-type="float" office:value="0.1585244" calcext:value-type="float">
            <text:p>0.1585244</text:p>
          </table:table-cell>
          <table:table-cell office:value-type="float" office:value="0.03106012" calcext:value-type="float">
            <text:p>0.03106012</text:p>
          </table:table-cell>
          <table:table-cell office:value-type="float" office:value="0.02916245" calcext:value-type="float">
            <text:p>0.02916245</text:p>
          </table:table-cell>
          <table:table-cell office:value-type="float" office:value="0.02571338" calcext:value-type="float">
            <text:p>0.02571338</text:p>
          </table:table-cell>
          <table:table-cell office:value-type="float" office:value="0.02039317" calcext:value-type="float">
            <text:p>0.02039317</text:p>
          </table:table-cell>
          <table:table-cell office:value-type="float" office:value="0.01904158" calcext:value-type="float">
            <text:p>0.01904158</text:p>
          </table:table-cell>
          <table:table-cell office:value-type="float" office:value="0.01954971" calcext:value-type="float">
            <text:p>0.01954971</text:p>
          </table:table-cell>
          <table:table-cell office:value-type="float" office:value="0.01743507" calcext:value-type="float">
            <text:p>0.01743507</text:p>
          </table:table-cell>
          <table:table-cell office:value-type="float" office:value="2.471137" calcext:value-type="float">
            <text:p>2.471137</text:p>
          </table:table-cell>
          <table:table-cell office:value-type="float" office:value="5.568314" calcext:value-type="float">
            <text:p>5.568314</text:p>
          </table:table-cell>
          <table:table-cell office:value-type="float" office:value="10.29354" calcext:value-type="float">
            <text:p>10.29354</text:p>
          </table:table-cell>
          <table:table-cell office:value-type="float" office:value="17.03735" calcext:value-type="float">
            <text:p>17.03735</text:p>
          </table:table-cell>
          <table:table-cell office:value-type="float" office:value="23.54008" calcext:value-type="float">
            <text:p>23.54008</text:p>
          </table:table-cell>
          <table:table-cell office:value-type="float" office:value="26.26483" calcext:value-type="float">
            <text:p>26.26483</text:p>
          </table:table-cell>
          <table:table-cell office:value-type="float" office:value="17.02046" calcext:value-type="float">
            <text:p>17.02046</text:p>
          </table:table-cell>
          <table:table-cell office:value-type="float" office:value="15.51336" calcext:value-type="float">
            <text:p>15.51336</text:p>
          </table:table-cell>
          <table:table-cell office:value-type="float" office:value="7289.204" calcext:value-type="float">
            <text:p>7289.204</text:p>
          </table:table-cell>
          <table:table-cell office:value-type="float" office:value="0" calcext:value-type="float">
            <text:p>0</text:p>
          </table:table-cell>
          <table:table-cell office:value-type="float" office:value="-0.06891839" calcext:value-type="float">
            <text:p>-0.0689183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1999" calcext:value-type="float">
            <text:p>15081999</text:p>
          </table:table-cell>
          <table:table-cell office:value-type="float" office:value="4.558403" calcext:value-type="float">
            <text:p>4.558403</text:p>
          </table:table-cell>
          <table:table-cell office:value-type="float" office:value="470.3335" calcext:value-type="float">
            <text:p>470.3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72731" calcext:value-type="float">
            <text:p>0.05272731</text:p>
          </table:table-cell>
          <table:table-cell office:value-type="float" office:value="17.90694" calcext:value-type="float">
            <text:p>17.90694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25508" calcext:value-type="float">
            <text:p>0.02925508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85896" calcext:value-type="float">
            <text:p>12.85896</text:p>
          </table:table-cell>
          <table:table-cell office:value-type="float" office:value="-0.1436624" calcext:value-type="float">
            <text:p>-0.1436624</text:p>
          </table:table-cell>
          <table:table-cell office:value-type="float" office:value="-0.02616449" calcext:value-type="float">
            <text:p>-0.02616449</text:p>
          </table:table-cell>
          <table:table-cell office:value-type="float" office:value="0.00000002590495" calcext:value-type="float">
            <text:p>2.590495E-08</text:p>
          </table:table-cell>
          <table:table-cell office:value-type="float" office:value="7.581631" calcext:value-type="float">
            <text:p>7.581631</text:p>
          </table:table-cell>
          <table:table-cell office:value-type="float" office:value="0.219176" calcext:value-type="float">
            <text:p>0.219176</text:p>
          </table:table-cell>
          <table:table-cell office:value-type="float" office:value="0.03346508" calcext:value-type="float">
            <text:p>0.03346508</text:p>
          </table:table-cell>
          <table:table-cell office:value-type="float" office:value="0.03151473" calcext:value-type="float">
            <text:p>0.03151473</text:p>
          </table:table-cell>
          <table:table-cell office:value-type="float" office:value="0.02770725" calcext:value-type="float">
            <text:p>0.02770725</text:p>
          </table:table-cell>
          <table:table-cell office:value-type="float" office:value="0.02033411" calcext:value-type="float">
            <text:p>0.02033411</text:p>
          </table:table-cell>
          <table:table-cell office:value-type="float" office:value="0.01899485" calcext:value-type="float">
            <text:p>0.01899485</text:p>
          </table:table-cell>
          <table:table-cell office:value-type="float" office:value="0.01951857" calcext:value-type="float">
            <text:p>0.01951857</text:p>
          </table:table-cell>
          <table:table-cell office:value-type="float" office:value="0.01742502" calcext:value-type="float">
            <text:p>0.01742502</text:p>
          </table:table-cell>
          <table:table-cell office:value-type="float" office:value="2.176282" calcext:value-type="float">
            <text:p>2.176282</text:p>
          </table:table-cell>
          <table:table-cell office:value-type="float" office:value="6.305653" calcext:value-type="float">
            <text:p>6.305653</text:p>
          </table:table-cell>
          <table:table-cell office:value-type="float" office:value="10.49523" calcext:value-type="float">
            <text:p>10.49523</text:p>
          </table:table-cell>
          <table:table-cell office:value-type="float" office:value="17.1501" calcext:value-type="float">
            <text:p>17.1501</text:p>
          </table:table-cell>
          <table:table-cell office:value-type="float" office:value="23.55311" calcext:value-type="float">
            <text:p>23.55311</text:p>
          </table:table-cell>
          <table:table-cell office:value-type="float" office:value="26.25127" calcext:value-type="float">
            <text:p>26.25127</text:p>
          </table:table-cell>
          <table:table-cell office:value-type="float" office:value="17.09685" calcext:value-type="float">
            <text:p>17.09685</text:p>
          </table:table-cell>
          <table:table-cell office:value-type="float" office:value="15.49385" calcext:value-type="float">
            <text:p>15.49385</text:p>
          </table:table-cell>
          <table:table-cell office:value-type="float" office:value="7713.662" calcext:value-type="float">
            <text:p>7713.662</text:p>
          </table:table-cell>
          <table:table-cell office:value-type="float" office:value="0" calcext:value-type="float">
            <text:p>0</text:p>
          </table:table-cell>
          <table:table-cell office:value-type="float" office:value="-0.06892096" calcext:value-type="float">
            <text:p>-0.0689209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1999" calcext:value-type="float">
            <text:p>16081999</text:p>
          </table:table-cell>
          <table:table-cell office:value-type="float" office:value="4.54389" calcext:value-type="float">
            <text:p>4.54389</text:p>
          </table:table-cell>
          <table:table-cell office:value-type="float" office:value="470.2777" calcext:value-type="float">
            <text:p>470.2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92778" calcext:value-type="float">
            <text:p>0.05292778</text:p>
          </table:table-cell>
          <table:table-cell office:value-type="float" office:value="17.95021" calcext:value-type="float">
            <text:p>17.95021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31986" calcext:value-type="float">
            <text:p>0.02931986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87914" calcext:value-type="float">
            <text:p>12.87914</text:p>
          </table:table-cell>
          <table:table-cell office:value-type="float" office:value="-0.1436811" calcext:value-type="float">
            <text:p>-0.1436811</text:p>
          </table:table-cell>
          <table:table-cell office:value-type="float" office:value="-0.02617288" calcext:value-type="float">
            <text:p>-0.02617288</text:p>
          </table:table-cell>
          <table:table-cell office:value-type="float" office:value="0.00000002590495" calcext:value-type="float">
            <text:p>2.590495E-08</text:p>
          </table:table-cell>
          <table:table-cell office:value-type="float" office:value="7.571687" calcext:value-type="float">
            <text:p>7.571687</text:p>
          </table:table-cell>
          <table:table-cell office:value-type="float" office:value="0.2411382" calcext:value-type="float">
            <text:p>0.2411382</text:p>
          </table:table-cell>
          <table:table-cell office:value-type="float" office:value="0.03298976" calcext:value-type="float">
            <text:p>0.03298976</text:p>
          </table:table-cell>
          <table:table-cell office:value-type="float" office:value="0.03059878" calcext:value-type="float">
            <text:p>0.03059878</text:p>
          </table:table-cell>
          <table:table-cell office:value-type="float" office:value="0.02677511" calcext:value-type="float">
            <text:p>0.02677511</text:p>
          </table:table-cell>
          <table:table-cell office:value-type="float" office:value="0.02024191" calcext:value-type="float">
            <text:p>0.02024191</text:p>
          </table:table-cell>
          <table:table-cell office:value-type="float" office:value="0.01894781" calcext:value-type="float">
            <text:p>0.01894781</text:p>
          </table:table-cell>
          <table:table-cell office:value-type="float" office:value="0.01948222" calcext:value-type="float">
            <text:p>0.01948222</text:p>
          </table:table-cell>
          <table:table-cell office:value-type="float" office:value="0.01738778" calcext:value-type="float">
            <text:p>0.01738778</text:p>
          </table:table-cell>
          <table:table-cell office:value-type="float" office:value="2.107973" calcext:value-type="float">
            <text:p>2.107973</text:p>
          </table:table-cell>
          <table:table-cell office:value-type="float" office:value="6.865162" calcext:value-type="float">
            <text:p>6.865162</text:p>
          </table:table-cell>
          <table:table-cell office:value-type="float" office:value="10.74453" calcext:value-type="float">
            <text:p>10.74453</text:p>
          </table:table-cell>
          <table:table-cell office:value-type="float" office:value="17.34639" calcext:value-type="float">
            <text:p>17.34639</text:p>
          </table:table-cell>
          <table:table-cell office:value-type="float" office:value="23.63151" calcext:value-type="float">
            <text:p>23.63151</text:p>
          </table:table-cell>
          <table:table-cell office:value-type="float" office:value="26.2172" calcext:value-type="float">
            <text:p>26.2172</text:p>
          </table:table-cell>
          <table:table-cell office:value-type="float" office:value="17.16331" calcext:value-type="float">
            <text:p>17.16331</text:p>
          </table:table-cell>
          <table:table-cell office:value-type="float" office:value="15.47489" calcext:value-type="float">
            <text:p>15.47489</text:p>
          </table:table-cell>
          <table:table-cell office:value-type="float" office:value="8009.394" calcext:value-type="float">
            <text:p>8009.394</text:p>
          </table:table-cell>
          <table:table-cell office:value-type="float" office:value="0" calcext:value-type="float">
            <text:p>0</text:p>
          </table:table-cell>
          <table:table-cell office:value-type="float" office:value="-0.06892326" calcext:value-type="float">
            <text:p>-0.068923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1999" calcext:value-type="float">
            <text:p>17081999</text:p>
          </table:table-cell>
          <table:table-cell office:value-type="float" office:value="4.529581" calcext:value-type="float">
            <text:p>4.529581</text:p>
          </table:table-cell>
          <table:table-cell office:value-type="float" office:value="470.2237" calcext:value-type="float">
            <text:p>470.2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11083" calcext:value-type="float">
            <text:p>0.05211083</text:p>
          </table:table-cell>
          <table:table-cell office:value-type="float" office:value="17.99299" calcext:value-type="float">
            <text:p>17.99299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40454" calcext:value-type="float">
            <text:p>0.02940454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90246" calcext:value-type="float">
            <text:p>12.90246</text:p>
          </table:table-cell>
          <table:table-cell office:value-type="float" office:value="-0.14371" calcext:value-type="float">
            <text:p>-0.14371</text:p>
          </table:table-cell>
          <table:table-cell office:value-type="float" office:value="-0.02617383" calcext:value-type="float">
            <text:p>-0.02617383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563475" calcext:value-type="float">
            <text:p>7.563475</text:p>
          </table:table-cell>
          <table:table-cell office:value-type="float" office:value="0.1798224" calcext:value-type="float">
            <text:p>0.1798224</text:p>
          </table:table-cell>
          <table:table-cell office:value-type="float" office:value="0.03218766" calcext:value-type="float">
            <text:p>0.03218766</text:p>
          </table:table-cell>
          <table:table-cell office:value-type="float" office:value="0.03014447" calcext:value-type="float">
            <text:p>0.03014447</text:p>
          </table:table-cell>
          <table:table-cell office:value-type="float" office:value="0.02633593" calcext:value-type="float">
            <text:p>0.02633593</text:p>
          </table:table-cell>
          <table:table-cell office:value-type="float" office:value="0.02017187" calcext:value-type="float">
            <text:p>0.02017187</text:p>
          </table:table-cell>
          <table:table-cell office:value-type="float" office:value="0.01889258" calcext:value-type="float">
            <text:p>0.01889258</text:p>
          </table:table-cell>
          <table:table-cell office:value-type="float" office:value="0.01944004" calcext:value-type="float">
            <text:p>0.01944004</text:p>
          </table:table-cell>
          <table:table-cell office:value-type="float" office:value="0.01735891" calcext:value-type="float">
            <text:p>0.01735891</text:p>
          </table:table-cell>
          <table:table-cell office:value-type="float" office:value="2.582056" calcext:value-type="float">
            <text:p>2.582056</text:p>
          </table:table-cell>
          <table:table-cell office:value-type="float" office:value="6.469155" calcext:value-type="float">
            <text:p>6.469155</text:p>
          </table:table-cell>
          <table:table-cell office:value-type="float" office:value="10.97909" calcext:value-type="float">
            <text:p>10.97909</text:p>
          </table:table-cell>
          <table:table-cell office:value-type="float" office:value="17.59976" calcext:value-type="float">
            <text:p>17.59976</text:p>
          </table:table-cell>
          <table:table-cell office:value-type="float" office:value="23.79198" calcext:value-type="float">
            <text:p>23.79198</text:p>
          </table:table-cell>
          <table:table-cell office:value-type="float" office:value="26.2368" calcext:value-type="float">
            <text:p>26.2368</text:p>
          </table:table-cell>
          <table:table-cell office:value-type="float" office:value="17.2241" calcext:value-type="float">
            <text:p>17.2241</text:p>
          </table:table-cell>
          <table:table-cell office:value-type="float" office:value="15.45603" calcext:value-type="float">
            <text:p>15.45603</text:p>
          </table:table-cell>
          <table:table-cell office:value-type="float" office:value="8275.196" calcext:value-type="float">
            <text:p>8275.196</text:p>
          </table:table-cell>
          <table:table-cell office:value-type="float" office:value="0" calcext:value-type="float">
            <text:p>0</text:p>
          </table:table-cell>
          <table:table-cell office:value-type="float" office:value="-0.06892651" calcext:value-type="float">
            <text:p>-0.068926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1999" calcext:value-type="float">
            <text:p>18081999</text:p>
          </table:table-cell>
          <table:table-cell office:value-type="float" office:value="4.512446" calcext:value-type="float">
            <text:p>4.512446</text:p>
          </table:table-cell>
          <table:table-cell office:value-type="float" office:value="470.162" calcext:value-type="float">
            <text:p>47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39592" calcext:value-type="float">
            <text:p>0.05339592</text:p>
          </table:table-cell>
          <table:table-cell office:value-type="float" office:value="18.04346" calcext:value-type="float">
            <text:p>18.04346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47623" calcext:value-type="float">
            <text:p>0.02947623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92251" calcext:value-type="float">
            <text:p>12.92251</text:p>
          </table:table-cell>
          <table:table-cell office:value-type="float" office:value="-0.143732" calcext:value-type="float">
            <text:p>-0.143732</text:p>
          </table:table-cell>
          <table:table-cell office:value-type="float" office:value="-0.02617969" calcext:value-type="float">
            <text:p>-0.02617969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549841" calcext:value-type="float">
            <text:p>7.549841</text:p>
          </table:table-cell>
          <table:table-cell office:value-type="float" office:value="0.2388682" calcext:value-type="float">
            <text:p>0.2388682</text:p>
          </table:table-cell>
          <table:table-cell office:value-type="float" office:value="0.03489895" calcext:value-type="float">
            <text:p>0.03489895</text:p>
          </table:table-cell>
          <table:table-cell office:value-type="float" office:value="0.03305141" calcext:value-type="float">
            <text:p>0.03305141</text:p>
          </table:table-cell>
          <table:table-cell office:value-type="float" office:value="0.02895602" calcext:value-type="float">
            <text:p>0.02895602</text:p>
          </table:table-cell>
          <table:table-cell office:value-type="float" office:value="0.0203313" calcext:value-type="float">
            <text:p>0.0203313</text:p>
          </table:table-cell>
          <table:table-cell office:value-type="float" office:value="0.01887456" calcext:value-type="float">
            <text:p>0.01887456</text:p>
          </table:table-cell>
          <table:table-cell office:value-type="float" office:value="0.01936731" calcext:value-type="float">
            <text:p>0.01936731</text:p>
          </table:table-cell>
          <table:table-cell office:value-type="float" office:value="0.01731742" calcext:value-type="float">
            <text:p>0.01731742</text:p>
          </table:table-cell>
          <table:table-cell office:value-type="float" office:value="2.346114" calcext:value-type="float">
            <text:p>2.346114</text:p>
          </table:table-cell>
          <table:table-cell office:value-type="float" office:value="7.207952" calcext:value-type="float">
            <text:p>7.207952</text:p>
          </table:table-cell>
          <table:table-cell office:value-type="float" office:value="11.23398" calcext:value-type="float">
            <text:p>11.23398</text:p>
          </table:table-cell>
          <table:table-cell office:value-type="float" office:value="17.78645" calcext:value-type="float">
            <text:p>17.78645</text:p>
          </table:table-cell>
          <table:table-cell office:value-type="float" office:value="23.89153" calcext:value-type="float">
            <text:p>23.89153</text:p>
          </table:table-cell>
          <table:table-cell office:value-type="float" office:value="26.26375" calcext:value-type="float">
            <text:p>26.26375</text:p>
          </table:table-cell>
          <table:table-cell office:value-type="float" office:value="17.29537" calcext:value-type="float">
            <text:p>17.29537</text:p>
          </table:table-cell>
          <table:table-cell office:value-type="float" office:value="15.43796" calcext:value-type="float">
            <text:p>15.43796</text:p>
          </table:table-cell>
          <table:table-cell office:value-type="float" office:value="8769.08" calcext:value-type="float">
            <text:p>8769.08</text:p>
          </table:table-cell>
          <table:table-cell office:value-type="float" office:value="0" calcext:value-type="float">
            <text:p>0</text:p>
          </table:table-cell>
          <table:table-cell office:value-type="float" office:value="-0.06892934" calcext:value-type="float">
            <text:p>-0.0689293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1999" calcext:value-type="float">
            <text:p>19081999</text:p>
          </table:table-cell>
          <table:table-cell office:value-type="float" office:value="4.49609" calcext:value-type="float">
            <text:p>4.49609</text:p>
          </table:table-cell>
          <table:table-cell office:value-type="float" office:value="470.1006" calcext:value-type="float">
            <text:p>470.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92243" calcext:value-type="float">
            <text:p>0.05392243</text:p>
          </table:table-cell>
          <table:table-cell office:value-type="float" office:value="18.1017" calcext:value-type="float">
            <text:p>18.1017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52493" calcext:value-type="float">
            <text:p>0.02952493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93447" calcext:value-type="float">
            <text:p>12.93447</text:p>
          </table:table-cell>
          <table:table-cell office:value-type="float" office:value="-0.1437512" calcext:value-type="float">
            <text:p>-0.1437512</text:p>
          </table:table-cell>
          <table:table-cell office:value-type="float" office:value="-0.02619041" calcext:value-type="float">
            <text:p>-0.02619041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538074" calcext:value-type="float">
            <text:p>7.538074</text:p>
          </table:table-cell>
          <table:table-cell office:value-type="float" office:value="0.2730326" calcext:value-type="float">
            <text:p>0.2730326</text:p>
          </table:table-cell>
          <table:table-cell office:value-type="float" office:value="0.03562649" calcext:value-type="float">
            <text:p>0.03562649</text:p>
          </table:table-cell>
          <table:table-cell office:value-type="float" office:value="0.03311684" calcext:value-type="float">
            <text:p>0.03311684</text:p>
          </table:table-cell>
          <table:table-cell office:value-type="float" office:value="0.02904016" calcext:value-type="float">
            <text:p>0.02904016</text:p>
          </table:table-cell>
          <table:table-cell office:value-type="float" office:value="0.0202832" calcext:value-type="float">
            <text:p>0.0202832</text:p>
          </table:table-cell>
          <table:table-cell office:value-type="float" office:value="0.01884012" calcext:value-type="float">
            <text:p>0.01884012</text:p>
          </table:table-cell>
          <table:table-cell office:value-type="float" office:value="0.01931007" calcext:value-type="float">
            <text:p>0.01931007</text:p>
          </table:table-cell>
          <table:table-cell office:value-type="float" office:value="0.01725701" calcext:value-type="float">
            <text:p>0.01725701</text:p>
          </table:table-cell>
          <table:table-cell office:value-type="float" office:value="2.273453" calcext:value-type="float">
            <text:p>2.273453</text:p>
          </table:table-cell>
          <table:table-cell office:value-type="float" office:value="7.825792" calcext:value-type="float">
            <text:p>7.825792</text:p>
          </table:table-cell>
          <table:table-cell office:value-type="float" office:value="11.53983" calcext:value-type="float">
            <text:p>11.53983</text:p>
          </table:table-cell>
          <table:table-cell office:value-type="float" office:value="18.03083" calcext:value-type="float">
            <text:p>18.03083</text:p>
          </table:table-cell>
          <table:table-cell office:value-type="float" office:value="24.01655" calcext:value-type="float">
            <text:p>24.01655</text:p>
          </table:table-cell>
          <table:table-cell office:value-type="float" office:value="26.27673" calcext:value-type="float">
            <text:p>26.27673</text:p>
          </table:table-cell>
          <table:table-cell office:value-type="float" office:value="17.36849" calcext:value-type="float">
            <text:p>17.36849</text:p>
          </table:table-cell>
          <table:table-cell office:value-type="float" office:value="15.42097" calcext:value-type="float">
            <text:p>15.42097</text:p>
          </table:table-cell>
          <table:table-cell office:value-type="float" office:value="9163.093" calcext:value-type="float">
            <text:p>9163.093</text:p>
          </table:table-cell>
          <table:table-cell office:value-type="float" office:value="0" calcext:value-type="float">
            <text:p>0</text:p>
          </table:table-cell>
          <table:table-cell office:value-type="float" office:value="-0.06893197" calcext:value-type="float">
            <text:p>-0.0689319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1999" calcext:value-type="float">
            <text:p>20081999</text:p>
          </table:table-cell>
          <table:table-cell office:value-type="float" office:value="4.480856" calcext:value-type="float">
            <text:p>4.480856</text:p>
          </table:table-cell>
          <table:table-cell office:value-type="float" office:value="470.0414" calcext:value-type="float">
            <text:p>470.0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08569" calcext:value-type="float">
            <text:p>0.05408569</text:p>
          </table:table-cell>
          <table:table-cell office:value-type="float" office:value="18.15993" calcext:value-type="float">
            <text:p>18.15993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5692" calcext:value-type="float">
            <text:p>0.0295692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94369" calcext:value-type="float">
            <text:p>12.94369</text:p>
          </table:table-cell>
          <table:table-cell office:value-type="float" office:value="-0.1437693" calcext:value-type="float">
            <text:p>-0.1437693</text:p>
          </table:table-cell>
          <table:table-cell office:value-type="float" office:value="-0.02620192" calcext:value-type="float">
            <text:p>-0.02620192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527621" calcext:value-type="float">
            <text:p>7.527621</text:p>
          </table:table-cell>
          <table:table-cell office:value-type="float" office:value="0.2898245" calcext:value-type="float">
            <text:p>0.2898245</text:p>
          </table:table-cell>
          <table:table-cell office:value-type="float" office:value="0.03471234" calcext:value-type="float">
            <text:p>0.03471234</text:p>
          </table:table-cell>
          <table:table-cell office:value-type="float" office:value="0.03256994" calcext:value-type="float">
            <text:p>0.03256994</text:p>
          </table:table-cell>
          <table:table-cell office:value-type="float" office:value="0.02840025" calcext:value-type="float">
            <text:p>0.02840025</text:p>
          </table:table-cell>
          <table:table-cell office:value-type="float" office:value="0.02014404" calcext:value-type="float">
            <text:p>0.02014404</text:p>
          </table:table-cell>
          <table:table-cell office:value-type="float" office:value="0.0188036" calcext:value-type="float">
            <text:p>0.0188036</text:p>
          </table:table-cell>
          <table:table-cell office:value-type="float" office:value="0.01927673" calcext:value-type="float">
            <text:p>0.01927673</text:p>
          </table:table-cell>
          <table:table-cell office:value-type="float" office:value="0.01720964" calcext:value-type="float">
            <text:p>0.01720964</text:p>
          </table:table-cell>
          <table:table-cell office:value-type="float" office:value="2.321995" calcext:value-type="float">
            <text:p>2.321995</text:p>
          </table:table-cell>
          <table:table-cell office:value-type="float" office:value="8.326772" calcext:value-type="float">
            <text:p>8.326772</text:p>
          </table:table-cell>
          <table:table-cell office:value-type="float" office:value="11.83893" calcext:value-type="float">
            <text:p>11.83893</text:p>
          </table:table-cell>
          <table:table-cell office:value-type="float" office:value="18.27359" calcext:value-type="float">
            <text:p>18.27359</text:p>
          </table:table-cell>
          <table:table-cell office:value-type="float" office:value="24.13377" calcext:value-type="float">
            <text:p>24.13377</text:p>
          </table:table-cell>
          <table:table-cell office:value-type="float" office:value="26.30988" calcext:value-type="float">
            <text:p>26.30988</text:p>
          </table:table-cell>
          <table:table-cell office:value-type="float" office:value="17.44414" calcext:value-type="float">
            <text:p>17.44414</text:p>
          </table:table-cell>
          <table:table-cell office:value-type="float" office:value="15.40467" calcext:value-type="float">
            <text:p>15.40467</text:p>
          </table:table-cell>
          <table:table-cell office:value-type="float" office:value="9515.696" calcext:value-type="float">
            <text:p>9515.696</text:p>
          </table:table-cell>
          <table:table-cell office:value-type="float" office:value="0" calcext:value-type="float">
            <text:p>0</text:p>
          </table:table-cell>
          <table:table-cell office:value-type="float" office:value="-0.06893448" calcext:value-type="float">
            <text:p>-0.0689344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1999" calcext:value-type="float">
            <text:p>21081999</text:p>
          </table:table-cell>
          <table:table-cell office:value-type="float" office:value="4.466677" calcext:value-type="float">
            <text:p>4.466677</text:p>
          </table:table-cell>
          <table:table-cell office:value-type="float" office:value="469.9846" calcext:value-type="float">
            <text:p>469.9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93378" calcext:value-type="float">
            <text:p>0.05393378</text:p>
          </table:table-cell>
          <table:table-cell office:value-type="float" office:value="18.21558" calcext:value-type="float">
            <text:p>18.21558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61333" calcext:value-type="float">
            <text:p>0.02961333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95264" calcext:value-type="float">
            <text:p>12.95264</text:p>
          </table:table-cell>
          <table:table-cell office:value-type="float" office:value="-0.1437823" calcext:value-type="float">
            <text:p>-0.1437823</text:p>
          </table:table-cell>
          <table:table-cell office:value-type="float" office:value="-0.02621269" calcext:value-type="float">
            <text:p>-0.02621269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518067" calcext:value-type="float">
            <text:p>7.518067</text:p>
          </table:table-cell>
          <table:table-cell office:value-type="float" office:value="0.2944418" calcext:value-type="float">
            <text:p>0.2944418</text:p>
          </table:table-cell>
          <table:table-cell office:value-type="float" office:value="0.03361654" calcext:value-type="float">
            <text:p>0.03361654</text:p>
          </table:table-cell>
          <table:table-cell office:value-type="float" office:value="0.03064579" calcext:value-type="float">
            <text:p>0.03064579</text:p>
          </table:table-cell>
          <table:table-cell office:value-type="float" office:value="0.02684489" calcext:value-type="float">
            <text:p>0.02684489</text:p>
          </table:table-cell>
          <table:table-cell office:value-type="float" office:value="0.02010289" calcext:value-type="float">
            <text:p>0.02010289</text:p>
          </table:table-cell>
          <table:table-cell office:value-type="float" office:value="0.01880065" calcext:value-type="float">
            <text:p>0.01880065</text:p>
          </table:table-cell>
          <table:table-cell office:value-type="float" office:value="0.0192671" calcext:value-type="float">
            <text:p>0.0192671</text:p>
          </table:table-cell>
          <table:table-cell office:value-type="float" office:value="0.01717832" calcext:value-type="float">
            <text:p>0.01717832</text:p>
          </table:table-cell>
          <table:table-cell office:value-type="float" office:value="2.430445" calcext:value-type="float">
            <text:p>2.430445</text:p>
          </table:table-cell>
          <table:table-cell office:value-type="float" office:value="8.756829" calcext:value-type="float">
            <text:p>8.756829</text:p>
          </table:table-cell>
          <table:table-cell office:value-type="float" office:value="12.12317" calcext:value-type="float">
            <text:p>12.12317</text:p>
          </table:table-cell>
          <table:table-cell office:value-type="float" office:value="18.50402" calcext:value-type="float">
            <text:p>18.50402</text:p>
          </table:table-cell>
          <table:table-cell office:value-type="float" office:value="24.24347" calcext:value-type="float">
            <text:p>24.24347</text:p>
          </table:table-cell>
          <table:table-cell office:value-type="float" office:value="26.34258" calcext:value-type="float">
            <text:p>26.34258</text:p>
          </table:table-cell>
          <table:table-cell office:value-type="float" office:value="17.52071" calcext:value-type="float">
            <text:p>17.52071</text:p>
          </table:table-cell>
          <table:table-cell office:value-type="float" office:value="15.38901" calcext:value-type="float">
            <text:p>15.38901</text:p>
          </table:table-cell>
          <table:table-cell office:value-type="float" office:value="9810.958" calcext:value-type="float">
            <text:p>9810.958</text:p>
          </table:table-cell>
          <table:table-cell office:value-type="float" office:value="0" calcext:value-type="float">
            <text:p>0</text:p>
          </table:table-cell>
          <table:table-cell office:value-type="float" office:value="-0.06893664" calcext:value-type="float">
            <text:p>-0.068936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1999" calcext:value-type="float">
            <text:p>22081999</text:p>
          </table:table-cell>
          <table:table-cell office:value-type="float" office:value="4.450906" calcext:value-type="float">
            <text:p>4.450906</text:p>
          </table:table-cell>
          <table:table-cell office:value-type="float" office:value="469.9249" calcext:value-type="float">
            <text:p>469.9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72288" calcext:value-type="float">
            <text:p>0.05472288</text:p>
          </table:table-cell>
          <table:table-cell office:value-type="float" office:value="18.2746" calcext:value-type="float">
            <text:p>18.2746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65738" calcext:value-type="float">
            <text:p>0.02965738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96138" calcext:value-type="float">
            <text:p>12.96138</text:p>
          </table:table-cell>
          <table:table-cell office:value-type="float" office:value="-0.1438012" calcext:value-type="float">
            <text:p>-0.1438012</text:p>
          </table:table-cell>
          <table:table-cell office:value-type="float" office:value="-0.02622524" calcext:value-type="float">
            <text:p>-0.02622524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505181" calcext:value-type="float">
            <text:p>7.505181</text:p>
          </table:table-cell>
          <table:table-cell office:value-type="float" office:value="0.3200612" calcext:value-type="float">
            <text:p>0.3200612</text:p>
          </table:table-cell>
          <table:table-cell office:value-type="float" office:value="0.03538404" calcext:value-type="float">
            <text:p>0.03538404</text:p>
          </table:table-cell>
          <table:table-cell office:value-type="float" office:value="0.0335061" calcext:value-type="float">
            <text:p>0.0335061</text:p>
          </table:table-cell>
          <table:table-cell office:value-type="float" office:value="0.02906194" calcext:value-type="float">
            <text:p>0.02906194</text:p>
          </table:table-cell>
          <table:table-cell office:value-type="float" office:value="0.02016445" calcext:value-type="float">
            <text:p>0.02016445</text:p>
          </table:table-cell>
          <table:table-cell office:value-type="float" office:value="0.01878454" calcext:value-type="float">
            <text:p>0.01878454</text:p>
          </table:table-cell>
          <table:table-cell office:value-type="float" office:value="0.01924729" calcext:value-type="float">
            <text:p>0.01924729</text:p>
          </table:table-cell>
          <table:table-cell office:value-type="float" office:value="0.01716479" calcext:value-type="float">
            <text:p>0.01716479</text:p>
          </table:table-cell>
          <table:table-cell office:value-type="float" office:value="2.488494" calcext:value-type="float">
            <text:p>2.488494</text:p>
          </table:table-cell>
          <table:table-cell office:value-type="float" office:value="9.265592" calcext:value-type="float">
            <text:p>9.265592</text:p>
          </table:table-cell>
          <table:table-cell office:value-type="float" office:value="12.43612" calcext:value-type="float">
            <text:p>12.43612</text:p>
          </table:table-cell>
          <table:table-cell office:value-type="float" office:value="18.74237" calcext:value-type="float">
            <text:p>18.74237</text:p>
          </table:table-cell>
          <table:table-cell office:value-type="float" office:value="24.35521" calcext:value-type="float">
            <text:p>24.35521</text:p>
          </table:table-cell>
          <table:table-cell office:value-type="float" office:value="26.37636" calcext:value-type="float">
            <text:p>26.37636</text:p>
          </table:table-cell>
          <table:table-cell office:value-type="float" office:value="17.59677" calcext:value-type="float">
            <text:p>17.59677</text:p>
          </table:table-cell>
          <table:table-cell office:value-type="float" office:value="15.37377" calcext:value-type="float">
            <text:p>15.37377</text:p>
          </table:table-cell>
          <table:table-cell office:value-type="float" office:value="10282.69" calcext:value-type="float">
            <text:p>10282.69</text:p>
          </table:table-cell>
          <table:table-cell office:value-type="float" office:value="0" calcext:value-type="float">
            <text:p>0</text:p>
          </table:table-cell>
          <table:table-cell office:value-type="float" office:value="-0.0689389" calcext:value-type="float">
            <text:p>-0.068938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1999" calcext:value-type="float">
            <text:p>23081999</text:p>
          </table:table-cell>
          <table:table-cell office:value-type="float" office:value="4.433383" calcext:value-type="float">
            <text:p>4.433383</text:p>
          </table:table-cell>
          <table:table-cell office:value-type="float" office:value="469.8594" calcext:value-type="float">
            <text:p>469.8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49808" calcext:value-type="float">
            <text:p>0.05549808</text:p>
          </table:table-cell>
          <table:table-cell office:value-type="float" office:value="18.34095" calcext:value-type="float">
            <text:p>18.34095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70154" calcext:value-type="float">
            <text:p>0.02970154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97004" calcext:value-type="float">
            <text:p>12.97004</text:p>
          </table:table-cell>
          <table:table-cell office:value-type="float" office:value="-0.1438192" calcext:value-type="float">
            <text:p>-0.1438192</text:p>
          </table:table-cell>
          <table:table-cell office:value-type="float" office:value="-0.02623998" calcext:value-type="float">
            <text:p>-0.02623998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491059" calcext:value-type="float">
            <text:p>7.491059</text:p>
          </table:table-cell>
          <table:table-cell office:value-type="float" office:value="0.3427959" calcext:value-type="float">
            <text:p>0.3427959</text:p>
          </table:table-cell>
          <table:table-cell office:value-type="float" office:value="0.03792654" calcext:value-type="float">
            <text:p>0.03792654</text:p>
          </table:table-cell>
          <table:table-cell office:value-type="float" office:value="0.03584491" calcext:value-type="float">
            <text:p>0.03584491</text:p>
          </table:table-cell>
          <table:table-cell office:value-type="float" office:value="0.03088954" calcext:value-type="float">
            <text:p>0.03088954</text:p>
          </table:table-cell>
          <table:table-cell office:value-type="float" office:value="0.02078803" calcext:value-type="float">
            <text:p>0.02078803</text:p>
          </table:table-cell>
          <table:table-cell office:value-type="float" office:value="0.01878846" calcext:value-type="float">
            <text:p>0.01878846</text:p>
          </table:table-cell>
          <table:table-cell office:value-type="float" office:value="0.01919204" calcext:value-type="float">
            <text:p>0.01919204</text:p>
          </table:table-cell>
          <table:table-cell office:value-type="float" office:value="0.0171152" calcext:value-type="float">
            <text:p>0.0171152</text:p>
          </table:table-cell>
          <table:table-cell office:value-type="float" office:value="2.574937" calcext:value-type="float">
            <text:p>2.574937</text:p>
          </table:table-cell>
          <table:table-cell office:value-type="float" office:value="9.792111" calcext:value-type="float">
            <text:p>9.792111</text:p>
          </table:table-cell>
          <table:table-cell office:value-type="float" office:value="12.78828" calcext:value-type="float">
            <text:p>12.78828</text:p>
          </table:table-cell>
          <table:table-cell office:value-type="float" office:value="19.00924" calcext:value-type="float">
            <text:p>19.00924</text:p>
          </table:table-cell>
          <table:table-cell office:value-type="float" office:value="24.48351" calcext:value-type="float">
            <text:p>24.48351</text:p>
          </table:table-cell>
          <table:table-cell office:value-type="float" office:value="26.42241" calcext:value-type="float">
            <text:p>26.42241</text:p>
          </table:table-cell>
          <table:table-cell office:value-type="float" office:value="17.676" calcext:value-type="float">
            <text:p>17.676</text:p>
          </table:table-cell>
          <table:table-cell office:value-type="float" office:value="15.35945" calcext:value-type="float">
            <text:p>15.35945</text:p>
          </table:table-cell>
          <table:table-cell office:value-type="float" office:value="10893.39" calcext:value-type="float">
            <text:p>10893.39</text:p>
          </table:table-cell>
          <table:table-cell office:value-type="float" office:value="0" calcext:value-type="float">
            <text:p>0</text:p>
          </table:table-cell>
          <table:table-cell office:value-type="float" office:value="-0.06894149" calcext:value-type="float">
            <text:p>-0.0689414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1999" calcext:value-type="float">
            <text:p>24081999</text:p>
          </table:table-cell>
          <table:table-cell office:value-type="float" office:value="4.414537" calcext:value-type="float">
            <text:p>4.414537</text:p>
          </table:table-cell>
          <table:table-cell office:value-type="float" office:value="469.7904" calcext:value-type="float">
            <text:p>469.7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39847" calcext:value-type="float">
            <text:p>0.05639847</text:p>
          </table:table-cell>
          <table:table-cell office:value-type="float" office:value="18.41217" calcext:value-type="float">
            <text:p>18.41217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74563" calcext:value-type="float">
            <text:p>0.02974563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97847" calcext:value-type="float">
            <text:p>12.97847</text:p>
          </table:table-cell>
          <table:table-cell office:value-type="float" office:value="-0.1438424" calcext:value-type="float">
            <text:p>-0.1438424</text:p>
          </table:table-cell>
          <table:table-cell office:value-type="float" office:value="-0.02625636" calcext:value-type="float">
            <text:p>-0.02625636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473173" calcext:value-type="float">
            <text:p>7.473173</text:p>
          </table:table-cell>
          <table:table-cell office:value-type="float" office:value="0.3650892" calcext:value-type="float">
            <text:p>0.3650892</text:p>
          </table:table-cell>
          <table:table-cell office:value-type="float" office:value="0.04130187" calcext:value-type="float">
            <text:p>0.04130187</text:p>
          </table:table-cell>
          <table:table-cell office:value-type="float" office:value="0.0384832" calcext:value-type="float">
            <text:p>0.0384832</text:p>
          </table:table-cell>
          <table:table-cell office:value-type="float" office:value="0.03296943" calcext:value-type="float">
            <text:p>0.03296943</text:p>
          </table:table-cell>
          <table:table-cell office:value-type="float" office:value="0.02172147" calcext:value-type="float">
            <text:p>0.02172147</text:p>
          </table:table-cell>
          <table:table-cell office:value-type="float" office:value="0.01912346" calcext:value-type="float">
            <text:p>0.01912346</text:p>
          </table:table-cell>
          <table:table-cell office:value-type="float" office:value="0.01914206" calcext:value-type="float">
            <text:p>0.01914206</text:p>
          </table:table-cell>
          <table:table-cell office:value-type="float" office:value="0.01704876" calcext:value-type="float">
            <text:p>0.01704876</text:p>
          </table:table-cell>
          <table:table-cell office:value-type="float" office:value="2.677012" calcext:value-type="float">
            <text:p>2.677012</text:p>
          </table:table-cell>
          <table:table-cell office:value-type="float" office:value="10.33362" calcext:value-type="float">
            <text:p>10.33362</text:p>
          </table:table-cell>
          <table:table-cell office:value-type="float" office:value="13.16728" calcext:value-type="float">
            <text:p>13.16728</text:p>
          </table:table-cell>
          <table:table-cell office:value-type="float" office:value="19.29295" calcext:value-type="float">
            <text:p>19.29295</text:p>
          </table:table-cell>
          <table:table-cell office:value-type="float" office:value="24.62252" calcext:value-type="float">
            <text:p>24.62252</text:p>
          </table:table-cell>
          <table:table-cell office:value-type="float" office:value="26.47653" calcext:value-type="float">
            <text:p>26.47653</text:p>
          </table:table-cell>
          <table:table-cell office:value-type="float" office:value="17.7573" calcext:value-type="float">
            <text:p>17.7573</text:p>
          </table:table-cell>
          <table:table-cell office:value-type="float" office:value="15.34609" calcext:value-type="float">
            <text:p>15.34609</text:p>
          </table:table-cell>
          <table:table-cell office:value-type="float" office:value="11646.77" calcext:value-type="float">
            <text:p>11646.77</text:p>
          </table:table-cell>
          <table:table-cell office:value-type="float" office:value="0" calcext:value-type="float">
            <text:p>0</text:p>
          </table:table-cell>
          <table:table-cell office:value-type="float" office:value="-0.06894448" calcext:value-type="float">
            <text:p>-0.0689444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1999" calcext:value-type="float">
            <text:p>25081999</text:p>
          </table:table-cell>
          <table:table-cell office:value-type="float" office:value="4.395082" calcext:value-type="float">
            <text:p>4.395082</text:p>
          </table:table-cell>
          <table:table-cell office:value-type="float" office:value="469.718" calcext:value-type="float">
            <text:p>469.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91797" calcext:value-type="float">
            <text:p>0.05691797</text:p>
          </table:table-cell>
          <table:table-cell office:value-type="float" office:value="18.48777" calcext:value-type="float">
            <text:p>18.48777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78978" calcext:value-type="float">
            <text:p>0.02978978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98684" calcext:value-type="float">
            <text:p>12.98684</text:p>
          </table:table-cell>
          <table:table-cell office:value-type="float" office:value="-0.1438676" calcext:value-type="float">
            <text:p>-0.1438676</text:p>
          </table:table-cell>
          <table:table-cell office:value-type="float" office:value="-0.02627334" calcext:value-type="float">
            <text:p>-0.02627334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455606" calcext:value-type="float">
            <text:p>7.455606</text:p>
          </table:table-cell>
          <table:table-cell office:value-type="float" office:value="0.3782912" calcext:value-type="float">
            <text:p>0.3782912</text:p>
          </table:table-cell>
          <table:table-cell office:value-type="float" office:value="0.04198127" calcext:value-type="float">
            <text:p>0.04198127</text:p>
          </table:table-cell>
          <table:table-cell office:value-type="float" office:value="0.03956739" calcext:value-type="float">
            <text:p>0.03956739</text:p>
          </table:table-cell>
          <table:table-cell office:value-type="float" office:value="0.03415584" calcext:value-type="float">
            <text:p>0.03415584</text:p>
          </table:table-cell>
          <table:table-cell office:value-type="float" office:value="0.0222792" calcext:value-type="float">
            <text:p>0.0222792</text:p>
          </table:table-cell>
          <table:table-cell office:value-type="float" office:value="0.0195055" calcext:value-type="float">
            <text:p>0.0195055</text:p>
          </table:table-cell>
          <table:table-cell office:value-type="float" office:value="0.01911057" calcext:value-type="float">
            <text:p>0.01911057</text:p>
          </table:table-cell>
          <table:table-cell office:value-type="float" office:value="0.01697254" calcext:value-type="float">
            <text:p>0.01697254</text:p>
          </table:table-cell>
          <table:table-cell office:value-type="float" office:value="2.795977" calcext:value-type="float">
            <text:p>2.795977</text:p>
          </table:table-cell>
          <table:table-cell office:value-type="float" office:value="10.8671" calcext:value-type="float">
            <text:p>10.8671</text:p>
          </table:table-cell>
          <table:table-cell office:value-type="float" office:value="13.56622" calcext:value-type="float">
            <text:p>13.56622</text:p>
          </table:table-cell>
          <table:table-cell office:value-type="float" office:value="19.59395" calcext:value-type="float">
            <text:p>19.59395</text:p>
          </table:table-cell>
          <table:table-cell office:value-type="float" office:value="24.77421" calcext:value-type="float">
            <text:p>24.77421</text:p>
          </table:table-cell>
          <table:table-cell office:value-type="float" office:value="26.54057" calcext:value-type="float">
            <text:p>26.54057</text:p>
          </table:table-cell>
          <table:table-cell office:value-type="float" office:value="17.84108" calcext:value-type="float">
            <text:p>17.84108</text:p>
          </table:table-cell>
          <table:table-cell office:value-type="float" office:value="15.33363" calcext:value-type="float">
            <text:p>15.33363</text:p>
          </table:table-cell>
          <table:table-cell office:value-type="float" office:value="12333.15" calcext:value-type="float">
            <text:p>12333.15</text:p>
          </table:table-cell>
          <table:table-cell office:value-type="float" office:value="0" calcext:value-type="float">
            <text:p>0</text:p>
          </table:table-cell>
          <table:table-cell office:value-type="float" office:value="-0.06894746" calcext:value-type="float">
            <text:p>-0.068947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1999" calcext:value-type="float">
            <text:p>26081999</text:p>
          </table:table-cell>
          <table:table-cell office:value-type="float" office:value="4.37778" calcext:value-type="float">
            <text:p>4.37778</text:p>
          </table:table-cell>
          <table:table-cell office:value-type="float" office:value="469.6495" calcext:value-type="float">
            <text:p>469.6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65493" calcext:value-type="float">
            <text:p>0.05665493</text:p>
          </table:table-cell>
          <table:table-cell office:value-type="float" office:value="18.55869" calcext:value-type="float">
            <text:p>18.55869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83377" calcext:value-type="float">
            <text:p>0.02983377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2.99523" calcext:value-type="float">
            <text:p>12.99523</text:p>
          </table:table-cell>
          <table:table-cell office:value-type="float" office:value="-0.1438882" calcext:value-type="float">
            <text:p>-0.1438882</text:p>
          </table:table-cell>
          <table:table-cell office:value-type="float" office:value="-0.0262891" calcext:value-type="float">
            <text:p>-0.0262891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444901" calcext:value-type="float">
            <text:p>7.444901</text:p>
          </table:table-cell>
          <table:table-cell office:value-type="float" office:value="0.3768595" calcext:value-type="float">
            <text:p>0.3768595</text:p>
          </table:table-cell>
          <table:table-cell office:value-type="float" office:value="0.03972596" calcext:value-type="float">
            <text:p>0.03972596</text:p>
          </table:table-cell>
          <table:table-cell office:value-type="float" office:value="0.03788978" calcext:value-type="float">
            <text:p>0.03788978</text:p>
          </table:table-cell>
          <table:table-cell office:value-type="float" office:value="0.03294014" calcext:value-type="float">
            <text:p>0.03294014</text:p>
          </table:table-cell>
          <table:table-cell office:value-type="float" office:value="0.02158454" calcext:value-type="float">
            <text:p>0.02158454</text:p>
          </table:table-cell>
          <table:table-cell office:value-type="float" office:value="0.01902706" calcext:value-type="float">
            <text:p>0.01902706</text:p>
          </table:table-cell>
          <table:table-cell office:value-type="float" office:value="0.01907923" calcext:value-type="float">
            <text:p>0.01907923</text:p>
          </table:table-cell>
          <table:table-cell office:value-type="float" office:value="0.01691419" calcext:value-type="float">
            <text:p>0.01691419</text:p>
          </table:table-cell>
          <table:table-cell office:value-type="float" office:value="2.961599" calcext:value-type="float">
            <text:p>2.961599</text:p>
          </table:table-cell>
          <table:table-cell office:value-type="float" office:value="11.29962" calcext:value-type="float">
            <text:p>11.29962</text:p>
          </table:table-cell>
          <table:table-cell office:value-type="float" office:value="13.93118" calcext:value-type="float">
            <text:p>13.93118</text:p>
          </table:table-cell>
          <table:table-cell office:value-type="float" office:value="19.87716" calcext:value-type="float">
            <text:p>19.87716</text:p>
          </table:table-cell>
          <table:table-cell office:value-type="float" office:value="24.9218" calcext:value-type="float">
            <text:p>24.9218</text:p>
          </table:table-cell>
          <table:table-cell office:value-type="float" office:value="26.60446" calcext:value-type="float">
            <text:p>26.60446</text:p>
          </table:table-cell>
          <table:table-cell office:value-type="float" office:value="17.92466" calcext:value-type="float">
            <text:p>17.92466</text:p>
          </table:table-cell>
          <table:table-cell office:value-type="float" office:value="15.32183" calcext:value-type="float">
            <text:p>15.32183</text:p>
          </table:table-cell>
          <table:table-cell office:value-type="float" office:value="12813.28" calcext:value-type="float">
            <text:p>12813.28</text:p>
          </table:table-cell>
          <table:table-cell office:value-type="float" office:value="0" calcext:value-type="float">
            <text:p>0</text:p>
          </table:table-cell>
          <table:table-cell office:value-type="float" office:value="-0.06895001" calcext:value-type="float">
            <text:p>-0.068950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1999" calcext:value-type="float">
            <text:p>27081999</text:p>
          </table:table-cell>
          <table:table-cell office:value-type="float" office:value="4.359237" calcext:value-type="float">
            <text:p>4.359237</text:p>
          </table:table-cell>
          <table:table-cell office:value-type="float" office:value="469.5785" calcext:value-type="float">
            <text:p>469.5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15957" calcext:value-type="float">
            <text:p>0.05715957</text:p>
          </table:table-cell>
          <table:table-cell office:value-type="float" office:value="18.63265" calcext:value-type="float">
            <text:p>18.63265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87764" calcext:value-type="float">
            <text:p>0.02987764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3.00365" calcext:value-type="float">
            <text:p>13.00365</text:p>
          </table:table-cell>
          <table:table-cell office:value-type="float" office:value="-0.1439108" calcext:value-type="float">
            <text:p>-0.1439108</text:p>
          </table:table-cell>
          <table:table-cell office:value-type="float" office:value="-0.02630533" calcext:value-type="float">
            <text:p>-0.02630533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429073" calcext:value-type="float">
            <text:p>7.429073</text:p>
          </table:table-cell>
          <table:table-cell office:value-type="float" office:value="0.3829834" calcext:value-type="float">
            <text:p>0.3829834</text:p>
          </table:table-cell>
          <table:table-cell office:value-type="float" office:value="0.0415024" calcext:value-type="float">
            <text:p>0.0415024</text:p>
          </table:table-cell>
          <table:table-cell office:value-type="float" office:value="0.03967147" calcext:value-type="float">
            <text:p>0.03967147</text:p>
          </table:table-cell>
          <table:table-cell office:value-type="float" office:value="0.034408" calcext:value-type="float">
            <text:p>0.034408</text:p>
          </table:table-cell>
          <table:table-cell office:value-type="float" office:value="0.02235469" calcext:value-type="float">
            <text:p>0.02235469</text:p>
          </table:table-cell>
          <table:table-cell office:value-type="float" office:value="0.01954005" calcext:value-type="float">
            <text:p>0.01954005</text:p>
          </table:table-cell>
          <table:table-cell office:value-type="float" office:value="0.01907409" calcext:value-type="float">
            <text:p>0.01907409</text:p>
          </table:table-cell>
          <table:table-cell office:value-type="float" office:value="0.01687495" calcext:value-type="float">
            <text:p>0.01687495</text:p>
          </table:table-cell>
          <table:table-cell office:value-type="float" office:value="3.094052" calcext:value-type="float">
            <text:p>3.094052</text:p>
          </table:table-cell>
          <table:table-cell office:value-type="float" office:value="11.79725" calcext:value-type="float">
            <text:p>11.79725</text:p>
          </table:table-cell>
          <table:table-cell office:value-type="float" office:value="14.31918" calcext:value-type="float">
            <text:p>14.31918</text:p>
          </table:table-cell>
          <table:table-cell office:value-type="float" office:value="20.16876" calcext:value-type="float">
            <text:p>20.16876</text:p>
          </table:table-cell>
          <table:table-cell office:value-type="float" office:value="25.07169" calcext:value-type="float">
            <text:p>25.07169</text:p>
          </table:table-cell>
          <table:table-cell office:value-type="float" office:value="26.66919" calcext:value-type="float">
            <text:p>26.66919</text:p>
          </table:table-cell>
          <table:table-cell office:value-type="float" office:value="18.0076" calcext:value-type="float">
            <text:p>18.0076</text:p>
          </table:table-cell>
          <table:table-cell office:value-type="float" office:value="15.31029" calcext:value-type="float">
            <text:p>15.31029</text:p>
          </table:table-cell>
          <table:table-cell office:value-type="float" office:value="13423.9" calcext:value-type="float">
            <text:p>13423.9</text:p>
          </table:table-cell>
          <table:table-cell office:value-type="float" office:value="0" calcext:value-type="float">
            <text:p>0</text:p>
          </table:table-cell>
          <table:table-cell office:value-type="float" office:value="-0.06895278" calcext:value-type="float">
            <text:p>-0.0689527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1999" calcext:value-type="float">
            <text:p>28081999</text:p>
          </table:table-cell>
          <table:table-cell office:value-type="float" office:value="4.338162" calcext:value-type="float">
            <text:p>4.338162</text:p>
          </table:table-cell>
          <table:table-cell office:value-type="float" office:value="469.5016" calcext:value-type="float">
            <text:p>469.5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96922" calcext:value-type="float">
            <text:p>0.05796922</text:p>
          </table:table-cell>
          <table:table-cell office:value-type="float" office:value="18.7147" calcext:value-type="float">
            <text:p>18.7147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9216" calcext:value-type="float">
            <text:p>0.0299216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3.01199" calcext:value-type="float">
            <text:p>13.01199</text:p>
          </table:table-cell>
          <table:table-cell office:value-type="float" office:value="-0.1439417" calcext:value-type="float">
            <text:p>-0.1439417</text:p>
          </table:table-cell>
          <table:table-cell office:value-type="float" office:value="-0.02632318" calcext:value-type="float">
            <text:p>-0.02632318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401659" calcext:value-type="float">
            <text:p>7.401659</text:p>
          </table:table-cell>
          <table:table-cell office:value-type="float" office:value="0.3931595" calcext:value-type="float">
            <text:p>0.3931595</text:p>
          </table:table-cell>
          <table:table-cell office:value-type="float" office:value="0.04524599" calcext:value-type="float">
            <text:p>0.04524599</text:p>
          </table:table-cell>
          <table:table-cell office:value-type="float" office:value="0.04210709" calcext:value-type="float">
            <text:p>0.04210709</text:p>
          </table:table-cell>
          <table:table-cell office:value-type="float" office:value="0.03631785" calcext:value-type="float">
            <text:p>0.03631785</text:p>
          </table:table-cell>
          <table:table-cell office:value-type="float" office:value="0.0234286" calcext:value-type="float">
            <text:p>0.0234286</text:p>
          </table:table-cell>
          <table:table-cell office:value-type="float" office:value="0.02032866" calcext:value-type="float">
            <text:p>0.02032866</text:p>
          </table:table-cell>
          <table:table-cell office:value-type="float" office:value="0.01910693" calcext:value-type="float">
            <text:p>0.01910693</text:p>
          </table:table-cell>
          <table:table-cell office:value-type="float" office:value="0.01683132" calcext:value-type="float">
            <text:p>0.01683132</text:p>
          </table:table-cell>
          <table:table-cell office:value-type="float" office:value="3.187451" calcext:value-type="float">
            <text:p>3.187451</text:p>
          </table:table-cell>
          <table:table-cell office:value-type="float" office:value="12.3996" calcext:value-type="float">
            <text:p>12.3996</text:p>
          </table:table-cell>
          <table:table-cell office:value-type="float" office:value="14.75446" calcext:value-type="float">
            <text:p>14.75446</text:p>
          </table:table-cell>
          <table:table-cell office:value-type="float" office:value="20.48697" calcext:value-type="float">
            <text:p>20.48697</text:p>
          </table:table-cell>
          <table:table-cell office:value-type="float" office:value="25.23624" calcext:value-type="float">
            <text:p>25.23624</text:p>
          </table:table-cell>
          <table:table-cell office:value-type="float" office:value="26.74386" calcext:value-type="float">
            <text:p>26.74386</text:p>
          </table:table-cell>
          <table:table-cell office:value-type="float" office:value="18.09266" calcext:value-type="float">
            <text:p>18.09266</text:p>
          </table:table-cell>
          <table:table-cell office:value-type="float" office:value="15.29937" calcext:value-type="float">
            <text:p>15.29937</text:p>
          </table:table-cell>
          <table:table-cell office:value-type="float" office:value="14382.53" calcext:value-type="float">
            <text:p>14382.53</text:p>
          </table:table-cell>
          <table:table-cell office:value-type="float" office:value="0" calcext:value-type="float">
            <text:p>0</text:p>
          </table:table-cell>
          <table:table-cell office:value-type="float" office:value="-0.06895559" calcext:value-type="float">
            <text:p>-0.068955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1999" calcext:value-type="float">
            <text:p>29081999</text:p>
          </table:table-cell>
          <table:table-cell office:value-type="float" office:value="4.322327" calcext:value-type="float">
            <text:p>4.322327</text:p>
          </table:table-cell>
          <table:table-cell office:value-type="float" office:value="469.4345" calcext:value-type="float">
            <text:p>469.4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67525" calcext:value-type="float">
            <text:p>0.05667525</text:p>
          </table:table-cell>
          <table:table-cell office:value-type="float" office:value="18.78435" calcext:value-type="float">
            <text:p>18.78435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2996547" calcext:value-type="float">
            <text:p>0.02996547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3.02031" calcext:value-type="float">
            <text:p>13.02031</text:p>
          </table:table-cell>
          <table:table-cell office:value-type="float" office:value="-0.1439568" calcext:value-type="float">
            <text:p>-0.1439568</text:p>
          </table:table-cell>
          <table:table-cell office:value-type="float" office:value="-0.02633881" calcext:value-type="float">
            <text:p>-0.02633881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39408" calcext:value-type="float">
            <text:p>7.39408</text:p>
          </table:table-cell>
          <table:table-cell office:value-type="float" office:value="0.3750656" calcext:value-type="float">
            <text:p>0.3750656</text:p>
          </table:table-cell>
          <table:table-cell office:value-type="float" office:value="0.03827371" calcext:value-type="float">
            <text:p>0.03827371</text:p>
          </table:table-cell>
          <table:table-cell office:value-type="float" office:value="0.03501924" calcext:value-type="float">
            <text:p>0.03501924</text:p>
          </table:table-cell>
          <table:table-cell office:value-type="float" office:value="0.03140581" calcext:value-type="float">
            <text:p>0.03140581</text:p>
          </table:table-cell>
          <table:table-cell office:value-type="float" office:value="0.02122497" calcext:value-type="float">
            <text:p>0.02122497</text:p>
          </table:table-cell>
          <table:table-cell office:value-type="float" office:value="0.0191563" calcext:value-type="float">
            <text:p>0.0191563</text:p>
          </table:table-cell>
          <table:table-cell office:value-type="float" office:value="0.01907399" calcext:value-type="float">
            <text:p>0.01907399</text:p>
          </table:table-cell>
          <table:table-cell office:value-type="float" office:value="0.01680783" calcext:value-type="float">
            <text:p>0.01680783</text:p>
          </table:table-cell>
          <table:table-cell office:value-type="float" office:value="3.268744" calcext:value-type="float">
            <text:p>3.268744</text:p>
          </table:table-cell>
          <table:table-cell office:value-type="float" office:value="12.82539" calcext:value-type="float">
            <text:p>12.82539</text:p>
          </table:table-cell>
          <table:table-cell office:value-type="float" office:value="15.10298" calcext:value-type="float">
            <text:p>15.10298</text:p>
          </table:table-cell>
          <table:table-cell office:value-type="float" office:value="20.76481" calcext:value-type="float">
            <text:p>20.76481</text:p>
          </table:table-cell>
          <table:table-cell office:value-type="float" office:value="25.38946" calcext:value-type="float">
            <text:p>25.38946</text:p>
          </table:table-cell>
          <table:table-cell office:value-type="float" office:value="26.81463" calcext:value-type="float">
            <text:p>26.81463</text:p>
          </table:table-cell>
          <table:table-cell office:value-type="float" office:value="18.17683" calcext:value-type="float">
            <text:p>18.17683</text:p>
          </table:table-cell>
          <table:table-cell office:value-type="float" office:value="15.28897" calcext:value-type="float">
            <text:p>15.28897</text:p>
          </table:table-cell>
          <table:table-cell office:value-type="float" office:value="14847.97" calcext:value-type="float">
            <text:p>14847.97</text:p>
          </table:table-cell>
          <table:table-cell office:value-type="float" office:value="0" calcext:value-type="float">
            <text:p>0</text:p>
          </table:table-cell>
          <table:table-cell office:value-type="float" office:value="-0.06895759" calcext:value-type="float">
            <text:p>-0.0689575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1999" calcext:value-type="float">
            <text:p>30081999</text:p>
          </table:table-cell>
          <table:table-cell office:value-type="float" office:value="4.308455" calcext:value-type="float">
            <text:p>4.308455</text:p>
          </table:table-cell>
          <table:table-cell office:value-type="float" office:value="469.3751" calcext:value-type="float">
            <text:p>469.3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23348" calcext:value-type="float">
            <text:p>0.05623348</text:p>
          </table:table-cell>
          <table:table-cell office:value-type="float" office:value="18.84411" calcext:value-type="float">
            <text:p>18.84411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30009" calcext:value-type="float">
            <text:p>0.030009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3.02848" calcext:value-type="float">
            <text:p>13.02848</text:p>
          </table:table-cell>
          <table:table-cell office:value-type="float" office:value="-0.1439795" calcext:value-type="float">
            <text:p>-0.1439795</text:p>
          </table:table-cell>
          <table:table-cell office:value-type="float" office:value="-0.02635285" calcext:value-type="float">
            <text:p>-0.02635285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38486" calcext:value-type="float">
            <text:p>7.38486</text:p>
          </table:table-cell>
          <table:table-cell office:value-type="float" office:value="0.3638973" calcext:value-type="float">
            <text:p>0.3638973</text:p>
          </table:table-cell>
          <table:table-cell office:value-type="float" office:value="0.03635774" calcext:value-type="float">
            <text:p>0.03635774</text:p>
          </table:table-cell>
          <table:table-cell office:value-type="float" office:value="0.0329695" calcext:value-type="float">
            <text:p>0.0329695</text:p>
          </table:table-cell>
          <table:table-cell office:value-type="float" office:value="0.02941346" calcext:value-type="float">
            <text:p>0.02941346</text:p>
          </table:table-cell>
          <table:table-cell office:value-type="float" office:value="0.02064518" calcext:value-type="float">
            <text:p>0.02064518</text:p>
          </table:table-cell>
          <table:table-cell office:value-type="float" office:value="0.01893387" calcext:value-type="float">
            <text:p>0.01893387</text:p>
          </table:table-cell>
          <table:table-cell office:value-type="float" office:value="0.01908175" calcext:value-type="float">
            <text:p>0.01908175</text:p>
          </table:table-cell>
          <table:table-cell office:value-type="float" office:value="0.01683193" calcext:value-type="float">
            <text:p>0.01683193</text:p>
          </table:table-cell>
          <table:table-cell office:value-type="float" office:value="3.376163" calcext:value-type="float">
            <text:p>3.376163</text:p>
          </table:table-cell>
          <table:table-cell office:value-type="float" office:value="13.19799" calcext:value-type="float">
            <text:p>13.19799</text:p>
          </table:table-cell>
          <table:table-cell office:value-type="float" office:value="15.40829" calcext:value-type="float">
            <text:p>15.40829</text:p>
          </table:table-cell>
          <table:table-cell office:value-type="float" office:value="20.99953" calcext:value-type="float">
            <text:p>20.99953</text:p>
          </table:table-cell>
          <table:table-cell office:value-type="float" office:value="25.51516" calcext:value-type="float">
            <text:p>25.51516</text:p>
          </table:table-cell>
          <table:table-cell office:value-type="float" office:value="26.86566" calcext:value-type="float">
            <text:p>26.86566</text:p>
          </table:table-cell>
          <table:table-cell office:value-type="float" office:value="18.2547" calcext:value-type="float">
            <text:p>18.2547</text:p>
          </table:table-cell>
          <table:table-cell office:value-type="float" office:value="15.278" calcext:value-type="float">
            <text:p>15.278</text:p>
          </table:table-cell>
          <table:table-cell office:value-type="float" office:value="15234.12" calcext:value-type="float">
            <text:p>15234.12</text:p>
          </table:table-cell>
          <table:table-cell office:value-type="float" office:value="0" calcext:value-type="float">
            <text:p>0</text:p>
          </table:table-cell>
          <table:table-cell office:value-type="float" office:value="-0.06895946" calcext:value-type="float">
            <text:p>-0.0689594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1999" calcext:value-type="float">
            <text:p>31081999</text:p>
          </table:table-cell>
          <table:table-cell office:value-type="float" office:value="4.294886" calcext:value-type="float">
            <text:p>4.294886</text:p>
          </table:table-cell>
          <table:table-cell office:value-type="float" office:value="469.317" calcext:value-type="float">
            <text:p>469.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11184" calcext:value-type="float">
            <text:p>0.05611184</text:p>
          </table:table-cell>
          <table:table-cell office:value-type="float" office:value="18.90175" calcext:value-type="float">
            <text:p>18.90175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3005243" calcext:value-type="float">
            <text:p>0.03005243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3.03662" calcext:value-type="float">
            <text:p>13.03662</text:p>
          </table:table-cell>
          <table:table-cell office:value-type="float" office:value="-0.1439938" calcext:value-type="float">
            <text:p>-0.1439938</text:p>
          </table:table-cell>
          <table:table-cell office:value-type="float" office:value="-0.02636673" calcext:value-type="float">
            <text:p>-0.02636673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374834" calcext:value-type="float">
            <text:p>7.374834</text:p>
          </table:table-cell>
          <table:table-cell office:value-type="float" office:value="0.3564548" calcext:value-type="float">
            <text:p>0.3564548</text:p>
          </table:table-cell>
          <table:table-cell office:value-type="float" office:value="0.0356296" calcext:value-type="float">
            <text:p>0.0356296</text:p>
          </table:table-cell>
          <table:table-cell office:value-type="float" office:value="0.03261472" calcext:value-type="float">
            <text:p>0.03261472</text:p>
          </table:table-cell>
          <table:table-cell office:value-type="float" office:value="0.02895991" calcext:value-type="float">
            <text:p>0.02895991</text:p>
          </table:table-cell>
          <table:table-cell office:value-type="float" office:value="0.02035659" calcext:value-type="float">
            <text:p>0.02035659</text:p>
          </table:table-cell>
          <table:table-cell office:value-type="float" office:value="0.01882758" calcext:value-type="float">
            <text:p>0.01882758</text:p>
          </table:table-cell>
          <table:table-cell office:value-type="float" office:value="0.01910008" calcext:value-type="float">
            <text:p>0.01910008</text:p>
          </table:table-cell>
          <table:table-cell office:value-type="float" office:value="0.01686982" calcext:value-type="float">
            <text:p>0.01686982</text:p>
          </table:table-cell>
          <table:table-cell office:value-type="float" office:value="3.470361" calcext:value-type="float">
            <text:p>3.470361</text:p>
          </table:table-cell>
          <table:table-cell office:value-type="float" office:value="13.57442" calcext:value-type="float">
            <text:p>13.57442</text:p>
          </table:table-cell>
          <table:table-cell office:value-type="float" office:value="15.70907" calcext:value-type="float">
            <text:p>15.70907</text:p>
          </table:table-cell>
          <table:table-cell office:value-type="float" office:value="21.22528" calcext:value-type="float">
            <text:p>21.22528</text:p>
          </table:table-cell>
          <table:table-cell office:value-type="float" office:value="25.63482" calcext:value-type="float">
            <text:p>25.63482</text:p>
          </table:table-cell>
          <table:table-cell office:value-type="float" office:value="26.91212" calcext:value-type="float">
            <text:p>26.91212</text:p>
          </table:table-cell>
          <table:table-cell office:value-type="float" office:value="18.32925" calcext:value-type="float">
            <text:p>18.32925</text:p>
          </table:table-cell>
          <table:table-cell office:value-type="float" office:value="15.26661" calcext:value-type="float">
            <text:p>15.26661</text:p>
          </table:table-cell>
          <table:table-cell office:value-type="float" office:value="15651.27" calcext:value-type="float">
            <text:p>15651.27</text:p>
          </table:table-cell>
          <table:table-cell office:value-type="float" office:value="0" calcext:value-type="float">
            <text:p>0</text:p>
          </table:table-cell>
          <table:table-cell office:value-type="float" office:value="-0.06896129" calcext:value-type="float">
            <text:p>-0.068961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1999" calcext:value-type="float">
            <text:p>1091999</text:p>
          </table:table-cell>
          <table:table-cell office:value-type="float" office:value="4.280105" calcext:value-type="float">
            <text:p>4.280105</text:p>
          </table:table-cell>
          <table:table-cell office:value-type="float" office:value="469.2555" calcext:value-type="float">
            <text:p>469.2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40253" calcext:value-type="float">
            <text:p>0.05640253</text:p>
          </table:table-cell>
          <table:table-cell office:value-type="float" office:value="18.9634" calcext:value-type="float">
            <text:p>18.9634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3009587" calcext:value-type="float">
            <text:p>0.03009587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3.04475" calcext:value-type="float">
            <text:p>13.04475</text:p>
          </table:table-cell>
          <table:table-cell office:value-type="float" office:value="-0.1440114" calcext:value-type="float">
            <text:p>-0.1440114</text:p>
          </table:table-cell>
          <table:table-cell office:value-type="float" office:value="-0.02638091" calcext:value-type="float">
            <text:p>-0.02638091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362896" calcext:value-type="float">
            <text:p>7.362896</text:p>
          </table:table-cell>
          <table:table-cell office:value-type="float" office:value="0.3535783" calcext:value-type="float">
            <text:p>0.3535783</text:p>
          </table:table-cell>
          <table:table-cell office:value-type="float" office:value="0.0364929" calcext:value-type="float">
            <text:p>0.0364929</text:p>
          </table:table-cell>
          <table:table-cell office:value-type="float" office:value="0.03454307" calcext:value-type="float">
            <text:p>0.03454307</text:p>
          </table:table-cell>
          <table:table-cell office:value-type="float" office:value="0.03014541" calcext:value-type="float">
            <text:p>0.03014541</text:p>
          </table:table-cell>
          <table:table-cell office:value-type="float" office:value="0.02054441" calcext:value-type="float">
            <text:p>0.02054441</text:p>
          </table:table-cell>
          <table:table-cell office:value-type="float" office:value="0.01878401" calcext:value-type="float">
            <text:p>0.01878401</text:p>
          </table:table-cell>
          <table:table-cell office:value-type="float" office:value="0.01909481" calcext:value-type="float">
            <text:p>0.01909481</text:p>
          </table:table-cell>
          <table:table-cell office:value-type="float" office:value="0.01689279" calcext:value-type="float">
            <text:p>0.01689279</text:p>
          </table:table-cell>
          <table:table-cell office:value-type="float" office:value="3.566207" calcext:value-type="float">
            <text:p>3.566207</text:p>
          </table:table-cell>
          <table:table-cell office:value-type="float" office:value="13.98381" calcext:value-type="float">
            <text:p>13.98381</text:p>
          </table:table-cell>
          <table:table-cell office:value-type="float" office:value="16.03686" calcext:value-type="float">
            <text:p>16.03686</text:p>
          </table:table-cell>
          <table:table-cell office:value-type="float" office:value="21.46613" calcext:value-type="float">
            <text:p>21.46613</text:p>
          </table:table-cell>
          <table:table-cell office:value-type="float" office:value="25.762" calcext:value-type="float">
            <text:p>25.762</text:p>
          </table:table-cell>
          <table:table-cell office:value-type="float" office:value="26.96325" calcext:value-type="float">
            <text:p>26.96325</text:p>
          </table:table-cell>
          <table:table-cell office:value-type="float" office:value="18.40368" calcext:value-type="float">
            <text:p>18.40368</text:p>
          </table:table-cell>
          <table:table-cell office:value-type="float" office:value="15.25523" calcext:value-type="float">
            <text:p>15.25523</text:p>
          </table:table-cell>
          <table:table-cell office:value-type="float" office:value="16235.24" calcext:value-type="float">
            <text:p>16235.24</text:p>
          </table:table-cell>
          <table:table-cell office:value-type="float" office:value="0" calcext:value-type="float">
            <text:p>0</text:p>
          </table:table-cell>
          <table:table-cell office:value-type="float" office:value="-0.06896327" calcext:value-type="float">
            <text:p>-0.0689632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1999" calcext:value-type="float">
            <text:p>2091999</text:p>
          </table:table-cell>
          <table:table-cell office:value-type="float" office:value="4.263662" calcext:value-type="float">
            <text:p>4.263662</text:p>
          </table:table-cell>
          <table:table-cell office:value-type="float" office:value="469.1887" calcext:value-type="float">
            <text:p>469.1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75168" calcext:value-type="float">
            <text:p>0.05675168</text:p>
          </table:table-cell>
          <table:table-cell office:value-type="float" office:value="19.03189" calcext:value-type="float">
            <text:p>19.03189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3013939" calcext:value-type="float">
            <text:p>0.03013939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3.05289" calcext:value-type="float">
            <text:p>13.05289</text:p>
          </table:table-cell>
          <table:table-cell office:value-type="float" office:value="-0.1440371" calcext:value-type="float">
            <text:p>-0.1440371</text:p>
          </table:table-cell>
          <table:table-cell office:value-type="float" office:value="-0.02639539" calcext:value-type="float">
            <text:p>-0.02639539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348541" calcext:value-type="float">
            <text:p>7.348541</text:p>
          </table:table-cell>
          <table:table-cell office:value-type="float" office:value="0.3513677" calcext:value-type="float">
            <text:p>0.3513677</text:p>
          </table:table-cell>
          <table:table-cell office:value-type="float" office:value="0.03785286" calcext:value-type="float">
            <text:p>0.03785286</text:p>
          </table:table-cell>
          <table:table-cell office:value-type="float" office:value="0.03602063" calcext:value-type="float">
            <text:p>0.03602063</text:p>
          </table:table-cell>
          <table:table-cell office:value-type="float" office:value="0.03149966" calcext:value-type="float">
            <text:p>0.03149966</text:p>
          </table:table-cell>
          <table:table-cell office:value-type="float" office:value="0.02124145" calcext:value-type="float">
            <text:p>0.02124145</text:p>
          </table:table-cell>
          <table:table-cell office:value-type="float" office:value="0.01891274" calcext:value-type="float">
            <text:p>0.01891274</text:p>
          </table:table-cell>
          <table:table-cell office:value-type="float" office:value="0.01906705" calcext:value-type="float">
            <text:p>0.01906705</text:p>
          </table:table-cell>
          <table:table-cell office:value-type="float" office:value="0.01688225" calcext:value-type="float">
            <text:p>0.01688225</text:p>
          </table:table-cell>
          <table:table-cell office:value-type="float" office:value="3.670493" calcext:value-type="float">
            <text:p>3.670493</text:p>
          </table:table-cell>
          <table:table-cell office:value-type="float" office:value="14.43045" calcext:value-type="float">
            <text:p>14.43045</text:p>
          </table:table-cell>
          <table:table-cell office:value-type="float" office:value="16.40134" calcext:value-type="float">
            <text:p>16.40134</text:p>
          </table:table-cell>
          <table:table-cell office:value-type="float" office:value="21.73397" calcext:value-type="float">
            <text:p>21.73397</text:p>
          </table:table-cell>
          <table:table-cell office:value-type="float" office:value="25.90441" calcext:value-type="float">
            <text:p>25.90441</text:p>
          </table:table-cell>
          <table:table-cell office:value-type="float" office:value="27.02531" calcext:value-type="float">
            <text:p>27.02531</text:p>
          </table:table-cell>
          <table:table-cell office:value-type="float" office:value="18.48039" calcext:value-type="float">
            <text:p>18.48039</text:p>
          </table:table-cell>
          <table:table-cell office:value-type="float" office:value="15.24434" calcext:value-type="float">
            <text:p>15.24434</text:p>
          </table:table-cell>
          <table:table-cell office:value-type="float" office:value="16937.71" calcext:value-type="float">
            <text:p>16937.71</text:p>
          </table:table-cell>
          <table:table-cell office:value-type="float" office:value="0" calcext:value-type="float">
            <text:p>0</text:p>
          </table:table-cell>
          <table:table-cell office:value-type="float" office:value="-0.06896546" calcext:value-type="float">
            <text:p>-0.0689654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1999" calcext:value-type="float">
            <text:p>3091999</text:p>
          </table:table-cell>
          <table:table-cell office:value-type="float" office:value="4.247098" calcext:value-type="float">
            <text:p>4.247098</text:p>
          </table:table-cell>
          <table:table-cell office:value-type="float" office:value="469.1206" calcext:value-type="float">
            <text:p>469.1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053" calcext:value-type="float">
            <text:p>0.057053</text:p>
          </table:table-cell>
          <table:table-cell office:value-type="float" office:value="19.1018" calcext:value-type="float">
            <text:p>19.1018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3018283" calcext:value-type="float">
            <text:p>0.03018283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3.06102" calcext:value-type="float">
            <text:p>13.06102</text:p>
          </table:table-cell>
          <table:table-cell office:value-type="float" office:value="-0.144054" calcext:value-type="float">
            <text:p>-0.144054</text:p>
          </table:table-cell>
          <table:table-cell office:value-type="float" office:value="-0.02640977" calcext:value-type="float">
            <text:p>-0.02640977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334352" calcext:value-type="float">
            <text:p>7.334352</text:p>
          </table:table-cell>
          <table:table-cell office:value-type="float" office:value="0.3479534" calcext:value-type="float">
            <text:p>0.3479534</text:p>
          </table:table-cell>
          <table:table-cell office:value-type="float" office:value="0.03951852" calcext:value-type="float">
            <text:p>0.03951852</text:p>
          </table:table-cell>
          <table:table-cell office:value-type="float" office:value="0.03755182" calcext:value-type="float">
            <text:p>0.03755182</text:p>
          </table:table-cell>
          <table:table-cell office:value-type="float" office:value="0.03260816" calcext:value-type="float">
            <text:p>0.03260816</text:p>
          </table:table-cell>
          <table:table-cell office:value-type="float" office:value="0.02170072" calcext:value-type="float">
            <text:p>0.02170072</text:p>
          </table:table-cell>
          <table:table-cell office:value-type="float" office:value="0.01914736" calcext:value-type="float">
            <text:p>0.01914736</text:p>
          </table:table-cell>
          <table:table-cell office:value-type="float" office:value="0.01904425" calcext:value-type="float">
            <text:p>0.01904425</text:p>
          </table:table-cell>
          <table:table-cell office:value-type="float" office:value="0.01685844" calcext:value-type="float">
            <text:p>0.01685844</text:p>
          </table:table-cell>
          <table:table-cell office:value-type="float" office:value="3.809484" calcext:value-type="float">
            <text:p>3.809484</text:p>
          </table:table-cell>
          <table:table-cell office:value-type="float" office:value="14.84926" calcext:value-type="float">
            <text:p>14.84926</text:p>
          </table:table-cell>
          <table:table-cell office:value-type="float" office:value="16.77066" calcext:value-type="float">
            <text:p>16.77066</text:p>
          </table:table-cell>
          <table:table-cell office:value-type="float" office:value="22.00716" calcext:value-type="float">
            <text:p>22.00716</text:p>
          </table:table-cell>
          <table:table-cell office:value-type="float" office:value="26.05218" calcext:value-type="float">
            <text:p>26.05218</text:p>
          </table:table-cell>
          <table:table-cell office:value-type="float" office:value="27.09205" calcext:value-type="float">
            <text:p>27.09205</text:p>
          </table:table-cell>
          <table:table-cell office:value-type="float" office:value="18.55809" calcext:value-type="float">
            <text:p>18.55809</text:p>
          </table:table-cell>
          <table:table-cell office:value-type="float" office:value="15.23397" calcext:value-type="float">
            <text:p>15.23397</text:p>
          </table:table-cell>
          <table:table-cell office:value-type="float" office:value="17616.7" calcext:value-type="float">
            <text:p>17616.7</text:p>
          </table:table-cell>
          <table:table-cell office:value-type="float" office:value="0" calcext:value-type="float">
            <text:p>0</text:p>
          </table:table-cell>
          <table:table-cell office:value-type="float" office:value="-0.06896768" calcext:value-type="float">
            <text:p>-0.0689676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1999" calcext:value-type="float">
            <text:p>4091999</text:p>
          </table:table-cell>
          <table:table-cell office:value-type="float" office:value="4.229319" calcext:value-type="float">
            <text:p>4.229319</text:p>
          </table:table-cell>
          <table:table-cell office:value-type="float" office:value="469.0487" calcext:value-type="float">
            <text:p>469.0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46142" calcext:value-type="float">
            <text:p>0.05746142</text:p>
          </table:table-cell>
          <table:table-cell office:value-type="float" office:value="19.17651" calcext:value-type="float">
            <text:p>19.17651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3022632" calcext:value-type="float">
            <text:p>0.03022632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3.06909" calcext:value-type="float">
            <text:p>13.06909</text:p>
          </table:table-cell>
          <table:table-cell office:value-type="float" office:value="-0.144083" calcext:value-type="float">
            <text:p>-0.144083</text:p>
          </table:table-cell>
          <table:table-cell office:value-type="float" office:value="-0.02642406" calcext:value-type="float">
            <text:p>-0.02642406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316935" calcext:value-type="float">
            <text:p>7.316935</text:p>
          </table:table-cell>
          <table:table-cell office:value-type="float" office:value="0.3453855" calcext:value-type="float">
            <text:p>0.3453855</text:p>
          </table:table-cell>
          <table:table-cell office:value-type="float" office:value="0.04126659" calcext:value-type="float">
            <text:p>0.04126659</text:p>
          </table:table-cell>
          <table:table-cell office:value-type="float" office:value="0.03928967" calcext:value-type="float">
            <text:p>0.03928967</text:p>
          </table:table-cell>
          <table:table-cell office:value-type="float" office:value="0.03412672" calcext:value-type="float">
            <text:p>0.03412672</text:p>
          </table:table-cell>
          <table:table-cell office:value-type="float" office:value="0.02242813" calcext:value-type="float">
            <text:p>0.02242813</text:p>
          </table:table-cell>
          <table:table-cell office:value-type="float" office:value="0.01964046" calcext:value-type="float">
            <text:p>0.01964046</text:p>
          </table:table-cell>
          <table:table-cell office:value-type="float" office:value="0.0190398" calcext:value-type="float">
            <text:p>0.0190398</text:p>
          </table:table-cell>
          <table:table-cell office:value-type="float" office:value="0.01682513" calcext:value-type="float">
            <text:p>0.01682513</text:p>
          </table:table-cell>
          <table:table-cell office:value-type="float" office:value="3.945868" calcext:value-type="float">
            <text:p>3.945868</text:p>
          </table:table-cell>
          <table:table-cell office:value-type="float" office:value="15.30729" calcext:value-type="float">
            <text:p>15.30729</text:p>
          </table:table-cell>
          <table:table-cell office:value-type="float" office:value="17.16468" calcext:value-type="float">
            <text:p>17.16468</text:p>
          </table:table-cell>
          <table:table-cell office:value-type="float" office:value="22.29783" calcext:value-type="float">
            <text:p>22.29783</text:p>
          </table:table-cell>
          <table:table-cell office:value-type="float" office:value="26.2102" calcext:value-type="float">
            <text:p>26.2102</text:p>
          </table:table-cell>
          <table:table-cell office:value-type="float" office:value="27.16635" calcext:value-type="float">
            <text:p>27.16635</text:p>
          </table:table-cell>
          <table:table-cell office:value-type="float" office:value="18.63734" calcext:value-type="float">
            <text:p>18.63734</text:p>
          </table:table-cell>
          <table:table-cell office:value-type="float" office:value="15.2241" calcext:value-type="float">
            <text:p>15.2241</text:p>
          </table:table-cell>
          <table:table-cell office:value-type="float" office:value="18414.36" calcext:value-type="float">
            <text:p>18414.36</text:p>
          </table:table-cell>
          <table:table-cell office:value-type="float" office:value="0" calcext:value-type="float">
            <text:p>0</text:p>
          </table:table-cell>
          <table:table-cell office:value-type="float" office:value="-0.06897007" calcext:value-type="float">
            <text:p>-0.0689700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1999" calcext:value-type="float">
            <text:p>5091999</text:p>
          </table:table-cell>
          <table:table-cell office:value-type="float" office:value="4.212831" calcext:value-type="float">
            <text:p>4.212831</text:p>
          </table:table-cell>
          <table:table-cell office:value-type="float" office:value="468.9777" calcext:value-type="float">
            <text:p>468.9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1655" calcext:value-type="float">
            <text:p>0.0571655</text:p>
          </table:table-cell>
          <table:table-cell office:value-type="float" office:value="19.24951" calcext:value-type="float">
            <text:p>19.24951</text:p>
          </table:table-cell>
          <table:table-cell office:value-type="float" office:value="0.0002100604" calcext:value-type="float">
            <text:p>0.0002100604</text:p>
          </table:table-cell>
          <table:table-cell office:value-type="float" office:value="0.03026987" calcext:value-type="float">
            <text:p>0.03026987</text:p>
          </table:table-cell>
          <table:table-cell office:value-type="float" office:value="0.003523135" calcext:value-type="float">
            <text:p>0.003523135</text:p>
          </table:table-cell>
          <table:table-cell office:value-type="float" office:value="13.07713" calcext:value-type="float">
            <text:p>13.07713</text:p>
          </table:table-cell>
          <table:table-cell office:value-type="float" office:value="-0.1441039" calcext:value-type="float">
            <text:p>-0.1441039</text:p>
          </table:table-cell>
          <table:table-cell office:value-type="float" office:value="-0.02643765" calcext:value-type="float">
            <text:p>-0.02643765</text:p>
          </table:table-cell>
          <table:table-cell office:value-type="float" office:value="0.00000002592994" calcext:value-type="float">
            <text:p>2.592994E-08</text:p>
          </table:table-cell>
          <table:table-cell office:value-type="float" office:value="7.306619" calcext:value-type="float">
            <text:p>7.306619</text:p>
          </table:table-cell>
          <table:table-cell office:value-type="float" office:value="0.3349836" calcext:value-type="float">
            <text:p>0.3349836</text:p>
          </table:table-cell>
          <table:table-cell office:value-type="float" office:value="0.03900741" calcext:value-type="float">
            <text:p>0.03900741</text:p>
          </table:table-cell>
          <table:table-cell office:value-type="float" office:value="0.0379483" calcext:value-type="float">
            <text:p>0.0379483</text:p>
          </table:table-cell>
          <table:table-cell office:value-type="float" office:value="0.03334453" calcext:value-type="float">
            <text:p>0.03334453</text:p>
          </table:table-cell>
          <table:table-cell office:value-type="float" office:value="0.02199752" calcext:value-type="float">
            <text:p>0.02199752</text:p>
          </table:table-cell>
          <table:table-cell office:value-type="float" office:value="0.01939184" calcext:value-type="float">
            <text:p>0.01939184</text:p>
          </table:table-cell>
          <table:table-cell office:value-type="float" office:value="0.01902538" calcext:value-type="float">
            <text:p>0.01902538</text:p>
          </table:table-cell>
          <table:table-cell office:value-type="float" office:value="0.01679305" calcext:value-type="float">
            <text:p>0.01679305</text:p>
          </table:table-cell>
          <table:table-cell office:value-type="float" office:value="4.131442" calcext:value-type="float">
            <text:p>4.131442</text:p>
          </table:table-cell>
          <table:table-cell office:value-type="float" office:value="15.68163" calcext:value-type="float">
            <text:p>15.68163</text:p>
          </table:table-cell>
          <table:table-cell office:value-type="float" office:value="17.53998" calcext:value-type="float">
            <text:p>17.53998</text:p>
          </table:table-cell>
          <table:table-cell office:value-type="float" office:value="22.58451" calcext:value-type="float">
            <text:p>22.58451</text:p>
          </table:table-cell>
          <table:table-cell office:value-type="float" office:value="26.37099" calcext:value-type="float">
            <text:p>26.37099</text:p>
          </table:table-cell>
          <table:table-cell office:value-type="float" office:value="27.24451" calcext:value-type="float">
            <text:p>27.24451</text:p>
          </table:table-cell>
          <table:table-cell office:value-type="float" office:value="18.71742" calcext:value-type="float">
            <text:p>18.71742</text:p>
          </table:table-cell>
          <table:table-cell office:value-type="float" office:value="15.21477" calcext:value-type="float">
            <text:p>15.21477</text:p>
          </table:table-cell>
          <table:table-cell office:value-type="float" office:value="19034.55" calcext:value-type="float">
            <text:p>19034.55</text:p>
          </table:table-cell>
          <table:table-cell office:value-type="float" office:value="0" calcext:value-type="float">
            <text:p>0</text:p>
          </table:table-cell>
          <table:table-cell office:value-type="float" office:value="-0.06897219" calcext:value-type="float">
            <text:p>-0.068972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1999" calcext:value-type="float">
            <text:p>6091999</text:p>
          </table:table-cell>
          <table:table-cell office:value-type="float" office:value="4.198241" calcext:value-type="float">
            <text:p>4.198241</text:p>
          </table:table-cell>
          <table:table-cell office:value-type="float" office:value="468.9148" calcext:value-type="float">
            <text:p>468.9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80693" calcext:value-type="float">
            <text:p>0.04580693</text:p>
          </table:table-cell>
          <table:table-cell office:value-type="float" office:value="19.23133" calcext:value-type="float">
            <text:p>19.23133</text:p>
          </table:table-cell>
          <table:table-cell office:value-type="float" office:value="0.0003816045" calcext:value-type="float">
            <text:p>0.0003816045</text:p>
          </table:table-cell>
          <table:table-cell office:value-type="float" office:value="0.03055401" calcext:value-type="float">
            <text:p>0.03055401</text:p>
          </table:table-cell>
          <table:table-cell office:value-type="float" office:value="0.01287802" calcext:value-type="float">
            <text:p>0.01287802</text:p>
          </table:table-cell>
          <table:table-cell office:value-type="float" office:value="13.20921" calcext:value-type="float">
            <text:p>13.20921</text:p>
          </table:table-cell>
          <table:table-cell office:value-type="float" office:value="-0.1441437" calcext:value-type="float">
            <text:p>-0.1441437</text:p>
          </table:table-cell>
          <table:table-cell office:value-type="float" office:value="-0.02647251" calcext:value-type="float">
            <text:p>-0.02647251</text:p>
          </table:table-cell>
          <table:table-cell office:value-type="float" office:value="0.0000000264542" calcext:value-type="float">
            <text:p>2.64542E-08</text:p>
          </table:table-cell>
          <table:table-cell office:value-type="float" office:value="7.303105" calcext:value-type="float">
            <text:p>7.303105</text:p>
          </table:table-cell>
          <table:table-cell office:value-type="float" office:value="0.2735715" calcext:value-type="float">
            <text:p>0.2735715</text:p>
          </table:table-cell>
          <table:table-cell office:value-type="float" office:value="0.05420714" calcext:value-type="float">
            <text:p>0.05420714</text:p>
          </table:table-cell>
          <table:table-cell office:value-type="float" office:value="0.03539269" calcext:value-type="float">
            <text:p>0.03539269</text:p>
          </table:table-cell>
          <table:table-cell office:value-type="float" office:value="0.02997424" calcext:value-type="float">
            <text:p>0.02997424</text:p>
          </table:table-cell>
          <table:table-cell office:value-type="float" office:value="0.0219098" calcext:value-type="float">
            <text:p>0.0219098</text:p>
          </table:table-cell>
          <table:table-cell office:value-type="float" office:value="0.01995489" calcext:value-type="float">
            <text:p>0.01995489</text:p>
          </table:table-cell>
          <table:table-cell office:value-type="float" office:value="0.01984262" calcext:value-type="float">
            <text:p>0.01984262</text:p>
          </table:table-cell>
          <table:table-cell office:value-type="float" office:value="0.01678642" calcext:value-type="float">
            <text:p>0.01678642</text:p>
          </table:table-cell>
          <table:table-cell office:value-type="float" office:value="3.094385" calcext:value-type="float">
            <text:p>3.094385</text:p>
          </table:table-cell>
          <table:table-cell office:value-type="float" office:value="5.591176" calcext:value-type="float">
            <text:p>5.591176</text:p>
          </table:table-cell>
          <table:table-cell office:value-type="float" office:value="14.63235" calcext:value-type="float">
            <text:p>14.63235</text:p>
          </table:table-cell>
          <table:table-cell office:value-type="float" office:value="22.71078" calcext:value-type="float">
            <text:p>22.71078</text:p>
          </table:table-cell>
          <table:table-cell office:value-type="float" office:value="29.15391" calcext:value-type="float">
            <text:p>29.15391</text:p>
          </table:table-cell>
          <table:table-cell office:value-type="float" office:value="30.85966" calcext:value-type="float">
            <text:p>30.85966</text:p>
          </table:table-cell>
          <table:table-cell office:value-type="float" office:value="18.23546" calcext:value-type="float">
            <text:p>18.23546</text:p>
          </table:table-cell>
          <table:table-cell office:value-type="float" office:value="15.27442" calcext:value-type="float">
            <text:p>15.27442</text:p>
          </table:table-cell>
          <table:table-cell office:value-type="float" office:value="-14981.22" calcext:value-type="float">
            <text:p>-14981.22</text:p>
          </table:table-cell>
          <table:table-cell office:value-type="float" office:value="0" calcext:value-type="float">
            <text:p>0</text:p>
          </table:table-cell>
          <table:table-cell office:value-type="float" office:value="-0.06897851" calcext:value-type="float">
            <text:p>-0.068978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1999" calcext:value-type="float">
            <text:p>7091999</text:p>
          </table:table-cell>
          <table:table-cell office:value-type="float" office:value="4.185418" calcext:value-type="float">
            <text:p>4.185418</text:p>
          </table:table-cell>
          <table:table-cell office:value-type="float" office:value="468.8575" calcext:value-type="float">
            <text:p>468.8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02129" calcext:value-type="float">
            <text:p>0.04502129</text:p>
          </table:table-cell>
          <table:table-cell office:value-type="float" office:value="19.09806" calcext:value-type="float">
            <text:p>19.09806</text:p>
          </table:table-cell>
          <table:table-cell office:value-type="float" office:value="0.0003816045" calcext:value-type="float">
            <text:p>0.0003816045</text:p>
          </table:table-cell>
          <table:table-cell office:value-type="float" office:value="0.03092881" calcext:value-type="float">
            <text:p>0.03092881</text:p>
          </table:table-cell>
          <table:table-cell office:value-type="float" office:value="0.01287802" calcext:value-type="float">
            <text:p>0.01287802</text:p>
          </table:table-cell>
          <table:table-cell office:value-type="float" office:value="13.42211" calcext:value-type="float">
            <text:p>13.42211</text:p>
          </table:table-cell>
          <table:table-cell office:value-type="float" office:value="-0.1441616" calcext:value-type="float">
            <text:p>-0.1441616</text:p>
          </table:table-cell>
          <table:table-cell office:value-type="float" office:value="-0.02647318" calcext:value-type="float">
            <text:p>-0.02647318</text:p>
          </table:table-cell>
          <table:table-cell office:value-type="float" office:value="0.0000000264542" calcext:value-type="float">
            <text:p>2.64542E-08</text:p>
          </table:table-cell>
          <table:table-cell office:value-type="float" office:value="7.299611" calcext:value-type="float">
            <text:p>7.299611</text:p>
          </table:table-cell>
          <table:table-cell office:value-type="float" office:value="0.216903" calcext:value-type="float">
            <text:p>0.216903</text:p>
          </table:table-cell>
          <table:table-cell office:value-type="float" office:value="0.04815156" calcext:value-type="float">
            <text:p>0.04815156</text:p>
          </table:table-cell>
          <table:table-cell office:value-type="float" office:value="0.03340213" calcext:value-type="float">
            <text:p>0.03340213</text:p>
          </table:table-cell>
          <table:table-cell office:value-type="float" office:value="0.02934635" calcext:value-type="float">
            <text:p>0.02934635</text:p>
          </table:table-cell>
          <table:table-cell office:value-type="float" office:value="0.02280707" calcext:value-type="float">
            <text:p>0.02280707</text:p>
          </table:table-cell>
          <table:table-cell office:value-type="float" office:value="0.02097446" calcext:value-type="float">
            <text:p>0.02097446</text:p>
          </table:table-cell>
          <table:table-cell office:value-type="float" office:value="0.01992631" calcext:value-type="float">
            <text:p>0.01992631</text:p>
          </table:table-cell>
          <table:table-cell office:value-type="float" office:value="0.01678037" calcext:value-type="float">
            <text:p>0.01678037</text:p>
          </table:table-cell>
          <table:table-cell office:value-type="float" office:value="0.9555438" calcext:value-type="float">
            <text:p>0.9555438</text:p>
          </table:table-cell>
          <table:table-cell office:value-type="float" office:value="3.092349" calcext:value-type="float">
            <text:p>3.092349</text:p>
          </table:table-cell>
          <table:table-cell office:value-type="float" office:value="10.90479" calcext:value-type="float">
            <text:p>10.90479</text:p>
          </table:table-cell>
          <table:table-cell office:value-type="float" office:value="20.38723" calcext:value-type="float">
            <text:p>20.38723</text:p>
          </table:table-cell>
          <table:table-cell office:value-type="float" office:value="29.279" calcext:value-type="float">
            <text:p>29.279</text:p>
          </table:table-cell>
          <table:table-cell office:value-type="float" office:value="33.71214" calcext:value-type="float">
            <text:p>33.71214</text:p>
          </table:table-cell>
          <table:table-cell office:value-type="float" office:value="19.30319" calcext:value-type="float">
            <text:p>19.30319</text:p>
          </table:table-cell>
          <table:table-cell office:value-type="float" office:value="15.39161" calcext:value-type="float">
            <text:p>15.39161</text:p>
          </table:table-cell>
          <table:table-cell office:value-type="float" office:value="-14871.05" calcext:value-type="float">
            <text:p>-14871.05</text:p>
          </table:table-cell>
          <table:table-cell office:value-type="float" office:value="0" calcext:value-type="float">
            <text:p>0</text:p>
          </table:table-cell>
          <table:table-cell office:value-type="float" office:value="-0.06898272" calcext:value-type="float">
            <text:p>-0.0689827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1999" calcext:value-type="float">
            <text:p>8091999</text:p>
          </table:table-cell>
          <table:table-cell office:value-type="float" office:value="4.173679" calcext:value-type="float">
            <text:p>4.173679</text:p>
          </table:table-cell>
          <table:table-cell office:value-type="float" office:value="468.8046" calcext:value-type="float">
            <text:p>468.8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04091" calcext:value-type="float">
            <text:p>0.04404091</text:p>
          </table:table-cell>
          <table:table-cell office:value-type="float" office:value="18.94453" calcext:value-type="float">
            <text:p>18.94453</text:p>
          </table:table-cell>
          <table:table-cell office:value-type="float" office:value="0.0003816045" calcext:value-type="float">
            <text:p>0.0003816045</text:p>
          </table:table-cell>
          <table:table-cell office:value-type="float" office:value="0.03130589" calcext:value-type="float">
            <text:p>0.03130589</text:p>
          </table:table-cell>
          <table:table-cell office:value-type="float" office:value="0.01287802" calcext:value-type="float">
            <text:p>0.01287802</text:p>
          </table:table-cell>
          <table:table-cell office:value-type="float" office:value="13.64574" calcext:value-type="float">
            <text:p>13.64574</text:p>
          </table:table-cell>
          <table:table-cell office:value-type="float" office:value="-0.1441791" calcext:value-type="float">
            <text:p>-0.1441791</text:p>
          </table:table-cell>
          <table:table-cell office:value-type="float" office:value="-0.0264736" calcext:value-type="float">
            <text:p>-0.0264736</text:p>
          </table:table-cell>
          <table:table-cell office:value-type="float" office:value="0.0000000264542" calcext:value-type="float">
            <text:p>2.64542E-08</text:p>
          </table:table-cell>
          <table:table-cell office:value-type="float" office:value="7.29627" calcext:value-type="float">
            <text:p>7.29627</text:p>
          </table:table-cell>
          <table:table-cell office:value-type="float" office:value="0.1458818" calcext:value-type="float">
            <text:p>0.1458818</text:p>
          </table:table-cell>
          <table:table-cell office:value-type="float" office:value="0.03896447" calcext:value-type="float">
            <text:p>0.03896447</text:p>
          </table:table-cell>
          <table:table-cell office:value-type="float" office:value="0.03147246" calcext:value-type="float">
            <text:p>0.03147246</text:p>
          </table:table-cell>
          <table:table-cell office:value-type="float" office:value="0.02862837" calcext:value-type="float">
            <text:p>0.02862837</text:p>
          </table:table-cell>
          <table:table-cell office:value-type="float" office:value="0.02310906" calcext:value-type="float">
            <text:p>0.02310906</text:p>
          </table:table-cell>
          <table:table-cell office:value-type="float" office:value="0.02169462" calcext:value-type="float">
            <text:p>0.02169462</text:p>
          </table:table-cell>
          <table:table-cell office:value-type="float" office:value="0.02092221" calcext:value-type="float">
            <text:p>0.02092221</text:p>
          </table:table-cell>
          <table:table-cell office:value-type="float" office:value="0.01684863" calcext:value-type="float">
            <text:p>0.01684863</text:p>
          </table:table-cell>
          <table:table-cell office:value-type="float" office:value="0.9951331" calcext:value-type="float">
            <text:p>0.9951331</text:p>
          </table:table-cell>
          <table:table-cell office:value-type="float" office:value="2.367002" calcext:value-type="float">
            <text:p>2.367002</text:p>
          </table:table-cell>
          <table:table-cell office:value-type="float" office:value="8.125203" calcext:value-type="float">
            <text:p>8.125203</text:p>
          </table:table-cell>
          <table:table-cell office:value-type="float" office:value="16.88415" calcext:value-type="float">
            <text:p>16.88415</text:p>
          </table:table-cell>
          <table:table-cell office:value-type="float" office:value="26.48938" calcext:value-type="float">
            <text:p>26.48938</text:p>
          </table:table-cell>
          <table:table-cell office:value-type="float" office:value="33.28242" calcext:value-type="float">
            <text:p>33.28242</text:p>
          </table:table-cell>
          <table:table-cell office:value-type="float" office:value="23.54698" calcext:value-type="float">
            <text:p>23.54698</text:p>
          </table:table-cell>
          <table:table-cell office:value-type="float" office:value="15.58316" calcext:value-type="float">
            <text:p>15.58316</text:p>
          </table:table-cell>
          <table:table-cell office:value-type="float" office:value="-14756.98" calcext:value-type="float">
            <text:p>-14756.98</text:p>
          </table:table-cell>
          <table:table-cell office:value-type="float" office:value="0" calcext:value-type="float">
            <text:p>0</text:p>
          </table:table-cell>
          <table:table-cell office:value-type="float" office:value="-0.06899021" calcext:value-type="float">
            <text:p>-0.068990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1999" calcext:value-type="float">
            <text:p>9091999</text:p>
          </table:table-cell>
          <table:table-cell office:value-type="float" office:value="4.161972" calcext:value-type="float">
            <text:p>4.161972</text:p>
          </table:table-cell>
          <table:table-cell office:value-type="float" office:value="468.7528" calcext:value-type="float">
            <text:p>468.7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65741" calcext:value-type="float">
            <text:p>0.04465741</text:p>
          </table:table-cell>
          <table:table-cell office:value-type="float" office:value="18.80278" calcext:value-type="float">
            <text:p>18.80278</text:p>
          </table:table-cell>
          <table:table-cell office:value-type="float" office:value="0.0003816045" calcext:value-type="float">
            <text:p>0.0003816045</text:p>
          </table:table-cell>
          <table:table-cell office:value-type="float" office:value="0.03166678" calcext:value-type="float">
            <text:p>0.03166678</text:p>
          </table:table-cell>
          <table:table-cell office:value-type="float" office:value="0.01287802" calcext:value-type="float">
            <text:p>0.01287802</text:p>
          </table:table-cell>
          <table:table-cell office:value-type="float" office:value="13.85593" calcext:value-type="float">
            <text:p>13.85593</text:p>
          </table:table-cell>
          <table:table-cell office:value-type="float" office:value="-0.1441963" calcext:value-type="float">
            <text:p>-0.1441963</text:p>
          </table:table-cell>
          <table:table-cell office:value-type="float" office:value="-0.02647302" calcext:value-type="float">
            <text:p>-0.02647302</text:p>
          </table:table-cell>
          <table:table-cell office:value-type="float" office:value="0.0000000264542" calcext:value-type="float">
            <text:p>2.64542E-08</text:p>
          </table:table-cell>
          <table:table-cell office:value-type="float" office:value="7.292267" calcext:value-type="float">
            <text:p>7.292267</text:p>
          </table:table-cell>
          <table:table-cell office:value-type="float" office:value="0.159536" calcext:value-type="float">
            <text:p>0.159536</text:p>
          </table:table-cell>
          <table:table-cell office:value-type="float" office:value="0.05363961" calcext:value-type="float">
            <text:p>0.05363961</text:p>
          </table:table-cell>
          <table:table-cell office:value-type="float" office:value="0.03258076" calcext:value-type="float">
            <text:p>0.03258076</text:p>
          </table:table-cell>
          <table:table-cell office:value-type="float" office:value="0.02831802" calcext:value-type="float">
            <text:p>0.02831802</text:p>
          </table:table-cell>
          <table:table-cell office:value-type="float" office:value="0.02295871" calcext:value-type="float">
            <text:p>0.02295871</text:p>
          </table:table-cell>
          <table:table-cell office:value-type="float" office:value="0.02155612" calcext:value-type="float">
            <text:p>0.02155612</text:p>
          </table:table-cell>
          <table:table-cell office:value-type="float" office:value="0.02100254" calcext:value-type="float">
            <text:p>0.02100254</text:p>
          </table:table-cell>
          <table:table-cell office:value-type="float" office:value="0.01696277" calcext:value-type="float">
            <text:p>0.01696277</text:p>
          </table:table-cell>
          <table:table-cell office:value-type="float" office:value="0.8166814" calcext:value-type="float">
            <text:p>0.8166814</text:p>
          </table:table-cell>
          <table:table-cell office:value-type="float" office:value="2.449555" calcext:value-type="float">
            <text:p>2.449555</text:p>
          </table:table-cell>
          <table:table-cell office:value-type="float" office:value="7.553961" calcext:value-type="float">
            <text:p>7.553961</text:p>
          </table:table-cell>
          <table:table-cell office:value-type="float" office:value="16.08943" calcext:value-type="float">
            <text:p>16.08943</text:p>
          </table:table-cell>
          <table:table-cell office:value-type="float" office:value="25.82249" calcext:value-type="float">
            <text:p>25.82249</text:p>
          </table:table-cell>
          <table:table-cell office:value-type="float" office:value="32.71421" calcext:value-type="float">
            <text:p>32.71421</text:p>
          </table:table-cell>
          <table:table-cell office:value-type="float" office:value="23.07802" calcext:value-type="float">
            <text:p>23.07802</text:p>
          </table:table-cell>
          <table:table-cell office:value-type="float" office:value="15.84097" calcext:value-type="float">
            <text:p>15.84097</text:p>
          </table:table-cell>
          <table:table-cell office:value-type="float" office:value="-14639.03" calcext:value-type="float">
            <text:p>-14639.03</text:p>
          </table:table-cell>
          <table:table-cell office:value-type="float" office:value="0" calcext:value-type="float">
            <text:p>0</text:p>
          </table:table-cell>
          <table:table-cell office:value-type="float" office:value="-0.0689956" calcext:value-type="float">
            <text:p>-0.068995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1999" calcext:value-type="float">
            <text:p>10091999</text:p>
          </table:table-cell>
          <table:table-cell office:value-type="float" office:value="4.150546" calcext:value-type="float">
            <text:p>4.150546</text:p>
          </table:table-cell>
          <table:table-cell office:value-type="float" office:value="468.7025" calcext:value-type="float">
            <text:p>468.7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52283" calcext:value-type="float">
            <text:p>0.04352283</text:p>
          </table:table-cell>
          <table:table-cell office:value-type="float" office:value="18.66293" calcext:value-type="float">
            <text:p>18.66293</text:p>
          </table:table-cell>
          <table:table-cell office:value-type="float" office:value="0.0003816045" calcext:value-type="float">
            <text:p>0.0003816045</text:p>
          </table:table-cell>
          <table:table-cell office:value-type="float" office:value="0.03202305" calcext:value-type="float">
            <text:p>0.03202305</text:p>
          </table:table-cell>
          <table:table-cell office:value-type="float" office:value="0.01287802" calcext:value-type="float">
            <text:p>0.01287802</text:p>
          </table:table-cell>
          <table:table-cell office:value-type="float" office:value="14.06046" calcext:value-type="float">
            <text:p>14.06046</text:p>
          </table:table-cell>
          <table:table-cell office:value-type="float" office:value="-0.1442133" calcext:value-type="float">
            <text:p>-0.1442133</text:p>
          </table:table-cell>
          <table:table-cell office:value-type="float" office:value="-0.02647273" calcext:value-type="float">
            <text:p>-0.02647273</text:p>
          </table:table-cell>
          <table:table-cell office:value-type="float" office:value="0.0000000264542" calcext:value-type="float">
            <text:p>2.64542E-08</text:p>
          </table:table-cell>
          <table:table-cell office:value-type="float" office:value="7.289028" calcext:value-type="float">
            <text:p>7.289028</text:p>
          </table:table-cell>
          <table:table-cell office:value-type="float" office:value="0.0896409" calcext:value-type="float">
            <text:p>0.0896409</text:p>
          </table:table-cell>
          <table:table-cell office:value-type="float" office:value="0.03392266" calcext:value-type="float">
            <text:p>0.03392266</text:p>
          </table:table-cell>
          <table:table-cell office:value-type="float" office:value="0.03056657" calcext:value-type="float">
            <text:p>0.03056657</text:p>
          </table:table-cell>
          <table:table-cell office:value-type="float" office:value="0.02824653" calcext:value-type="float">
            <text:p>0.02824653</text:p>
          </table:table-cell>
          <table:table-cell office:value-type="float" office:value="0.02336957" calcext:value-type="float">
            <text:p>0.02336957</text:p>
          </table:table-cell>
          <table:table-cell office:value-type="float" office:value="0.02215728" calcext:value-type="float">
            <text:p>0.02215728</text:p>
          </table:table-cell>
          <table:table-cell office:value-type="float" office:value="0.02171684" calcext:value-type="float">
            <text:p>0.02171684</text:p>
          </table:table-cell>
          <table:table-cell office:value-type="float" office:value="0.01711092" calcext:value-type="float">
            <text:p>0.01711092</text:p>
          </table:table-cell>
          <table:table-cell office:value-type="float" office:value="1.207618" calcext:value-type="float">
            <text:p>1.207618</text:p>
          </table:table-cell>
          <table:table-cell office:value-type="float" office:value="2.387949" calcext:value-type="float">
            <text:p>2.387949</text:p>
          </table:table-cell>
          <table:table-cell office:value-type="float" office:value="5.945573" calcext:value-type="float">
            <text:p>5.945573</text:p>
          </table:table-cell>
          <table:table-cell office:value-type="float" office:value="13.32971" calcext:value-type="float">
            <text:p>13.32971</text:p>
          </table:table-cell>
          <table:table-cell office:value-type="float" office:value="23.33486" calcext:value-type="float">
            <text:p>23.33486</text:p>
          </table:table-cell>
          <table:table-cell office:value-type="float" office:value="32.21543" calcext:value-type="float">
            <text:p>32.21543</text:p>
          </table:table-cell>
          <table:table-cell office:value-type="float" office:value="25.52712" calcext:value-type="float">
            <text:p>25.52712</text:p>
          </table:table-cell>
          <table:table-cell office:value-type="float" office:value="16.16314" calcext:value-type="float">
            <text:p>16.16314</text:p>
          </table:table-cell>
          <table:table-cell office:value-type="float" office:value="-14522.99" calcext:value-type="float">
            <text:p>-14522.99</text:p>
          </table:table-cell>
          <table:table-cell office:value-type="float" office:value="0" calcext:value-type="float">
            <text:p>0</text:p>
          </table:table-cell>
          <table:table-cell office:value-type="float" office:value="-0.06900404" calcext:value-type="float">
            <text:p>-0.0690040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1999" calcext:value-type="float">
            <text:p>11091999</text:p>
          </table:table-cell>
          <table:table-cell office:value-type="float" office:value="4.139996" calcext:value-type="float">
            <text:p>4.139996</text:p>
          </table:table-cell>
          <table:table-cell office:value-type="float" office:value="468.6536" calcext:value-type="float">
            <text:p>468.6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5109" calcext:value-type="float">
            <text:p>0.04365109</text:p>
          </table:table-cell>
          <table:table-cell office:value-type="float" office:value="18.52463" calcext:value-type="float">
            <text:p>18.52463</text:p>
          </table:table-cell>
          <table:table-cell office:value-type="float" office:value="0.0003816045" calcext:value-type="float">
            <text:p>0.0003816045</text:p>
          </table:table-cell>
          <table:table-cell office:value-type="float" office:value="0.03233562" calcext:value-type="float">
            <text:p>0.03233562</text:p>
          </table:table-cell>
          <table:table-cell office:value-type="float" office:value="0.01287802" calcext:value-type="float">
            <text:p>0.01287802</text:p>
          </table:table-cell>
          <table:table-cell office:value-type="float" office:value="14.25242" calcext:value-type="float">
            <text:p>14.25242</text:p>
          </table:table-cell>
          <table:table-cell office:value-type="float" office:value="-0.1442264" calcext:value-type="float">
            <text:p>-0.1442264</text:p>
          </table:table-cell>
          <table:table-cell office:value-type="float" office:value="-0.02647116" calcext:value-type="float">
            <text:p>-0.02647116</text:p>
          </table:table-cell>
          <table:table-cell office:value-type="float" office:value="0.00000002665158" calcext:value-type="float">
            <text:p>2.665158E-08</text:p>
          </table:table-cell>
          <table:table-cell office:value-type="float" office:value="7.281317" calcext:value-type="float">
            <text:p>7.281317</text:p>
          </table:table-cell>
          <table:table-cell office:value-type="float" office:value="0.1128583" calcext:value-type="float">
            <text:p>0.1128583</text:p>
          </table:table-cell>
          <table:table-cell office:value-type="float" office:value="0.03112526" calcext:value-type="float">
            <text:p>0.03112526</text:p>
          </table:table-cell>
          <table:table-cell office:value-type="float" office:value="0.02951398" calcext:value-type="float">
            <text:p>0.02951398</text:p>
          </table:table-cell>
          <table:table-cell office:value-type="float" office:value="0.02732969" calcext:value-type="float">
            <text:p>0.02732969</text:p>
          </table:table-cell>
          <table:table-cell office:value-type="float" office:value="0.0226377" calcext:value-type="float">
            <text:p>0.0226377</text:p>
          </table:table-cell>
          <table:table-cell office:value-type="float" office:value="0.02142667" calcext:value-type="float">
            <text:p>0.02142667</text:p>
          </table:table-cell>
          <table:table-cell office:value-type="float" office:value="0.02141495" calcext:value-type="float">
            <text:p>0.02141495</text:p>
          </table:table-cell>
          <table:table-cell office:value-type="float" office:value="0.01726067" calcext:value-type="float">
            <text:p>0.01726067</text:p>
          </table:table-cell>
          <table:table-cell office:value-type="float" office:value="1.098834" calcext:value-type="float">
            <text:p>1.098834</text:p>
          </table:table-cell>
          <table:table-cell office:value-type="float" office:value="2.999726" calcext:value-type="float">
            <text:p>2.999726</text:p>
          </table:table-cell>
          <table:table-cell office:value-type="float" office:value="6.266797" calcext:value-type="float">
            <text:p>6.266797</text:p>
          </table:table-cell>
          <table:table-cell office:value-type="float" office:value="13.54727" calcext:value-type="float">
            <text:p>13.54727</text:p>
          </table:table-cell>
          <table:table-cell office:value-type="float" office:value="22.96228" calcext:value-type="float">
            <text:p>22.96228</text:p>
          </table:table-cell>
          <table:table-cell office:value-type="float" office:value="30.60912" calcext:value-type="float">
            <text:p>30.60912</text:p>
          </table:table-cell>
          <table:table-cell office:value-type="float" office:value="24.11385" calcext:value-type="float">
            <text:p>24.11385</text:p>
          </table:table-cell>
          <table:table-cell office:value-type="float" office:value="16.4544" calcext:value-type="float">
            <text:p>16.4544</text:p>
          </table:table-cell>
          <table:table-cell office:value-type="float" office:value="-14396.42" calcext:value-type="float">
            <text:p>-14396.42</text:p>
          </table:table-cell>
          <table:table-cell office:value-type="float" office:value="0" calcext:value-type="float">
            <text:p>0</text:p>
          </table:table-cell>
          <table:table-cell office:value-type="float" office:value="-0.06900804" calcext:value-type="float">
            <text:p>-0.0690080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1999" calcext:value-type="float">
            <text:p>12091999</text:p>
          </table:table-cell>
          <table:table-cell office:value-type="float" office:value="4.128152" calcext:value-type="float">
            <text:p>4.128152</text:p>
          </table:table-cell>
          <table:table-cell office:value-type="float" office:value="468.6011" calcext:value-type="float">
            <text:p>468.6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25263" calcext:value-type="float">
            <text:p>0.04425263</text:p>
          </table:table-cell>
          <table:table-cell office:value-type="float" office:value="18.41279" calcext:value-type="float">
            <text:p>18.41279</text:p>
          </table:table-cell>
          <table:table-cell office:value-type="float" office:value="0.0003816045" calcext:value-type="float">
            <text:p>0.0003816045</text:p>
          </table:table-cell>
          <table:table-cell office:value-type="float" office:value="0.03263339" calcext:value-type="float">
            <text:p>0.03263339</text:p>
          </table:table-cell>
          <table:table-cell office:value-type="float" office:value="0.01287802" calcext:value-type="float">
            <text:p>0.01287802</text:p>
          </table:table-cell>
          <table:table-cell office:value-type="float" office:value="14.42226" calcext:value-type="float">
            <text:p>14.42226</text:p>
          </table:table-cell>
          <table:table-cell office:value-type="float" office:value="-0.1442419" calcext:value-type="float">
            <text:p>-0.1442419</text:p>
          </table:table-cell>
          <table:table-cell office:value-type="float" office:value="-0.02647531" calcext:value-type="float">
            <text:p>-0.02647531</text:p>
          </table:table-cell>
          <table:table-cell office:value-type="float" office:value="0.00000002665158" calcext:value-type="float">
            <text:p>2.665158E-08</text:p>
          </table:table-cell>
          <table:table-cell office:value-type="float" office:value="7.270863" calcext:value-type="float">
            <text:p>7.270863</text:p>
          </table:table-cell>
          <table:table-cell office:value-type="float" office:value="0.1638918" calcext:value-type="float">
            <text:p>0.1638918</text:p>
          </table:table-cell>
          <table:table-cell office:value-type="float" office:value="0.03123592" calcext:value-type="float">
            <text:p>0.03123592</text:p>
          </table:table-cell>
          <table:table-cell office:value-type="float" office:value="0.02952626" calcext:value-type="float">
            <text:p>0.02952626</text:p>
          </table:table-cell>
          <table:table-cell office:value-type="float" office:value="0.02669202" calcext:value-type="float">
            <text:p>0.02669202</text:p>
          </table:table-cell>
          <table:table-cell office:value-type="float" office:value="0.02185851" calcext:value-type="float">
            <text:p>0.02185851</text:p>
          </table:table-cell>
          <table:table-cell office:value-type="float" office:value="0.02065223" calcext:value-type="float">
            <text:p>0.02065223</text:p>
          </table:table-cell>
          <table:table-cell office:value-type="float" office:value="0.02093099" calcext:value-type="float">
            <text:p>0.02093099</text:p>
          </table:table-cell>
          <table:table-cell office:value-type="float" office:value="0.01737558" calcext:value-type="float">
            <text:p>0.01737558</text:p>
          </table:table-cell>
          <table:table-cell office:value-type="float" office:value="0.9930537" calcext:value-type="float">
            <text:p>0.9930537</text:p>
          </table:table-cell>
          <table:table-cell office:value-type="float" office:value="3.525609" calcext:value-type="float">
            <text:p>3.525609</text:p>
          </table:table-cell>
          <table:table-cell office:value-type="float" office:value="6.516617" calcext:value-type="float">
            <text:p>6.516617</text:p>
          </table:table-cell>
          <table:table-cell office:value-type="float" office:value="13.63058" calcext:value-type="float">
            <text:p>13.63058</text:p>
          </table:table-cell>
          <table:table-cell office:value-type="float" office:value="22.5579" calcext:value-type="float">
            <text:p>22.5579</text:p>
          </table:table-cell>
          <table:table-cell office:value-type="float" office:value="29.43229" calcext:value-type="float">
            <text:p>29.43229</text:p>
          </table:table-cell>
          <table:table-cell office:value-type="float" office:value="23.12244" calcext:value-type="float">
            <text:p>23.12244</text:p>
          </table:table-cell>
          <table:table-cell office:value-type="float" office:value="16.64105" calcext:value-type="float">
            <text:p>16.64105</text:p>
          </table:table-cell>
          <table:table-cell office:value-type="float" office:value="-14233.88" calcext:value-type="float">
            <text:p>-14233.88</text:p>
          </table:table-cell>
          <table:table-cell office:value-type="float" office:value="0" calcext:value-type="float">
            <text:p>0</text:p>
          </table:table-cell>
          <table:table-cell office:value-type="float" office:value="-0.06901194" calcext:value-type="float">
            <text:p>-0.069011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1999" calcext:value-type="float">
            <text:p>13091999</text:p>
          </table:table-cell>
          <table:table-cell office:value-type="float" office:value="4.116212" calcext:value-type="float">
            <text:p>4.116212</text:p>
          </table:table-cell>
          <table:table-cell office:value-type="float" office:value="468.5471" calcext:value-type="float">
            <text:p>468.5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96437" calcext:value-type="float">
            <text:p>0.04496437</text:p>
          </table:table-cell>
          <table:table-cell office:value-type="float" office:value="18.33815" calcext:value-type="float">
            <text:p>18.33815</text:p>
          </table:table-cell>
          <table:table-cell office:value-type="float" office:value="0.0003816045" calcext:value-type="float">
            <text:p>0.0003816045</text:p>
          </table:table-cell>
          <table:table-cell office:value-type="float" office:value="0.03288061" calcext:value-type="float">
            <text:p>0.03288061</text:p>
          </table:table-cell>
          <table:table-cell office:value-type="float" office:value="0.01287802" calcext:value-type="float">
            <text:p>0.01287802</text:p>
          </table:table-cell>
          <table:table-cell office:value-type="float" office:value="14.5585" calcext:value-type="float">
            <text:p>14.5585</text:p>
          </table:table-cell>
          <table:table-cell office:value-type="float" office:value="-0.1442598" calcext:value-type="float">
            <text:p>-0.1442598</text:p>
          </table:table-cell>
          <table:table-cell office:value-type="float" office:value="-0.02648182" calcext:value-type="float">
            <text:p>-0.02648182</text:p>
          </table:table-cell>
          <table:table-cell office:value-type="float" office:value="0.00000002665158" calcext:value-type="float">
            <text:p>2.665158E-08</text:p>
          </table:table-cell>
          <table:table-cell office:value-type="float" office:value="7.26086" calcext:value-type="float">
            <text:p>7.26086</text:p>
          </table:table-cell>
          <table:table-cell office:value-type="float" office:value="0.2271634" calcext:value-type="float">
            <text:p>0.2271634</text:p>
          </table:table-cell>
          <table:table-cell office:value-type="float" office:value="0.03055463" calcext:value-type="float">
            <text:p>0.03055463</text:p>
          </table:table-cell>
          <table:table-cell office:value-type="float" office:value="0.02916589" calcext:value-type="float">
            <text:p>0.02916589</text:p>
          </table:table-cell>
          <table:table-cell office:value-type="float" office:value="0.02608327" calcext:value-type="float">
            <text:p>0.02608327</text:p>
          </table:table-cell>
          <table:table-cell office:value-type="float" office:value="0.02117577" calcext:value-type="float">
            <text:p>0.02117577</text:p>
          </table:table-cell>
          <table:table-cell office:value-type="float" office:value="0.01999956" calcext:value-type="float">
            <text:p>0.01999956</text:p>
          </table:table-cell>
          <table:table-cell office:value-type="float" office:value="0.02041676" calcext:value-type="float">
            <text:p>0.02041676</text:p>
          </table:table-cell>
          <table:table-cell office:value-type="float" office:value="0.01740927" calcext:value-type="float">
            <text:p>0.01740927</text:p>
          </table:table-cell>
          <table:table-cell office:value-type="float" office:value="1.214442" calcext:value-type="float">
            <text:p>1.214442</text:p>
          </table:table-cell>
          <table:table-cell office:value-type="float" office:value="3.901416" calcext:value-type="float">
            <text:p>3.901416</text:p>
          </table:table-cell>
          <table:table-cell office:value-type="float" office:value="6.749204" calcext:value-type="float">
            <text:p>6.749204</text:p>
          </table:table-cell>
          <table:table-cell office:value-type="float" office:value="13.72697" calcext:value-type="float">
            <text:p>13.72697</text:p>
          </table:table-cell>
          <table:table-cell office:value-type="float" office:value="22.31488" calcext:value-type="float">
            <text:p>22.31488</text:p>
          </table:table-cell>
          <table:table-cell office:value-type="float" office:value="28.63188" calcext:value-type="float">
            <text:p>28.63188</text:p>
          </table:table-cell>
          <table:table-cell office:value-type="float" office:value="22.5376" calcext:value-type="float">
            <text:p>22.5376</text:p>
          </table:table-cell>
          <table:table-cell office:value-type="float" office:value="16.68864" calcext:value-type="float">
            <text:p>16.68864</text:p>
          </table:table-cell>
          <table:table-cell office:value-type="float" office:value="-14080.42" calcext:value-type="float">
            <text:p>-14080.42</text:p>
          </table:table-cell>
          <table:table-cell office:value-type="float" office:value="0" calcext:value-type="float">
            <text:p>0</text:p>
          </table:table-cell>
          <table:table-cell office:value-type="float" office:value="-0.06901573" calcext:value-type="float">
            <text:p>-0.0690157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1999" calcext:value-type="float">
            <text:p>14091999</text:p>
          </table:table-cell>
          <table:table-cell office:value-type="float" office:value="4.105452" calcext:value-type="float">
            <text:p>4.105452</text:p>
          </table:table-cell>
          <table:table-cell office:value-type="float" office:value="468.498" calcext:value-type="float">
            <text:p>468.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3743" calcext:value-type="float">
            <text:p>0.04363743</text:p>
          </table:table-cell>
          <table:table-cell office:value-type="float" office:value="18.26679" calcext:value-type="float">
            <text:p>18.26679</text:p>
          </table:table-cell>
          <table:table-cell office:value-type="float" office:value="0.0003816045" calcext:value-type="float">
            <text:p>0.0003816045</text:p>
          </table:table-cell>
          <table:table-cell office:value-type="float" office:value="0.03314016" calcext:value-type="float">
            <text:p>0.03314016</text:p>
          </table:table-cell>
          <table:table-cell office:value-type="float" office:value="0.01287802" calcext:value-type="float">
            <text:p>0.01287802</text:p>
          </table:table-cell>
          <table:table-cell office:value-type="float" office:value="14.69265" calcext:value-type="float">
            <text:p>14.69265</text:p>
          </table:table-cell>
          <table:table-cell office:value-type="float" office:value="-0.1442744" calcext:value-type="float">
            <text:p>-0.1442744</text:p>
          </table:table-cell>
          <table:table-cell office:value-type="float" office:value="-0.02648181" calcext:value-type="float">
            <text:p>-0.02648181</text:p>
          </table:table-cell>
          <table:table-cell office:value-type="float" office:value="0.00000002665158" calcext:value-type="float">
            <text:p>2.665158E-08</text:p>
          </table:table-cell>
          <table:table-cell office:value-type="float" office:value="7.255334" calcext:value-type="float">
            <text:p>7.255334</text:p>
          </table:table-cell>
          <table:table-cell office:value-type="float" office:value="0.1203796" calcext:value-type="float">
            <text:p>0.1203796</text:p>
          </table:table-cell>
          <table:table-cell office:value-type="float" office:value="0.03156827" calcext:value-type="float">
            <text:p>0.03156827</text:p>
          </table:table-cell>
          <table:table-cell office:value-type="float" office:value="0.02891706" calcext:value-type="float">
            <text:p>0.02891706</text:p>
          </table:table-cell>
          <table:table-cell office:value-type="float" office:value="0.02598472" calcext:value-type="float">
            <text:p>0.02598472</text:p>
          </table:table-cell>
          <table:table-cell office:value-type="float" office:value="0.02112194" calcext:value-type="float">
            <text:p>0.02112194</text:p>
          </table:table-cell>
          <table:table-cell office:value-type="float" office:value="0.01981626" calcext:value-type="float">
            <text:p>0.01981626</text:p>
          </table:table-cell>
          <table:table-cell office:value-type="float" office:value="0.02007646" calcext:value-type="float">
            <text:p>0.02007646</text:p>
          </table:table-cell>
          <table:table-cell office:value-type="float" office:value="0.01739692" calcext:value-type="float">
            <text:p>0.01739692</text:p>
          </table:table-cell>
          <table:table-cell office:value-type="float" office:value="1.702015" calcext:value-type="float">
            <text:p>1.702015</text:p>
          </table:table-cell>
          <table:table-cell office:value-type="float" office:value="2.897034" calcext:value-type="float">
            <text:p>2.897034</text:p>
          </table:table-cell>
          <table:table-cell office:value-type="float" office:value="6.387932" calcext:value-type="float">
            <text:p>6.387932</text:p>
          </table:table-cell>
          <table:table-cell office:value-type="float" office:value="13.37464" calcext:value-type="float">
            <text:p>13.37464</text:p>
          </table:table-cell>
          <table:table-cell office:value-type="float" office:value="22.38954" calcext:value-type="float">
            <text:p>22.38954</text:p>
          </table:table-cell>
          <table:table-cell office:value-type="float" office:value="28.98824" calcext:value-type="float">
            <text:p>28.98824</text:p>
          </table:table-cell>
          <table:table-cell office:value-type="float" office:value="22.08633" calcext:value-type="float">
            <text:p>22.08633</text:p>
          </table:table-cell>
          <table:table-cell office:value-type="float" office:value="16.69711" calcext:value-type="float">
            <text:p>16.69711</text:p>
          </table:table-cell>
          <table:table-cell office:value-type="float" office:value="-13994.97" calcext:value-type="float">
            <text:p>-13994.97</text:p>
          </table:table-cell>
          <table:table-cell office:value-type="float" office:value="0" calcext:value-type="float">
            <text:p>0</text:p>
          </table:table-cell>
          <table:table-cell office:value-type="float" office:value="-0.06901956" calcext:value-type="float">
            <text:p>-0.0690195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1999" calcext:value-type="float">
            <text:p>15091999</text:p>
          </table:table-cell>
          <table:table-cell office:value-type="float" office:value="4.095422" calcext:value-type="float">
            <text:p>4.095422</text:p>
          </table:table-cell>
          <table:table-cell office:value-type="float" office:value="468.4513" calcext:value-type="float">
            <text:p>468.4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75121" calcext:value-type="float">
            <text:p>0.04375121</text:p>
          </table:table-cell>
          <table:table-cell office:value-type="float" office:value="18.20716" calcext:value-type="float">
            <text:p>18.20716</text:p>
          </table:table-cell>
          <table:table-cell office:value-type="float" office:value="0.0003816045" calcext:value-type="float">
            <text:p>0.0003816045</text:p>
          </table:table-cell>
          <table:table-cell office:value-type="float" office:value="0.03332542" calcext:value-type="float">
            <text:p>0.03332542</text:p>
          </table:table-cell>
          <table:table-cell office:value-type="float" office:value="0.01287802" calcext:value-type="float">
            <text:p>0.01287802</text:p>
          </table:table-cell>
          <table:table-cell office:value-type="float" office:value="14.80346" calcext:value-type="float">
            <text:p>14.80346</text:p>
          </table:table-cell>
          <table:table-cell office:value-type="float" office:value="-0.1442911" calcext:value-type="float">
            <text:p>-0.1442911</text:p>
          </table:table-cell>
          <table:table-cell office:value-type="float" office:value="-0.02648036" calcext:value-type="float">
            <text:p>-0.02648036</text:p>
          </table:table-cell>
          <table:table-cell office:value-type="float" office:value="0.00000002761018" calcext:value-type="float">
            <text:p>2.761018E-08</text:p>
          </table:table-cell>
          <table:table-cell office:value-type="float" office:value="7.246147" calcext:value-type="float">
            <text:p>7.246147</text:p>
          </table:table-cell>
          <table:table-cell office:value-type="float" office:value="0.1354968" calcext:value-type="float">
            <text:p>0.1354968</text:p>
          </table:table-cell>
          <table:table-cell office:value-type="float" office:value="0.03013023" calcext:value-type="float">
            <text:p>0.03013023</text:p>
          </table:table-cell>
          <table:table-cell office:value-type="float" office:value="0.02819489" calcext:value-type="float">
            <text:p>0.02819489</text:p>
          </table:table-cell>
          <table:table-cell office:value-type="float" office:value="0.02543249" calcext:value-type="float">
            <text:p>0.02543249</text:p>
          </table:table-cell>
          <table:table-cell office:value-type="float" office:value="0.02080337" calcext:value-type="float">
            <text:p>0.02080337</text:p>
          </table:table-cell>
          <table:table-cell office:value-type="float" office:value="0.01955117" calcext:value-type="float">
            <text:p>0.01955117</text:p>
          </table:table-cell>
          <table:table-cell office:value-type="float" office:value="0.0198704" calcext:value-type="float">
            <text:p>0.0198704</text:p>
          </table:table-cell>
          <table:table-cell office:value-type="float" office:value="0.0173962" calcext:value-type="float">
            <text:p>0.0173962</text:p>
          </table:table-cell>
          <table:table-cell office:value-type="float" office:value="1.666274" calcext:value-type="float">
            <text:p>1.666274</text:p>
          </table:table-cell>
          <table:table-cell office:value-type="float" office:value="3.439464" calcext:value-type="float">
            <text:p>3.439464</text:p>
          </table:table-cell>
          <table:table-cell office:value-type="float" office:value="6.459243" calcext:value-type="float">
            <text:p>6.459243</text:p>
          </table:table-cell>
          <table:table-cell office:value-type="float" office:value="13.26728" calcext:value-type="float">
            <text:p>13.26728</text:p>
          </table:table-cell>
          <table:table-cell office:value-type="float" office:value="22.06283" calcext:value-type="float">
            <text:p>22.06283</text:p>
          </table:table-cell>
          <table:table-cell office:value-type="float" office:value="28.57096" calcext:value-type="float">
            <text:p>28.57096</text:p>
          </table:table-cell>
          <table:table-cell office:value-type="float" office:value="21.90958" calcext:value-type="float">
            <text:p>21.90958</text:p>
          </table:table-cell>
          <table:table-cell office:value-type="float" office:value="16.67943" calcext:value-type="float">
            <text:p>16.67943</text:p>
          </table:table-cell>
          <table:table-cell office:value-type="float" office:value="-13860.54" calcext:value-type="float">
            <text:p>-13860.54</text:p>
          </table:table-cell>
          <table:table-cell office:value-type="float" office:value="0" calcext:value-type="float">
            <text:p>0</text:p>
          </table:table-cell>
          <table:table-cell office:value-type="float" office:value="-0.06902265" calcext:value-type="float">
            <text:p>-0.0690226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1999" calcext:value-type="float">
            <text:p>16091999</text:p>
          </table:table-cell>
          <table:table-cell office:value-type="float" office:value="4.086724" calcext:value-type="float">
            <text:p>4.086724</text:p>
          </table:table-cell>
          <table:table-cell office:value-type="float" office:value="468.4074" calcext:value-type="float">
            <text:p>468.4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55416" calcext:value-type="float">
            <text:p>0.04455416</text:p>
          </table:table-cell>
          <table:table-cell office:value-type="float" office:value="18.17878" calcext:value-type="float">
            <text:p>18.17878</text:p>
          </table:table-cell>
          <table:table-cell office:value-type="float" office:value="0.0003816045" calcext:value-type="float">
            <text:p>0.0003816045</text:p>
          </table:table-cell>
          <table:table-cell office:value-type="float" office:value="0.03345225" calcext:value-type="float">
            <text:p>0.03345225</text:p>
          </table:table-cell>
          <table:table-cell office:value-type="float" office:value="0.01287802" calcext:value-type="float">
            <text:p>0.01287802</text:p>
          </table:table-cell>
          <table:table-cell office:value-type="float" office:value="14.88127" calcext:value-type="float">
            <text:p>14.88127</text:p>
          </table:table-cell>
          <table:table-cell office:value-type="float" office:value="-0.1443041" calcext:value-type="float">
            <text:p>-0.1443041</text:p>
          </table:table-cell>
          <table:table-cell office:value-type="float" office:value="-0.02648212" calcext:value-type="float">
            <text:p>-0.02648212</text:p>
          </table:table-cell>
          <table:table-cell office:value-type="float" office:value="0.00000002761018" calcext:value-type="float">
            <text:p>2.761018E-08</text:p>
          </table:table-cell>
          <table:table-cell office:value-type="float" office:value="7.236619" calcext:value-type="float">
            <text:p>7.236619</text:p>
          </table:table-cell>
          <table:table-cell office:value-type="float" office:value="0.193807" calcext:value-type="float">
            <text:p>0.193807</text:p>
          </table:table-cell>
          <table:table-cell office:value-type="float" office:value="0.03247418" calcext:value-type="float">
            <text:p>0.03247418</text:p>
          </table:table-cell>
          <table:table-cell office:value-type="float" office:value="0.02799762" calcext:value-type="float">
            <text:p>0.02799762</text:p>
          </table:table-cell>
          <table:table-cell office:value-type="float" office:value="0.02528606" calcext:value-type="float">
            <text:p>0.02528606</text:p>
          </table:table-cell>
          <table:table-cell office:value-type="float" office:value="0.0206918" calcext:value-type="float">
            <text:p>0.0206918</text:p>
          </table:table-cell>
          <table:table-cell office:value-type="float" office:value="0.01942206" calcext:value-type="float">
            <text:p>0.01942206</text:p>
          </table:table-cell>
          <table:table-cell office:value-type="float" office:value="0.01973884" calcext:value-type="float">
            <text:p>0.01973884</text:p>
          </table:table-cell>
          <table:table-cell office:value-type="float" office:value="0.01738902" calcext:value-type="float">
            <text:p>0.01738902</text:p>
          </table:table-cell>
          <table:table-cell office:value-type="float" office:value="1.709116" calcext:value-type="float">
            <text:p>1.709116</text:p>
          </table:table-cell>
          <table:table-cell office:value-type="float" office:value="3.861075" calcext:value-type="float">
            <text:p>3.861075</text:p>
          </table:table-cell>
          <table:table-cell office:value-type="float" office:value="6.623696" calcext:value-type="float">
            <text:p>6.623696</text:p>
          </table:table-cell>
          <table:table-cell office:value-type="float" office:value="13.37118" calcext:value-type="float">
            <text:p>13.37118</text:p>
          </table:table-cell>
          <table:table-cell office:value-type="float" office:value="22.0047" calcext:value-type="float">
            <text:p>22.0047</text:p>
          </table:table-cell>
          <table:table-cell office:value-type="float" office:value="28.19824" calcext:value-type="float">
            <text:p>28.19824</text:p>
          </table:table-cell>
          <table:table-cell office:value-type="float" office:value="21.73493" calcext:value-type="float">
            <text:p>21.73493</text:p>
          </table:table-cell>
          <table:table-cell office:value-type="float" office:value="16.63722" calcext:value-type="float">
            <text:p>16.63722</text:p>
          </table:table-cell>
          <table:table-cell office:value-type="float" office:value="-13746.83" calcext:value-type="float">
            <text:p>-13746.83</text:p>
          </table:table-cell>
          <table:table-cell office:value-type="float" office:value="0" calcext:value-type="float">
            <text:p>0</text:p>
          </table:table-cell>
          <table:table-cell office:value-type="float" office:value="-0.06902521" calcext:value-type="float">
            <text:p>-0.0690252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1999" calcext:value-type="float">
            <text:p>17091999</text:p>
          </table:table-cell>
          <table:table-cell office:value-type="float" office:value="4.078565" calcext:value-type="float">
            <text:p>4.078565</text:p>
          </table:table-cell>
          <table:table-cell office:value-type="float" office:value="468.3679" calcext:value-type="float">
            <text:p>468.3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73533" calcext:value-type="float">
            <text:p>0.04373533</text:p>
          </table:table-cell>
          <table:table-cell office:value-type="float" office:value="18.15941" calcext:value-type="float">
            <text:p>18.15941</text:p>
          </table:table-cell>
          <table:table-cell office:value-type="float" office:value="0.0003816045" calcext:value-type="float">
            <text:p>0.0003816045</text:p>
          </table:table-cell>
          <table:table-cell office:value-type="float" office:value="0.03356817" calcext:value-type="float">
            <text:p>0.03356817</text:p>
          </table:table-cell>
          <table:table-cell office:value-type="float" office:value="0.01287802" calcext:value-type="float">
            <text:p>0.01287802</text:p>
          </table:table-cell>
          <table:table-cell office:value-type="float" office:value="14.94487" calcext:value-type="float">
            <text:p>14.94487</text:p>
          </table:table-cell>
          <table:table-cell office:value-type="float" office:value="-0.1445278" calcext:value-type="float">
            <text:p>-0.1445278</text:p>
          </table:table-cell>
          <table:table-cell office:value-type="float" office:value="-0.02648017" calcext:value-type="float">
            <text:p>-0.02648017</text:p>
          </table:table-cell>
          <table:table-cell office:value-type="float" office:value="0.00000002761018" calcext:value-type="float">
            <text:p>2.761018E-08</text:p>
          </table:table-cell>
          <table:table-cell office:value-type="float" office:value="7.228519" calcext:value-type="float">
            <text:p>7.228519</text:p>
          </table:table-cell>
          <table:table-cell office:value-type="float" office:value="0.1284319" calcext:value-type="float">
            <text:p>0.1284319</text:p>
          </table:table-cell>
          <table:table-cell office:value-type="float" office:value="0.02998734" calcext:value-type="float">
            <text:p>0.02998734</text:p>
          </table:table-cell>
          <table:table-cell office:value-type="float" office:value="0.02807607" calcext:value-type="float">
            <text:p>0.02807607</text:p>
          </table:table-cell>
          <table:table-cell office:value-type="float" office:value="0.02532962" calcext:value-type="float">
            <text:p>0.02532962</text:p>
          </table:table-cell>
          <table:table-cell office:value-type="float" office:value="0.02066063" calcext:value-type="float">
            <text:p>0.02066063</text:p>
          </table:table-cell>
          <table:table-cell office:value-type="float" office:value="0.01930606" calcext:value-type="float">
            <text:p>0.01930606</text:p>
          </table:table-cell>
          <table:table-cell office:value-type="float" office:value="0.0196649" calcext:value-type="float">
            <text:p>0.0196649</text:p>
          </table:table-cell>
          <table:table-cell office:value-type="float" office:value="0.01739729" calcext:value-type="float">
            <text:p>0.01739729</text:p>
          </table:table-cell>
          <table:table-cell office:value-type="float" office:value="1.811197" calcext:value-type="float">
            <text:p>1.811197</text:p>
          </table:table-cell>
          <table:table-cell office:value-type="float" office:value="3.651874" calcext:value-type="float">
            <text:p>3.651874</text:p>
          </table:table-cell>
          <table:table-cell office:value-type="float" office:value="6.711716" calcext:value-type="float">
            <text:p>6.711716</text:p>
          </table:table-cell>
          <table:table-cell office:value-type="float" office:value="13.45476" calcext:value-type="float">
            <text:p>13.45476</text:p>
          </table:table-cell>
          <table:table-cell office:value-type="float" office:value="22.07491" calcext:value-type="float">
            <text:p>22.07491</text:p>
          </table:table-cell>
          <table:table-cell office:value-type="float" office:value="28.06573" calcext:value-type="float">
            <text:p>28.06573</text:p>
          </table:table-cell>
          <table:table-cell office:value-type="float" office:value="21.61363" calcext:value-type="float">
            <text:p>21.61363</text:p>
          </table:table-cell>
          <table:table-cell office:value-type="float" office:value="16.58782" calcext:value-type="float">
            <text:p>16.58782</text:p>
          </table:table-cell>
          <table:table-cell office:value-type="float" office:value="-13635.59" calcext:value-type="float">
            <text:p>-13635.59</text:p>
          </table:table-cell>
          <table:table-cell office:value-type="float" office:value="0" calcext:value-type="float">
            <text:p>0</text:p>
          </table:table-cell>
          <table:table-cell office:value-type="float" office:value="-0.06913536" calcext:value-type="float">
            <text:p>-0.0691353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1999" calcext:value-type="float">
            <text:p>18091999</text:p>
          </table:table-cell>
          <table:table-cell office:value-type="float" office:value="4.069236" calcext:value-type="float">
            <text:p>4.069236</text:p>
          </table:table-cell>
          <table:table-cell office:value-type="float" office:value="468.3252" calcext:value-type="float">
            <text:p>468.3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3457" calcext:value-type="float">
            <text:p>0.0443457</text:p>
          </table:table-cell>
          <table:table-cell office:value-type="float" office:value="18.1596" calcext:value-type="float">
            <text:p>18.1596</text:p>
          </table:table-cell>
          <table:table-cell office:value-type="float" office:value="0.0003816045" calcext:value-type="float">
            <text:p>0.0003816045</text:p>
          </table:table-cell>
          <table:table-cell office:value-type="float" office:value="0.0336538" calcext:value-type="float">
            <text:p>0.0336538</text:p>
          </table:table-cell>
          <table:table-cell office:value-type="float" office:value="0.01287802" calcext:value-type="float">
            <text:p>0.01287802</text:p>
          </table:table-cell>
          <table:table-cell office:value-type="float" office:value="14.99094" calcext:value-type="float">
            <text:p>14.99094</text:p>
          </table:table-cell>
          <table:table-cell office:value-type="float" office:value="-0.1446024" calcext:value-type="float">
            <text:p>-0.1446024</text:p>
          </table:table-cell>
          <table:table-cell office:value-type="float" office:value="-0.02648317" calcext:value-type="float">
            <text:p>-0.02648317</text:p>
          </table:table-cell>
          <table:table-cell office:value-type="float" office:value="0.00000002761018" calcext:value-type="float">
            <text:p>2.761018E-08</text:p>
          </table:table-cell>
          <table:table-cell office:value-type="float" office:value="7.217108" calcext:value-type="float">
            <text:p>7.217108</text:p>
          </table:table-cell>
          <table:table-cell office:value-type="float" office:value="0.1747259" calcext:value-type="float">
            <text:p>0.1747259</text:p>
          </table:table-cell>
          <table:table-cell office:value-type="float" office:value="0.03009104" calcext:value-type="float">
            <text:p>0.03009104</text:p>
          </table:table-cell>
          <table:table-cell office:value-type="float" office:value="0.0278128" calcext:value-type="float">
            <text:p>0.0278128</text:p>
          </table:table-cell>
          <table:table-cell office:value-type="float" office:value="0.02495183" calcext:value-type="float">
            <text:p>0.02495183</text:p>
          </table:table-cell>
          <table:table-cell office:value-type="float" office:value="0.0204163" calcext:value-type="float">
            <text:p>0.0204163</text:p>
          </table:table-cell>
          <table:table-cell office:value-type="float" office:value="0.01914534" calcext:value-type="float">
            <text:p>0.01914534</text:p>
          </table:table-cell>
          <table:table-cell office:value-type="float" office:value="0.01960452" calcext:value-type="float">
            <text:p>0.01960452</text:p>
          </table:table-cell>
          <table:table-cell office:value-type="float" office:value="0.01741904" calcext:value-type="float">
            <text:p>0.01741904</text:p>
          </table:table-cell>
          <table:table-cell office:value-type="float" office:value="1.604192" calcext:value-type="float">
            <text:p>1.604192</text:p>
          </table:table-cell>
          <table:table-cell office:value-type="float" office:value="4.139219" calcext:value-type="float">
            <text:p>4.139219</text:p>
          </table:table-cell>
          <table:table-cell office:value-type="float" office:value="6.887548" calcext:value-type="float">
            <text:p>6.887548</text:p>
          </table:table-cell>
          <table:table-cell office:value-type="float" office:value="13.57625" calcext:value-type="float">
            <text:p>13.57625</text:p>
          </table:table-cell>
          <table:table-cell office:value-type="float" office:value="22.11018" calcext:value-type="float">
            <text:p>22.11018</text:p>
          </table:table-cell>
          <table:table-cell office:value-type="float" office:value="27.91438" calcext:value-type="float">
            <text:p>27.91438</text:p>
          </table:table-cell>
          <table:table-cell office:value-type="float" office:value="21.55534" calcext:value-type="float">
            <text:p>21.55534</text:p>
          </table:table-cell>
          <table:table-cell office:value-type="float" office:value="16.53805" calcext:value-type="float">
            <text:p>16.53805</text:p>
          </table:table-cell>
          <table:table-cell office:value-type="float" office:value="-13484.38" calcext:value-type="float">
            <text:p>-13484.38</text:p>
          </table:table-cell>
          <table:table-cell office:value-type="float" office:value="0" calcext:value-type="float">
            <text:p>0</text:p>
          </table:table-cell>
          <table:table-cell office:value-type="float" office:value="-0.06915667" calcext:value-type="float">
            <text:p>-0.0691566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1999" calcext:value-type="float">
            <text:p>19091999</text:p>
          </table:table-cell>
          <table:table-cell office:value-type="float" office:value="4.058634" calcext:value-type="float">
            <text:p>4.058634</text:p>
          </table:table-cell>
          <table:table-cell office:value-type="float" office:value="468.2776" calcext:value-type="float">
            <text:p>468.2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00094" calcext:value-type="float">
            <text:p>0.04500094</text:p>
          </table:table-cell>
          <table:table-cell office:value-type="float" office:value="18.17875" calcext:value-type="float">
            <text:p>18.17875</text:p>
          </table:table-cell>
          <table:table-cell office:value-type="float" office:value="0.0003816045" calcext:value-type="float">
            <text:p>0.0003816045</text:p>
          </table:table-cell>
          <table:table-cell office:value-type="float" office:value="0.03372457" calcext:value-type="float">
            <text:p>0.03372457</text:p>
          </table:table-cell>
          <table:table-cell office:value-type="float" office:value="0.01287802" calcext:value-type="float">
            <text:p>0.01287802</text:p>
          </table:table-cell>
          <table:table-cell office:value-type="float" office:value="15.02402" calcext:value-type="float">
            <text:p>15.02402</text:p>
          </table:table-cell>
          <table:table-cell office:value-type="float" office:value="-0.1446185" calcext:value-type="float">
            <text:p>-0.1446185</text:p>
          </table:table-cell>
          <table:table-cell office:value-type="float" office:value="-0.02649052" calcext:value-type="float">
            <text:p>-0.02649052</text:p>
          </table:table-cell>
          <table:table-cell office:value-type="float" office:value="0.00000002761018" calcext:value-type="float">
            <text:p>2.761018E-08</text:p>
          </table:table-cell>
          <table:table-cell office:value-type="float" office:value="7.205287" calcext:value-type="float">
            <text:p>7.205287</text:p>
          </table:table-cell>
          <table:table-cell office:value-type="float" office:value="0.220976" calcext:value-type="float">
            <text:p>0.220976</text:p>
          </table:table-cell>
          <table:table-cell office:value-type="float" office:value="0.03081906" calcext:value-type="float">
            <text:p>0.03081906</text:p>
          </table:table-cell>
          <table:table-cell office:value-type="float" office:value="0.02805799" calcext:value-type="float">
            <text:p>0.02805799</text:p>
          </table:table-cell>
          <table:table-cell office:value-type="float" office:value="0.02480714" calcext:value-type="float">
            <text:p>0.02480714</text:p>
          </table:table-cell>
          <table:table-cell office:value-type="float" office:value="0.02018499" calcext:value-type="float">
            <text:p>0.02018499</text:p>
          </table:table-cell>
          <table:table-cell office:value-type="float" office:value="0.01896182" calcext:value-type="float">
            <text:p>0.01896182</text:p>
          </table:table-cell>
          <table:table-cell office:value-type="float" office:value="0.01947651" calcext:value-type="float">
            <text:p>0.01947651</text:p>
          </table:table-cell>
          <table:table-cell office:value-type="float" office:value="0.01739656" calcext:value-type="float">
            <text:p>0.01739656</text:p>
          </table:table-cell>
          <table:table-cell office:value-type="float" office:value="1.495085" calcext:value-type="float">
            <text:p>1.495085</text:p>
          </table:table-cell>
          <table:table-cell office:value-type="float" office:value="4.606823" calcext:value-type="float">
            <text:p>4.606823</text:p>
          </table:table-cell>
          <table:table-cell office:value-type="float" office:value="7.133292" calcext:value-type="float">
            <text:p>7.133292</text:p>
          </table:table-cell>
          <table:table-cell office:value-type="float" office:value="13.78263" calcext:value-type="float">
            <text:p>13.78263</text:p>
          </table:table-cell>
          <table:table-cell office:value-type="float" office:value="22.20282" calcext:value-type="float">
            <text:p>22.20282</text:p>
          </table:table-cell>
          <table:table-cell office:value-type="float" office:value="27.79689" calcext:value-type="float">
            <text:p>27.79689</text:p>
          </table:table-cell>
          <table:table-cell office:value-type="float" office:value="21.51826" calcext:value-type="float">
            <text:p>21.51826</text:p>
          </table:table-cell>
          <table:table-cell office:value-type="float" office:value="16.49086" calcext:value-type="float">
            <text:p>16.49086</text:p>
          </table:table-cell>
          <table:table-cell office:value-type="float" office:value="-13306.84" calcext:value-type="float">
            <text:p>-13306.84</text:p>
          </table:table-cell>
          <table:table-cell office:value-type="float" office:value="0" calcext:value-type="float">
            <text:p>0</text:p>
          </table:table-cell>
          <table:table-cell office:value-type="float" office:value="-0.06915949" calcext:value-type="float">
            <text:p>-0.0691594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1999" calcext:value-type="float">
            <text:p>20091999</text:p>
          </table:table-cell>
          <table:table-cell office:value-type="float" office:value="4.048704" calcext:value-type="float">
            <text:p>4.048704</text:p>
          </table:table-cell>
          <table:table-cell office:value-type="float" office:value="468.231" calcext:value-type="float">
            <text:p>468.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44805" calcext:value-type="float">
            <text:p>0.04644805</text:p>
          </table:table-cell>
          <table:table-cell office:value-type="float" office:value="18.20332" calcext:value-type="float">
            <text:p>18.20332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385161" calcext:value-type="float">
            <text:p>0.03385161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5.07769" calcext:value-type="float">
            <text:p>15.07769</text:p>
          </table:table-cell>
          <table:table-cell office:value-type="float" office:value="-0.144641" calcext:value-type="float">
            <text:p>-0.144641</text:p>
          </table:table-cell>
          <table:table-cell office:value-type="float" office:value="-0.02651303" calcext:value-type="float">
            <text:p>-0.02651303</text:p>
          </table:table-cell>
          <table:table-cell office:value-type="float" office:value="0.00000002761018" calcext:value-type="float">
            <text:p>2.761018E-08</text:p>
          </table:table-cell>
          <table:table-cell office:value-type="float" office:value="7.196579" calcext:value-type="float">
            <text:p>7.196579</text:p>
          </table:table-cell>
          <table:table-cell office:value-type="float" office:value="0.2327149" calcext:value-type="float">
            <text:p>0.2327149</text:p>
          </table:table-cell>
          <table:table-cell office:value-type="float" office:value="0.06004248" calcext:value-type="float">
            <text:p>0.06004248</text:p>
          </table:table-cell>
          <table:table-cell office:value-type="float" office:value="0.03466135" calcext:value-type="float">
            <text:p>0.03466135</text:p>
          </table:table-cell>
          <table:table-cell office:value-type="float" office:value="0.02773769" calcext:value-type="float">
            <text:p>0.02773769</text:p>
          </table:table-cell>
          <table:table-cell office:value-type="float" office:value="0.02056252" calcext:value-type="float">
            <text:p>0.02056252</text:p>
          </table:table-cell>
          <table:table-cell office:value-type="float" office:value="0.01908049" calcext:value-type="float">
            <text:p>0.01908049</text:p>
          </table:table-cell>
          <table:table-cell office:value-type="float" office:value="0.02000634" calcext:value-type="float">
            <text:p>0.02000634</text:p>
          </table:table-cell>
          <table:table-cell office:value-type="float" office:value="0.01734521" calcext:value-type="float">
            <text:p>0.01734521</text:p>
          </table:table-cell>
          <table:table-cell office:value-type="float" office:value="0.814236" calcext:value-type="float">
            <text:p>0.814236</text:p>
          </table:table-cell>
          <table:table-cell office:value-type="float" office:value="2.41592" calcext:value-type="float">
            <text:p>2.41592</text:p>
          </table:table-cell>
          <table:table-cell office:value-type="float" office:value="6.987984" calcext:value-type="float">
            <text:p>6.987984</text:p>
          </table:table-cell>
          <table:table-cell office:value-type="float" office:value="14.75778" calcext:value-type="float">
            <text:p>14.75778</text:p>
          </table:table-cell>
          <table:table-cell office:value-type="float" office:value="23.01589" calcext:value-type="float">
            <text:p>23.01589</text:p>
          </table:table-cell>
          <table:table-cell office:value-type="float" office:value="28.35909" calcext:value-type="float">
            <text:p>28.35909</text:p>
          </table:table-cell>
          <table:table-cell office:value-type="float" office:value="20.89984" calcext:value-type="float">
            <text:p>20.89984</text:p>
          </table:table-cell>
          <table:table-cell office:value-type="float" office:value="16.4845" calcext:value-type="float">
            <text:p>16.4845</text:p>
          </table:table-cell>
          <table:table-cell office:value-type="float" office:value="-13346.28" calcext:value-type="float">
            <text:p>-13346.28</text:p>
          </table:table-cell>
          <table:table-cell office:value-type="float" office:value="0" calcext:value-type="float">
            <text:p>0</text:p>
          </table:table-cell>
          <table:table-cell office:value-type="float" office:value="-0.06916238" calcext:value-type="float">
            <text:p>-0.0691623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1999" calcext:value-type="float">
            <text:p>21091999</text:p>
          </table:table-cell>
          <table:table-cell office:value-type="float" office:value="4.041547" calcext:value-type="float">
            <text:p>4.041547</text:p>
          </table:table-cell>
          <table:table-cell office:value-type="float" office:value="468.1942" calcext:value-type="float">
            <text:p>468.1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81599" calcext:value-type="float">
            <text:p>0.04481599</text:p>
          </table:table-cell>
          <table:table-cell office:value-type="float" office:value="18.09485" calcext:value-type="float">
            <text:p>18.09485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407013" calcext:value-type="float">
            <text:p>0.03407013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5.22675" calcext:value-type="float">
            <text:p>15.22675</text:p>
          </table:table-cell>
          <table:table-cell office:value-type="float" office:value="-0.1446469" calcext:value-type="float">
            <text:p>-0.1446469</text:p>
          </table:table-cell>
          <table:table-cell office:value-type="float" office:value="-0.02651189" calcext:value-type="float">
            <text:p>-0.02651189</text:p>
          </table:table-cell>
          <table:table-cell office:value-type="float" office:value="0.00000002838992" calcext:value-type="float">
            <text:p>2.838992E-08</text:p>
          </table:table-cell>
          <table:table-cell office:value-type="float" office:value="7.190439" calcext:value-type="float">
            <text:p>7.190439</text:p>
          </table:table-cell>
          <table:table-cell office:value-type="float" office:value="0.1520835" calcext:value-type="float">
            <text:p>0.1520835</text:p>
          </table:table-cell>
          <table:table-cell office:value-type="float" office:value="0.0393662" calcext:value-type="float">
            <text:p>0.0393662</text:p>
          </table:table-cell>
          <table:table-cell office:value-type="float" office:value="0.03041735" calcext:value-type="float">
            <text:p>0.03041735</text:p>
          </table:table-cell>
          <table:table-cell office:value-type="float" office:value="0.0265059" calcext:value-type="float">
            <text:p>0.0265059</text:p>
          </table:table-cell>
          <table:table-cell office:value-type="float" office:value="0.02129709" calcext:value-type="float">
            <text:p>0.02129709</text:p>
          </table:table-cell>
          <table:table-cell office:value-type="float" office:value="0.01983343" calcext:value-type="float">
            <text:p>0.01983343</text:p>
          </table:table-cell>
          <table:table-cell office:value-type="float" office:value="0.01993551" calcext:value-type="float">
            <text:p>0.01993551</text:p>
          </table:table-cell>
          <table:table-cell office:value-type="float" office:value="0.01734132" calcext:value-type="float">
            <text:p>0.01734132</text:p>
          </table:table-cell>
          <table:table-cell office:value-type="float" office:value="1.297185" calcext:value-type="float">
            <text:p>1.297185</text:p>
          </table:table-cell>
          <table:table-cell office:value-type="float" office:value="2.569784" calcext:value-type="float">
            <text:p>2.569784</text:p>
          </table:table-cell>
          <table:table-cell office:value-type="float" office:value="6.244637" calcext:value-type="float">
            <text:p>6.244637</text:p>
          </table:table-cell>
          <table:table-cell office:value-type="float" office:value="12.73214" calcext:value-type="float">
            <text:p>12.73214</text:p>
          </table:table-cell>
          <table:table-cell office:value-type="float" office:value="22.26802" calcext:value-type="float">
            <text:p>22.26802</text:p>
          </table:table-cell>
          <table:table-cell office:value-type="float" office:value="29.71562" calcext:value-type="float">
            <text:p>29.71562</text:p>
          </table:table-cell>
          <table:table-cell office:value-type="float" office:value="20.85706" calcext:value-type="float">
            <text:p>20.85706</text:p>
          </table:table-cell>
          <table:table-cell office:value-type="float" office:value="16.56716" calcext:value-type="float">
            <text:p>16.56716</text:p>
          </table:table-cell>
          <table:table-cell office:value-type="float" office:value="-13243.77" calcext:value-type="float">
            <text:p>-13243.77</text:p>
          </table:table-cell>
          <table:table-cell office:value-type="float" office:value="0" calcext:value-type="float">
            <text:p>0</text:p>
          </table:table-cell>
          <table:table-cell office:value-type="float" office:value="-0.06916524" calcext:value-type="float">
            <text:p>-0.0691652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1999" calcext:value-type="float">
            <text:p>22091999</text:p>
          </table:table-cell>
          <table:table-cell office:value-type="float" office:value="4.036074" calcext:value-type="float">
            <text:p>4.036074</text:p>
          </table:table-cell>
          <table:table-cell office:value-type="float" office:value="468.1631" calcext:value-type="float">
            <text:p>468.1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80076" calcext:value-type="float">
            <text:p>0.04480076</text:p>
          </table:table-cell>
          <table:table-cell office:value-type="float" office:value="18.00568" calcext:value-type="float">
            <text:p>18.00568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421849" calcext:value-type="float">
            <text:p>0.03421849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5.3479" calcext:value-type="float">
            <text:p>15.3479</text:p>
          </table:table-cell>
          <table:table-cell office:value-type="float" office:value="-0.1446495" calcext:value-type="float">
            <text:p>-0.1446495</text:p>
          </table:table-cell>
          <table:table-cell office:value-type="float" office:value="-0.02650923" calcext:value-type="float">
            <text:p>-0.02650923</text:p>
          </table:table-cell>
          <table:table-cell office:value-type="float" office:value="0.00000002838992" calcext:value-type="float">
            <text:p>2.838992E-08</text:p>
          </table:table-cell>
          <table:table-cell office:value-type="float" office:value="7.182612" calcext:value-type="float">
            <text:p>7.182612</text:p>
          </table:table-cell>
          <table:table-cell office:value-type="float" office:value="0.1535831" calcext:value-type="float">
            <text:p>0.1535831</text:p>
          </table:table-cell>
          <table:table-cell office:value-type="float" office:value="0.03524834" calcext:value-type="float">
            <text:p>0.03524834</text:p>
          </table:table-cell>
          <table:table-cell office:value-type="float" office:value="0.03003703" calcext:value-type="float">
            <text:p>0.03003703</text:p>
          </table:table-cell>
          <table:table-cell office:value-type="float" office:value="0.02658122" calcext:value-type="float">
            <text:p>0.02658122</text:p>
          </table:table-cell>
          <table:table-cell office:value-type="float" office:value="0.02131116" calcext:value-type="float">
            <text:p>0.02131116</text:p>
          </table:table-cell>
          <table:table-cell office:value-type="float" office:value="0.01984156" calcext:value-type="float">
            <text:p>0.01984156</text:p>
          </table:table-cell>
          <table:table-cell office:value-type="float" office:value="0.02005846" calcext:value-type="float">
            <text:p>0.02005846</text:p>
          </table:table-cell>
          <table:table-cell office:value-type="float" office:value="0.01740368" calcext:value-type="float">
            <text:p>0.01740368</text:p>
          </table:table-cell>
          <table:table-cell office:value-type="float" office:value="1.210069" calcext:value-type="float">
            <text:p>1.210069</text:p>
          </table:table-cell>
          <table:table-cell office:value-type="float" office:value="2.868723" calcext:value-type="float">
            <text:p>2.868723</text:p>
          </table:table-cell>
          <table:table-cell office:value-type="float" office:value="6.212684" calcext:value-type="float">
            <text:p>6.212684</text:p>
          </table:table-cell>
          <table:table-cell office:value-type="float" office:value="12.54062" calcext:value-type="float">
            <text:p>12.54062</text:p>
          </table:table-cell>
          <table:table-cell office:value-type="float" office:value="21.76592" calcext:value-type="float">
            <text:p>21.76592</text:p>
          </table:table-cell>
          <table:table-cell office:value-type="float" office:value="28.99278" calcext:value-type="float">
            <text:p>28.99278</text:p>
          </table:table-cell>
          <table:table-cell office:value-type="float" office:value="20.65571" calcext:value-type="float">
            <text:p>20.65571</text:p>
          </table:table-cell>
          <table:table-cell office:value-type="float" office:value="16.63103" calcext:value-type="float">
            <text:p>16.63103</text:p>
          </table:table-cell>
          <table:table-cell office:value-type="float" office:value="-13157.18" calcext:value-type="float">
            <text:p>-13157.18</text:p>
          </table:table-cell>
          <table:table-cell office:value-type="float" office:value="0" calcext:value-type="float">
            <text:p>0</text:p>
          </table:table-cell>
          <table:table-cell office:value-type="float" office:value="-0.06916736" calcext:value-type="float">
            <text:p>-0.0691673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1999" calcext:value-type="float">
            <text:p>23091999</text:p>
          </table:table-cell>
          <table:table-cell office:value-type="float" office:value="4.029262" calcext:value-type="float">
            <text:p>4.029262</text:p>
          </table:table-cell>
          <table:table-cell office:value-type="float" office:value="468.1294" calcext:value-type="float">
            <text:p>468.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03648" calcext:value-type="float">
            <text:p>0.04503648</text:p>
          </table:table-cell>
          <table:table-cell office:value-type="float" office:value="17.95565" calcext:value-type="float">
            <text:p>17.95565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433825" calcext:value-type="float">
            <text:p>0.03433825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5.43381" calcext:value-type="float">
            <text:p>15.43381</text:p>
          </table:table-cell>
          <table:table-cell office:value-type="float" office:value="-0.1446679" calcext:value-type="float">
            <text:p>-0.1446679</text:p>
          </table:table-cell>
          <table:table-cell office:value-type="float" office:value="-0.02651079" calcext:value-type="float">
            <text:p>-0.02651079</text:p>
          </table:table-cell>
          <table:table-cell office:value-type="float" office:value="0.00000002838992" calcext:value-type="float">
            <text:p>2.838992E-08</text:p>
          </table:table-cell>
          <table:table-cell office:value-type="float" office:value="7.172554" calcext:value-type="float">
            <text:p>7.172554</text:p>
          </table:table-cell>
          <table:table-cell office:value-type="float" office:value="0.1826075" calcext:value-type="float">
            <text:p>0.1826075</text:p>
          </table:table-cell>
          <table:table-cell office:value-type="float" office:value="0.03172429" calcext:value-type="float">
            <text:p>0.03172429</text:p>
          </table:table-cell>
          <table:table-cell office:value-type="float" office:value="0.02870948" calcext:value-type="float">
            <text:p>0.02870948</text:p>
          </table:table-cell>
          <table:table-cell office:value-type="float" office:value="0.02588323" calcext:value-type="float">
            <text:p>0.02588323</text:p>
          </table:table-cell>
          <table:table-cell office:value-type="float" office:value="0.02100315" calcext:value-type="float">
            <text:p>0.02100315</text:p>
          </table:table-cell>
          <table:table-cell office:value-type="float" office:value="0.01961234" calcext:value-type="float">
            <text:p>0.01961234</text:p>
          </table:table-cell>
          <table:table-cell office:value-type="float" office:value="0.02007631" calcext:value-type="float">
            <text:p>0.02007631</text:p>
          </table:table-cell>
          <table:table-cell office:value-type="float" office:value="0.01750277" calcext:value-type="float">
            <text:p>0.01750277</text:p>
          </table:table-cell>
          <table:table-cell office:value-type="float" office:value="1.151549" calcext:value-type="float">
            <text:p>1.151549</text:p>
          </table:table-cell>
          <table:table-cell office:value-type="float" office:value="3.221793" calcext:value-type="float">
            <text:p>3.221793</text:p>
          </table:table-cell>
          <table:table-cell office:value-type="float" office:value="6.305774" calcext:value-type="float">
            <text:p>6.305774</text:p>
          </table:table-cell>
          <table:table-cell office:value-type="float" office:value="12.56199" calcext:value-type="float">
            <text:p>12.56199</text:p>
          </table:table-cell>
          <table:table-cell office:value-type="float" office:value="21.58817" calcext:value-type="float">
            <text:p>21.58817</text:p>
          </table:table-cell>
          <table:table-cell office:value-type="float" office:value="28.47859" calcext:value-type="float">
            <text:p>28.47859</text:p>
          </table:table-cell>
          <table:table-cell office:value-type="float" office:value="20.41537" calcext:value-type="float">
            <text:p>20.41537</text:p>
          </table:table-cell>
          <table:table-cell office:value-type="float" office:value="16.64289" calcext:value-type="float">
            <text:p>16.64289</text:p>
          </table:table-cell>
          <table:table-cell office:value-type="float" office:value="-13022.19" calcext:value-type="float">
            <text:p>-13022.19</text:p>
          </table:table-cell>
          <table:table-cell office:value-type="float" office:value="0" calcext:value-type="float">
            <text:p>0</text:p>
          </table:table-cell>
          <table:table-cell office:value-type="float" office:value="-0.06917064" calcext:value-type="float">
            <text:p>-0.0691706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1999" calcext:value-type="float">
            <text:p>24091999</text:p>
          </table:table-cell>
          <table:table-cell office:value-type="float" office:value="4.022846" calcext:value-type="float">
            <text:p>4.022846</text:p>
          </table:table-cell>
          <table:table-cell office:value-type="float" office:value="468.0959" calcext:value-type="float">
            <text:p>468.0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10356" calcext:value-type="float">
            <text:p>0.04510356</text:p>
          </table:table-cell>
          <table:table-cell office:value-type="float" office:value="17.9355" calcext:value-type="float">
            <text:p>17.9355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442774" calcext:value-type="float">
            <text:p>0.03442774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5.49157" calcext:value-type="float">
            <text:p>15.49157</text:p>
          </table:table-cell>
          <table:table-cell office:value-type="float" office:value="-0.1447115" calcext:value-type="float">
            <text:p>-0.1447115</text:p>
          </table:table-cell>
          <table:table-cell office:value-type="float" office:value="-0.02651244" calcext:value-type="float">
            <text:p>-0.02651244</text:p>
          </table:table-cell>
          <table:table-cell office:value-type="float" office:value="0.00000002838992" calcext:value-type="float">
            <text:p>2.838992E-08</text:p>
          </table:table-cell>
          <table:table-cell office:value-type="float" office:value="7.163954" calcext:value-type="float">
            <text:p>7.163954</text:p>
          </table:table-cell>
          <table:table-cell office:value-type="float" office:value="0.1862393" calcext:value-type="float">
            <text:p>0.1862393</text:p>
          </table:table-cell>
          <table:table-cell office:value-type="float" office:value="0.03077455" calcext:value-type="float">
            <text:p>0.03077455</text:p>
          </table:table-cell>
          <table:table-cell office:value-type="float" office:value="0.02869653" calcext:value-type="float">
            <text:p>0.02869653</text:p>
          </table:table-cell>
          <table:table-cell office:value-type="float" office:value="0.02587614" calcext:value-type="float">
            <text:p>0.02587614</text:p>
          </table:table-cell>
          <table:table-cell office:value-type="float" office:value="0.02088698" calcext:value-type="float">
            <text:p>0.02088698</text:p>
          </table:table-cell>
          <table:table-cell office:value-type="float" office:value="0.01949674" calcext:value-type="float">
            <text:p>0.01949674</text:p>
          </table:table-cell>
          <table:table-cell office:value-type="float" office:value="0.02000754" calcext:value-type="float">
            <text:p>0.02000754</text:p>
          </table:table-cell>
          <table:table-cell office:value-type="float" office:value="0.01755118" calcext:value-type="float">
            <text:p>0.01755118</text:p>
          </table:table-cell>
          <table:table-cell office:value-type="float" office:value="1.640624" calcext:value-type="float">
            <text:p>1.640624</text:p>
          </table:table-cell>
          <table:table-cell office:value-type="float" office:value="3.4348" calcext:value-type="float">
            <text:p>3.4348</text:p>
          </table:table-cell>
          <table:table-cell office:value-type="float" office:value="6.408395" calcext:value-type="float">
            <text:p>6.408395</text:p>
          </table:table-cell>
          <table:table-cell office:value-type="float" office:value="12.66349" calcext:value-type="float">
            <text:p>12.66349</text:p>
          </table:table-cell>
          <table:table-cell office:value-type="float" office:value="21.55115" calcext:value-type="float">
            <text:p>21.55115</text:p>
          </table:table-cell>
          <table:table-cell office:value-type="float" office:value="28.12028" calcext:value-type="float">
            <text:p>28.12028</text:p>
          </table:table-cell>
          <table:table-cell office:value-type="float" office:value="20.27827" calcext:value-type="float">
            <text:p>20.27827</text:p>
          </table:table-cell>
          <table:table-cell office:value-type="float" office:value="16.62138" calcext:value-type="float">
            <text:p>16.62138</text:p>
          </table:table-cell>
          <table:table-cell office:value-type="float" office:value="-12921.68" calcext:value-type="float">
            <text:p>-12921.68</text:p>
          </table:table-cell>
          <table:table-cell office:value-type="float" office:value="0" calcext:value-type="float">
            <text:p>0</text:p>
          </table:table-cell>
          <table:table-cell office:value-type="float" office:value="-0.06918292" calcext:value-type="float">
            <text:p>-0.0691829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1999" calcext:value-type="float">
            <text:p>25091999</text:p>
          </table:table-cell>
          <table:table-cell office:value-type="float" office:value="4.016706" calcext:value-type="float">
            <text:p>4.016706</text:p>
          </table:table-cell>
          <table:table-cell office:value-type="float" office:value="468.0651" calcext:value-type="float">
            <text:p>468.0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69527" calcext:value-type="float">
            <text:p>0.04469527</text:p>
          </table:table-cell>
          <table:table-cell office:value-type="float" office:value="17.93245" calcext:value-type="float">
            <text:p>17.93245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448744" calcext:value-type="float">
            <text:p>0.03448744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5.52748" calcext:value-type="float">
            <text:p>15.52748</text:p>
          </table:table-cell>
          <table:table-cell office:value-type="float" office:value="-0.1449354" calcext:value-type="float">
            <text:p>-0.1449354</text:p>
          </table:table-cell>
          <table:table-cell office:value-type="float" office:value="-0.02651039" calcext:value-type="float">
            <text:p>-0.02651039</text:p>
          </table:table-cell>
          <table:table-cell office:value-type="float" office:value="0.00000002838992" calcext:value-type="float">
            <text:p>2.838992E-08</text:p>
          </table:table-cell>
          <table:table-cell office:value-type="float" office:value="7.155602" calcext:value-type="float">
            <text:p>7.155602</text:p>
          </table:table-cell>
          <table:table-cell office:value-type="float" office:value="0.1510319" calcext:value-type="float">
            <text:p>0.1510319</text:p>
          </table:table-cell>
          <table:table-cell office:value-type="float" office:value="0.03025979" calcext:value-type="float">
            <text:p>0.03025979</text:p>
          </table:table-cell>
          <table:table-cell office:value-type="float" office:value="0.02858293" calcext:value-type="float">
            <text:p>0.02858293</text:p>
          </table:table-cell>
          <table:table-cell office:value-type="float" office:value="0.02577301" calcext:value-type="float">
            <text:p>0.02577301</text:p>
          </table:table-cell>
          <table:table-cell office:value-type="float" office:value="0.02079778" calcext:value-type="float">
            <text:p>0.02079778</text:p>
          </table:table-cell>
          <table:table-cell office:value-type="float" office:value="0.01941072" calcext:value-type="float">
            <text:p>0.01941072</text:p>
          </table:table-cell>
          <table:table-cell office:value-type="float" office:value="0.02003899" calcext:value-type="float">
            <text:p>0.02003899</text:p>
          </table:table-cell>
          <table:table-cell office:value-type="float" office:value="0.01761867" calcext:value-type="float">
            <text:p>0.01761867</text:p>
          </table:table-cell>
          <table:table-cell office:value-type="float" office:value="2.079096" calcext:value-type="float">
            <text:p>2.079096</text:p>
          </table:table-cell>
          <table:table-cell office:value-type="float" office:value="3.871007" calcext:value-type="float">
            <text:p>3.871007</text:p>
          </table:table-cell>
          <table:table-cell office:value-type="float" office:value="6.576748" calcext:value-type="float">
            <text:p>6.576748</text:p>
          </table:table-cell>
          <table:table-cell office:value-type="float" office:value="12.77561" calcext:value-type="float">
            <text:p>12.77561</text:p>
          </table:table-cell>
          <table:table-cell office:value-type="float" office:value="21.53399" calcext:value-type="float">
            <text:p>21.53399</text:p>
          </table:table-cell>
          <table:table-cell office:value-type="float" office:value="27.83644" calcext:value-type="float">
            <text:p>27.83644</text:p>
          </table:table-cell>
          <table:table-cell office:value-type="float" office:value="20.20392" calcext:value-type="float">
            <text:p>20.20392</text:p>
          </table:table-cell>
          <table:table-cell office:value-type="float" office:value="16.58668" calcext:value-type="float">
            <text:p>16.58668</text:p>
          </table:table-cell>
          <table:table-cell office:value-type="float" office:value="-12815.63" calcext:value-type="float">
            <text:p>-12815.63</text:p>
          </table:table-cell>
          <table:table-cell office:value-type="float" office:value="0" calcext:value-type="float">
            <text:p>0</text:p>
          </table:table-cell>
          <table:table-cell office:value-type="float" office:value="-0.0692615" calcext:value-type="float">
            <text:p>-0.06926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1999" calcext:value-type="float">
            <text:p>26091999</text:p>
          </table:table-cell>
          <table:table-cell office:value-type="float" office:value="4.009636" calcext:value-type="float">
            <text:p>4.009636</text:p>
          </table:table-cell>
          <table:table-cell office:value-type="float" office:value="468.0314" calcext:value-type="float">
            <text:p>468.0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08784" calcext:value-type="float">
            <text:p>0.04508784</text:p>
          </table:table-cell>
          <table:table-cell office:value-type="float" office:value="17.94424" calcext:value-type="float">
            <text:p>17.94424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454031" calcext:value-type="float">
            <text:p>0.03454031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5.55197" calcext:value-type="float">
            <text:p>15.55197</text:p>
          </table:table-cell>
          <table:table-cell office:value-type="float" office:value="-0.1449723" calcext:value-type="float">
            <text:p>-0.1449723</text:p>
          </table:table-cell>
          <table:table-cell office:value-type="float" office:value="-0.02651346" calcext:value-type="float">
            <text:p>-0.02651346</text:p>
          </table:table-cell>
          <table:table-cell office:value-type="float" office:value="0.00000002838992" calcext:value-type="float">
            <text:p>2.838992E-08</text:p>
          </table:table-cell>
          <table:table-cell office:value-type="float" office:value="7.145005" calcext:value-type="float">
            <text:p>7.145005</text:p>
          </table:table-cell>
          <table:table-cell office:value-type="float" office:value="0.1828622" calcext:value-type="float">
            <text:p>0.1828622</text:p>
          </table:table-cell>
          <table:table-cell office:value-type="float" office:value="0.02999356" calcext:value-type="float">
            <text:p>0.02999356</text:p>
          </table:table-cell>
          <table:table-cell office:value-type="float" office:value="0.02794362" calcext:value-type="float">
            <text:p>0.02794362</text:p>
          </table:table-cell>
          <table:table-cell office:value-type="float" office:value="0.0253084" calcext:value-type="float">
            <text:p>0.0253084</text:p>
          </table:table-cell>
          <table:table-cell office:value-type="float" office:value="0.02062045" calcext:value-type="float">
            <text:p>0.02062045</text:p>
          </table:table-cell>
          <table:table-cell office:value-type="float" office:value="0.01926471" calcext:value-type="float">
            <text:p>0.01926471</text:p>
          </table:table-cell>
          <table:table-cell office:value-type="float" office:value="0.01999909" calcext:value-type="float">
            <text:p>0.01999909</text:p>
          </table:table-cell>
          <table:table-cell office:value-type="float" office:value="0.01767859" calcext:value-type="float">
            <text:p>0.01767859</text:p>
          </table:table-cell>
          <table:table-cell office:value-type="float" office:value="1.846834" calcext:value-type="float">
            <text:p>1.846834</text:p>
          </table:table-cell>
          <table:table-cell office:value-type="float" office:value="4.34958" calcext:value-type="float">
            <text:p>4.34958</text:p>
          </table:table-cell>
          <table:table-cell office:value-type="float" office:value="6.787767" calcext:value-type="float">
            <text:p>6.787767</text:p>
          </table:table-cell>
          <table:table-cell office:value-type="float" office:value="12.97456" calcext:value-type="float">
            <text:p>12.97456</text:p>
          </table:table-cell>
          <table:table-cell office:value-type="float" office:value="21.60318" calcext:value-type="float">
            <text:p>21.60318</text:p>
          </table:table-cell>
          <table:table-cell office:value-type="float" office:value="27.65243" calcext:value-type="float">
            <text:p>27.65243</text:p>
          </table:table-cell>
          <table:table-cell office:value-type="float" office:value="20.16604" calcext:value-type="float">
            <text:p>20.16604</text:p>
          </table:table-cell>
          <table:table-cell office:value-type="float" office:value="16.54844" calcext:value-type="float">
            <text:p>16.54844</text:p>
          </table:table-cell>
          <table:table-cell office:value-type="float" office:value="-12671.07" calcext:value-type="float">
            <text:p>-12671.07</text:p>
          </table:table-cell>
          <table:table-cell office:value-type="float" office:value="0" calcext:value-type="float">
            <text:p>0</text:p>
          </table:table-cell>
          <table:table-cell office:value-type="float" office:value="-0.06926689" calcext:value-type="float">
            <text:p>-0.0692668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1999" calcext:value-type="float">
            <text:p>27091999</text:p>
          </table:table-cell>
          <table:table-cell office:value-type="float" office:value="4.00157" calcext:value-type="float">
            <text:p>4.00157</text:p>
          </table:table-cell>
          <table:table-cell office:value-type="float" office:value="467.9933" calcext:value-type="float">
            <text:p>467.9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38679" calcext:value-type="float">
            <text:p>0.04538679</text:p>
          </table:table-cell>
          <table:table-cell office:value-type="float" office:value="17.96635" calcext:value-type="float">
            <text:p>17.96635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458969" calcext:value-type="float">
            <text:p>0.03458969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5.57121" calcext:value-type="float">
            <text:p>15.57121</text:p>
          </table:table-cell>
          <table:table-cell office:value-type="float" office:value="-0.1449806" calcext:value-type="float">
            <text:p>-0.1449806</text:p>
          </table:table-cell>
          <table:table-cell office:value-type="float" office:value="-0.0265189" calcext:value-type="float">
            <text:p>-0.0265189</text:p>
          </table:table-cell>
          <table:table-cell office:value-type="float" office:value="0.00000002838992" calcext:value-type="float">
            <text:p>2.838992E-08</text:p>
          </table:table-cell>
          <table:table-cell office:value-type="float" office:value="7.133958" calcext:value-type="float">
            <text:p>7.133958</text:p>
          </table:table-cell>
          <table:table-cell office:value-type="float" office:value="0.2106253" calcext:value-type="float">
            <text:p>0.2106253</text:p>
          </table:table-cell>
          <table:table-cell office:value-type="float" office:value="0.02921808" calcext:value-type="float">
            <text:p>0.02921808</text:p>
          </table:table-cell>
          <table:table-cell office:value-type="float" office:value="0.02724465" calcext:value-type="float">
            <text:p>0.02724465</text:p>
          </table:table-cell>
          <table:table-cell office:value-type="float" office:value="0.02480498" calcext:value-type="float">
            <text:p>0.02480498</text:p>
          </table:table-cell>
          <table:table-cell office:value-type="float" office:value="0.02037306" calcext:value-type="float">
            <text:p>0.02037306</text:p>
          </table:table-cell>
          <table:table-cell office:value-type="float" office:value="0.01910857" calcext:value-type="float">
            <text:p>0.01910857</text:p>
          </table:table-cell>
          <table:table-cell office:value-type="float" office:value="0.01982655" calcext:value-type="float">
            <text:p>0.01982655</text:p>
          </table:table-cell>
          <table:table-cell office:value-type="float" office:value="0.01768021" calcext:value-type="float">
            <text:p>0.01768021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4.755886" calcext:value-type="float">
            <text:p>4.755886</text:p>
          </table:table-cell>
          <table:table-cell office:value-type="float" office:value="6.996694" calcext:value-type="float">
            <text:p>6.996694</text:p>
          </table:table-cell>
          <table:table-cell office:value-type="float" office:value="13.18188" calcext:value-type="float">
            <text:p>13.18188</text:p>
          </table:table-cell>
          <table:table-cell office:value-type="float" office:value="21.70568" calcext:value-type="float">
            <text:p>21.70568</text:p>
          </table:table-cell>
          <table:table-cell office:value-type="float" office:value="27.53935" calcext:value-type="float">
            <text:p>27.53935</text:p>
          </table:table-cell>
          <table:table-cell office:value-type="float" office:value="20.16202" calcext:value-type="float">
            <text:p>20.16202</text:p>
          </table:table-cell>
          <table:table-cell office:value-type="float" office:value="16.51029" calcext:value-type="float">
            <text:p>16.51029</text:p>
          </table:table-cell>
          <table:table-cell office:value-type="float" office:value="-12511.52" calcext:value-type="float">
            <text:p>-12511.52</text:p>
          </table:table-cell>
          <table:table-cell office:value-type="float" office:value="0" calcext:value-type="float">
            <text:p>0</text:p>
          </table:table-cell>
          <table:table-cell office:value-type="float" office:value="-0.06926925" calcext:value-type="float">
            <text:p>-0.069269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1999" calcext:value-type="float">
            <text:p>28091999</text:p>
          </table:table-cell>
          <table:table-cell office:value-type="float" office:value="3.991556" calcext:value-type="float">
            <text:p>3.991556</text:p>
          </table:table-cell>
          <table:table-cell office:value-type="float" office:value="467.9485" calcext:value-type="float">
            <text:p>467.9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86941" calcext:value-type="float">
            <text:p>0.04586941</text:p>
          </table:table-cell>
          <table:table-cell office:value-type="float" office:value="18.00011" calcext:value-type="float">
            <text:p>18.00011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463689" calcext:value-type="float">
            <text:p>0.03463689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5.58676" calcext:value-type="float">
            <text:p>15.58676</text:p>
          </table:table-cell>
          <table:table-cell office:value-type="float" office:value="-0.1450416" calcext:value-type="float">
            <text:p>-0.1450416</text:p>
          </table:table-cell>
          <table:table-cell office:value-type="float" office:value="-0.02652683" calcext:value-type="float">
            <text:p>-0.02652683</text:p>
          </table:table-cell>
          <table:table-cell office:value-type="float" office:value="0.00000002838992" calcext:value-type="float">
            <text:p>2.838992E-08</text:p>
          </table:table-cell>
          <table:table-cell office:value-type="float" office:value="7.122082" calcext:value-type="float">
            <text:p>7.122082</text:p>
          </table:table-cell>
          <table:table-cell office:value-type="float" office:value="0.24974" calcext:value-type="float">
            <text:p>0.24974</text:p>
          </table:table-cell>
          <table:table-cell office:value-type="float" office:value="0.02963367" calcext:value-type="float">
            <text:p>0.02963367</text:p>
          </table:table-cell>
          <table:table-cell office:value-type="float" office:value="0.02727336" calcext:value-type="float">
            <text:p>0.02727336</text:p>
          </table:table-cell>
          <table:table-cell office:value-type="float" office:value="0.02434867" calcext:value-type="float">
            <text:p>0.02434867</text:p>
          </table:table-cell>
          <table:table-cell office:value-type="float" office:value="0.02002994" calcext:value-type="float">
            <text:p>0.02002994</text:p>
          </table:table-cell>
          <table:table-cell office:value-type="float" office:value="0.0188687" calcext:value-type="float">
            <text:p>0.0188687</text:p>
          </table:table-cell>
          <table:table-cell office:value-type="float" office:value="0.01956248" calcext:value-type="float">
            <text:p>0.01956248</text:p>
          </table:table-cell>
          <table:table-cell office:value-type="float" office:value="0.01761248" calcext:value-type="float">
            <text:p>0.01761248</text:p>
          </table:table-cell>
          <table:table-cell office:value-type="float" office:value="1.694931" calcext:value-type="float">
            <text:p>1.694931</text:p>
          </table:table-cell>
          <table:table-cell office:value-type="float" office:value="5.157883" calcext:value-type="float">
            <text:p>5.157883</text:p>
          </table:table-cell>
          <table:table-cell office:value-type="float" office:value="7.25108" calcext:value-type="float">
            <text:p>7.25108</text:p>
          </table:table-cell>
          <table:table-cell office:value-type="float" office:value="13.39906" calcext:value-type="float">
            <text:p>13.39906</text:p>
          </table:table-cell>
          <table:table-cell office:value-type="float" office:value="21.82615" calcext:value-type="float">
            <text:p>21.82615</text:p>
          </table:table-cell>
          <table:table-cell office:value-type="float" office:value="27.46719" calcext:value-type="float">
            <text:p>27.46719</text:p>
          </table:table-cell>
          <table:table-cell office:value-type="float" office:value="20.18407" calcext:value-type="float">
            <text:p>20.18407</text:p>
          </table:table-cell>
          <table:table-cell office:value-type="float" office:value="16.47606" calcext:value-type="float">
            <text:p>16.47606</text:p>
          </table:table-cell>
          <table:table-cell office:value-type="float" office:value="-12317.74" calcext:value-type="float">
            <text:p>-12317.74</text:p>
          </table:table-cell>
          <table:table-cell office:value-type="float" office:value="0" calcext:value-type="float">
            <text:p>0</text:p>
          </table:table-cell>
          <table:table-cell office:value-type="float" office:value="-0.06927345" calcext:value-type="float">
            <text:p>-0.0692734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1999" calcext:value-type="float">
            <text:p>29091999</text:p>
          </table:table-cell>
          <table:table-cell office:value-type="float" office:value="3.982011" calcext:value-type="float">
            <text:p>3.982011</text:p>
          </table:table-cell>
          <table:table-cell office:value-type="float" office:value="467.9035" calcext:value-type="float">
            <text:p>467.9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05906" calcext:value-type="float">
            <text:p>0.04605906</text:p>
          </table:table-cell>
          <table:table-cell office:value-type="float" office:value="18.03796" calcext:value-type="float">
            <text:p>18.03796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468295" calcext:value-type="float">
            <text:p>0.03468295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5.60036" calcext:value-type="float">
            <text:p>15.60036</text:p>
          </table:table-cell>
          <table:table-cell office:value-type="float" office:value="-0.1452579" calcext:value-type="float">
            <text:p>-0.1452579</text:p>
          </table:table-cell>
          <table:table-cell office:value-type="float" office:value="-0.02653406" calcext:value-type="float">
            <text:p>-0.02653406</text:p>
          </table:table-cell>
          <table:table-cell office:value-type="float" office:value="0.00000002838992" calcext:value-type="float">
            <text:p>2.838992E-08</text:p>
          </table:table-cell>
          <table:table-cell office:value-type="float" office:value="7.112546" calcext:value-type="float">
            <text:p>7.112546</text:p>
          </table:table-cell>
          <table:table-cell office:value-type="float" office:value="0.2705715" calcext:value-type="float">
            <text:p>0.2705715</text:p>
          </table:table-cell>
          <table:table-cell office:value-type="float" office:value="0.02847232" calcext:value-type="float">
            <text:p>0.02847232</text:p>
          </table:table-cell>
          <table:table-cell office:value-type="float" office:value="0.02671041" calcext:value-type="float">
            <text:p>0.02671041</text:p>
          </table:table-cell>
          <table:table-cell office:value-type="float" office:value="0.02413445" calcext:value-type="float">
            <text:p>0.02413445</text:p>
          </table:table-cell>
          <table:table-cell office:value-type="float" office:value="0.01992461" calcext:value-type="float">
            <text:p>0.01992461</text:p>
          </table:table-cell>
          <table:table-cell office:value-type="float" office:value="0.01879059" calcext:value-type="float">
            <text:p>0.01879059</text:p>
          </table:table-cell>
          <table:table-cell office:value-type="float" office:value="0.01933881" calcext:value-type="float">
            <text:p>0.01933881</text:p>
          </table:table-cell>
          <table:table-cell office:value-type="float" office:value="0.01747885" calcext:value-type="float">
            <text:p>0.01747885</text:p>
          </table:table-cell>
          <table:table-cell office:value-type="float" office:value="2.059926" calcext:value-type="float">
            <text:p>2.059926</text:p>
          </table:table-cell>
          <table:table-cell office:value-type="float" office:value="5.381284" calcext:value-type="float">
            <text:p>5.381284</text:p>
          </table:table-cell>
          <table:table-cell office:value-type="float" office:value="7.48853" calcext:value-type="float">
            <text:p>7.48853</text:p>
          </table:table-cell>
          <table:table-cell office:value-type="float" office:value="13.60637" calcext:value-type="float">
            <text:p>13.60637</text:p>
          </table:table-cell>
          <table:table-cell office:value-type="float" office:value="21.94891" calcext:value-type="float">
            <text:p>21.94891</text:p>
          </table:table-cell>
          <table:table-cell office:value-type="float" office:value="27.42747" calcext:value-type="float">
            <text:p>27.42747</text:p>
          </table:table-cell>
          <table:table-cell office:value-type="float" office:value="20.21683" calcext:value-type="float">
            <text:p>20.21683</text:p>
          </table:table-cell>
          <table:table-cell office:value-type="float" office:value="16.44531" calcext:value-type="float">
            <text:p>16.44531</text:p>
          </table:table-cell>
          <table:table-cell office:value-type="float" office:value="-12161.89" calcext:value-type="float">
            <text:p>-12161.89</text:p>
          </table:table-cell>
          <table:table-cell office:value-type="float" office:value="0" calcext:value-type="float">
            <text:p>0</text:p>
          </table:table-cell>
          <table:table-cell office:value-type="float" office:value="-0.06931807" calcext:value-type="float">
            <text:p>-0.069318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1999" calcext:value-type="float">
            <text:p>30091999</text:p>
          </table:table-cell>
          <table:table-cell office:value-type="float" office:value="3.9747" calcext:value-type="float">
            <text:p>3.9747</text:p>
          </table:table-cell>
          <table:table-cell office:value-type="float" office:value="467.8663" calcext:value-type="float">
            <text:p>467.8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52423" calcext:value-type="float">
            <text:p>0.04552423</text:p>
          </table:table-cell>
          <table:table-cell office:value-type="float" office:value="17.98353" calcext:value-type="float">
            <text:p>17.98353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488341" calcext:value-type="float">
            <text:p>0.03488341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5.71311" calcext:value-type="float">
            <text:p>15.71311</text:p>
          </table:table-cell>
          <table:table-cell office:value-type="float" office:value="-0.1452815" calcext:value-type="float">
            <text:p>-0.1452815</text:p>
          </table:table-cell>
          <table:table-cell office:value-type="float" office:value="-0.02654139" calcext:value-type="float">
            <text:p>-0.02654139</text:p>
          </table:table-cell>
          <table:table-cell office:value-type="float" office:value="0.00000002838992" calcext:value-type="float">
            <text:p>2.838992E-08</text:p>
          </table:table-cell>
          <table:table-cell office:value-type="float" office:value="7.106756" calcext:value-type="float">
            <text:p>7.106756</text:p>
          </table:table-cell>
          <table:table-cell office:value-type="float" office:value="0.1784855" calcext:value-type="float">
            <text:p>0.1784855</text:p>
          </table:table-cell>
          <table:table-cell office:value-type="float" office:value="0.03724739" calcext:value-type="float">
            <text:p>0.03724739</text:p>
          </table:table-cell>
          <table:table-cell office:value-type="float" office:value="0.02970633" calcext:value-type="float">
            <text:p>0.02970633</text:p>
          </table:table-cell>
          <table:table-cell office:value-type="float" office:value="0.02601467" calcext:value-type="float">
            <text:p>0.02601467</text:p>
          </table:table-cell>
          <table:table-cell office:value-type="float" office:value="0.02102285" calcext:value-type="float">
            <text:p>0.02102285</text:p>
          </table:table-cell>
          <table:table-cell office:value-type="float" office:value="0.01957023" calcext:value-type="float">
            <text:p>0.01957023</text:p>
          </table:table-cell>
          <table:table-cell office:value-type="float" office:value="0.01962734" calcext:value-type="float">
            <text:p>0.01962734</text:p>
          </table:table-cell>
          <table:table-cell office:value-type="float" office:value="0.0174011" calcext:value-type="float">
            <text:p>0.0174011</text:p>
          </table:table-cell>
          <table:table-cell office:value-type="float" office:value="1.386911" calcext:value-type="float">
            <text:p>1.386911</text:p>
          </table:table-cell>
          <table:table-cell office:value-type="float" office:value="2.408017" calcext:value-type="float">
            <text:p>2.408017</text:p>
          </table:table-cell>
          <table:table-cell office:value-type="float" office:value="6.505345" calcext:value-type="float">
            <text:p>6.505345</text:p>
          </table:table-cell>
          <table:table-cell office:value-type="float" office:value="12.81325" calcext:value-type="float">
            <text:p>12.81325</text:p>
          </table:table-cell>
          <table:table-cell office:value-type="float" office:value="22.31063" calcext:value-type="float">
            <text:p>22.31063</text:p>
          </table:table-cell>
          <table:table-cell office:value-type="float" office:value="29.57059" calcext:value-type="float">
            <text:p>29.57059</text:p>
          </table:table-cell>
          <table:table-cell office:value-type="float" office:value="19.69997" calcext:value-type="float">
            <text:p>19.69997</text:p>
          </table:table-cell>
          <table:table-cell office:value-type="float" office:value="16.50914" calcext:value-type="float">
            <text:p>16.50914</text:p>
          </table:table-cell>
          <table:table-cell office:value-type="float" office:value="-12142.09" calcext:value-type="float">
            <text:p>-12142.09</text:p>
          </table:table-cell>
          <table:table-cell office:value-type="float" office:value="0" calcext:value-type="float">
            <text:p>0</text:p>
          </table:table-cell>
          <table:table-cell office:value-type="float" office:value="-0.06932168" calcext:value-type="float">
            <text:p>-0.0693216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1999" calcext:value-type="float">
            <text:p>1101999</text:p>
          </table:table-cell>
          <table:table-cell office:value-type="float" office:value="3.968299" calcext:value-type="float">
            <text:p>3.968299</text:p>
          </table:table-cell>
          <table:table-cell office:value-type="float" office:value="467.8343" calcext:value-type="float">
            <text:p>467.8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6744" calcext:value-type="float">
            <text:p>0.04476744</text:p>
          </table:table-cell>
          <table:table-cell office:value-type="float" office:value="17.89202" calcext:value-type="float">
            <text:p>17.89202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505706" calcext:value-type="float">
            <text:p>0.03505706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5.84074" calcext:value-type="float">
            <text:p>15.84074</text:p>
          </table:table-cell>
          <table:table-cell office:value-type="float" office:value="-0.1452874" calcext:value-type="float">
            <text:p>-0.1452874</text:p>
          </table:table-cell>
          <table:table-cell office:value-type="float" office:value="-0.02653971" calcext:value-type="float">
            <text:p>-0.02653971</text:p>
          </table:table-cell>
          <table:table-cell office:value-type="float" office:value="0.00000002838992" calcext:value-type="float">
            <text:p>2.838992E-08</text:p>
          </table:table-cell>
          <table:table-cell office:value-type="float" office:value="7.099941" calcext:value-type="float">
            <text:p>7.099941</text:p>
          </table:table-cell>
          <table:table-cell office:value-type="float" office:value="0.1288092" calcext:value-type="float">
            <text:p>0.1288092</text:p>
          </table:table-cell>
          <table:table-cell office:value-type="float" office:value="0.0325777" calcext:value-type="float">
            <text:p>0.0325777</text:p>
          </table:table-cell>
          <table:table-cell office:value-type="float" office:value="0.02883507" calcext:value-type="float">
            <text:p>0.02883507</text:p>
          </table:table-cell>
          <table:table-cell office:value-type="float" office:value="0.0258083" calcext:value-type="float">
            <text:p>0.0258083</text:p>
          </table:table-cell>
          <table:table-cell office:value-type="float" office:value="0.0209057" calcext:value-type="float">
            <text:p>0.0209057</text:p>
          </table:table-cell>
          <table:table-cell office:value-type="float" office:value="0.01954673" calcext:value-type="float">
            <text:p>0.01954673</text:p>
          </table:table-cell>
          <table:table-cell office:value-type="float" office:value="0.01972688" calcext:value-type="float">
            <text:p>0.01972688</text:p>
          </table:table-cell>
          <table:table-cell office:value-type="float" office:value="0.01738122" calcext:value-type="float">
            <text:p>0.01738122</text:p>
          </table:table-cell>
          <table:table-cell office:value-type="float" office:value="1.868146" calcext:value-type="float">
            <text:p>1.868146</text:p>
          </table:table-cell>
          <table:table-cell office:value-type="float" office:value="2.699571" calcext:value-type="float">
            <text:p>2.699571</text:p>
          </table:table-cell>
          <table:table-cell office:value-type="float" office:value="6.326621" calcext:value-type="float">
            <text:p>6.326621</text:p>
          </table:table-cell>
          <table:table-cell office:value-type="float" office:value="12.39281" calcext:value-type="float">
            <text:p>12.39281</text:p>
          </table:table-cell>
          <table:table-cell office:value-type="float" office:value="21.48283" calcext:value-type="float">
            <text:p>21.48283</text:p>
          </table:table-cell>
          <table:table-cell office:value-type="float" office:value="28.76875" calcext:value-type="float">
            <text:p>28.76875</text:p>
          </table:table-cell>
          <table:table-cell office:value-type="float" office:value="19.92018" calcext:value-type="float">
            <text:p>19.92018</text:p>
          </table:table-cell>
          <table:table-cell office:value-type="float" office:value="16.56771" calcext:value-type="float">
            <text:p>16.56771</text:p>
          </table:table-cell>
          <table:table-cell office:value-type="float" office:value="-12020.95" calcext:value-type="float">
            <text:p>-12020.95</text:p>
          </table:table-cell>
          <table:table-cell office:value-type="float" office:value="0" calcext:value-type="float">
            <text:p>0</text:p>
          </table:table-cell>
          <table:table-cell office:value-type="float" office:value="-0.06932413" calcext:value-type="float">
            <text:p>-0.0693241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1999" calcext:value-type="float">
            <text:p>2101999</text:p>
          </table:table-cell>
          <table:table-cell office:value-type="float" office:value="3.962719" calcext:value-type="float">
            <text:p>3.962719</text:p>
          </table:table-cell>
          <table:table-cell office:value-type="float" office:value="467.8051" calcext:value-type="float">
            <text:p>467.8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40586" calcext:value-type="float">
            <text:p>0.04540586</text:p>
          </table:table-cell>
          <table:table-cell office:value-type="float" office:value="17.83504" calcext:value-type="float">
            <text:p>17.83504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519366" calcext:value-type="float">
            <text:p>0.03519366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5.93717" calcext:value-type="float">
            <text:p>15.93717</text:p>
          </table:table-cell>
          <table:table-cell office:value-type="float" office:value="-0.145295" calcext:value-type="float">
            <text:p>-0.145295</text:p>
          </table:table-cell>
          <table:table-cell office:value-type="float" office:value="-0.02653849" calcext:value-type="float">
            <text:p>-0.02653849</text:p>
          </table:table-cell>
          <table:table-cell office:value-type="float" office:value="0.00000002838992" calcext:value-type="float">
            <text:p>2.838992E-08</text:p>
          </table:table-cell>
          <table:table-cell office:value-type="float" office:value="7.093041" calcext:value-type="float">
            <text:p>7.093041</text:p>
          </table:table-cell>
          <table:table-cell office:value-type="float" office:value="0.1418824" calcext:value-type="float">
            <text:p>0.1418824</text:p>
          </table:table-cell>
          <table:table-cell office:value-type="float" office:value="0.04357654" calcext:value-type="float">
            <text:p>0.04357654</text:p>
          </table:table-cell>
          <table:table-cell office:value-type="float" office:value="0.03151862" calcext:value-type="float">
            <text:p>0.03151862</text:p>
          </table:table-cell>
          <table:table-cell office:value-type="float" office:value="0.02669659" calcext:value-type="float">
            <text:p>0.02669659</text:p>
          </table:table-cell>
          <table:table-cell office:value-type="float" office:value="0.02092033" calcext:value-type="float">
            <text:p>0.02092033</text:p>
          </table:table-cell>
          <table:table-cell office:value-type="float" office:value="0.01942025" calcext:value-type="float">
            <text:p>0.01942025</text:p>
          </table:table-cell>
          <table:table-cell office:value-type="float" office:value="0.01979869" calcext:value-type="float">
            <text:p>0.01979869</text:p>
          </table:table-cell>
          <table:table-cell office:value-type="float" office:value="0.01740905" calcext:value-type="float">
            <text:p>0.01740905</text:p>
          </table:table-cell>
          <table:table-cell office:value-type="float" office:value="0.8898479" calcext:value-type="float">
            <text:p>0.8898479</text:p>
          </table:table-cell>
          <table:table-cell office:value-type="float" office:value="2.302701" calcext:value-type="float">
            <text:p>2.302701</text:p>
          </table:table-cell>
          <table:table-cell office:value-type="float" office:value="6.25619" calcext:value-type="float">
            <text:p>6.25619</text:p>
          </table:table-cell>
          <table:table-cell office:value-type="float" office:value="12.59784" calcext:value-type="float">
            <text:p>12.59784</text:p>
          </table:table-cell>
          <table:table-cell office:value-type="float" office:value="21.41272" calcext:value-type="float">
            <text:p>21.41272</text:p>
          </table:table-cell>
          <table:table-cell office:value-type="float" office:value="28.30941" calcext:value-type="float">
            <text:p>28.30941</text:p>
          </table:table-cell>
          <table:table-cell office:value-type="float" office:value="19.71004" calcext:value-type="float">
            <text:p>19.71004</text:p>
          </table:table-cell>
          <table:table-cell office:value-type="float" office:value="16.59676" calcext:value-type="float">
            <text:p>16.59676</text:p>
          </table:table-cell>
          <table:table-cell office:value-type="float" office:value="-11913.99" calcext:value-type="float">
            <text:p>-11913.99</text:p>
          </table:table-cell>
          <table:table-cell office:value-type="float" office:value="0" calcext:value-type="float">
            <text:p>0</text:p>
          </table:table-cell>
          <table:table-cell office:value-type="float" office:value="-0.0693261" calcext:value-type="float">
            <text:p>-0.069326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1999" calcext:value-type="float">
            <text:p>3101999</text:p>
          </table:table-cell>
          <table:table-cell office:value-type="float" office:value="3.957332" calcext:value-type="float">
            <text:p>3.957332</text:p>
          </table:table-cell>
          <table:table-cell office:value-type="float" office:value="467.777" calcext:value-type="float">
            <text:p>467.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48698" calcext:value-type="float">
            <text:p>0.04448698</text:p>
          </table:table-cell>
          <table:table-cell office:value-type="float" office:value="17.75231" calcext:value-type="float">
            <text:p>17.75231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535273" calcext:value-type="float">
            <text:p>0.03535273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6.05028" calcext:value-type="float">
            <text:p>16.05028</text:p>
          </table:table-cell>
          <table:table-cell office:value-type="float" office:value="-0.1452992" calcext:value-type="float">
            <text:p>-0.1452992</text:p>
          </table:table-cell>
          <table:table-cell office:value-type="float" office:value="-0.0265359" calcext:value-type="float">
            <text:p>-0.0265359</text:p>
          </table:table-cell>
          <table:table-cell office:value-type="float" office:value="0.00000002838992" calcext:value-type="float">
            <text:p>2.838992E-08</text:p>
          </table:table-cell>
          <table:table-cell office:value-type="float" office:value="7.086496" calcext:value-type="float">
            <text:p>7.086496</text:p>
          </table:table-cell>
          <table:table-cell office:value-type="float" office:value="0.09175383" calcext:value-type="float">
            <text:p>0.09175383</text:p>
          </table:table-cell>
          <table:table-cell office:value-type="float" office:value="0.03320308" calcext:value-type="float">
            <text:p>0.03320308</text:p>
          </table:table-cell>
          <table:table-cell office:value-type="float" office:value="0.02943072" calcext:value-type="float">
            <text:p>0.02943072</text:p>
          </table:table-cell>
          <table:table-cell office:value-type="float" office:value="0.02632629" calcext:value-type="float">
            <text:p>0.02632629</text:p>
          </table:table-cell>
          <table:table-cell office:value-type="float" office:value="0.02106017" calcext:value-type="float">
            <text:p>0.02106017</text:p>
          </table:table-cell>
          <table:table-cell office:value-type="float" office:value="0.01956761" calcext:value-type="float">
            <text:p>0.01956761</text:p>
          </table:table-cell>
          <table:table-cell office:value-type="float" office:value="0.01989493" calcext:value-type="float">
            <text:p>0.01989493</text:p>
          </table:table-cell>
          <table:table-cell office:value-type="float" office:value="0.01745281" calcext:value-type="float">
            <text:p>0.01745281</text:p>
          </table:table-cell>
          <table:table-cell office:value-type="float" office:value="1.289192" calcext:value-type="float">
            <text:p>1.289192</text:p>
          </table:table-cell>
          <table:table-cell office:value-type="float" office:value="2.386954" calcext:value-type="float">
            <text:p>2.386954</text:p>
          </table:table-cell>
          <table:table-cell office:value-type="float" office:value="5.683001" calcext:value-type="float">
            <text:p>5.683001</text:p>
          </table:table-cell>
          <table:table-cell office:value-type="float" office:value="11.6808" calcext:value-type="float">
            <text:p>11.6808</text:p>
          </table:table-cell>
          <table:table-cell office:value-type="float" office:value="20.80735" calcext:value-type="float">
            <text:p>20.80735</text:p>
          </table:table-cell>
          <table:table-cell office:value-type="float" office:value="28.60145" calcext:value-type="float">
            <text:p>28.60145</text:p>
          </table:table-cell>
          <table:table-cell office:value-type="float" office:value="19.93169" calcext:value-type="float">
            <text:p>19.93169</text:p>
          </table:table-cell>
          <table:table-cell office:value-type="float" office:value="16.60781" calcext:value-type="float">
            <text:p>16.60781</text:p>
          </table:table-cell>
          <table:table-cell office:value-type="float" office:value="-11811.34" calcext:value-type="float">
            <text:p>-11811.34</text:p>
          </table:table-cell>
          <table:table-cell office:value-type="float" office:value="0" calcext:value-type="float">
            <text:p>0</text:p>
          </table:table-cell>
          <table:table-cell office:value-type="float" office:value="-0.06932838" calcext:value-type="float">
            <text:p>-0.0693283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1999" calcext:value-type="float">
            <text:p>4101999</text:p>
          </table:table-cell>
          <table:table-cell office:value-type="float" office:value="3.953035" calcext:value-type="float">
            <text:p>3.953035</text:p>
          </table:table-cell>
          <table:table-cell office:value-type="float" office:value="467.7528" calcext:value-type="float">
            <text:p>467.7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5885" calcext:value-type="float">
            <text:p>0.0445885</text:p>
          </table:table-cell>
          <table:table-cell office:value-type="float" office:value="17.69327" calcext:value-type="float">
            <text:p>17.69327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546683" calcext:value-type="float">
            <text:p>0.03546683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6.13684" calcext:value-type="float">
            <text:p>16.13684</text:p>
          </table:table-cell>
          <table:table-cell office:value-type="float" office:value="-0.1453023" calcext:value-type="float">
            <text:p>-0.1453023</text:p>
          </table:table-cell>
          <table:table-cell office:value-type="float" office:value="-0.02653411" calcext:value-type="float">
            <text:p>-0.02653411</text:p>
          </table:table-cell>
          <table:table-cell office:value-type="float" office:value="0.00000002838992" calcext:value-type="float">
            <text:p>2.838992E-08</text:p>
          </table:table-cell>
          <table:table-cell office:value-type="float" office:value="7.079773" calcext:value-type="float">
            <text:p>7.079773</text:p>
          </table:table-cell>
          <table:table-cell office:value-type="float" office:value="0.09523407" calcext:value-type="float">
            <text:p>0.09523407</text:p>
          </table:table-cell>
          <table:table-cell office:value-type="float" office:value="0.0323637" calcext:value-type="float">
            <text:p>0.0323637</text:p>
          </table:table-cell>
          <table:table-cell office:value-type="float" office:value="0.0294797" calcext:value-type="float">
            <text:p>0.0294797</text:p>
          </table:table-cell>
          <table:table-cell office:value-type="float" office:value="0.02643942" calcext:value-type="float">
            <text:p>0.02643942</text:p>
          </table:table-cell>
          <table:table-cell office:value-type="float" office:value="0.02107866" calcext:value-type="float">
            <text:p>0.02107866</text:p>
          </table:table-cell>
          <table:table-cell office:value-type="float" office:value="0.01959507" calcext:value-type="float">
            <text:p>0.01959507</text:p>
          </table:table-cell>
          <table:table-cell office:value-type="float" office:value="0.02007435" calcext:value-type="float">
            <text:p>0.02007435</text:p>
          </table:table-cell>
          <table:table-cell office:value-type="float" office:value="0.01752763" calcext:value-type="float">
            <text:p>0.01752763</text:p>
          </table:table-cell>
          <table:table-cell office:value-type="float" office:value="1.814165" calcext:value-type="float">
            <text:p>1.814165</text:p>
          </table:table-cell>
          <table:table-cell office:value-type="float" office:value="2.560705" calcext:value-type="float">
            <text:p>2.560705</text:p>
          </table:table-cell>
          <table:table-cell office:value-type="float" office:value="5.545884" calcext:value-type="float">
            <text:p>5.545884</text:p>
          </table:table-cell>
          <table:table-cell office:value-type="float" office:value="11.50304" calcext:value-type="float">
            <text:p>11.50304</text:p>
          </table:table-cell>
          <table:table-cell office:value-type="float" office:value="20.45791" calcext:value-type="float">
            <text:p>20.45791</text:p>
          </table:table-cell>
          <table:table-cell office:value-type="float" office:value="28.17317" calcext:value-type="float">
            <text:p>28.17317</text:p>
          </table:table-cell>
          <table:table-cell office:value-type="float" office:value="19.91471" calcext:value-type="float">
            <text:p>19.91471</text:p>
          </table:table-cell>
          <table:table-cell office:value-type="float" office:value="16.61316" calcext:value-type="float">
            <text:p>16.61316</text:p>
          </table:table-cell>
          <table:table-cell office:value-type="float" office:value="-11730.23" calcext:value-type="float">
            <text:p>-11730.23</text:p>
          </table:table-cell>
          <table:table-cell office:value-type="float" office:value="0" calcext:value-type="float">
            <text:p>0</text:p>
          </table:table-cell>
          <table:table-cell office:value-type="float" office:value="-0.06932963" calcext:value-type="float">
            <text:p>-0.0693296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1999" calcext:value-type="float">
            <text:p>5101999</text:p>
          </table:table-cell>
          <table:table-cell office:value-type="float" office:value="3.948987" calcext:value-type="float">
            <text:p>3.948987</text:p>
          </table:table-cell>
          <table:table-cell office:value-type="float" office:value="467.7304" calcext:value-type="float">
            <text:p>467.7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3569" calcext:value-type="float">
            <text:p>0.0443569</text:p>
          </table:table-cell>
          <table:table-cell office:value-type="float" office:value="17.66092" calcext:value-type="float">
            <text:p>17.66092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554426" calcext:value-type="float">
            <text:p>0.03554426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6.19268" calcext:value-type="float">
            <text:p>16.19268</text:p>
          </table:table-cell>
          <table:table-cell office:value-type="float" office:value="-0.1453063" calcext:value-type="float">
            <text:p>-0.1453063</text:p>
          </table:table-cell>
          <table:table-cell office:value-type="float" office:value="-0.02653057" calcext:value-type="float">
            <text:p>-0.02653057</text:p>
          </table:table-cell>
          <table:table-cell office:value-type="float" office:value="0.00000002970795" calcext:value-type="float">
            <text:p>2.970795E-08</text:p>
          </table:table-cell>
          <table:table-cell office:value-type="float" office:value="7.072961" calcext:value-type="float">
            <text:p>7.072961</text:p>
          </table:table-cell>
          <table:table-cell office:value-type="float" office:value="0.07106976" calcext:value-type="float">
            <text:p>0.07106976</text:p>
          </table:table-cell>
          <table:table-cell office:value-type="float" office:value="0.03133756" calcext:value-type="float">
            <text:p>0.03133756</text:p>
          </table:table-cell>
          <table:table-cell office:value-type="float" office:value="0.02954308" calcext:value-type="float">
            <text:p>0.02954308</text:p>
          </table:table-cell>
          <table:table-cell office:value-type="float" office:value="0.02647598" calcext:value-type="float">
            <text:p>0.02647598</text:p>
          </table:table-cell>
          <table:table-cell office:value-type="float" office:value="0.0211259" calcext:value-type="float">
            <text:p>0.0211259</text:p>
          </table:table-cell>
          <table:table-cell office:value-type="float" office:value="0.01967514" calcext:value-type="float">
            <text:p>0.01967514</text:p>
          </table:table-cell>
          <table:table-cell office:value-type="float" office:value="0.02028098" calcext:value-type="float">
            <text:p>0.02028098</text:p>
          </table:table-cell>
          <table:table-cell office:value-type="float" office:value="0.01763852" calcext:value-type="float">
            <text:p>0.01763852</text:p>
          </table:table-cell>
          <table:table-cell office:value-type="float" office:value="2.118392" calcext:value-type="float">
            <text:p>2.118392</text:p>
          </table:table-cell>
          <table:table-cell office:value-type="float" office:value="2.916393" calcext:value-type="float">
            <text:p>2.916393</text:p>
          </table:table-cell>
          <table:table-cell office:value-type="float" office:value="5.627829" calcext:value-type="float">
            <text:p>5.627829</text:p>
          </table:table-cell>
          <table:table-cell office:value-type="float" office:value="11.47406" calcext:value-type="float">
            <text:p>11.47406</text:p>
          </table:table-cell>
          <table:table-cell office:value-type="float" office:value="20.29057" calcext:value-type="float">
            <text:p>20.29057</text:p>
          </table:table-cell>
          <table:table-cell office:value-type="float" office:value="27.80677" calcext:value-type="float">
            <text:p>27.80677</text:p>
          </table:table-cell>
          <table:table-cell office:value-type="float" office:value="19.81538" calcext:value-type="float">
            <text:p>19.81538</text:p>
          </table:table-cell>
          <table:table-cell office:value-type="float" office:value="16.60072" calcext:value-type="float">
            <text:p>16.60072</text:p>
          </table:table-cell>
          <table:table-cell office:value-type="float" office:value="-11641.03" calcext:value-type="float">
            <text:p>-11641.03</text:p>
          </table:table-cell>
          <table:table-cell office:value-type="float" office:value="0" calcext:value-type="float">
            <text:p>0</text:p>
          </table:table-cell>
          <table:table-cell office:value-type="float" office:value="-0.0693307" calcext:value-type="float">
            <text:p>-0.069330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1999" calcext:value-type="float">
            <text:p>6101999</text:p>
          </table:table-cell>
          <table:table-cell office:value-type="float" office:value="3.945028" calcext:value-type="float">
            <text:p>3.945028</text:p>
          </table:table-cell>
          <table:table-cell office:value-type="float" office:value="467.7081" calcext:value-type="float">
            <text:p>467.7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44611" calcext:value-type="float">
            <text:p>0.04444611</text:p>
          </table:table-cell>
          <table:table-cell office:value-type="float" office:value="17.6505" calcext:value-type="float">
            <text:p>17.6505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560247" calcext:value-type="float">
            <text:p>0.03560247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6.22726" calcext:value-type="float">
            <text:p>16.22726</text:p>
          </table:table-cell>
          <table:table-cell office:value-type="float" office:value="-0.1453093" calcext:value-type="float">
            <text:p>-0.1453093</text:p>
          </table:table-cell>
          <table:table-cell office:value-type="float" office:value="-0.0265268" calcext:value-type="float">
            <text:p>-0.0265268</text:p>
          </table:table-cell>
          <table:table-cell office:value-type="float" office:value="0.00000003022899" calcext:value-type="float">
            <text:p>3.022899E-08</text:p>
          </table:table-cell>
          <table:table-cell office:value-type="float" office:value="7.065928" calcext:value-type="float">
            <text:p>7.065928</text:p>
          </table:table-cell>
          <table:table-cell office:value-type="float" office:value="0.06911842" calcext:value-type="float">
            <text:p>0.06911842</text:p>
          </table:table-cell>
          <table:table-cell office:value-type="float" office:value="0.03138361" calcext:value-type="float">
            <text:p>0.03138361</text:p>
          </table:table-cell>
          <table:table-cell office:value-type="float" office:value="0.02980607" calcext:value-type="float">
            <text:p>0.02980607</text:p>
          </table:table-cell>
          <table:table-cell office:value-type="float" office:value="0.02661426" calcext:value-type="float">
            <text:p>0.02661426</text:p>
          </table:table-cell>
          <table:table-cell office:value-type="float" office:value="0.02121129" calcext:value-type="float">
            <text:p>0.02121129</text:p>
          </table:table-cell>
          <table:table-cell office:value-type="float" office:value="0.01973611" calcext:value-type="float">
            <text:p>0.01973611</text:p>
          </table:table-cell>
          <table:table-cell office:value-type="float" office:value="0.02044691" calcext:value-type="float">
            <text:p>0.02044691</text:p>
          </table:table-cell>
          <table:table-cell office:value-type="float" office:value="0.01775171" calcext:value-type="float">
            <text:p>0.01775171</text:p>
          </table:table-cell>
          <table:table-cell office:value-type="float" office:value="2.506551" calcext:value-type="float">
            <text:p>2.506551</text:p>
          </table:table-cell>
          <table:table-cell office:value-type="float" office:value="3.236803" calcext:value-type="float">
            <text:p>3.236803</text:p>
          </table:table-cell>
          <table:table-cell office:value-type="float" office:value="5.728814" calcext:value-type="float">
            <text:p>5.728814</text:p>
          </table:table-cell>
          <table:table-cell office:value-type="float" office:value="11.55701" calcext:value-type="float">
            <text:p>11.55701</text:p>
          </table:table-cell>
          <table:table-cell office:value-type="float" office:value="20.26654" calcext:value-type="float">
            <text:p>20.26654</text:p>
          </table:table-cell>
          <table:table-cell office:value-type="float" office:value="27.51453" calcext:value-type="float">
            <text:p>27.51453</text:p>
          </table:table-cell>
          <table:table-cell office:value-type="float" office:value="19.74845" calcext:value-type="float">
            <text:p>19.74845</text:p>
          </table:table-cell>
          <table:table-cell office:value-type="float" office:value="16.57481" calcext:value-type="float">
            <text:p>16.57481</text:p>
          </table:table-cell>
          <table:table-cell office:value-type="float" office:value="-11555.13" calcext:value-type="float">
            <text:p>-11555.13</text:p>
          </table:table-cell>
          <table:table-cell office:value-type="float" office:value="0" calcext:value-type="float">
            <text:p>0</text:p>
          </table:table-cell>
          <table:table-cell office:value-type="float" office:value="-0.06933168" calcext:value-type="float">
            <text:p>-0.0693316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1999" calcext:value-type="float">
            <text:p>7101999</text:p>
          </table:table-cell>
          <table:table-cell office:value-type="float" office:value="3.941478" calcext:value-type="float">
            <text:p>3.941478</text:p>
          </table:table-cell>
          <table:table-cell office:value-type="float" office:value="467.6878" calcext:value-type="float">
            <text:p>467.6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25" calcext:value-type="float">
            <text:p>0.044725</text:p>
          </table:table-cell>
          <table:table-cell office:value-type="float" office:value="17.64795" calcext:value-type="float">
            <text:p>17.64795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565261" calcext:value-type="float">
            <text:p>0.03565261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6.25037" calcext:value-type="float">
            <text:p>16.25037</text:p>
          </table:table-cell>
          <table:table-cell office:value-type="float" office:value="-0.1453127" calcext:value-type="float">
            <text:p>-0.1453127</text:p>
          </table:table-cell>
          <table:table-cell office:value-type="float" office:value="-0.02652381" calcext:value-type="float">
            <text:p>-0.02652381</text:p>
          </table:table-cell>
          <table:table-cell office:value-type="float" office:value="0.00000003062248" calcext:value-type="float">
            <text:p>3.062248E-08</text:p>
          </table:table-cell>
          <table:table-cell office:value-type="float" office:value="7.058161" calcext:value-type="float">
            <text:p>7.058161</text:p>
          </table:table-cell>
          <table:table-cell office:value-type="float" office:value="0.07945954" calcext:value-type="float">
            <text:p>0.07945954</text:p>
          </table:table-cell>
          <table:table-cell office:value-type="float" office:value="0.03183247" calcext:value-type="float">
            <text:p>0.03183247</text:p>
          </table:table-cell>
          <table:table-cell office:value-type="float" office:value="0.03000909" calcext:value-type="float">
            <text:p>0.03000909</text:p>
          </table:table-cell>
          <table:table-cell office:value-type="float" office:value="0.02677505" calcext:value-type="float">
            <text:p>0.02677505</text:p>
          </table:table-cell>
          <table:table-cell office:value-type="float" office:value="0.02139087" calcext:value-type="float">
            <text:p>0.02139087</text:p>
          </table:table-cell>
          <table:table-cell office:value-type="float" office:value="0.01991128" calcext:value-type="float">
            <text:p>0.01991128</text:p>
          </table:table-cell>
          <table:table-cell office:value-type="float" office:value="0.02067494" calcext:value-type="float">
            <text:p>0.02067494</text:p>
          </table:table-cell>
          <table:table-cell office:value-type="float" office:value="0.01788037" calcext:value-type="float">
            <text:p>0.01788037</text:p>
          </table:table-cell>
          <table:table-cell office:value-type="float" office:value="2.20825" calcext:value-type="float">
            <text:p>2.20825</text:p>
          </table:table-cell>
          <table:table-cell office:value-type="float" office:value="3.652247" calcext:value-type="float">
            <text:p>3.652247</text:p>
          </table:table-cell>
          <table:table-cell office:value-type="float" office:value="5.85365" calcext:value-type="float">
            <text:p>5.85365</text:p>
          </table:table-cell>
          <table:table-cell office:value-type="float" office:value="11.68351" calcext:value-type="float">
            <text:p>11.68351</text:p>
          </table:table-cell>
          <table:table-cell office:value-type="float" office:value="20.3052" calcext:value-type="float">
            <text:p>20.3052</text:p>
          </table:table-cell>
          <table:table-cell office:value-type="float" office:value="27.30846" calcext:value-type="float">
            <text:p>27.30846</text:p>
          </table:table-cell>
          <table:table-cell office:value-type="float" office:value="19.71105" calcext:value-type="float">
            <text:p>19.71105</text:p>
          </table:table-cell>
          <table:table-cell office:value-type="float" office:value="16.54268" calcext:value-type="float">
            <text:p>16.54268</text:p>
          </table:table-cell>
          <table:table-cell office:value-type="float" office:value="-11463.85" calcext:value-type="float">
            <text:p>-11463.85</text:p>
          </table:table-cell>
          <table:table-cell office:value-type="float" office:value="0" calcext:value-type="float">
            <text:p>0</text:p>
          </table:table-cell>
          <table:table-cell office:value-type="float" office:value="-0.06933232" calcext:value-type="float">
            <text:p>-0.0693323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1999" calcext:value-type="float">
            <text:p>8101999</text:p>
          </table:table-cell>
          <table:table-cell office:value-type="float" office:value="3.936852" calcext:value-type="float">
            <text:p>3.936852</text:p>
          </table:table-cell>
          <table:table-cell office:value-type="float" office:value="467.6641" calcext:value-type="float">
            <text:p>467.6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26406" calcext:value-type="float">
            <text:p>0.04526406</text:p>
          </table:table-cell>
          <table:table-cell office:value-type="float" office:value="17.65527" calcext:value-type="float">
            <text:p>17.65527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569991" calcext:value-type="float">
            <text:p>0.03569991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6.26813" calcext:value-type="float">
            <text:p>16.26813</text:p>
          </table:table-cell>
          <table:table-cell office:value-type="float" office:value="-0.1453291" calcext:value-type="float">
            <text:p>-0.1453291</text:p>
          </table:table-cell>
          <table:table-cell office:value-type="float" office:value="-0.02652348" calcext:value-type="float">
            <text:p>-0.02652348</text:p>
          </table:table-cell>
          <table:table-cell office:value-type="float" office:value="0.00000003062248" calcext:value-type="float">
            <text:p>3.062248E-08</text:p>
          </table:table-cell>
          <table:table-cell office:value-type="float" office:value="7.048775" calcext:value-type="float">
            <text:p>7.048775</text:p>
          </table:table-cell>
          <table:table-cell office:value-type="float" office:value="0.1247199" calcext:value-type="float">
            <text:p>0.1247199</text:p>
          </table:table-cell>
          <table:table-cell office:value-type="float" office:value="0.0307286" calcext:value-type="float">
            <text:p>0.0307286</text:p>
          </table:table-cell>
          <table:table-cell office:value-type="float" office:value="0.02919175" calcext:value-type="float">
            <text:p>0.02919175</text:p>
          </table:table-cell>
          <table:table-cell office:value-type="float" office:value="0.02628157" calcext:value-type="float">
            <text:p>0.02628157</text:p>
          </table:table-cell>
          <table:table-cell office:value-type="float" office:value="0.02115357" calcext:value-type="float">
            <text:p>0.02115357</text:p>
          </table:table-cell>
          <table:table-cell office:value-type="float" office:value="0.01973116" calcext:value-type="float">
            <text:p>0.01973116</text:p>
          </table:table-cell>
          <table:table-cell office:value-type="float" office:value="0.020767" calcext:value-type="float">
            <text:p>0.020767</text:p>
          </table:table-cell>
          <table:table-cell office:value-type="float" office:value="0.01799418" calcext:value-type="float">
            <text:p>0.01799418</text:p>
          </table:table-cell>
          <table:table-cell office:value-type="float" office:value="1.976907" calcext:value-type="float">
            <text:p>1.976907</text:p>
          </table:table-cell>
          <table:table-cell office:value-type="float" office:value="4.049983" calcext:value-type="float">
            <text:p>4.049983</text:p>
          </table:table-cell>
          <table:table-cell office:value-type="float" office:value="5.981607" calcext:value-type="float">
            <text:p>5.981607</text:p>
          </table:table-cell>
          <table:table-cell office:value-type="float" office:value="11.82153" calcext:value-type="float">
            <text:p>11.82153</text:p>
          </table:table-cell>
          <table:table-cell office:value-type="float" office:value="20.37539" calcext:value-type="float">
            <text:p>20.37539</text:p>
          </table:table-cell>
          <table:table-cell office:value-type="float" office:value="27.1649" calcext:value-type="float">
            <text:p>27.1649</text:p>
          </table:table-cell>
          <table:table-cell office:value-type="float" office:value="19.70569" calcext:value-type="float">
            <text:p>19.70569</text:p>
          </table:table-cell>
          <table:table-cell office:value-type="float" office:value="16.50863" calcext:value-type="float">
            <text:p>16.50863</text:p>
          </table:table-cell>
          <table:table-cell office:value-type="float" office:value="-11337.08" calcext:value-type="float">
            <text:p>-11337.08</text:p>
          </table:table-cell>
          <table:table-cell office:value-type="float" office:value="0" calcext:value-type="float">
            <text:p>0</text:p>
          </table:table-cell>
          <table:table-cell office:value-type="float" office:value="-0.069334" calcext:value-type="float">
            <text:p>-0.06933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1999" calcext:value-type="float">
            <text:p>9101999</text:p>
          </table:table-cell>
          <table:table-cell office:value-type="float" office:value="3.930744" calcext:value-type="float">
            <text:p>3.930744</text:p>
          </table:table-cell>
          <table:table-cell office:value-type="float" office:value="467.6349" calcext:value-type="float">
            <text:p>467.6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41678" calcext:value-type="float">
            <text:p>0.04541678</text:p>
          </table:table-cell>
          <table:table-cell office:value-type="float" office:value="17.67193" calcext:value-type="float">
            <text:p>17.67193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574506" calcext:value-type="float">
            <text:p>0.03574506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6.28282" calcext:value-type="float">
            <text:p>16.28282</text:p>
          </table:table-cell>
          <table:table-cell office:value-type="float" office:value="-0.1455945" calcext:value-type="float">
            <text:p>-0.1455945</text:p>
          </table:table-cell>
          <table:table-cell office:value-type="float" office:value="-0.02652465" calcext:value-type="float">
            <text:p>-0.02652465</text:p>
          </table:table-cell>
          <table:table-cell office:value-type="float" office:value="0.00000003062248" calcext:value-type="float">
            <text:p>3.062248E-08</text:p>
          </table:table-cell>
          <table:table-cell office:value-type="float" office:value="7.039051" calcext:value-type="float">
            <text:p>7.039051</text:p>
          </table:table-cell>
          <table:table-cell office:value-type="float" office:value="0.1440061" calcext:value-type="float">
            <text:p>0.1440061</text:p>
          </table:table-cell>
          <table:table-cell office:value-type="float" office:value="0.03003643" calcext:value-type="float">
            <text:p>0.03003643</text:p>
          </table:table-cell>
          <table:table-cell office:value-type="float" office:value="0.02836297" calcext:value-type="float">
            <text:p>0.02836297</text:p>
          </table:table-cell>
          <table:table-cell office:value-type="float" office:value="0.02565663" calcext:value-type="float">
            <text:p>0.02565663</text:p>
          </table:table-cell>
          <table:table-cell office:value-type="float" office:value="0.02077288" calcext:value-type="float">
            <text:p>0.02077288</text:p>
          </table:table-cell>
          <table:table-cell office:value-type="float" office:value="0.0194288" calcext:value-type="float">
            <text:p>0.0194288</text:p>
          </table:table-cell>
          <table:table-cell office:value-type="float" office:value="0.0205889" calcext:value-type="float">
            <text:p>0.0205889</text:p>
          </table:table-cell>
          <table:table-cell office:value-type="float" office:value="0.01803879" calcext:value-type="float">
            <text:p>0.01803879</text:p>
          </table:table-cell>
          <table:table-cell office:value-type="float" office:value="1.951605" calcext:value-type="float">
            <text:p>1.951605</text:p>
          </table:table-cell>
          <table:table-cell office:value-type="float" office:value="4.357867" calcext:value-type="float">
            <text:p>4.357867</text:p>
          </table:table-cell>
          <table:table-cell office:value-type="float" office:value="6.146994" calcext:value-type="float">
            <text:p>6.146994</text:p>
          </table:table-cell>
          <table:table-cell office:value-type="float" office:value="11.95917" calcext:value-type="float">
            <text:p>11.95917</text:p>
          </table:table-cell>
          <table:table-cell office:value-type="float" office:value="20.45595" calcext:value-type="float">
            <text:p>20.45595</text:p>
          </table:table-cell>
          <table:table-cell office:value-type="float" office:value="27.06494" calcext:value-type="float">
            <text:p>27.06494</text:p>
          </table:table-cell>
          <table:table-cell office:value-type="float" office:value="19.72298" calcext:value-type="float">
            <text:p>19.72298</text:p>
          </table:table-cell>
          <table:table-cell office:value-type="float" office:value="16.47664" calcext:value-type="float">
            <text:p>16.47664</text:p>
          </table:table-cell>
          <table:table-cell office:value-type="float" office:value="-11196.29" calcext:value-type="float">
            <text:p>-11196.29</text:p>
          </table:table-cell>
          <table:table-cell office:value-type="float" office:value="0" calcext:value-type="float">
            <text:p>0</text:p>
          </table:table-cell>
          <table:table-cell office:value-type="float" office:value="-0.06939336" calcext:value-type="float">
            <text:p>-0.0693933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1999" calcext:value-type="float">
            <text:p>10101999</text:p>
          </table:table-cell>
          <table:table-cell office:value-type="float" office:value="3.925604" calcext:value-type="float">
            <text:p>3.925604</text:p>
          </table:table-cell>
          <table:table-cell office:value-type="float" office:value="467.6076" calcext:value-type="float">
            <text:p>467.6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28822" calcext:value-type="float">
            <text:p>0.04528822</text:p>
          </table:table-cell>
          <table:table-cell office:value-type="float" office:value="17.69069" calcext:value-type="float">
            <text:p>17.69069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57886" calcext:value-type="float">
            <text:p>0.0357886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6.29485" calcext:value-type="float">
            <text:p>16.29485</text:p>
          </table:table-cell>
          <table:table-cell office:value-type="float" office:value="-0.1456067" calcext:value-type="float">
            <text:p>-0.1456067</text:p>
          </table:table-cell>
          <table:table-cell office:value-type="float" office:value="-0.02652508" calcext:value-type="float">
            <text:p>-0.02652508</text:p>
          </table:table-cell>
          <table:table-cell office:value-type="float" office:value="0.00000003062248" calcext:value-type="float">
            <text:p>3.062248E-08</text:p>
          </table:table-cell>
          <table:table-cell office:value-type="float" office:value="7.030627" calcext:value-type="float">
            <text:p>7.030627</text:p>
          </table:table-cell>
          <table:table-cell office:value-type="float" office:value="0.1342068" calcext:value-type="float">
            <text:p>0.1342068</text:p>
          </table:table-cell>
          <table:table-cell office:value-type="float" office:value="0.02949792" calcext:value-type="float">
            <text:p>0.02949792</text:p>
          </table:table-cell>
          <table:table-cell office:value-type="float" office:value="0.02829422" calcext:value-type="float">
            <text:p>0.02829422</text:p>
          </table:table-cell>
          <table:table-cell office:value-type="float" office:value="0.02558073" calcext:value-type="float">
            <text:p>0.02558073</text:p>
          </table:table-cell>
          <table:table-cell office:value-type="float" office:value="0.02065349" calcext:value-type="float">
            <text:p>0.02065349</text:p>
          </table:table-cell>
          <table:table-cell office:value-type="float" office:value="0.01930184" calcext:value-type="float">
            <text:p>0.01930184</text:p>
          </table:table-cell>
          <table:table-cell office:value-type="float" office:value="0.02045689" calcext:value-type="float">
            <text:p>0.02045689</text:p>
          </table:table-cell>
          <table:table-cell office:value-type="float" office:value="0.01803637" calcext:value-type="float">
            <text:p>0.01803637</text:p>
          </table:table-cell>
          <table:table-cell office:value-type="float" office:value="2.362164" calcext:value-type="float">
            <text:p>2.362164</text:p>
          </table:table-cell>
          <table:table-cell office:value-type="float" office:value="4.487313" calcext:value-type="float">
            <text:p>4.487313</text:p>
          </table:table-cell>
          <table:table-cell office:value-type="float" office:value="6.282122" calcext:value-type="float">
            <text:p>6.282122</text:p>
          </table:table-cell>
          <table:table-cell office:value-type="float" office:value="12.09284" calcext:value-type="float">
            <text:p>12.09284</text:p>
          </table:table-cell>
          <table:table-cell office:value-type="float" office:value="20.52394" calcext:value-type="float">
            <text:p>20.52394</text:p>
          </table:table-cell>
          <table:table-cell office:value-type="float" office:value="26.99356" calcext:value-type="float">
            <text:p>26.99356</text:p>
          </table:table-cell>
          <table:table-cell office:value-type="float" office:value="19.74803" calcext:value-type="float">
            <text:p>19.74803</text:p>
          </table:table-cell>
          <table:table-cell office:value-type="float" office:value="16.44632" calcext:value-type="float">
            <text:p>16.44632</text:p>
          </table:table-cell>
          <table:table-cell office:value-type="float" office:value="-11084.67" calcext:value-type="float">
            <text:p>-11084.67</text:p>
          </table:table-cell>
          <table:table-cell office:value-type="float" office:value="0" calcext:value-type="float">
            <text:p>0</text:p>
          </table:table-cell>
          <table:table-cell office:value-type="float" office:value="-0.06939446" calcext:value-type="float">
            <text:p>-0.0693944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1999" calcext:value-type="float">
            <text:p>11101999</text:p>
          </table:table-cell>
          <table:table-cell office:value-type="float" office:value="3.920417" calcext:value-type="float">
            <text:p>3.920417</text:p>
          </table:table-cell>
          <table:table-cell office:value-type="float" office:value="467.5813" calcext:value-type="float">
            <text:p>467.5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9404" calcext:value-type="float">
            <text:p>0.04479404</text:p>
          </table:table-cell>
          <table:table-cell office:value-type="float" office:value="17.70803" calcext:value-type="float">
            <text:p>17.70803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583188" calcext:value-type="float">
            <text:p>0.03583188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6.30622" calcext:value-type="float">
            <text:p>16.30622</text:p>
          </table:table-cell>
          <table:table-cell office:value-type="float" office:value="-0.1456133" calcext:value-type="float">
            <text:p>-0.1456133</text:p>
          </table:table-cell>
          <table:table-cell office:value-type="float" office:value="-0.0265215" calcext:value-type="float">
            <text:p>-0.0265215</text:p>
          </table:table-cell>
          <table:table-cell office:value-type="float" office:value="0.00000003137703" calcext:value-type="float">
            <text:p>3.137703E-08</text:p>
          </table:table-cell>
          <table:table-cell office:value-type="float" office:value="7.023205" calcext:value-type="float">
            <text:p>7.023205</text:p>
          </table:table-cell>
          <table:table-cell office:value-type="float" office:value="0.09355009" calcext:value-type="float">
            <text:p>0.09355009</text:p>
          </table:table-cell>
          <table:table-cell office:value-type="float" office:value="0.02940779" calcext:value-type="float">
            <text:p>0.02940779</text:p>
          </table:table-cell>
          <table:table-cell office:value-type="float" office:value="0.02833181" calcext:value-type="float">
            <text:p>0.02833181</text:p>
          </table:table-cell>
          <table:table-cell office:value-type="float" office:value="0.0255446" calcext:value-type="float">
            <text:p>0.0255446</text:p>
          </table:table-cell>
          <table:table-cell office:value-type="float" office:value="0.02056968" calcext:value-type="float">
            <text:p>0.02056968</text:p>
          </table:table-cell>
          <table:table-cell office:value-type="float" office:value="0.01922443" calcext:value-type="float">
            <text:p>0.01922443</text:p>
          </table:table-cell>
          <table:table-cell office:value-type="float" office:value="0.02036586" calcext:value-type="float">
            <text:p>0.02036586</text:p>
          </table:table-cell>
          <table:table-cell office:value-type="float" office:value="0.01803527" calcext:value-type="float">
            <text:p>0.01803527</text:p>
          </table:table-cell>
          <table:table-cell office:value-type="float" office:value="2.783657" calcext:value-type="float">
            <text:p>2.783657</text:p>
          </table:table-cell>
          <table:table-cell office:value-type="float" office:value="4.673861" calcext:value-type="float">
            <text:p>4.673861</text:p>
          </table:table-cell>
          <table:table-cell office:value-type="float" office:value="6.436402" calcext:value-type="float">
            <text:p>6.436402</text:p>
          </table:table-cell>
          <table:table-cell office:value-type="float" office:value="12.20866" calcext:value-type="float">
            <text:p>12.20866</text:p>
          </table:table-cell>
          <table:table-cell office:value-type="float" office:value="20.55109" calcext:value-type="float">
            <text:p>20.55109</text:p>
          </table:table-cell>
          <table:table-cell office:value-type="float" office:value="26.9103" calcext:value-type="float">
            <text:p>26.9103</text:p>
          </table:table-cell>
          <table:table-cell office:value-type="float" office:value="19.77559" calcext:value-type="float">
            <text:p>19.77559</text:p>
          </table:table-cell>
          <table:table-cell office:value-type="float" office:value="16.41741" calcext:value-type="float">
            <text:p>16.41741</text:p>
          </table:table-cell>
          <table:table-cell office:value-type="float" office:value="-10973.25" calcext:value-type="float">
            <text:p>-10973.25</text:p>
          </table:table-cell>
          <table:table-cell office:value-type="float" office:value="0" calcext:value-type="float">
            <text:p>0</text:p>
          </table:table-cell>
          <table:table-cell office:value-type="float" office:value="-0.0693956" calcext:value-type="float">
            <text:p>-0.06939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1999" calcext:value-type="float">
            <text:p>12101999</text:p>
          </table:table-cell>
          <table:table-cell office:value-type="float" office:value="3.915926" calcext:value-type="float">
            <text:p>3.915926</text:p>
          </table:table-cell>
          <table:table-cell office:value-type="float" office:value="467.5568" calcext:value-type="float">
            <text:p>467.5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12628" calcext:value-type="float">
            <text:p>0.04512628</text:p>
          </table:table-cell>
          <table:table-cell office:value-type="float" office:value="17.72284" calcext:value-type="float">
            <text:p>17.72284</text:p>
          </table:table-cell>
          <table:table-cell office:value-type="float" office:value="0.0004492678" calcext:value-type="float">
            <text:p>0.0004492678</text:p>
          </table:table-cell>
          <table:table-cell office:value-type="float" office:value="0.03587503" calcext:value-type="float">
            <text:p>0.03587503</text:p>
          </table:table-cell>
          <table:table-cell office:value-type="float" office:value="0.01326712" calcext:value-type="float">
            <text:p>0.01326712</text:p>
          </table:table-cell>
          <table:table-cell office:value-type="float" office:value="16.31683" calcext:value-type="float">
            <text:p>16.31683</text:p>
          </table:table-cell>
          <table:table-cell office:value-type="float" office:value="-0.1456176" calcext:value-type="float">
            <text:p>-0.1456176</text:p>
          </table:table-cell>
          <table:table-cell office:value-type="float" office:value="-0.02651922" calcext:value-type="float">
            <text:p>-0.02651922</text:p>
          </table:table-cell>
          <table:table-cell office:value-type="float" office:value="0.00000003137703" calcext:value-type="float">
            <text:p>3.137703E-08</text:p>
          </table:table-cell>
          <table:table-cell office:value-type="float" office:value="7.014234" calcext:value-type="float">
            <text:p>7.014234</text:p>
          </table:table-cell>
          <table:table-cell office:value-type="float" office:value="0.1133486" calcext:value-type="float">
            <text:p>0.1133486</text:p>
          </table:table-cell>
          <table:table-cell office:value-type="float" office:value="0.03009691" calcext:value-type="float">
            <text:p>0.03009691</text:p>
          </table:table-cell>
          <table:table-cell office:value-type="float" office:value="0.0284952" calcext:value-type="float">
            <text:p>0.0284952</text:p>
          </table:table-cell>
          <table:table-cell office:value-type="float" office:value="0.02565966" calcext:value-type="float">
            <text:p>0.02565966</text:p>
          </table:table-cell>
          <table:table-cell office:value-type="float" office:value="0.02062357" calcext:value-type="float">
            <text:p>0.02062357</text:p>
          </table:table-cell>
          <table:table-cell office:value-type="float" office:value="0.01927101" calcext:value-type="float">
            <text:p>0.01927101</text:p>
          </table:table-cell>
          <table:table-cell office:value-type="float" office:value="0.02039083" calcext:value-type="float">
            <text:p>0.02039083</text:p>
          </table:table-cell>
          <table:table-cell office:value-type="float" office:value="0.01804799" calcext:value-type="float">
            <text:p>0.01804799</text:p>
          </table:table-cell>
          <table:table-cell office:value-type="float" office:value="2.474756" calcext:value-type="float">
            <text:p>2.474756</text:p>
          </table:table-cell>
          <table:table-cell office:value-type="float" office:value="5.088477" calcext:value-type="float">
            <text:p>5.088477</text:p>
          </table:table-cell>
          <table:table-cell office:value-type="float" office:value="6.600936" calcext:value-type="float">
            <text:p>6.600936</text:p>
          </table:table-cell>
          <table:table-cell office:value-type="float" office:value="12.35107" calcext:value-type="float">
            <text:p>12.35107</text:p>
          </table:table-cell>
          <table:table-cell office:value-type="float" office:value="20.58728" calcext:value-type="float">
            <text:p>20.58728</text:p>
          </table:table-cell>
          <table:table-cell office:value-type="float" office:value="26.81512" calcext:value-type="float">
            <text:p>26.81512</text:p>
          </table:table-cell>
          <table:table-cell office:value-type="float" office:value="19.80359" calcext:value-type="float">
            <text:p>19.80359</text:p>
          </table:table-cell>
          <table:table-cell office:value-type="float" office:value="16.38935" calcext:value-type="float">
            <text:p>16.38935</text:p>
          </table:table-cell>
          <table:table-cell office:value-type="float" office:value="-10865.77" calcext:value-type="float">
            <text:p>-10865.77</text:p>
          </table:table-cell>
          <table:table-cell office:value-type="float" office:value="0" calcext:value-type="float">
            <text:p>0</text:p>
          </table:table-cell>
          <table:table-cell office:value-type="float" office:value="-0.06939648" calcext:value-type="float">
            <text:p>-0.0693964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1999" calcext:value-type="float">
            <text:p>13101999</text:p>
          </table:table-cell>
          <table:table-cell office:value-type="float" office:value="3.911359" calcext:value-type="float">
            <text:p>3.911359</text:p>
          </table:table-cell>
          <table:table-cell office:value-type="float" office:value="467.5333" calcext:value-type="float">
            <text:p>467.5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29188" calcext:value-type="float">
            <text:p>0.04829188</text:p>
          </table:table-cell>
          <table:table-cell office:value-type="float" office:value="17.7312" calcext:value-type="float">
            <text:p>17.7312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596679" calcext:value-type="float">
            <text:p>0.03596679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6.35785" calcext:value-type="float">
            <text:p>16.35785</text:p>
          </table:table-cell>
          <table:table-cell office:value-type="float" office:value="-0.1456439" calcext:value-type="float">
            <text:p>-0.1456439</text:p>
          </table:table-cell>
          <table:table-cell office:value-type="float" office:value="-0.02652752" calcext:value-type="float">
            <text:p>-0.02652752</text:p>
          </table:table-cell>
          <table:table-cell office:value-type="float" office:value="0.00000003137703" calcext:value-type="float">
            <text:p>3.137703E-08</text:p>
          </table:table-cell>
          <table:table-cell office:value-type="float" office:value="7.007594" calcext:value-type="float">
            <text:p>7.007594</text:p>
          </table:table-cell>
          <table:table-cell office:value-type="float" office:value="0.1624352" calcext:value-type="float">
            <text:p>0.1624352</text:p>
          </table:table-cell>
          <table:table-cell office:value-type="float" office:value="0.07610339" calcext:value-type="float">
            <text:p>0.07610339</text:p>
          </table:table-cell>
          <table:table-cell office:value-type="float" office:value="0.04428591" calcext:value-type="float">
            <text:p>0.04428591</text:p>
          </table:table-cell>
          <table:table-cell office:value-type="float" office:value="0.03298737" calcext:value-type="float">
            <text:p>0.03298737</text:p>
          </table:table-cell>
          <table:table-cell office:value-type="float" office:value="0.02218944" calcext:value-type="float">
            <text:p>0.02218944</text:p>
          </table:table-cell>
          <table:table-cell office:value-type="float" office:value="0.01952629" calcext:value-type="float">
            <text:p>0.01952629</text:p>
          </table:table-cell>
          <table:table-cell office:value-type="float" office:value="0.02084471" calcext:value-type="float">
            <text:p>0.02084471</text:p>
          </table:table-cell>
          <table:table-cell office:value-type="float" office:value="0.01807158" calcext:value-type="float">
            <text:p>0.01807158</text:p>
          </table:table-cell>
          <table:table-cell office:value-type="float" office:value="0.5247754" calcext:value-type="float">
            <text:p>0.5247754</text:p>
          </table:table-cell>
          <table:table-cell office:value-type="float" office:value="1.60262" calcext:value-type="float">
            <text:p>1.60262</text:p>
          </table:table-cell>
          <table:table-cell office:value-type="float" office:value="5.893023" calcext:value-type="float">
            <text:p>5.893023</text:p>
          </table:table-cell>
          <table:table-cell office:value-type="float" office:value="13.45484" calcext:value-type="float">
            <text:p>13.45484</text:p>
          </table:table-cell>
          <table:table-cell office:value-type="float" office:value="21.81009" calcext:value-type="float">
            <text:p>21.81009</text:p>
          </table:table-cell>
          <table:table-cell office:value-type="float" office:value="27.54855" calcext:value-type="float">
            <text:p>27.54855</text:p>
          </table:table-cell>
          <table:table-cell office:value-type="float" office:value="19.33667" calcext:value-type="float">
            <text:p>19.33667</text:p>
          </table:table-cell>
          <table:table-cell office:value-type="float" office:value="16.38946" calcext:value-type="float">
            <text:p>16.38946</text:p>
          </table:table-cell>
          <table:table-cell office:value-type="float" office:value="-10842.59" calcext:value-type="float">
            <text:p>-10842.59</text:p>
          </table:table-cell>
          <table:table-cell office:value-type="float" office:value="0" calcext:value-type="float">
            <text:p>0</text:p>
          </table:table-cell>
          <table:table-cell office:value-type="float" office:value="-0.06939746" calcext:value-type="float">
            <text:p>-0.0693974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1999" calcext:value-type="float">
            <text:p>14101999</text:p>
          </table:table-cell>
          <table:table-cell office:value-type="float" office:value="3.907659" calcext:value-type="float">
            <text:p>3.907659</text:p>
          </table:table-cell>
          <table:table-cell office:value-type="float" office:value="467.5125" calcext:value-type="float">
            <text:p>467.5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54855" calcext:value-type="float">
            <text:p>0.04654855</text:p>
          </table:table-cell>
          <table:table-cell office:value-type="float" office:value="17.59701" calcext:value-type="float">
            <text:p>17.59701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616775" calcext:value-type="float">
            <text:p>0.03616775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6.51745" calcext:value-type="float">
            <text:p>16.51745</text:p>
          </table:table-cell>
          <table:table-cell office:value-type="float" office:value="-0.1456483" calcext:value-type="float">
            <text:p>-0.1456483</text:p>
          </table:table-cell>
          <table:table-cell office:value-type="float" office:value="-0.02653117" calcext:value-type="float">
            <text:p>-0.02653117</text:p>
          </table:table-cell>
          <table:table-cell office:value-type="float" office:value="0.00000003137703" calcext:value-type="float">
            <text:p>3.137703E-08</text:p>
          </table:table-cell>
          <table:table-cell office:value-type="float" office:value="7.002081" calcext:value-type="float">
            <text:p>7.002081</text:p>
          </table:table-cell>
          <table:table-cell office:value-type="float" office:value="0.1179536" calcext:value-type="float">
            <text:p>0.1179536</text:p>
          </table:table-cell>
          <table:table-cell office:value-type="float" office:value="0.04577145" calcext:value-type="float">
            <text:p>0.04577145</text:p>
          </table:table-cell>
          <table:table-cell office:value-type="float" office:value="0.03358853" calcext:value-type="float">
            <text:p>0.03358853</text:p>
          </table:table-cell>
          <table:table-cell office:value-type="float" office:value="0.02869768" calcext:value-type="float">
            <text:p>0.02869768</text:p>
          </table:table-cell>
          <table:table-cell office:value-type="float" office:value="0.02320747" calcext:value-type="float">
            <text:p>0.02320747</text:p>
          </table:table-cell>
          <table:table-cell office:value-type="float" office:value="0.02163301" calcext:value-type="float">
            <text:p>0.02163301</text:p>
          </table:table-cell>
          <table:table-cell office:value-type="float" office:value="0.02179466" calcext:value-type="float">
            <text:p>0.02179466</text:p>
          </table:table-cell>
          <table:table-cell office:value-type="float" office:value="0.01818881" calcext:value-type="float">
            <text:p>0.01818881</text:p>
          </table:table-cell>
          <table:table-cell office:value-type="float" office:value="1.254693" calcext:value-type="float">
            <text:p>1.254693</text:p>
          </table:table-cell>
          <table:table-cell office:value-type="float" office:value="2.022634" calcext:value-type="float">
            <text:p>2.022634</text:p>
          </table:table-cell>
          <table:table-cell office:value-type="float" office:value="4.728009" calcext:value-type="float">
            <text:p>4.728009</text:p>
          </table:table-cell>
          <table:table-cell office:value-type="float" office:value="10.12038" calcext:value-type="float">
            <text:p>10.12038</text:p>
          </table:table-cell>
          <table:table-cell office:value-type="float" office:value="18.95436" calcext:value-type="float">
            <text:p>18.95436</text:p>
          </table:table-cell>
          <table:table-cell office:value-type="float" office:value="28.56124" calcext:value-type="float">
            <text:p>28.56124</text:p>
          </table:table-cell>
          <table:table-cell office:value-type="float" office:value="21.48988" calcext:value-type="float">
            <text:p>21.48988</text:p>
          </table:table-cell>
          <table:table-cell office:value-type="float" office:value="16.54778" calcext:value-type="float">
            <text:p>16.54778</text:p>
          </table:table-cell>
          <table:table-cell office:value-type="float" office:value="-10758.39" calcext:value-type="float">
            <text:p>-10758.39</text:p>
          </table:table-cell>
          <table:table-cell office:value-type="float" office:value="0" calcext:value-type="float">
            <text:p>0</text:p>
          </table:table-cell>
          <table:table-cell office:value-type="float" office:value="-0.06939924" calcext:value-type="float">
            <text:p>-0.0693992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1999" calcext:value-type="float">
            <text:p>15101999</text:p>
          </table:table-cell>
          <table:table-cell office:value-type="float" office:value="3.904244" calcext:value-type="float">
            <text:p>3.904244</text:p>
          </table:table-cell>
          <table:table-cell office:value-type="float" office:value="467.4934" calcext:value-type="float">
            <text:p>467.4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89622" calcext:value-type="float">
            <text:p>0.04589622</text:p>
          </table:table-cell>
          <table:table-cell office:value-type="float" office:value="17.47534" calcext:value-type="float">
            <text:p>17.47534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633475" calcext:value-type="float">
            <text:p>0.03633475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6.65874" calcext:value-type="float">
            <text:p>16.65874</text:p>
          </table:table-cell>
          <table:table-cell office:value-type="float" office:value="-0.1456458" calcext:value-type="float">
            <text:p>-0.1456458</text:p>
          </table:table-cell>
          <table:table-cell office:value-type="float" office:value="-0.02652949" calcext:value-type="float">
            <text:p>-0.02652949</text:p>
          </table:table-cell>
          <table:table-cell office:value-type="float" office:value="0.00000003137703" calcext:value-type="float">
            <text:p>3.137703E-08</text:p>
          </table:table-cell>
          <table:table-cell office:value-type="float" office:value="6.996156" calcext:value-type="float">
            <text:p>6.996156</text:p>
          </table:table-cell>
          <table:table-cell office:value-type="float" office:value="0.0891848" calcext:value-type="float">
            <text:p>0.0891848</text:p>
          </table:table-cell>
          <table:table-cell office:value-type="float" office:value="0.03804986" calcext:value-type="float">
            <text:p>0.03804986</text:p>
          </table:table-cell>
          <table:table-cell office:value-type="float" office:value="0.03172703" calcext:value-type="float">
            <text:p>0.03172703</text:p>
          </table:table-cell>
          <table:table-cell office:value-type="float" office:value="0.02799555" calcext:value-type="float">
            <text:p>0.02799555</text:p>
          </table:table-cell>
          <table:table-cell office:value-type="float" office:value="0.02287596" calcext:value-type="float">
            <text:p>0.02287596</text:p>
          </table:table-cell>
          <table:table-cell office:value-type="float" office:value="0.02143431" calcext:value-type="float">
            <text:p>0.02143431</text:p>
          </table:table-cell>
          <table:table-cell office:value-type="float" office:value="0.0217729" calcext:value-type="float">
            <text:p>0.0217729</text:p>
          </table:table-cell>
          <table:table-cell office:value-type="float" office:value="0.01827999" calcext:value-type="float">
            <text:p>0.01827999</text:p>
          </table:table-cell>
          <table:table-cell office:value-type="float" office:value="1.978279" calcext:value-type="float">
            <text:p>1.978279</text:p>
          </table:table-cell>
          <table:table-cell office:value-type="float" office:value="2.463907" calcext:value-type="float">
            <text:p>2.463907</text:p>
          </table:table-cell>
          <table:table-cell office:value-type="float" office:value="4.787653" calcext:value-type="float">
            <text:p>4.787653</text:p>
          </table:table-cell>
          <table:table-cell office:value-type="float" office:value="10.02137" calcext:value-type="float">
            <text:p>10.02137</text:p>
          </table:table-cell>
          <table:table-cell office:value-type="float" office:value="18.42973" calcext:value-type="float">
            <text:p>18.42973</text:p>
          </table:table-cell>
          <table:table-cell office:value-type="float" office:value="27.28984" calcext:value-type="float">
            <text:p>27.28984</text:p>
          </table:table-cell>
          <table:table-cell office:value-type="float" office:value="20.80509" calcext:value-type="float">
            <text:p>20.80509</text:p>
          </table:table-cell>
          <table:table-cell office:value-type="float" office:value="16.7089" calcext:value-type="float">
            <text:p>16.7089</text:p>
          </table:table-cell>
          <table:table-cell office:value-type="float" office:value="-10666.15" calcext:value-type="float">
            <text:p>-10666.15</text:p>
          </table:table-cell>
          <table:table-cell office:value-type="float" office:value="0" calcext:value-type="float">
            <text:p>0</text:p>
          </table:table-cell>
          <table:table-cell office:value-type="float" office:value="-0.06940056" calcext:value-type="float">
            <text:p>-0.0694005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1999" calcext:value-type="float">
            <text:p>16101999</text:p>
          </table:table-cell>
          <table:table-cell office:value-type="float" office:value="3.899589" calcext:value-type="float">
            <text:p>3.899589</text:p>
          </table:table-cell>
          <table:table-cell office:value-type="float" office:value="467.4709" calcext:value-type="float">
            <text:p>467.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34169" calcext:value-type="float">
            <text:p>0.04534169</text:p>
          </table:table-cell>
          <table:table-cell office:value-type="float" office:value="17.3882" calcext:value-type="float">
            <text:p>17.3882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64688" calcext:value-type="float">
            <text:p>0.0364688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6.77095" calcext:value-type="float">
            <text:p>16.77095</text:p>
          </table:table-cell>
          <table:table-cell office:value-type="float" office:value="-0.1456511" calcext:value-type="float">
            <text:p>-0.1456511</text:p>
          </table:table-cell>
          <table:table-cell office:value-type="float" office:value="-0.02652684" calcext:value-type="float">
            <text:p>-0.02652684</text:p>
          </table:table-cell>
          <table:table-cell office:value-type="float" office:value="0.00000003137703" calcext:value-type="float">
            <text:p>3.137703E-08</text:p>
          </table:table-cell>
          <table:table-cell office:value-type="float" office:value="6.989644" calcext:value-type="float">
            <text:p>6.989644</text:p>
          </table:table-cell>
          <table:table-cell office:value-type="float" office:value="0.07294343" calcext:value-type="float">
            <text:p>0.07294343</text:p>
          </table:table-cell>
          <table:table-cell office:value-type="float" office:value="0.03265904" calcext:value-type="float">
            <text:p>0.03265904</text:p>
          </table:table-cell>
          <table:table-cell office:value-type="float" office:value="0.02978865" calcext:value-type="float">
            <text:p>0.02978865</text:p>
          </table:table-cell>
          <table:table-cell office:value-type="float" office:value="0.02688565" calcext:value-type="float">
            <text:p>0.02688565</text:p>
          </table:table-cell>
          <table:table-cell office:value-type="float" office:value="0.02199684" calcext:value-type="float">
            <text:p>0.02199684</text:p>
          </table:table-cell>
          <table:table-cell office:value-type="float" office:value="0.02077262" calcext:value-type="float">
            <text:p>0.02077262</text:p>
          </table:table-cell>
          <table:table-cell office:value-type="float" office:value="0.02157203" calcext:value-type="float">
            <text:p>0.02157203</text:p>
          </table:table-cell>
          <table:table-cell office:value-type="float" office:value="0.01834115" calcext:value-type="float">
            <text:p>0.01834115</text:p>
          </table:table-cell>
          <table:table-cell office:value-type="float" office:value="2.453798" calcext:value-type="float">
            <text:p>2.453798</text:p>
          </table:table-cell>
          <table:table-cell office:value-type="float" office:value="2.867795" calcext:value-type="float">
            <text:p>2.867795</text:p>
          </table:table-cell>
          <table:table-cell office:value-type="float" office:value="4.976122" calcext:value-type="float">
            <text:p>4.976122</text:p>
          </table:table-cell>
          <table:table-cell office:value-type="float" office:value="10.1233" calcext:value-type="float">
            <text:p>10.1233</text:p>
          </table:table-cell>
          <table:table-cell office:value-type="float" office:value="18.18665" calcext:value-type="float">
            <text:p>18.18665</text:p>
          </table:table-cell>
          <table:table-cell office:value-type="float" office:value="26.24545" calcext:value-type="float">
            <text:p>26.24545</text:p>
          </table:table-cell>
          <table:table-cell office:value-type="float" office:value="20.15267" calcext:value-type="float">
            <text:p>20.15267</text:p>
          </table:table-cell>
          <table:table-cell office:value-type="float" office:value="16.80478" calcext:value-type="float">
            <text:p>16.80478</text:p>
          </table:table-cell>
          <table:table-cell office:value-type="float" office:value="-10537.39" calcext:value-type="float">
            <text:p>-10537.39</text:p>
          </table:table-cell>
          <table:table-cell office:value-type="float" office:value="0" calcext:value-type="float">
            <text:p>0</text:p>
          </table:table-cell>
          <table:table-cell office:value-type="float" office:value="-0.0694022" calcext:value-type="float">
            <text:p>-0.069402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1999" calcext:value-type="float">
            <text:p>17101999</text:p>
          </table:table-cell>
          <table:table-cell office:value-type="float" office:value="3.894826" calcext:value-type="float">
            <text:p>3.894826</text:p>
          </table:table-cell>
          <table:table-cell office:value-type="float" office:value="467.4467" calcext:value-type="float">
            <text:p>467.4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19801" calcext:value-type="float">
            <text:p>0.04519801</text:p>
          </table:table-cell>
          <table:table-cell office:value-type="float" office:value="17.33647" calcext:value-type="float">
            <text:p>17.33647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65672" calcext:value-type="float">
            <text:p>0.0365672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6.84956" calcext:value-type="float">
            <text:p>16.84956</text:p>
          </table:table-cell>
          <table:table-cell office:value-type="float" office:value="-0.1456541" calcext:value-type="float">
            <text:p>-0.1456541</text:p>
          </table:table-cell>
          <table:table-cell office:value-type="float" office:value="-0.02652385" calcext:value-type="float">
            <text:p>-0.02652385</text:p>
          </table:table-cell>
          <table:table-cell office:value-type="float" office:value="0.00000003137703" calcext:value-type="float">
            <text:p>3.137703E-08</text:p>
          </table:table-cell>
          <table:table-cell office:value-type="float" office:value="6.982588" calcext:value-type="float">
            <text:p>6.982588</text:p>
          </table:table-cell>
          <table:table-cell office:value-type="float" office:value="0.07516387" calcext:value-type="float">
            <text:p>0.07516387</text:p>
          </table:table-cell>
          <table:table-cell office:value-type="float" office:value="0.03108624" calcext:value-type="float">
            <text:p>0.03108624</text:p>
          </table:table-cell>
          <table:table-cell office:value-type="float" office:value="0.02914051" calcext:value-type="float">
            <text:p>0.02914051</text:p>
          </table:table-cell>
          <table:table-cell office:value-type="float" office:value="0.02634795" calcext:value-type="float">
            <text:p>0.02634795</text:p>
          </table:table-cell>
          <table:table-cell office:value-type="float" office:value="0.02140884" calcext:value-type="float">
            <text:p>0.02140884</text:p>
          </table:table-cell>
          <table:table-cell office:value-type="float" office:value="0.02020168" calcext:value-type="float">
            <text:p>0.02020168</text:p>
          </table:table-cell>
          <table:table-cell office:value-type="float" office:value="0.02125902" calcext:value-type="float">
            <text:p>0.02125902</text:p>
          </table:table-cell>
          <table:table-cell office:value-type="float" office:value="0.01833432" calcext:value-type="float">
            <text:p>0.01833432</text:p>
          </table:table-cell>
          <table:table-cell office:value-type="float" office:value="3.024517" calcext:value-type="float">
            <text:p>3.024517</text:p>
          </table:table-cell>
          <table:table-cell office:value-type="float" office:value="3.259366" calcext:value-type="float">
            <text:p>3.259366</text:p>
          </table:table-cell>
          <table:table-cell office:value-type="float" office:value="5.117453" calcext:value-type="float">
            <text:p>5.117453</text:p>
          </table:table-cell>
          <table:table-cell office:value-type="float" office:value="10.2122" calcext:value-type="float">
            <text:p>10.2122</text:p>
          </table:table-cell>
          <table:table-cell office:value-type="float" office:value="18.07195" calcext:value-type="float">
            <text:p>18.07195</text:p>
          </table:table-cell>
          <table:table-cell office:value-type="float" office:value="25.58331" calcext:value-type="float">
            <text:p>25.58331</text:p>
          </table:table-cell>
          <table:table-cell office:value-type="float" office:value="19.77158" calcext:value-type="float">
            <text:p>19.77158</text:p>
          </table:table-cell>
          <table:table-cell office:value-type="float" office:value="16.82288" calcext:value-type="float">
            <text:p>16.82288</text:p>
          </table:table-cell>
          <table:table-cell office:value-type="float" office:value="-10429.89" calcext:value-type="float">
            <text:p>-10429.89</text:p>
          </table:table-cell>
          <table:table-cell office:value-type="float" office:value="0" calcext:value-type="float">
            <text:p>0</text:p>
          </table:table-cell>
          <table:table-cell office:value-type="float" office:value="-0.06940404" calcext:value-type="float">
            <text:p>-0.069404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1999" calcext:value-type="float">
            <text:p>18101999</text:p>
          </table:table-cell>
          <table:table-cell office:value-type="float" office:value="3.891178" calcext:value-type="float">
            <text:p>3.891178</text:p>
          </table:table-cell>
          <table:table-cell office:value-type="float" office:value="467.426" calcext:value-type="float">
            <text:p>467.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98558" calcext:value-type="float">
            <text:p>0.04498558</text:p>
          </table:table-cell>
          <table:table-cell office:value-type="float" office:value="17.3029" calcext:value-type="float">
            <text:p>17.3029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664657" calcext:value-type="float">
            <text:p>0.03664657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6.90434" calcext:value-type="float">
            <text:p>16.90434</text:p>
          </table:table-cell>
          <table:table-cell office:value-type="float" office:value="-0.1456539" calcext:value-type="float">
            <text:p>-0.1456539</text:p>
          </table:table-cell>
          <table:table-cell office:value-type="float" office:value="-0.02652077" calcext:value-type="float">
            <text:p>-0.02652077</text:p>
          </table:table-cell>
          <table:table-cell office:value-type="float" office:value="0.00000003137703" calcext:value-type="float">
            <text:p>3.137703E-08</text:p>
          </table:table-cell>
          <table:table-cell office:value-type="float" office:value="6.975669" calcext:value-type="float">
            <text:p>6.975669</text:p>
          </table:table-cell>
          <table:table-cell office:value-type="float" office:value="0.05576203" calcext:value-type="float">
            <text:p>0.05576203</text:p>
          </table:table-cell>
          <table:table-cell office:value-type="float" office:value="0.0310792" calcext:value-type="float">
            <text:p>0.0310792</text:p>
          </table:table-cell>
          <table:table-cell office:value-type="float" office:value="0.02944582" calcext:value-type="float">
            <text:p>0.02944582</text:p>
          </table:table-cell>
          <table:table-cell office:value-type="float" office:value="0.02645723" calcext:value-type="float">
            <text:p>0.02645723</text:p>
          </table:table-cell>
          <table:table-cell office:value-type="float" office:value="0.02140546" calcext:value-type="float">
            <text:p>0.02140546</text:p>
          </table:table-cell>
          <table:table-cell office:value-type="float" office:value="0.02009687" calcext:value-type="float">
            <text:p>0.02009687</text:p>
          </table:table-cell>
          <table:table-cell office:value-type="float" office:value="0.02114339" calcext:value-type="float">
            <text:p>0.02114339</text:p>
          </table:table-cell>
          <table:table-cell office:value-type="float" office:value="0.01833339" calcext:value-type="float">
            <text:p>0.01833339</text:p>
          </table:table-cell>
          <table:table-cell office:value-type="float" office:value="2.987421" calcext:value-type="float">
            <text:p>2.987421</text:p>
          </table:table-cell>
          <table:table-cell office:value-type="float" office:value="3.415058" calcext:value-type="float">
            <text:p>3.415058</text:p>
          </table:table-cell>
          <table:table-cell office:value-type="float" office:value="5.207265" calcext:value-type="float">
            <text:p>5.207265</text:p>
          </table:table-cell>
          <table:table-cell office:value-type="float" office:value="10.33039" calcext:value-type="float">
            <text:p>10.33039</text:p>
          </table:table-cell>
          <table:table-cell office:value-type="float" office:value="18.09394" calcext:value-type="float">
            <text:p>18.09394</text:p>
          </table:table-cell>
          <table:table-cell office:value-type="float" office:value="25.19972" calcext:value-type="float">
            <text:p>25.19972</text:p>
          </table:table-cell>
          <table:table-cell office:value-type="float" office:value="19.56455" calcext:value-type="float">
            <text:p>19.56455</text:p>
          </table:table-cell>
          <table:table-cell office:value-type="float" office:value="16.79867" calcext:value-type="float">
            <text:p>16.79867</text:p>
          </table:table-cell>
          <table:table-cell office:value-type="float" office:value="-10344.18" calcext:value-type="float">
            <text:p>-10344.18</text:p>
          </table:table-cell>
          <table:table-cell office:value-type="float" office:value="0" calcext:value-type="float">
            <text:p>0</text:p>
          </table:table-cell>
          <table:table-cell office:value-type="float" office:value="-0.06940489" calcext:value-type="float">
            <text:p>-0.0694048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1999" calcext:value-type="float">
            <text:p>19101999</text:p>
          </table:table-cell>
          <table:table-cell office:value-type="float" office:value="3.888383" calcext:value-type="float">
            <text:p>3.888383</text:p>
          </table:table-cell>
          <table:table-cell office:value-type="float" office:value="467.4091" calcext:value-type="float">
            <text:p>467.4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1498" calcext:value-type="float">
            <text:p>0.0451498</text:p>
          </table:table-cell>
          <table:table-cell office:value-type="float" office:value="17.28221" calcext:value-type="float">
            <text:p>17.28221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670797" calcext:value-type="float">
            <text:p>0.03670797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6.9419" calcext:value-type="float">
            <text:p>16.9419</text:p>
          </table:table-cell>
          <table:table-cell office:value-type="float" office:value="-0.1456548" calcext:value-type="float">
            <text:p>-0.1456548</text:p>
          </table:table-cell>
          <table:table-cell office:value-type="float" office:value="-0.0265163" calcext:value-type="float">
            <text:p>-0.0265163</text:p>
          </table:table-cell>
          <table:table-cell office:value-type="float" office:value="0.00000003223915" calcext:value-type="float">
            <text:p>3.223915E-08</text:p>
          </table:table-cell>
          <table:table-cell office:value-type="float" office:value="6.968588" calcext:value-type="float">
            <text:p>6.968588</text:p>
          </table:table-cell>
          <table:table-cell office:value-type="float" office:value="0.05592553" calcext:value-type="float">
            <text:p>0.05592553</text:p>
          </table:table-cell>
          <table:table-cell office:value-type="float" office:value="0.03170487" calcext:value-type="float">
            <text:p>0.03170487</text:p>
          </table:table-cell>
          <table:table-cell office:value-type="float" office:value="0.03005043" calcext:value-type="float">
            <text:p>0.03005043</text:p>
          </table:table-cell>
          <table:table-cell office:value-type="float" office:value="0.0268841" calcext:value-type="float">
            <text:p>0.0268841</text:p>
          </table:table-cell>
          <table:table-cell office:value-type="float" office:value="0.02177723" calcext:value-type="float">
            <text:p>0.02177723</text:p>
          </table:table-cell>
          <table:table-cell office:value-type="float" office:value="0.02035138" calcext:value-type="float">
            <text:p>0.02035138</text:p>
          </table:table-cell>
          <table:table-cell office:value-type="float" office:value="0.02123738" calcext:value-type="float">
            <text:p>0.02123738</text:p>
          </table:table-cell>
          <table:table-cell office:value-type="float" office:value="0.01837702" calcext:value-type="float">
            <text:p>0.01837702</text:p>
          </table:table-cell>
          <table:table-cell office:value-type="float" office:value="2.73122" calcext:value-type="float">
            <text:p>2.73122</text:p>
          </table:table-cell>
          <table:table-cell office:value-type="float" office:value="3.752533" calcext:value-type="float">
            <text:p>3.752533</text:p>
          </table:table-cell>
          <table:table-cell office:value-type="float" office:value="5.298944" calcext:value-type="float">
            <text:p>5.298944</text:p>
          </table:table-cell>
          <table:table-cell office:value-type="float" office:value="10.42025" calcext:value-type="float">
            <text:p>10.42025</text:p>
          </table:table-cell>
          <table:table-cell office:value-type="float" office:value="18.11889" calcext:value-type="float">
            <text:p>18.11889</text:p>
          </table:table-cell>
          <table:table-cell office:value-type="float" office:value="24.94941" calcext:value-type="float">
            <text:p>24.94941</text:p>
          </table:table-cell>
          <table:table-cell office:value-type="float" office:value="19.46037" calcext:value-type="float">
            <text:p>19.46037</text:p>
          </table:table-cell>
          <table:table-cell office:value-type="float" office:value="16.75715" calcext:value-type="float">
            <text:p>16.75715</text:p>
          </table:table-cell>
          <table:table-cell office:value-type="float" office:value="-10264.33" calcext:value-type="float">
            <text:p>-10264.33</text:p>
          </table:table-cell>
          <table:table-cell office:value-type="float" office:value="0" calcext:value-type="float">
            <text:p>0</text:p>
          </table:table-cell>
          <table:table-cell office:value-type="float" office:value="-0.06940548" calcext:value-type="float">
            <text:p>-0.0694054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1999" calcext:value-type="float">
            <text:p>20101999</text:p>
          </table:table-cell>
          <table:table-cell office:value-type="float" office:value="3.885325" calcext:value-type="float">
            <text:p>3.885325</text:p>
          </table:table-cell>
          <table:table-cell office:value-type="float" office:value="467.3916" calcext:value-type="float">
            <text:p>467.3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32086" calcext:value-type="float">
            <text:p>0.04532086</text:p>
          </table:table-cell>
          <table:table-cell office:value-type="float" office:value="17.27345" calcext:value-type="float">
            <text:p>17.27345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676243" calcext:value-type="float">
            <text:p>0.03676243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6.96888" calcext:value-type="float">
            <text:p>16.96888</text:p>
          </table:table-cell>
          <table:table-cell office:value-type="float" office:value="-0.1456586" calcext:value-type="float">
            <text:p>-0.1456586</text:p>
          </table:table-cell>
          <table:table-cell office:value-type="float" office:value="-0.02651288" calcext:value-type="float">
            <text:p>-0.02651288</text:p>
          </table:table-cell>
          <table:table-cell office:value-type="float" office:value="0.00000003271869" calcext:value-type="float">
            <text:p>3.271869E-08</text:p>
          </table:table-cell>
          <table:table-cell office:value-type="float" office:value="6.96122" calcext:value-type="float">
            <text:p>6.96122</text:p>
          </table:table-cell>
          <table:table-cell office:value-type="float" office:value="0.06573442" calcext:value-type="float">
            <text:p>0.06573442</text:p>
          </table:table-cell>
          <table:table-cell office:value-type="float" office:value="0.03140455" calcext:value-type="float">
            <text:p>0.03140455</text:p>
          </table:table-cell>
          <table:table-cell office:value-type="float" office:value="0.02992172" calcext:value-type="float">
            <text:p>0.02992172</text:p>
          </table:table-cell>
          <table:table-cell office:value-type="float" office:value="0.02685564" calcext:value-type="float">
            <text:p>0.02685564</text:p>
          </table:table-cell>
          <table:table-cell office:value-type="float" office:value="0.02180287" calcext:value-type="float">
            <text:p>0.02180287</text:p>
          </table:table-cell>
          <table:table-cell office:value-type="float" office:value="0.02039389" calcext:value-type="float">
            <text:p>0.02039389</text:p>
          </table:table-cell>
          <table:table-cell office:value-type="float" office:value="0.02132619" calcext:value-type="float">
            <text:p>0.02132619</text:p>
          </table:table-cell>
          <table:table-cell office:value-type="float" office:value="0.01844112" calcext:value-type="float">
            <text:p>0.01844112</text:p>
          </table:table-cell>
          <table:table-cell office:value-type="float" office:value="2.567438" calcext:value-type="float">
            <text:p>2.567438</text:p>
          </table:table-cell>
          <table:table-cell office:value-type="float" office:value="4.050806" calcext:value-type="float">
            <text:p>4.050806</text:p>
          </table:table-cell>
          <table:table-cell office:value-type="float" office:value="5.395631" calcext:value-type="float">
            <text:p>5.395631</text:p>
          </table:table-cell>
          <table:table-cell office:value-type="float" office:value="10.51943" calcext:value-type="float">
            <text:p>10.51943</text:p>
          </table:table-cell>
          <table:table-cell office:value-type="float" office:value="18.16917" calcext:value-type="float">
            <text:p>18.16917</text:p>
          </table:table-cell>
          <table:table-cell office:value-type="float" office:value="24.78272" calcext:value-type="float">
            <text:p>24.78272</text:p>
          </table:table-cell>
          <table:table-cell office:value-type="float" office:value="19.40224" calcext:value-type="float">
            <text:p>19.40224</text:p>
          </table:table-cell>
          <table:table-cell office:value-type="float" office:value="16.71277" calcext:value-type="float">
            <text:p>16.71277</text:p>
          </table:table-cell>
          <table:table-cell office:value-type="float" office:value="-10171.56" calcext:value-type="float">
            <text:p>-10171.56</text:p>
          </table:table-cell>
          <table:table-cell office:value-type="float" office:value="0" calcext:value-type="float">
            <text:p>0</text:p>
          </table:table-cell>
          <table:table-cell office:value-type="float" office:value="-0.06940615" calcext:value-type="float">
            <text:p>-0.0694061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1999" calcext:value-type="float">
            <text:p>21101999</text:p>
          </table:table-cell>
          <table:table-cell office:value-type="float" office:value="3.881855" calcext:value-type="float">
            <text:p>3.881855</text:p>
          </table:table-cell>
          <table:table-cell office:value-type="float" office:value="467.3724" calcext:value-type="float">
            <text:p>467.3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62677" calcext:value-type="float">
            <text:p>0.04562677</text:p>
          </table:table-cell>
          <table:table-cell office:value-type="float" office:value="17.27187" calcext:value-type="float">
            <text:p>17.27187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681172" calcext:value-type="float">
            <text:p>0.03681172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6.98957" calcext:value-type="float">
            <text:p>16.98957</text:p>
          </table:table-cell>
          <table:table-cell office:value-type="float" office:value="-0.1456621" calcext:value-type="float">
            <text:p>-0.1456621</text:p>
          </table:table-cell>
          <table:table-cell office:value-type="float" office:value="-0.02651067" calcext:value-type="float">
            <text:p>-0.02651067</text:p>
          </table:table-cell>
          <table:table-cell office:value-type="float" office:value="0.00000003273825" calcext:value-type="float">
            <text:p>3.273825E-08</text:p>
          </table:table-cell>
          <table:table-cell office:value-type="float" office:value="6.952725" calcext:value-type="float">
            <text:p>6.952725</text:p>
          </table:table-cell>
          <table:table-cell office:value-type="float" office:value="0.08972865" calcext:value-type="float">
            <text:p>0.08972865</text:p>
          </table:table-cell>
          <table:table-cell office:value-type="float" office:value="0.03133468" calcext:value-type="float">
            <text:p>0.03133468</text:p>
          </table:table-cell>
          <table:table-cell office:value-type="float" office:value="0.02961956" calcext:value-type="float">
            <text:p>0.02961956</text:p>
          </table:table-cell>
          <table:table-cell office:value-type="float" office:value="0.02664725" calcext:value-type="float">
            <text:p>0.02664725</text:p>
          </table:table-cell>
          <table:table-cell office:value-type="float" office:value="0.02163949" calcext:value-type="float">
            <text:p>0.02163949</text:p>
          </table:table-cell>
          <table:table-cell office:value-type="float" office:value="0.02028092" calcext:value-type="float">
            <text:p>0.02028092</text:p>
          </table:table-cell>
          <table:table-cell office:value-type="float" office:value="0.02134296" calcext:value-type="float">
            <text:p>0.02134296</text:p>
          </table:table-cell>
          <table:table-cell office:value-type="float" office:value="0.01849351" calcext:value-type="float">
            <text:p>0.01849351</text:p>
          </table:table-cell>
          <table:table-cell office:value-type="float" office:value="2.292613" calcext:value-type="float">
            <text:p>2.292613</text:p>
          </table:table-cell>
          <table:table-cell office:value-type="float" office:value="4.37689" calcext:value-type="float">
            <text:p>4.37689</text:p>
          </table:table-cell>
          <table:table-cell office:value-type="float" office:value="5.504358" calcext:value-type="float">
            <text:p>5.504358</text:p>
          </table:table-cell>
          <table:table-cell office:value-type="float" office:value="10.62727" calcext:value-type="float">
            <text:p>10.62727</text:p>
          </table:table-cell>
          <table:table-cell office:value-type="float" office:value="18.23013" calcext:value-type="float">
            <text:p>18.23013</text:p>
          </table:table-cell>
          <table:table-cell office:value-type="float" office:value="24.66495" calcext:value-type="float">
            <text:p>24.66495</text:p>
          </table:table-cell>
          <table:table-cell office:value-type="float" office:value="19.37587" calcext:value-type="float">
            <text:p>19.37587</text:p>
          </table:table-cell>
          <table:table-cell office:value-type="float" office:value="16.66824" calcext:value-type="float">
            <text:p>16.66824</text:p>
          </table:table-cell>
          <table:table-cell office:value-type="float" office:value="-10071.18" calcext:value-type="float">
            <text:p>-10071.18</text:p>
          </table:table-cell>
          <table:table-cell office:value-type="float" office:value="0" calcext:value-type="float">
            <text:p>0</text:p>
          </table:table-cell>
          <table:table-cell office:value-type="float" office:value="-0.06940686" calcext:value-type="float">
            <text:p>-0.0694068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1999" calcext:value-type="float">
            <text:p>22101999</text:p>
          </table:table-cell>
          <table:table-cell office:value-type="float" office:value="3.87856" calcext:value-type="float">
            <text:p>3.87856</text:p>
          </table:table-cell>
          <table:table-cell office:value-type="float" office:value="467.3538" calcext:value-type="float">
            <text:p>467.3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95853" calcext:value-type="float">
            <text:p>0.04595853</text:p>
          </table:table-cell>
          <table:table-cell office:value-type="float" office:value="17.27423" calcext:value-type="float">
            <text:p>17.27423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685802" calcext:value-type="float">
            <text:p>0.03685802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7.00631" calcext:value-type="float">
            <text:p>17.00631</text:p>
          </table:table-cell>
          <table:table-cell office:value-type="float" office:value="-0.1458709" calcext:value-type="float">
            <text:p>-0.1458709</text:p>
          </table:table-cell>
          <table:table-cell office:value-type="float" office:value="-0.02650888" calcext:value-type="float">
            <text:p>-0.02650888</text:p>
          </table:table-cell>
          <table:table-cell office:value-type="float" office:value="0.00000003273825" calcext:value-type="float">
            <text:p>3.273825E-08</text:p>
          </table:table-cell>
          <table:table-cell office:value-type="float" office:value="6.944928" calcext:value-type="float">
            <text:p>6.944928</text:p>
          </table:table-cell>
          <table:table-cell office:value-type="float" office:value="0.1121772" calcext:value-type="float">
            <text:p>0.1121772</text:p>
          </table:table-cell>
          <table:table-cell office:value-type="float" office:value="0.03130865" calcext:value-type="float">
            <text:p>0.03130865</text:p>
          </table:table-cell>
          <table:table-cell office:value-type="float" office:value="0.02966861" calcext:value-type="float">
            <text:p>0.02966861</text:p>
          </table:table-cell>
          <table:table-cell office:value-type="float" office:value="0.02669393" calcext:value-type="float">
            <text:p>0.02669393</text:p>
          </table:table-cell>
          <table:table-cell office:value-type="float" office:value="0.02166388" calcext:value-type="float">
            <text:p>0.02166388</text:p>
          </table:table-cell>
          <table:table-cell office:value-type="float" office:value="0.0202704" calcext:value-type="float">
            <text:p>0.0202704</text:p>
          </table:table-cell>
          <table:table-cell office:value-type="float" office:value="0.02133642" calcext:value-type="float">
            <text:p>0.02133642</text:p>
          </table:table-cell>
          <table:table-cell office:value-type="float" office:value="0.01852832" calcext:value-type="float">
            <text:p>0.01852832</text:p>
          </table:table-cell>
          <table:table-cell office:value-type="float" office:value="2.383789" calcext:value-type="float">
            <text:p>2.383789</text:p>
          </table:table-cell>
          <table:table-cell office:value-type="float" office:value="4.502898" calcext:value-type="float">
            <text:p>4.502898</text:p>
          </table:table-cell>
          <table:table-cell office:value-type="float" office:value="5.599348" calcext:value-type="float">
            <text:p>5.599348</text:p>
          </table:table-cell>
          <table:table-cell office:value-type="float" office:value="10.72759" calcext:value-type="float">
            <text:p>10.72759</text:p>
          </table:table-cell>
          <table:table-cell office:value-type="float" office:value="18.2967" calcext:value-type="float">
            <text:p>18.2967</text:p>
          </table:table-cell>
          <table:table-cell office:value-type="float" office:value="24.56949" calcext:value-type="float">
            <text:p>24.56949</text:p>
          </table:table-cell>
          <table:table-cell office:value-type="float" office:value="19.37084" calcext:value-type="float">
            <text:p>19.37084</text:p>
          </table:table-cell>
          <table:table-cell office:value-type="float" office:value="16.62648" calcext:value-type="float">
            <text:p>16.62648</text:p>
          </table:table-cell>
          <table:table-cell office:value-type="float" office:value="-9986.239" calcext:value-type="float">
            <text:p>-9986.239</text:p>
          </table:table-cell>
          <table:table-cell office:value-type="float" office:value="0" calcext:value-type="float">
            <text:p>0</text:p>
          </table:table-cell>
          <table:table-cell office:value-type="float" office:value="-0.06945414" calcext:value-type="float">
            <text:p>-0.0694541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1999" calcext:value-type="float">
            <text:p>23101999</text:p>
          </table:table-cell>
          <table:table-cell office:value-type="float" office:value="3.875566" calcext:value-type="float">
            <text:p>3.875566</text:p>
          </table:table-cell>
          <table:table-cell office:value-type="float" office:value="467.3366" calcext:value-type="float">
            <text:p>467.3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61047" calcext:value-type="float">
            <text:p>0.04661047</text:p>
          </table:table-cell>
          <table:table-cell office:value-type="float" office:value="17.27909" calcext:value-type="float">
            <text:p>17.27909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690823" calcext:value-type="float">
            <text:p>0.03690823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7.02293" calcext:value-type="float">
            <text:p>17.02293</text:p>
          </table:table-cell>
          <table:table-cell office:value-type="float" office:value="-0.1460438" calcext:value-type="float">
            <text:p>-0.1460438</text:p>
          </table:table-cell>
          <table:table-cell office:value-type="float" office:value="-0.02650666" calcext:value-type="float">
            <text:p>-0.02650666</text:p>
          </table:table-cell>
          <table:table-cell office:value-type="float" office:value="0.00000003273825" calcext:value-type="float">
            <text:p>3.273825E-08</text:p>
          </table:table-cell>
          <table:table-cell office:value-type="float" office:value="6.937976" calcext:value-type="float">
            <text:p>6.937976</text:p>
          </table:table-cell>
          <table:table-cell office:value-type="float" office:value="0.1275017" calcext:value-type="float">
            <text:p>0.1275017</text:p>
          </table:table-cell>
          <table:table-cell office:value-type="float" office:value="0.04462438" calcext:value-type="float">
            <text:p>0.04462438</text:p>
          </table:table-cell>
          <table:table-cell office:value-type="float" office:value="0.03174466" calcext:value-type="float">
            <text:p>0.03174466</text:p>
          </table:table-cell>
          <table:table-cell office:value-type="float" office:value="0.02699599" calcext:value-type="float">
            <text:p>0.02699599</text:p>
          </table:table-cell>
          <table:table-cell office:value-type="float" office:value="0.02176573" calcext:value-type="float">
            <text:p>0.02176573</text:p>
          </table:table-cell>
          <table:table-cell office:value-type="float" office:value="0.02032082" calcext:value-type="float">
            <text:p>0.02032082</text:p>
          </table:table-cell>
          <table:table-cell office:value-type="float" office:value="0.0213738" calcext:value-type="float">
            <text:p>0.0213738</text:p>
          </table:table-cell>
          <table:table-cell office:value-type="float" office:value="0.01856781" calcext:value-type="float">
            <text:p>0.01856781</text:p>
          </table:table-cell>
          <table:table-cell office:value-type="float" office:value="1.625625" calcext:value-type="float">
            <text:p>1.625625</text:p>
          </table:table-cell>
          <table:table-cell office:value-type="float" office:value="3.732861" calcext:value-type="float">
            <text:p>3.732861</text:p>
          </table:table-cell>
          <table:table-cell office:value-type="float" office:value="6.008549" calcext:value-type="float">
            <text:p>6.008549</text:p>
          </table:table-cell>
          <table:table-cell office:value-type="float" office:value="10.91597" calcext:value-type="float">
            <text:p>10.91597</text:p>
          </table:table-cell>
          <table:table-cell office:value-type="float" office:value="18.38358" calcext:value-type="float">
            <text:p>18.38358</text:p>
          </table:table-cell>
          <table:table-cell office:value-type="float" office:value="24.50398" calcext:value-type="float">
            <text:p>24.50398</text:p>
          </table:table-cell>
          <table:table-cell office:value-type="float" office:value="19.37224" calcext:value-type="float">
            <text:p>19.37224</text:p>
          </table:table-cell>
          <table:table-cell office:value-type="float" office:value="16.58897" calcext:value-type="float">
            <text:p>16.58897</text:p>
          </table:table-cell>
          <table:table-cell office:value-type="float" office:value="-9908.402" calcext:value-type="float">
            <text:p>-9908.402</text:p>
          </table:table-cell>
          <table:table-cell office:value-type="float" office:value="0" calcext:value-type="float">
            <text:p>0</text:p>
          </table:table-cell>
          <table:table-cell office:value-type="float" office:value="-0.06948455" calcext:value-type="float">
            <text:p>-0.0694845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1999" calcext:value-type="float">
            <text:p>24101999</text:p>
          </table:table-cell>
          <table:table-cell office:value-type="float" office:value="3.872846" calcext:value-type="float">
            <text:p>3.872846</text:p>
          </table:table-cell>
          <table:table-cell office:value-type="float" office:value="467.3206" calcext:value-type="float">
            <text:p>467.3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10643" calcext:value-type="float">
            <text:p>0.04610643</text:p>
          </table:table-cell>
          <table:table-cell office:value-type="float" office:value="17.25407" calcext:value-type="float">
            <text:p>17.25407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699256" calcext:value-type="float">
            <text:p>0.03699256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7.06441" calcext:value-type="float">
            <text:p>17.06441</text:p>
          </table:table-cell>
          <table:table-cell office:value-type="float" office:value="-0.1460458" calcext:value-type="float">
            <text:p>-0.1460458</text:p>
          </table:table-cell>
          <table:table-cell office:value-type="float" office:value="-0.02650465" calcext:value-type="float">
            <text:p>-0.02650465</text:p>
          </table:table-cell>
          <table:table-cell office:value-type="float" office:value="0.00000003273825" calcext:value-type="float">
            <text:p>3.273825E-08</text:p>
          </table:table-cell>
          <table:table-cell office:value-type="float" office:value="6.931534" calcext:value-type="float">
            <text:p>6.931534</text:p>
          </table:table-cell>
          <table:table-cell office:value-type="float" office:value="0.09938993" calcext:value-type="float">
            <text:p>0.09938993</text:p>
          </table:table-cell>
          <table:table-cell office:value-type="float" office:value="0.035872" calcext:value-type="float">
            <text:p>0.035872</text:p>
          </table:table-cell>
          <table:table-cell office:value-type="float" office:value="0.03069568" calcext:value-type="float">
            <text:p>0.03069568</text:p>
          </table:table-cell>
          <table:table-cell office:value-type="float" office:value="0.02724045" calcext:value-type="float">
            <text:p>0.02724045</text:p>
          </table:table-cell>
          <table:table-cell office:value-type="float" office:value="0.02206249" calcext:value-type="float">
            <text:p>0.02206249</text:p>
          </table:table-cell>
          <table:table-cell office:value-type="float" office:value="0.02048402" calcext:value-type="float">
            <text:p>0.02048402</text:p>
          </table:table-cell>
          <table:table-cell office:value-type="float" office:value="0.02141128" calcext:value-type="float">
            <text:p>0.02141128</text:p>
          </table:table-cell>
          <table:table-cell office:value-type="float" office:value="0.018604" calcext:value-type="float">
            <text:p>0.018604</text:p>
          </table:table-cell>
          <table:table-cell office:value-type="float" office:value="2.49116" calcext:value-type="float">
            <text:p>2.49116</text:p>
          </table:table-cell>
          <table:table-cell office:value-type="float" office:value="3.396411" calcext:value-type="float">
            <text:p>3.396411</text:p>
          </table:table-cell>
          <table:table-cell office:value-type="float" office:value="5.619281" calcext:value-type="float">
            <text:p>5.619281</text:p>
          </table:table-cell>
          <table:table-cell office:value-type="float" office:value="10.7317" calcext:value-type="float">
            <text:p>10.7317</text:p>
          </table:table-cell>
          <table:table-cell office:value-type="float" office:value="18.39969" calcext:value-type="float">
            <text:p>18.39969</text:p>
          </table:table-cell>
          <table:table-cell office:value-type="float" office:value="24.66272" calcext:value-type="float">
            <text:p>24.66272</text:p>
          </table:table-cell>
          <table:table-cell office:value-type="float" office:value="19.4235" calcext:value-type="float">
            <text:p>19.4235</text:p>
          </table:table-cell>
          <table:table-cell office:value-type="float" office:value="16.55536" calcext:value-type="float">
            <text:p>16.55536</text:p>
          </table:table-cell>
          <table:table-cell office:value-type="float" office:value="-9833.928" calcext:value-type="float">
            <text:p>-9833.928</text:p>
          </table:table-cell>
          <table:table-cell office:value-type="float" office:value="0" calcext:value-type="float">
            <text:p>0</text:p>
          </table:table-cell>
          <table:table-cell office:value-type="float" office:value="-0.06948514" calcext:value-type="float">
            <text:p>-0.069485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1999" calcext:value-type="float">
            <text:p>25101999</text:p>
          </table:table-cell>
          <table:table-cell office:value-type="float" office:value="3.870744" calcext:value-type="float">
            <text:p>3.870744</text:p>
          </table:table-cell>
          <table:table-cell office:value-type="float" office:value="467.3075" calcext:value-type="float">
            <text:p>467.3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08916" calcext:value-type="float">
            <text:p>0.04608916</text:p>
          </table:table-cell>
          <table:table-cell office:value-type="float" office:value="17.2405" calcext:value-type="float">
            <text:p>17.2405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704693" calcext:value-type="float">
            <text:p>0.03704693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7.09072" calcext:value-type="float">
            <text:p>17.09072</text:p>
          </table:table-cell>
          <table:table-cell office:value-type="float" office:value="-0.1460478" calcext:value-type="float">
            <text:p>-0.1460478</text:p>
          </table:table-cell>
          <table:table-cell office:value-type="float" office:value="-0.02650227" calcext:value-type="float">
            <text:p>-0.02650227</text:p>
          </table:table-cell>
          <table:table-cell office:value-type="float" office:value="0.00000003273825" calcext:value-type="float">
            <text:p>3.273825E-08</text:p>
          </table:table-cell>
          <table:table-cell office:value-type="float" office:value="6.925394" calcext:value-type="float">
            <text:p>6.925394</text:p>
          </table:table-cell>
          <table:table-cell office:value-type="float" office:value="0.08565382" calcext:value-type="float">
            <text:p>0.08565382</text:p>
          </table:table-cell>
          <table:table-cell office:value-type="float" office:value="0.03480048" calcext:value-type="float">
            <text:p>0.03480048</text:p>
          </table:table-cell>
          <table:table-cell office:value-type="float" office:value="0.03126248" calcext:value-type="float">
            <text:p>0.03126248</text:p>
          </table:table-cell>
          <table:table-cell office:value-type="float" office:value="0.02774471" calcext:value-type="float">
            <text:p>0.02774471</text:p>
          </table:table-cell>
          <table:table-cell office:value-type="float" office:value="0.02246723" calcext:value-type="float">
            <text:p>0.02246723</text:p>
          </table:table-cell>
          <table:table-cell office:value-type="float" office:value="0.02086085" calcext:value-type="float">
            <text:p>0.02086085</text:p>
          </table:table-cell>
          <table:table-cell office:value-type="float" office:value="0.0215977" calcext:value-type="float">
            <text:p>0.0215977</text:p>
          </table:table-cell>
          <table:table-cell office:value-type="float" office:value="0.01866513" calcext:value-type="float">
            <text:p>0.01866513</text:p>
          </table:table-cell>
          <table:table-cell office:value-type="float" office:value="3.246346" calcext:value-type="float">
            <text:p>3.246346</text:p>
          </table:table-cell>
          <table:table-cell office:value-type="float" office:value="3.622847" calcext:value-type="float">
            <text:p>3.622847</text:p>
          </table:table-cell>
          <table:table-cell office:value-type="float" office:value="5.600501" calcext:value-type="float">
            <text:p>5.600501</text:p>
          </table:table-cell>
          <table:table-cell office:value-type="float" office:value="10.63905" calcext:value-type="float">
            <text:p>10.63905</text:p>
          </table:table-cell>
          <table:table-cell office:value-type="float" office:value="18.27338" calcext:value-type="float">
            <text:p>18.27338</text:p>
          </table:table-cell>
          <table:table-cell office:value-type="float" office:value="24.5447" calcext:value-type="float">
            <text:p>24.5447</text:p>
          </table:table-cell>
          <table:table-cell office:value-type="float" office:value="19.46118" calcext:value-type="float">
            <text:p>19.46118</text:p>
          </table:table-cell>
          <table:table-cell office:value-type="float" office:value="16.52505" calcext:value-type="float">
            <text:p>16.52505</text:p>
          </table:table-cell>
          <table:table-cell office:value-type="float" office:value="-9765.483" calcext:value-type="float">
            <text:p>-9765.483</text:p>
          </table:table-cell>
          <table:table-cell office:value-type="float" office:value="0" calcext:value-type="float">
            <text:p>0</text:p>
          </table:table-cell>
          <table:table-cell office:value-type="float" office:value="-0.06948528" calcext:value-type="float">
            <text:p>-0.0694852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1999" calcext:value-type="float">
            <text:p>26101999</text:p>
          </table:table-cell>
          <table:table-cell office:value-type="float" office:value="3.867952" calcext:value-type="float">
            <text:p>3.867952</text:p>
          </table:table-cell>
          <table:table-cell office:value-type="float" office:value="467.2925" calcext:value-type="float">
            <text:p>467.2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93164" calcext:value-type="float">
            <text:p>0.04593164</text:p>
          </table:table-cell>
          <table:table-cell office:value-type="float" office:value="17.2413" calcext:value-type="float">
            <text:p>17.2413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709222" calcext:value-type="float">
            <text:p>0.03709222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7.10643" calcext:value-type="float">
            <text:p>17.10643</text:p>
          </table:table-cell>
          <table:table-cell office:value-type="float" office:value="-0.1460527" calcext:value-type="float">
            <text:p>-0.1460527</text:p>
          </table:table-cell>
          <table:table-cell office:value-type="float" office:value="-0.02649991" calcext:value-type="float">
            <text:p>-0.02649991</text:p>
          </table:table-cell>
          <table:table-cell office:value-type="float" office:value="0.00000003273825" calcext:value-type="float">
            <text:p>3.273825E-08</text:p>
          </table:table-cell>
          <table:table-cell office:value-type="float" office:value="6.91911" calcext:value-type="float">
            <text:p>6.91911</text:p>
          </table:table-cell>
          <table:table-cell office:value-type="float" office:value="0.0770545" calcext:value-type="float">
            <text:p>0.0770545</text:p>
          </table:table-cell>
          <table:table-cell office:value-type="float" office:value="0.03307342" calcext:value-type="float">
            <text:p>0.03307342</text:p>
          </table:table-cell>
          <table:table-cell office:value-type="float" office:value="0.03058182" calcext:value-type="float">
            <text:p>0.03058182</text:p>
          </table:table-cell>
          <table:table-cell office:value-type="float" office:value="0.0273659" calcext:value-type="float">
            <text:p>0.0273659</text:p>
          </table:table-cell>
          <table:table-cell office:value-type="float" office:value="0.02229983" calcext:value-type="float">
            <text:p>0.02229983</text:p>
          </table:table-cell>
          <table:table-cell office:value-type="float" office:value="0.0208097" calcext:value-type="float">
            <text:p>0.0208097</text:p>
          </table:table-cell>
          <table:table-cell office:value-type="float" office:value="0.02171157" calcext:value-type="float">
            <text:p>0.02171157</text:p>
          </table:table-cell>
          <table:table-cell office:value-type="float" office:value="0.01873953" calcext:value-type="float">
            <text:p>0.01873953</text:p>
          </table:table-cell>
          <table:table-cell office:value-type="float" office:value="3.066471" calcext:value-type="float">
            <text:p>3.066471</text:p>
          </table:table-cell>
          <table:table-cell office:value-type="float" office:value="3.806312" calcext:value-type="float">
            <text:p>3.806312</text:p>
          </table:table-cell>
          <table:table-cell office:value-type="float" office:value="5.769881" calcext:value-type="float">
            <text:p>5.769881</text:p>
          </table:table-cell>
          <table:table-cell office:value-type="float" office:value="10.73059" calcext:value-type="float">
            <text:p>10.73059</text:p>
          </table:table-cell>
          <table:table-cell office:value-type="float" office:value="18.26914" calcext:value-type="float">
            <text:p>18.26914</text:p>
          </table:table-cell>
          <table:table-cell office:value-type="float" office:value="24.41189" calcext:value-type="float">
            <text:p>24.41189</text:p>
          </table:table-cell>
          <table:table-cell office:value-type="float" office:value="19.46006" calcext:value-type="float">
            <text:p>19.46006</text:p>
          </table:table-cell>
          <table:table-cell office:value-type="float" office:value="16.4964" calcext:value-type="float">
            <text:p>16.4964</text:p>
          </table:table-cell>
          <table:table-cell office:value-type="float" office:value="-9677.364" calcext:value-type="float">
            <text:p>-9677.364</text:p>
          </table:table-cell>
          <table:table-cell office:value-type="float" office:value="0" calcext:value-type="float">
            <text:p>0</text:p>
          </table:table-cell>
          <table:table-cell office:value-type="float" office:value="-0.06948575" calcext:value-type="float">
            <text:p>-0.069485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1999" calcext:value-type="float">
            <text:p>27101999</text:p>
          </table:table-cell>
          <table:table-cell office:value-type="float" office:value="3.865425" calcext:value-type="float">
            <text:p>3.865425</text:p>
          </table:table-cell>
          <table:table-cell office:value-type="float" office:value="467.2778" calcext:value-type="float">
            <text:p>467.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86953" calcext:value-type="float">
            <text:p>0.04586953</text:p>
          </table:table-cell>
          <table:table-cell office:value-type="float" office:value="17.24059" calcext:value-type="float">
            <text:p>17.24059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713953" calcext:value-type="float">
            <text:p>0.03713953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7.12181" calcext:value-type="float">
            <text:p>17.12181</text:p>
          </table:table-cell>
          <table:table-cell office:value-type="float" office:value="-0.146073" calcext:value-type="float">
            <text:p>-0.146073</text:p>
          </table:table-cell>
          <table:table-cell office:value-type="float" office:value="-0.02649673" calcext:value-type="float">
            <text:p>-0.02649673</text:p>
          </table:table-cell>
          <table:table-cell office:value-type="float" office:value="0.00000003273825" calcext:value-type="float">
            <text:p>3.273825E-08</text:p>
          </table:table-cell>
          <table:table-cell office:value-type="float" office:value="6.912632" calcext:value-type="float">
            <text:p>6.912632</text:p>
          </table:table-cell>
          <table:table-cell office:value-type="float" office:value="0.06560486" calcext:value-type="float">
            <text:p>0.06560486</text:p>
          </table:table-cell>
          <table:table-cell office:value-type="float" office:value="0.03270167" calcext:value-type="float">
            <text:p>0.03270167</text:p>
          </table:table-cell>
          <table:table-cell office:value-type="float" office:value="0.03082255" calcext:value-type="float">
            <text:p>0.03082255</text:p>
          </table:table-cell>
          <table:table-cell office:value-type="float" office:value="0.02753007" calcext:value-type="float">
            <text:p>0.02753007</text:p>
          </table:table-cell>
          <table:table-cell office:value-type="float" office:value="0.02241027" calcext:value-type="float">
            <text:p>0.02241027</text:p>
          </table:table-cell>
          <table:table-cell office:value-type="float" office:value="0.02088794" calcext:value-type="float">
            <text:p>0.02088794</text:p>
          </table:table-cell>
          <table:table-cell office:value-type="float" office:value="0.02177971" calcext:value-type="float">
            <text:p>0.02177971</text:p>
          </table:table-cell>
          <table:table-cell office:value-type="float" office:value="0.01879545" calcext:value-type="float">
            <text:p>0.01879545</text:p>
          </table:table-cell>
          <table:table-cell office:value-type="float" office:value="3.585546" calcext:value-type="float">
            <text:p>3.585546</text:p>
          </table:table-cell>
          <table:table-cell office:value-type="float" office:value="3.92829" calcext:value-type="float">
            <text:p>3.92829</text:p>
          </table:table-cell>
          <table:table-cell office:value-type="float" office:value="5.753743" calcext:value-type="float">
            <text:p>5.753743</text:p>
          </table:table-cell>
          <table:table-cell office:value-type="float" office:value="10.74902" calcext:value-type="float">
            <text:p>10.74902</text:p>
          </table:table-cell>
          <table:table-cell office:value-type="float" office:value="18.29522" calcext:value-type="float">
            <text:p>18.29522</text:p>
          </table:table-cell>
          <table:table-cell office:value-type="float" office:value="24.35596" calcext:value-type="float">
            <text:p>24.35596</text:p>
          </table:table-cell>
          <table:table-cell office:value-type="float" office:value="19.46417" calcext:value-type="float">
            <text:p>19.46417</text:p>
          </table:table-cell>
          <table:table-cell office:value-type="float" office:value="16.46727" calcext:value-type="float">
            <text:p>16.46727</text:p>
          </table:table-cell>
          <table:table-cell office:value-type="float" office:value="-9599.088" calcext:value-type="float">
            <text:p>-9599.088</text:p>
          </table:table-cell>
          <table:table-cell office:value-type="float" office:value="0" calcext:value-type="float">
            <text:p>0</text:p>
          </table:table-cell>
          <table:table-cell office:value-type="float" office:value="-0.06948968" calcext:value-type="float">
            <text:p>-0.0694896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1999" calcext:value-type="float">
            <text:p>28101999</text:p>
          </table:table-cell>
          <table:table-cell office:value-type="float" office:value="3.862937" calcext:value-type="float">
            <text:p>3.862937</text:p>
          </table:table-cell>
          <table:table-cell office:value-type="float" office:value="467.2639" calcext:value-type="float">
            <text:p>467.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06368" calcext:value-type="float">
            <text:p>0.04606368</text:p>
          </table:table-cell>
          <table:table-cell office:value-type="float" office:value="17.24294" calcext:value-type="float">
            <text:p>17.24294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718254" calcext:value-type="float">
            <text:p>0.03718254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7.13281" calcext:value-type="float">
            <text:p>17.13281</text:p>
          </table:table-cell>
          <table:table-cell office:value-type="float" office:value="-0.1463798" calcext:value-type="float">
            <text:p>-0.1463798</text:p>
          </table:table-cell>
          <table:table-cell office:value-type="float" office:value="-0.02649193" calcext:value-type="float">
            <text:p>-0.02649193</text:p>
          </table:table-cell>
          <table:table-cell office:value-type="float" office:value="0.00000003273825" calcext:value-type="float">
            <text:p>3.273825E-08</text:p>
          </table:table-cell>
          <table:table-cell office:value-type="float" office:value="6.905756" calcext:value-type="float">
            <text:p>6.905756</text:p>
          </table:table-cell>
          <table:table-cell office:value-type="float" office:value="0.07494503" calcext:value-type="float">
            <text:p>0.07494503</text:p>
          </table:table-cell>
          <table:table-cell office:value-type="float" office:value="0.03224967" calcext:value-type="float">
            <text:p>0.03224967</text:p>
          </table:table-cell>
          <table:table-cell office:value-type="float" office:value="0.03078103" calcext:value-type="float">
            <text:p>0.03078103</text:p>
          </table:table-cell>
          <table:table-cell office:value-type="float" office:value="0.02761644" calcext:value-type="float">
            <text:p>0.02761644</text:p>
          </table:table-cell>
          <table:table-cell office:value-type="float" office:value="0.02253754" calcext:value-type="float">
            <text:p>0.02253754</text:p>
          </table:table-cell>
          <table:table-cell office:value-type="float" office:value="0.02103138" calcext:value-type="float">
            <text:p>0.02103138</text:p>
          </table:table-cell>
          <table:table-cell office:value-type="float" office:value="0.02191201" calcext:value-type="float">
            <text:p>0.02191201</text:p>
          </table:table-cell>
          <table:table-cell office:value-type="float" office:value="0.01886418" calcext:value-type="float">
            <text:p>0.01886418</text:p>
          </table:table-cell>
          <table:table-cell office:value-type="float" office:value="3.444325" calcext:value-type="float">
            <text:p>3.444325</text:p>
          </table:table-cell>
          <table:table-cell office:value-type="float" office:value="4.243885" calcext:value-type="float">
            <text:p>4.243885</text:p>
          </table:table-cell>
          <table:table-cell office:value-type="float" office:value="5.857823" calcext:value-type="float">
            <text:p>5.857823</text:p>
          </table:table-cell>
          <table:table-cell office:value-type="float" office:value="10.81827" calcext:value-type="float">
            <text:p>10.81827</text:p>
          </table:table-cell>
          <table:table-cell office:value-type="float" office:value="18.29791" calcext:value-type="float">
            <text:p>18.29791</text:p>
          </table:table-cell>
          <table:table-cell office:value-type="float" office:value="24.27129" calcext:value-type="float">
            <text:p>24.27129</text:p>
          </table:table-cell>
          <table:table-cell office:value-type="float" office:value="19.47166" calcext:value-type="float">
            <text:p>19.47166</text:p>
          </table:table-cell>
          <table:table-cell office:value-type="float" office:value="16.43807" calcext:value-type="float">
            <text:p>16.43807</text:p>
          </table:table-cell>
          <table:table-cell office:value-type="float" office:value="-9514.472" calcext:value-type="float">
            <text:p>-9514.472</text:p>
          </table:table-cell>
          <table:table-cell office:value-type="float" office:value="0" calcext:value-type="float">
            <text:p>0</text:p>
          </table:table-cell>
          <table:table-cell office:value-type="float" office:value="-0.06961436" calcext:value-type="float">
            <text:p>-0.0696143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1999" calcext:value-type="float">
            <text:p>29101999</text:p>
          </table:table-cell>
          <table:table-cell office:value-type="float" office:value="3.859562" calcext:value-type="float">
            <text:p>3.859562</text:p>
          </table:table-cell>
          <table:table-cell office:value-type="float" office:value="467.2467" calcext:value-type="float">
            <text:p>467.2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33117" calcext:value-type="float">
            <text:p>0.04633117</text:p>
          </table:table-cell>
          <table:table-cell office:value-type="float" office:value="17.25033" calcext:value-type="float">
            <text:p>17.25033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722545" calcext:value-type="float">
            <text:p>0.03722545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7.14273" calcext:value-type="float">
            <text:p>17.14273</text:p>
          </table:table-cell>
          <table:table-cell office:value-type="float" office:value="-0.1465512" calcext:value-type="float">
            <text:p>-0.1465512</text:p>
          </table:table-cell>
          <table:table-cell office:value-type="float" office:value="-0.02648977" calcext:value-type="float">
            <text:p>-0.02648977</text:p>
          </table:table-cell>
          <table:table-cell office:value-type="float" office:value="0.00000003273825" calcext:value-type="float">
            <text:p>3.273825E-08</text:p>
          </table:table-cell>
          <table:table-cell office:value-type="float" office:value="6.897234" calcext:value-type="float">
            <text:p>6.897234</text:p>
          </table:table-cell>
          <table:table-cell office:value-type="float" office:value="0.1029252" calcext:value-type="float">
            <text:p>0.1029252</text:p>
          </table:table-cell>
          <table:table-cell office:value-type="float" office:value="0.03198171" calcext:value-type="float">
            <text:p>0.03198171</text:p>
          </table:table-cell>
          <table:table-cell office:value-type="float" office:value="0.02999161" calcext:value-type="float">
            <text:p>0.02999161</text:p>
          </table:table-cell>
          <table:table-cell office:value-type="float" office:value="0.0270239" calcext:value-type="float">
            <text:p>0.0270239</text:p>
          </table:table-cell>
          <table:table-cell office:value-type="float" office:value="0.02207966" calcext:value-type="float">
            <text:p>0.02207966</text:p>
          </table:table-cell>
          <table:table-cell office:value-type="float" office:value="0.0207259" calcext:value-type="float">
            <text:p>0.0207259</text:p>
          </table:table-cell>
          <table:table-cell office:value-type="float" office:value="0.02189832" calcext:value-type="float">
            <text:p>0.02189832</text:p>
          </table:table-cell>
          <table:table-cell office:value-type="float" office:value="0.01891441" calcext:value-type="float">
            <text:p>0.01891441</text:p>
          </table:table-cell>
          <table:table-cell office:value-type="float" office:value="3.030937" calcext:value-type="float">
            <text:p>3.030937</text:p>
          </table:table-cell>
          <table:table-cell office:value-type="float" office:value="4.69857" calcext:value-type="float">
            <text:p>4.69857</text:p>
          </table:table-cell>
          <table:table-cell office:value-type="float" office:value="5.977914" calcext:value-type="float">
            <text:p>5.977914</text:p>
          </table:table-cell>
          <table:table-cell office:value-type="float" office:value="10.92374" calcext:value-type="float">
            <text:p>10.92374</text:p>
          </table:table-cell>
          <table:table-cell office:value-type="float" office:value="18.32215" calcext:value-type="float">
            <text:p>18.32215</text:p>
          </table:table-cell>
          <table:table-cell office:value-type="float" office:value="24.19548" calcext:value-type="float">
            <text:p>24.19548</text:p>
          </table:table-cell>
          <table:table-cell office:value-type="float" office:value="19.47877" calcext:value-type="float">
            <text:p>19.47877</text:p>
          </table:table-cell>
          <table:table-cell office:value-type="float" office:value="16.41039" calcext:value-type="float">
            <text:p>16.41039</text:p>
          </table:table-cell>
          <table:table-cell office:value-type="float" office:value="-9409.552" calcext:value-type="float">
            <text:p>-9409.552</text:p>
          </table:table-cell>
          <table:table-cell office:value-type="float" office:value="0" calcext:value-type="float">
            <text:p>0</text:p>
          </table:table-cell>
          <table:table-cell office:value-type="float" office:value="-0.06966018" calcext:value-type="float">
            <text:p>-0.069660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1999" calcext:value-type="float">
            <text:p>30101999</text:p>
          </table:table-cell>
          <table:table-cell office:value-type="float" office:value="3.856052" calcext:value-type="float">
            <text:p>3.856052</text:p>
          </table:table-cell>
          <table:table-cell office:value-type="float" office:value="467.2285" calcext:value-type="float">
            <text:p>467.2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59958" calcext:value-type="float">
            <text:p>0.04659958</text:p>
          </table:table-cell>
          <table:table-cell office:value-type="float" office:value="17.25964" calcext:value-type="float">
            <text:p>17.25964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726775" calcext:value-type="float">
            <text:p>0.03726775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7.15181" calcext:value-type="float">
            <text:p>17.15181</text:p>
          </table:table-cell>
          <table:table-cell office:value-type="float" office:value="-0.1465565" calcext:value-type="float">
            <text:p>-0.1465565</text:p>
          </table:table-cell>
          <table:table-cell office:value-type="float" office:value="-0.02648957" calcext:value-type="float">
            <text:p>-0.02648957</text:p>
          </table:table-cell>
          <table:table-cell office:value-type="float" office:value="0.00000003273825" calcext:value-type="float">
            <text:p>3.273825E-08</text:p>
          </table:table-cell>
          <table:table-cell office:value-type="float" office:value="6.888359" calcext:value-type="float">
            <text:p>6.888359</text:p>
          </table:table-cell>
          <table:table-cell office:value-type="float" office:value="0.1304771" calcext:value-type="float">
            <text:p>0.1304771</text:p>
          </table:table-cell>
          <table:table-cell office:value-type="float" office:value="0.03144458" calcext:value-type="float">
            <text:p>0.03144458</text:p>
          </table:table-cell>
          <table:table-cell office:value-type="float" office:value="0.02936154" calcext:value-type="float">
            <text:p>0.02936154</text:p>
          </table:table-cell>
          <table:table-cell office:value-type="float" office:value="0.02657468" calcext:value-type="float">
            <text:p>0.02657468</text:p>
          </table:table-cell>
          <table:table-cell office:value-type="float" office:value="0.02173469" calcext:value-type="float">
            <text:p>0.02173469</text:p>
          </table:table-cell>
          <table:table-cell office:value-type="float" office:value="0.02046267" calcext:value-type="float">
            <text:p>0.02046267</text:p>
          </table:table-cell>
          <table:table-cell office:value-type="float" office:value="0.02180225" calcext:value-type="float">
            <text:p>0.02180225</text:p>
          </table:table-cell>
          <table:table-cell office:value-type="float" office:value="0.01892869" calcext:value-type="float">
            <text:p>0.01892869</text:p>
          </table:table-cell>
          <table:table-cell office:value-type="float" office:value="2.673597" calcext:value-type="float">
            <text:p>2.673597</text:p>
          </table:table-cell>
          <table:table-cell office:value-type="float" office:value="5.084891" calcext:value-type="float">
            <text:p>5.084891</text:p>
          </table:table-cell>
          <table:table-cell office:value-type="float" office:value="6.097121" calcext:value-type="float">
            <text:p>6.097121</text:p>
          </table:table-cell>
          <table:table-cell office:value-type="float" office:value="11.03198" calcext:value-type="float">
            <text:p>11.03198</text:p>
          </table:table-cell>
          <table:table-cell office:value-type="float" office:value="18.36153" calcext:value-type="float">
            <text:p>18.36153</text:p>
          </table:table-cell>
          <table:table-cell office:value-type="float" office:value="24.13119" calcext:value-type="float">
            <text:p>24.13119</text:p>
          </table:table-cell>
          <table:table-cell office:value-type="float" office:value="19.48977" calcext:value-type="float">
            <text:p>19.48977</text:p>
          </table:table-cell>
          <table:table-cell office:value-type="float" office:value="16.38404" calcext:value-type="float">
            <text:p>16.38404</text:p>
          </table:table-cell>
          <table:table-cell office:value-type="float" office:value="-9297.303" calcext:value-type="float">
            <text:p>-9297.303</text:p>
          </table:table-cell>
          <table:table-cell office:value-type="float" office:value="0" calcext:value-type="float">
            <text:p>0</text:p>
          </table:table-cell>
          <table:table-cell office:value-type="float" office:value="-0.06966075" calcext:value-type="float">
            <text:p>-0.0696607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1999" calcext:value-type="float">
            <text:p>31101999</text:p>
          </table:table-cell>
          <table:table-cell office:value-type="float" office:value="3.851736" calcext:value-type="float">
            <text:p>3.851736</text:p>
          </table:table-cell>
          <table:table-cell office:value-type="float" office:value="467.2066" calcext:value-type="float">
            <text:p>467.2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17077" calcext:value-type="float">
            <text:p>0.04617077</text:p>
          </table:table-cell>
          <table:table-cell office:value-type="float" office:value="17.27481" calcext:value-type="float">
            <text:p>17.27481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7.16064" calcext:value-type="float">
            <text:p>17.16064</text:p>
          </table:table-cell>
          <table:table-cell office:value-type="float" office:value="-0.1465647" calcext:value-type="float">
            <text:p>-0.1465647</text:p>
          </table:table-cell>
          <table:table-cell office:value-type="float" office:value="-0.02648761" calcext:value-type="float">
            <text:p>-0.02648761</text:p>
          </table:table-cell>
          <table:table-cell office:value-type="float" office:value="0.00000003320093" calcext:value-type="float">
            <text:p>3.320093E-08</text:p>
          </table:table-cell>
          <table:table-cell office:value-type="float" office:value="6.879825" calcext:value-type="float">
            <text:p>6.879825</text:p>
          </table:table-cell>
          <table:table-cell office:value-type="float" office:value="0.1099918" calcext:value-type="float">
            <text:p>0.1099918</text:p>
          </table:table-cell>
          <table:table-cell office:value-type="float" office:value="0.03023258" calcext:value-type="float">
            <text:p>0.03023258</text:p>
          </table:table-cell>
          <table:table-cell office:value-type="float" office:value="0.02863943" calcext:value-type="float">
            <text:p>0.02863943</text:p>
          </table:table-cell>
          <table:table-cell office:value-type="float" office:value="0.02594405" calcext:value-type="float">
            <text:p>0.02594405</text:p>
          </table:table-cell>
          <table:table-cell office:value-type="float" office:value="0.02111408" calcext:value-type="float">
            <text:p>0.02111408</text:p>
          </table:table-cell>
          <table:table-cell office:value-type="float" office:value="0.01995063" calcext:value-type="float">
            <text:p>0.01995063</text:p>
          </table:table-cell>
          <table:table-cell office:value-type="float" office:value="0.02153124" calcext:value-type="float">
            <text:p>0.02153124</text:p>
          </table:table-cell>
          <table:table-cell office:value-type="float" office:value="0.01889873" calcext:value-type="float">
            <text:p>0.01889873</text:p>
          </table:table-cell>
          <table:table-cell office:value-type="float" office:value="2.693486" calcext:value-type="float">
            <text:p>2.693486</text:p>
          </table:table-cell>
          <table:table-cell office:value-type="float" office:value="5.336945" calcext:value-type="float">
            <text:p>5.336945</text:p>
          </table:table-cell>
          <table:table-cell office:value-type="float" office:value="6.233565" calcext:value-type="float">
            <text:p>6.233565</text:p>
          </table:table-cell>
          <table:table-cell office:value-type="float" office:value="11.14878" calcext:value-type="float">
            <text:p>11.14878</text:p>
          </table:table-cell>
          <table:table-cell office:value-type="float" office:value="18.40891" calcext:value-type="float">
            <text:p>18.40891</text:p>
          </table:table-cell>
          <table:table-cell office:value-type="float" office:value="24.07986" calcext:value-type="float">
            <text:p>24.07986</text:p>
          </table:table-cell>
          <table:table-cell office:value-type="float" office:value="19.50435" calcext:value-type="float">
            <text:p>19.50435</text:p>
          </table:table-cell>
          <table:table-cell office:value-type="float" office:value="16.35898" calcext:value-type="float">
            <text:p>16.35898</text:p>
          </table:table-cell>
          <table:table-cell office:value-type="float" office:value="-9167.248" calcext:value-type="float">
            <text:p>-9167.248</text:p>
          </table:table-cell>
          <table:table-cell office:value-type="float" office:value="0" calcext:value-type="float">
            <text:p>0</text:p>
          </table:table-cell>
          <table:table-cell office:value-type="float" office:value="-0.06966163" calcext:value-type="float">
            <text:p>-0.0696616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1999" calcext:value-type="float">
            <text:p>1111999</text:p>
          </table:table-cell>
          <table:table-cell office:value-type="float" office:value="3.847302" calcext:value-type="float">
            <text:p>3.847302</text:p>
          </table:table-cell>
          <table:table-cell office:value-type="float" office:value="467.1844" calcext:value-type="float">
            <text:p>467.1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57493" calcext:value-type="float">
            <text:p>0.04657493</text:p>
          </table:table-cell>
          <table:table-cell office:value-type="float" office:value="17.2889" calcext:value-type="float">
            <text:p>17.2889</text:p>
          </table:table-cell>
          <table:table-cell office:value-type="float" office:value="0.0004492996" calcext:value-type="float">
            <text:p>0.0004492996</text:p>
          </table:table-cell>
          <table:table-cell office:value-type="float" office:value="0.03735048" calcext:value-type="float">
            <text:p>0.03735048</text:p>
          </table:table-cell>
          <table:table-cell office:value-type="float" office:value="0.01326778" calcext:value-type="float">
            <text:p>0.01326778</text:p>
          </table:table-cell>
          <table:table-cell office:value-type="float" office:value="17.16923" calcext:value-type="float">
            <text:p>17.16923</text:p>
          </table:table-cell>
          <table:table-cell office:value-type="float" office:value="-0.1465696" calcext:value-type="float">
            <text:p>-0.1465696</text:p>
          </table:table-cell>
          <table:table-cell office:value-type="float" office:value="-0.02648759" calcext:value-type="float">
            <text:p>-0.02648759</text:p>
          </table:table-cell>
          <table:table-cell office:value-type="float" office:value="0.00000003320093" calcext:value-type="float">
            <text:p>3.320093E-08</text:p>
          </table:table-cell>
          <table:table-cell office:value-type="float" office:value="6.870118" calcext:value-type="float">
            <text:p>6.870118</text:p>
          </table:table-cell>
          <table:table-cell office:value-type="float" office:value="0.1486031" calcext:value-type="float">
            <text:p>0.1486031</text:p>
          </table:table-cell>
          <table:table-cell office:value-type="float" office:value="0.03036581" calcext:value-type="float">
            <text:p>0.03036581</text:p>
          </table:table-cell>
          <table:table-cell office:value-type="float" office:value="0.02821678" calcext:value-type="float">
            <text:p>0.02821678</text:p>
          </table:table-cell>
          <table:table-cell office:value-type="float" office:value="0.02560176" calcext:value-type="float">
            <text:p>0.02560176</text:p>
          </table:table-cell>
          <table:table-cell office:value-type="float" office:value="0.02078069" calcext:value-type="float">
            <text:p>0.02078069</text:p>
          </table:table-cell>
          <table:table-cell office:value-type="float" office:value="0.01966437" calcext:value-type="float">
            <text:p>0.01966437</text:p>
          </table:table-cell>
          <table:table-cell office:value-type="float" office:value="0.02127167" calcext:value-type="float">
            <text:p>0.02127167</text:p>
          </table:table-cell>
          <table:table-cell office:value-type="float" office:value="0.01883564" calcext:value-type="float">
            <text:p>0.01883564</text:p>
          </table:table-cell>
          <table:table-cell office:value-type="float" office:value="2.463065" calcext:value-type="float">
            <text:p>2.463065</text:p>
          </table:table-cell>
          <table:table-cell office:value-type="float" office:value="5.651462" calcext:value-type="float">
            <text:p>5.651462</text:p>
          </table:table-cell>
          <table:table-cell office:value-type="float" office:value="6.373181" calcext:value-type="float">
            <text:p>6.373181</text:p>
          </table:table-cell>
          <table:table-cell office:value-type="float" office:value="11.26674" calcext:value-type="float">
            <text:p>11.26674</text:p>
          </table:table-cell>
          <table:table-cell office:value-type="float" office:value="18.45564" calcext:value-type="float">
            <text:p>18.45564</text:p>
          </table:table-cell>
          <table:table-cell office:value-type="float" office:value="24.03065" calcext:value-type="float">
            <text:p>24.03065</text:p>
          </table:table-cell>
          <table:table-cell office:value-type="float" office:value="19.52143" calcext:value-type="float">
            <text:p>19.52143</text:p>
          </table:table-cell>
          <table:table-cell office:value-type="float" office:value="16.33499" calcext:value-type="float">
            <text:p>16.33499</text:p>
          </table:table-cell>
          <table:table-cell office:value-type="float" office:value="-9037.688" calcext:value-type="float">
            <text:p>-9037.688</text:p>
          </table:table-cell>
          <table:table-cell office:value-type="float" office:value="0" calcext:value-type="float">
            <text:p>0</text:p>
          </table:table-cell>
          <table:table-cell office:value-type="float" office:value="-0.06966244" calcext:value-type="float">
            <text:p>-0.0696624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1999" calcext:value-type="float">
            <text:p>2111999</text:p>
          </table:table-cell>
          <table:table-cell office:value-type="float" office:value="3.842824" calcext:value-type="float">
            <text:p>3.842824</text:p>
          </table:table-cell>
          <table:table-cell office:value-type="float" office:value="467.1619" calcext:value-type="float">
            <text:p>467.1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4948" calcext:value-type="float">
            <text:p>0.0504948</text:p>
          </table:table-cell>
          <table:table-cell office:value-type="float" office:value="17.3085" calcext:value-type="float">
            <text:p>17.3085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742865" calcext:value-type="float">
            <text:p>0.03742865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20207" calcext:value-type="float">
            <text:p>17.20207</text:p>
          </table:table-cell>
          <table:table-cell office:value-type="float" office:value="-0.1465955" calcext:value-type="float">
            <text:p>-0.1465955</text:p>
          </table:table-cell>
          <table:table-cell office:value-type="float" office:value="-0.02650218" calcext:value-type="float">
            <text:p>-0.02650218</text:p>
          </table:table-cell>
          <table:table-cell office:value-type="float" office:value="0.00000003320093" calcext:value-type="float">
            <text:p>3.320093E-08</text:p>
          </table:table-cell>
          <table:table-cell office:value-type="float" office:value="6.862258" calcext:value-type="float">
            <text:p>6.862258</text:p>
          </table:table-cell>
          <table:table-cell office:value-type="float" office:value="0.2007467" calcext:value-type="float">
            <text:p>0.2007467</text:p>
          </table:table-cell>
          <table:table-cell office:value-type="float" office:value="0.08839842" calcext:value-type="float">
            <text:p>0.08839842</text:p>
          </table:table-cell>
          <table:table-cell office:value-type="float" office:value="0.05131153" calcext:value-type="float">
            <text:p>0.05131153</text:p>
          </table:table-cell>
          <table:table-cell office:value-type="float" office:value="0.03490457" calcext:value-type="float">
            <text:p>0.03490457</text:p>
          </table:table-cell>
          <table:table-cell office:value-type="float" office:value="0.02142908" calcext:value-type="float">
            <text:p>0.02142908</text:p>
          </table:table-cell>
          <table:table-cell office:value-type="float" office:value="0.01961389" calcext:value-type="float">
            <text:p>0.01961389</text:p>
          </table:table-cell>
          <table:table-cell office:value-type="float" office:value="0.0217633" calcext:value-type="float">
            <text:p>0.0217633</text:p>
          </table:table-cell>
          <table:table-cell office:value-type="float" office:value="0.01875586" calcext:value-type="float">
            <text:p>0.01875586</text:p>
          </table:table-cell>
          <table:table-cell office:value-type="float" office:value="0.6026925" calcext:value-type="float">
            <text:p>0.6026925</text:p>
          </table:table-cell>
          <table:table-cell office:value-type="float" office:value="1.744816" calcext:value-type="float">
            <text:p>1.744816</text:p>
          </table:table-cell>
          <table:table-cell office:value-type="float" office:value="6.131101" calcext:value-type="float">
            <text:p>6.131101</text:p>
          </table:table-cell>
          <table:table-cell office:value-type="float" office:value="12.97872" calcext:value-type="float">
            <text:p>12.97872</text:p>
          </table:table-cell>
          <table:table-cell office:value-type="float" office:value="19.19084" calcext:value-type="float">
            <text:p>19.19084</text:p>
          </table:table-cell>
          <table:table-cell office:value-type="float" office:value="24.52162" calcext:value-type="float">
            <text:p>24.52162</text:p>
          </table:table-cell>
          <table:table-cell office:value-type="float" office:value="19.05331" calcext:value-type="float">
            <text:p>19.05331</text:p>
          </table:table-cell>
          <table:table-cell office:value-type="float" office:value="16.33209" calcext:value-type="float">
            <text:p>16.33209</text:p>
          </table:table-cell>
          <table:table-cell office:value-type="float" office:value="-8956.406" calcext:value-type="float">
            <text:p>-8956.406</text:p>
          </table:table-cell>
          <table:table-cell office:value-type="float" office:value="0" calcext:value-type="float">
            <text:p>0</text:p>
          </table:table-cell>
          <table:table-cell office:value-type="float" office:value="-0.0696634" calcext:value-type="float">
            <text:p>-0.069663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1999" calcext:value-type="float">
            <text:p>3111999</text:p>
          </table:table-cell>
          <table:table-cell office:value-type="float" office:value="3.839228" calcext:value-type="float">
            <text:p>3.839228</text:p>
          </table:table-cell>
          <table:table-cell office:value-type="float" office:value="467.1421" calcext:value-type="float">
            <text:p>467.1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67289" calcext:value-type="float">
            <text:p>0.04767289</text:p>
          </table:table-cell>
          <table:table-cell office:value-type="float" office:value="17.18547" calcext:value-type="float">
            <text:p>17.18547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762687" calcext:value-type="float">
            <text:p>0.03762687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34868" calcext:value-type="float">
            <text:p>17.34868</text:p>
          </table:table-cell>
          <table:table-cell office:value-type="float" office:value="-0.1466021" calcext:value-type="float">
            <text:p>-0.1466021</text:p>
          </table:table-cell>
          <table:table-cell office:value-type="float" office:value="-0.02650688" calcext:value-type="float">
            <text:p>-0.02650688</text:p>
          </table:table-cell>
          <table:table-cell office:value-type="float" office:value="0.00000003320093" calcext:value-type="float">
            <text:p>3.320093E-08</text:p>
          </table:table-cell>
          <table:table-cell office:value-type="float" office:value="6.85624" calcext:value-type="float">
            <text:p>6.85624</text:p>
          </table:table-cell>
          <table:table-cell office:value-type="float" office:value="0.1392694" calcext:value-type="float">
            <text:p>0.1392694</text:p>
          </table:table-cell>
          <table:table-cell office:value-type="float" office:value="0.04641341" calcext:value-type="float">
            <text:p>0.04641341</text:p>
          </table:table-cell>
          <table:table-cell office:value-type="float" office:value="0.03342066" calcext:value-type="float">
            <text:p>0.03342066</text:p>
          </table:table-cell>
          <table:table-cell office:value-type="float" office:value="0.0283083" calcext:value-type="float">
            <text:p>0.0283083</text:p>
          </table:table-cell>
          <table:table-cell office:value-type="float" office:value="0.02306557" calcext:value-type="float">
            <text:p>0.02306557</text:p>
          </table:table-cell>
          <table:table-cell office:value-type="float" office:value="0.02165369" calcext:value-type="float">
            <text:p>0.02165369</text:p>
          </table:table-cell>
          <table:table-cell office:value-type="float" office:value="0.02235608" calcext:value-type="float">
            <text:p>0.02235608</text:p>
          </table:table-cell>
          <table:table-cell office:value-type="float" office:value="0.01877734" calcext:value-type="float">
            <text:p>0.01877734</text:p>
          </table:table-cell>
          <table:table-cell office:value-type="float" office:value="0.8548837" calcext:value-type="float">
            <text:p>0.8548837</text:p>
          </table:table-cell>
          <table:table-cell office:value-type="float" office:value="1.625217" calcext:value-type="float">
            <text:p>1.625217</text:p>
          </table:table-cell>
          <table:table-cell office:value-type="float" office:value="4.724825" calcext:value-type="float">
            <text:p>4.724825</text:p>
          </table:table-cell>
          <table:table-cell office:value-type="float" office:value="9.671092" calcext:value-type="float">
            <text:p>9.671092</text:p>
          </table:table-cell>
          <table:table-cell office:value-type="float" office:value="17.44307" calcext:value-type="float">
            <text:p>17.44307</text:p>
          </table:table-cell>
          <table:table-cell office:value-type="float" office:value="26.146" calcext:value-type="float">
            <text:p>26.146</text:p>
          </table:table-cell>
          <table:table-cell office:value-type="float" office:value="20.48481" calcext:value-type="float">
            <text:p>20.48481</text:p>
          </table:table-cell>
          <table:table-cell office:value-type="float" office:value="16.4948" calcext:value-type="float">
            <text:p>16.4948</text:p>
          </table:table-cell>
          <table:table-cell office:value-type="float" office:value="-8890.023" calcext:value-type="float">
            <text:p>-8890.023</text:p>
          </table:table-cell>
          <table:table-cell office:value-type="float" office:value="0" calcext:value-type="float">
            <text:p>0</text:p>
          </table:table-cell>
          <table:table-cell office:value-type="float" office:value="-0.06966504" calcext:value-type="float">
            <text:p>-0.0696650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1999" calcext:value-type="float">
            <text:p>4111999</text:p>
          </table:table-cell>
          <table:table-cell office:value-type="float" office:value="3.836752" calcext:value-type="float">
            <text:p>3.836752</text:p>
          </table:table-cell>
          <table:table-cell office:value-type="float" office:value="467.1273" calcext:value-type="float">
            <text:p>467.1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10488" calcext:value-type="float">
            <text:p>0.04710488</text:p>
          </table:table-cell>
          <table:table-cell office:value-type="float" office:value="17.06555" calcext:value-type="float">
            <text:p>17.06555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779278" calcext:value-type="float">
            <text:p>0.03779278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4834" calcext:value-type="float">
            <text:p>17.4834</text:p>
          </table:table-cell>
          <table:table-cell office:value-type="float" office:value="-0.146596" calcext:value-type="float">
            <text:p>-0.146596</text:p>
          </table:table-cell>
          <table:table-cell office:value-type="float" office:value="-0.02650537" calcext:value-type="float">
            <text:p>-0.02650537</text:p>
          </table:table-cell>
          <table:table-cell office:value-type="float" office:value="0.00000003320093" calcext:value-type="float">
            <text:p>3.320093E-08</text:p>
          </table:table-cell>
          <table:table-cell office:value-type="float" office:value="6.850148" calcext:value-type="float">
            <text:p>6.850148</text:p>
          </table:table-cell>
          <table:table-cell office:value-type="float" office:value="0.111871" calcext:value-type="float">
            <text:p>0.111871</text:p>
          </table:table-cell>
          <table:table-cell office:value-type="float" office:value="0.04020067" calcext:value-type="float">
            <text:p>0.04020067</text:p>
          </table:table-cell>
          <table:table-cell office:value-type="float" office:value="0.03218034" calcext:value-type="float">
            <text:p>0.03218034</text:p>
          </table:table-cell>
          <table:table-cell office:value-type="float" office:value="0.02799252" calcext:value-type="float">
            <text:p>0.02799252</text:p>
          </table:table-cell>
          <table:table-cell office:value-type="float" office:value="0.02296212" calcext:value-type="float">
            <text:p>0.02296212</text:p>
          </table:table-cell>
          <table:table-cell office:value-type="float" office:value="0.02158185" calcext:value-type="float">
            <text:p>0.02158185</text:p>
          </table:table-cell>
          <table:table-cell office:value-type="float" office:value="0.02221178" calcext:value-type="float">
            <text:p>0.02221178</text:p>
          </table:table-cell>
          <table:table-cell office:value-type="float" office:value="0.01879207" calcext:value-type="float">
            <text:p>0.01879207</text:p>
          </table:table-cell>
          <table:table-cell office:value-type="float" office:value="1.670008" calcext:value-type="float">
            <text:p>1.670008</text:p>
          </table:table-cell>
          <table:table-cell office:value-type="float" office:value="2.239603" calcext:value-type="float">
            <text:p>2.239603</text:p>
          </table:table-cell>
          <table:table-cell office:value-type="float" office:value="4.716747" calcext:value-type="float">
            <text:p>4.716747</text:p>
          </table:table-cell>
          <table:table-cell office:value-type="float" office:value="9.519375" calcext:value-type="float">
            <text:p>9.519375</text:p>
          </table:table-cell>
          <table:table-cell office:value-type="float" office:value="16.95706" calcext:value-type="float">
            <text:p>16.95706</text:p>
          </table:table-cell>
          <table:table-cell office:value-type="float" office:value="24.95922" calcext:value-type="float">
            <text:p>24.95922</text:p>
          </table:table-cell>
          <table:table-cell office:value-type="float" office:value="19.78427" calcext:value-type="float">
            <text:p>19.78427</text:p>
          </table:table-cell>
          <table:table-cell office:value-type="float" office:value="16.65138" calcext:value-type="float">
            <text:p>16.65138</text:p>
          </table:table-cell>
          <table:table-cell office:value-type="float" office:value="-8809.933" calcext:value-type="float">
            <text:p>-8809.933</text:p>
          </table:table-cell>
          <table:table-cell office:value-type="float" office:value="0" calcext:value-type="float">
            <text:p>0</text:p>
          </table:table-cell>
          <table:table-cell office:value-type="float" office:value="-0.06966586" calcext:value-type="float">
            <text:p>-0.0696658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1999" calcext:value-type="float">
            <text:p>5111999</text:p>
          </table:table-cell>
          <table:table-cell office:value-type="float" office:value="3.834151" calcext:value-type="float">
            <text:p>3.834151</text:p>
          </table:table-cell>
          <table:table-cell office:value-type="float" office:value="467.1129" calcext:value-type="float">
            <text:p>467.1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55788" calcext:value-type="float">
            <text:p>0.04655788</text:p>
          </table:table-cell>
          <table:table-cell office:value-type="float" office:value="16.97169" calcext:value-type="float">
            <text:p>16.97169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79229" calcext:value-type="float">
            <text:p>0.0379229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59231" calcext:value-type="float">
            <text:p>17.59231</text:p>
          </table:table-cell>
          <table:table-cell office:value-type="float" office:value="-0.1465959" calcext:value-type="float">
            <text:p>-0.1465959</text:p>
          </table:table-cell>
          <table:table-cell office:value-type="float" office:value="-0.02650344" calcext:value-type="float">
            <text:p>-0.02650344</text:p>
          </table:table-cell>
          <table:table-cell office:value-type="float" office:value="0.00000003320093" calcext:value-type="float">
            <text:p>3.320093E-08</text:p>
          </table:table-cell>
          <table:table-cell office:value-type="float" office:value="6.844009" calcext:value-type="float">
            <text:p>6.844009</text:p>
          </table:table-cell>
          <table:table-cell office:value-type="float" office:value="0.08546773" calcext:value-type="float">
            <text:p>0.08546773</text:p>
          </table:table-cell>
          <table:table-cell office:value-type="float" office:value="0.03523212" calcext:value-type="float">
            <text:p>0.03523212</text:p>
          </table:table-cell>
          <table:table-cell office:value-type="float" office:value="0.03092198" calcext:value-type="float">
            <text:p>0.03092198</text:p>
          </table:table-cell>
          <table:table-cell office:value-type="float" office:value="0.02756465" calcext:value-type="float">
            <text:p>0.02756465</text:p>
          </table:table-cell>
          <table:table-cell office:value-type="float" office:value="0.0227368" calcext:value-type="float">
            <text:p>0.0227368</text:p>
          </table:table-cell>
          <table:table-cell office:value-type="float" office:value="0.02139739" calcext:value-type="float">
            <text:p>0.02139739</text:p>
          </table:table-cell>
          <table:table-cell office:value-type="float" office:value="0.0220619" calcext:value-type="float">
            <text:p>0.0220619</text:p>
          </table:table-cell>
          <table:table-cell office:value-type="float" office:value="0.01882548" calcext:value-type="float">
            <text:p>0.01882548</text:p>
          </table:table-cell>
          <table:table-cell office:value-type="float" office:value="2.258191" calcext:value-type="float">
            <text:p>2.258191</text:p>
          </table:table-cell>
          <table:table-cell office:value-type="float" office:value="2.624437" calcext:value-type="float">
            <text:p>2.624437</text:p>
          </table:table-cell>
          <table:table-cell office:value-type="float" office:value="4.825521" calcext:value-type="float">
            <text:p>4.825521</text:p>
          </table:table-cell>
          <table:table-cell office:value-type="float" office:value="9.572936" calcext:value-type="float">
            <text:p>9.572936</text:p>
          </table:table-cell>
          <table:table-cell office:value-type="float" office:value="16.70898" calcext:value-type="float">
            <text:p>16.70898</text:p>
          </table:table-cell>
          <table:table-cell office:value-type="float" office:value="23.94847" calcext:value-type="float">
            <text:p>23.94847</text:p>
          </table:table-cell>
          <table:table-cell office:value-type="float" office:value="19.09788" calcext:value-type="float">
            <text:p>19.09788</text:p>
          </table:table-cell>
          <table:table-cell office:value-type="float" office:value="16.75257" calcext:value-type="float">
            <text:p>16.75257</text:p>
          </table:table-cell>
          <table:table-cell office:value-type="float" office:value="-8717.94" calcext:value-type="float">
            <text:p>-8717.94</text:p>
          </table:table-cell>
          <table:table-cell office:value-type="float" office:value="0" calcext:value-type="float">
            <text:p>0</text:p>
          </table:table-cell>
          <table:table-cell office:value-type="float" office:value="-0.06966639" calcext:value-type="float">
            <text:p>-0.0696663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1999" calcext:value-type="float">
            <text:p>6111999</text:p>
          </table:table-cell>
          <table:table-cell office:value-type="float" office:value="3.83165" calcext:value-type="float">
            <text:p>3.83165</text:p>
          </table:table-cell>
          <table:table-cell office:value-type="float" office:value="467.0984" calcext:value-type="float">
            <text:p>467.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32603" calcext:value-type="float">
            <text:p>0.04632603</text:p>
          </table:table-cell>
          <table:table-cell office:value-type="float" office:value="16.90859" calcext:value-type="float">
            <text:p>16.90859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01678" calcext:value-type="float">
            <text:p>0.03801678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67009" calcext:value-type="float">
            <text:p>17.67009</text:p>
          </table:table-cell>
          <table:table-cell office:value-type="float" office:value="-0.1465938" calcext:value-type="float">
            <text:p>-0.1465938</text:p>
          </table:table-cell>
          <table:table-cell office:value-type="float" office:value="-0.02650071" calcext:value-type="float">
            <text:p>-0.02650071</text:p>
          </table:table-cell>
          <table:table-cell office:value-type="float" office:value="0.00000003320093" calcext:value-type="float">
            <text:p>3.320093E-08</text:p>
          </table:table-cell>
          <table:table-cell office:value-type="float" office:value="6.837521" calcext:value-type="float">
            <text:p>6.837521</text:p>
          </table:table-cell>
          <table:table-cell office:value-type="float" office:value="0.07098649" calcext:value-type="float">
            <text:p>0.07098649</text:p>
          </table:table-cell>
          <table:table-cell office:value-type="float" office:value="0.03384836" calcext:value-type="float">
            <text:p>0.03384836</text:p>
          </table:table-cell>
          <table:table-cell office:value-type="float" office:value="0.03082474" calcext:value-type="float">
            <text:p>0.03082474</text:p>
          </table:table-cell>
          <table:table-cell office:value-type="float" office:value="0.02747273" calcext:value-type="float">
            <text:p>0.02747273</text:p>
          </table:table-cell>
          <table:table-cell office:value-type="float" office:value="0.02257445" calcext:value-type="float">
            <text:p>0.02257445</text:p>
          </table:table-cell>
          <table:table-cell office:value-type="float" office:value="0.02120287" calcext:value-type="float">
            <text:p>0.02120287</text:p>
          </table:table-cell>
          <table:table-cell office:value-type="float" office:value="0.02194695" calcext:value-type="float">
            <text:p>0.02194695</text:p>
          </table:table-cell>
          <table:table-cell office:value-type="float" office:value="0.01884467" calcext:value-type="float">
            <text:p>0.01884467</text:p>
          </table:table-cell>
          <table:table-cell office:value-type="float" office:value="2.790609" calcext:value-type="float">
            <text:p>2.790609</text:p>
          </table:table-cell>
          <table:table-cell office:value-type="float" office:value="2.955802" calcext:value-type="float">
            <text:p>2.955802</text:p>
          </table:table-cell>
          <table:table-cell office:value-type="float" office:value="4.914198" calcext:value-type="float">
            <text:p>4.914198</text:p>
          </table:table-cell>
          <table:table-cell office:value-type="float" office:value="9.609369" calcext:value-type="float">
            <text:p>9.609369</text:p>
          </table:table-cell>
          <table:table-cell office:value-type="float" office:value="16.56139" calcext:value-type="float">
            <text:p>16.56139</text:p>
          </table:table-cell>
          <table:table-cell office:value-type="float" office:value="23.2999" calcext:value-type="float">
            <text:p>23.2999</text:p>
          </table:table-cell>
          <table:table-cell office:value-type="float" office:value="18.6913" calcext:value-type="float">
            <text:p>18.6913</text:p>
          </table:table-cell>
          <table:table-cell office:value-type="float" office:value="16.77404" calcext:value-type="float">
            <text:p>16.77404</text:p>
          </table:table-cell>
          <table:table-cell office:value-type="float" office:value="-8637.992" calcext:value-type="float">
            <text:p>-8637.992</text:p>
          </table:table-cell>
          <table:table-cell office:value-type="float" office:value="0" calcext:value-type="float">
            <text:p>0</text:p>
          </table:table-cell>
          <table:table-cell office:value-type="float" office:value="-0.06966684" calcext:value-type="float">
            <text:p>-0.0696668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1999" calcext:value-type="float">
            <text:p>7111999</text:p>
          </table:table-cell>
          <table:table-cell office:value-type="float" office:value="3.829849" calcext:value-type="float">
            <text:p>3.829849</text:p>
          </table:table-cell>
          <table:table-cell office:value-type="float" office:value="467.0866" calcext:value-type="float">
            <text:p>467.0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40331" calcext:value-type="float">
            <text:p>0.04640331</text:p>
          </table:table-cell>
          <table:table-cell office:value-type="float" office:value="16.86794" calcext:value-type="float">
            <text:p>16.86794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08913" calcext:value-type="float">
            <text:p>0.03808913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72211" calcext:value-type="float">
            <text:p>17.72211</text:p>
          </table:table-cell>
          <table:table-cell office:value-type="float" office:value="-0.1465919" calcext:value-type="float">
            <text:p>-0.1465919</text:p>
          </table:table-cell>
          <table:table-cell office:value-type="float" office:value="-0.026496" calcext:value-type="float">
            <text:p>-0.026496</text:p>
          </table:table-cell>
          <table:table-cell office:value-type="float" office:value="0.00000003378879" calcext:value-type="float">
            <text:p>3.378879E-08</text:p>
          </table:table-cell>
          <table:table-cell office:value-type="float" office:value="6.831236" calcext:value-type="float">
            <text:p>6.831236</text:p>
          </table:table-cell>
          <table:table-cell office:value-type="float" office:value="0.06131712" calcext:value-type="float">
            <text:p>0.06131712</text:p>
          </table:table-cell>
          <table:table-cell office:value-type="float" office:value="0.03463455" calcext:value-type="float">
            <text:p>0.03463455</text:p>
          </table:table-cell>
          <table:table-cell office:value-type="float" office:value="0.03201534" calcext:value-type="float">
            <text:p>0.03201534</text:p>
          </table:table-cell>
          <table:table-cell office:value-type="float" office:value="0.02825201" calcext:value-type="float">
            <text:p>0.02825201</text:p>
          </table:table-cell>
          <table:table-cell office:value-type="float" office:value="0.02288861" calcext:value-type="float">
            <text:p>0.02288861</text:p>
          </table:table-cell>
          <table:table-cell office:value-type="float" office:value="0.02135647" calcext:value-type="float">
            <text:p>0.02135647</text:p>
          </table:table-cell>
          <table:table-cell office:value-type="float" office:value="0.02199871" calcext:value-type="float">
            <text:p>0.02199871</text:p>
          </table:table-cell>
          <table:table-cell office:value-type="float" office:value="0.01888334" calcext:value-type="float">
            <text:p>0.01888334</text:p>
          </table:table-cell>
          <table:table-cell office:value-type="float" office:value="2.710243" calcext:value-type="float">
            <text:p>2.710243</text:p>
          </table:table-cell>
          <table:table-cell office:value-type="float" office:value="3.219022" calcext:value-type="float">
            <text:p>3.219022</text:p>
          </table:table-cell>
          <table:table-cell office:value-type="float" office:value="5.011052" calcext:value-type="float">
            <text:p>5.011052</text:p>
          </table:table-cell>
          <table:table-cell office:value-type="float" office:value="9.687809" calcext:value-type="float">
            <text:p>9.687809</text:p>
          </table:table-cell>
          <table:table-cell office:value-type="float" office:value="16.52406" calcext:value-type="float">
            <text:p>16.52406</text:p>
          </table:table-cell>
          <table:table-cell office:value-type="float" office:value="22.90302" calcext:value-type="float">
            <text:p>22.90302</text:p>
          </table:table-cell>
          <table:table-cell office:value-type="float" office:value="18.46472" calcext:value-type="float">
            <text:p>18.46472</text:p>
          </table:table-cell>
          <table:table-cell office:value-type="float" office:value="16.7507" calcext:value-type="float">
            <text:p>16.7507</text:p>
          </table:table-cell>
          <table:table-cell office:value-type="float" office:value="-8571.141" calcext:value-type="float">
            <text:p>-8571.141</text:p>
          </table:table-cell>
          <table:table-cell office:value-type="float" office:value="0" calcext:value-type="float">
            <text:p>0</text:p>
          </table:table-cell>
          <table:table-cell office:value-type="float" office:value="-0.06966695" calcext:value-type="float">
            <text:p>-0.0696669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1999" calcext:value-type="float">
            <text:p>8111999</text:p>
          </table:table-cell>
          <table:table-cell office:value-type="float" office:value="3.828578" calcext:value-type="float">
            <text:p>3.828578</text:p>
          </table:table-cell>
          <table:table-cell office:value-type="float" office:value="467.0774" calcext:value-type="float">
            <text:p>467.0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76838" calcext:value-type="float">
            <text:p>0.04676838</text:p>
          </table:table-cell>
          <table:table-cell office:value-type="float" office:value="16.84122" calcext:value-type="float">
            <text:p>16.84122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1488" calcext:value-type="float">
            <text:p>0.0381488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75733" calcext:value-type="float">
            <text:p>17.75733</text:p>
          </table:table-cell>
          <table:table-cell office:value-type="float" office:value="-0.1465895" calcext:value-type="float">
            <text:p>-0.1465895</text:p>
          </table:table-cell>
          <table:table-cell office:value-type="float" office:value="-0.02649085" calcext:value-type="float">
            <text:p>-0.02649085</text:p>
          </table:table-cell>
          <table:table-cell office:value-type="float" office:value="0.00000003378879" calcext:value-type="float">
            <text:p>3.378879E-08</text:p>
          </table:table-cell>
          <table:table-cell office:value-type="float" office:value="6.825453" calcext:value-type="float">
            <text:p>6.825453</text:p>
          </table:table-cell>
          <table:table-cell office:value-type="float" office:value="0.05939272" calcext:value-type="float">
            <text:p>0.05939272</text:p>
          </table:table-cell>
          <table:table-cell office:value-type="float" office:value="0.03678724" calcext:value-type="float">
            <text:p>0.03678724</text:p>
          </table:table-cell>
          <table:table-cell office:value-type="float" office:value="0.03402755" calcext:value-type="float">
            <text:p>0.03402755</text:p>
          </table:table-cell>
          <table:table-cell office:value-type="float" office:value="0.02979157" calcext:value-type="float">
            <text:p>0.02979157</text:p>
          </table:table-cell>
          <table:table-cell office:value-type="float" office:value="0.0235825" calcext:value-type="float">
            <text:p>0.0235825</text:p>
          </table:table-cell>
          <table:table-cell office:value-type="float" office:value="0.02178566" calcext:value-type="float">
            <text:p>0.02178566</text:p>
          </table:table-cell>
          <table:table-cell office:value-type="float" office:value="0.02219854" calcext:value-type="float">
            <text:p>0.02219854</text:p>
          </table:table-cell>
          <table:table-cell office:value-type="float" office:value="0.01896119" calcext:value-type="float">
            <text:p>0.01896119</text:p>
          </table:table-cell>
          <table:table-cell office:value-type="float" office:value="2.554994" calcext:value-type="float">
            <text:p>2.554994</text:p>
          </table:table-cell>
          <table:table-cell office:value-type="float" office:value="3.627892" calcext:value-type="float">
            <text:p>3.627892</text:p>
          </table:table-cell>
          <table:table-cell office:value-type="float" office:value="5.04578" calcext:value-type="float">
            <text:p>5.04578</text:p>
          </table:table-cell>
          <table:table-cell office:value-type="float" office:value="9.747057" calcext:value-type="float">
            <text:p>9.747057</text:p>
          </table:table-cell>
          <table:table-cell office:value-type="float" office:value="16.5326" calcext:value-type="float">
            <text:p>16.5326</text:p>
          </table:table-cell>
          <table:table-cell office:value-type="float" office:value="22.65526" calcext:value-type="float">
            <text:p>22.65526</text:p>
          </table:table-cell>
          <table:table-cell office:value-type="float" office:value="18.34568" calcext:value-type="float">
            <text:p>18.34568</text:p>
          </table:table-cell>
          <table:table-cell office:value-type="float" office:value="16.7076" calcext:value-type="float">
            <text:p>16.7076</text:p>
          </table:table-cell>
          <table:table-cell office:value-type="float" office:value="-8524.265" calcext:value-type="float">
            <text:p>-8524.265</text:p>
          </table:table-cell>
          <table:table-cell office:value-type="float" office:value="0" calcext:value-type="float">
            <text:p>0</text:p>
          </table:table-cell>
          <table:table-cell office:value-type="float" office:value="-0.06966695" calcext:value-type="float">
            <text:p>-0.0696669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1999" calcext:value-type="float">
            <text:p>9111999</text:p>
          </table:table-cell>
          <table:table-cell office:value-type="float" office:value="3.82627" calcext:value-type="float">
            <text:p>3.82627</text:p>
          </table:table-cell>
          <table:table-cell office:value-type="float" office:value="467.0653" calcext:value-type="float">
            <text:p>467.0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7244" calcext:value-type="float">
            <text:p>0.04687244</text:p>
          </table:table-cell>
          <table:table-cell office:value-type="float" office:value="16.82717" calcext:value-type="float">
            <text:p>16.82717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20249" calcext:value-type="float">
            <text:p>0.03820249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78335" calcext:value-type="float">
            <text:p>17.78335</text:p>
          </table:table-cell>
          <table:table-cell office:value-type="float" office:value="-0.146599" calcext:value-type="float">
            <text:p>-0.146599</text:p>
          </table:table-cell>
          <table:table-cell office:value-type="float" office:value="-0.02648752" calcext:value-type="float">
            <text:p>-0.02648752</text:p>
          </table:table-cell>
          <table:table-cell office:value-type="float" office:value="0.00000003378879" calcext:value-type="float">
            <text:p>3.378879E-08</text:p>
          </table:table-cell>
          <table:table-cell office:value-type="float" office:value="6.818221" calcext:value-type="float">
            <text:p>6.818221</text:p>
          </table:table-cell>
          <table:table-cell office:value-type="float" office:value="0.08484236" calcext:value-type="float">
            <text:p>0.08484236</text:p>
          </table:table-cell>
          <table:table-cell office:value-type="float" office:value="0.03349438" calcext:value-type="float">
            <text:p>0.03349438</text:p>
          </table:table-cell>
          <table:table-cell office:value-type="float" office:value="0.03185903" calcext:value-type="float">
            <text:p>0.03185903</text:p>
          </table:table-cell>
          <table:table-cell office:value-type="float" office:value="0.02869219" calcext:value-type="float">
            <text:p>0.02869219</text:p>
          </table:table-cell>
          <table:table-cell office:value-type="float" office:value="0.02328599" calcext:value-type="float">
            <text:p>0.02328599</text:p>
          </table:table-cell>
          <table:table-cell office:value-type="float" office:value="0.02170058" calcext:value-type="float">
            <text:p>0.02170058</text:p>
          </table:table-cell>
          <table:table-cell office:value-type="float" office:value="0.02237091" calcext:value-type="float">
            <text:p>0.02237091</text:p>
          </table:table-cell>
          <table:table-cell office:value-type="float" office:value="0.01906132" calcext:value-type="float">
            <text:p>0.01906132</text:p>
          </table:table-cell>
          <table:table-cell office:value-type="float" office:value="2.323559" calcext:value-type="float">
            <text:p>2.323559</text:p>
          </table:table-cell>
          <table:table-cell office:value-type="float" office:value="3.913716" calcext:value-type="float">
            <text:p>3.913716</text:p>
          </table:table-cell>
          <table:table-cell office:value-type="float" office:value="5.124196" calcext:value-type="float">
            <text:p>5.124196</text:p>
          </table:table-cell>
          <table:table-cell office:value-type="float" office:value="9.817183" calcext:value-type="float">
            <text:p>9.817183</text:p>
          </table:table-cell>
          <table:table-cell office:value-type="float" office:value="16.57485" calcext:value-type="float">
            <text:p>16.57485</text:p>
          </table:table-cell>
          <table:table-cell office:value-type="float" office:value="22.50393" calcext:value-type="float">
            <text:p>22.50393</text:p>
          </table:table-cell>
          <table:table-cell office:value-type="float" office:value="18.28117" calcext:value-type="float">
            <text:p>18.28117</text:p>
          </table:table-cell>
          <table:table-cell office:value-type="float" office:value="16.66068" calcext:value-type="float">
            <text:p>16.66068</text:p>
          </table:table-cell>
          <table:table-cell office:value-type="float" office:value="-8415.518" calcext:value-type="float">
            <text:p>-8415.518</text:p>
          </table:table-cell>
          <table:table-cell office:value-type="float" office:value="0" calcext:value-type="float">
            <text:p>0</text:p>
          </table:table-cell>
          <table:table-cell office:value-type="float" office:value="-0.06966747" calcext:value-type="float">
            <text:p>-0.0696674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1999" calcext:value-type="float">
            <text:p>10111999</text:p>
          </table:table-cell>
          <table:table-cell office:value-type="float" office:value="3.823641" calcext:value-type="float">
            <text:p>3.823641</text:p>
          </table:table-cell>
          <table:table-cell office:value-type="float" office:value="467.0501" calcext:value-type="float">
            <text:p>467.0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9088" calcext:value-type="float">
            <text:p>0.04689088</text:p>
          </table:table-cell>
          <table:table-cell office:value-type="float" office:value="16.82122" calcext:value-type="float">
            <text:p>16.82122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25224" calcext:value-type="float">
            <text:p>0.03825224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80402" calcext:value-type="float">
            <text:p>17.80402</text:p>
          </table:table-cell>
          <table:table-cell office:value-type="float" office:value="-0.1466424" calcext:value-type="float">
            <text:p>-0.1466424</text:p>
          </table:table-cell>
          <table:table-cell office:value-type="float" office:value="-0.02648494" calcext:value-type="float">
            <text:p>-0.02648494</text:p>
          </table:table-cell>
          <table:table-cell office:value-type="float" office:value="0.00000003378879" calcext:value-type="float">
            <text:p>3.378879E-08</text:p>
          </table:table-cell>
          <table:table-cell office:value-type="float" office:value="6.810603" calcext:value-type="float">
            <text:p>6.810603</text:p>
          </table:table-cell>
          <table:table-cell office:value-type="float" office:value="0.0930894" calcext:value-type="float">
            <text:p>0.0930894</text:p>
          </table:table-cell>
          <table:table-cell office:value-type="float" office:value="0.0338003" calcext:value-type="float">
            <text:p>0.0338003</text:p>
          </table:table-cell>
          <table:table-cell office:value-type="float" office:value="0.03141232" calcext:value-type="float">
            <text:p>0.03141232</text:p>
          </table:table-cell>
          <table:table-cell office:value-type="float" office:value="0.0280655" calcext:value-type="float">
            <text:p>0.0280655</text:p>
          </table:table-cell>
          <table:table-cell office:value-type="float" office:value="0.0228013" calcext:value-type="float">
            <text:p>0.0228013</text:p>
          </table:table-cell>
          <table:table-cell office:value-type="float" office:value="0.02130091" calcext:value-type="float">
            <text:p>0.02130091</text:p>
          </table:table-cell>
          <table:table-cell office:value-type="float" office:value="0.02229187" calcext:value-type="float">
            <text:p>0.02229187</text:p>
          </table:table-cell>
          <table:table-cell office:value-type="float" office:value="0.01910802" calcext:value-type="float">
            <text:p>0.01910802</text:p>
          </table:table-cell>
          <table:table-cell office:value-type="float" office:value="2.193418" calcext:value-type="float">
            <text:p>2.193418</text:p>
          </table:table-cell>
          <table:table-cell office:value-type="float" office:value="4.119766" calcext:value-type="float">
            <text:p>4.119766</text:p>
          </table:table-cell>
          <table:table-cell office:value-type="float" office:value="5.200885" calcext:value-type="float">
            <text:p>5.200885</text:p>
          </table:table-cell>
          <table:table-cell office:value-type="float" office:value="9.894522" calcext:value-type="float">
            <text:p>9.894522</text:p>
          </table:table-cell>
          <table:table-cell office:value-type="float" office:value="16.6281" calcext:value-type="float">
            <text:p>16.6281</text:p>
          </table:table-cell>
          <table:table-cell office:value-type="float" office:value="22.41171" calcext:value-type="float">
            <text:p>22.41171</text:p>
          </table:table-cell>
          <table:table-cell office:value-type="float" office:value="18.25381" calcext:value-type="float">
            <text:p>18.25381</text:p>
          </table:table-cell>
          <table:table-cell office:value-type="float" office:value="16.61372" calcext:value-type="float">
            <text:p>16.61372</text:p>
          </table:table-cell>
          <table:table-cell office:value-type="float" office:value="-8331.246" calcext:value-type="float">
            <text:p>-8331.246</text:p>
          </table:table-cell>
          <table:table-cell office:value-type="float" office:value="0" calcext:value-type="float">
            <text:p>0</text:p>
          </table:table-cell>
          <table:table-cell office:value-type="float" office:value="-0.06967008" calcext:value-type="float">
            <text:p>-0.0696700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1999" calcext:value-type="float">
            <text:p>11111999</text:p>
          </table:table-cell>
          <table:table-cell office:value-type="float" office:value="3.821972" calcext:value-type="float">
            <text:p>3.821972</text:p>
          </table:table-cell>
          <table:table-cell office:value-type="float" office:value="467.0395" calcext:value-type="float">
            <text:p>467.0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21289" calcext:value-type="float">
            <text:p>0.04721289</text:p>
          </table:table-cell>
          <table:table-cell office:value-type="float" office:value="16.81508" calcext:value-type="float">
            <text:p>16.81508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29813" calcext:value-type="float">
            <text:p>0.03829813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8203" calcext:value-type="float">
            <text:p>17.8203</text:p>
          </table:table-cell>
          <table:table-cell office:value-type="float" office:value="-0.1466416" calcext:value-type="float">
            <text:p>-0.1466416</text:p>
          </table:table-cell>
          <table:table-cell office:value-type="float" office:value="-0.02648326" calcext:value-type="float">
            <text:p>-0.02648326</text:p>
          </table:table-cell>
          <table:table-cell office:value-type="float" office:value="0.00000003378879" calcext:value-type="float">
            <text:p>3.378879E-08</text:p>
          </table:table-cell>
          <table:table-cell office:value-type="float" office:value="6.803999" calcext:value-type="float">
            <text:p>6.803999</text:p>
          </table:table-cell>
          <table:table-cell office:value-type="float" office:value="0.09781145" calcext:value-type="float">
            <text:p>0.09781145</text:p>
          </table:table-cell>
          <table:table-cell office:value-type="float" office:value="0.0362114" calcext:value-type="float">
            <text:p>0.0362114</text:p>
          </table:table-cell>
          <table:table-cell office:value-type="float" office:value="0.03262451" calcext:value-type="float">
            <text:p>0.03262451</text:p>
          </table:table-cell>
          <table:table-cell office:value-type="float" office:value="0.02891653" calcext:value-type="float">
            <text:p>0.02891653</text:p>
          </table:table-cell>
          <table:table-cell office:value-type="float" office:value="0.0231954" calcext:value-type="float">
            <text:p>0.0231954</text:p>
          </table:table-cell>
          <table:table-cell office:value-type="float" office:value="0.02155503" calcext:value-type="float">
            <text:p>0.02155503</text:p>
          </table:table-cell>
          <table:table-cell office:value-type="float" office:value="0.02239585" calcext:value-type="float">
            <text:p>0.02239585</text:p>
          </table:table-cell>
          <table:table-cell office:value-type="float" office:value="0.0191605" calcext:value-type="float">
            <text:p>0.0191605</text:p>
          </table:table-cell>
          <table:table-cell office:value-type="float" office:value="1.972079" calcext:value-type="float">
            <text:p>1.972079</text:p>
          </table:table-cell>
          <table:table-cell office:value-type="float" office:value="4.416333" calcext:value-type="float">
            <text:p>4.416333</text:p>
          </table:table-cell>
          <table:table-cell office:value-type="float" office:value="5.254583" calcext:value-type="float">
            <text:p>5.254583</text:p>
          </table:table-cell>
          <table:table-cell office:value-type="float" office:value="9.954441" calcext:value-type="float">
            <text:p>9.954441</text:p>
          </table:table-cell>
          <table:table-cell office:value-type="float" office:value="16.66933" calcext:value-type="float">
            <text:p>16.66933</text:p>
          </table:table-cell>
          <table:table-cell office:value-type="float" office:value="22.32164" calcext:value-type="float">
            <text:p>22.32164</text:p>
          </table:table-cell>
          <table:table-cell office:value-type="float" office:value="18.24537" calcext:value-type="float">
            <text:p>18.24537</text:p>
          </table:table-cell>
          <table:table-cell office:value-type="float" office:value="16.56925" calcext:value-type="float">
            <text:p>16.56925</text:p>
          </table:table-cell>
          <table:table-cell office:value-type="float" office:value="-8265.188" calcext:value-type="float">
            <text:p>-8265.188</text:p>
          </table:table-cell>
          <table:table-cell office:value-type="float" office:value="0" calcext:value-type="float">
            <text:p>0</text:p>
          </table:table-cell>
          <table:table-cell office:value-type="float" office:value="-0.06967016" calcext:value-type="float">
            <text:p>-0.069670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1999" calcext:value-type="float">
            <text:p>12111999</text:p>
          </table:table-cell>
          <table:table-cell office:value-type="float" office:value="3.820651" calcext:value-type="float">
            <text:p>3.820651</text:p>
          </table:table-cell>
          <table:table-cell office:value-type="float" office:value="467.0304" calcext:value-type="float">
            <text:p>467.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746" calcext:value-type="float">
            <text:p>0.04835746</text:p>
          </table:table-cell>
          <table:table-cell office:value-type="float" office:value="16.81302" calcext:value-type="float">
            <text:p>16.81302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34255" calcext:value-type="float">
            <text:p>0.03834255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83349" calcext:value-type="float">
            <text:p>17.83349</text:p>
          </table:table-cell>
          <table:table-cell office:value-type="float" office:value="-0.146645" calcext:value-type="float">
            <text:p>-0.146645</text:p>
          </table:table-cell>
          <table:table-cell office:value-type="float" office:value="-0.02648211" calcext:value-type="float">
            <text:p>-0.02648211</text:p>
          </table:table-cell>
          <table:table-cell office:value-type="float" office:value="0.00000003378879" calcext:value-type="float">
            <text:p>3.378879E-08</text:p>
          </table:table-cell>
          <table:table-cell office:value-type="float" office:value="6.798048" calcext:value-type="float">
            <text:p>6.798048</text:p>
          </table:table-cell>
          <table:table-cell office:value-type="float" office:value="0.1485154" calcext:value-type="float">
            <text:p>0.1485154</text:p>
          </table:table-cell>
          <table:table-cell office:value-type="float" office:value="0.0461239" calcext:value-type="float">
            <text:p>0.0461239</text:p>
          </table:table-cell>
          <table:table-cell office:value-type="float" office:value="0.03439173" calcext:value-type="float">
            <text:p>0.03439173</text:p>
          </table:table-cell>
          <table:table-cell office:value-type="float" office:value="0.03008953" calcext:value-type="float">
            <text:p>0.03008953</text:p>
          </table:table-cell>
          <table:table-cell office:value-type="float" office:value="0.02379294" calcext:value-type="float">
            <text:p>0.02379294</text:p>
          </table:table-cell>
          <table:table-cell office:value-type="float" office:value="0.0219607" calcext:value-type="float">
            <text:p>0.0219607</text:p>
          </table:table-cell>
          <table:table-cell office:value-type="float" office:value="0.02260522" calcext:value-type="float">
            <text:p>0.02260522</text:p>
          </table:table-cell>
          <table:table-cell office:value-type="float" office:value="0.01924672" calcext:value-type="float">
            <text:p>0.01924672</text:p>
          </table:table-cell>
          <table:table-cell office:value-type="float" office:value="2.035332" calcext:value-type="float">
            <text:p>2.035332</text:p>
          </table:table-cell>
          <table:table-cell office:value-type="float" office:value="4.488883" calcext:value-type="float">
            <text:p>4.488883</text:p>
          </table:table-cell>
          <table:table-cell office:value-type="float" office:value="5.423173" calcext:value-type="float">
            <text:p>5.423173</text:p>
          </table:table-cell>
          <table:table-cell office:value-type="float" office:value="9.987335" calcext:value-type="float">
            <text:p>9.987335</text:p>
          </table:table-cell>
          <table:table-cell office:value-type="float" office:value="16.67805" calcext:value-type="float">
            <text:p>16.67805</text:p>
          </table:table-cell>
          <table:table-cell office:value-type="float" office:value="22.22694" calcext:value-type="float">
            <text:p>22.22694</text:p>
          </table:table-cell>
          <table:table-cell office:value-type="float" office:value="18.24202" calcext:value-type="float">
            <text:p>18.24202</text:p>
          </table:table-cell>
          <table:table-cell office:value-type="float" office:value="16.52888" calcext:value-type="float">
            <text:p>16.52888</text:p>
          </table:table-cell>
          <table:table-cell office:value-type="float" office:value="-8209.931" calcext:value-type="float">
            <text:p>-8209.931</text:p>
          </table:table-cell>
          <table:table-cell office:value-type="float" office:value="0" calcext:value-type="float">
            <text:p>0</text:p>
          </table:table-cell>
          <table:table-cell office:value-type="float" office:value="-0.06967028" calcext:value-type="float">
            <text:p>-0.0696702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1999" calcext:value-type="float">
            <text:p>13111999</text:p>
          </table:table-cell>
          <table:table-cell office:value-type="float" office:value="3.819032" calcext:value-type="float">
            <text:p>3.819032</text:p>
          </table:table-cell>
          <table:table-cell office:value-type="float" office:value="467.0207" calcext:value-type="float">
            <text:p>467.0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81785" calcext:value-type="float">
            <text:p>0.04781785</text:p>
          </table:table-cell>
          <table:table-cell office:value-type="float" office:value="16.80232" calcext:value-type="float">
            <text:p>16.80232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40332" calcext:value-type="float">
            <text:p>0.03840332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85436" calcext:value-type="float">
            <text:p>17.85436</text:p>
          </table:table-cell>
          <table:table-cell office:value-type="float" office:value="-0.1466469" calcext:value-type="float">
            <text:p>-0.1466469</text:p>
          </table:table-cell>
          <table:table-cell office:value-type="float" office:value="-0.0264805" calcext:value-type="float">
            <text:p>-0.0264805</text:p>
          </table:table-cell>
          <table:table-cell office:value-type="float" office:value="0.00000003378879" calcext:value-type="float">
            <text:p>3.378879E-08</text:p>
          </table:table-cell>
          <table:table-cell office:value-type="float" office:value="6.792401" calcext:value-type="float">
            <text:p>6.792401</text:p>
          </table:table-cell>
          <table:table-cell office:value-type="float" office:value="0.1109627" calcext:value-type="float">
            <text:p>0.1109627</text:p>
          </table:table-cell>
          <table:table-cell office:value-type="float" office:value="0.04108969" calcext:value-type="float">
            <text:p>0.04108969</text:p>
          </table:table-cell>
          <table:table-cell office:value-type="float" office:value="0.03390348" calcext:value-type="float">
            <text:p>0.03390348</text:p>
          </table:table-cell>
          <table:table-cell office:value-type="float" office:value="0.02999333" calcext:value-type="float">
            <text:p>0.02999333</text:p>
          </table:table-cell>
          <table:table-cell office:value-type="float" office:value="0.0238472" calcext:value-type="float">
            <text:p>0.0238472</text:p>
          </table:table-cell>
          <table:table-cell office:value-type="float" office:value="0.02200561" calcext:value-type="float">
            <text:p>0.02200561</text:p>
          </table:table-cell>
          <table:table-cell office:value-type="float" office:value="0.02276297" calcext:value-type="float">
            <text:p>0.02276297</text:p>
          </table:table-cell>
          <table:table-cell office:value-type="float" office:value="0.01934103" calcext:value-type="float">
            <text:p>0.01934103</text:p>
          </table:table-cell>
          <table:table-cell office:value-type="float" office:value="1.964809" calcext:value-type="float">
            <text:p>1.964809</text:p>
          </table:table-cell>
          <table:table-cell office:value-type="float" office:value="3.801416" calcext:value-type="float">
            <text:p>3.801416</text:p>
          </table:table-cell>
          <table:table-cell office:value-type="float" office:value="5.487833" calcext:value-type="float">
            <text:p>5.487833</text:p>
          </table:table-cell>
          <table:table-cell office:value-type="float" office:value="10.03816" calcext:value-type="float">
            <text:p>10.03816</text:p>
          </table:table-cell>
          <table:table-cell office:value-type="float" office:value="16.75019" calcext:value-type="float">
            <text:p>16.75019</text:p>
          </table:table-cell>
          <table:table-cell office:value-type="float" office:value="22.24885" calcext:value-type="float">
            <text:p>22.24885</text:p>
          </table:table-cell>
          <table:table-cell office:value-type="float" office:value="18.25035" calcext:value-type="float">
            <text:p>18.25035</text:p>
          </table:table-cell>
          <table:table-cell office:value-type="float" office:value="16.49118" calcext:value-type="float">
            <text:p>16.49118</text:p>
          </table:table-cell>
          <table:table-cell office:value-type="float" office:value="-8142.824" calcext:value-type="float">
            <text:p>-8142.824</text:p>
          </table:table-cell>
          <table:table-cell office:value-type="float" office:value="0" calcext:value-type="float">
            <text:p>0</text:p>
          </table:table-cell>
          <table:table-cell office:value-type="float" office:value="-0.06967028" calcext:value-type="float">
            <text:p>-0.0696702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1999" calcext:value-type="float">
            <text:p>14111999</text:p>
          </table:table-cell>
          <table:table-cell office:value-type="float" office:value="3.816848" calcext:value-type="float">
            <text:p>3.816848</text:p>
          </table:table-cell>
          <table:table-cell office:value-type="float" office:value="467.0092" calcext:value-type="float">
            <text:p>467.0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0354" calcext:value-type="float">
            <text:p>0.04740354</text:p>
          </table:table-cell>
          <table:table-cell office:value-type="float" office:value="16.78768" calcext:value-type="float">
            <text:p>16.78768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47374" calcext:value-type="float">
            <text:p>0.03847374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88257" calcext:value-type="float">
            <text:p>17.88257</text:p>
          </table:table-cell>
          <table:table-cell office:value-type="float" office:value="-0.1466494" calcext:value-type="float">
            <text:p>-0.1466494</text:p>
          </table:table-cell>
          <table:table-cell office:value-type="float" office:value="-0.02647851" calcext:value-type="float">
            <text:p>-0.02647851</text:p>
          </table:table-cell>
          <table:table-cell office:value-type="float" office:value="0.00000003378879" calcext:value-type="float">
            <text:p>3.378879E-08</text:p>
          </table:table-cell>
          <table:table-cell office:value-type="float" office:value="6.786365" calcext:value-type="float">
            <text:p>6.786365</text:p>
          </table:table-cell>
          <table:table-cell office:value-type="float" office:value="0.09404693" calcext:value-type="float">
            <text:p>0.09404693</text:p>
          </table:table-cell>
          <table:table-cell office:value-type="float" office:value="0.03774873" calcext:value-type="float">
            <text:p>0.03774873</text:p>
          </table:table-cell>
          <table:table-cell office:value-type="float" office:value="0.03262351" calcext:value-type="float">
            <text:p>0.03262351</text:p>
          </table:table-cell>
          <table:table-cell office:value-type="float" office:value="0.02906367" calcext:value-type="float">
            <text:p>0.02906367</text:p>
          </table:table-cell>
          <table:table-cell office:value-type="float" office:value="0.02340464" calcext:value-type="float">
            <text:p>0.02340464</text:p>
          </table:table-cell>
          <table:table-cell office:value-type="float" office:value="0.02172672" calcext:value-type="float">
            <text:p>0.02172672</text:p>
          </table:table-cell>
          <table:table-cell office:value-type="float" office:value="0.02278743" calcext:value-type="float">
            <text:p>0.02278743</text:p>
          </table:table-cell>
          <table:table-cell office:value-type="float" office:value="0.01940992" calcext:value-type="float">
            <text:p>0.01940992</text:p>
          </table:table-cell>
          <table:table-cell office:value-type="float" office:value="2.082854" calcext:value-type="float">
            <text:p>2.082854</text:p>
          </table:table-cell>
          <table:table-cell office:value-type="float" office:value="3.350924" calcext:value-type="float">
            <text:p>3.350924</text:p>
          </table:table-cell>
          <table:table-cell office:value-type="float" office:value="5.475551" calcext:value-type="float">
            <text:p>5.475551</text:p>
          </table:table-cell>
          <table:table-cell office:value-type="float" office:value="10.02313" calcext:value-type="float">
            <text:p>10.02313</text:p>
          </table:table-cell>
          <table:table-cell office:value-type="float" office:value="16.74904" calcext:value-type="float">
            <text:p>16.74904</text:p>
          </table:table-cell>
          <table:table-cell office:value-type="float" office:value="22.26921" calcext:value-type="float">
            <text:p>22.26921</text:p>
          </table:table-cell>
          <table:table-cell office:value-type="float" office:value="18.27885" calcext:value-type="float">
            <text:p>18.27885</text:p>
          </table:table-cell>
          <table:table-cell office:value-type="float" office:value="16.45707" calcext:value-type="float">
            <text:p>16.45707</text:p>
          </table:table-cell>
          <table:table-cell office:value-type="float" office:value="-8058.369" calcext:value-type="float">
            <text:p>-8058.369</text:p>
          </table:table-cell>
          <table:table-cell office:value-type="float" office:value="0" calcext:value-type="float">
            <text:p>0</text:p>
          </table:table-cell>
          <table:table-cell office:value-type="float" office:value="-0.06967053" calcext:value-type="float">
            <text:p>-0.0696705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1999" calcext:value-type="float">
            <text:p>15111999</text:p>
          </table:table-cell>
          <table:table-cell office:value-type="float" office:value="3.815294" calcext:value-type="float">
            <text:p>3.815294</text:p>
          </table:table-cell>
          <table:table-cell office:value-type="float" office:value="466.9995" calcext:value-type="float">
            <text:p>466.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38836" calcext:value-type="float">
            <text:p>0.04738836</text:p>
          </table:table-cell>
          <table:table-cell office:value-type="float" office:value="16.77725" calcext:value-type="float">
            <text:p>16.77725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5246" calcext:value-type="float">
            <text:p>0.0385246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90247" calcext:value-type="float">
            <text:p>17.90247</text:p>
          </table:table-cell>
          <table:table-cell office:value-type="float" office:value="-0.1466492" calcext:value-type="float">
            <text:p>-0.1466492</text:p>
          </table:table-cell>
          <table:table-cell office:value-type="float" office:value="-0.02647617" calcext:value-type="float">
            <text:p>-0.02647617</text:p>
          </table:table-cell>
          <table:table-cell office:value-type="float" office:value="0.00000003378879" calcext:value-type="float">
            <text:p>3.378879E-08</text:p>
          </table:table-cell>
          <table:table-cell office:value-type="float" office:value="6.78045" calcext:value-type="float">
            <text:p>6.78045</text:p>
          </table:table-cell>
          <table:table-cell office:value-type="float" office:value="0.08381154" calcext:value-type="float">
            <text:p>0.08381154</text:p>
          </table:table-cell>
          <table:table-cell office:value-type="float" office:value="0.03703377" calcext:value-type="float">
            <text:p>0.03703377</text:p>
          </table:table-cell>
          <table:table-cell office:value-type="float" office:value="0.03315698" calcext:value-type="float">
            <text:p>0.03315698</text:p>
          </table:table-cell>
          <table:table-cell office:value-type="float" office:value="0.0295397" calcext:value-type="float">
            <text:p>0.0295397</text:p>
          </table:table-cell>
          <table:table-cell office:value-type="float" office:value="0.02358398" calcext:value-type="float">
            <text:p>0.02358398</text:p>
          </table:table-cell>
          <table:table-cell office:value-type="float" office:value="0.02185767" calcext:value-type="float">
            <text:p>0.02185767</text:p>
          </table:table-cell>
          <table:table-cell office:value-type="float" office:value="0.02285955" calcext:value-type="float">
            <text:p>0.02285955</text:p>
          </table:table-cell>
          <table:table-cell office:value-type="float" office:value="0.01946579" calcext:value-type="float">
            <text:p>0.01946579</text:p>
          </table:table-cell>
          <table:table-cell office:value-type="float" office:value="2.942044" calcext:value-type="float">
            <text:p>2.942044</text:p>
          </table:table-cell>
          <table:table-cell office:value-type="float" office:value="3.529803" calcext:value-type="float">
            <text:p>3.529803</text:p>
          </table:table-cell>
          <table:table-cell office:value-type="float" office:value="5.400423" calcext:value-type="float">
            <text:p>5.400423</text:p>
          </table:table-cell>
          <table:table-cell office:value-type="float" office:value="9.94326" calcext:value-type="float">
            <text:p>9.94326</text:p>
          </table:table-cell>
          <table:table-cell office:value-type="float" office:value="16.67845" calcext:value-type="float">
            <text:p>16.67845</text:p>
          </table:table-cell>
          <table:table-cell office:value-type="float" office:value="22.20885" calcext:value-type="float">
            <text:p>22.20885</text:p>
          </table:table-cell>
          <table:table-cell office:value-type="float" office:value="18.30228" calcext:value-type="float">
            <text:p>18.30228</text:p>
          </table:table-cell>
          <table:table-cell office:value-type="float" office:value="16.42581" calcext:value-type="float">
            <text:p>16.42581</text:p>
          </table:table-cell>
          <table:table-cell office:value-type="float" office:value="-7990.978" calcext:value-type="float">
            <text:p>-7990.978</text:p>
          </table:table-cell>
          <table:table-cell office:value-type="float" office:value="0" calcext:value-type="float">
            <text:p>0</text:p>
          </table:table-cell>
          <table:table-cell office:value-type="float" office:value="-0.06967053" calcext:value-type="float">
            <text:p>-0.0696705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1999" calcext:value-type="float">
            <text:p>16111999</text:p>
          </table:table-cell>
          <table:table-cell office:value-type="float" office:value="3.814222" calcext:value-type="float">
            <text:p>3.814222</text:p>
          </table:table-cell>
          <table:table-cell office:value-type="float" office:value="466.9918" calcext:value-type="float">
            <text:p>466.9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68226" calcext:value-type="float">
            <text:p>0.04768226</text:p>
          </table:table-cell>
          <table:table-cell office:value-type="float" office:value="16.77242" calcext:value-type="float">
            <text:p>16.77242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56845" calcext:value-type="float">
            <text:p>0.03856845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9146" calcext:value-type="float">
            <text:p>17.9146</text:p>
          </table:table-cell>
          <table:table-cell office:value-type="float" office:value="-0.1466483" calcext:value-type="float">
            <text:p>-0.1466483</text:p>
          </table:table-cell>
          <table:table-cell office:value-type="float" office:value="-0.02647303" calcext:value-type="float">
            <text:p>-0.02647303</text:p>
          </table:table-cell>
          <table:table-cell office:value-type="float" office:value="0.0000000339384" calcext:value-type="float">
            <text:p>3.39384E-08</text:p>
          </table:table-cell>
          <table:table-cell office:value-type="float" office:value="6.774952" calcext:value-type="float">
            <text:p>6.774952</text:p>
          </table:table-cell>
          <table:table-cell office:value-type="float" office:value="0.07769138" calcext:value-type="float">
            <text:p>0.07769138</text:p>
          </table:table-cell>
          <table:table-cell office:value-type="float" office:value="0.03940494" calcext:value-type="float">
            <text:p>0.03940494</text:p>
          </table:table-cell>
          <table:table-cell office:value-type="float" office:value="0.0348598" calcext:value-type="float">
            <text:p>0.0348598</text:p>
          </table:table-cell>
          <table:table-cell office:value-type="float" office:value="0.03090347" calcext:value-type="float">
            <text:p>0.03090347</text:p>
          </table:table-cell>
          <table:table-cell office:value-type="float" office:value="0.02430416" calcext:value-type="float">
            <text:p>0.02430416</text:p>
          </table:table-cell>
          <table:table-cell office:value-type="float" office:value="0.02233719" calcext:value-type="float">
            <text:p>0.02233719</text:p>
          </table:table-cell>
          <table:table-cell office:value-type="float" office:value="0.02304226" calcext:value-type="float">
            <text:p>0.02304226</text:p>
          </table:table-cell>
          <table:table-cell office:value-type="float" office:value="0.01954538" calcext:value-type="float">
            <text:p>0.01954538</text:p>
          </table:table-cell>
          <table:table-cell office:value-type="float" office:value="2.916726" calcext:value-type="float">
            <text:p>2.916726</text:p>
          </table:table-cell>
          <table:table-cell office:value-type="float" office:value="4.312072" calcext:value-type="float">
            <text:p>4.312072</text:p>
          </table:table-cell>
          <table:table-cell office:value-type="float" office:value="5.420322" calcext:value-type="float">
            <text:p>5.420322</text:p>
          </table:table-cell>
          <table:table-cell office:value-type="float" office:value="9.947726" calcext:value-type="float">
            <text:p>9.947726</text:p>
          </table:table-cell>
          <table:table-cell office:value-type="float" office:value="16.61654" calcext:value-type="float">
            <text:p>16.61654</text:p>
          </table:table-cell>
          <table:table-cell office:value-type="float" office:value="22.07901" calcext:value-type="float">
            <text:p>22.07901</text:p>
          </table:table-cell>
          <table:table-cell office:value-type="float" office:value="18.30344" calcext:value-type="float">
            <text:p>18.30344</text:p>
          </table:table-cell>
          <table:table-cell office:value-type="float" office:value="16.395" calcext:value-type="float">
            <text:p>16.395</text:p>
          </table:table-cell>
          <table:table-cell office:value-type="float" office:value="-7947.21" calcext:value-type="float">
            <text:p>-7947.21</text:p>
          </table:table-cell>
          <table:table-cell office:value-type="float" office:value="0" calcext:value-type="float">
            <text:p>0</text:p>
          </table:table-cell>
          <table:table-cell office:value-type="float" office:value="-0.06967053" calcext:value-type="float">
            <text:p>-0.0696705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1999" calcext:value-type="float">
            <text:p>17111999</text:p>
          </table:table-cell>
          <table:table-cell office:value-type="float" office:value="3.813221" calcext:value-type="float">
            <text:p>3.813221</text:p>
          </table:table-cell>
          <table:table-cell office:value-type="float" office:value="466.9846" calcext:value-type="float">
            <text:p>466.9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85494" calcext:value-type="float">
            <text:p>0.04785494</text:p>
          </table:table-cell>
          <table:table-cell office:value-type="float" office:value="16.7702" calcext:value-type="float">
            <text:p>16.7702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61091" calcext:value-type="float">
            <text:p>0.03861091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92344" calcext:value-type="float">
            <text:p>17.92344</text:p>
          </table:table-cell>
          <table:table-cell office:value-type="float" office:value="-0.1466471" calcext:value-type="float">
            <text:p>-0.1466471</text:p>
          </table:table-cell>
          <table:table-cell office:value-type="float" office:value="-0.02646811" calcext:value-type="float">
            <text:p>-0.02646811</text:p>
          </table:table-cell>
          <table:table-cell office:value-type="float" office:value="0.0000000344096" calcext:value-type="float">
            <text:p>3.44096E-08</text:p>
          </table:table-cell>
          <table:table-cell office:value-type="float" office:value="6.769686" calcext:value-type="float">
            <text:p>6.769686</text:p>
          </table:table-cell>
          <table:table-cell office:value-type="float" office:value="0.07082859" calcext:value-type="float">
            <text:p>0.07082859</text:p>
          </table:table-cell>
          <table:table-cell office:value-type="float" office:value="0.0401552" calcext:value-type="float">
            <text:p>0.0401552</text:p>
          </table:table-cell>
          <table:table-cell office:value-type="float" office:value="0.03570701" calcext:value-type="float">
            <text:p>0.03570701</text:p>
          </table:table-cell>
          <table:table-cell office:value-type="float" office:value="0.03176968" calcext:value-type="float">
            <text:p>0.03176968</text:p>
          </table:table-cell>
          <table:table-cell office:value-type="float" office:value="0.02489264" calcext:value-type="float">
            <text:p>0.02489264</text:p>
          </table:table-cell>
          <table:table-cell office:value-type="float" office:value="0.02282272" calcext:value-type="float">
            <text:p>0.02282272</text:p>
          </table:table-cell>
          <table:table-cell office:value-type="float" office:value="0.0232763" calcext:value-type="float">
            <text:p>0.0232763</text:p>
          </table:table-cell>
          <table:table-cell office:value-type="float" office:value="0.01964971" calcext:value-type="float">
            <text:p>0.01964971</text:p>
          </table:table-cell>
          <table:table-cell office:value-type="float" office:value="3.01282" calcext:value-type="float">
            <text:p>3.01282</text:p>
          </table:table-cell>
          <table:table-cell office:value-type="float" office:value="5.342284" calcext:value-type="float">
            <text:p>5.342284</text:p>
          </table:table-cell>
          <table:table-cell office:value-type="float" office:value="5.508914" calcext:value-type="float">
            <text:p>5.508914</text:p>
          </table:table-cell>
          <table:table-cell office:value-type="float" office:value="9.953487" calcext:value-type="float">
            <text:p>9.953487</text:p>
          </table:table-cell>
          <table:table-cell office:value-type="float" office:value="16.50871" calcext:value-type="float">
            <text:p>16.50871</text:p>
          </table:table-cell>
          <table:table-cell office:value-type="float" office:value="21.88825" calcext:value-type="float">
            <text:p>21.88825</text:p>
          </table:table-cell>
          <table:table-cell office:value-type="float" office:value="18.29385" calcext:value-type="float">
            <text:p>18.29385</text:p>
          </table:table-cell>
          <table:table-cell office:value-type="float" office:value="16.3634" calcext:value-type="float">
            <text:p>16.3634</text:p>
          </table:table-cell>
          <table:table-cell office:value-type="float" office:value="-7903.611" calcext:value-type="float">
            <text:p>-7903.611</text:p>
          </table:table-cell>
          <table:table-cell office:value-type="float" office:value="0" calcext:value-type="float">
            <text:p>0</text:p>
          </table:table-cell>
          <table:table-cell office:value-type="float" office:value="-0.06967053" calcext:value-type="float">
            <text:p>-0.0696705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1999" calcext:value-type="float">
            <text:p>18111999</text:p>
          </table:table-cell>
          <table:table-cell office:value-type="float" office:value="3.812238" calcext:value-type="float">
            <text:p>3.812238</text:p>
          </table:table-cell>
          <table:table-cell office:value-type="float" office:value="466.9778" calcext:value-type="float">
            <text:p>466.9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93777" calcext:value-type="float">
            <text:p>0.04793777</text:p>
          </table:table-cell>
          <table:table-cell office:value-type="float" office:value="16.76921" calcext:value-type="float">
            <text:p>16.76921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65243" calcext:value-type="float">
            <text:p>0.03865243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93117" calcext:value-type="float">
            <text:p>17.93117</text:p>
          </table:table-cell>
          <table:table-cell office:value-type="float" office:value="-0.1466483" calcext:value-type="float">
            <text:p>-0.1466483</text:p>
          </table:table-cell>
          <table:table-cell office:value-type="float" office:value="-0.02646239" calcext:value-type="float">
            <text:p>-0.02646239</text:p>
          </table:table-cell>
          <table:table-cell office:value-type="float" office:value="0.0000000344096" calcext:value-type="float">
            <text:p>3.44096E-08</text:p>
          </table:table-cell>
          <table:table-cell office:value-type="float" office:value="6.764452" calcext:value-type="float">
            <text:p>6.764452</text:p>
          </table:table-cell>
          <table:table-cell office:value-type="float" office:value="0.06809935" calcext:value-type="float">
            <text:p>0.06809935</text:p>
          </table:table-cell>
          <table:table-cell office:value-type="float" office:value="0.03903111" calcext:value-type="float">
            <text:p>0.03903111</text:p>
          </table:table-cell>
          <table:table-cell office:value-type="float" office:value="0.03588931" calcext:value-type="float">
            <text:p>0.03588931</text:p>
          </table:table-cell>
          <table:table-cell office:value-type="float" office:value="0.03208815" calcext:value-type="float">
            <text:p>0.03208815</text:p>
          </table:table-cell>
          <table:table-cell office:value-type="float" office:value="0.02519767" calcext:value-type="float">
            <text:p>0.02519767</text:p>
          </table:table-cell>
          <table:table-cell office:value-type="float" office:value="0.0231061" calcext:value-type="float">
            <text:p>0.0231061</text:p>
          </table:table-cell>
          <table:table-cell office:value-type="float" office:value="0.02348738" calcext:value-type="float">
            <text:p>0.02348738</text:p>
          </table:table-cell>
          <table:table-cell office:value-type="float" office:value="0.01975883" calcext:value-type="float">
            <text:p>0.01975883</text:p>
          </table:table-cell>
          <table:table-cell office:value-type="float" office:value="3.263521" calcext:value-type="float">
            <text:p>3.263521</text:p>
          </table:table-cell>
          <table:table-cell office:value-type="float" office:value="6.008834" calcext:value-type="float">
            <text:p>6.008834</text:p>
          </table:table-cell>
          <table:table-cell office:value-type="float" office:value="5.697761" calcext:value-type="float">
            <text:p>5.697761</text:p>
          </table:table-cell>
          <table:table-cell office:value-type="float" office:value="10.00161" calcext:value-type="float">
            <text:p>10.00161</text:p>
          </table:table-cell>
          <table:table-cell office:value-type="float" office:value="16.43418" calcext:value-type="float">
            <text:p>16.43418</text:p>
          </table:table-cell>
          <table:table-cell office:value-type="float" office:value="21.64772" calcext:value-type="float">
            <text:p>21.64772</text:p>
          </table:table-cell>
          <table:table-cell office:value-type="float" office:value="18.26271" calcext:value-type="float">
            <text:p>18.26271</text:p>
          </table:table-cell>
          <table:table-cell office:value-type="float" office:value="16.33192" calcext:value-type="float">
            <text:p>16.33192</text:p>
          </table:table-cell>
          <table:table-cell office:value-type="float" office:value="-7859.094" calcext:value-type="float">
            <text:p>-7859.094</text:p>
          </table:table-cell>
          <table:table-cell office:value-type="float" office:value="0" calcext:value-type="float">
            <text:p>0</text:p>
          </table:table-cell>
          <table:table-cell office:value-type="float" office:value="-0.06967053" calcext:value-type="float">
            <text:p>-0.0696705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1999" calcext:value-type="float">
            <text:p>19111999</text:p>
          </table:table-cell>
          <table:table-cell office:value-type="float" office:value="3.811031" calcext:value-type="float">
            <text:p>3.811031</text:p>
          </table:table-cell>
          <table:table-cell office:value-type="float" office:value="466.9703" calcext:value-type="float">
            <text:p>466.9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78429" calcext:value-type="float">
            <text:p>0.04778429</text:p>
          </table:table-cell>
          <table:table-cell office:value-type="float" office:value="16.76882" calcext:value-type="float">
            <text:p>16.76882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69325" calcext:value-type="float">
            <text:p>0.03869325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93891" calcext:value-type="float">
            <text:p>17.93891</text:p>
          </table:table-cell>
          <table:table-cell office:value-type="float" office:value="-0.1466492" calcext:value-type="float">
            <text:p>-0.1466492</text:p>
          </table:table-cell>
          <table:table-cell office:value-type="float" office:value="-0.02645682" calcext:value-type="float">
            <text:p>-0.02645682</text:p>
          </table:table-cell>
          <table:table-cell office:value-type="float" office:value="0.00000003441737" calcext:value-type="float">
            <text:p>3.441737E-08</text:p>
          </table:table-cell>
          <table:table-cell office:value-type="float" office:value="6.75914" calcext:value-type="float">
            <text:p>6.75914</text:p>
          </table:table-cell>
          <table:table-cell office:value-type="float" office:value="0.05524372" calcext:value-type="float">
            <text:p>0.05524372</text:p>
          </table:table-cell>
          <table:table-cell office:value-type="float" office:value="0.03517878" calcext:value-type="float">
            <text:p>0.03517878</text:p>
          </table:table-cell>
          <table:table-cell office:value-type="float" office:value="0.03612208" calcext:value-type="float">
            <text:p>0.03612208</text:p>
          </table:table-cell>
          <table:table-cell office:value-type="float" office:value="0.03212857" calcext:value-type="float">
            <text:p>0.03212857</text:p>
          </table:table-cell>
          <table:table-cell office:value-type="float" office:value="0.02516114" calcext:value-type="float">
            <text:p>0.02516114</text:p>
          </table:table-cell>
          <table:table-cell office:value-type="float" office:value="0.02309831" calcext:value-type="float">
            <text:p>0.02309831</text:p>
          </table:table-cell>
          <table:table-cell office:value-type="float" office:value="0.02363766" calcext:value-type="float">
            <text:p>0.02363766</text:p>
          </table:table-cell>
          <table:table-cell office:value-type="float" office:value="0.01985978" calcext:value-type="float">
            <text:p>0.01985978</text:p>
          </table:table-cell>
          <table:table-cell office:value-type="float" office:value="3.426789" calcext:value-type="float">
            <text:p>3.426789</text:p>
          </table:table-cell>
          <table:table-cell office:value-type="float" office:value="4.619407" calcext:value-type="float">
            <text:p>4.619407</text:p>
          </table:table-cell>
          <table:table-cell office:value-type="float" office:value="6.176354" calcext:value-type="float">
            <text:p>6.176354</text:p>
          </table:table-cell>
          <table:table-cell office:value-type="float" office:value="10.28189" calcext:value-type="float">
            <text:p>10.28189</text:p>
          </table:table-cell>
          <table:table-cell office:value-type="float" office:value="16.50344" calcext:value-type="float">
            <text:p>16.50344</text:p>
          </table:table-cell>
          <table:table-cell office:value-type="float" office:value="21.42287" calcext:value-type="float">
            <text:p>21.42287</text:p>
          </table:table-cell>
          <table:table-cell office:value-type="float" office:value="18.21943" calcext:value-type="float">
            <text:p>18.21943</text:p>
          </table:table-cell>
          <table:table-cell office:value-type="float" office:value="16.29877" calcext:value-type="float">
            <text:p>16.29877</text:p>
          </table:table-cell>
          <table:table-cell office:value-type="float" office:value="-7788.909" calcext:value-type="float">
            <text:p>-7788.909</text:p>
          </table:table-cell>
          <table:table-cell office:value-type="float" office:value="0" calcext:value-type="float">
            <text:p>0</text:p>
          </table:table-cell>
          <table:table-cell office:value-type="float" office:value="-0.06967053" calcext:value-type="float">
            <text:p>-0.0696705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1999" calcext:value-type="float">
            <text:p>20111999</text:p>
          </table:table-cell>
          <table:table-cell office:value-type="float" office:value="3.809228" calcext:value-type="float">
            <text:p>3.809228</text:p>
          </table:table-cell>
          <table:table-cell office:value-type="float" office:value="466.9605" calcext:value-type="float">
            <text:p>466.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54462" calcext:value-type="float">
            <text:p>0.04754462</text:p>
          </table:table-cell>
          <table:table-cell office:value-type="float" office:value="16.77289" calcext:value-type="float">
            <text:p>16.77289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73366" calcext:value-type="float">
            <text:p>0.03873366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94562" calcext:value-type="float">
            <text:p>17.94562</text:p>
          </table:table-cell>
          <table:table-cell office:value-type="float" office:value="-0.146653" calcext:value-type="float">
            <text:p>-0.146653</text:p>
          </table:table-cell>
          <table:table-cell office:value-type="float" office:value="-0.02645224" calcext:value-type="float">
            <text:p>-0.02645224</text:p>
          </table:table-cell>
          <table:table-cell office:value-type="float" office:value="0.00000003754688" calcext:value-type="float">
            <text:p>3.754688E-08</text:p>
          </table:table-cell>
          <table:table-cell office:value-type="float" office:value="6.753188" calcext:value-type="float">
            <text:p>6.753188</text:p>
          </table:table-cell>
          <table:table-cell office:value-type="float" office:value="0.05768702" calcext:value-type="float">
            <text:p>0.05768702</text:p>
          </table:table-cell>
          <table:table-cell office:value-type="float" office:value="0.03351328" calcext:value-type="float">
            <text:p>0.03351328</text:p>
          </table:table-cell>
          <table:table-cell office:value-type="float" office:value="0.03382099" calcext:value-type="float">
            <text:p>0.03382099</text:p>
          </table:table-cell>
          <table:table-cell office:value-type="float" office:value="0.03068854" calcext:value-type="float">
            <text:p>0.03068854</text:p>
          </table:table-cell>
          <table:table-cell office:value-type="float" office:value="0.0245891" calcext:value-type="float">
            <text:p>0.0245891</text:p>
          </table:table-cell>
          <table:table-cell office:value-type="float" office:value="0.02272403" calcext:value-type="float">
            <text:p>0.02272403</text:p>
          </table:table-cell>
          <table:table-cell office:value-type="float" office:value="0.02369784" calcext:value-type="float">
            <text:p>0.02369784</text:p>
          </table:table-cell>
          <table:table-cell office:value-type="float" office:value="0.019942" calcext:value-type="float">
            <text:p>0.019942</text:p>
          </table:table-cell>
          <table:table-cell office:value-type="float" office:value="3.774697" calcext:value-type="float">
            <text:p>3.774697</text:p>
          </table:table-cell>
          <table:table-cell office:value-type="float" office:value="4.565705" calcext:value-type="float">
            <text:p>4.565705</text:p>
          </table:table-cell>
          <table:table-cell office:value-type="float" office:value="6.069118" calcext:value-type="float">
            <text:p>6.069118</text:p>
          </table:table-cell>
          <table:table-cell office:value-type="float" office:value="10.33038" calcext:value-type="float">
            <text:p>10.33038</text:p>
          </table:table-cell>
          <table:table-cell office:value-type="float" office:value="16.65452" calcext:value-type="float">
            <text:p>16.65452</text:p>
          </table:table-cell>
          <table:table-cell office:value-type="float" office:value="21.49849" calcext:value-type="float">
            <text:p>21.49849</text:p>
          </table:table-cell>
          <table:table-cell office:value-type="float" office:value="18.21666" calcext:value-type="float">
            <text:p>18.21666</text:p>
          </table:table-cell>
          <table:table-cell office:value-type="float" office:value="16.26508" calcext:value-type="float">
            <text:p>16.26508</text:p>
          </table:table-cell>
          <table:table-cell office:value-type="float" office:value="-7706.521" calcext:value-type="float">
            <text:p>-7706.521</text:p>
          </table:table-cell>
          <table:table-cell office:value-type="float" office:value="0" calcext:value-type="float">
            <text:p>0</text:p>
          </table:table-cell>
          <table:table-cell office:value-type="float" office:value="-0.06967053" calcext:value-type="float">
            <text:p>-0.069670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1999" calcext:value-type="float">
            <text:p>21111999</text:p>
          </table:table-cell>
          <table:table-cell office:value-type="float" office:value="3.807161" calcext:value-type="float">
            <text:p>3.807161</text:p>
          </table:table-cell>
          <table:table-cell office:value-type="float" office:value="466.9501" calcext:value-type="float">
            <text:p>466.9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19706" calcext:value-type="float">
            <text:p>0.04719706</text:p>
          </table:table-cell>
          <table:table-cell office:value-type="float" office:value="16.77772" calcext:value-type="float">
            <text:p>16.77772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77407" calcext:value-type="float">
            <text:p>0.03877407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95205" calcext:value-type="float">
            <text:p>17.95205</text:p>
          </table:table-cell>
          <table:table-cell office:value-type="float" office:value="-0.1466558" calcext:value-type="float">
            <text:p>-0.1466558</text:p>
          </table:table-cell>
          <table:table-cell office:value-type="float" office:value="-0.0264494" calcext:value-type="float">
            <text:p>-0.0264494</text:p>
          </table:table-cell>
          <table:table-cell office:value-type="float" office:value="0.00000003754688" calcext:value-type="float">
            <text:p>3.754688E-08</text:p>
          </table:table-cell>
          <table:table-cell office:value-type="float" office:value="6.747139" calcext:value-type="float">
            <text:p>6.747139</text:p>
          </table:table-cell>
          <table:table-cell office:value-type="float" office:value="0.04999696" calcext:value-type="float">
            <text:p>0.04999696</text:p>
          </table:table-cell>
          <table:table-cell office:value-type="float" office:value="0.03203718" calcext:value-type="float">
            <text:p>0.03203718</text:p>
          </table:table-cell>
          <table:table-cell office:value-type="float" office:value="0.0322466" calcext:value-type="float">
            <text:p>0.0322466</text:p>
          </table:table-cell>
          <table:table-cell office:value-type="float" office:value="0.02936158" calcext:value-type="float">
            <text:p>0.02936158</text:p>
          </table:table-cell>
          <table:table-cell office:value-type="float" office:value="0.0238756" calcext:value-type="float">
            <text:p>0.0238756</text:p>
          </table:table-cell>
          <table:table-cell office:value-type="float" office:value="0.02224711" calcext:value-type="float">
            <text:p>0.02224711</text:p>
          </table:table-cell>
          <table:table-cell office:value-type="float" office:value="0.02364544" calcext:value-type="float">
            <text:p>0.02364544</text:p>
          </table:table-cell>
          <table:table-cell office:value-type="float" office:value="0.01999239" calcext:value-type="float">
            <text:p>0.01999239</text:p>
          </table:table-cell>
          <table:table-cell office:value-type="float" office:value="4.401165" calcext:value-type="float">
            <text:p>4.401165</text:p>
          </table:table-cell>
          <table:table-cell office:value-type="float" office:value="4.7241" calcext:value-type="float">
            <text:p>4.7241</text:p>
          </table:table-cell>
          <table:table-cell office:value-type="float" office:value="6.078349" calcext:value-type="float">
            <text:p>6.078349</text:p>
          </table:table-cell>
          <table:table-cell office:value-type="float" office:value="10.30424" calcext:value-type="float">
            <text:p>10.30424</text:p>
          </table:table-cell>
          <table:table-cell office:value-type="float" office:value="16.64752" calcext:value-type="float">
            <text:p>16.64752</text:p>
          </table:table-cell>
          <table:table-cell office:value-type="float" office:value="21.51128" calcext:value-type="float">
            <text:p>21.51128</text:p>
          </table:table-cell>
          <table:table-cell office:value-type="float" office:value="18.25196" calcext:value-type="float">
            <text:p>18.25196</text:p>
          </table:table-cell>
          <table:table-cell office:value-type="float" office:value="16.23481" calcext:value-type="float">
            <text:p>16.23481</text:p>
          </table:table-cell>
          <table:table-cell office:value-type="float" office:value="-7625.738" calcext:value-type="float">
            <text:p>-7625.738</text:p>
          </table:table-cell>
          <table:table-cell office:value-type="float" office:value="0" calcext:value-type="float">
            <text:p>0</text:p>
          </table:table-cell>
          <table:table-cell office:value-type="float" office:value="-0.06967053" calcext:value-type="float">
            <text:p>-0.0696705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1999" calcext:value-type="float">
            <text:p>22111999</text:p>
          </table:table-cell>
          <table:table-cell office:value-type="float" office:value="3.804521" calcext:value-type="float">
            <text:p>3.804521</text:p>
          </table:table-cell>
          <table:table-cell office:value-type="float" office:value="466.9379" calcext:value-type="float">
            <text:p>466.9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78738" calcext:value-type="float">
            <text:p>0.04678738</text:p>
          </table:table-cell>
          <table:table-cell office:value-type="float" office:value="16.78459" calcext:value-type="float">
            <text:p>16.78459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81448" calcext:value-type="float">
            <text:p>0.03881448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95865" calcext:value-type="float">
            <text:p>17.95865</text:p>
          </table:table-cell>
          <table:table-cell office:value-type="float" office:value="-0.1466616" calcext:value-type="float">
            <text:p>-0.1466616</text:p>
          </table:table-cell>
          <table:table-cell office:value-type="float" office:value="-0.02644669" calcext:value-type="float">
            <text:p>-0.02644669</text:p>
          </table:table-cell>
          <table:table-cell office:value-type="float" office:value="0.00000003754688" calcext:value-type="float">
            <text:p>3.754688E-08</text:p>
          </table:table-cell>
          <table:table-cell office:value-type="float" office:value="6.741153" calcext:value-type="float">
            <text:p>6.741153</text:p>
          </table:table-cell>
          <table:table-cell office:value-type="float" office:value="0.04192833" calcext:value-type="float">
            <text:p>0.04192833</text:p>
          </table:table-cell>
          <table:table-cell office:value-type="float" office:value="0.02995078" calcext:value-type="float">
            <text:p>0.02995078</text:p>
          </table:table-cell>
          <table:table-cell office:value-type="float" office:value="0.03038953" calcext:value-type="float">
            <text:p>0.03038953</text:p>
          </table:table-cell>
          <table:table-cell office:value-type="float" office:value="0.02795288" calcext:value-type="float">
            <text:p>0.02795288</text:p>
          </table:table-cell>
          <table:table-cell office:value-type="float" office:value="0.02305014" calcext:value-type="float">
            <text:p>0.02305014</text:p>
          </table:table-cell>
          <table:table-cell office:value-type="float" office:value="0.02168386" calcext:value-type="float">
            <text:p>0.02168386</text:p>
          </table:table-cell>
          <table:table-cell office:value-type="float" office:value="0.02350412" calcext:value-type="float">
            <text:p>0.02350412</text:p>
          </table:table-cell>
          <table:table-cell office:value-type="float" office:value="0.02001651" calcext:value-type="float">
            <text:p>0.02001651</text:p>
          </table:table-cell>
          <table:table-cell office:value-type="float" office:value="4.393532" calcext:value-type="float">
            <text:p>4.393532</text:p>
          </table:table-cell>
          <table:table-cell office:value-type="float" office:value="4.793861" calcext:value-type="float">
            <text:p>4.793861</text:p>
          </table:table-cell>
          <table:table-cell office:value-type="float" office:value="6.173079" calcext:value-type="float">
            <text:p>6.173079</text:p>
          </table:table-cell>
          <table:table-cell office:value-type="float" office:value="10.39204" calcext:value-type="float">
            <text:p>10.39204</text:p>
          </table:table-cell>
          <table:table-cell office:value-type="float" office:value="16.68584" calcext:value-type="float">
            <text:p>16.68584</text:p>
          </table:table-cell>
          <table:table-cell office:value-type="float" office:value="21.46941" calcext:value-type="float">
            <text:p>21.46941</text:p>
          </table:table-cell>
          <table:table-cell office:value-type="float" office:value="18.2761" calcext:value-type="float">
            <text:p>18.2761</text:p>
          </table:table-cell>
          <table:table-cell office:value-type="float" office:value="16.20759" calcext:value-type="float">
            <text:p>16.20759</text:p>
          </table:table-cell>
          <table:table-cell office:value-type="float" office:value="-7514.967" calcext:value-type="float">
            <text:p>-7514.967</text:p>
          </table:table-cell>
          <table:table-cell office:value-type="float" office:value="0" calcext:value-type="float">
            <text:p>0</text:p>
          </table:table-cell>
          <table:table-cell office:value-type="float" office:value="-0.06967087" calcext:value-type="float">
            <text:p>-0.0696708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1999" calcext:value-type="float">
            <text:p>23111999</text:p>
          </table:table-cell>
          <table:table-cell office:value-type="float" office:value="3.801121" calcext:value-type="float">
            <text:p>3.801121</text:p>
          </table:table-cell>
          <table:table-cell office:value-type="float" office:value="466.9221" calcext:value-type="float">
            <text:p>466.9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40514" calcext:value-type="float">
            <text:p>0.04640514</text:p>
          </table:table-cell>
          <table:table-cell office:value-type="float" office:value="16.79489" calcext:value-type="float">
            <text:p>16.79489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85489" calcext:value-type="float">
            <text:p>0.03885489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96536" calcext:value-type="float">
            <text:p>17.96536</text:p>
          </table:table-cell>
          <table:table-cell office:value-type="float" office:value="-0.1466665" calcext:value-type="float">
            <text:p>-0.1466665</text:p>
          </table:table-cell>
          <table:table-cell office:value-type="float" office:value="-0.02644385" calcext:value-type="float">
            <text:p>-0.02644385</text:p>
          </table:table-cell>
          <table:table-cell office:value-type="float" office:value="0.00000003754688" calcext:value-type="float">
            <text:p>3.754688E-08</text:p>
          </table:table-cell>
          <table:table-cell office:value-type="float" office:value="6.734805" calcext:value-type="float">
            <text:p>6.734805</text:p>
          </table:table-cell>
          <table:table-cell office:value-type="float" office:value="0.03746584" calcext:value-type="float">
            <text:p>0.03746584</text:p>
          </table:table-cell>
          <table:table-cell office:value-type="float" office:value="0.02848559" calcext:value-type="float">
            <text:p>0.02848559</text:p>
          </table:table-cell>
          <table:table-cell office:value-type="float" office:value="0.0289224" calcext:value-type="float">
            <text:p>0.0289224</text:p>
          </table:table-cell>
          <table:table-cell office:value-type="float" office:value="0.02667192" calcext:value-type="float">
            <text:p>0.02667192</text:p>
          </table:table-cell>
          <table:table-cell office:value-type="float" office:value="0.02207939" calcext:value-type="float">
            <text:p>0.02207939</text:p>
          </table:table-cell>
          <table:table-cell office:value-type="float" office:value="0.02091125" calcext:value-type="float">
            <text:p>0.02091125</text:p>
          </table:table-cell>
          <table:table-cell office:value-type="float" office:value="0.02310774" calcext:value-type="float">
            <text:p>0.02310774</text:p>
          </table:table-cell>
          <table:table-cell office:value-type="float" office:value="0.01997765" calcext:value-type="float">
            <text:p>0.01997765</text:p>
          </table:table-cell>
          <table:table-cell office:value-type="float" office:value="5.149491" calcext:value-type="float">
            <text:p>5.149491</text:p>
          </table:table-cell>
          <table:table-cell office:value-type="float" office:value="4.852047" calcext:value-type="float">
            <text:p>4.852047</text:p>
          </table:table-cell>
          <table:table-cell office:value-type="float" office:value="6.189765" calcext:value-type="float">
            <text:p>6.189765</text:p>
          </table:table-cell>
          <table:table-cell office:value-type="float" office:value="10.43715" calcext:value-type="float">
            <text:p>10.43715</text:p>
          </table:table-cell>
          <table:table-cell office:value-type="float" office:value="16.72464" calcext:value-type="float">
            <text:p>16.72464</text:p>
          </table:table-cell>
          <table:table-cell office:value-type="float" office:value="21.44772" calcext:value-type="float">
            <text:p>21.44772</text:p>
          </table:table-cell>
          <table:table-cell office:value-type="float" office:value="18.29844" calcext:value-type="float">
            <text:p>18.29844</text:p>
          </table:table-cell>
          <table:table-cell office:value-type="float" office:value="16.18217" calcext:value-type="float">
            <text:p>16.18217</text:p>
          </table:table-cell>
          <table:table-cell office:value-type="float" office:value="-7392.918" calcext:value-type="float">
            <text:p>-7392.918</text:p>
          </table:table-cell>
          <table:table-cell office:value-type="float" office:value="0" calcext:value-type="float">
            <text:p>0</text:p>
          </table:table-cell>
          <table:table-cell office:value-type="float" office:value="-0.06967139" calcext:value-type="float">
            <text:p>-0.0696713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1999" calcext:value-type="float">
            <text:p>24111999</text:p>
          </table:table-cell>
          <table:table-cell office:value-type="float" office:value="3.797624" calcext:value-type="float">
            <text:p>3.797624</text:p>
          </table:table-cell>
          <table:table-cell office:value-type="float" office:value="466.906" calcext:value-type="float">
            <text:p>466.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15097" calcext:value-type="float">
            <text:p>0.04615097</text:p>
          </table:table-cell>
          <table:table-cell office:value-type="float" office:value="16.80574" calcext:value-type="float">
            <text:p>16.80574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89531" calcext:value-type="float">
            <text:p>0.03889531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972" calcext:value-type="float">
            <text:p>17.972</text:p>
          </table:table-cell>
          <table:table-cell office:value-type="float" office:value="-0.1466703" calcext:value-type="float">
            <text:p>-0.1466703</text:p>
          </table:table-cell>
          <table:table-cell office:value-type="float" office:value="-0.02644064" calcext:value-type="float">
            <text:p>-0.02644064</text:p>
          </table:table-cell>
          <table:table-cell office:value-type="float" office:value="0.00000003754688" calcext:value-type="float">
            <text:p>3.754688E-08</text:p>
          </table:table-cell>
          <table:table-cell office:value-type="float" office:value="6.728323" calcext:value-type="float">
            <text:p>6.728323</text:p>
          </table:table-cell>
          <table:table-cell office:value-type="float" office:value="0.0342277" calcext:value-type="float">
            <text:p>0.0342277</text:p>
          </table:table-cell>
          <table:table-cell office:value-type="float" office:value="0.0278393" calcext:value-type="float">
            <text:p>0.0278393</text:p>
          </table:table-cell>
          <table:table-cell office:value-type="float" office:value="0.02819453" calcext:value-type="float">
            <text:p>0.02819453</text:p>
          </table:table-cell>
          <table:table-cell office:value-type="float" office:value="0.02594641" calcext:value-type="float">
            <text:p>0.02594641</text:p>
          </table:table-cell>
          <table:table-cell office:value-type="float" office:value="0.02146974" calcext:value-type="float">
            <text:p>0.02146974</text:p>
          </table:table-cell>
          <table:table-cell office:value-type="float" office:value="0.02038683" calcext:value-type="float">
            <text:p>0.02038683</text:p>
          </table:table-cell>
          <table:table-cell office:value-type="float" office:value="0.02266435" calcext:value-type="float">
            <text:p>0.02266435</text:p>
          </table:table-cell>
          <table:table-cell office:value-type="float" office:value="0.01988444" calcext:value-type="float">
            <text:p>0.01988444</text:p>
          </table:table-cell>
          <table:table-cell office:value-type="float" office:value="6.007237" calcext:value-type="float">
            <text:p>6.007237</text:p>
          </table:table-cell>
          <table:table-cell office:value-type="float" office:value="4.99821" calcext:value-type="float">
            <text:p>4.99821</text:p>
          </table:table-cell>
          <table:table-cell office:value-type="float" office:value="6.264488" calcext:value-type="float">
            <text:p>6.264488</text:p>
          </table:table-cell>
          <table:table-cell office:value-type="float" office:value="10.49409" calcext:value-type="float">
            <text:p>10.49409</text:p>
          </table:table-cell>
          <table:table-cell office:value-type="float" office:value="16.71237" calcext:value-type="float">
            <text:p>16.71237</text:p>
          </table:table-cell>
          <table:table-cell office:value-type="float" office:value="21.37291" calcext:value-type="float">
            <text:p>21.37291</text:p>
          </table:table-cell>
          <table:table-cell office:value-type="float" office:value="18.31457" calcext:value-type="float">
            <text:p>18.31457</text:p>
          </table:table-cell>
          <table:table-cell office:value-type="float" office:value="16.15797" calcext:value-type="float">
            <text:p>16.15797</text:p>
          </table:table-cell>
          <table:table-cell office:value-type="float" office:value="-7275.421" calcext:value-type="float">
            <text:p>-7275.421</text:p>
          </table:table-cell>
          <table:table-cell office:value-type="float" office:value="0" calcext:value-type="float">
            <text:p>0</text:p>
          </table:table-cell>
          <table:table-cell office:value-type="float" office:value="-0.06967182" calcext:value-type="float">
            <text:p>-0.069671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1999" calcext:value-type="float">
            <text:p>25111999</text:p>
          </table:table-cell>
          <table:table-cell office:value-type="float" office:value="3.795313" calcext:value-type="float">
            <text:p>3.795313</text:p>
          </table:table-cell>
          <table:table-cell office:value-type="float" office:value="466.8933" calcext:value-type="float">
            <text:p>466.8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21653" calcext:value-type="float">
            <text:p>0.04621653</text:p>
          </table:table-cell>
          <table:table-cell office:value-type="float" office:value="16.81217" calcext:value-type="float">
            <text:p>16.81217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93572" calcext:value-type="float">
            <text:p>0.03893572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97845" calcext:value-type="float">
            <text:p>17.97845</text:p>
          </table:table-cell>
          <table:table-cell office:value-type="float" office:value="-0.1466699" calcext:value-type="float">
            <text:p>-0.1466699</text:p>
          </table:table-cell>
          <table:table-cell office:value-type="float" office:value="-0.02643693" calcext:value-type="float">
            <text:p>-0.02643693</text:p>
          </table:table-cell>
          <table:table-cell office:value-type="float" office:value="0.00000003754688" calcext:value-type="float">
            <text:p>3.754688E-08</text:p>
          </table:table-cell>
          <table:table-cell office:value-type="float" office:value="6.721777" calcext:value-type="float">
            <text:p>6.721777</text:p>
          </table:table-cell>
          <table:table-cell office:value-type="float" office:value="0.03404786" calcext:value-type="float">
            <text:p>0.03404786</text:p>
          </table:table-cell>
          <table:table-cell office:value-type="float" office:value="0.02869252" calcext:value-type="float">
            <text:p>0.02869252</text:p>
          </table:table-cell>
          <table:table-cell office:value-type="float" office:value="0.02881987" calcext:value-type="float">
            <text:p>0.02881987</text:p>
          </table:table-cell>
          <table:table-cell office:value-type="float" office:value="0.02629839" calcext:value-type="float">
            <text:p>0.02629839</text:p>
          </table:table-cell>
          <table:table-cell office:value-type="float" office:value="0.02167148" calcext:value-type="float">
            <text:p>0.02167148</text:p>
          </table:table-cell>
          <table:table-cell office:value-type="float" office:value="0.02048071" calcext:value-type="float">
            <text:p>0.02048071</text:p>
          </table:table-cell>
          <table:table-cell office:value-type="float" office:value="0.02243494" calcext:value-type="float">
            <text:p>0.02243494</text:p>
          </table:table-cell>
          <table:table-cell office:value-type="float" office:value="0.01979284" calcext:value-type="float">
            <text:p>0.01979284</text:p>
          </table:table-cell>
          <table:table-cell office:value-type="float" office:value="7.16792" calcext:value-type="float">
            <text:p>7.16792</text:p>
          </table:table-cell>
          <table:table-cell office:value-type="float" office:value="5.317522" calcext:value-type="float">
            <text:p>5.317522</text:p>
          </table:table-cell>
          <table:table-cell office:value-type="float" office:value="6.336405" calcext:value-type="float">
            <text:p>6.336405</text:p>
          </table:table-cell>
          <table:table-cell office:value-type="float" office:value="10.51563" calcext:value-type="float">
            <text:p>10.51563</text:p>
          </table:table-cell>
          <table:table-cell office:value-type="float" office:value="16.64661" calcext:value-type="float">
            <text:p>16.64661</text:p>
          </table:table-cell>
          <table:table-cell office:value-type="float" office:value="21.23296" calcext:value-type="float">
            <text:p>21.23296</text:p>
          </table:table-cell>
          <table:table-cell office:value-type="float" office:value="18.31392" calcext:value-type="float">
            <text:p>18.31392</text:p>
          </table:table-cell>
          <table:table-cell office:value-type="float" office:value="16.13369" calcext:value-type="float">
            <text:p>16.13369</text:p>
          </table:table-cell>
          <table:table-cell office:value-type="float" office:value="-7195.423" calcext:value-type="float">
            <text:p>-7195.423</text:p>
          </table:table-cell>
          <table:table-cell office:value-type="float" office:value="0" calcext:value-type="float">
            <text:p>0</text:p>
          </table:table-cell>
          <table:table-cell office:value-type="float" office:value="-0.06967182" calcext:value-type="float">
            <text:p>-0.0696718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1999" calcext:value-type="float">
            <text:p>26111999</text:p>
          </table:table-cell>
          <table:table-cell office:value-type="float" office:value="3.793565" calcext:value-type="float">
            <text:p>3.793565</text:p>
          </table:table-cell>
          <table:table-cell office:value-type="float" office:value="466.8833" calcext:value-type="float">
            <text:p>466.8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36257" calcext:value-type="float">
            <text:p>0.04636257</text:p>
          </table:table-cell>
          <table:table-cell office:value-type="float" office:value="16.8159" calcext:value-type="float">
            <text:p>16.8159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897613" calcext:value-type="float">
            <text:p>0.03897613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98457" calcext:value-type="float">
            <text:p>17.98457</text:p>
          </table:table-cell>
          <table:table-cell office:value-type="float" office:value="-0.146671" calcext:value-type="float">
            <text:p>-0.146671</text:p>
          </table:table-cell>
          <table:table-cell office:value-type="float" office:value="-0.02643348" calcext:value-type="float">
            <text:p>-0.02643348</text:p>
          </table:table-cell>
          <table:table-cell office:value-type="float" office:value="0.00000003754688" calcext:value-type="float">
            <text:p>3.754688E-08</text:p>
          </table:table-cell>
          <table:table-cell office:value-type="float" office:value="6.715626" calcext:value-type="float">
            <text:p>6.715626</text:p>
          </table:table-cell>
          <table:table-cell office:value-type="float" office:value="0.03307576" calcext:value-type="float">
            <text:p>0.03307576</text:p>
          </table:table-cell>
          <table:table-cell office:value-type="float" office:value="0.02948483" calcext:value-type="float">
            <text:p>0.02948483</text:p>
          </table:table-cell>
          <table:table-cell office:value-type="float" office:value="0.02957908" calcext:value-type="float">
            <text:p>0.02957908</text:p>
          </table:table-cell>
          <table:table-cell office:value-type="float" office:value="0.02696513" calcext:value-type="float">
            <text:p>0.02696513</text:p>
          </table:table-cell>
          <table:table-cell office:value-type="float" office:value="0.02209264" calcext:value-type="float">
            <text:p>0.02209264</text:p>
          </table:table-cell>
          <table:table-cell office:value-type="float" office:value="0.02080764" calcext:value-type="float">
            <text:p>0.02080764</text:p>
          </table:table-cell>
          <table:table-cell office:value-type="float" office:value="0.02243266" calcext:value-type="float">
            <text:p>0.02243266</text:p>
          </table:table-cell>
          <table:table-cell office:value-type="float" office:value="0.01976119" calcext:value-type="float">
            <text:p>0.01976119</text:p>
          </table:table-cell>
          <table:table-cell office:value-type="float" office:value="7.286697" calcext:value-type="float">
            <text:p>7.286697</text:p>
          </table:table-cell>
          <table:table-cell office:value-type="float" office:value="5.842138" calcext:value-type="float">
            <text:p>5.842138</text:p>
          </table:table-cell>
          <table:table-cell office:value-type="float" office:value="6.522077" calcext:value-type="float">
            <text:p>6.522077</text:p>
          </table:table-cell>
          <table:table-cell office:value-type="float" office:value="10.59444" calcext:value-type="float">
            <text:p>10.59444</text:p>
          </table:table-cell>
          <table:table-cell office:value-type="float" office:value="16.59342" calcext:value-type="float">
            <text:p>16.59342</text:p>
          </table:table-cell>
          <table:table-cell office:value-type="float" office:value="21.05041" calcext:value-type="float">
            <text:p>21.05041</text:p>
          </table:table-cell>
          <table:table-cell office:value-type="float" office:value="18.29369" calcext:value-type="float">
            <text:p>18.29369</text:p>
          </table:table-cell>
          <table:table-cell office:value-type="float" office:value="16.10784" calcext:value-type="float">
            <text:p>16.10784</text:p>
          </table:table-cell>
          <table:table-cell office:value-type="float" office:value="-7124.971" calcext:value-type="float">
            <text:p>-7124.971</text:p>
          </table:table-cell>
          <table:table-cell office:value-type="float" office:value="0" calcext:value-type="float">
            <text:p>0</text:p>
          </table:table-cell>
          <table:table-cell office:value-type="float" office:value="-0.06967182" calcext:value-type="float">
            <text:p>-0.0696718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1999" calcext:value-type="float">
            <text:p>27111999</text:p>
          </table:table-cell>
          <table:table-cell office:value-type="float" office:value="3.791556" calcext:value-type="float">
            <text:p>3.791556</text:p>
          </table:table-cell>
          <table:table-cell office:value-type="float" office:value="466.8728" calcext:value-type="float">
            <text:p>466.8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40037" calcext:value-type="float">
            <text:p>0.04640037</text:p>
          </table:table-cell>
          <table:table-cell office:value-type="float" office:value="16.82085" calcext:value-type="float">
            <text:p>16.82085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901654" calcext:value-type="float">
            <text:p>0.03901654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99042" calcext:value-type="float">
            <text:p>17.99042</text:p>
          </table:table-cell>
          <table:table-cell office:value-type="float" office:value="-0.1466721" calcext:value-type="float">
            <text:p>-0.1466721</text:p>
          </table:table-cell>
          <table:table-cell office:value-type="float" office:value="-0.02643034" calcext:value-type="float">
            <text:p>-0.02643034</text:p>
          </table:table-cell>
          <table:table-cell office:value-type="float" office:value="0.00000003754688" calcext:value-type="float">
            <text:p>3.754688E-08</text:p>
          </table:table-cell>
          <table:table-cell office:value-type="float" office:value="6.709427" calcext:value-type="float">
            <text:p>6.709427</text:p>
          </table:table-cell>
          <table:table-cell office:value-type="float" office:value="0.03268666" calcext:value-type="float">
            <text:p>0.03268666</text:p>
          </table:table-cell>
          <table:table-cell office:value-type="float" office:value="0.02968554" calcext:value-type="float">
            <text:p>0.02968554</text:p>
          </table:table-cell>
          <table:table-cell office:value-type="float" office:value="0.02979707" calcext:value-type="float">
            <text:p>0.02979707</text:p>
          </table:table-cell>
          <table:table-cell office:value-type="float" office:value="0.02703243" calcext:value-type="float">
            <text:p>0.02703243</text:p>
          </table:table-cell>
          <table:table-cell office:value-type="float" office:value="0.02215022" calcext:value-type="float">
            <text:p>0.02215022</text:p>
          </table:table-cell>
          <table:table-cell office:value-type="float" office:value="0.02085307" calcext:value-type="float">
            <text:p>0.02085307</text:p>
          </table:table-cell>
          <table:table-cell office:value-type="float" office:value="0.02241667" calcext:value-type="float">
            <text:p>0.02241667</text:p>
          </table:table-cell>
          <table:table-cell office:value-type="float" office:value="0.01975708" calcext:value-type="float">
            <text:p>0.01975708</text:p>
          </table:table-cell>
          <table:table-cell office:value-type="float" office:value="7.339909" calcext:value-type="float">
            <text:p>7.339909</text:p>
          </table:table-cell>
          <table:table-cell office:value-type="float" office:value="5.984409" calcext:value-type="float">
            <text:p>5.984409</text:p>
          </table:table-cell>
          <table:table-cell office:value-type="float" office:value="6.681657" calcext:value-type="float">
            <text:p>6.681657</text:p>
          </table:table-cell>
          <table:table-cell office:value-type="float" office:value="10.76459" calcext:value-type="float">
            <text:p>10.76459</text:p>
          </table:table-cell>
          <table:table-cell office:value-type="float" office:value="16.62329" calcext:value-type="float">
            <text:p>16.62329</text:p>
          </table:table-cell>
          <table:table-cell office:value-type="float" office:value="20.8929" calcext:value-type="float">
            <text:p>20.8929</text:p>
          </table:table-cell>
          <table:table-cell office:value-type="float" office:value="18.26213" calcext:value-type="float">
            <text:p>18.26213</text:p>
          </table:table-cell>
          <table:table-cell office:value-type="float" office:value="16.07975" calcext:value-type="float">
            <text:p>16.07975</text:p>
          </table:table-cell>
          <table:table-cell office:value-type="float" office:value="-7049.476" calcext:value-type="float">
            <text:p>-7049.476</text:p>
          </table:table-cell>
          <table:table-cell office:value-type="float" office:value="0" calcext:value-type="float">
            <text:p>0</text:p>
          </table:table-cell>
          <table:table-cell office:value-type="float" office:value="-0.06967182" calcext:value-type="float">
            <text:p>-0.0696718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1999" calcext:value-type="float">
            <text:p>28111999</text:p>
          </table:table-cell>
          <table:table-cell office:value-type="float" office:value="3.789987" calcext:value-type="float">
            <text:p>3.789987</text:p>
          </table:table-cell>
          <table:table-cell office:value-type="float" office:value="466.8635" calcext:value-type="float">
            <text:p>466.8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60557" calcext:value-type="float">
            <text:p>0.04660557</text:p>
          </table:table-cell>
          <table:table-cell office:value-type="float" office:value="16.82413" calcext:value-type="float">
            <text:p>16.82413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905695" calcext:value-type="float">
            <text:p>0.03905695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7.9961" calcext:value-type="float">
            <text:p>17.9961</text:p>
          </table:table-cell>
          <table:table-cell office:value-type="float" office:value="-0.1466722" calcext:value-type="float">
            <text:p>-0.1466722</text:p>
          </table:table-cell>
          <table:table-cell office:value-type="float" office:value="-0.02642723" calcext:value-type="float">
            <text:p>-0.02642723</text:p>
          </table:table-cell>
          <table:table-cell office:value-type="float" office:value="0.00000003754688" calcext:value-type="float">
            <text:p>3.754688E-08</text:p>
          </table:table-cell>
          <table:table-cell office:value-type="float" office:value="6.703434" calcext:value-type="float">
            <text:p>6.703434</text:p>
          </table:table-cell>
          <table:table-cell office:value-type="float" office:value="0.03399919" calcext:value-type="float">
            <text:p>0.03399919</text:p>
          </table:table-cell>
          <table:table-cell office:value-type="float" office:value="0.03047776" calcext:value-type="float">
            <text:p>0.03047776</text:p>
          </table:table-cell>
          <table:table-cell office:value-type="float" office:value="0.03076327" calcext:value-type="float">
            <text:p>0.03076327</text:p>
          </table:table-cell>
          <table:table-cell office:value-type="float" office:value="0.02782878" calcext:value-type="float">
            <text:p>0.02782878</text:p>
          </table:table-cell>
          <table:table-cell office:value-type="float" office:value="0.02250908" calcext:value-type="float">
            <text:p>0.02250908</text:p>
          </table:table-cell>
          <table:table-cell office:value-type="float" office:value="0.0211099" calcext:value-type="float">
            <text:p>0.0211099</text:p>
          </table:table-cell>
          <table:table-cell office:value-type="float" office:value="0.02246916" calcext:value-type="float">
            <text:p>0.02246916</text:p>
          </table:table-cell>
          <table:table-cell office:value-type="float" office:value="0.01976559" calcext:value-type="float">
            <text:p>0.01976559</text:p>
          </table:table-cell>
          <table:table-cell office:value-type="float" office:value="8.178839" calcext:value-type="float">
            <text:p>8.178839</text:p>
          </table:table-cell>
          <table:table-cell office:value-type="float" office:value="6.064807" calcext:value-type="float">
            <text:p>6.064807</text:p>
          </table:table-cell>
          <table:table-cell office:value-type="float" office:value="6.735809" calcext:value-type="float">
            <text:p>6.735809</text:p>
          </table:table-cell>
          <table:table-cell office:value-type="float" office:value="10.84569" calcext:value-type="float">
            <text:p>10.84569</text:p>
          </table:table-cell>
          <table:table-cell office:value-type="float" office:value="16.63341" calcext:value-type="float">
            <text:p>16.63341</text:p>
          </table:table-cell>
          <table:table-cell office:value-type="float" office:value="20.77662" calcext:value-type="float">
            <text:p>20.77662</text:p>
          </table:table-cell>
          <table:table-cell office:value-type="float" office:value="18.23981" calcext:value-type="float">
            <text:p>18.23981</text:p>
          </table:table-cell>
          <table:table-cell office:value-type="float" office:value="16.04996" calcext:value-type="float">
            <text:p>16.04996</text:p>
          </table:table-cell>
          <table:table-cell office:value-type="float" office:value="-6979.964" calcext:value-type="float">
            <text:p>-6979.964</text:p>
          </table:table-cell>
          <table:table-cell office:value-type="float" office:value="0" calcext:value-type="float">
            <text:p>0</text:p>
          </table:table-cell>
          <table:table-cell office:value-type="float" office:value="-0.06967182" calcext:value-type="float">
            <text:p>-0.0696718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1999" calcext:value-type="float">
            <text:p>29111999</text:p>
          </table:table-cell>
          <table:table-cell office:value-type="float" office:value="3.78886" calcext:value-type="float">
            <text:p>3.78886</text:p>
          </table:table-cell>
          <table:table-cell office:value-type="float" office:value="466.8557" calcext:value-type="float">
            <text:p>466.8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95261" calcext:value-type="float">
            <text:p>0.04695261</text:p>
          </table:table-cell>
          <table:table-cell office:value-type="float" office:value="16.8258" calcext:value-type="float">
            <text:p>16.8258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909736" calcext:value-type="float">
            <text:p>0.03909736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8.00148" calcext:value-type="float">
            <text:p>18.00148</text:p>
          </table:table-cell>
          <table:table-cell office:value-type="float" office:value="-0.1466713" calcext:value-type="float">
            <text:p>-0.1466713</text:p>
          </table:table-cell>
          <table:table-cell office:value-type="float" office:value="-0.02642411" calcext:value-type="float">
            <text:p>-0.02642411</text:p>
          </table:table-cell>
          <table:table-cell office:value-type="float" office:value="0.00000003754688" calcext:value-type="float">
            <text:p>3.754688E-08</text:p>
          </table:table-cell>
          <table:table-cell office:value-type="float" office:value="6.697795" calcext:value-type="float">
            <text:p>6.697795</text:p>
          </table:table-cell>
          <table:table-cell office:value-type="float" office:value="0.03333354" calcext:value-type="float">
            <text:p>0.03333354</text:p>
          </table:table-cell>
          <table:table-cell office:value-type="float" office:value="0.03300183" calcext:value-type="float">
            <text:p>0.03300183</text:p>
          </table:table-cell>
          <table:table-cell office:value-type="float" office:value="0.0324472" calcext:value-type="float">
            <text:p>0.0324472</text:p>
          </table:table-cell>
          <table:table-cell office:value-type="float" office:value="0.02918293" calcext:value-type="float">
            <text:p>0.02918293</text:p>
          </table:table-cell>
          <table:table-cell office:value-type="float" office:value="0.02323402" calcext:value-type="float">
            <text:p>0.02323402</text:p>
          </table:table-cell>
          <table:table-cell office:value-type="float" office:value="0.02160313" calcext:value-type="float">
            <text:p>0.02160313</text:p>
          </table:table-cell>
          <table:table-cell office:value-type="float" office:value="0.02262267" calcext:value-type="float">
            <text:p>0.02262267</text:p>
          </table:table-cell>
          <table:table-cell office:value-type="float" office:value="0.01980486" calcext:value-type="float">
            <text:p>0.01980486</text:p>
          </table:table-cell>
          <table:table-cell office:value-type="float" office:value="8.110767" calcext:value-type="float">
            <text:p>8.110767</text:p>
          </table:table-cell>
          <table:table-cell office:value-type="float" office:value="6.827884" calcext:value-type="float">
            <text:p>6.827884</text:p>
          </table:table-cell>
          <table:table-cell office:value-type="float" office:value="6.817651" calcext:value-type="float">
            <text:p>6.817651</text:p>
          </table:table-cell>
          <table:table-cell office:value-type="float" office:value="10.91075" calcext:value-type="float">
            <text:p>10.91075</text:p>
          </table:table-cell>
          <table:table-cell office:value-type="float" office:value="16.61277" calcext:value-type="float">
            <text:p>16.61277</text:p>
          </table:table-cell>
          <table:table-cell office:value-type="float" office:value="20.63474" calcext:value-type="float">
            <text:p>20.63474</text:p>
          </table:table-cell>
          <table:table-cell office:value-type="float" office:value="18.21568" calcext:value-type="float">
            <text:p>18.21568</text:p>
          </table:table-cell>
          <table:table-cell office:value-type="float" office:value="16.019" calcext:value-type="float">
            <text:p>16.019</text:p>
          </table:table-cell>
          <table:table-cell office:value-type="float" office:value="-6929.068" calcext:value-type="float">
            <text:p>-6929.068</text:p>
          </table:table-cell>
          <table:table-cell office:value-type="float" office:value="0" calcext:value-type="float">
            <text:p>0</text:p>
          </table:table-cell>
          <table:table-cell office:value-type="float" office:value="-0.06967182" calcext:value-type="float">
            <text:p>-0.0696718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1999" calcext:value-type="float">
            <text:p>30111999</text:p>
          </table:table-cell>
          <table:table-cell office:value-type="float" office:value="3.787948" calcext:value-type="float">
            <text:p>3.787948</text:p>
          </table:table-cell>
          <table:table-cell office:value-type="float" office:value="466.8494" calcext:value-type="float">
            <text:p>466.8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27599" calcext:value-type="float">
            <text:p>0.04727599</text:p>
          </table:table-cell>
          <table:table-cell office:value-type="float" office:value="16.82659" calcext:value-type="float">
            <text:p>16.82659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913778" calcext:value-type="float">
            <text:p>0.03913778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8.00655" calcext:value-type="float">
            <text:p>18.00655</text:p>
          </table:table-cell>
          <table:table-cell office:value-type="float" office:value="-0.1466713" calcext:value-type="float">
            <text:p>-0.1466713</text:p>
          </table:table-cell>
          <table:table-cell office:value-type="float" office:value="-0.02642001" calcext:value-type="float">
            <text:p>-0.02642001</text:p>
          </table:table-cell>
          <table:table-cell office:value-type="float" office:value="0.00000003756695" calcext:value-type="float">
            <text:p>3.756695E-08</text:p>
          </table:table-cell>
          <table:table-cell office:value-type="float" office:value="6.692513" calcext:value-type="float">
            <text:p>6.692513</text:p>
          </table:table-cell>
          <table:table-cell office:value-type="float" office:value="0.03326618" calcext:value-type="float">
            <text:p>0.03326618</text:p>
          </table:table-cell>
          <table:table-cell office:value-type="float" office:value="0.03473345" calcext:value-type="float">
            <text:p>0.03473345</text:p>
          </table:table-cell>
          <table:table-cell office:value-type="float" office:value="0.03350112" calcext:value-type="float">
            <text:p>0.03350112</text:p>
          </table:table-cell>
          <table:table-cell office:value-type="float" office:value="0.0304133" calcext:value-type="float">
            <text:p>0.0304133</text:p>
          </table:table-cell>
          <table:table-cell office:value-type="float" office:value="0.02405243" calcext:value-type="float">
            <text:p>0.02405243</text:p>
          </table:table-cell>
          <table:table-cell office:value-type="float" office:value="0.02225527" calcext:value-type="float">
            <text:p>0.02225527</text:p>
          </table:table-cell>
          <table:table-cell office:value-type="float" office:value="0.02285668" calcext:value-type="float">
            <text:p>0.02285668</text:p>
          </table:table-cell>
          <table:table-cell office:value-type="float" office:value="0.0198786" calcext:value-type="float">
            <text:p>0.0198786</text:p>
          </table:table-cell>
          <table:table-cell office:value-type="float" office:value="8.075274" calcext:value-type="float">
            <text:p>8.075274</text:p>
          </table:table-cell>
          <table:table-cell office:value-type="float" office:value="8.555668" calcext:value-type="float">
            <text:p>8.555668</text:p>
          </table:table-cell>
          <table:table-cell office:value-type="float" office:value="6.786766" calcext:value-type="float">
            <text:p>6.786766</text:p>
          </table:table-cell>
          <table:table-cell office:value-type="float" office:value="10.86161" calcext:value-type="float">
            <text:p>10.86161</text:p>
          </table:table-cell>
          <table:table-cell office:value-type="float" office:value="16.53554" calcext:value-type="float">
            <text:p>16.53554</text:p>
          </table:table-cell>
          <table:table-cell office:value-type="float" office:value="20.4649" calcext:value-type="float">
            <text:p>20.4649</text:p>
          </table:table-cell>
          <table:table-cell office:value-type="float" office:value="18.19126" calcext:value-type="float">
            <text:p>18.19126</text:p>
          </table:table-cell>
          <table:table-cell office:value-type="float" office:value="15.98842" calcext:value-type="float">
            <text:p>15.98842</text:p>
          </table:table-cell>
          <table:table-cell office:value-type="float" office:value="-6893.83" calcext:value-type="float">
            <text:p>-6893.83</text:p>
          </table:table-cell>
          <table:table-cell office:value-type="float" office:value="0" calcext:value-type="float">
            <text:p>0</text:p>
          </table:table-cell>
          <table:table-cell office:value-type="float" office:value="-0.06967182" calcext:value-type="float">
            <text:p>-0.0696718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1999" calcext:value-type="float">
            <text:p>1121999</text:p>
          </table:table-cell>
          <table:table-cell office:value-type="float" office:value="3.787124" calcext:value-type="float">
            <text:p>3.787124</text:p>
          </table:table-cell>
          <table:table-cell office:value-type="float" office:value="466.8435" calcext:value-type="float">
            <text:p>466.8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8447" calcext:value-type="float">
            <text:p>0.04748447</text:p>
          </table:table-cell>
          <table:table-cell office:value-type="float" office:value="16.82716" calcext:value-type="float">
            <text:p>16.82716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917819" calcext:value-type="float">
            <text:p>0.03917819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8.01141" calcext:value-type="float">
            <text:p>18.01141</text:p>
          </table:table-cell>
          <table:table-cell office:value-type="float" office:value="-0.1466726" calcext:value-type="float">
            <text:p>-0.1466726</text:p>
          </table:table-cell>
          <table:table-cell office:value-type="float" office:value="-0.02641408" calcext:value-type="float">
            <text:p>-0.02641408</text:p>
          </table:table-cell>
          <table:table-cell office:value-type="float" office:value="0.00000003756695" calcext:value-type="float">
            <text:p>3.756695E-08</text:p>
          </table:table-cell>
          <table:table-cell office:value-type="float" office:value="6.687364" calcext:value-type="float">
            <text:p>6.687364</text:p>
          </table:table-cell>
          <table:table-cell office:value-type="float" office:value="0.03330898" calcext:value-type="float">
            <text:p>0.03330898</text:p>
          </table:table-cell>
          <table:table-cell office:value-type="float" office:value="0.03352525" calcext:value-type="float">
            <text:p>0.03352525</text:p>
          </table:table-cell>
          <table:table-cell office:value-type="float" office:value="0.03411544" calcext:value-type="float">
            <text:p>0.03411544</text:p>
          </table:table-cell>
          <table:table-cell office:value-type="float" office:value="0.03127778" calcext:value-type="float">
            <text:p>0.03127778</text:p>
          </table:table-cell>
          <table:table-cell office:value-type="float" office:value="0.02469473" calcext:value-type="float">
            <text:p>0.02469473</text:p>
          </table:table-cell>
          <table:table-cell office:value-type="float" office:value="0.02280503" calcext:value-type="float">
            <text:p>0.02280503</text:p>
          </table:table-cell>
          <table:table-cell office:value-type="float" office:value="0.02310733" calcext:value-type="float">
            <text:p>0.02310733</text:p>
          </table:table-cell>
          <table:table-cell office:value-type="float" office:value="0.01997378" calcext:value-type="float">
            <text:p>0.01997378</text:p>
          </table:table-cell>
          <table:table-cell office:value-type="float" office:value="8.24296" calcext:value-type="float">
            <text:p>8.24296</text:p>
          </table:table-cell>
          <table:table-cell office:value-type="float" office:value="8.711426" calcext:value-type="float">
            <text:p>8.711426</text:p>
          </table:table-cell>
          <table:table-cell office:value-type="float" office:value="7.273458" calcext:value-type="float">
            <text:p>7.273458</text:p>
          </table:table-cell>
          <table:table-cell office:value-type="float" office:value="10.86841" calcext:value-type="float">
            <text:p>10.86841</text:p>
          </table:table-cell>
          <table:table-cell office:value-type="float" office:value="16.41902" calcext:value-type="float">
            <text:p>16.41902</text:p>
          </table:table-cell>
          <table:table-cell office:value-type="float" office:value="20.22157" calcext:value-type="float">
            <text:p>20.22157</text:p>
          </table:table-cell>
          <table:table-cell office:value-type="float" office:value="18.14799" calcext:value-type="float">
            <text:p>18.14799</text:p>
          </table:table-cell>
          <table:table-cell office:value-type="float" office:value="15.95668" calcext:value-type="float">
            <text:p>15.95668</text:p>
          </table:table-cell>
          <table:table-cell office:value-type="float" office:value="-6862.943" calcext:value-type="float">
            <text:p>-6862.943</text:p>
          </table:table-cell>
          <table:table-cell office:value-type="float" office:value="0" calcext:value-type="float">
            <text:p>0</text:p>
          </table:table-cell>
          <table:table-cell office:value-type="float" office:value="-0.06967182" calcext:value-type="float">
            <text:p>-0.0696718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1999" calcext:value-type="float">
            <text:p>2121999</text:p>
          </table:table-cell>
          <table:table-cell office:value-type="float" office:value="3.786368" calcext:value-type="float">
            <text:p>3.786368</text:p>
          </table:table-cell>
          <table:table-cell office:value-type="float" office:value="466.838" calcext:value-type="float">
            <text:p>466.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59771" calcext:value-type="float">
            <text:p>0.04759771</text:p>
          </table:table-cell>
          <table:table-cell office:value-type="float" office:value="16.82768" calcext:value-type="float">
            <text:p>16.82768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921814" calcext:value-type="float">
            <text:p>0.03921814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8.01624" calcext:value-type="float">
            <text:p>18.01624</text:p>
          </table:table-cell>
          <table:table-cell office:value-type="float" office:value="-0.1466741" calcext:value-type="float">
            <text:p>-0.1466741</text:p>
          </table:table-cell>
          <table:table-cell office:value-type="float" office:value="-0.02640712" calcext:value-type="float">
            <text:p>-0.02640712</text:p>
          </table:table-cell>
          <table:table-cell office:value-type="float" office:value="0.00000003756695" calcext:value-type="float">
            <text:p>3.756695E-08</text:p>
          </table:table-cell>
          <table:table-cell office:value-type="float" office:value="6.682237" calcext:value-type="float">
            <text:p>6.682237</text:p>
          </table:table-cell>
          <table:table-cell office:value-type="float" office:value="0.03420075" calcext:value-type="float">
            <text:p>0.03420075</text:p>
          </table:table-cell>
          <table:table-cell office:value-type="float" office:value="0.03326475" calcext:value-type="float">
            <text:p>0.03326475</text:p>
          </table:table-cell>
          <table:table-cell office:value-type="float" office:value="0.03308697" calcext:value-type="float">
            <text:p>0.03308697</text:p>
          </table:table-cell>
          <table:table-cell office:value-type="float" office:value="0.03206845" calcext:value-type="float">
            <text:p>0.03206845</text:p>
          </table:table-cell>
          <table:table-cell office:value-type="float" office:value="0.02518927" calcext:value-type="float">
            <text:p>0.02518927</text:p>
          </table:table-cell>
          <table:table-cell office:value-type="float" office:value="0.0232337" calcext:value-type="float">
            <text:p>0.0232337</text:p>
          </table:table-cell>
          <table:table-cell office:value-type="float" office:value="0.02334607" calcext:value-type="float">
            <text:p>0.02334607</text:p>
          </table:table-cell>
          <table:table-cell office:value-type="float" office:value="0.02007643" calcext:value-type="float">
            <text:p>0.02007643</text:p>
          </table:table-cell>
          <table:table-cell office:value-type="float" office:value="8.497613" calcext:value-type="float">
            <text:p>8.497613</text:p>
          </table:table-cell>
          <table:table-cell office:value-type="float" office:value="8.834387" calcext:value-type="float">
            <text:p>8.834387</text:p>
          </table:table-cell>
          <table:table-cell office:value-type="float" office:value="7.492057" calcext:value-type="float">
            <text:p>7.492057</text:p>
          </table:table-cell>
          <table:table-cell office:value-type="float" office:value="11.07487" calcext:value-type="float">
            <text:p>11.07487</text:p>
          </table:table-cell>
          <table:table-cell office:value-type="float" office:value="16.3627" calcext:value-type="float">
            <text:p>16.3627</text:p>
          </table:table-cell>
          <table:table-cell office:value-type="float" office:value="20.00669" calcext:value-type="float">
            <text:p>20.00669</text:p>
          </table:table-cell>
          <table:table-cell office:value-type="float" office:value="18.09372" calcext:value-type="float">
            <text:p>18.09372</text:p>
          </table:table-cell>
          <table:table-cell office:value-type="float" office:value="15.92213" calcext:value-type="float">
            <text:p>15.92213</text:p>
          </table:table-cell>
          <table:table-cell office:value-type="float" office:value="-6833.162" calcext:value-type="float">
            <text:p>-6833.162</text:p>
          </table:table-cell>
          <table:table-cell office:value-type="float" office:value="0" calcext:value-type="float">
            <text:p>0</text:p>
          </table:table-cell>
          <table:table-cell office:value-type="float" office:value="-0.06967182" calcext:value-type="float">
            <text:p>-0.0696718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1999" calcext:value-type="float">
            <text:p>3121999</text:p>
          </table:table-cell>
          <table:table-cell office:value-type="float" office:value="3.785544" calcext:value-type="float">
            <text:p>3.785544</text:p>
          </table:table-cell>
          <table:table-cell office:value-type="float" office:value="466.8326" calcext:value-type="float">
            <text:p>466.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58969" calcext:value-type="float">
            <text:p>0.04758969</text:p>
          </table:table-cell>
          <table:table-cell office:value-type="float" office:value="16.82216" calcext:value-type="float">
            <text:p>16.82216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926823" calcext:value-type="float">
            <text:p>0.03926823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8.02722" calcext:value-type="float">
            <text:p>18.02722</text:p>
          </table:table-cell>
          <table:table-cell office:value-type="float" office:value="-0.1466761" calcext:value-type="float">
            <text:p>-0.1466761</text:p>
          </table:table-cell>
          <table:table-cell office:value-type="float" office:value="-0.02640327" calcext:value-type="float">
            <text:p>-0.02640327</text:p>
          </table:table-cell>
          <table:table-cell office:value-type="float" office:value="0.00000003756695" calcext:value-type="float">
            <text:p>3.756695E-08</text:p>
          </table:table-cell>
          <table:table-cell office:value-type="float" office:value="6.677032" calcext:value-type="float">
            <text:p>6.677032</text:p>
          </table:table-cell>
          <table:table-cell office:value-type="float" office:value="0.03336205" calcext:value-type="float">
            <text:p>0.03336205</text:p>
          </table:table-cell>
          <table:table-cell office:value-type="float" office:value="0.03171675" calcext:value-type="float">
            <text:p>0.03171675</text:p>
          </table:table-cell>
          <table:table-cell office:value-type="float" office:value="0.03161921" calcext:value-type="float">
            <text:p>0.03161921</text:p>
          </table:table-cell>
          <table:table-cell office:value-type="float" office:value="0.0324908" calcext:value-type="float">
            <text:p>0.0324908</text:p>
          </table:table-cell>
          <table:table-cell office:value-type="float" office:value="0.0254983" calcext:value-type="float">
            <text:p>0.0254983</text:p>
          </table:table-cell>
          <table:table-cell office:value-type="float" office:value="0.02352763" calcext:value-type="float">
            <text:p>0.02352763</text:p>
          </table:table-cell>
          <table:table-cell office:value-type="float" office:value="0.02355469" calcext:value-type="float">
            <text:p>0.02355469</text:p>
          </table:table-cell>
          <table:table-cell office:value-type="float" office:value="0.02017816" calcext:value-type="float">
            <text:p>0.02017816</text:p>
          </table:table-cell>
          <table:table-cell office:value-type="float" office:value="8.029552" calcext:value-type="float">
            <text:p>8.029552</text:p>
          </table:table-cell>
          <table:table-cell office:value-type="float" office:value="9.110055" calcext:value-type="float">
            <text:p>9.110055</text:p>
          </table:table-cell>
          <table:table-cell office:value-type="float" office:value="7.602023" calcext:value-type="float">
            <text:p>7.602023</text:p>
          </table:table-cell>
          <table:table-cell office:value-type="float" office:value="11.26917" calcext:value-type="float">
            <text:p>11.26917</text:p>
          </table:table-cell>
          <table:table-cell office:value-type="float" office:value="16.40891" calcext:value-type="float">
            <text:p>16.40891</text:p>
          </table:table-cell>
          <table:table-cell office:value-type="float" office:value="19.91188" calcext:value-type="float">
            <text:p>19.91188</text:p>
          </table:table-cell>
          <table:table-cell office:value-type="float" office:value="17.98127" calcext:value-type="float">
            <text:p>17.98127</text:p>
          </table:table-cell>
          <table:table-cell office:value-type="float" office:value="15.88523" calcext:value-type="float">
            <text:p>15.88523</text:p>
          </table:table-cell>
          <table:table-cell office:value-type="float" office:value="-6742.467" calcext:value-type="float">
            <text:p>-6742.467</text:p>
          </table:table-cell>
          <table:table-cell office:value-type="float" office:value="0" calcext:value-type="float">
            <text:p>0</text:p>
          </table:table-cell>
          <table:table-cell office:value-type="float" office:value="-0.06967182" calcext:value-type="float">
            <text:p>-0.0696718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1999" calcext:value-type="float">
            <text:p>4121999</text:p>
          </table:table-cell>
          <table:table-cell office:value-type="float" office:value="3.784623" calcext:value-type="float">
            <text:p>3.784623</text:p>
          </table:table-cell>
          <table:table-cell office:value-type="float" office:value="466.827" calcext:value-type="float">
            <text:p>466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52031" calcext:value-type="float">
            <text:p>0.04752031</text:p>
          </table:table-cell>
          <table:table-cell office:value-type="float" office:value="16.76687" calcext:value-type="float">
            <text:p>16.76687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938226" calcext:value-type="float">
            <text:p>0.03938226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8.08805" calcext:value-type="float">
            <text:p>18.08805</text:p>
          </table:table-cell>
          <table:table-cell office:value-type="float" office:value="-0.146689" calcext:value-type="float">
            <text:p>-0.146689</text:p>
          </table:table-cell>
          <table:table-cell office:value-type="float" office:value="-0.02640373" calcext:value-type="float">
            <text:p>-0.02640373</text:p>
          </table:table-cell>
          <table:table-cell office:value-type="float" office:value="0.00000003756695" calcext:value-type="float">
            <text:p>3.756695E-08</text:p>
          </table:table-cell>
          <table:table-cell office:value-type="float" office:value="6.672006" calcext:value-type="float">
            <text:p>6.672006</text:p>
          </table:table-cell>
          <table:table-cell office:value-type="float" office:value="0.0327427" calcext:value-type="float">
            <text:p>0.0327427</text:p>
          </table:table-cell>
          <table:table-cell office:value-type="float" office:value="0.03180863" calcext:value-type="float">
            <text:p>0.03180863</text:p>
          </table:table-cell>
          <table:table-cell office:value-type="float" office:value="0.03099832" calcext:value-type="float">
            <text:p>0.03099832</text:p>
          </table:table-cell>
          <table:table-cell office:value-type="float" office:value="0.03208676" calcext:value-type="float">
            <text:p>0.03208676</text:p>
          </table:table-cell>
          <table:table-cell office:value-type="float" office:value="0.02572768" calcext:value-type="float">
            <text:p>0.02572768</text:p>
          </table:table-cell>
          <table:table-cell office:value-type="float" office:value="0.02413647" calcext:value-type="float">
            <text:p>0.02413647</text:p>
          </table:table-cell>
          <table:table-cell office:value-type="float" office:value="0.02304024" calcext:value-type="float">
            <text:p>0.02304024</text:p>
          </table:table-cell>
          <table:table-cell office:value-type="float" office:value="0.02031436" calcext:value-type="float">
            <text:p>0.02031436</text:p>
          </table:table-cell>
          <table:table-cell office:value-type="float" office:value="7.119956" calcext:value-type="float">
            <text:p>7.119956</text:p>
          </table:table-cell>
          <table:table-cell office:value-type="float" office:value="9.201595" calcext:value-type="float">
            <text:p>9.201595</text:p>
          </table:table-cell>
          <table:table-cell office:value-type="float" office:value="8.139027" calcext:value-type="float">
            <text:p>8.139027</text:p>
          </table:table-cell>
          <table:table-cell office:value-type="float" office:value="11.55696" calcext:value-type="float">
            <text:p>11.55696</text:p>
          </table:table-cell>
          <table:table-cell office:value-type="float" office:value="17.33427" calcext:value-type="float">
            <text:p>17.33427</text:p>
          </table:table-cell>
          <table:table-cell office:value-type="float" office:value="20.67715" calcext:value-type="float">
            <text:p>20.67715</text:p>
          </table:table-cell>
          <table:table-cell office:value-type="float" office:value="15.99169" calcext:value-type="float">
            <text:p>15.99169</text:p>
          </table:table-cell>
          <table:table-cell office:value-type="float" office:value="15.94282" calcext:value-type="float">
            <text:p>15.94282</text:p>
          </table:table-cell>
          <table:table-cell office:value-type="float" office:value="-6663.625" calcext:value-type="float">
            <text:p>-6663.625</text:p>
          </table:table-cell>
          <table:table-cell office:value-type="float" office:value="0" calcext:value-type="float">
            <text:p>0</text:p>
          </table:table-cell>
          <table:table-cell office:value-type="float" office:value="-0.06967182" calcext:value-type="float">
            <text:p>-0.0696718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1999" calcext:value-type="float">
            <text:p>5121999</text:p>
          </table:table-cell>
          <table:table-cell office:value-type="float" office:value="3.783611" calcext:value-type="float">
            <text:p>3.783611</text:p>
          </table:table-cell>
          <table:table-cell office:value-type="float" office:value="466.8214" calcext:value-type="float">
            <text:p>466.8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54952" calcext:value-type="float">
            <text:p>0.04754952</text:p>
          </table:table-cell>
          <table:table-cell office:value-type="float" office:value="16.68063" calcext:value-type="float">
            <text:p>16.68063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951385" calcext:value-type="float">
            <text:p>0.03951385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8.17969" calcext:value-type="float">
            <text:p>18.17969</text:p>
          </table:table-cell>
          <table:table-cell office:value-type="float" office:value="-0.1466926" calcext:value-type="float">
            <text:p>-0.1466926</text:p>
          </table:table-cell>
          <table:table-cell office:value-type="float" office:value="-0.026402" calcext:value-type="float">
            <text:p>-0.026402</text:p>
          </table:table-cell>
          <table:table-cell office:value-type="float" office:value="0.0000000375689" calcext:value-type="float">
            <text:p>3.75689E-08</text:p>
          </table:table-cell>
          <table:table-cell office:value-type="float" office:value="6.667143" calcext:value-type="float">
            <text:p>6.667143</text:p>
          </table:table-cell>
          <table:table-cell office:value-type="float" office:value="0.02969745" calcext:value-type="float">
            <text:p>0.02969745</text:p>
          </table:table-cell>
          <table:table-cell office:value-type="float" office:value="0.03098001" calcext:value-type="float">
            <text:p>0.03098001</text:p>
          </table:table-cell>
          <table:table-cell office:value-type="float" office:value="0.03295478" calcext:value-type="float">
            <text:p>0.03295478</text:p>
          </table:table-cell>
          <table:table-cell office:value-type="float" office:value="0.03214928" calcext:value-type="float">
            <text:p>0.03214928</text:p>
          </table:table-cell>
          <table:table-cell office:value-type="float" office:value="0.02593508" calcext:value-type="float">
            <text:p>0.02593508</text:p>
          </table:table-cell>
          <table:table-cell office:value-type="float" office:value="0.02430217" calcext:value-type="float">
            <text:p>0.02430217</text:p>
          </table:table-cell>
          <table:table-cell office:value-type="float" office:value="0.02244104" calcext:value-type="float">
            <text:p>0.02244104</text:p>
          </table:table-cell>
          <table:table-cell office:value-type="float" office:value="0.02043131" calcext:value-type="float">
            <text:p>0.02043131</text:p>
          </table:table-cell>
          <table:table-cell office:value-type="float" office:value="4.871176" calcext:value-type="float">
            <text:p>4.871176</text:p>
          </table:table-cell>
          <table:table-cell office:value-type="float" office:value="6.890501" calcext:value-type="float">
            <text:p>6.890501</text:p>
          </table:table-cell>
          <table:table-cell office:value-type="float" office:value="9.537602" calcext:value-type="float">
            <text:p>9.537602</text:p>
          </table:table-cell>
          <table:table-cell office:value-type="float" office:value="12.76076" calcext:value-type="float">
            <text:p>12.76076</text:p>
          </table:table-cell>
          <table:table-cell office:value-type="float" office:value="18.48064" calcext:value-type="float">
            <text:p>18.48064</text:p>
          </table:table-cell>
          <table:table-cell office:value-type="float" office:value="20.02347" calcext:value-type="float">
            <text:p>20.02347</text:p>
          </table:table-cell>
          <table:table-cell office:value-type="float" office:value="13.91975" calcext:value-type="float">
            <text:p>13.91975</text:p>
          </table:table-cell>
          <table:table-cell office:value-type="float" office:value="15.99395" calcext:value-type="float">
            <text:p>15.99395</text:p>
          </table:table-cell>
          <table:table-cell office:value-type="float" office:value="-6594.941" calcext:value-type="float">
            <text:p>-6594.941</text:p>
          </table:table-cell>
          <table:table-cell office:value-type="float" office:value="0" calcext:value-type="float">
            <text:p>0</text:p>
          </table:table-cell>
          <table:table-cell office:value-type="float" office:value="-0.06967182" calcext:value-type="float">
            <text:p>-0.0696718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1999" calcext:value-type="float">
            <text:p>6121999</text:p>
          </table:table-cell>
          <table:table-cell office:value-type="float" office:value="3.782647" calcext:value-type="float">
            <text:p>3.782647</text:p>
          </table:table-cell>
          <table:table-cell office:value-type="float" office:value="466.8155" calcext:value-type="float">
            <text:p>466.8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90861" calcext:value-type="float">
            <text:p>0.04790861</text:p>
          </table:table-cell>
          <table:table-cell office:value-type="float" office:value="16.56562" calcext:value-type="float">
            <text:p>16.56562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968068" calcext:value-type="float">
            <text:p>0.03968068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8.2997" calcext:value-type="float">
            <text:p>18.2997</text:p>
          </table:table-cell>
          <table:table-cell office:value-type="float" office:value="-0.1466893" calcext:value-type="float">
            <text:p>-0.1466893</text:p>
          </table:table-cell>
          <table:table-cell office:value-type="float" office:value="-0.0264013" calcext:value-type="float">
            <text:p>-0.0264013</text:p>
          </table:table-cell>
          <table:table-cell office:value-type="float" office:value="0.00000003757695" calcext:value-type="float">
            <text:p>3.757695E-08</text:p>
          </table:table-cell>
          <table:table-cell office:value-type="float" office:value="6.662358" calcext:value-type="float">
            <text:p>6.662358</text:p>
          </table:table-cell>
          <table:table-cell office:value-type="float" office:value="0.01933478" calcext:value-type="float">
            <text:p>0.01933478</text:p>
          </table:table-cell>
          <table:table-cell office:value-type="float" office:value="0.02819319" calcext:value-type="float">
            <text:p>0.02819319</text:p>
          </table:table-cell>
          <table:table-cell office:value-type="float" office:value="0.03440702" calcext:value-type="float">
            <text:p>0.03440702</text:p>
          </table:table-cell>
          <table:table-cell office:value-type="float" office:value="0.03482387" calcext:value-type="float">
            <text:p>0.03482387</text:p>
          </table:table-cell>
          <table:table-cell office:value-type="float" office:value="0.02823579" calcext:value-type="float">
            <text:p>0.02823579</text:p>
          </table:table-cell>
          <table:table-cell office:value-type="float" office:value="0.02539993" calcext:value-type="float">
            <text:p>0.02539993</text:p>
          </table:table-cell>
          <table:table-cell office:value-type="float" office:value="0.02262696" calcext:value-type="float">
            <text:p>0.02262696</text:p>
          </table:table-cell>
          <table:table-cell office:value-type="float" office:value="0.0205422" calcext:value-type="float">
            <text:p>0.0205422</text:p>
          </table:table-cell>
          <table:table-cell office:value-type="float" office:value="0.8336343" calcext:value-type="float">
            <text:p>0.8336343</text:p>
          </table:table-cell>
          <table:table-cell office:value-type="float" office:value="2.61697" calcext:value-type="float">
            <text:p>2.61697</text:p>
          </table:table-cell>
          <table:table-cell office:value-type="float" office:value="7.583191" calcext:value-type="float">
            <text:p>7.583191</text:p>
          </table:table-cell>
          <table:table-cell office:value-type="float" office:value="12.9814" calcext:value-type="float">
            <text:p>12.9814</text:p>
          </table:table-cell>
          <table:table-cell office:value-type="float" office:value="19.54793" calcext:value-type="float">
            <text:p>19.54793</text:p>
          </table:table-cell>
          <table:table-cell office:value-type="float" office:value="21.06912" calcext:value-type="float">
            <text:p>21.06912</text:p>
          </table:table-cell>
          <table:table-cell office:value-type="float" office:value="13.58192" calcext:value-type="float">
            <text:p>13.58192</text:p>
          </table:table-cell>
          <table:table-cell office:value-type="float" office:value="16.05838" calcext:value-type="float">
            <text:p>16.05838</text:p>
          </table:table-cell>
          <table:table-cell office:value-type="float" office:value="-6526.987" calcext:value-type="float">
            <text:p>-6526.987</text:p>
          </table:table-cell>
          <table:table-cell office:value-type="float" office:value="0" calcext:value-type="float">
            <text:p>0</text:p>
          </table:table-cell>
          <table:table-cell office:value-type="float" office:value="-0.06967182" calcext:value-type="float">
            <text:p>-0.0696718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1999" calcext:value-type="float">
            <text:p>7121999</text:p>
          </table:table-cell>
          <table:table-cell office:value-type="float" office:value="3.781759" calcext:value-type="float">
            <text:p>3.781759</text:p>
          </table:table-cell>
          <table:table-cell office:value-type="float" office:value="466.8098" calcext:value-type="float">
            <text:p>466.8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95021" calcext:value-type="float">
            <text:p>0.04795021</text:p>
          </table:table-cell>
          <table:table-cell office:value-type="float" office:value="16.41201" calcext:value-type="float">
            <text:p>16.41201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3988404" calcext:value-type="float">
            <text:p>0.03988404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8.45874" calcext:value-type="float">
            <text:p>18.45874</text:p>
          </table:table-cell>
          <table:table-cell office:value-type="float" office:value="-0.1466872" calcext:value-type="float">
            <text:p>-0.1466872</text:p>
          </table:table-cell>
          <table:table-cell office:value-type="float" office:value="-0.02640049" calcext:value-type="float">
            <text:p>-0.02640049</text:p>
          </table:table-cell>
          <table:table-cell office:value-type="float" office:value="0.00000003757695" calcext:value-type="float">
            <text:p>3.757695E-08</text:p>
          </table:table-cell>
          <table:table-cell office:value-type="float" office:value="6.657509" calcext:value-type="float">
            <text:p>6.657509</text:p>
          </table:table-cell>
          <table:table-cell office:value-type="float" office:value="0.02275384" calcext:value-type="float">
            <text:p>0.02275384</text:p>
          </table:table-cell>
          <table:table-cell office:value-type="float" office:value="0.03174268" calcext:value-type="float">
            <text:p>0.03174268</text:p>
          </table:table-cell>
          <table:table-cell office:value-type="float" office:value="0.03447876" calcext:value-type="float">
            <text:p>0.03447876</text:p>
          </table:table-cell>
          <table:table-cell office:value-type="float" office:value="0.03403109" calcext:value-type="float">
            <text:p>0.03403109</text:p>
          </table:table-cell>
          <table:table-cell office:value-type="float" office:value="0.02762128" calcext:value-type="float">
            <text:p>0.02762128</text:p>
          </table:table-cell>
          <table:table-cell office:value-type="float" office:value="0.02522857" calcext:value-type="float">
            <text:p>0.02522857</text:p>
          </table:table-cell>
          <table:table-cell office:value-type="float" office:value="0.02302306" calcext:value-type="float">
            <text:p>0.02302306</text:p>
          </table:table-cell>
          <table:table-cell office:value-type="float" office:value="0.02062803" calcext:value-type="float">
            <text:p>0.02062803</text:p>
          </table:table-cell>
          <table:table-cell office:value-type="float" office:value="1.602481" calcext:value-type="float">
            <text:p>1.602481</text:p>
          </table:table-cell>
          <table:table-cell office:value-type="float" office:value="3.896461" calcext:value-type="float">
            <text:p>3.896461</text:p>
          </table:table-cell>
          <table:table-cell office:value-type="float" office:value="6.938421" calcext:value-type="float">
            <text:p>6.938421</text:p>
          </table:table-cell>
          <table:table-cell office:value-type="float" office:value="12.07391" calcext:value-type="float">
            <text:p>12.07391</text:p>
          </table:table-cell>
          <table:table-cell office:value-type="float" office:value="18.42795" calcext:value-type="float">
            <text:p>18.42795</text:p>
          </table:table-cell>
          <table:table-cell office:value-type="float" office:value="20.47532" calcext:value-type="float">
            <text:p>20.47532</text:p>
          </table:table-cell>
          <table:table-cell office:value-type="float" office:value="13.85606" calcext:value-type="float">
            <text:p>13.85606</text:p>
          </table:table-cell>
          <table:table-cell office:value-type="float" office:value="16.08393" calcext:value-type="float">
            <text:p>16.08393</text:p>
          </table:table-cell>
          <table:table-cell office:value-type="float" office:value="-6458.597" calcext:value-type="float">
            <text:p>-6458.597</text:p>
          </table:table-cell>
          <table:table-cell office:value-type="float" office:value="0" calcext:value-type="float">
            <text:p>0</text:p>
          </table:table-cell>
          <table:table-cell office:value-type="float" office:value="-0.06967182" calcext:value-type="float">
            <text:p>-0.0696718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1999" calcext:value-type="float">
            <text:p>8121999</text:p>
          </table:table-cell>
          <table:table-cell office:value-type="float" office:value="3.780938" calcext:value-type="float">
            <text:p>3.780938</text:p>
          </table:table-cell>
          <table:table-cell office:value-type="float" office:value="466.8046" calcext:value-type="float">
            <text:p>466.8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74624" calcext:value-type="float">
            <text:p>0.04774624</text:p>
          </table:table-cell>
          <table:table-cell office:value-type="float" office:value="16.29395" calcext:value-type="float">
            <text:p>16.29395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004618" calcext:value-type="float">
            <text:p>0.04004618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8.58216" calcext:value-type="float">
            <text:p>18.58216</text:p>
          </table:table-cell>
          <table:table-cell office:value-type="float" office:value="-0.1466853" calcext:value-type="float">
            <text:p>-0.1466853</text:p>
          </table:table-cell>
          <table:table-cell office:value-type="float" office:value="-0.02640027" calcext:value-type="float">
            <text:p>-0.02640027</text:p>
          </table:table-cell>
          <table:table-cell office:value-type="float" office:value="0.00000003757695" calcext:value-type="float">
            <text:p>3.757695E-08</text:p>
          </table:table-cell>
          <table:table-cell office:value-type="float" office:value="6.65259" calcext:value-type="float">
            <text:p>6.65259</text:p>
          </table:table-cell>
          <table:table-cell office:value-type="float" office:value="0.02287319" calcext:value-type="float">
            <text:p>0.02287319</text:p>
          </table:table-cell>
          <table:table-cell office:value-type="float" office:value="0.03227429" calcext:value-type="float">
            <text:p>0.03227429</text:p>
          </table:table-cell>
          <table:table-cell office:value-type="float" office:value="0.03422396" calcext:value-type="float">
            <text:p>0.03422396</text:p>
          </table:table-cell>
          <table:table-cell office:value-type="float" office:value="0.03303066" calcext:value-type="float">
            <text:p>0.03303066</text:p>
          </table:table-cell>
          <table:table-cell office:value-type="float" office:value="0.02677465" calcext:value-type="float">
            <text:p>0.02677465</text:p>
          </table:table-cell>
          <table:table-cell office:value-type="float" office:value="0.02459796" calcext:value-type="float">
            <text:p>0.02459796</text:p>
          </table:table-cell>
          <table:table-cell office:value-type="float" office:value="0.02304016" calcext:value-type="float">
            <text:p>0.02304016</text:p>
          </table:table-cell>
          <table:table-cell office:value-type="float" office:value="0.02067196" calcext:value-type="float">
            <text:p>0.02067196</text:p>
          </table:table-cell>
          <table:table-cell office:value-type="float" office:value="1.962789" calcext:value-type="float">
            <text:p>1.962789</text:p>
          </table:table-cell>
          <table:table-cell office:value-type="float" office:value="5.415152" calcext:value-type="float">
            <text:p>5.415152</text:p>
          </table:table-cell>
          <table:table-cell office:value-type="float" office:value="7.057632" calcext:value-type="float">
            <text:p>7.057632</text:p>
          </table:table-cell>
          <table:table-cell office:value-type="float" office:value="11.76254" calcext:value-type="float">
            <text:p>11.76254</text:p>
          </table:table-cell>
          <table:table-cell office:value-type="float" office:value="17.77633" calcext:value-type="float">
            <text:p>17.77633</text:p>
          </table:table-cell>
          <table:table-cell office:value-type="float" office:value="19.73753" calcext:value-type="float">
            <text:p>19.73753</text:p>
          </table:table-cell>
          <table:table-cell office:value-type="float" office:value="13.55519" calcext:value-type="float">
            <text:p>13.55519</text:p>
          </table:table-cell>
          <table:table-cell office:value-type="float" office:value="16.07612" calcext:value-type="float">
            <text:p>16.07612</text:p>
          </table:table-cell>
          <table:table-cell office:value-type="float" office:value="-6415.794" calcext:value-type="float">
            <text:p>-6415.794</text:p>
          </table:table-cell>
          <table:table-cell office:value-type="float" office:value="0" calcext:value-type="float">
            <text:p>0</text:p>
          </table:table-cell>
          <table:table-cell office:value-type="float" office:value="-0.06967182" calcext:value-type="float">
            <text:p>-0.0696718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1999" calcext:value-type="float">
            <text:p>9121999</text:p>
          </table:table-cell>
          <table:table-cell office:value-type="float" office:value="3.780076" calcext:value-type="float">
            <text:p>3.780076</text:p>
          </table:table-cell>
          <table:table-cell office:value-type="float" office:value="466.7995" calcext:value-type="float">
            <text:p>466.7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8143" calcext:value-type="float">
            <text:p>0.04748143</text:p>
          </table:table-cell>
          <table:table-cell office:value-type="float" office:value="16.21087" calcext:value-type="float">
            <text:p>16.21087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01817" calcext:value-type="float">
            <text:p>0.0401817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8.67027" calcext:value-type="float">
            <text:p>18.67027</text:p>
          </table:table-cell>
          <table:table-cell office:value-type="float" office:value="-0.146684" calcext:value-type="float">
            <text:p>-0.146684</text:p>
          </table:table-cell>
          <table:table-cell office:value-type="float" office:value="-0.02639985" calcext:value-type="float">
            <text:p>-0.02639985</text:p>
          </table:table-cell>
          <table:table-cell office:value-type="float" office:value="0.00000003758906" calcext:value-type="float">
            <text:p>3.758906E-08</text:p>
          </table:table-cell>
          <table:table-cell office:value-type="float" office:value="6.647643" calcext:value-type="float">
            <text:p>6.647643</text:p>
          </table:table-cell>
          <table:table-cell office:value-type="float" office:value="0.02240775" calcext:value-type="float">
            <text:p>0.02240775</text:p>
          </table:table-cell>
          <table:table-cell office:value-type="float" office:value="0.02842374" calcext:value-type="float">
            <text:p>0.02842374</text:p>
          </table:table-cell>
          <table:table-cell office:value-type="float" office:value="0.0339646" calcext:value-type="float">
            <text:p>0.0339646</text:p>
          </table:table-cell>
          <table:table-cell office:value-type="float" office:value="0.0323366" calcext:value-type="float">
            <text:p>0.0323366</text:p>
          </table:table-cell>
          <table:table-cell office:value-type="float" office:value="0.02605158" calcext:value-type="float">
            <text:p>0.02605158</text:p>
          </table:table-cell>
          <table:table-cell office:value-type="float" office:value="0.02398575" calcext:value-type="float">
            <text:p>0.02398575</text:p>
          </table:table-cell>
          <table:table-cell office:value-type="float" office:value="0.02301067" calcext:value-type="float">
            <text:p>0.02301067</text:p>
          </table:table-cell>
          <table:table-cell office:value-type="float" office:value="0.02068075" calcext:value-type="float">
            <text:p>0.02068075</text:p>
          </table:table-cell>
          <table:table-cell office:value-type="float" office:value="2.289165" calcext:value-type="float">
            <text:p>2.289165</text:p>
          </table:table-cell>
          <table:table-cell office:value-type="float" office:value="5.183641" calcext:value-type="float">
            <text:p>5.183641</text:p>
          </table:table-cell>
          <table:table-cell office:value-type="float" office:value="7.130605" calcext:value-type="float">
            <text:p>7.130605</text:p>
          </table:table-cell>
          <table:table-cell office:value-type="float" office:value="11.78481" calcext:value-type="float">
            <text:p>11.78481</text:p>
          </table:table-cell>
          <table:table-cell office:value-type="float" office:value="17.59764" calcext:value-type="float">
            <text:p>17.59764</text:p>
          </table:table-cell>
          <table:table-cell office:value-type="float" office:value="19.32086" calcext:value-type="float">
            <text:p>19.32086</text:p>
          </table:table-cell>
          <table:table-cell office:value-type="float" office:value="13.29588" calcext:value-type="float">
            <text:p>13.29588</text:p>
          </table:table-cell>
          <table:table-cell office:value-type="float" office:value="16.04362" calcext:value-type="float">
            <text:p>16.04362</text:p>
          </table:table-cell>
          <table:table-cell office:value-type="float" office:value="-6256.116" calcext:value-type="float">
            <text:p>-6256.116</text:p>
          </table:table-cell>
          <table:table-cell office:value-type="float" office:value="0" calcext:value-type="float">
            <text:p>0</text:p>
          </table:table-cell>
          <table:table-cell office:value-type="float" office:value="-0.06967265" calcext:value-type="float">
            <text:p>-0.0696726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1999" calcext:value-type="float">
            <text:p>10121999</text:p>
          </table:table-cell>
          <table:table-cell office:value-type="float" office:value="3.779235" calcext:value-type="float">
            <text:p>3.779235</text:p>
          </table:table-cell>
          <table:table-cell office:value-type="float" office:value="466.7943" calcext:value-type="float">
            <text:p>466.7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26498" calcext:value-type="float">
            <text:p>0.04726498</text:p>
          </table:table-cell>
          <table:table-cell office:value-type="float" office:value="16.12536" calcext:value-type="float">
            <text:p>16.12536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031786" calcext:value-type="float">
            <text:p>0.04031786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8.76069" calcext:value-type="float">
            <text:p>18.76069</text:p>
          </table:table-cell>
          <table:table-cell office:value-type="float" office:value="-0.1466834" calcext:value-type="float">
            <text:p>-0.1466834</text:p>
          </table:table-cell>
          <table:table-cell office:value-type="float" office:value="-0.02639959" calcext:value-type="float">
            <text:p>-0.02639959</text:p>
          </table:table-cell>
          <table:table-cell office:value-type="float" office:value="0.00000003760684" calcext:value-type="float">
            <text:p>3.760684E-08</text:p>
          </table:table-cell>
          <table:table-cell office:value-type="float" office:value="6.642599" calcext:value-type="float">
            <text:p>6.642599</text:p>
          </table:table-cell>
          <table:table-cell office:value-type="float" office:value="0.01828437" calcext:value-type="float">
            <text:p>0.01828437</text:p>
          </table:table-cell>
          <table:table-cell office:value-type="float" office:value="0.0256278" calcext:value-type="float">
            <text:p>0.0256278</text:p>
          </table:table-cell>
          <table:table-cell office:value-type="float" office:value="0.03368151" calcext:value-type="float">
            <text:p>0.03368151</text:p>
          </table:table-cell>
          <table:table-cell office:value-type="float" office:value="0.03182072" calcext:value-type="float">
            <text:p>0.03182072</text:p>
          </table:table-cell>
          <table:table-cell office:value-type="float" office:value="0.02597771" calcext:value-type="float">
            <text:p>0.02597771</text:p>
          </table:table-cell>
          <table:table-cell office:value-type="float" office:value="0.02433727" calcext:value-type="float">
            <text:p>0.02433727</text:p>
          </table:table-cell>
          <table:table-cell office:value-type="float" office:value="0.02234389" calcext:value-type="float">
            <text:p>0.02234389</text:p>
          </table:table-cell>
          <table:table-cell office:value-type="float" office:value="0.02071825" calcext:value-type="float">
            <text:p>0.02071825</text:p>
          </table:table-cell>
          <table:table-cell office:value-type="float" office:value="1.376081" calcext:value-type="float">
            <text:p>1.376081</text:p>
          </table:table-cell>
          <table:table-cell office:value-type="float" office:value="4.986717" calcext:value-type="float">
            <text:p>4.986717</text:p>
          </table:table-cell>
          <table:table-cell office:value-type="float" office:value="7.204496" calcext:value-type="float">
            <text:p>7.204496</text:p>
          </table:table-cell>
          <table:table-cell office:value-type="float" office:value="12.09924" calcext:value-type="float">
            <text:p>12.09924</text:p>
          </table:table-cell>
          <table:table-cell office:value-type="float" office:value="18.66065" calcext:value-type="float">
            <text:p>18.66065</text:p>
          </table:table-cell>
          <table:table-cell office:value-type="float" office:value="19.53951" calcext:value-type="float">
            <text:p>19.53951</text:p>
          </table:table-cell>
          <table:table-cell office:value-type="float" office:value="11.52612" calcext:value-type="float">
            <text:p>11.52612</text:p>
          </table:table-cell>
          <table:table-cell office:value-type="float" office:value="16.06797" calcext:value-type="float">
            <text:p>16.06797</text:p>
          </table:table-cell>
          <table:table-cell office:value-type="float" office:value="-5967.723" calcext:value-type="float">
            <text:p>-5967.723</text:p>
          </table:table-cell>
          <table:table-cell office:value-type="float" office:value="0" calcext:value-type="float">
            <text:p>0</text:p>
          </table:table-cell>
          <table:table-cell office:value-type="float" office:value="-0.06967265" calcext:value-type="float">
            <text:p>-0.0696726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1999" calcext:value-type="float">
            <text:p>11121999</text:p>
          </table:table-cell>
          <table:table-cell office:value-type="float" office:value="3.778474" calcext:value-type="float">
            <text:p>3.778474</text:p>
          </table:table-cell>
          <table:table-cell office:value-type="float" office:value="466.7893" calcext:value-type="float">
            <text:p>466.7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12108" calcext:value-type="float">
            <text:p>0.04712108</text:p>
          </table:table-cell>
          <table:table-cell office:value-type="float" office:value="16.00104" calcext:value-type="float">
            <text:p>16.00104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047816" calcext:value-type="float">
            <text:p>0.04047816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8.89003" calcext:value-type="float">
            <text:p>18.89003</text:p>
          </table:table-cell>
          <table:table-cell office:value-type="float" office:value="-0.1466822" calcext:value-type="float">
            <text:p>-0.1466822</text:p>
          </table:table-cell>
          <table:table-cell office:value-type="float" office:value="-0.02639941" calcext:value-type="float">
            <text:p>-0.02639941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637674" calcext:value-type="float">
            <text:p>6.637674</text:p>
          </table:table-cell>
          <table:table-cell office:value-type="float" office:value="0.01902607" calcext:value-type="float">
            <text:p>0.01902607</text:p>
          </table:table-cell>
          <table:table-cell office:value-type="float" office:value="0.02427987" calcext:value-type="float">
            <text:p>0.02427987</text:p>
          </table:table-cell>
          <table:table-cell office:value-type="float" office:value="0.03388813" calcext:value-type="float">
            <text:p>0.03388813</text:p>
          </table:table-cell>
          <table:table-cell office:value-type="float" office:value="0.03163841" calcext:value-type="float">
            <text:p>0.03163841</text:p>
          </table:table-cell>
          <table:table-cell office:value-type="float" office:value="0.02593651" calcext:value-type="float">
            <text:p>0.02593651</text:p>
          </table:table-cell>
          <table:table-cell office:value-type="float" office:value="0.02388261" calcext:value-type="float">
            <text:p>0.02388261</text:p>
          </table:table-cell>
          <table:table-cell office:value-type="float" office:value="0.02179967" calcext:value-type="float">
            <text:p>0.02179967</text:p>
          </table:table-cell>
          <table:table-cell office:value-type="float" office:value="0.02076192" calcext:value-type="float">
            <text:p>0.02076192</text:p>
          </table:table-cell>
          <table:table-cell office:value-type="float" office:value="2.315306" calcext:value-type="float">
            <text:p>2.315306</text:p>
          </table:table-cell>
          <table:table-cell office:value-type="float" office:value="4.754446" calcext:value-type="float">
            <text:p>4.754446</text:p>
          </table:table-cell>
          <table:table-cell office:value-type="float" office:value="8.447351" calcext:value-type="float">
            <text:p>8.447351</text:p>
          </table:table-cell>
          <table:table-cell office:value-type="float" office:value="13.41205" calcext:value-type="float">
            <text:p>13.41205</text:p>
          </table:table-cell>
          <table:table-cell office:value-type="float" office:value="18.89467" calcext:value-type="float">
            <text:p>18.89467</text:p>
          </table:table-cell>
          <table:table-cell office:value-type="float" office:value="17.13988" calcext:value-type="float">
            <text:p>17.13988</text:p>
          </table:table-cell>
          <table:table-cell office:value-type="float" office:value="10.13244" calcext:value-type="float">
            <text:p>10.13244</text:p>
          </table:table-cell>
          <table:table-cell office:value-type="float" office:value="16.08445" calcext:value-type="float">
            <text:p>16.08445</text:p>
          </table:table-cell>
          <table:table-cell office:value-type="float" office:value="-5901.736" calcext:value-type="float">
            <text:p>-5901.736</text:p>
          </table:table-cell>
          <table:table-cell office:value-type="float" office:value="0" calcext:value-type="float">
            <text:p>0</text:p>
          </table:table-cell>
          <table:table-cell office:value-type="float" office:value="-0.06967279" calcext:value-type="float">
            <text:p>-0.0696727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1999" calcext:value-type="float">
            <text:p>12121999</text:p>
          </table:table-cell>
          <table:table-cell office:value-type="float" office:value="3.777742" calcext:value-type="float">
            <text:p>3.777742</text:p>
          </table:table-cell>
          <table:table-cell office:value-type="float" office:value="466.7844" calcext:value-type="float">
            <text:p>466.7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9977" calcext:value-type="float">
            <text:p>0.04689977</text:p>
          </table:table-cell>
          <table:table-cell office:value-type="float" office:value="15.91072" calcext:value-type="float">
            <text:p>15.91072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061472" calcext:value-type="float">
            <text:p>0.04061472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8.98508" calcext:value-type="float">
            <text:p>18.98508</text:p>
          </table:table-cell>
          <table:table-cell office:value-type="float" office:value="-0.14668" calcext:value-type="float">
            <text:p>-0.14668</text:p>
          </table:table-cell>
          <table:table-cell office:value-type="float" office:value="-0.02639924" calcext:value-type="float">
            <text:p>-0.02639924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632812" calcext:value-type="float">
            <text:p>6.632812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2374025" calcext:value-type="float">
            <text:p>0.02374025</text:p>
          </table:table-cell>
          <table:table-cell office:value-type="float" office:value="0.03321733" calcext:value-type="float">
            <text:p>0.03321733</text:p>
          </table:table-cell>
          <table:table-cell office:value-type="float" office:value="0.0309025" calcext:value-type="float">
            <text:p>0.0309025</text:p>
          </table:table-cell>
          <table:table-cell office:value-type="float" office:value="0.02531972" calcext:value-type="float">
            <text:p>0.02531972</text:p>
          </table:table-cell>
          <table:table-cell office:value-type="float" office:value="0.02341388" calcext:value-type="float">
            <text:p>0.02341388</text:p>
          </table:table-cell>
          <table:table-cell office:value-type="float" office:value="0.02177616" calcext:value-type="float">
            <text:p>0.02177616</text:p>
          </table:table-cell>
          <table:table-cell office:value-type="float" office:value="0.02076801" calcext:value-type="float">
            <text:p>0.02076801</text:p>
          </table:table-cell>
          <table:table-cell office:value-type="float" office:value="2.589155" calcext:value-type="float">
            <text:p>2.589155</text:p>
          </table:table-cell>
          <table:table-cell office:value-type="float" office:value="4.699389" calcext:value-type="float">
            <text:p>4.699389</text:p>
          </table:table-cell>
          <table:table-cell office:value-type="float" office:value="9.741132" calcext:value-type="float">
            <text:p>9.741132</text:p>
          </table:table-cell>
          <table:table-cell office:value-type="float" office:value="13.30576" calcext:value-type="float">
            <text:p>13.30576</text:p>
          </table:table-cell>
          <table:table-cell office:value-type="float" office:value="18.08161" calcext:value-type="float">
            <text:p>18.08161</text:p>
          </table:table-cell>
          <table:table-cell office:value-type="float" office:value="16.19533" calcext:value-type="float">
            <text:p>16.19533</text:p>
          </table:table-cell>
          <table:table-cell office:value-type="float" office:value="9.782914" calcext:value-type="float">
            <text:p>9.782914</text:p>
          </table:table-cell>
          <table:table-cell office:value-type="float" office:value="16.05859" calcext:value-type="float">
            <text:p>16.05859</text:p>
          </table:table-cell>
          <table:table-cell office:value-type="float" office:value="-5884.779" calcext:value-type="float">
            <text:p>-5884.779</text:p>
          </table:table-cell>
          <table:table-cell office:value-type="float" office:value="0" calcext:value-type="float">
            <text:p>0</text:p>
          </table:table-cell>
          <table:table-cell office:value-type="float" office:value="-0.06967279" calcext:value-type="float">
            <text:p>-0.0696727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1999" calcext:value-type="float">
            <text:p>13121999</text:p>
          </table:table-cell>
          <table:table-cell office:value-type="float" office:value="3.776981" calcext:value-type="float">
            <text:p>3.776981</text:p>
          </table:table-cell>
          <table:table-cell office:value-type="float" office:value="466.7796" calcext:value-type="float">
            <text:p>466.7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61188" calcext:value-type="float">
            <text:p>0.04661188</text:p>
          </table:table-cell>
          <table:table-cell office:value-type="float" office:value="15.85566" calcext:value-type="float">
            <text:p>15.85566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072749" calcext:value-type="float">
            <text:p>0.04072749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04503" calcext:value-type="float">
            <text:p>19.04503</text:p>
          </table:table-cell>
          <table:table-cell office:value-type="float" office:value="-0.1466786" calcext:value-type="float">
            <text:p>-0.1466786</text:p>
          </table:table-cell>
          <table:table-cell office:value-type="float" office:value="-0.02639902" calcext:value-type="float">
            <text:p>-0.02639902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627864" calcext:value-type="float">
            <text:p>6.627864</text:p>
          </table:table-cell>
          <table:table-cell office:value-type="float" office:value="0.02036687" calcext:value-type="float">
            <text:p>0.02036687</text:p>
          </table:table-cell>
          <table:table-cell office:value-type="float" office:value="0.02278275" calcext:value-type="float">
            <text:p>0.02278275</text:p>
          </table:table-cell>
          <table:table-cell office:value-type="float" office:value="0.03165459" calcext:value-type="float">
            <text:p>0.03165459</text:p>
          </table:table-cell>
          <table:table-cell office:value-type="float" office:value="0.03023421" calcext:value-type="float">
            <text:p>0.03023421</text:p>
          </table:table-cell>
          <table:table-cell office:value-type="float" office:value="0.02473679" calcext:value-type="float">
            <text:p>0.02473679</text:p>
          </table:table-cell>
          <table:table-cell office:value-type="float" office:value="0.02295133" calcext:value-type="float">
            <text:p>0.02295133</text:p>
          </table:table-cell>
          <table:table-cell office:value-type="float" office:value="0.02181256" calcext:value-type="float">
            <text:p>0.02181256</text:p>
          </table:table-cell>
          <table:table-cell office:value-type="float" office:value="0.02074571" calcext:value-type="float">
            <text:p>0.02074571</text:p>
          </table:table-cell>
          <table:table-cell office:value-type="float" office:value="2.789318" calcext:value-type="float">
            <text:p>2.789318</text:p>
          </table:table-cell>
          <table:table-cell office:value-type="float" office:value="4.805029" calcext:value-type="float">
            <text:p>4.805029</text:p>
          </table:table-cell>
          <table:table-cell office:value-type="float" office:value="10.55263" calcext:value-type="float">
            <text:p>10.55263</text:p>
          </table:table-cell>
          <table:table-cell office:value-type="float" office:value="13.21716" calcext:value-type="float">
            <text:p>13.21716</text:p>
          </table:table-cell>
          <table:table-cell office:value-type="float" office:value="17.60703" calcext:value-type="float">
            <text:p>17.60703</text:p>
          </table:table-cell>
          <table:table-cell office:value-type="float" office:value="15.71061" calcext:value-type="float">
            <text:p>15.71061</text:p>
          </table:table-cell>
          <table:table-cell office:value-type="float" office:value="9.615506" calcext:value-type="float">
            <text:p>9.615506</text:p>
          </table:table-cell>
          <table:table-cell office:value-type="float" office:value="16.00908" calcext:value-type="float">
            <text:p>16.00908</text:p>
          </table:table-cell>
          <table:table-cell office:value-type="float" office:value="-5854.13" calcext:value-type="float">
            <text:p>-5854.13</text:p>
          </table:table-cell>
          <table:table-cell office:value-type="float" office:value="0" calcext:value-type="float">
            <text:p>0</text:p>
          </table:table-cell>
          <table:table-cell office:value-type="float" office:value="-0.06967279" calcext:value-type="float">
            <text:p>-0.0696727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1999" calcext:value-type="float">
            <text:p>14121999</text:p>
          </table:table-cell>
          <table:table-cell office:value-type="float" office:value="3.776202" calcext:value-type="float">
            <text:p>3.776202</text:p>
          </table:table-cell>
          <table:table-cell office:value-type="float" office:value="466.7748" calcext:value-type="float">
            <text:p>466.7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35779" calcext:value-type="float">
            <text:p>0.04635779</text:p>
          </table:table-cell>
          <table:table-cell office:value-type="float" office:value="15.81826" calcext:value-type="float">
            <text:p>15.81826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082969" calcext:value-type="float">
            <text:p>0.04082969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08751" calcext:value-type="float">
            <text:p>19.08751</text:p>
          </table:table-cell>
          <table:table-cell office:value-type="float" office:value="-0.1466772" calcext:value-type="float">
            <text:p>-0.1466772</text:p>
          </table:table-cell>
          <table:table-cell office:value-type="float" office:value="-0.02639882" calcext:value-type="float">
            <text:p>-0.02639882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622855" calcext:value-type="float">
            <text:p>6.622855</text:p>
          </table:table-cell>
          <table:table-cell office:value-type="float" office:value="0.020739" calcext:value-type="float">
            <text:p>0.020739</text:p>
          </table:table-cell>
          <table:table-cell office:value-type="float" office:value="0.0218842" calcext:value-type="float">
            <text:p>0.0218842</text:p>
          </table:table-cell>
          <table:table-cell office:value-type="float" office:value="0.03048353" calcext:value-type="float">
            <text:p>0.03048353</text:p>
          </table:table-cell>
          <table:table-cell office:value-type="float" office:value="0.02962246" calcext:value-type="float">
            <text:p>0.02962246</text:p>
          </table:table-cell>
          <table:table-cell office:value-type="float" office:value="0.02421715" calcext:value-type="float">
            <text:p>0.02421715</text:p>
          </table:table-cell>
          <table:table-cell office:value-type="float" office:value="0.02255842" calcext:value-type="float">
            <text:p>0.02255842</text:p>
          </table:table-cell>
          <table:table-cell office:value-type="float" office:value="0.02183296" calcext:value-type="float">
            <text:p>0.02183296</text:p>
          </table:table-cell>
          <table:table-cell office:value-type="float" office:value="0.0207123" calcext:value-type="float">
            <text:p>0.0207123</text:p>
          </table:table-cell>
          <table:table-cell office:value-type="float" office:value="3.008854" calcext:value-type="float">
            <text:p>3.008854</text:p>
          </table:table-cell>
          <table:table-cell office:value-type="float" office:value="4.882606" calcext:value-type="float">
            <text:p>4.882606</text:p>
          </table:table-cell>
          <table:table-cell office:value-type="float" office:value="11.21764" calcext:value-type="float">
            <text:p>11.21764</text:p>
          </table:table-cell>
          <table:table-cell office:value-type="float" office:value="13.21527" calcext:value-type="float">
            <text:p>13.21527</text:p>
          </table:table-cell>
          <table:table-cell office:value-type="float" office:value="17.25814" calcext:value-type="float">
            <text:p>17.25814</text:p>
          </table:table-cell>
          <table:table-cell office:value-type="float" office:value="15.42453" calcext:value-type="float">
            <text:p>15.42453</text:p>
          </table:table-cell>
          <table:table-cell office:value-type="float" office:value="9.473246" calcext:value-type="float">
            <text:p>9.473246</text:p>
          </table:table-cell>
          <table:table-cell office:value-type="float" office:value="15.9567" calcext:value-type="float">
            <text:p>15.9567</text:p>
          </table:table-cell>
          <table:table-cell office:value-type="float" office:value="-5809.633" calcext:value-type="float">
            <text:p>-5809.633</text:p>
          </table:table-cell>
          <table:table-cell office:value-type="float" office:value="0" calcext:value-type="float">
            <text:p>0</text:p>
          </table:table-cell>
          <table:table-cell office:value-type="float" office:value="-0.06967291" calcext:value-type="float">
            <text:p>-0.0696729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1999" calcext:value-type="float">
            <text:p>15121999</text:p>
          </table:table-cell>
          <table:table-cell office:value-type="float" office:value="3.775409" calcext:value-type="float">
            <text:p>3.775409</text:p>
          </table:table-cell>
          <table:table-cell office:value-type="float" office:value="466.7701" calcext:value-type="float">
            <text:p>466.7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1291" calcext:value-type="float">
            <text:p>0.0461291</text:p>
          </table:table-cell>
          <table:table-cell office:value-type="float" office:value="15.79153" calcext:value-type="float">
            <text:p>15.79153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092479" calcext:value-type="float">
            <text:p>0.04092479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11894" calcext:value-type="float">
            <text:p>19.11894</text:p>
          </table:table-cell>
          <table:table-cell office:value-type="float" office:value="-0.1466758" calcext:value-type="float">
            <text:p>-0.1466758</text:p>
          </table:table-cell>
          <table:table-cell office:value-type="float" office:value="-0.02639855" calcext:value-type="float">
            <text:p>-0.02639855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617831" calcext:value-type="float">
            <text:p>6.617831</text:p>
          </table:table-cell>
          <table:table-cell office:value-type="float" office:value="0.02063367" calcext:value-type="float">
            <text:p>0.02063367</text:p>
          </table:table-cell>
          <table:table-cell office:value-type="float" office:value="0.02122386" calcext:value-type="float">
            <text:p>0.02122386</text:p>
          </table:table-cell>
          <table:table-cell office:value-type="float" office:value="0.02957157" calcext:value-type="float">
            <text:p>0.02957157</text:p>
          </table:table-cell>
          <table:table-cell office:value-type="float" office:value="0.02905205" calcext:value-type="float">
            <text:p>0.02905205</text:p>
          </table:table-cell>
          <table:table-cell office:value-type="float" office:value="0.02377706" calcext:value-type="float">
            <text:p>0.02377706</text:p>
          </table:table-cell>
          <table:table-cell office:value-type="float" office:value="0.02221542" calcext:value-type="float">
            <text:p>0.02221542</text:p>
          </table:table-cell>
          <table:table-cell office:value-type="float" office:value="0.02186968" calcext:value-type="float">
            <text:p>0.02186968</text:p>
          </table:table-cell>
          <table:table-cell office:value-type="float" office:value="0.02067118" calcext:value-type="float">
            <text:p>0.02067118</text:p>
          </table:table-cell>
          <table:table-cell office:value-type="float" office:value="3.14958" calcext:value-type="float">
            <text:p>3.14958</text:p>
          </table:table-cell>
          <table:table-cell office:value-type="float" office:value="5.02183" calcext:value-type="float">
            <text:p>5.02183</text:p>
          </table:table-cell>
          <table:table-cell office:value-type="float" office:value="11.82773" calcext:value-type="float">
            <text:p>11.82773</text:p>
          </table:table-cell>
          <table:table-cell office:value-type="float" office:value="13.21851" calcext:value-type="float">
            <text:p>13.21851</text:p>
          </table:table-cell>
          <table:table-cell office:value-type="float" office:value="16.98391" calcext:value-type="float">
            <text:p>16.98391</text:p>
          </table:table-cell>
          <table:table-cell office:value-type="float" office:value="15.17675" calcext:value-type="float">
            <text:p>15.17675</text:p>
          </table:table-cell>
          <table:table-cell office:value-type="float" office:value="9.38787" calcext:value-type="float">
            <text:p>9.38787</text:p>
          </table:table-cell>
          <table:table-cell office:value-type="float" office:value="15.90449" calcext:value-type="float">
            <text:p>15.90449</text:p>
          </table:table-cell>
          <table:table-cell office:value-type="float" office:value="-5753.204" calcext:value-type="float">
            <text:p>-5753.204</text:p>
          </table:table-cell>
          <table:table-cell office:value-type="float" office:value="0" calcext:value-type="float">
            <text:p>0</text:p>
          </table:table-cell>
          <table:table-cell office:value-type="float" office:value="-0.06967292" calcext:value-type="float">
            <text:p>-0.0696729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1999" calcext:value-type="float">
            <text:p>16121999</text:p>
          </table:table-cell>
          <table:table-cell office:value-type="float" office:value="3.774566" calcext:value-type="float">
            <text:p>3.774566</text:p>
          </table:table-cell>
          <table:table-cell office:value-type="float" office:value="466.7654" calcext:value-type="float">
            <text:p>466.7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96096" calcext:value-type="float">
            <text:p>0.04596096</text:p>
          </table:table-cell>
          <table:table-cell office:value-type="float" office:value="15.76346" calcext:value-type="float">
            <text:p>15.76346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10214" calcext:value-type="float">
            <text:p>0.0410214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15214" calcext:value-type="float">
            <text:p>19.15214</text:p>
          </table:table-cell>
          <table:table-cell office:value-type="float" office:value="-0.1466749" calcext:value-type="float">
            <text:p>-0.1466749</text:p>
          </table:table-cell>
          <table:table-cell office:value-type="float" office:value="-0.02639815" calcext:value-type="float">
            <text:p>-0.02639815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612836" calcext:value-type="float">
            <text:p>6.612836</text:p>
          </table:table-cell>
          <table:table-cell office:value-type="float" office:value="0.02053611" calcext:value-type="float">
            <text:p>0.02053611</text:p>
          </table:table-cell>
          <table:table-cell office:value-type="float" office:value="0.02108139" calcext:value-type="float">
            <text:p>0.02108139</text:p>
          </table:table-cell>
          <table:table-cell office:value-type="float" office:value="0.0293185" calcext:value-type="float">
            <text:p>0.0293185</text:p>
          </table:table-cell>
          <table:table-cell office:value-type="float" office:value="0.02854131" calcext:value-type="float">
            <text:p>0.02854131</text:p>
          </table:table-cell>
          <table:table-cell office:value-type="float" office:value="0.02342232" calcext:value-type="float">
            <text:p>0.02342232</text:p>
          </table:table-cell>
          <table:table-cell office:value-type="float" office:value="0.0220063" calcext:value-type="float">
            <text:p>0.0220063</text:p>
          </table:table-cell>
          <table:table-cell office:value-type="float" office:value="0.0217694" calcext:value-type="float">
            <text:p>0.0217694</text:p>
          </table:table-cell>
          <table:table-cell office:value-type="float" office:value="0.02064128" calcext:value-type="float">
            <text:p>0.02064128</text:p>
          </table:table-cell>
          <table:table-cell office:value-type="float" office:value="3.322299" calcext:value-type="float">
            <text:p>3.322299</text:p>
          </table:table-cell>
          <table:table-cell office:value-type="float" office:value="5.163682" calcext:value-type="float">
            <text:p>5.163682</text:p>
          </table:table-cell>
          <table:table-cell office:value-type="float" office:value="12.38137" calcext:value-type="float">
            <text:p>12.38137</text:p>
          </table:table-cell>
          <table:table-cell office:value-type="float" office:value="13.28835" calcext:value-type="float">
            <text:p>13.28835</text:p>
          </table:table-cell>
          <table:table-cell office:value-type="float" office:value="16.82026" calcext:value-type="float">
            <text:p>16.82026</text:p>
          </table:table-cell>
          <table:table-cell office:value-type="float" office:value="14.97073" calcext:value-type="float">
            <text:p>14.97073</text:p>
          </table:table-cell>
          <table:table-cell office:value-type="float" office:value="9.132224" calcext:value-type="float">
            <text:p>9.132224</text:p>
          </table:table-cell>
          <table:table-cell office:value-type="float" office:value="15.87026" calcext:value-type="float">
            <text:p>15.87026</text:p>
          </table:table-cell>
          <table:table-cell office:value-type="float" office:value="-5677.942" calcext:value-type="float">
            <text:p>-5677.942</text:p>
          </table:table-cell>
          <table:table-cell office:value-type="float" office:value="0" calcext:value-type="float">
            <text:p>0</text:p>
          </table:table-cell>
          <table:table-cell office:value-type="float" office:value="-0.06967311" calcext:value-type="float">
            <text:p>-0.069673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1999" calcext:value-type="float">
            <text:p>17121999</text:p>
          </table:table-cell>
          <table:table-cell office:value-type="float" office:value="3.773777" calcext:value-type="float">
            <text:p>3.773777</text:p>
          </table:table-cell>
          <table:table-cell office:value-type="float" office:value="466.7607" calcext:value-type="float">
            <text:p>466.7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817" calcext:value-type="float">
            <text:p>0.045817</text:p>
          </table:table-cell>
          <table:table-cell office:value-type="float" office:value="15.73715" calcext:value-type="float">
            <text:p>15.73715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111653" calcext:value-type="float">
            <text:p>0.04111653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18344" calcext:value-type="float">
            <text:p>19.18344</text:p>
          </table:table-cell>
          <table:table-cell office:value-type="float" office:value="-0.1466737" calcext:value-type="float">
            <text:p>-0.1466737</text:p>
          </table:table-cell>
          <table:table-cell office:value-type="float" office:value="-0.02639791" calcext:value-type="float">
            <text:p>-0.02639791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607873" calcext:value-type="float">
            <text:p>6.607873</text:p>
          </table:table-cell>
          <table:table-cell office:value-type="float" office:value="0.0206155" calcext:value-type="float">
            <text:p>0.0206155</text:p>
          </table:table-cell>
          <table:table-cell office:value-type="float" office:value="0.0205989" calcext:value-type="float">
            <text:p>0.0205989</text:p>
          </table:table-cell>
          <table:table-cell office:value-type="float" office:value="0.02926021" calcext:value-type="float">
            <text:p>0.02926021</text:p>
          </table:table-cell>
          <table:table-cell office:value-type="float" office:value="0.02825963" calcext:value-type="float">
            <text:p>0.02825963</text:p>
          </table:table-cell>
          <table:table-cell office:value-type="float" office:value="0.02315251" calcext:value-type="float">
            <text:p>0.02315251</text:p>
          </table:table-cell>
          <table:table-cell office:value-type="float" office:value="0.02174934" calcext:value-type="float">
            <text:p>0.02174934</text:p>
          </table:table-cell>
          <table:table-cell office:value-type="float" office:value="0.02174823" calcext:value-type="float">
            <text:p>0.02174823</text:p>
          </table:table-cell>
          <table:table-cell office:value-type="float" office:value="0.02060617" calcext:value-type="float">
            <text:p>0.02060617</text:p>
          </table:table-cell>
          <table:table-cell office:value-type="float" office:value="3.63482" calcext:value-type="float">
            <text:p>3.63482</text:p>
          </table:table-cell>
          <table:table-cell office:value-type="float" office:value="5.251999" calcext:value-type="float">
            <text:p>5.251999</text:p>
          </table:table-cell>
          <table:table-cell office:value-type="float" office:value="12.83296" calcext:value-type="float">
            <text:p>12.83296</text:p>
          </table:table-cell>
          <table:table-cell office:value-type="float" office:value="13.49228" calcext:value-type="float">
            <text:p>13.49228</text:p>
          </table:table-cell>
          <table:table-cell office:value-type="float" office:value="16.63555" calcext:value-type="float">
            <text:p>16.63555</text:p>
          </table:table-cell>
          <table:table-cell office:value-type="float" office:value="14.61622" calcext:value-type="float">
            <text:p>14.61622</text:p>
          </table:table-cell>
          <table:table-cell office:value-type="float" office:value="8.974757" calcext:value-type="float">
            <text:p>8.974757</text:p>
          </table:table-cell>
          <table:table-cell office:value-type="float" office:value="15.83412" calcext:value-type="float">
            <text:p>15.83412</text:p>
          </table:table-cell>
          <table:table-cell office:value-type="float" office:value="-5637.105" calcext:value-type="float">
            <text:p>-5637.105</text:p>
          </table:table-cell>
          <table:table-cell office:value-type="float" office:value="0" calcext:value-type="float">
            <text:p>0</text:p>
          </table:table-cell>
          <table:table-cell office:value-type="float" office:value="-0.06967311" calcext:value-type="float">
            <text:p>-0.069673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1999" calcext:value-type="float">
            <text:p>18121999</text:p>
          </table:table-cell>
          <table:table-cell office:value-type="float" office:value="3.773054" calcext:value-type="float">
            <text:p>3.773054</text:p>
          </table:table-cell>
          <table:table-cell office:value-type="float" office:value="466.7562" calcext:value-type="float">
            <text:p>466.7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67019" calcext:value-type="float">
            <text:p>0.04567019</text:p>
          </table:table-cell>
          <table:table-cell office:value-type="float" office:value="15.71644" calcext:value-type="float">
            <text:p>15.71644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120699" calcext:value-type="float">
            <text:p>0.04120699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20879" calcext:value-type="float">
            <text:p>19.20879</text:p>
          </table:table-cell>
          <table:table-cell office:value-type="float" office:value="-0.1466725" calcext:value-type="float">
            <text:p>-0.1466725</text:p>
          </table:table-cell>
          <table:table-cell office:value-type="float" office:value="-0.02639773" calcext:value-type="float">
            <text:p>-0.02639773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602969" calcext:value-type="float">
            <text:p>6.602969</text:p>
          </table:table-cell>
          <table:table-cell office:value-type="float" office:value="0.02126879" calcext:value-type="float">
            <text:p>0.02126879</text:p>
          </table:table-cell>
          <table:table-cell office:value-type="float" office:value="0.0206887" calcext:value-type="float">
            <text:p>0.0206887</text:p>
          </table:table-cell>
          <table:table-cell office:value-type="float" office:value="0.02873649" calcext:value-type="float">
            <text:p>0.02873649</text:p>
          </table:table-cell>
          <table:table-cell office:value-type="float" office:value="0.02801635" calcext:value-type="float">
            <text:p>0.02801635</text:p>
          </table:table-cell>
          <table:table-cell office:value-type="float" office:value="0.02292824" calcext:value-type="float">
            <text:p>0.02292824</text:p>
          </table:table-cell>
          <table:table-cell office:value-type="float" office:value="0.02153957" calcext:value-type="float">
            <text:p>0.02153957</text:p>
          </table:table-cell>
          <table:table-cell office:value-type="float" office:value="0.02179818" calcext:value-type="float">
            <text:p>0.02179818</text:p>
          </table:table-cell>
          <table:table-cell office:value-type="float" office:value="0.02056115" calcext:value-type="float">
            <text:p>0.02056115</text:p>
          </table:table-cell>
          <table:table-cell office:value-type="float" office:value="3.947708" calcext:value-type="float">
            <text:p>3.947708</text:p>
          </table:table-cell>
          <table:table-cell office:value-type="float" office:value="5.307459" calcext:value-type="float">
            <text:p>5.307459</text:p>
          </table:table-cell>
          <table:table-cell office:value-type="float" office:value="13.36351" calcext:value-type="float">
            <text:p>13.36351</text:p>
          </table:table-cell>
          <table:table-cell office:value-type="float" office:value="13.51548" calcext:value-type="float">
            <text:p>13.51548</text:p>
          </table:table-cell>
          <table:table-cell office:value-type="float" office:value="16.39565" calcext:value-type="float">
            <text:p>16.39565</text:p>
          </table:table-cell>
          <table:table-cell office:value-type="float" office:value="14.35057" calcext:value-type="float">
            <text:p>14.35057</text:p>
          </table:table-cell>
          <table:table-cell office:value-type="float" office:value="8.935987" calcext:value-type="float">
            <text:p>8.935987</text:p>
          </table:table-cell>
          <table:table-cell office:value-type="float" office:value="15.79147" calcext:value-type="float">
            <text:p>15.79147</text:p>
          </table:table-cell>
          <table:table-cell office:value-type="float" office:value="-5620.008" calcext:value-type="float">
            <text:p>-5620.008</text:p>
          </table:table-cell>
          <table:table-cell office:value-type="float" office:value="0" calcext:value-type="float">
            <text:p>0</text:p>
          </table:table-cell>
          <table:table-cell office:value-type="float" office:value="-0.06967311" calcext:value-type="float">
            <text:p>-0.0696731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1999" calcext:value-type="float">
            <text:p>19121999</text:p>
          </table:table-cell>
          <table:table-cell office:value-type="float" office:value="3.77238" calcext:value-type="float">
            <text:p>3.77238</text:p>
          </table:table-cell>
          <table:table-cell office:value-type="float" office:value="466.7519" calcext:value-type="float">
            <text:p>466.7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46052" calcext:value-type="float">
            <text:p>0.04546052</text:p>
          </table:table-cell>
          <table:table-cell office:value-type="float" office:value="15.70126" calcext:value-type="float">
            <text:p>15.70126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12941" calcext:value-type="float">
            <text:p>0.0412941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22851" calcext:value-type="float">
            <text:p>19.22851</text:p>
          </table:table-cell>
          <table:table-cell office:value-type="float" office:value="-0.1466718" calcext:value-type="float">
            <text:p>-0.1466718</text:p>
          </table:table-cell>
          <table:table-cell office:value-type="float" office:value="-0.02639756" calcext:value-type="float">
            <text:p>-0.02639756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598099" calcext:value-type="float">
            <text:p>6.598099</text:p>
          </table:table-cell>
          <table:table-cell office:value-type="float" office:value="0.02196662" calcext:value-type="float">
            <text:p>0.02196662</text:p>
          </table:table-cell>
          <table:table-cell office:value-type="float" office:value="0.02132064" calcext:value-type="float">
            <text:p>0.02132064</text:p>
          </table:table-cell>
          <table:table-cell office:value-type="float" office:value="0.02662787" calcext:value-type="float">
            <text:p>0.02662787</text:p>
          </table:table-cell>
          <table:table-cell office:value-type="float" office:value="0.02805888" calcext:value-type="float">
            <text:p>0.02805888</text:p>
          </table:table-cell>
          <table:table-cell office:value-type="float" office:value="0.0227797" calcext:value-type="float">
            <text:p>0.0227797</text:p>
          </table:table-cell>
          <table:table-cell office:value-type="float" office:value="0.02137781" calcext:value-type="float">
            <text:p>0.02137781</text:p>
          </table:table-cell>
          <table:table-cell office:value-type="float" office:value="0.02185356" calcext:value-type="float">
            <text:p>0.02185356</text:p>
          </table:table-cell>
          <table:table-cell office:value-type="float" office:value="0.0205213" calcext:value-type="float">
            <text:p>0.0205213</text:p>
          </table:table-cell>
          <table:table-cell office:value-type="float" office:value="4.207358" calcext:value-type="float">
            <text:p>4.207358</text:p>
          </table:table-cell>
          <table:table-cell office:value-type="float" office:value="5.504958" calcext:value-type="float">
            <text:p>5.504958</text:p>
          </table:table-cell>
          <table:table-cell office:value-type="float" office:value="13.51246" calcext:value-type="float">
            <text:p>13.51246</text:p>
          </table:table-cell>
          <table:table-cell office:value-type="float" office:value="13.82676" calcext:value-type="float">
            <text:p>13.82676</text:p>
          </table:table-cell>
          <table:table-cell office:value-type="float" office:value="16.18637" calcext:value-type="float">
            <text:p>16.18637</text:p>
          </table:table-cell>
          <table:table-cell office:value-type="float" office:value="14.10913" calcext:value-type="float">
            <text:p>14.10913</text:p>
          </table:table-cell>
          <table:table-cell office:value-type="float" office:value="8.923239" calcext:value-type="float">
            <text:p>8.923239</text:p>
          </table:table-cell>
          <table:table-cell office:value-type="float" office:value="15.7593" calcext:value-type="float">
            <text:p>15.7593</text:p>
          </table:table-cell>
          <table:table-cell office:value-type="float" office:value="-5610.548" calcext:value-type="float">
            <text:p>-5610.548</text:p>
          </table:table-cell>
          <table:table-cell office:value-type="float" office:value="0" calcext:value-type="float">
            <text:p>0</text:p>
          </table:table-cell>
          <table:table-cell office:value-type="float" office:value="-0.06967311" calcext:value-type="float">
            <text:p>-0.069673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1999" calcext:value-type="float">
            <text:p>20121999</text:p>
          </table:table-cell>
          <table:table-cell office:value-type="float" office:value="3.77171" calcext:value-type="float">
            <text:p>3.77171</text:p>
          </table:table-cell>
          <table:table-cell office:value-type="float" office:value="466.7477" calcext:value-type="float">
            <text:p>466.7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24834" calcext:value-type="float">
            <text:p>0.04524834</text:p>
          </table:table-cell>
          <table:table-cell office:value-type="float" office:value="15.69023" calcext:value-type="float">
            <text:p>15.69023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137888" calcext:value-type="float">
            <text:p>0.04137888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24388" calcext:value-type="float">
            <text:p>19.24388</text:p>
          </table:table-cell>
          <table:table-cell office:value-type="float" office:value="-0.1466719" calcext:value-type="float">
            <text:p>-0.1466719</text:p>
          </table:table-cell>
          <table:table-cell office:value-type="float" office:value="-0.02639736" calcext:value-type="float">
            <text:p>-0.02639736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593165" calcext:value-type="float">
            <text:p>6.593165</text:p>
          </table:table-cell>
          <table:table-cell office:value-type="float" office:value="0.02231081" calcext:value-type="float">
            <text:p>0.02231081</text:p>
          </table:table-cell>
          <table:table-cell office:value-type="float" office:value="0.02131839" calcext:value-type="float">
            <text:p>0.02131839</text:p>
          </table:table-cell>
          <table:table-cell office:value-type="float" office:value="0.02477603" calcext:value-type="float">
            <text:p>0.02477603</text:p>
          </table:table-cell>
          <table:table-cell office:value-type="float" office:value="0.02802527" calcext:value-type="float">
            <text:p>0.02802527</text:p>
          </table:table-cell>
          <table:table-cell office:value-type="float" office:value="0.02260029" calcext:value-type="float">
            <text:p>0.02260029</text:p>
          </table:table-cell>
          <table:table-cell office:value-type="float" office:value="0.02123862" calcext:value-type="float">
            <text:p>0.02123862</text:p>
          </table:table-cell>
          <table:table-cell office:value-type="float" office:value="0.02191027" calcext:value-type="float">
            <text:p>0.02191027</text:p>
          </table:table-cell>
          <table:table-cell office:value-type="float" office:value="0.02048814" calcext:value-type="float">
            <text:p>0.02048814</text:p>
          </table:table-cell>
          <table:table-cell office:value-type="float" office:value="4.413195" calcext:value-type="float">
            <text:p>4.413195</text:p>
          </table:table-cell>
          <table:table-cell office:value-type="float" office:value="5.827029" calcext:value-type="float">
            <text:p>5.827029</text:p>
          </table:table-cell>
          <table:table-cell office:value-type="float" office:value="13.44972" calcext:value-type="float">
            <text:p>13.44972</text:p>
          </table:table-cell>
          <table:table-cell office:value-type="float" office:value="14.3053" calcext:value-type="float">
            <text:p>14.3053</text:p>
          </table:table-cell>
          <table:table-cell office:value-type="float" office:value="15.93396" calcext:value-type="float">
            <text:p>15.93396</text:p>
          </table:table-cell>
          <table:table-cell office:value-type="float" office:value="13.9191" calcext:value-type="float">
            <text:p>13.9191</text:p>
          </table:table-cell>
          <table:table-cell office:value-type="float" office:value="8.933501" calcext:value-type="float">
            <text:p>8.933501</text:p>
          </table:table-cell>
          <table:table-cell office:value-type="float" office:value="15.7346" calcext:value-type="float">
            <text:p>15.7346</text:p>
          </table:table-cell>
          <table:table-cell office:value-type="float" office:value="-5592.588" calcext:value-type="float">
            <text:p>-5592.588</text:p>
          </table:table-cell>
          <table:table-cell office:value-type="float" office:value="0" calcext:value-type="float">
            <text:p>0</text:p>
          </table:table-cell>
          <table:table-cell office:value-type="float" office:value="-0.06967311" calcext:value-type="float">
            <text:p>-0.0696731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1999" calcext:value-type="float">
            <text:p>21121999</text:p>
          </table:table-cell>
          <table:table-cell office:value-type="float" office:value="3.770975" calcext:value-type="float">
            <text:p>3.770975</text:p>
          </table:table-cell>
          <table:table-cell office:value-type="float" office:value="466.7434" calcext:value-type="float">
            <text:p>466.7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05742" calcext:value-type="float">
            <text:p>0.04505742</text:p>
          </table:table-cell>
          <table:table-cell office:value-type="float" office:value="15.67995" calcext:value-type="float">
            <text:p>15.67995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146326" calcext:value-type="float">
            <text:p>0.04146326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25871" calcext:value-type="float">
            <text:p>19.25871</text:p>
          </table:table-cell>
          <table:table-cell office:value-type="float" office:value="-0.1466719" calcext:value-type="float">
            <text:p>-0.1466719</text:p>
          </table:table-cell>
          <table:table-cell office:value-type="float" office:value="-0.02639705" calcext:value-type="float">
            <text:p>-0.02639705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588146" calcext:value-type="float">
            <text:p>6.588146</text:p>
          </table:table-cell>
          <table:table-cell office:value-type="float" office:value="0.02214291" calcext:value-type="float">
            <text:p>0.02214291</text:p>
          </table:table-cell>
          <table:table-cell office:value-type="float" office:value="0.0206671" calcext:value-type="float">
            <text:p>0.0206671</text:p>
          </table:table-cell>
          <table:table-cell office:value-type="float" office:value="0.02369104" calcext:value-type="float">
            <text:p>0.02369104</text:p>
          </table:table-cell>
          <table:table-cell office:value-type="float" office:value="0.02787799" calcext:value-type="float">
            <text:p>0.02787799</text:p>
          </table:table-cell>
          <table:table-cell office:value-type="float" office:value="0.02243038" calcext:value-type="float">
            <text:p>0.02243038</text:p>
          </table:table-cell>
          <table:table-cell office:value-type="float" office:value="0.02108292" calcext:value-type="float">
            <text:p>0.02108292</text:p>
          </table:table-cell>
          <table:table-cell office:value-type="float" office:value="0.02195051" calcext:value-type="float">
            <text:p>0.02195051</text:p>
          </table:table-cell>
          <table:table-cell office:value-type="float" office:value="0.02045716" calcext:value-type="float">
            <text:p>0.02045716</text:p>
          </table:table-cell>
          <table:table-cell office:value-type="float" office:value="4.536832" calcext:value-type="float">
            <text:p>4.536832</text:p>
          </table:table-cell>
          <table:table-cell office:value-type="float" office:value="5.95728" calcext:value-type="float">
            <text:p>5.95728</text:p>
          </table:table-cell>
          <table:table-cell office:value-type="float" office:value="13.48704" calcext:value-type="float">
            <text:p>13.48704</text:p>
          </table:table-cell>
          <table:table-cell office:value-type="float" office:value="14.70833" calcext:value-type="float">
            <text:p>14.70833</text:p>
          </table:table-cell>
          <table:table-cell office:value-type="float" office:value="15.76692" calcext:value-type="float">
            <text:p>15.76692</text:p>
          </table:table-cell>
          <table:table-cell office:value-type="float" office:value="13.71917" calcext:value-type="float">
            <text:p>13.71917</text:p>
          </table:table-cell>
          <table:table-cell office:value-type="float" office:value="8.938056" calcext:value-type="float">
            <text:p>8.938056</text:p>
          </table:table-cell>
          <table:table-cell office:value-type="float" office:value="15.70845" calcext:value-type="float">
            <text:p>15.70845</text:p>
          </table:table-cell>
          <table:table-cell office:value-type="float" office:value="-5574.035" calcext:value-type="float">
            <text:p>-5574.035</text:p>
          </table:table-cell>
          <table:table-cell office:value-type="float" office:value="0" calcext:value-type="float">
            <text:p>0</text:p>
          </table:table-cell>
          <table:table-cell office:value-type="float" office:value="-0.06967312" calcext:value-type="float">
            <text:p>-0.0696731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1999" calcext:value-type="float">
            <text:p>22121999</text:p>
          </table:table-cell>
          <table:table-cell office:value-type="float" office:value="3.770278" calcext:value-type="float">
            <text:p>3.770278</text:p>
          </table:table-cell>
          <table:table-cell office:value-type="float" office:value="466.7391" calcext:value-type="float">
            <text:p>466.7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90548" calcext:value-type="float">
            <text:p>0.04490548</text:p>
          </table:table-cell>
          <table:table-cell office:value-type="float" office:value="15.67099" calcext:value-type="float">
            <text:p>15.67099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154678" calcext:value-type="float">
            <text:p>0.04154678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27231" calcext:value-type="float">
            <text:p>19.27231</text:p>
          </table:table-cell>
          <table:table-cell office:value-type="float" office:value="-0.1466719" calcext:value-type="float">
            <text:p>-0.1466719</text:p>
          </table:table-cell>
          <table:table-cell office:value-type="float" office:value="-0.02639687" calcext:value-type="float">
            <text:p>-0.02639687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583151" calcext:value-type="float">
            <text:p>6.583151</text:p>
          </table:table-cell>
          <table:table-cell office:value-type="float" office:value="0.02222996" calcext:value-type="float">
            <text:p>0.02222996</text:p>
          </table:table-cell>
          <table:table-cell office:value-type="float" office:value="0.02047308" calcext:value-type="float">
            <text:p>0.02047308</text:p>
          </table:table-cell>
          <table:table-cell office:value-type="float" office:value="0.02294143" calcext:value-type="float">
            <text:p>0.02294143</text:p>
          </table:table-cell>
          <table:table-cell office:value-type="float" office:value="0.02774675" calcext:value-type="float">
            <text:p>0.02774675</text:p>
          </table:table-cell>
          <table:table-cell office:value-type="float" office:value="0.02228276" calcext:value-type="float">
            <text:p>0.02228276</text:p>
          </table:table-cell>
          <table:table-cell office:value-type="float" office:value="0.02094844" calcext:value-type="float">
            <text:p>0.02094844</text:p>
          </table:table-cell>
          <table:table-cell office:value-type="float" office:value="0.02198724" calcext:value-type="float">
            <text:p>0.02198724</text:p>
          </table:table-cell>
          <table:table-cell office:value-type="float" office:value="0.02042672" calcext:value-type="float">
            <text:p>0.02042672</text:p>
          </table:table-cell>
          <table:table-cell office:value-type="float" office:value="4.730013" calcext:value-type="float">
            <text:p>4.730013</text:p>
          </table:table-cell>
          <table:table-cell office:value-type="float" office:value="6.091601" calcext:value-type="float">
            <text:p>6.091601</text:p>
          </table:table-cell>
          <table:table-cell office:value-type="float" office:value="13.51039" calcext:value-type="float">
            <text:p>13.51039</text:p>
          </table:table-cell>
          <table:table-cell office:value-type="float" office:value="15.03821" calcext:value-type="float">
            <text:p>15.03821</text:p>
          </table:table-cell>
          <table:table-cell office:value-type="float" office:value="15.63375" calcext:value-type="float">
            <text:p>15.63375</text:p>
          </table:table-cell>
          <table:table-cell office:value-type="float" office:value="13.55508" calcext:value-type="float">
            <text:p>13.55508</text:p>
          </table:table-cell>
          <table:table-cell office:value-type="float" office:value="8.962774" calcext:value-type="float">
            <text:p>8.962774</text:p>
          </table:table-cell>
          <table:table-cell office:value-type="float" office:value="15.6783" calcext:value-type="float">
            <text:p>15.6783</text:p>
          </table:table-cell>
          <table:table-cell office:value-type="float" office:value="-5537.421" calcext:value-type="float">
            <text:p>-5537.421</text:p>
          </table:table-cell>
          <table:table-cell office:value-type="float" office:value="0" calcext:value-type="float">
            <text:p>0</text:p>
          </table:table-cell>
          <table:table-cell office:value-type="float" office:value="-0.06967312" calcext:value-type="float">
            <text:p>-0.0696731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1999" calcext:value-type="float">
            <text:p>23121999</text:p>
          </table:table-cell>
          <table:table-cell office:value-type="float" office:value="3.769613" calcext:value-type="float">
            <text:p>3.769613</text:p>
          </table:table-cell>
          <table:table-cell office:value-type="float" office:value="466.7349" calcext:value-type="float">
            <text:p>466.7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6692" calcext:value-type="float">
            <text:p>0.04476692</text:p>
          </table:table-cell>
          <table:table-cell office:value-type="float" office:value="15.66273" calcext:value-type="float">
            <text:p>15.66273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163004" calcext:value-type="float">
            <text:p>0.04163004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28492" calcext:value-type="float">
            <text:p>19.28492</text:p>
          </table:table-cell>
          <table:table-cell office:value-type="float" office:value="-0.1466719" calcext:value-type="float">
            <text:p>-0.1466719</text:p>
          </table:table-cell>
          <table:table-cell office:value-type="float" office:value="-0.02639669" calcext:value-type="float">
            <text:p>-0.02639669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578197" calcext:value-type="float">
            <text:p>6.578197</text:p>
          </table:table-cell>
          <table:table-cell office:value-type="float" office:value="0.02247236" calcext:value-type="float">
            <text:p>0.02247236</text:p>
          </table:table-cell>
          <table:table-cell office:value-type="float" office:value="0.02059089" calcext:value-type="float">
            <text:p>0.02059089</text:p>
          </table:table-cell>
          <table:table-cell office:value-type="float" office:value="0.02238258" calcext:value-type="float">
            <text:p>0.02238258</text:p>
          </table:table-cell>
          <table:table-cell office:value-type="float" office:value="0.02752701" calcext:value-type="float">
            <text:p>0.02752701</text:p>
          </table:table-cell>
          <table:table-cell office:value-type="float" office:value="0.02210781" calcext:value-type="float">
            <text:p>0.02210781</text:p>
          </table:table-cell>
          <table:table-cell office:value-type="float" office:value="0.02081621" calcext:value-type="float">
            <text:p>0.02081621</text:p>
          </table:table-cell>
          <table:table-cell office:value-type="float" office:value="0.02202995" calcext:value-type="float">
            <text:p>0.02202995</text:p>
          </table:table-cell>
          <table:table-cell office:value-type="float" office:value="0.02039804" calcext:value-type="float">
            <text:p>0.02039804</text:p>
          </table:table-cell>
          <table:table-cell office:value-type="float" office:value="4.931185" calcext:value-type="float">
            <text:p>4.931185</text:p>
          </table:table-cell>
          <table:table-cell office:value-type="float" office:value="6.240214" calcext:value-type="float">
            <text:p>6.240214</text:p>
          </table:table-cell>
          <table:table-cell office:value-type="float" office:value="13.52102" calcext:value-type="float">
            <text:p>13.52102</text:p>
          </table:table-cell>
          <table:table-cell office:value-type="float" office:value="15.41403" calcext:value-type="float">
            <text:p>15.41403</text:p>
          </table:table-cell>
          <table:table-cell office:value-type="float" office:value="15.43602" calcext:value-type="float">
            <text:p>15.43602</text:p>
          </table:table-cell>
          <table:table-cell office:value-type="float" office:value="13.39564" calcext:value-type="float">
            <text:p>13.39564</text:p>
          </table:table-cell>
          <table:table-cell office:value-type="float" office:value="9.006822" calcext:value-type="float">
            <text:p>9.006822</text:p>
          </table:table-cell>
          <table:table-cell office:value-type="float" office:value="15.64699" calcext:value-type="float">
            <text:p>15.64699</text:p>
          </table:table-cell>
          <table:table-cell office:value-type="float" office:value="-5503.604" calcext:value-type="float">
            <text:p>-5503.604</text:p>
          </table:table-cell>
          <table:table-cell office:value-type="float" office:value="0" calcext:value-type="float">
            <text:p>0</text:p>
          </table:table-cell>
          <table:table-cell office:value-type="float" office:value="-0.06967312" calcext:value-type="float">
            <text:p>-0.069673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1999" calcext:value-type="float">
            <text:p>24121999</text:p>
          </table:table-cell>
          <table:table-cell office:value-type="float" office:value="3.768988" calcext:value-type="float">
            <text:p>3.768988</text:p>
          </table:table-cell>
          <table:table-cell office:value-type="float" office:value="466.7307" calcext:value-type="float">
            <text:p>466.7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64245" calcext:value-type="float">
            <text:p>0.04464245</text:p>
          </table:table-cell>
          <table:table-cell office:value-type="float" office:value="15.65506" calcext:value-type="float">
            <text:p>15.65506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171254" calcext:value-type="float">
            <text:p>0.04171254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29667" calcext:value-type="float">
            <text:p>19.29667</text:p>
          </table:table-cell>
          <table:table-cell office:value-type="float" office:value="-0.1466719" calcext:value-type="float">
            <text:p>-0.1466719</text:p>
          </table:table-cell>
          <table:table-cell office:value-type="float" office:value="-0.02639651" calcext:value-type="float">
            <text:p>-0.02639651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573324" calcext:value-type="float">
            <text:p>6.573324</text:p>
          </table:table-cell>
          <table:table-cell office:value-type="float" office:value="0.02309889" calcext:value-type="float">
            <text:p>0.02309889</text:p>
          </table:table-cell>
          <table:table-cell office:value-type="float" office:value="0.02119014" calcext:value-type="float">
            <text:p>0.02119014</text:p>
          </table:table-cell>
          <table:table-cell office:value-type="float" office:value="0.02209107" calcext:value-type="float">
            <text:p>0.02209107</text:p>
          </table:table-cell>
          <table:table-cell office:value-type="float" office:value="0.02710753" calcext:value-type="float">
            <text:p>0.02710753</text:p>
          </table:table-cell>
          <table:table-cell office:value-type="float" office:value="0.02190893" calcext:value-type="float">
            <text:p>0.02190893</text:p>
          </table:table-cell>
          <table:table-cell office:value-type="float" office:value="0.02067968" calcext:value-type="float">
            <text:p>0.02067968</text:p>
          </table:table-cell>
          <table:table-cell office:value-type="float" office:value="0.0220614" calcext:value-type="float">
            <text:p>0.0220614</text:p>
          </table:table-cell>
          <table:table-cell office:value-type="float" office:value="0.02037063" calcext:value-type="float">
            <text:p>0.02037063</text:p>
          </table:table-cell>
          <table:table-cell office:value-type="float" office:value="5.183715" calcext:value-type="float">
            <text:p>5.183715</text:p>
          </table:table-cell>
          <table:table-cell office:value-type="float" office:value="6.396632" calcext:value-type="float">
            <text:p>6.396632</text:p>
          </table:table-cell>
          <table:table-cell office:value-type="float" office:value="13.51046" calcext:value-type="float">
            <text:p>13.51046</text:p>
          </table:table-cell>
          <table:table-cell office:value-type="float" office:value="15.89996" calcext:value-type="float">
            <text:p>15.89996</text:p>
          </table:table-cell>
          <table:table-cell office:value-type="float" office:value="15.18257" calcext:value-type="float">
            <text:p>15.18257</text:p>
          </table:table-cell>
          <table:table-cell office:value-type="float" office:value="13.20608" calcext:value-type="float">
            <text:p>13.20608</text:p>
          </table:table-cell>
          <table:table-cell office:value-type="float" office:value="9.049335" calcext:value-type="float">
            <text:p>9.049335</text:p>
          </table:table-cell>
          <table:table-cell office:value-type="float" office:value="15.61298" calcext:value-type="float">
            <text:p>15.61298</text:p>
          </table:table-cell>
          <table:table-cell office:value-type="float" office:value="-5482.716" calcext:value-type="float">
            <text:p>-5482.716</text:p>
          </table:table-cell>
          <table:table-cell office:value-type="float" office:value="0" calcext:value-type="float">
            <text:p>0</text:p>
          </table:table-cell>
          <table:table-cell office:value-type="float" office:value="-0.06967312" calcext:value-type="float">
            <text:p>-0.0696731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1999" calcext:value-type="float">
            <text:p>25121999</text:p>
          </table:table-cell>
          <table:table-cell office:value-type="float" office:value="3.768396" calcext:value-type="float">
            <text:p>3.768396</text:p>
          </table:table-cell>
          <table:table-cell office:value-type="float" office:value="466.7266" calcext:value-type="float">
            <text:p>466.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50605" calcext:value-type="float">
            <text:p>0.04450605</text:p>
          </table:table-cell>
          <table:table-cell office:value-type="float" office:value="15.6477" calcext:value-type="float">
            <text:p>15.6477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179438" calcext:value-type="float">
            <text:p>0.04179438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30791" calcext:value-type="float">
            <text:p>19.30791</text:p>
          </table:table-cell>
          <table:table-cell office:value-type="float" office:value="-0.1466719" calcext:value-type="float">
            <text:p>-0.1466719</text:p>
          </table:table-cell>
          <table:table-cell office:value-type="float" office:value="-0.02639633" calcext:value-type="float">
            <text:p>-0.02639633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568521" calcext:value-type="float">
            <text:p>6.568521</text:p>
          </table:table-cell>
          <table:table-cell office:value-type="float" office:value="0.02375767" calcext:value-type="float">
            <text:p>0.02375767</text:p>
          </table:table-cell>
          <table:table-cell office:value-type="float" office:value="0.02188534" calcext:value-type="float">
            <text:p>0.02188534</text:p>
          </table:table-cell>
          <table:table-cell office:value-type="float" office:value="0.02207827" calcext:value-type="float">
            <text:p>0.02207827</text:p>
          </table:table-cell>
          <table:table-cell office:value-type="float" office:value="0.02614813" calcext:value-type="float">
            <text:p>0.02614813</text:p>
          </table:table-cell>
          <table:table-cell office:value-type="float" office:value="0.02174866" calcext:value-type="float">
            <text:p>0.02174866</text:p>
          </table:table-cell>
          <table:table-cell office:value-type="float" office:value="0.02055567" calcext:value-type="float">
            <text:p>0.02055567</text:p>
          </table:table-cell>
          <table:table-cell office:value-type="float" office:value="0.02208664" calcext:value-type="float">
            <text:p>0.02208664</text:p>
          </table:table-cell>
          <table:table-cell office:value-type="float" office:value="0.02034425" calcext:value-type="float">
            <text:p>0.02034425</text:p>
          </table:table-cell>
          <table:table-cell office:value-type="float" office:value="5.450163" calcext:value-type="float">
            <text:p>5.450163</text:p>
          </table:table-cell>
          <table:table-cell office:value-type="float" office:value="6.580531" calcext:value-type="float">
            <text:p>6.580531</text:p>
          </table:table-cell>
          <table:table-cell office:value-type="float" office:value="13.49645" calcext:value-type="float">
            <text:p>13.49645</text:p>
          </table:table-cell>
          <table:table-cell office:value-type="float" office:value="16.33433" calcext:value-type="float">
            <text:p>16.33433</text:p>
          </table:table-cell>
          <table:table-cell office:value-type="float" office:value="14.99706" calcext:value-type="float">
            <text:p>14.99706</text:p>
          </table:table-cell>
          <table:table-cell office:value-type="float" office:value="13.00704" calcext:value-type="float">
            <text:p>13.00704</text:p>
          </table:table-cell>
          <table:table-cell office:value-type="float" office:value="9.093249" calcext:value-type="float">
            <text:p>9.093249</text:p>
          </table:table-cell>
          <table:table-cell office:value-type="float" office:value="15.57448" calcext:value-type="float">
            <text:p>15.57448</text:p>
          </table:table-cell>
          <table:table-cell office:value-type="float" office:value="-5468.359" calcext:value-type="float">
            <text:p>-5468.359</text:p>
          </table:table-cell>
          <table:table-cell office:value-type="float" office:value="0" calcext:value-type="float">
            <text:p>0</text:p>
          </table:table-cell>
          <table:table-cell office:value-type="float" office:value="-0.06967312" calcext:value-type="float">
            <text:p>-0.0696731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1999" calcext:value-type="float">
            <text:p>26121999</text:p>
          </table:table-cell>
          <table:table-cell office:value-type="float" office:value="3.767762" calcext:value-type="float">
            <text:p>3.767762</text:p>
          </table:table-cell>
          <table:table-cell office:value-type="float" office:value="466.7224" calcext:value-type="float">
            <text:p>466.7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30549" calcext:value-type="float">
            <text:p>0.04430549</text:p>
          </table:table-cell>
          <table:table-cell office:value-type="float" office:value="15.6409" calcext:value-type="float">
            <text:p>15.6409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187557" calcext:value-type="float">
            <text:p>0.04187557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31886" calcext:value-type="float">
            <text:p>19.31886</text:p>
          </table:table-cell>
          <table:table-cell office:value-type="float" office:value="-0.1466719" calcext:value-type="float">
            <text:p>-0.1466719</text:p>
          </table:table-cell>
          <table:table-cell office:value-type="float" office:value="-0.02639615" calcext:value-type="float">
            <text:p>-0.02639615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563581" calcext:value-type="float">
            <text:p>6.563581</text:p>
          </table:table-cell>
          <table:table-cell office:value-type="float" office:value="0.02367076" calcext:value-type="float">
            <text:p>0.02367076</text:p>
          </table:table-cell>
          <table:table-cell office:value-type="float" office:value="0.02144968" calcext:value-type="float">
            <text:p>0.02144968</text:p>
          </table:table-cell>
          <table:table-cell office:value-type="float" office:value="0.02180832" calcext:value-type="float">
            <text:p>0.02180832</text:p>
          </table:table-cell>
          <table:table-cell office:value-type="float" office:value="0.0248006" calcext:value-type="float">
            <text:p>0.0248006</text:p>
          </table:table-cell>
          <table:table-cell office:value-type="float" office:value="0.02166155" calcext:value-type="float">
            <text:p>0.02166155</text:p>
          </table:table-cell>
          <table:table-cell office:value-type="float" office:value="0.02045423" calcext:value-type="float">
            <text:p>0.02045423</text:p>
          </table:table-cell>
          <table:table-cell office:value-type="float" office:value="0.02210754" calcext:value-type="float">
            <text:p>0.02210754</text:p>
          </table:table-cell>
          <table:table-cell office:value-type="float" office:value="0.02031876" calcext:value-type="float">
            <text:p>0.02031876</text:p>
          </table:table-cell>
          <table:table-cell office:value-type="float" office:value="5.677379" calcext:value-type="float">
            <text:p>5.677379</text:p>
          </table:table-cell>
          <table:table-cell office:value-type="float" office:value="6.762686" calcext:value-type="float">
            <text:p>6.762686</text:p>
          </table:table-cell>
          <table:table-cell office:value-type="float" office:value="13.51289" calcext:value-type="float">
            <text:p>13.51289</text:p>
          </table:table-cell>
          <table:table-cell office:value-type="float" office:value="16.53648" calcext:value-type="float">
            <text:p>16.53648</text:p>
          </table:table-cell>
          <table:table-cell office:value-type="float" office:value="14.986" calcext:value-type="float">
            <text:p>14.986</text:p>
          </table:table-cell>
          <table:table-cell office:value-type="float" office:value="12.85566" calcext:value-type="float">
            <text:p>12.85566</text:p>
          </table:table-cell>
          <table:table-cell office:value-type="float" office:value="9.142537" calcext:value-type="float">
            <text:p>9.142537</text:p>
          </table:table-cell>
          <table:table-cell office:value-type="float" office:value="15.53169" calcext:value-type="float">
            <text:p>15.53169</text:p>
          </table:table-cell>
          <table:table-cell office:value-type="float" office:value="-5447.82" calcext:value-type="float">
            <text:p>-5447.82</text:p>
          </table:table-cell>
          <table:table-cell office:value-type="float" office:value="0" calcext:value-type="float">
            <text:p>0</text:p>
          </table:table-cell>
          <table:table-cell office:value-type="float" office:value="-0.06967312" calcext:value-type="float">
            <text:p>-0.0696731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1999" calcext:value-type="float">
            <text:p>27121999</text:p>
          </table:table-cell>
          <table:table-cell office:value-type="float" office:value="3.767136" calcext:value-type="float">
            <text:p>3.767136</text:p>
          </table:table-cell>
          <table:table-cell office:value-type="float" office:value="466.7181" calcext:value-type="float">
            <text:p>466.7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13876" calcext:value-type="float">
            <text:p>0.04413876</text:p>
          </table:table-cell>
          <table:table-cell office:value-type="float" office:value="15.63444" calcext:value-type="float">
            <text:p>15.63444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195639" calcext:value-type="float">
            <text:p>0.04195639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32948" calcext:value-type="float">
            <text:p>19.32948</text:p>
          </table:table-cell>
          <table:table-cell office:value-type="float" office:value="-0.1466719" calcext:value-type="float">
            <text:p>-0.1466719</text:p>
          </table:table-cell>
          <table:table-cell office:value-type="float" office:value="-0.02639597" calcext:value-type="float">
            <text:p>-0.02639597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558615" calcext:value-type="float">
            <text:p>6.558615</text:p>
          </table:table-cell>
          <table:table-cell office:value-type="float" office:value="0.02379807" calcext:value-type="float">
            <text:p>0.02379807</text:p>
          </table:table-cell>
          <table:table-cell office:value-type="float" office:value="0.02139666" calcext:value-type="float">
            <text:p>0.02139666</text:p>
          </table:table-cell>
          <table:table-cell office:value-type="float" office:value="0.02160865" calcext:value-type="float">
            <text:p>0.02160865</text:p>
          </table:table-cell>
          <table:table-cell office:value-type="float" office:value="0.0236236" calcext:value-type="float">
            <text:p>0.0236236</text:p>
          </table:table-cell>
          <table:table-cell office:value-type="float" office:value="0.02162939" calcext:value-type="float">
            <text:p>0.02162939</text:p>
          </table:table-cell>
          <table:table-cell office:value-type="float" office:value="0.02038642" calcext:value-type="float">
            <text:p>0.02038642</text:p>
          </table:table-cell>
          <table:table-cell office:value-type="float" office:value="0.02213204" calcext:value-type="float">
            <text:p>0.02213204</text:p>
          </table:table-cell>
          <table:table-cell office:value-type="float" office:value="0.02029477" calcext:value-type="float">
            <text:p>0.02029477</text:p>
          </table:table-cell>
          <table:table-cell office:value-type="float" office:value="5.772801" calcext:value-type="float">
            <text:p>5.772801</text:p>
          </table:table-cell>
          <table:table-cell office:value-type="float" office:value="6.972982" calcext:value-type="float">
            <text:p>6.972982</text:p>
          </table:table-cell>
          <table:table-cell office:value-type="float" office:value="13.54986" calcext:value-type="float">
            <text:p>13.54986</text:p>
          </table:table-cell>
          <table:table-cell office:value-type="float" office:value="16.62215" calcext:value-type="float">
            <text:p>16.62215</text:p>
          </table:table-cell>
          <table:table-cell office:value-type="float" office:value="15.03187" calcext:value-type="float">
            <text:p>15.03187</text:p>
          </table:table-cell>
          <table:table-cell office:value-type="float" office:value="12.75006" calcext:value-type="float">
            <text:p>12.75006</text:p>
          </table:table-cell>
          <table:table-cell office:value-type="float" office:value="9.201572" calcext:value-type="float">
            <text:p>9.201572</text:p>
          </table:table-cell>
          <table:table-cell office:value-type="float" office:value="15.4879" calcext:value-type="float">
            <text:p>15.4879</text:p>
          </table:table-cell>
          <table:table-cell office:value-type="float" office:value="-5418.092" calcext:value-type="float">
            <text:p>-5418.092</text:p>
          </table:table-cell>
          <table:table-cell office:value-type="float" office:value="0" calcext:value-type="float">
            <text:p>0</text:p>
          </table:table-cell>
          <table:table-cell office:value-type="float" office:value="-0.06967312" calcext:value-type="float">
            <text:p>-0.0696731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1999" calcext:value-type="float">
            <text:p>28121999</text:p>
          </table:table-cell>
          <table:table-cell office:value-type="float" office:value="3.766544" calcext:value-type="float">
            <text:p>3.766544</text:p>
          </table:table-cell>
          <table:table-cell office:value-type="float" office:value="466.7141" calcext:value-type="float">
            <text:p>466.7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00488" calcext:value-type="float">
            <text:p>0.04400488</text:p>
          </table:table-cell>
          <table:table-cell office:value-type="float" office:value="15.62818" calcext:value-type="float">
            <text:p>15.62818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203716" calcext:value-type="float">
            <text:p>0.04203716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33999" calcext:value-type="float">
            <text:p>19.33999</text:p>
          </table:table-cell>
          <table:table-cell office:value-type="float" office:value="-0.1466719" calcext:value-type="float">
            <text:p>-0.1466719</text:p>
          </table:table-cell>
          <table:table-cell office:value-type="float" office:value="-0.02639579" calcext:value-type="float">
            <text:p>-0.02639579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553725" calcext:value-type="float">
            <text:p>6.553725</text:p>
          </table:table-cell>
          <table:table-cell office:value-type="float" office:value="0.02401329" calcext:value-type="float">
            <text:p>0.02401329</text:p>
          </table:table-cell>
          <table:table-cell office:value-type="float" office:value="0.0216534" calcext:value-type="float">
            <text:p>0.0216534</text:p>
          </table:table-cell>
          <table:table-cell office:value-type="float" office:value="0.02158539" calcext:value-type="float">
            <text:p>0.02158539</text:p>
          </table:table-cell>
          <table:table-cell office:value-type="float" office:value="0.0225679" calcext:value-type="float">
            <text:p>0.0225679</text:p>
          </table:table-cell>
          <table:table-cell office:value-type="float" office:value="0.02164032" calcext:value-type="float">
            <text:p>0.02164032</text:p>
          </table:table-cell>
          <table:table-cell office:value-type="float" office:value="0.02034572" calcext:value-type="float">
            <text:p>0.02034572</text:p>
          </table:table-cell>
          <table:table-cell office:value-type="float" office:value="0.02216193" calcext:value-type="float">
            <text:p>0.02216193</text:p>
          </table:table-cell>
          <table:table-cell office:value-type="float" office:value="0.02027361" calcext:value-type="float">
            <text:p>0.02027361</text:p>
          </table:table-cell>
          <table:table-cell office:value-type="float" office:value="5.922541" calcext:value-type="float">
            <text:p>5.922541</text:p>
          </table:table-cell>
          <table:table-cell office:value-type="float" office:value="7.113292" calcext:value-type="float">
            <text:p>7.113292</text:p>
          </table:table-cell>
          <table:table-cell office:value-type="float" office:value="13.57967" calcext:value-type="float">
            <text:p>13.57967</text:p>
          </table:table-cell>
          <table:table-cell office:value-type="float" office:value="16.64393" calcext:value-type="float">
            <text:p>16.64393</text:p>
          </table:table-cell>
          <table:table-cell office:value-type="float" office:value="15.13158" calcext:value-type="float">
            <text:p>15.13158</text:p>
          </table:table-cell>
          <table:table-cell office:value-type="float" office:value="12.6597" calcext:value-type="float">
            <text:p>12.6597</text:p>
          </table:table-cell>
          <table:table-cell office:value-type="float" office:value="9.264699" calcext:value-type="float">
            <text:p>9.264699</text:p>
          </table:table-cell>
          <table:table-cell office:value-type="float" office:value="15.44509" calcext:value-type="float">
            <text:p>15.44509</text:p>
          </table:table-cell>
          <table:table-cell office:value-type="float" office:value="-5384.673" calcext:value-type="float">
            <text:p>-5384.673</text:p>
          </table:table-cell>
          <table:table-cell office:value-type="float" office:value="0" calcext:value-type="float">
            <text:p>0</text:p>
          </table:table-cell>
          <table:table-cell office:value-type="float" office:value="-0.06967312" calcext:value-type="float">
            <text:p>-0.0696731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1999" calcext:value-type="float">
            <text:p>29121999</text:p>
          </table:table-cell>
          <table:table-cell office:value-type="float" office:value="3.765922" calcext:value-type="float">
            <text:p>3.765922</text:p>
          </table:table-cell>
          <table:table-cell office:value-type="float" office:value="466.71" calcext:value-type="float">
            <text:p>466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5193" calcext:value-type="float">
            <text:p>0.04385193</text:p>
          </table:table-cell>
          <table:table-cell office:value-type="float" office:value="15.62235" calcext:value-type="float">
            <text:p>15.62235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211751" calcext:value-type="float">
            <text:p>0.04211751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3499" calcext:value-type="float">
            <text:p>19.3499</text:p>
          </table:table-cell>
          <table:table-cell office:value-type="float" office:value="-0.1466725" calcext:value-type="float">
            <text:p>-0.1466725</text:p>
          </table:table-cell>
          <table:table-cell office:value-type="float" office:value="-0.02639562" calcext:value-type="float">
            <text:p>-0.02639562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548778" calcext:value-type="float">
            <text:p>6.548778</text:p>
          </table:table-cell>
          <table:table-cell office:value-type="float" office:value="0.02351508" calcext:value-type="float">
            <text:p>0.02351508</text:p>
          </table:table-cell>
          <table:table-cell office:value-type="float" office:value="0.02117895" calcext:value-type="float">
            <text:p>0.02117895</text:p>
          </table:table-cell>
          <table:table-cell office:value-type="float" office:value="0.02142192" calcext:value-type="float">
            <text:p>0.02142192</text:p>
          </table:table-cell>
          <table:table-cell office:value-type="float" office:value="0.02175328" calcext:value-type="float">
            <text:p>0.02175328</text:p>
          </table:table-cell>
          <table:table-cell office:value-type="float" office:value="0.02160873" calcext:value-type="float">
            <text:p>0.02160873</text:p>
          </table:table-cell>
          <table:table-cell office:value-type="float" office:value="0.02028577" calcext:value-type="float">
            <text:p>0.02028577</text:p>
          </table:table-cell>
          <table:table-cell office:value-type="float" office:value="0.02218721" calcext:value-type="float">
            <text:p>0.02218721</text:p>
          </table:table-cell>
          <table:table-cell office:value-type="float" office:value="0.02025399" calcext:value-type="float">
            <text:p>0.02025399</text:p>
          </table:table-cell>
          <table:table-cell office:value-type="float" office:value="6.032767" calcext:value-type="float">
            <text:p>6.032767</text:p>
          </table:table-cell>
          <table:table-cell office:value-type="float" office:value="7.266744" calcext:value-type="float">
            <text:p>7.266744</text:p>
          </table:table-cell>
          <table:table-cell office:value-type="float" office:value="13.59293" calcext:value-type="float">
            <text:p>13.59293</text:p>
          </table:table-cell>
          <table:table-cell office:value-type="float" office:value="16.65014" calcext:value-type="float">
            <text:p>16.65014</text:p>
          </table:table-cell>
          <table:table-cell office:value-type="float" office:value="15.29676" calcext:value-type="float">
            <text:p>15.29676</text:p>
          </table:table-cell>
          <table:table-cell office:value-type="float" office:value="12.54791" calcext:value-type="float">
            <text:p>12.54791</text:p>
          </table:table-cell>
          <table:table-cell office:value-type="float" office:value="9.326105" calcext:value-type="float">
            <text:p>9.326105</text:p>
          </table:table-cell>
          <table:table-cell office:value-type="float" office:value="15.40116" calcext:value-type="float">
            <text:p>15.40116</text:p>
          </table:table-cell>
          <table:table-cell office:value-type="float" office:value="-5347.563" calcext:value-type="float">
            <text:p>-5347.563</text:p>
          </table:table-cell>
          <table:table-cell office:value-type="float" office:value="0" calcext:value-type="float">
            <text:p>0</text:p>
          </table:table-cell>
          <table:table-cell office:value-type="float" office:value="-0.06967312" calcext:value-type="float">
            <text:p>-0.0696731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1999" calcext:value-type="float">
            <text:p>30121999</text:p>
          </table:table-cell>
          <table:table-cell office:value-type="float" office:value="3.765279" calcext:value-type="float">
            <text:p>3.765279</text:p>
          </table:table-cell>
          <table:table-cell office:value-type="float" office:value="466.7059" calcext:value-type="float">
            <text:p>466.7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70747" calcext:value-type="float">
            <text:p>0.04370747</text:p>
          </table:table-cell>
          <table:table-cell office:value-type="float" office:value="15.61694" calcext:value-type="float">
            <text:p>15.61694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219761" calcext:value-type="float">
            <text:p>0.04219761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35924" calcext:value-type="float">
            <text:p>19.35924</text:p>
          </table:table-cell>
          <table:table-cell office:value-type="float" office:value="-0.1466739" calcext:value-type="float">
            <text:p>-0.1466739</text:p>
          </table:table-cell>
          <table:table-cell office:value-type="float" office:value="-0.0263954" calcext:value-type="float">
            <text:p>-0.0263954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543795" calcext:value-type="float">
            <text:p>6.543795</text:p>
          </table:table-cell>
          <table:table-cell office:value-type="float" office:value="0.02282309" calcext:value-type="float">
            <text:p>0.02282309</text:p>
          </table:table-cell>
          <table:table-cell office:value-type="float" office:value="0.02064962" calcext:value-type="float">
            <text:p>0.02064962</text:p>
          </table:table-cell>
          <table:table-cell office:value-type="float" office:value="0.02122154" calcext:value-type="float">
            <text:p>0.02122154</text:p>
          </table:table-cell>
          <table:table-cell office:value-type="float" office:value="0.0212038" calcext:value-type="float">
            <text:p>0.0212038</text:p>
          </table:table-cell>
          <table:table-cell office:value-type="float" office:value="0.02153366" calcext:value-type="float">
            <text:p>0.02153366</text:p>
          </table:table-cell>
          <table:table-cell office:value-type="float" office:value="0.02021021" calcext:value-type="float">
            <text:p>0.02021021</text:p>
          </table:table-cell>
          <table:table-cell office:value-type="float" office:value="0.02220665" calcext:value-type="float">
            <text:p>0.02220665</text:p>
          </table:table-cell>
          <table:table-cell office:value-type="float" office:value="0.02023496" calcext:value-type="float">
            <text:p>0.02023496</text:p>
          </table:table-cell>
          <table:table-cell office:value-type="float" office:value="6.158564" calcext:value-type="float">
            <text:p>6.158564</text:p>
          </table:table-cell>
          <table:table-cell office:value-type="float" office:value="7.407012" calcext:value-type="float">
            <text:p>7.407012</text:p>
          </table:table-cell>
          <table:table-cell office:value-type="float" office:value="13.59965" calcext:value-type="float">
            <text:p>13.59965</text:p>
          </table:table-cell>
          <table:table-cell office:value-type="float" office:value="16.67238" calcext:value-type="float">
            <text:p>16.67238</text:p>
          </table:table-cell>
          <table:table-cell office:value-type="float" office:value="15.4651" calcext:value-type="float">
            <text:p>15.4651</text:p>
          </table:table-cell>
          <table:table-cell office:value-type="float" office:value="12.43226" calcext:value-type="float">
            <text:p>12.43226</text:p>
          </table:table-cell>
          <table:table-cell office:value-type="float" office:value="9.386702" calcext:value-type="float">
            <text:p>9.386702</text:p>
          </table:table-cell>
          <table:table-cell office:value-type="float" office:value="15.35586" calcext:value-type="float">
            <text:p>15.35586</text:p>
          </table:table-cell>
          <table:table-cell office:value-type="float" office:value="-5305.291" calcext:value-type="float">
            <text:p>-5305.291</text:p>
          </table:table-cell>
          <table:table-cell office:value-type="float" office:value="0" calcext:value-type="float">
            <text:p>0</text:p>
          </table:table-cell>
          <table:table-cell office:value-type="float" office:value="-0.06967312" calcext:value-type="float">
            <text:p>-0.069673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1999" calcext:value-type="float">
            <text:p>31121999</text:p>
          </table:table-cell>
          <table:table-cell office:value-type="float" office:value="3.764628" calcext:value-type="float">
            <text:p>3.764628</text:p>
          </table:table-cell>
          <table:table-cell office:value-type="float" office:value="466.7018" calcext:value-type="float">
            <text:p>466.7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58266" calcext:value-type="float">
            <text:p>0.04358266</text:p>
          </table:table-cell>
          <table:table-cell office:value-type="float" office:value="15.61189" calcext:value-type="float">
            <text:p>15.61189</text:p>
          </table:table-cell>
          <table:table-cell office:value-type="float" office:value="0.0004689358" calcext:value-type="float">
            <text:p>0.0004689358</text:p>
          </table:table-cell>
          <table:table-cell office:value-type="float" office:value="0.0422773" calcext:value-type="float">
            <text:p>0.0422773</text:p>
          </table:table-cell>
          <table:table-cell office:value-type="float" office:value="0.01344677" calcext:value-type="float">
            <text:p>0.01344677</text:p>
          </table:table-cell>
          <table:table-cell office:value-type="float" office:value="19.36831" calcext:value-type="float">
            <text:p>19.36831</text:p>
          </table:table-cell>
          <table:table-cell office:value-type="float" office:value="-0.1466753" calcext:value-type="float">
            <text:p>-0.1466753</text:p>
          </table:table-cell>
          <table:table-cell office:value-type="float" office:value="-0.02639522" calcext:value-type="float">
            <text:p>-0.02639522</text:p>
          </table:table-cell>
          <table:table-cell office:value-type="float" office:value="0.00000003760821" calcext:value-type="float">
            <text:p>3.760821E-08</text:p>
          </table:table-cell>
          <table:table-cell office:value-type="float" office:value="6.538809" calcext:value-type="float">
            <text:p>6.538809</text:p>
          </table:table-cell>
          <table:table-cell office:value-type="float" office:value="0.02234522" calcext:value-type="float">
            <text:p>0.02234522</text:p>
          </table:table-cell>
          <table:table-cell office:value-type="float" office:value="0.02029313" calcext:value-type="float">
            <text:p>0.02029313</text:p>
          </table:table-cell>
          <table:table-cell office:value-type="float" office:value="0.02105623" calcext:value-type="float">
            <text:p>0.02105623</text:p>
          </table:table-cell>
          <table:table-cell office:value-type="float" office:value="0.02083852" calcext:value-type="float">
            <text:p>0.02083852</text:p>
          </table:table-cell>
          <table:table-cell office:value-type="float" office:value="0.02144225" calcext:value-type="float">
            <text:p>0.02144225</text:p>
          </table:table-cell>
          <table:table-cell office:value-type="float" office:value="0.02013406" calcext:value-type="float">
            <text:p>0.02013406</text:p>
          </table:table-cell>
          <table:table-cell office:value-type="float" office:value="0.02222019" calcext:value-type="float">
            <text:p>0.02222019</text:p>
          </table:table-cell>
          <table:table-cell office:value-type="float" office:value="0.02021603" calcext:value-type="float">
            <text:p>0.02021603</text:p>
          </table:table-cell>
          <table:table-cell office:value-type="float" office:value="6.255064" calcext:value-type="float">
            <text:p>6.255064</text:p>
          </table:table-cell>
          <table:table-cell office:value-type="float" office:value="7.482453" calcext:value-type="float">
            <text:p>7.482453</text:p>
          </table:table-cell>
          <table:table-cell office:value-type="float" office:value="13.63089" calcext:value-type="float">
            <text:p>13.63089</text:p>
          </table:table-cell>
          <table:table-cell office:value-type="float" office:value="16.70711" calcext:value-type="float">
            <text:p>16.70711</text:p>
          </table:table-cell>
          <table:table-cell office:value-type="float" office:value="15.60993" calcext:value-type="float">
            <text:p>15.60993</text:p>
          </table:table-cell>
          <table:table-cell office:value-type="float" office:value="12.33486" calcext:value-type="float">
            <text:p>12.33486</text:p>
          </table:table-cell>
          <table:table-cell office:value-type="float" office:value="9.446773" calcext:value-type="float">
            <text:p>9.446773</text:p>
          </table:table-cell>
          <table:table-cell office:value-type="float" office:value="15.3093" calcext:value-type="float">
            <text:p>15.3093</text:p>
          </table:table-cell>
          <table:table-cell office:value-type="float" office:value="-5259.351" calcext:value-type="float">
            <text:p>-5259.351</text:p>
          </table:table-cell>
          <table:table-cell office:value-type="float" office:value="0" calcext:value-type="float">
            <text:p>0</text:p>
          </table:table-cell>
          <table:table-cell office:value-type="float" office:value="-0.06967312" calcext:value-type="float">
            <text:p>-0.069673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3:52:25.549217045</dc:date>
    <meta:editing-duration>PT11S</meta:editing-duration>
    <meta:editing-cycles>1</meta:editing-cycles>
    <meta:document-statistic meta:table-count="1" meta:cell-count="12810" meta:object-count="0"/>
    <meta:generator>LibreOffice/6.4.7.2$Linux_X86_64 LibreOffice_project/40$Build-2</meta:generator>
  </office:meta>
</office:document-meta>
</file>